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haktarske direction Russian army shelled Bohoyavlenka, Novoukrayinka, Shakhtarske, Prechy...</text:span>
</text:h>
      <text:p text:style-name="P4">
Authors: liveuamap (Language: en)</text:p>
      <text:p text:style-name="P4">
Time: 2023-04-27T-100:51:00</text:p>
      <text:p text:style-name="P4">
Location: Vuhledar, Donetsk Oblast (Latitude:47.77706 Longtitude:37.24932)</text:p>
      <text:p text:style-name="P4">
Videos: []</text:p>
      <text:p text:style-name="P4">
Images: []</text:p>
      <text:p text:style-name="P4">
Tags: ["Russia"]</text:p>
      <text:p text:style-name="P4">
ID: 22558925</text:p>
      <!--METADATA-->
      <text:p text:style-name="P4">
At Shaktarske direction Russian army shelled Bohoyavlenka, Novoukrayinka,Shakhtarske, Prechystivka and Vuhledar of Donetsk region, - General Staff ofArmed Forces of Ukraine says in the morning report</text:p>
      <text:p text:style-name="P4">
News Collection Link: <text:a xlink:type="simple" xlink:href="https://liveuamap.com/en/2023/27-april-at-shaktarske-direction-russian-army-shelled-bohoyavlenka" text:style-name="Internet_20_link" text:visited-style-name="Visited_20_Internet_20_Link">
https://liveuamap.com/en/2023/27-april-at-shaktarske-direction-russian-army-shelled-bohoyavlenka</text:a>
</text:p>
      <text:p text:style-name="P4">
Source: <text:a xlink:type="simple" xlink:href="https://t.me/lumsrc/4613" text:style-name="Internet_20_link" text:visited-style-name="Visited_20_Internet_20_Link">
https://t.me/lumsrc/4613</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27T-102:51:00</text:p>
      <text:p text:style-name="P4">
Location: Kherson (Latitude:46.64413 Longtitude:32.61429)</text:p>
      <text:p text:style-name="P4">
Videos: []</text:p>
      <text:p text:style-name="P4">
Images: []</text:p>
      <text:p text:style-name="P4">
Tags: ["Russia"]</text:p>
      <text:p text:style-name="P4">
ID: 22558924</text:p>
      <!--METADATA-->
      <text:p text:style-name="P4">
At Zaporizhzhia and Kherson directions Russian army shelled Vremivka, Novopilof Donetsk region; Huliaipole, Zaliznychne, Mala Tokmachka, Novoandriyivka andKamyanske of Zaporizhzhia region; Beryslav, Kozatske, Tokarivka, Antonivka,Bilozerka, Berehove of Kherson region and Kherson city, - General Staff ofArmed Forces of Ukraine says in the morning report</text:p>
      <text:p text:style-name="P4">
News Collection Link: <text:a xlink:type="simple" xlink:href="https://liveuamap.com/en/2023/27-april-at-zaporizhzhia-and-kherson-directions-russian-army" text:style-name="Internet_20_link" text:visited-style-name="Visited_20_Internet_20_Link">
https://liveuamap.com/en/2023/27-april-at-zaporizhzhia-and-kherson-directions-russian-army</text:a>
</text:p>
      <text:p text:style-name="P4">
Source: <text:a xlink:type="simple" xlink:href="https://t.me/lumsrc/4614" text:style-name="Internet_20_link" text:visited-style-name="Visited_20_Internet_20_Link">
https://t.me/lumsrc/4614</text:a>
</text:p>
      <!--NEWS-->
      <text:h text:style-name="P10" text:outline-level="1">
<text:span text:style-name="T4">
Dnipro, Dnipropetrovska Oblast(23:06). Red Alert: aerial threat. Sirens sounding. Take cover ...</text:span>
</text:h>
      <text:p text:style-name="P4">
Authors: liveuamap (Language: en)</text:p>
      <text:p text:style-name="P4">
Time: 2023-04-27T-53:08:00</text:p>
      <text:p text:style-name="P4">
Location: Dnipro (Latitude:48.45993 Longtitude:35.03959)</text:p>
      <text:p text:style-name="P4">
Videos: []</text:p>
      <text:p text:style-name="P4">
Images: []</text:p>
      <text:p text:style-name="P4">
Tags: ["Europe", "Central and Eastern Europe"]</text:p>
      <text:p text:style-name="P4">
ID: 22559054</text:p>
      <!--METADATA-->
      <text:p text:style-name="P4">
Dnipro, Dnipropetrovska Oblast(23:06). Red Alert: aerial threat. Sirenssounding. Take cover now!</text:p>
      <text:p text:style-name="P4">
News Collection Link: <text:a xlink:type="simple" xlink:href="https://liveuamap.com/en/2023/27-april-dnipro-dnipropetrovska-oblast2306-reg" text:style-name="Internet_20_link" text:visited-style-name="Visited_20_Internet_20_Link">
https://liveuamap.com/en/2023/27-april-dnipro-dnipropetrovska-oblast2306-reg</text:a>
</text:p>
      <text:p text:style-name="P4">
Source: <text:a xlink:type="simple" xlink:href="https://t.me/suspilnednipro/14806" text:style-name="Internet_20_link" text:visited-style-name="Visited_20_Internet_20_Link">
https://t.me/suspilnednipro/14806</text:a>
</text:p>
      <!--NEWS-->
      <text:h text:style-name="P10" text:outline-level="1">
<text:span text:style-name="T4">
Kharkiv, Kharkivska Oblast, Poltavska Oblast, Donetsk Oblast(12:54). Red Alert: aerial threat...</text:span>
</text:h>
      <text:p text:style-name="P4">
Authors: liveuamap (Language: en)</text:p>
      <text:p text:style-name="P4">
Time: 2023-04-27T-86:55:00</text:p>
      <text:p text:style-name="P4">
Location: Kharkiv (Latitude:49.9812 Longtitude:36.25299)</text:p>
      <text:p text:style-name="P4">
Videos: []</text:p>
      <text:p text:style-name="P4">
Images: []</text:p>
      <text:p text:style-name="P4">
Tags: ["Europe", "Central and Eastern Europe"]</text:p>
      <text:p text:style-name="P4">
ID: 22558955</text:p>
      <!--METADATA-->
      <text:p text:style-name="P4">
Kharkiv, Kharkivska Oblast, Poltavska Oblast, Donetsk Oblast(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Source: <text:a xlink:type="simple" xlink:href="https://t.me/air_alert_ua/43849" text:style-name="Internet_20_link" text:visited-style-name="Visited_20_Internet_20_Link">
https://t.me/air_alert_ua/43849</text:a>
</text:p>
      <!--NEWS-->
      <text:h text:style-name="P10" text:outline-level="1">
<text:span text:style-name="T4">
At Bakhmut direction Russian army shelled Vasukivka, Zaliznyanske, Orikhovo-Vasylivka, Novoma...</text:span>
</text:h>
      <text:p text:style-name="P4">
Authors: liveuamap (Language: en)</text:p>
      <text:p text:style-name="P4">
Time: 2023-04-27T-94:51:00</text:p>
      <text:p text:style-name="P4">
Location: Novhorods'ke, Donetsk Oblast (Latitude:48.33286 Longtitude:37.83794)</text:p>
      <text:p text:style-name="P4">
Videos: []</text:p>
      <text:p text:style-name="P4">
Images: []</text:p>
      <text:p text:style-name="P4">
Tags: ["Russia"]</text:p>
      <text:p text:style-name="P4">
ID: 22558928</text:p>
      <!--METADATA-->
      <text:p text:style-name="P4">
At Bakhmut direction Russian army shelled Vasukivka, Zaliznyanske, Orikhovo-Vasylivka, Novomarkove, Hryhorivka, Bakhmut, Chasiv Yar, Ivanivske,Predtechyne, Kostyantynivka, Dyliyivka, Pivnichne, Pivdenne and New York ofDonetsk region, - General Staff of Armed Forces of Ukraine says in the morningreport</text:p>
      <text:p text:style-name="P4">
News Collection Link: <text:a xlink:type="simple" xlink:href="https://liveuamap.com/en/2023/27-april-at-bakhmut-direction-russian-army-shelled-vasukivka" text:style-name="Internet_20_link" text:visited-style-name="Visited_20_Internet_20_Link">
https://liveuamap.com/en/2023/27-april-at-bakhmut-direction-russian-army-shelled-vasukivka</text:a>
</text:p>
      <text:p text:style-name="P4">
Source: <text:a xlink:type="simple" xlink:href="https://t.me/lumsrc/4610" text:style-name="Internet_20_link" text:visited-style-name="Visited_20_Internet_20_Link">
https://t.me/lumsrc/4610</text:a>
</text:p>
      <!--NEWS-->
      <text:h text:style-name="P10" text:outline-level="1">
<text:span text:style-name="T4">
At Avdiyivka directions Russian army shelled Novokalynove, Berdychi, Lastochkyne, Avdiyivka, ...</text:span>
</text:h>
      <text:p text:style-name="P4">
Authors: liveuamap (Language: en)</text:p>
      <text:p text:style-name="P4">
Time: 2023-04-27T-96:51:00</text:p>
      <text:p text:style-name="P4">
Location: Donetsk Oblast (Latitude:48.05823 Longtitude:37.57616)</text:p>
      <text:p text:style-name="P4">
Videos: []</text:p>
      <text:p text:style-name="P4">
Images: []</text:p>
      <text:p text:style-name="P4">
Tags: ["Russia"]</text:p>
      <text:p text:style-name="P4">
ID: 22558927</text:p>
      <!--METADATA-->
      <text:p text:style-name="P4">
At Avdiyivka directions Russian army shelled Novokalynove, Berdychi,Lastochkyne, Avdiyivka, Vodyane, Pervomayske, Karlivka and Nevelske of Donetskregion, - General Staff of Armed Forces of Ukraine says in the morning report</text:p>
      <text:p text:style-name="P4">
News Collection Link: <text:a xlink:type="simple" xlink:href="https://liveuamap.com/en/2023/27-april-at-avdiyivka-directions-russian-army-shelled-novokalynove" text:style-name="Internet_20_link" text:visited-style-name="Visited_20_Internet_20_Link">
https://liveuamap.com/en/2023/27-april-at-avdiyivka-directions-russian-army-shelled-novokalynove</text:a>
</text:p>
      <text:p text:style-name="P4">
Source: <text:a xlink:type="simple" xlink:href="https://t.me/lumsrc/4611" text:style-name="Internet_20_link" text:visited-style-name="Visited_20_Internet_20_Link">
https://t.me/lumsrc/4611</text:a>
</text:p>
      <!--NEWS-->
      <text:h text:style-name="P10" text:outline-level="1">
<text:span text:style-name="T4">
At Maryinka direction Russian army shelled Krasnohorivka, Heorhiyivka, Maryinka, Paraskoviyiv...</text:span>
</text:h>
      <text:p text:style-name="P4">
Authors: liveuamap (Language: en)</text:p>
      <text:p text:style-name="P4">
Time: 2023-04-27T-98:51:00</text:p>
      <text:p text:style-name="P4">
Location: Donetsk (Latitude:47.85141 Longtitude:37.48158)</text:p>
      <text:p text:style-name="P4">
Videos: []</text:p>
      <text:p text:style-name="P4">
Images: []</text:p>
      <text:p text:style-name="P4">
Tags: ["Russia"]</text:p>
      <text:p text:style-name="P4">
ID: 22558926</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Source: <text:a xlink:type="simple" xlink:href="https://t.me/lumsrc/4612" text:style-name="Internet_20_link" text:visited-style-name="Visited_20_Internet_20_Link">
https://t.me/lumsrc/4612</text:a>
</text:p>
      <!--NEWS-->
      <text:h text:style-name="P10" text:outline-level="1">
<text:span text:style-name="T4">
Donetsk Oblast(22:48). Red Alert: aerial threat. Sirens sounding. Take cover now!</text:span>
</text:h>
      <text:p text:style-name="P4">
Authors: liveuamap (Language: en)</text:p>
      <text:p text:style-name="P4">
Time: 2023-04-27T16:48:00</text:p>
      <text:p text:style-name="P4">
Location: Donetsk Oblast (Latitude:48.72792 Longtitude:37.57933)</text:p>
      <text:p text:style-name="P4">
Videos: []</text:p>
      <text:p text:style-name="P4">
Images: []</text:p>
      <text:p text:style-name="P4">
Tags: ["Europe", "Central and Eastern Europe"]</text:p>
      <text:p text:style-name="P4">
ID: 22559052</text:p>
      <!--METADATA-->
      <text:p text:style-name="P4">
Donetsk Oblast(22:48). Red Alert: aerial threat. Sirens sounding. Take covernow!</text:p>
      <text:p text:style-name="P4">
News Collection Link: <text:a xlink:type="simple" xlink:href="https://liveuamap.com/en/2023/27-april-donetsk-oblast2248-red-alert-aerial-g" text:style-name="Internet_20_link" text:visited-style-name="Visited_20_Internet_20_Link">
https://liveuamap.com/en/2023/27-april-donetsk-oblast2248-red-alert-aerial-g</text:a>
</text:p>
      <text:p text:style-name="P4">
Source: <text:a xlink:type="simple" xlink:href="https://t.me/air_alert_ua/43865" text:style-name="Internet_20_link" text:visited-style-name="Visited_20_Internet_20_Link">
https://t.me/air_alert_ua/43865</text:a>
</text:p>
      <!--NEWS-->
      <text:h text:style-name="P10" text:outline-level="1">
<text:span text:style-name="T4">
Poltavska Oblast(23:06). Red Alert: aerial threat. Sirens sounding. Take cover now!</text:span>
</text:h>
      <text:p text:style-name="P4">
Authors: liveuamap (Language: en)</text:p>
      <text:p text:style-name="P4">
Time: 2023-04-27T17:07:00</text:p>
      <text:p text:style-name="P4">
Location: Poltavska Oblast (Latitude:49.47736 Longtitude:33.81947)</text:p>
      <text:p text:style-name="P4">
Videos: []</text:p>
      <text:p text:style-name="P4">
Images: []</text:p>
      <text:p text:style-name="P4">
Tags: ["Europe", "Central and Eastern Europe"]</text:p>
      <text:p text:style-name="P4">
ID: 22559053</text:p>
      <!--METADATA-->
      <text:p text:style-name="P4">
Poltavska Oblast(23:06). Red Alert: aerial threat. Sirens sounding. Take covernow!</text:p>
      <text:p text:style-name="P4">
News Collection Link: <text:a xlink:type="simple" xlink:href="https://liveuamap.com/en/2023/27-april-poltavska-oblast2306-red-alert-aeriag" text:style-name="Internet_20_link" text:visited-style-name="Visited_20_Internet_20_Link">
https://liveuamap.com/en/2023/27-april-poltavska-oblast2306-red-alert-aeriag</text:a>
</text:p>
      <text:p text:style-name="P4">
Source: <text:a xlink:type="simple" xlink:href="https://t.me/suspilnepoltava/10924" text:style-name="Internet_20_link" text:visited-style-name="Visited_20_Internet_20_Link">
https://t.me/suspilnepoltava/10924</text:a>
</text:p>
      <!--NEWS-->
      <text:h text:style-name="P10" text:outline-level="1">
<text:span text:style-name="T4">
Kharkiv, Kharkivska Oblast(23:06). Red Alert: aerial threat. Sirens sounding. Take cover now!</text:span>
</text:h>
      <text:p text:style-name="P4">
Authors: liveuamap (Language: en)</text:p>
      <text:p text:style-name="P4">
Time: 2023-04-27T17:08:00</text:p>
      <text:p text:style-name="P4">
Location: Kharkiv (Latitude:49.98081000 Longtitude:36.25272000)</text:p>
      <text:p text:style-name="P4">
Videos: []</text:p>
      <text:p text:style-name="P4">
Images: []</text:p>
      <text:p text:style-name="P4">
Tags: ["Europe", "Central and Eastern Europe"]</text:p>
      <text:p text:style-name="P4">
ID: 22559055</text:p>
      <!--METADATA-->
      <text:p text:style-name="P4">
Kharkiv, Kharkivska Oblast(23:06). Red Alert: aerial threat. Sirens sounding.Take cover now!</text:p>
      <text:p text:style-name="P4">
News Collection Link: <text:a xlink:type="simple" xlink:href="https://liveuamap.com/en/2023/27-april-kharkiv-kharkivska-oblast2306-red-alg" text:style-name="Internet_20_link" text:visited-style-name="Visited_20_Internet_20_Link">
https://liveuamap.com/en/2023/27-april-kharkiv-kharkivska-oblast2306-red-alg</text:a>
</text:p>
      <text:p text:style-name="P4">
Source: <text:a xlink:type="simple" xlink:href="https://t.me/air_alert_ua/43869" text:style-name="Internet_20_link" text:visited-style-name="Visited_20_Internet_20_Link">
https://t.me/air_alert_ua/43869</text:a>
</text:p>
      <!--NEWS-->
      <text:h text:style-name="P10" text:outline-level="1">
<text:span text:style-name="T4">
Zaporizka Oblast, Kharkiv, Kharkivska Oblast, Poltavska Oblast(01:56). Red Alert: aerial thre...</text:span>
</text:h>
      <text:p text:style-name="P4">
Authors: liveuamap (Language: en)</text:p>
      <text:p text:style-name="P4">
Time: 2023-04-27T19:57:00</text:p>
      <text:p text:style-name="P4">
Location: Zaporizka Oblast (Latitude:47.612021 Longtitude:35.765261)</text:p>
      <text:p text:style-name="P4">
Videos: []</text:p>
      <text:p text:style-name="P4">
Images: []</text:p>
      <text:p text:style-name="P4">
Tags: ["Europe", "Central and Eastern Europe"]</text:p>
      <text:p text:style-name="P4">
ID: 22559057</text:p>
      <!--METADATA-->
      <text:p text:style-name="P4">
Zaporizka Oblast, Kharkiv, Kharkivska Oblast, Poltavska Oblast(01:56). RedAlert: aerial threat. Sirens sounding. Take cover now!</text:p>
      <text:p text:style-name="P4">
News Collection Link: <text:a xlink:type="simple" xlink:href="https://liveuamap.com/en/2023/27-april-zaporizka-oblast-kharkiv-kharkivska-g" text:style-name="Internet_20_link" text:visited-style-name="Visited_20_Internet_20_Link">
https://liveuamap.com/en/2023/27-april-zaporizka-oblast-kharkiv-kharkivska-g</text:a>
</text:p>
      <text:p text:style-name="P4">
Source: <text:a xlink:type="simple" xlink:href="https://t.me/air_alert_ua/43876" text:style-name="Internet_20_link" text:visited-style-name="Visited_20_Internet_20_Link">
https://t.me/air_alert_ua/43876</text:a>
</text:p>
      <!--NEWS-->
      <text:h text:style-name="P10" text:outline-level="1">
<text:span text:style-name="T4">
Kherson, Khersonska Oblast, Mykolaiv, Mykolayivska Oblast, Sumska Oblast, Donetsk Oblast, Dni...</text:span>
</text:h>
      <text:p text:style-name="P4">
Authors: liveuamap (Language: en)</text:p>
      <text:p text:style-name="P4">
Time: 2023-04-27T19:58:00</text:p>
      <text:p text:style-name="P4">
Location: Kherson (Latitude:46.65581000 Longtitude:32.61780000)</text:p>
      <text:p text:style-name="P4">
Videos: []</text:p>
      <text:p text:style-name="P4">
Images: []</text:p>
      <text:p text:style-name="P4">
Tags: ["Europe", "Central and Eastern Europe"]</text:p>
      <text:p text:style-name="P4">
ID: 22559058</text:p>
      <!--METADATA-->
      <text:p text:style-name="P4">
Kherson, Khersonska Oblast, Mykolaiv, Mykolayivska Oblast, Sumska Oblast,Donetsk Oblast, Dnipro, Dnipropetrovska Oblast(01:58). Red Alert: aerialthreat. Sirens sounding. Take cover now!</text:p>
      <text:p text:style-name="P4">
News Collection Link: <text:a xlink:type="simple" xlink:href="https://liveuamap.com/en/2023/27-april-kherson-khersonska-oblast-mykolaiv-mg" text:style-name="Internet_20_link" text:visited-style-name="Visited_20_Internet_20_Link">
https://liveuamap.com/en/2023/27-april-kherson-khersonska-oblast-mykolaiv-mg</text:a>
</text:p>
      <text:p text:style-name="P4">
Source: <text:a xlink:type="simple" xlink:href="https://t.me/air_alert_ua/43881" text:style-name="Internet_20_link" text:visited-style-name="Visited_20_Internet_20_Link">
https://t.me/air_alert_ua/43881</text:a>
</text:p>
      <!--NEWS-->
      <text:h text:style-name="P10" text:outline-level="1">
<text:span text:style-name="T4">
Odeska Oblast(02:02). Red Alert: aerial threat. Sirens sounding. Take cover now!</text:span>
</text:h>
      <text:p text:style-name="P4">
Authors: liveuamap (Language: en)</text:p>
      <text:p text:style-name="P4">
Time: 2023-04-27T20:03:00</text:p>
      <text:p text:style-name="P4">
Location: Odeska Oblast (Latitude:46.75000000 Longtitude:30.25000000)</text:p>
      <text:p text:style-name="P4">
Videos: []</text:p>
      <text:p text:style-name="P4">
Images: []</text:p>
      <text:p text:style-name="P4">
Tags: ["Europe", "Central and Eastern Europe"]</text:p>
      <text:p text:style-name="P4">
ID: 22559059</text:p>
      <!--METADATA-->
      <text:p text:style-name="P4">
Odeska Oblast(02:02). Red Alert: aerial threat. Sirens sounding. Take covernow!</text:p>
      <text:p text:style-name="P4">
News Collection Link: <text:a xlink:type="simple" xlink:href="https://liveuamap.com/en/2023/28-april-odeska-oblast0202-red-alert-aerial-tg" text:style-name="Internet_20_link" text:visited-style-name="Visited_20_Internet_20_Link">
https://liveuamap.com/en/2023/28-april-odeska-oblast0202-red-alert-aerial-tg</text:a>
</text:p>
      <text:p text:style-name="P4">
Source: <text:a xlink:type="simple" xlink:href="https://t.me/air_alert_ua/43882" text:style-name="Internet_20_link" text:visited-style-name="Visited_20_Internet_20_Link">
https://t.me/air_alert_ua/43882</text:a>
</text:p>
      <!--NEWS-->
      <text:h text:style-name="P10" text:outline-level="1">
<text:span text:style-name="T4">
Kirovohradska Oblast(02:03). Red Alert: aerial threat. Sirens sounding. Take cover now!</text:span>
</text:h>
      <text:p text:style-name="P4">
Authors: liveuamap (Language: en)</text:p>
      <text:p text:style-name="P4">
Time: 2023-04-27T20:05:00</text:p>
      <text:p text:style-name="P4">
Location: Kirovohradska Oblast (Latitude:48.50000000 Longtitude:32.00000000)</text:p>
      <text:p text:style-name="P4">
Videos: []</text:p>
      <text:p text:style-name="P4">
Images: []</text:p>
      <text:p text:style-name="P4">
Tags: ["Europe", "Central and Eastern Europe"]</text:p>
      <text:p text:style-name="P4">
ID: 22559060</text:p>
      <!--METADATA-->
      <text:p text:style-name="P4">
Kirovohradska Oblast(02:03). Red Alert: aerial threat. Sirens sounding. Takecover now!</text:p>
      <text:p text:style-name="P4">
News Collection Link: <text:a xlink:type="simple" xlink:href="https://liveuamap.com/en/2023/28-april-kirovohradska-oblast0203-red-alert-ag" text:style-name="Internet_20_link" text:visited-style-name="Visited_20_Internet_20_Link">
https://liveuamap.com/en/2023/28-april-kirovohradska-oblast0203-red-alert-ag</text:a>
</text:p>
      <text:p text:style-name="P4">
Source: <text:a xlink:type="simple" xlink:href="https://t.me/air_alert_ua/43883" text:style-name="Internet_20_link" text:visited-style-name="Visited_20_Internet_20_Link">
https://t.me/air_alert_ua/43883</text:a>
</text:p>
      <!--NEWS-->
      <text:h text:style-name="P10" text:outline-level="1">
<text:span text:style-name="T4">
Chernihivska Oblast(02:05). Red Alert: aerial threat. Sirens sounding. Take cover now!</text:span>
</text:h>
      <text:p text:style-name="P4">
Authors: liveuamap (Language: en)</text:p>
      <text:p text:style-name="P4">
Time: 2023-04-27T20:06:00</text:p>
      <text:p text:style-name="P4">
Location: Chernihivska Oblast (Latitude:51.33333000 Longtitude:32.00000000)</text:p>
      <text:p text:style-name="P4">
Videos: []</text:p>
      <text:p text:style-name="P4">
Images: []</text:p>
      <text:p text:style-name="P4">
Tags: ["Europe", "Central and Eastern Europe"]</text:p>
      <text:p text:style-name="P4">
ID: 22559061</text:p>
      <!--METADATA-->
      <text:p text:style-name="P4">
Chernihivska Oblast(02:05). Red Alert: aerial threat. Sirens sounding. Takecover now!</text:p>
      <text:p text:style-name="P4">
News Collection Link: <text:a xlink:type="simple" xlink:href="https://liveuamap.com/en/2023/28-april-chernihivska-oblast0205-red-alert-aeg" text:style-name="Internet_20_link" text:visited-style-name="Visited_20_Internet_20_Link">
https://liveuamap.com/en/2023/28-april-chernihivska-oblast0205-red-alert-aeg</text:a>
</text:p>
      <text:p text:style-name="P4">
Source: <text:a xlink:type="simple" xlink:href="https://t.me/suspilnechernihiv/17988" text:style-name="Internet_20_link" text:visited-style-name="Visited_20_Internet_20_Link">
https://t.me/suspilnechernihiv/17988</text:a>
</text:p>
      <!--NEWS-->
      <text:h text:style-name="P10" text:outline-level="1">
<text:span text:style-name="T4">
Kyiv(03:02). Red Alert: aerial threat. Sirens sounding. Take cover now!</text:span>
</text:h>
      <text:p text:style-name="P4">
Authors: liveuamap (Language: en)</text:p>
      <text:p text:style-name="P4">
Time: 2023-04-27T21:03:00</text:p>
      <text:p text:style-name="P4">
Location: Kyiv (Latitude:50.44343 Longtitude:30.53022)</text:p>
      <text:p text:style-name="P4">
Videos: []</text:p>
      <text:p text:style-name="P4">
Images: []</text:p>
      <text:p text:style-name="P4">
Tags: ["Europe", "Central and Eastern Europe"]</text:p>
      <text:p text:style-name="P4">
ID: 22559062</text:p>
      <!--METADATA-->
      <text:p text:style-name="P4">
Kyiv(03:02). Red Alert: aerial threat. Sirens sounding. Take cover now!</text:p>
      <text:p text:style-name="P4">
News Collection Link: <text:a xlink:type="simple" xlink:href="https://liveuamap.com/en/2023/28-april-kyiv0302-red-alert-aerial-threat-sirg" text:style-name="Internet_20_link" text:visited-style-name="Visited_20_Internet_20_Link">
https://liveuamap.com/en/2023/28-april-kyiv0302-red-alert-aerial-threat-sirg</text:a>
</text:p>
      <text:p text:style-name="P4">
Source: <text:a xlink:type="simple" xlink:href="https://t.me/suspilnenews/20218" text:style-name="Internet_20_link" text:visited-style-name="Visited_20_Internet_20_Link">
https://t.me/suspilnenews/20218</text:a>
</text:p>
      <!--NEWS-->
      <text:h text:style-name="P10" text:outline-level="1">
<text:span text:style-name="T4">
Zhytomyr, Zhytomyrska Oblast(03:12). Red Alert: aerial threat. Sirens sounding. Take cover now!</text:span>
</text:h>
      <text:p text:style-name="P4">
Authors: liveuamap (Language: en)</text:p>
      <text:p text:style-name="P4">
Time: 2023-04-27T21:16:00</text:p>
      <text:p text:style-name="P4">
Location: Zhytomyr (Latitude:50.26487000 Longtitude:28.67669000)</text:p>
      <text:p text:style-name="P4">
Videos: []</text:p>
      <text:p text:style-name="P4">
Images: []</text:p>
      <text:p text:style-name="P4">
Tags: ["Europe", "Central and Eastern Europe"]</text:p>
      <text:p text:style-name="P4">
ID: 22559063</text:p>
      <!--METADATA-->
      <text:p text:style-name="P4">
Zhytomyr, Zhytomyrska Oblast(03:12). Red Alert: aerial threat. Sirenssounding. Take cover now!</text:p>
      <text:p text:style-name="P4">
News Collection Link: <text:a xlink:type="simple" xlink:href="https://liveuamap.com/en/2023/28-april-zhytomyr-zhytomyrska-oblast0312-red-g" text:style-name="Internet_20_link" text:visited-style-name="Visited_20_Internet_20_Link">
https://liveuamap.com/en/2023/28-april-zhytomyr-zhytomyrska-oblast0312-red-g</text:a>
</text:p>
      <text:p text:style-name="P4">
Source: <text:a xlink:type="simple" xlink:href="https://t.me/air_alert_ua/43889" text:style-name="Internet_20_link" text:visited-style-name="Visited_20_Internet_20_Link">
https://t.me/air_alert_ua/43889</text:a>
</text:p>
      <!--NEWS-->
      <text:h text:style-name="P10" text:outline-level="1">
<text:span text:style-name="T4">
Chernivetska Oblast, Khmelnytska Oblast, Volynska Oblast(03:19). Red Alert: aerial threat. Si...</text:span>
</text:h>
      <text:p text:style-name="P4">
Authors: liveuamap (Language: en)</text:p>
      <text:p text:style-name="P4">
Time: 2023-04-27T21:19:00</text:p>
      <text:p text:style-name="P4">
Location: Chernivetska Oblast (Latitude:48.25000000 Longtitude:26.00000000)</text:p>
      <text:p text:style-name="P4">
Videos: []</text:p>
      <text:p text:style-name="P4">
Images: []</text:p>
      <text:p text:style-name="P4">
Tags: ["Europe", "Central and Eastern Europe"]</text:p>
      <text:p text:style-name="P4">
ID: 22559064</text:p>
      <!--METADATA-->
      <text:p text:style-name="P4">
Chernivetska Oblast, Khmelnytska Oblast, Volynska Oblast(03:19). Red Alert:aerial threat. Sirens sounding. Take cover now!</text:p>
      <text:p text:style-name="P4">
News Collection Link: <text:a xlink:type="simple" xlink:href="https://liveuamap.com/en/2023/28-april-chernivetska-oblast-khmelnytska-oblag" text:style-name="Internet_20_link" text:visited-style-name="Visited_20_Internet_20_Link">
https://liveuamap.com/en/2023/28-april-chernivetska-oblast-khmelnytska-oblag</text:a>
</text:p>
      <text:p text:style-name="P4">
Source: <text:a xlink:type="simple" xlink:href="https://t.me/air_alert_ua/43892" text:style-name="Internet_20_link" text:visited-style-name="Visited_20_Internet_20_Link">
https://t.me/air_alert_ua/43892</text:a>
</text:p>
      <!--NEWS-->
      <text:h text:style-name="P10" text:outline-level="1">
<text:span text:style-name="T4">
Rivne, Rivnenska Oblast, Lviv, Lvivska Oblast, Ivano-Frankivsk, Ivano-Frankivska Oblast, Tern...</text:span>
</text:h>
      <text:p text:style-name="P4">
Authors: liveuamap (Language: en)</text:p>
      <text:p text:style-name="P4">
Time: 2023-04-27T21:21:00</text:p>
      <text:p text:style-name="P4">
Location: Rivne (Latitude:50.6034445 Longtitude:26.257603168487)</text:p>
      <text:p text:style-name="P4">
Videos: []</text:p>
      <text:p text:style-name="P4">
Images: []</text:p>
      <text:p text:style-name="P4">
Tags: ["Europe", "Central and Eastern Europe"]</text:p>
      <text:p text:style-name="P4">
ID: 22559065</text:p>
      <!--METADATA-->
      <text:p text:style-name="P4">
Rivne, Rivnenska Oblast, Lviv, Lvivska Oblast, Ivano-Frankivsk, Ivano-Frankivska Oblast, Ternopil, Ternopilska Oblast, Zakarpattia Oblast(03:20).Red Alert: aerial threat. Sirens sounding. Take cover now!</text:p>
      <text:p text:style-name="P4">
News Collection Link: <text:a xlink:type="simple" xlink:href="https://liveuamap.com/en/2023/28-april-rivne-rivnenska-oblast-lviv-lvivska-g" text:style-name="Internet_20_link" text:visited-style-name="Visited_20_Internet_20_Link">
https://liveuamap.com/en/2023/28-april-rivne-rivnenska-oblast-lviv-lvivska-g</text:a>
</text:p>
      <text:p text:style-name="P4">
Source: <text:a xlink:type="simple" xlink:href="https://t.me/air_alert_ua/43897" text:style-name="Internet_20_link" text:visited-style-name="Visited_20_Internet_20_Link">
https://t.me/air_alert_ua/43897</text:a>
</text:p>
      <!--NEWS-->
      <text:h text:style-name="P10" text:outline-level="1">
<text:span text:style-name="T4">
Several explosions in Dnipro city and region</text:span>
</text:h>
      <text:p text:style-name="P4">
Authors: liveuamap (Language: en)</text:p>
      <text:p text:style-name="P4">
Time: 2023-04-27T21:32:27</text:p>
      <text:p text:style-name="P4">
Location: Dnipro (Latitude:48.43307 Longtitude:35.09789)</text:p>
      <text:p text:style-name="P4">
Videos: []</text:p>
      <text:p text:style-name="P4">
Images: []</text:p>
      <text:p text:style-name="P4">
Tags: []</text:p>
      <text:p text:style-name="P4">
ID: 22559067</text:p>
      <!--METADATA-->
      <text:p text:style-name="P4">
Several explosions in Dnipro city and region</text:p>
      <text:p text:style-name="P4">
News Collection Link: <text:a xlink:type="simple" xlink:href="https://liveuamap.com/en/2023/28-april-several-explosions-in-dnipro-city-and-region-" text:style-name="Internet_20_link" text:visited-style-name="Visited_20_Internet_20_Link">
https://liveuamap.com/en/2023/28-april-several-explosions-in-dnipro-city-and-region-</text:a>
</text:p>
      <text:p text:style-name="P4">
Source: <text:a xlink:type="simple" xlink:href="https://t.me/Tsaplienko/30647" text:style-name="Internet_20_link" text:visited-style-name="Visited_20_Internet_20_Link">
https://t.me/Tsaplienko/30647</text:a>
</text:p>
      <!--NEWS-->
      <text:h text:style-name="P10" text:outline-level="1">
<text:span text:style-name="T4">
Air defense shot down 2 aerial objects near Uman</text:span>
</text:h>
      <text:p text:style-name="P4">
Authors: liveuamap (Language: en)</text:p>
      <text:p text:style-name="P4">
Time: 2023-04-27T21:39:11</text:p>
      <text:p text:style-name="P4">
Location: Uman (Latitude:48.70863 Longtitude:30.20863)</text:p>
      <text:p text:style-name="P4">
Videos: []</text:p>
      <text:p text:style-name="P4">
Images: []</text:p>
      <text:p text:style-name="P4">
Tags: []</text:p>
      <text:p text:style-name="P4">
ID: 22559068</text:p>
      <!--METADATA-->
      <text:p text:style-name="P4">
Air defense shot down 2 aerial objects near Uman</text:p>
      <text:p text:style-name="P4">
News Collection Link: <text:a xlink:type="simple" xlink:href="https://liveuamap.com/en/2023/28-april-air-defense-shot-down-2-aerial-objects-near-uman" text:style-name="Internet_20_link" text:visited-style-name="Visited_20_Internet_20_Link">
https://liveuamap.com/en/2023/28-april-air-defense-shot-down-2-aerial-objects-near-uman</text:a>
</text:p>
      <text:p text:style-name="P4">
Source: <text:a xlink:type="simple" xlink:href="https://t.me/kyivoperativ/121091" text:style-name="Internet_20_link" text:visited-style-name="Visited_20_Internet_20_Link">
https://t.me/kyivoperativ/121091</text:a>
</text:p>
      <!--NEWS-->
      <text:h text:style-name="P10" text:outline-level="1">
<text:span text:style-name="T4">
Several explosions were reported in Kremenchuk district, Poltava region</text:span>
</text:h>
      <text:p text:style-name="P4">
Authors: liveuamap (Language: en)</text:p>
      <text:p text:style-name="P4">
Time: 2023-04-27T21:40:56</text:p>
      <text:p text:style-name="P4">
Location: Kremenchuk (Latitude:49.11092 Longtitude:33.49148)</text:p>
      <text:p text:style-name="P4">
Videos: []</text:p>
      <text:p text:style-name="P4">
Images: []</text:p>
      <text:p text:style-name="P4">
Tags: []</text:p>
      <text:p text:style-name="P4">
ID: 22559069</text:p>
      <!--METADATA-->
      <text:p text:style-name="P4">
Several explosions were reported in Kremenchuk district, Poltava region</text:p>
      <text:p text:style-name="P4">
News Collection Link: <text:a xlink:type="simple" xlink:href="https://liveuamap.com/en/2023/28-april-several-explosions-were-reported-in-kremenchuk-district" text:style-name="Internet_20_link" text:visited-style-name="Visited_20_Internet_20_Link">
https://liveuamap.com/en/2023/28-april-several-explosions-were-reported-in-kremenchuk-district</text:a>
</text:p>
      <text:p text:style-name="P4">
Source: <text:a xlink:type="simple" xlink:href="https://t.me/suspilnepoltava/10927" text:style-name="Internet_20_link" text:visited-style-name="Visited_20_Internet_20_Link">
https://t.me/suspilnepoltava/10927</text:a>
</text:p>
      <!--NEWS-->
      <text:h text:style-name="P10" text:outline-level="1">
<text:span text:style-name="T4">
Explosions reported in Kyiv</text:span>
</text:h>
      <text:p text:style-name="P4">
Authors: liveuamap (Language: en)</text:p>
      <text:p text:style-name="P4">
Time: 2023-04-27T21:45:50</text:p>
      <text:p text:style-name="P4">
Location: Kyiv,Kyiv city (Latitude:50.36605 Longtitude:30.58422)</text:p>
      <text:p text:style-name="P4">
Videos: []</text:p>
      <text:p text:style-name="P4">
Images: []</text:p>
      <text:p text:style-name="P4">
Tags: []</text:p>
      <text:p text:style-name="P4">
ID: 22559070</text:p>
      <!--METADATA-->
      <text:p text:style-name="P4">
Explosions reported in Kyiv</text:p>
      <text:p text:style-name="P4">
News Collection Link: <text:a xlink:type="simple" xlink:href="https://liveuamap.com/en/2023/28-april-explosions-reported-in-kyiv-" text:style-name="Internet_20_link" text:visited-style-name="Visited_20_Internet_20_Link">
https://liveuamap.com/en/2023/28-april-explosions-reported-in-kyiv-</text:a>
</text:p>
      <text:p text:style-name="P4">
Source: <text:a xlink:type="simple" xlink:href="https://t.me/hromadske_ua/32046" text:style-name="Internet_20_link" text:visited-style-name="Visited_20_Internet_20_Link">
https://t.me/hromadske_ua/32046</text:a>
</text:p>
      <!--NEWS-->
      <text:h text:style-name="P10" text:outline-level="1">
<text:span text:style-name="T4">
Explosions were reported in Mykolaiv</text:span>
</text:h>
      <text:p text:style-name="P4">
Authors: liveuamap (Language: en)</text:p>
      <text:p text:style-name="P4">
Time: 2023-04-27T21:55:38</text:p>
      <text:p text:style-name="P4">
Location: Mykolaiv (Latitude:46.94042 Longtitude:32.00197)</text:p>
      <text:p text:style-name="P4">
Videos: []</text:p>
      <text:p text:style-name="P4">
Images: []</text:p>
      <text:p text:style-name="P4">
Tags: []</text:p>
      <text:p text:style-name="P4">
ID: 22559071</text:p>
      <!--METADATA-->
      <text:p text:style-name="P4">
Explosions were reported in Mykolaiv</text:p>
      <text:p text:style-name="P4">
News Collection Link: <text:a xlink:type="simple" xlink:href="https://liveuamap.com/en/2023/28-april-explosions-were-reported-in-mykolaiv-" text:style-name="Internet_20_link" text:visited-style-name="Visited_20_Internet_20_Link">
https://liveuamap.com/en/2023/28-april-explosions-were-reported-in-mykolaiv-</text:a>
</text:p>
      <text:p text:style-name="P4">
Source: <text:a xlink:type="simple" xlink:href="https://t.me/blacklist2477/25518" text:style-name="Internet_20_link" text:visited-style-name="Visited_20_Internet_20_Link">
https://t.me/blacklist2477/25518</text:a>
</text:p>
      <!--NEWS-->
      <text:h text:style-name="P10" text:outline-level="1">
<text:span text:style-name="T4">
Air defense is working in Kyiv, - city administration</text:span>
</text:h>
      <text:p text:style-name="P4">
Authors: liveuamap (Language: en)</text:p>
      <text:p text:style-name="P4">
Time: 2023-04-27T22:02:07</text:p>
      <text:p text:style-name="P4">
Location: Kyiv,Kyiv city (Latitude:50.36264 Longtitude:30.58062)</text:p>
      <text:p text:style-name="P4">
Videos: []</text:p>
      <text:p text:style-name="P4">
Images: []</text:p>
      <text:p text:style-name="P4">
Tags: []</text:p>
      <text:p text:style-name="P4">
ID: 22559072</text:p>
      <!--METADATA-->
      <text:p text:style-name="P4">
Air defense is working in Kyiv, - city administration</text:p>
      <text:p text:style-name="P4">
News Collection Link: <text:a xlink:type="simple" xlink:href="https://liveuamap.com/en/2023/28-april-air-defense-is-working-in-kyiv--city-administration" text:style-name="Internet_20_link" text:visited-style-name="Visited_20_Internet_20_Link">
https://liveuamap.com/en/2023/28-april-air-defense-is-working-in-kyiv--city-administration</text:a>
</text:p>
      <text:p text:style-name="P4">
Source: <text:a xlink:type="simple" xlink:href="https://t.me/VA_Kyiv/1541" text:style-name="Internet_20_link" text:visited-style-name="Visited_20_Internet_20_Link">
https://t.me/VA_Kyiv/1541</text:a>
</text:p>
      <!--NEWS-->
      <text:h text:style-name="P10" text:outline-level="1">
<text:span text:style-name="T4">
Residential apartments block destroyed in Uman as result of Russian missile strike</text:span>
</text:h>
      <text:p text:style-name="P4">
Authors: liveuamap (Language: en)</text:p>
      <text:p text:style-name="P4">
Time: 2023-04-27T22:28:17</text:p>
      <text:p text:style-name="P4">
Location: Uman (Latitude:48.73994 Longtitude:30.21275)</text:p>
      <text:p text:style-name="P4">
Videos: []</text:p>
      <text:p text:style-name="P4">
Images: []</text:p>
      <text:p text:style-name="P4">
Tags: []</text:p>
      <text:p text:style-name="P4">
ID: 22559073</text:p>
      <!--METADATA-->
      <text:p text:style-name="P4">
Residential apartments block destroyed in Uman as result of Russian missilestrike</text:p>
      <text:p text:style-name="P4">
News Collection Link: <text:a xlink:type="simple" xlink:href="https://liveuamap.com/en/2023/28-april-residential-apartments-block-destroyed-in-uman-as" text:style-name="Internet_20_link" text:visited-style-name="Visited_20_Internet_20_Link">
https://liveuamap.com/en/2023/28-april-residential-apartments-block-destroyed-in-uman-as</text:a>
</text:p>
      <text:p text:style-name="P4">
Source: <text:a xlink:type="simple" xlink:href="https://t.me/blacklist2477/25533" text:style-name="Internet_20_link" text:visited-style-name="Visited_20_Internet_20_Link">
https://t.me/blacklist2477/25533</text:a>
</text:p>
      <!--NEWS-->
      <text:h text:style-name="P10" text:outline-level="1">
<text:span text:style-name="T4">
2 person killed, including 3 years old child in Dnipro city as result of Russian missile strike</text:span>
</text:h>
      <text:p text:style-name="P4">
Authors: liveuamap (Language: en)</text:p>
      <text:p text:style-name="P4">
Time: 2023-04-27T22:54:24</text:p>
      <text:p text:style-name="P4">
Location: Dnipro (Latitude:48.45107 Longtitude:35.09634)</text:p>
      <text:p text:style-name="P4">
Videos: []</text:p>
      <text:p text:style-name="P4">
Images: ["<text:a xlink:type="simple" xlink:href="https://liveuamap.com/pics/2023/04/28/22559074_0.jpg" text:style-name="Internet_20_link" text:visited-style-name="Visited_20_Internet_20_Link">
22559074_0.jpg</text:a>
"]</text:p>
      <text:p text:style-name="P4">
Tags: ["Europe", "Central and Eastern Europe"]</text:p>
      <text:p text:style-name="P4">
ID: 22559074</text:p>
      <!--METADATA-->
      <text:p text:style-name="P4">
2 person killed, including 3 years old child in Dnipro city as result ofRussian missile strike</text:p>
      <text:p text:style-name="P4">
<draw:frame draw:style-name="fr1" draw:name="Image2" text:anchor-type="as-char" svg:width="6.9236in" svg:height="3.046384in" draw:z-index="0">
<draw:image xlink:href="../Images/liveuamap/2023-04-27T22-54-24/22559074_0.jpg" xlink:type="simple" xlink:show="embed" xlink:actuate="onLoad" draw:mime-type="image/jpeg"/>
</draw:frame>
</text:p>
      <text:p text:style-name="P4">
News Collection Link: <text:a xlink:type="simple" xlink:href="https://liveuamap.com/en/2023/28-april-2-person-killed-including-3-years-old-child-in-dnipro" text:style-name="Internet_20_link" text:visited-style-name="Visited_20_Internet_20_Link">
https://liveuamap.com/en/2023/28-april-2-person-killed-including-3-years-old-child-in-dnipro</text:a>
</text:p>
      <text:p text:style-name="P4">
Source: <text:a xlink:type="simple" xlink:href="https://t.me/dnipro_now/39761" text:style-name="Internet_20_link" text:visited-style-name="Visited_20_Internet_20_Link">
https://t.me/dnipro_now/39761</text:a>
</text:p>
      <!--NEWS-->
      <text:h text:style-name="P10" text:outline-level="1">
<text:span text:style-name="T4">
Cherkasy regional administration confirmed 2 missile hits in Uman: one at warehouse, another ...</text:span>
</text:h>
      <text:p text:style-name="P4">
Authors: liveuamap (Language: en)</text:p>
      <text:p text:style-name="P4">
Time: 2023-04-27T22:59:43</text:p>
      <text:p text:style-name="P4">
Location: Uman (Latitude:48.74053 Longtitude:30.21148)</text:p>
      <text:p text:style-name="P4">
Videos: []</text:p>
      <text:p text:style-name="P4">
Images: []</text:p>
      <text:p text:style-name="P4">
Tags: ["Europe", "Central and Eastern Europe"]</text:p>
      <text:p text:style-name="P4">
ID: 22559075</text:p>
      <!--METADATA-->
      <text:p text:style-name="P4">
Cherkasy regional administration confirmed 2 missile hits in Uman: one atwarehouse, another at residential building</text:p>
      <text:p text:style-name="P4">
News Collection Link: <text:a xlink:type="simple" xlink:href="https://liveuamap.com/en/2023/28-april-cherkasy-regional-administration-confirmed-2-missile" text:style-name="Internet_20_link" text:visited-style-name="Visited_20_Internet_20_Link">
https://liveuamap.com/en/2023/28-april-cherkasy-regional-administration-confirmed-2-missile</text:a>
</text:p>
      <text:p text:style-name="P4">
Source: <text:a xlink:type="simple" xlink:href="https://t.me/babel/31636" text:style-name="Internet_20_link" text:visited-style-name="Visited_20_Internet_20_Link">
https://t.me/babel/31636</text:a>
</text:p>
      <!--NEWS-->
      <text:h text:style-name="P10" text:outline-level="1">
<text:span text:style-name="T4">
ЦПД розповів про фейки, які супроводжують Чорнобильську катастрофу</text:span>
</text:h>
      <text:p text:style-name="P4">
Author: ['АРМІЯINFORM']</text:p>
      <text:p text:style-name="P4">
Time: 2023-04-27T25:00:00-04:00</text:p>
      <text:p text:style-name="P4">
Description: Цього дня 37 років тому відбулася найстрашніша атомна катастрофа в історії людств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3" text:anchor-type="as-char" svg:width="6.9236in" svg:height="6.9236in" draw:z-index="0">
<draw:image xlink:href="../Images/AРМІЯINFORM/2023-04-27T25-00-00-04-00/342972974_252862420525503_6979509407163298614_n.jpg" xlink:type="simple" xlink:show="embed" xlink:actuate="onLoad" draw:mime-type="image/jpeg"/>
</draw:frame>
</text:p>
      <text:p text:style-name="P4">
Цього дня 37 років тому відбулася найстрашніша атомна катастрофа в історіїлюдства — аварія на Чорнобильській АЕС. Проте катастрофа на ЧАЕС — це не лишевибух реактора, але й довгий шлейф дезінформації, фейків і замовчування.</text:p>
      <text:p text:style-name="P4">
Про фейки, які вже майже сорок років супроводжують Чорнобильську катастрофу,читайте в<text:a xlink:type="simple" xlink:href="https://www.facebook.com/protydiyadezinformatsiyi.cpd/posts/pfbid05cADEB1VT4eTvVvbXJhZkufraJ7ANZFEKtaaNfNuZ8GhcEW6q37sSwZhBFhhV8qnl" text:style-name="Internet_20_link" text:visited-style-name="Visited_20_Internet_20_Link">
інфографіці</text:a>
Центру протидії дезінформації, приуроченій роковинам аварії на ЧАЕС:</text:p>
      <text:p text:style-name="P4">
<text:a xlink:type="simple" xlink:href="https://armyinform.com.ua/wp-content/uploads/2023/04/343162437_631182725045307_7508763460750186479_n.jpg" text:style-name="Internet_20_link" text:visited-style-name="Visited_20_Internet_20_Link">
<draw:frame draw:style-name="fr1" draw:name="Image4" text:anchor-type="as-char" svg:width="6.9236in" svg:height="6.9236in" draw:z-index="0">
<draw:image xlink:href="../Images/AРМІЯINFORM/2023-04-27T25-00-00-04-00/343162437_631182725045307_7508763460750186479_n-150x150.jpg" xlink:type="simple" xlink:show="embed" xlink:actuate="onLoad" draw:mime-type="image/jpeg"/>
</draw:frame>
</text:a>
</text:p>
      <text:p text:style-name="P4">
<text:a xlink:type="simple" xlink:href="https://armyinform.com.ua/wp-content/uploads/2023/04/343218505_641233927827854_3741724753695784625_n.jpg" text:style-name="Internet_20_link" text:visited-style-name="Visited_20_Internet_20_Link">
<draw:frame draw:style-name="fr1" draw:name="Image5" text:anchor-type="as-char" svg:width="6.9236in" svg:height="6.9236in" draw:z-index="0">
<draw:image xlink:href="../Images/AРМІЯINFORM/2023-04-27T25-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6" text:anchor-type="as-char" svg:width="6.9236in" svg:height="6.9236in" draw:z-index="0">
<draw:image xlink:href="../Images/AРМІЯINFORM/2023-04-27T25-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7" text:anchor-type="as-char" svg:width="6.9236in" svg:height="6.9236in" draw:z-index="0">
<draw:image xlink:href="../Images/AРМІЯINFORM/2023-04-27T25-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8" text:anchor-type="as-char" svg:width="6.9236in" svg:height="6.9236in" draw:z-index="0">
<draw:image xlink:href="../Images/AРМІЯINFORM/2023-04-27T25-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9" text:anchor-type="as-char" svg:width="6.9236in" svg:height="6.9236in" draw:z-index="0">
<draw:image xlink:href="../Images/AРМІЯINFORM/2023-04-27T25-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10" text:anchor-type="as-char" svg:width="6.9236in" svg:height="6.9236in" draw:z-index="0">
<draw:image xlink:href="../Images/AРМІЯINFORM/2023-04-27T25-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11" text:anchor-type="as-char" svg:width="6.9236in" svg:height="6.9236in" draw:z-index="0">
<draw:image xlink:href="../Images/AРМІЯINFORM/2023-04-27T25-00-00-04-00/343628692_464506819197973_7623306563269949886_n-150x150.jpg" xlink:type="simple" xlink:show="embed" xlink:actuate="onLoad" draw:mime-type="image/jpeg"/>
</draw:frame>
</text:a>
</text:p>
      <text:p text:style-name="P4">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Відбулась онлайн конференція між начальником Головного управління Ракетних військ і артилерії та курсантами Тернопільського коледжу</text:span>
</text:h>
      <text:p text:style-name="P4">
Author: ['АРМІЯINFORM']</text:p>
      <text:p text:style-name="P4">
Time: 2023-04-27T26:00:00-04:00</text:p>
      <text:p text:style-name="P4">
Description: Про це повідомляє у Facebook сторінка Ракетних військ і артилерії ЗСУ.    «Відбула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Tags: ['СЕРГІЙ БАРАНОВ', 'ТЕРНОПІЛЬ']</text:p>
      <text:p text:style-name="P4">
Category: News</text:p>
      <!--METADATA-->
      <text:p text:style-name="P4">
<draw:frame draw:style-name="fr1" draw:name="Image12" text:anchor-type="as-char" svg:width="6.9236in" svg:height="4.765745in" draw:z-index="0">
<draw:image xlink:href="../Images/AРМІЯINFORM/2023-04-27T26-00-00-04-00/342898038_3508276482783780_5056738533034445985_n.jpg" xlink:type="simple" xlink:show="embed" xlink:actuate="onLoad" draw:mime-type="image/jpeg"/>
</draw:frame>
</text:p>
      <text:p text:style-name="P4">
Про це<text:a xlink:type="simple" xlink:href="https://www.facebook.com/rvia.ua.army/posts/pfbid02A98sYyWdXukRzxa9uH64DXYoVEaJYAMmkUT262XaUzassx7do6UZhny3UrkyXdvBl" text:style-name="Internet_20_link" text:visited-style-name="Visited_20_Internet_20_Link">
повідомляє</text:a>
у Facebook сторінка Ракетних військ і артилерії ЗСУ.</text:p>
      <text:p text:style-name="P4">
«Відбулась перша онлайн відеоконференція в рамках проєкту «ВІРИМО! МОЖЕМО!ПЕРЕМОЖЕМО!» (діалог з молоддю) між начальником Головного управління Ракетнихвійськ і артилерії та безпілотних систем Генерального штабу Збройних СилУкраїни полковником Сергієм БАРАНОВИМ та учнями/курсантами Тернопільськогопрофесійного коледжу з посиленою військовою та фізичною підготовкою(м.Збараж)», — йдеться у повідомленні.</text:p>
      <text:p text:style-name="P4">
Учні/курсанти Тернопільського коледжу мали можливість поспілкуватись злегендарним полковником, дізнатись:</text:p>
      <text:p text:style-name="P4">
чому українські артилеристи сьогодні кращі у світі</text:p>
      <text:p text:style-name="P4">
як опановують більшість новітніх сучасних артилерійських систем, щоперебувають на озброєнні у провідних країнах світу, і майстерно їхзастосовуючи, попри вогневу перевагу противника</text:p>
      <text:p text:style-name="P4">
як модернізують та застосовують старі зразки озброєння.</text:p>
      <text:p text:style-name="P4">
Були детально розглянуті надсучасні зразки вітчизняної та іноземної зброїракетних військ і артилерії та безпілотних систем.</text:p>
      <text:p text:style-name="P4">
«За статистикою, до 80 відсотків втрат ворога в бойовій техніці й живій силі —саме на нашому рахунку. Західні партнери України навіть стверджують, що мистворили так званий KILLNET, або «Сітку смерті ЗСУ», — зазначив полковникСергій Баранов.</text:p>
      <text:p text:style-name="P4">
Проєкт «ВІРИМО! МОЖЕМО! ПЕРЕМОЖЕМО!» (діалог з молоддю) започаткований длякомунікації та консолідації нашого суспільства з залученням молоді, проектнесе не тільки просвітницьку мету, а і можливість отримати необхіднуінформацію про війну, перебіг подій і є потужнім мотиваційним інструментом длярозвитку національно-патріотичної свідомості та гідності в спеціалізованихвійськових та вищих учбових закладах України і світу.</text:p>
      <text:p text:style-name="P4">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Держспецтрансслужба відновила ще три мостових об’єкти на деокупованих територіях</text:span>
</text:h>
      <text:p text:style-name="P4">
Author: ['АРМІЯINFORM']</text:p>
      <text:p text:style-name="P4">
Time: 2023-04-27T27:00:00-04:00</text:p>
      <text:p text:style-name="P4">
Description: Про це повідомляє Державна спеціальна служба транспорту на свої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Tags: ['STOPRUSSIA', 'АГРЕСІЯ РФ', 'ВТОРГНЕННЯ РФ', 'ДЕРЖАВНА СПЕЦІАЛЬНА СЛУЖБА ТРАНСПОРТУ']</text:p>
      <text:p text:style-name="P4">
Category: News</text:p>
      <!--METADATA-->
      <text:p text:style-name="P4">
<draw:frame draw:style-name="fr1" draw:name="Image13" text:anchor-type="as-char" svg:width="6.9236in" svg:height="3.894525in" draw:z-index="0">
<draw:image xlink:href="../Images/AРМІЯINFORM/2023-04-27T27-00-00-04-00/343426739_165700826434572_7743951159271326579_n.jpg" xlink:type="simple" xlink:show="embed" xlink:actuate="onLoad" draw:mime-type="image/jpeg"/>
</draw:frame>
</text:p>
      <text:p text:style-name="P4">
Про це<text:a xlink:type="simple" xlink:href="https://www.facebook.com/uadsst" text:style-name="Internet_20_link" text:visited-style-name="Visited_20_Internet_20_Link">
повідомляє</text:a>
Державна спеціальна служба транспорту на своїй сторінці у Facebook.</text:p>
      <text:p text:style-name="P4">
«Військовослужбовцями Державної спеціальної служби транспорту відновлено тазапущено в роботу ще три мостових об’єкти на деокупованих територіяхМиколаївської та Херсонської областей, які сполучають громади, райони,регіони, долі людей. Один з мостів побудований капітально», — йдеться уповідомленні. .</text:p>
      <text:p text:style-name="P4">
Зазначається, що на Миколаївщині мостовики Держспецтрансслужби відновили п’ятьмостових споруд, зруйнованих російськими окупантами.</text:p>
      <text:p text:style-name="P4">
<text:a xlink:type="simple" xlink:href="https://armyinform.com.ua/wp-content/uploads/2023/04/343309150_1422209371859699_8341396534782639043_n.jpg" text:style-name="Internet_20_link" text:visited-style-name="Visited_20_Internet_20_Link">
<draw:frame draw:style-name="fr1" draw:name="Image14" text:anchor-type="as-char" svg:width="6.9236in" svg:height="6.9236in" draw:z-index="0">
<draw:image xlink:href="../Images/AРМІЯINFORM/2023-04-27T27-00-00-04-00/343309150_1422209371859699_8341396534782639043_n-150x150.jpg" xlink:type="simple" xlink:show="embed" xlink:actuate="onLoad" draw:mime-type="image/jpeg"/>
</draw:frame>
</text:a>
</text:p>
      <text:p text:style-name="P4">
<text:a xlink:type="simple" xlink:href="https://armyinform.com.ua/wp-content/uploads/2023/04/343313579_178930415077819_8157763631666006115_n.jpg" text:style-name="Internet_20_link" text:visited-style-name="Visited_20_Internet_20_Link">
<draw:frame draw:style-name="fr1" draw:name="Image15" text:anchor-type="as-char" svg:width="6.9236in" svg:height="6.9236in" draw:z-index="0">
<draw:image xlink:href="../Images/AРМІЯINFORM/2023-04-27T27-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16" text:anchor-type="as-char" svg:width="6.9236in" svg:height="6.9236in" draw:z-index="0">
<draw:image xlink:href="../Images/AРМІЯINFORM/2023-04-27T27-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17" text:anchor-type="as-char" svg:width="6.9236in" svg:height="6.9236in" draw:z-index="0">
<draw:image xlink:href="../Images/AРМІЯINFORM/2023-04-27T27-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18" text:anchor-type="as-char" svg:width="6.9236in" svg:height="6.9236in" draw:z-index="0">
<draw:image xlink:href="../Images/AРМІЯINFORM/2023-04-27T27-00-00-04-00/343071995_989311998908457_7566656019694841632_n-150x150.jpg" xlink:type="simple" xlink:show="embed" xlink:actuate="onLoad" draw:mime-type="image/jpeg"/>
</draw:frame>
</text:a>
</text:p>
      <text:p text:style-name="P4">
Днями мости були введені в експлуатацію. У заходах взяли участь головаАдміністрації Держспецтрансслужби генерал-майор Богдан Бондар, народнийдепутат Сергій Козир, голова Херсонської обласної військової адміністраціїОлександр Прокудін, командувач оперативного угруповання військ «Херсон»бригадний генерал Михайло Драпатий, особовий склад Держспецтрансслужби,представники місцевого самоврядування, жителі громад.</text:p>
      <text:p text:style-name="P4">
Завдяки злагодженій співпраці з бізнесом, благодійною фандрейзинговоюплатформою UNITED24 та АВТ Баварія, військових підрозділів Держспецтрансслужбита місцевих адміністрацій поставлені завдання з відбудови мостів були виконаніоперативно в найкоротші терміни.</text:p>
      <text:p text:style-name="P4">
Особовий склад мостовідновлювального підрозділу , який був задіяний убудівництві, був заохочений грамотами та відомчими відзнаками.</text:p>
      <text:p text:style-name="P4">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Міноборони та МВС активізують співпрацю за напрямом мовної підготовки персоналу</text:span>
</text:h>
      <text:p text:style-name="P4">
Author: ['АРМІЯINFORM']</text:p>
      <text:p text:style-name="P4">
Time: 2023-04-27T28:00:00-04:00</text:p>
      <text:p text:style-name="P4">
Description: 25 квітня за участі директора Департаменту військової освіти і нау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Tags: ['STOPRUSSIA', 'АГРЕСІЯ РФ', 'ВТОРГНЕННЯ РФ', 'ДЕПАРТАМЕНТ ВІЙСЬКОВОЇ ОСВІТИ ТА НАУКИ МО УКРАЇНИ']</text:p>
      <text:p text:style-name="P4">
Category: News</text:p>
      <!--METADATA-->
      <text:p text:style-name="P4">
<draw:frame draw:style-name="fr1" draw:name="Image19" text:anchor-type="as-char" svg:width="6.9236in" svg:height="4.615733in" draw:z-index="0">
<draw:image xlink:href="../Images/AРМІЯINFORM/2023-04-27T28-00-00-04-00/343300211_1353972011834637_1303836264795176581_n.jpg" xlink:type="simple" xlink:show="embed" xlink:actuate="onLoad" draw:mime-type="image/jpeg"/>
</draw:frame>
</text:p>
      <text:p text:style-name="P4">
25 квітня за участі директора Департаменту військової освіти і наукиМіністерства оборони України Володимира Мірненка відбулася робоча нарада зобговорення питань удосконалення мовної підготовки в системі Міністерствавнутрішніх справ України під головуванням державного секретаря МВС Інни Ящук.</text:p>
      <text:p text:style-name="P4">
Про це<text:a xlink:type="simple" xlink:href="https://www.facebook.com/DepartmentMilitaryEducationScienceMOD.UA/posts/pfbid02NHS3FyoCbBkaa56RbSCGpU7kZ7XfkKtuNTjdkmbvQ437QrXQ48KDLZJBypgSQM38l" text:style-name="Internet_20_link" text:visited-style-name="Visited_20_Internet_20_Link">
повідомляє</text:a>
Департамент військової освіти і науки Міністерства оборони України.</text:p>
      <text:p text:style-name="P4">
<draw:frame draw:style-name="fr1" draw:name="Image20" text:anchor-type="as-char" svg:width="6.9236in" svg:height="4.690739in" draw:z-index="0">
<draw:image xlink:href="../Images/AРМІЯINFORM/2023-04-27T28-00-00-04-00/343294664_3513415405555709_1615387194576739661_n.jpg" xlink:type="simple" xlink:show="embed" xlink:actuate="onLoad" draw:mime-type="image/jpeg"/>
</draw:frame>
</text:p>
      <text:p text:style-name="P4">
Під час виступу Володимир Мірненко поділився досвідом оборонного відомстващодо розроблення нормативних документів, які регламентують питання мовноїпідготовки військових фахівців для Збройних Сил України.</text:p>
      <text:p text:style-name="P4">
— Ми свідомі того, що якісна мовна підготовка є одним з важливих чинниківнабуття достатньої взаємосумісності Збройних Сил та інших складових силоборони з відповідними структурами держав — членів НАТО. У 2021 році вМіністерстві оборони України затверджено Дорожню карту вдосконалення мовноїпідготовки у Збройних Силах України (на 2021-2025 роки), яка окреслює чітку тазрозумілу траєкторію руху з поетапного впровадження низки конкретних заходів істимулів до безперервного вивчення і підтримання знань іноземних мовперсоналом Збройних Сил України, — наголосив Володимир Мірненко.</text:p>
      <text:p text:style-name="P4">
<draw:frame draw:style-name="fr1" draw:name="Image21" text:anchor-type="as-char" svg:width="6.9236in" svg:height="4.471492in" draw:z-index="0">
<draw:image xlink:href="../Images/AРМІЯINFORM/2023-04-27T28-00-00-04-00/343726788_1199520667424624_1363626420839290163_n-1.jpg" xlink:type="simple" xlink:show="embed" xlink:actuate="onLoad" draw:mime-type="image/jpeg"/>
</draw:frame>
</text:p>
      <text:p text:style-name="P4">
За його словами, в умовах війни наша держава демонструє високу динаміку реформна шляху до членства в ЄС та НАТО, зокрема це стосується і сфери військовоїосвіти та підготовки, тому на цьому трансформаційному треку міжнародніпартнери готові надавати підтримку і всебічно сприяти реалізації запланованихзаходів.</text:p>
      <text:p text:style-name="P4">
За результатами обговорення узгоджено позицію відомств стосовно налагодженняміжвідомчої співпраці між закладами освіти Міністерства оборони таМіністерства внутрішніх справ України, у тому числі і за напрямом мовноїпідготовки персоналу.</text:p>
      <text:p text:style-name="P4">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Центр протидії дезінформації повідомив про основний наратив росЗМІ за минулу добу</text:span>
</text:h>
      <text:p text:style-name="P4">
Author: ['АРМІЯINFORM']</text:p>
      <text:p text:style-name="P4">
Time: 2023-04-27T29:00:00-04:00</text:p>
      <text:p text:style-name="P4">
Description: Центр протидії дезінформації при РНБО України інформує: основний наратив,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Tags: ['STOPRUSSIA', 'АГРЕСІЯ РФ', 'ВТОРГНЕННЯ РФ', 'ЦЕНТР ПРОТИДІЇ ДЕЗІНФОРМАЦІЇ']</text:p>
      <text:p text:style-name="P4">
Category: News</text:p>
      <!--METADATA-->
      <text:p text:style-name="P4">
<draw:frame draw:style-name="fr1" draw:name="Image22" text:anchor-type="as-char" svg:width="6.9236in" svg:height="6.9236in" draw:z-index="0">
<draw:image xlink:href="../Images/AРМІЯINFORM/2023-04-27T29-00-00-04-00/343214620_907748687184183_4123620631016683104_n.jp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PpmTrz51RhiznXFb97zM6Ju6d6GT6hEUFSEi6ZdqhJpSreAZWNgV8oCXSHwWxgXbl" text:style-name="Internet_20_link" text:visited-style-name="Visited_20_Internet_20_Link">
інформує</text:a>
:основний наратив, що сьогодні просувають російські ЗМІ:</text:p>
      <text:p text:style-name="P4">
Депутат держдуми рф гурульов заявив, що на росії час вводити поняття «ворогнароду».</text:p>
      <text:p text:style-name="P4">
На його думку, такі заходи сприятимуть дисциплінованості суспільства.</text:p>
      <text:p text:style-name="P4">
Зазначається, що насправді залякування росіян — єдиний діючий методмобілізації в рф, тому все частіше російські ЗМІ транслюють подібнівисловлювання. У такий спосіб влада рф аналізує реакцію свого населення наподібні радикальні заяви від кремлівських політиків і пропагандистів, що вмайбутньому дозволяє посилювати диктатуру.</text:p>
      <text:p text:style-name="P4">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Денис Шмигаль обговорив підтримку України з керівництвом Парламенту Італії</text:span>
</text:h>
      <text:p text:style-name="P4">
Author: ['АРМІЯINFORM']</text:p>
      <text:p text:style-name="P4">
Time: 2023-04-27T30:00:00-04:00</text:p>
      <text:p text:style-name="P4">
Description: Прем’єр-міністр України Денис Шмигаль у межах робочого візиту в Рим провів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001_820_360_0_0_auto.jpg" text:style-name="Internet_20_link" text:visited-style-name="Visited_20_Internet_20_Link">
thumb_203001_820_360_0_0_auto.jpg</text:a>
']</text:p>
      <text:p text:style-name="P4">
Tags: ['STOPRUSSIA', 'АГРЕСІЯ РФ', 'ДЕНИС ШМИГАЛЬ']</text:p>
      <text:p text:style-name="P4">
Category: News</text:p>
      <!--METADATA-->
      <text:p text:style-name="P4">
<draw:frame draw:style-name="fr1" draw:name="Image23" text:anchor-type="as-char" svg:width="6.9236in" svg:height="4.610104in" draw:z-index="0">
<draw:image xlink:href="../Images/AРМІЯINFORM/2023-04-27T30-00-00-04-00/thumb_203001_820_360_0_0_auto.jpg" xlink:type="simple" xlink:show="embed" xlink:actuate="onLoad" draw:mime-type="image/jpeg"/>
</draw:frame>
</text:p>
      <text:p text:style-name="P4">
Прем’єр-міністр України Денис Шмигаль у межах робочого візиту в Рим провівзустрічі з керівниками Парламенту Італійської Республіки.</text:p>
      <text:p text:style-name="P4">
Про це <text:a xlink:type="simple" xlink:href="https://www.kmu.gov.ua/news/denys-shmyhal-obhovoryv-pidtrymku-ukrainy-z-kerivnytstvom-parlamentu-italii" text:style-name="Internet_20_link" text:visited-style-name="Visited_20_Internet_20_Link">
повідомляє</text:a>
 УрядовийПортал.</text:p>
      <text:p text:style-name="P4">
У розмові з головою Сенату Іняціо Ла Русса сторони обговорили визнанняГолодомору геноцидом українського народу. Як повідомив очільник Сенату,відповідний законопроект уже готується. Денис Шмигаль зауважив, що італійськіпартнери свідомі того, що Голодомор — один із найстрашніших злочинів, який немає повторитися.</text:p>
      <text:p text:style-name="P4">
Із головою Палати депутатів Італії Лоренцо Фонтаною Прем’єр-міністр Українипорушив питання економічного й швидкого відновлення нашої держави. ЛоренцоФонтана запевнив, що Палата підтримує вступ України в ЄС, Формулу мируПрезидента України та визнання Голодомору геноцидом українського народу.</text:p>
      <text:p text:style-name="P4">
Денис Шмигаль подякував Парламенту Італії за ухвалення рішень, спрямованих напідтримку України в боротьбі за свободу й демократію.</text:p>
      <text:p text:style-name="P4">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Авіація Сил оборони завдала 11 ударів по районах зосередження ворога</text:span>
</text:h>
      <text:p text:style-name="P4">
Author: ['АРМІЯINFORM']</text:p>
      <text:p text:style-name="P4">
Time: 2023-04-27T31:00:00-04:00</text:p>
      <text:p text:style-name="P4">
Description: Про це у Facebook повідомляє Генеральний штаб ЗСУ.    Авіація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text:p>
      <text:p text:style-name="P4">
Category: News</text:p>
      <!--METADATA-->
      <text:p text:style-name="P4">
<draw:frame draw:style-name="fr1" draw:name="Image24" text:anchor-type="as-char" svg:width="6.9236in" svg:height="4.49457in" draw:z-index="0">
<draw:image xlink:href="../Images/AРМІЯINFORM/2023-04-27T31-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Авіація Сил оборони України за минулу добу завдала 11 ударів по районахзосередження окупантів. Також, знищено 6 ворожих безпілотних літальнихапаратів. А підрозділи ракетних військ і артилерії уразили 2 засобипротиповітряної оборони та ще 2 важливих військових об’єкта противника.</text:p>
      <text:p text:style-name="P4">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ГУР показало відео з аеропорту Польщі, де приземлився літак із евакуйованими українцями</text:span>
</text:h>
      <text:p text:style-name="P4">
Author: ['АРМІЯINFORM']</text:p>
      <text:p text:style-name="P4">
Time: 2023-04-27T32:00:00-04:00</text:p>
      <text:p text:style-name="P4">
Description: Внаслідок ретельно спланованої операції, здійсненої ГУР МО спільно з МЗС та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СУДАН']</text:p>
      <text:p text:style-name="P4">
Category: News</text:p>
      <!--METADATA-->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text:p>
      <text:p text:style-name="P4">
Джерело: <text:a xlink:type="simple" xlink:href="https://www.facebook.com/watch/" text:style-name="Internet_20_link" text:visited-style-name="Visited_20_Internet_20_Link">
Головне управління розвідки Міністерства оборониУкраїни</text:a>
</text:p>
      <text:p text:style-name="P4">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На Донеччині наші захисники відбили 54 ворожі атаки</text:span>
</text:h>
      <text:p text:style-name="P4">
Author: ['АРМІЯINFORM']</text:p>
      <text:p text:style-name="P4">
Time: 2023-04-27T33:00:00-04:00</text:p>
      <text:p text:style-name="P4">
Description: Про це у Facebook повідомляє Генеральний штаб ЗСУ.    Основні зусилля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ХРОНІКА ОБОРОНИ']</text:p>
      <text:p text:style-name="P4">
Category: News</text:p>
      <!--METADATA-->
      <text:p text:style-name="P4">
<draw:frame draw:style-name="fr1" draw:name="Image25" text:anchor-type="as-char" svg:width="6.9236in" svg:height="4.615733in" draw:z-index="0">
<draw:image xlink:href="../Images/AРМІЯINFORM/2023-04-27T33-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минулої доби було відбито 54 атаки противника на зазначенихділянках фронту. Найзапекліші бої надалі тривають за Бахмут та Мар’їнку.</text:p>
      <text:p text:style-name="P4">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росіяни вдарили «Калібрами» по Миколаєву — Наталія Гуменюк</text:span>
</text:h>
      <text:p text:style-name="P4">
Author: ['Дмитро Горбунов']</text:p>
      <text:p text:style-name="P4">
Time: 2023-04-27T34:00:00-04:00</text:p>
      <text:p text:style-name="P4">
Description: — Ворог вночі атакував Миколаїв ракетами типу «Калібр» із акваторії Чорного моря.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823a5de-94f0-4b69-9c10-e568cfaf55a9-1.jpg" text:style-name="Internet_20_link" text:visited-style-name="Visited_20_Internet_20_Link">
7823a5de-94f0-4b69-9c10-e568cfaf55a9-1.jpg</text:a>
']</text:p>
      <text:p text:style-name="P4">
Tags: ['STOPRUSSIA', 'АГРЕСІЯ РФ', 'МИКОЛАЇВ']</text:p>
      <text:p text:style-name="P4">
Category: News</text:p>
      <!--METADATA-->
      <text:p text:style-name="P4">
<draw:frame draw:style-name="fr1" draw:name="Image26" text:anchor-type="as-char" svg:width="6.9236in" svg:height="3.450261in" draw:z-index="0">
<draw:image xlink:href="../Images/AРМІЯINFORM/2023-04-27T34-00-00-04-00/7823a5de-94f0-4b69-9c10-e568cfaf55a9-1.jpg" xlink:type="simple" xlink:show="embed" xlink:actuate="onLoad" draw:mime-type="image/jpeg"/>
</draw:frame>
</text:p>
      <text:p text:style-name="P4">
— Ворог вночі атакував Миколаїв ракетами типу «Калібр» із акваторії Чорногоморя. При цьому чотири «Калібри» були спрямовані за складною траєкторією звикористовуванням ландшафтних особливостей місцевості. Нагадаю, що ракета«Калібр» — це високоточна зброя. Тому влучення в цивільні будинки свідчить процілеспрямоване знищення мирних людей. Поки нам відомо про одного загиблого таще 23-х поранених після цієї російської атаки. Рятувальні роботи тривають, —про це у ефірі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Наталія Гуменюк.</text:p>
      <text:p text:style-name="P4">
Також вона повідомила про численні обстріли Херсонської області.</text:p>
      <text:p text:style-name="P4">
Насамкінець офіцер розповіла про ситуацію у Чорному морі.</text:p>
      <text:p text:style-name="P4">
— Ворог постійно маневрує та змінює кількість своїх кораблів. Наразі їхнєкорабельне угруповання налічує 13 одиниць, серед яких два ракетоносії. Вартосказати, що напередодні вони провели ротацію та вивели свої підводніракетоносії. Тому в них залишилися лише надводні сили. Загальний залп ракетможе становить до 16 одиниць. Враховуючи те, що 4 ракети вони випустили вночіпо мирних кварталах Миколаєва, у них лишається ще 12 «Калібрів», — зауважиланачальник об’єднаного координаційного пресцентру Сил оборони Півдня НаталіяГуменюк. __</text:p>
      <text:p text:style-name="P4">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Наступальних дій на Лиманському напрямку ворог не проводив</text:span>
</text:h>
      <text:p text:style-name="P4">
Author: ['АРМІЯINFORM']</text:p>
      <text:p text:style-name="P4">
Time: 2023-04-27T35:00:00-04:00</text:p>
      <text:p text:style-name="P4">
Description: Про це у Facebook повідомляє Генеральний штаб ЗСУ.    На Лиман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7" text:anchor-type="as-char" svg:width="6.9236in" svg:height="4.615733in" draw:z-index="0">
<draw:image xlink:href="../Images/AРМІЯINFORM/2023-04-27T35-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На Лиманському напрямку противник наступальних дій не проводив. Артилерійськихобстрілів зазнали Терни, Торське, Діброва, Білогорівка, Верхньокам’янське таСпірне Донецької області.</text:p>
      <text:p text:style-name="P4">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Сили оборони за добу ліквідували понад 500 окупантів, знищили 10 артсистем і 16 ББМ</text:span>
</text:h>
      <text:p text:style-name="P4">
Author: ['АРМІЯINFORM']</text:p>
      <text:p text:style-name="P4">
Time: 2023-04-27T36:00:00-04:00</text:p>
      <text:p text:style-name="P4">
Description: Загальні бойові втрати противника з 24.02.22 по 27.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1ac0405-05a6-4e0f-9974-21e9ddea3cc2-scaled.jpg" text:style-name="Internet_20_link" text:visited-style-name="Visited_20_Internet_20_Link">
b1ac0405-05a6-4e0f-9974-21e9ddea3cc2-scaled.jpg</text:a>
']</text:p>
      <text:p text:style-name="P4">
Tags: ['STOPRUSSIA', 'АГРЕСІЯ РФ', 'ВТОРГНЕННЯ РФ', 'ВТРАТИ ВОРОГА', 'ГШ ЗСУ']</text:p>
      <text:p text:style-name="P4">
Category: News</text:p>
      <!--METADATA-->
      <text:p text:style-name="P4">
<draw:frame draw:style-name="fr1" draw:name="Image28" text:anchor-type="as-char" svg:width="6.9236in" svg:height="6.969757in" draw:z-index="0">
<draw:image xlink:href="../Images/AРМІЯINFORM/2023-04-27T36-00-00-04-00/b1ac0405-05a6-4e0f-9974-21e9ddea3cc2-scaled.jpg" xlink:type="simple" xlink:show="embed" xlink:actuate="onLoad" draw:mime-type="image/jpeg"/>
</draw:frame>
</text:p>
      <text:p text:style-name="P4">
Загальні бойові втрати противника з 24.02.22 по 27.04.23 орієнтовностановлять:</text:p>
      <ul>
        <li>
<text:span text:style-name="T4">
особового складу ‒</text:span>
 188920 (+510) осіб ліквідовано  * <text:span text:style-name="T4">
танків ‒</text:span>
 3694 (+2)  * <text:span text:style-name="T4">
бойових броньованих машин ‒</text:span>
 7178 (+16)  * <text:span text:style-name="T4">
артилерійських систем ‒</text:span>
 2887 (+10)  * <text:span text:style-name="T4">
РСЗВ ‒</text:span>
 542 (+3)  * <text:span text:style-name="T4">
засоби ППО ‒</text:span>
 293 (+1)  * <text:span text:style-name="T4">
літаків ‒</text:span>
 308 (0)  * <text:span text:style-name="T4">
гелікоптерів ‒</text:span>
 294 (0)  * <text:span text:style-name="T4">
БПЛА оперативно-тактичного рівня ‒</text:span>
 2461 (+21)  * <text:span text:style-name="T4">
крилаті ракети ‒</text:span>
 911 (0)  * <text:span text:style-name="T4">
кораблі / катери ‒</text:span>
 18 (0)  * <text:span text:style-name="T4">
автомобільної техніки та автоцистерн ‒</text:span>
 5805 (+13)  * <text:span text:style-name="T4">
спеціальна техніка ‒</text:span>
 352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4.23.</text:p>
      <text:p text:style-name="P4">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Олександр Поліщук зустрівся з аташе з питань оборони при Посольстві Королівства Норвегія в Україні</text:span>
</text:h>
      <text:p text:style-name="P4">
Author: ['АРМІЯINFORM']</text:p>
      <text:p text:style-name="P4">
Time: 2023-04-27T37:00:00-04:00</text:p>
      <text:p text:style-name="P4">
Description: Заступник Міністра оборони України Олександр Поліщук зустрівся у Києві із аташе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9a5d5258ff5c34607e70eed1b2afcdcb1b2875.jpg" text:style-name="Internet_20_link" text:visited-style-name="Visited_20_Internet_20_Link">
169a5d5258ff5c34607e70eed1b2afcdcb1b2875.jpg</text:a>
']</text:p>
      <text:p text:style-name="P4">
Tags: ['STOPRUSSIA', 'АГРЕСІЯ РФ', 'НОРВЕГІЯ', 'ОЛЕКСАНДР ПОЛІЩУК']</text:p>
      <text:p text:style-name="P4">
Category: News</text:p>
      <!--METADATA-->
      <text:p text:style-name="P4">
<draw:frame draw:style-name="fr1" draw:name="Image29" text:anchor-type="as-char" svg:width="6.9236in" svg:height="4.645032in" draw:z-index="0">
<draw:image xlink:href="../Images/AРМІЯINFORM/2023-04-27T37-00-00-04-00/169a5d5258ff5c34607e70eed1b2afcdcb1b2875.jpg" xlink:type="simple" xlink:show="embed" xlink:actuate="onLoad" draw:mime-type="image/jpeg"/>
</draw:frame>
</text:p>
      <text:p text:style-name="P4">
Заступник Міністра оборони України Олександр Поліщук зустрівся у Києві ізаташе з питань оборони при Посольстві Королівства Норвегія в Україні капітаном1 рангу Бйорном Уле Грудосом з нагоди завершення його дипломатичної місії вУкраїні.</text:p>
      <text:p text:style-name="P4">
Про це <text:a xlink:type="simple" xlink:href="https://www.mil.gov.ua/news/2023/04/26/z-pitan-oboroni-pri-posolstvi-korolivstva-norvegiya-v-ukraini-bjornom-ule-grudosom/" text:style-name="Internet_20_link" text:visited-style-name="Visited_20_Internet_20_Link">
інформує</text:a>
 Міністерствооборони України.</text:p>
      <text:p text:style-name="P4">
Олександр Поліщук подякував народу та представникам військово-політичногокерівництва Норвегії за рішучу підтримку України у боротьбі з російськоюзбройною агресією рф проти України.</text:p>
      <text:p text:style-name="P4">
— Норвегія підтримує Україну з перших днів широкомасштабного вторгнення рф.Важливо, що наші країни мають спільне історичне коріння, спільне розуміннятого, як потрібно реагувати на виклики й загрози, які спрямовані росією нелише на Україну, а й на інші європейські держави. Наша спільна мета — перемоганад агресором. Так, це складне завдання, але завдяки вашій всебічній допомозі,постійному обміну досвідом, успішній двосторонній співпраці ми точно стаємосильнішими і крок за кроком разом наближаємо перемогу, — зазначив заступникМіністра оборони України.</text:p>
      <text:p text:style-name="P4">
Бйорн Уле Грудос висловив слова підтримки Україні та підтвердив незмінністьполітики Норвегії щодо продовження надання допомоги нашій державі у боротьбі зросією. Він зауважив, що наступні п’ять років Королівство Норвегія будесфокусоване на допомозі Україні. Зокрема, йдеться про схвалену ПарламентомНорвегії п’ятирічну програму підтримки для України на 7,5 млрд євро, якавключає військову, гуманітарну допомогу, кошти на підтримку цивільноїінфраструктури та найважливіших суспільних функцій.</text:p>
      <text:p text:style-name="P4">
— Воля й спроможність українців вести боротьбу, міцно стояти й героїчновідбивати агресію російської федерації вражає увесь світ. Я приємно здивованийшвидкістю й жагою до навчання українських воїнів, які проходять професійнупідготовку. Ми продовжимо й надалі бути разом з Україною, нарощуватиспівпрацю, підтримувати вас на шляху до перемоги, — сказав капітан 1 рангуБйорн Уле Грудос.</text:p>
      <text:p text:style-name="P4">
За плідну багаторічну роботу та значний особистий внесок у справу розвитку ЗСУвід імені Міністра оборони України капітана 1 рангу Бйорна Уле Грудосанагороджено заохочувальною відзнакою відомства — медаллю «За сприяння ЗбройнимСилам України».</text:p>
      <text:p text:style-name="P4">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Глава держави про обстріл Миколаєва: рф не перестає доводити, що прагне знищити все українське</text:span>
</text:h>
      <text:p text:style-name="P4">
Author: ['АРМІЯINFORM']</text:p>
      <text:p text:style-name="P4">
Time: 2023-04-27T38:00:00-04:00</text:p>
      <text:p text:style-name="P4">
Description: Країна-окупант ні на день не перестає доводити, що основна мета цієї війни — терор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9_news_big-v1682571123.webp" text:style-name="Internet_20_link" text:visited-style-name="Visited_20_Internet_20_Link">
79_news_big-v1682571123.webp</text:a>
']</text:p>
      <text:p text:style-name="P4">
Tags: ['КРАЇНА-ТЕРОРИСТ РФ', 'МИКОЛАЇВ', 'ПРЕЗИДЕНТ УКРАЇНИ', 'РАКЕТНИЙ ОБСТРІЛ РФ']</text:p>
      <text:p text:style-name="P4">
Category: News</text:p>
      <!--METADATA-->
      <text:p text:style-name="P4">
<draw:frame draw:style-name="fr1" draw:name="Image30" text:anchor-type="as-char" svg:width="6.9236in" svg:height="3.615658in" draw:z-index="0">
<draw:image xlink:href="../ConvertedIMGs/AРМІЯINFORM/2023-04-27T38-00-00-04-00/79_news_big-v1682571123.png" xlink:type="simple" xlink:show="embed" xlink:actuate="onLoad" draw:mime-type="image/png"/>
</draw:frame>
</text:p>
      <text:p text:style-name="P4">
Країна-окупант ні на день не перестає доводити, що основна мета цієї війни —терор і знищення українців та всього українського.</text:p>
      <text:p text:style-name="P4">
Про це <text:a xlink:type="simple" xlink:href="https://t.me/V_Zelenskiy_official/6011" text:style-name="Internet_20_link" text:visited-style-name="Visited_20_Internet_20_Link">
написав</text:a>
 Президент УкраїниВолодимир Зеленський у своєму телеграм-каналі, коментуюючи нічний ракетнийобстріл Миколаєва.</text:p>
      <text:p text:style-name="P4">
«Вночі росія обстріляла Миколаїв чотирма ракетами «Калібр», запущеними закваторії Чорного моря. Високоточна зброя була націлена на приватні будинки,історичну будівлю та багатоповерхівку», — йдеться у повідомленні.</text:p>
      <text:p text:style-name="P4">
Наразі відомо про одного загиблого та 23 поранених, серед яких дитина.</text:p>
      <text:p text:style-name="P4">
«Вічна пам’ять загиблому та скорішого одужання пораненим. Цей черговий злочинпроти людяності не зійде терористам з рук. Знайдемо всіх винних. За все будевідповідальність», — наголосив глава держави.</text:p>
      <text:p text:style-name="P4">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Через агресивні дії рф Чорне море не можна вважати безпечним вже 20 років — Олексій Неїжпапа</text:span>
</text:h>
      <text:p text:style-name="P4">
Author: ['АРМІЯINFORM']</text:p>
      <text:p text:style-name="P4">
Time: 2023-04-27T41:00:00-04:00</text:p>
      <text:p text:style-name="P4">
Description: Вже 20 років Чорне море не можна вважати безпечними через агресивні дії рф.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leksij-neyizhpapa-1.jpg" text:style-name="Internet_20_link" text:visited-style-name="Visited_20_Internet_20_Link">
oleksij-neyizhpapa-1.jpg</text:a>
']</text:p>
      <text:p text:style-name="P4">
Tags: ['ВМС ЗСУ', 'ЧОРНЕ МОРЕ']</text:p>
      <text:p text:style-name="P4">
Category: News</text:p>
      <!--METADATA-->
      <text:p text:style-name="P4">
<draw:frame draw:style-name="fr1" draw:name="Image31" text:anchor-type="as-char" svg:width="6.9236in" svg:height="5.279245in" draw:z-index="0">
<draw:image xlink:href="../Images/AРМІЯINFORM/2023-04-27T41-00-00-04-00/oleksij-neyizhpapa-1.jpg" xlink:type="simple" xlink:show="embed" xlink:actuate="onLoad" draw:mime-type="image/jpeg"/>
</draw:frame>
</text:p>
      <text:p text:style-name="P4">
Вже 20 років Чорне море не можна вважати безпечними через агресивні дії рф.Зокрема, через спробу рф захопити острів Тузла у 2003 році, війну в Грузії у2008 році за участі крейсера «москва», анексію АР Крим у 2014 році, окупаціюАзовського моря у 2022 році та війну у Чорному морі, яка продовжується у 2023році.</text:p>
      <text:p text:style-name="P4">
Про це<text:a xlink:type="simple" xlink:href="https://www.facebook.com/100064727737034/posts/pfbid0a1GQgovR874jNXsFuLxaQeNYD5yLCYweB3MnR51JghNkPv2vFNXuzxwp1zGDGCGyl" text:style-name="Internet_20_link" text:visited-style-name="Visited_20_Internet_20_Link">
зазначив</text:a>
командувач Військово-Морських Сил Збройних Сил України віцеадмірал ОлексійНеїжпапа під час Чорноморського безпекового форуму у Болгарії.</text:p>
      <text:p text:style-name="P4">
«Імперські амбіції рф поширюються не тільки в Чорному і Азовському, а і вБалтійському та Північному морях і на просторах Тихого океану», — наголосивкерівник національного флоту.</text:p>
      <text:p text:style-name="P4">
Він додав, що лише за умови повернення Україною своїх територій станом на 1991рік, можливе відновлення безпеки в Азово-Чорноморському регіоні.</text:p>
      <text:p text:style-name="P4">
Учасники форуму також обговорили безпекову ситуацію та актуальні загрози вАзово-Чорноморському регіоні, шляхи розвитку подальшої співпраці між країнамизадля відновлення стабільності і безпеки.</text:p>
      <text:p text:style-name="P4">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Матір окупанта обурюється тим, що не може знайти сина після його відправлення в Україну — перехоплення ГУР</text:span>
</text:h>
      <text:p text:style-name="P4">
Author: ['АРМІЯINFORM']</text:p>
      <text:p text:style-name="P4">
Time: 2023-04-27T97:00:00-04:00</text:p>
      <text:p text:style-name="P4">
Description: Про це повідомляє ГУР МО України.    https://www.youtube.com/watch?v=Ri02WZ2V1ec    М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ПЕРЕХОПЛЕННЯ']</text:p>
      <text:p text:style-name="P4">
Category: News</text:p>
      <!--METADATA-->
      <text:p text:style-name="P4">
Про це <text:a xlink:type="simple" xlink:href="https://gur.gov.ua/content/proshu-uzhe-mesiats-y-nyhde-ne-mohu-uznat-hde-nakhodytsia-moi-syn-y-chto-s-nym-sluchylos-nykto-nycheho-ne-hovoryt.html" text:style-name="Internet_20_link" text:visited-style-name="Visited_20_Internet_20_Link">
повідомляє</text:a>
 ГУР МО України.</text:p>
      <text:p text:style-name="P4">
Мати військовослужбовця обурюється ходом проведення так званої «сво» таприховуванням командуванням інформації щодо місця перебуваннявійськовослужбовця та його стану. Інформацію про долю своїх рідних (у разізагибелі — тіло) родичі намагаються шукати своїми силами.</text:p>
      <text:p text:style-name="P4">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Трюдо та фон дер Ляєн обговорили підтримку України</text:span>
</text:h>
      <text:p text:style-name="P4">
Authors: Ukrinform (Person)</text:p>
      <text:p text:style-name="P4">
Publisher: Укринформ (Organization)</text:p>
      <text:p text:style-name="P4">
Published Time: 2023-04-28T-13:54:00+03:00</text:p>
      <text:p text:style-name="P4">
Modified Time: 2023-04-28T23:54:00+03:00</text:p>
      <text:p text:style-name="P4">
Description: Канада та Європейський Союз продовжать спільно підтримувати Україну. — Укрінформ.</text:p>
      <text:p text:style-name="P4">
Images: ["<text:a xlink:type="simple" xlink:href="https://static.ukrinform.com/photos/2023_04/thumb_files/630_360_1682714587-640.jpg" text:style-name="Internet_20_link" text:visited-style-name="Visited_20_Internet_20_Link">
630_360_16827...</text:a>
"]</text:p>
      <text:p text:style-name="P4">
Tags: ['Канада', 'Німеччина', 'Трюдо', 'Україна', 'Фон дер Ляєн', 'Війна з росією']</text:p>
      <text:p text:style-name="P4">
Type: Article</text:p>
      <!--METADATA-->
      <text:p text:style-name="P4">
<draw:frame draw:style-name="fr1" draw:name="Image32" text:anchor-type="as-char" svg:width="6.9236in" svg:height="3.956343in" draw:z-index="0">
<draw:image xlink:href="../Images/yкринформ/2023-04-28T-13-54-00-03-00/630_360_1682714587-640.jpg" xlink:type="simple" xlink:show="embed" xlink:actuate="onLoad" draw:mime-type="image/jpeg"/>
</draw:frame>
 Канада таЄвропейський Союз продовжать спільно підтримувати Україну.</text:p>
      <text:p text:style-name="P4">
Як повідомляє кореспондент Укрінформу, про це на своїй сторінці у мережі <text:a xlink:type="simple" xlink:href="https://twitter.com/JustinTrudeau/status/1652036826205397003" text:style-name="Internet_20_link" text:visited-style-name="Visited_20_Internet_20_Link">
</text:a>
 написавпрем’єр-міністр Канади Джастін Трюдо після розмови із президентом ЄвропейськоїКомісії Урсулою фон дер Ляєн.</text:p>
      <text:p text:style-name="P4">
“Минулого місяця під час її візиту до Канади, ми з президентом фон дер Ляєнобговорили підтримку України та українців. Вчора ми продовжили цю розмову йнаші погляди досі збігаються. Ми й надалі забезпечуватимемо українцям усюнеобхідну їм підтримку”, - заявив Трюдо.</text:p>
      <text:p text:style-name="Quotations">

<text:p text:style-name="P4">
Durant la visite de la présidente <text:a xlink:type="simple" xlink:href="https://twitter.com/vonderleyen" text:style-name="Internet_20_link" text:visited-style-name="Visited_20_Internet_20_Link">
&gt;
 </text:a>
 au Canada le mois&gt;
 dernier, on a parlé du soutien à l’Ukraine et à son peuple. On a continué&gt;
 ces discussions hier, et on est sur la même longueur d’onde. On va continuer&gt;
 de veiller à ce que les Ukrainiens aient le soutien nécessaire. <text:a xlink:type="simple" xlink:href="https://t.co/fjh9pIQabJ" text:style-name="Internet_20_link" text:visited-style-name="Visited_20_Internet_20_Link">
&gt;
 </text:a>
&gt;
&gt;
 — Justin Trudeau (@JustinTrudeau) <text:a xlink:type="simple" xlink:href="https://twitter.com/JustinTrudeau/status/1652036826205397003" text:style-name="Internet_20_link" text:visited-style-name="Visited_20_Internet_20_Link">
&gt;
 </text:a>
</text:p>

</text:p>
      <text:p text:style-name="P4">
<text:span text:style-name="T4">
Читайте також:</text:span>
 <text:span text:style-name="T4">
<text:a xlink:type="simple" xlink:href="https://www.ukrinform.ua/rubric-world/3696132-sumniviv-u-peremozi-ukraini-nemae-trudo.html" text:style-name="Internet_20_link" text:visited-style-name="Visited_20_Internet_20_Link">
 </text:a>
 </text:span>
</text:p>
      <text:p text:style-name="P4">
Нагадаємо: цього тижня Європейський Союз виділив Україні ще один транш урозмірі 1,5 мільярда євро в межах програми макрофінансової допомоги на 18мільярдів євро. Натомість Канада ще наприкінці березня перерахувала наукраїнський спецрахунок у МВФ 1,8 млрд дол.</text:p>
      <text:p text:style-name="P4">
<text:span text:style-name="T4">
Читайте також:</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Останній візит <text:span text:style-name="T4">
<text:a xlink:type="simple" xlink:href="https://www.ukrinform.ua/tag-fon-der-laen" text:style-name="Internet_20_link" text:visited-style-name="Visited_20_Internet_20_Link">
 </text:a>
 </text:span>
 до Канадитривав з 6 по 8 березня.</text:p>
      <text:p text:style-name="P4">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Герасимчук розповіла у Радбезі ООН, як росія «перевиховує» українських дітей</text:span>
</text:h>
      <text:p text:style-name="P4">
Authors: Ukrinform (Person)</text:p>
      <text:p text:style-name="P4">
Publisher: Укринформ (Organization)</text:p>
      <text:p text:style-name="P4">
Published Time: 2023-04-28T-15:44:00+03:00</text:p>
      <text:p text:style-name="P4">
Modified Time: 2023-04-28T23:44:00+03:00</text:p>
      <text:p text:style-name="P4">
Description: Радниця-уповноважена Президента України з прав дитини та дитячої реабілітації Дар’я Герасимчук продемонструвала членам Радбезу ООН у п’ятницю відеозапис зі свідченнями українських дітей, які перебували в російських таборах і були повернуті на Батьківщину. — Укрінформ.</text:p>
      <text:p text:style-name="P4">
Images: ["<text:a xlink:type="simple" xlink:href="https://static.ukrinform.com/photos/2023_04/thumb_files/630_360_1682706876-717.jpeg" text:style-name="Internet_20_link" text:visited-style-name="Visited_20_Internet_20_Link">
630_360_16827...</text:a>
"]</text:p>
      <text:p text:style-name="P4">
Tags: ['Депортація', 'Діти', 'росія', 'Воєнні злочини', 'Радбез ООН', 'Дар’я Герасимчук', 'Війна з росією']</text:p>
      <text:p text:style-name="P4">
Type: Article</text:p>
      <!--METADATA-->
      <text:p text:style-name="P4">
<draw:frame draw:style-name="fr1" draw:name="Image33" text:anchor-type="as-char" svg:width="6.9236in" svg:height="3.956343in" draw:z-index="0">
<draw:image xlink:href="../Images/yкринформ/2023-04-28T-15-44-00-03-00/630_360_1682706876-717.jpeg" xlink:type="simple" xlink:show="embed" xlink:actuate="onLoad" draw:mime-type="image/jpeg"/>
</draw:frame>
 Радниця-уповноважена Президента України з прав дитини та дитячої реабілітації Дар’яГерасимчук продемонструвала членам Радбезу ООН у п’ятницю відеозапис зісвідченнями українських дітей, які перебували в російських таборах і булиповернуті на Батьківщину.</text:p>
      <text:p text:style-name="P4">
Як передає власний кореспондент Укрінформу у Нью-Йорку, діти розповіли пропереслідування за проукраїнську позицію, українську мову, про побиття,примушування до робіт, погане харчування.</text:p>
      <text:p text:style-name="P4">
«Це були табори перевиховання, приниження і покарання за любов до рідноїкраїни», – зазначила Герасимчук, яка виступила в режимі онлайн нанеформальному засіданні Ради Безпеки ООН з обговорення насильницькоїдепортації та викрадення <text:span text:style-name="T4">
<text:a xlink:type="simple" xlink:href="https://www.ukrinform.ua/tag-diti" text:style-name="Internet_20_link" text:visited-style-name="Visited_20_Internet_20_Link">
 </text:a>
 </text:span>
 росією зокупованих територій України.</text:p>
      <text:p text:style-name="P4">
За її словами, дії росіян сплановані й спрямовані на знищення майбутньогоУкраїни як нації.</text:p>
      <text:p text:style-name="P4">
росіяни не планували і не планують повертати наших дітей, про що свідчитьспрощена процедура надання російського громадянства дітям та усиновлення,розповіла вона.</text:p>
      <text:p text:style-name="P4">
«Я не розумію, як країна, яка вбиває наших дітей, може головувати ворганізації, створеній для підтримання миру в усьому світі», – зазначилаГерасимчук.</text:p>
      <text:p text:style-name="P4">
Вона наголосила, що вбивства, зґвалтування та викрадення дітей є «найбільшимдоказом російського злочину геноциду», про це також свідчить їх викрадення.</text:p>
      <text:p text:style-name="P4">
<text:span text:style-name="T4">
Читайте також:</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І все це підноситься (росією) як порятунок. Коли вони викрадають наших дітей,вони називають це евакуацією. Навіть в ООН вони наважуються говорити про«порятунок» наших дітей», - наголосила Герасимчук.</text:p>
      <text:p text:style-name="P4">
За її словами, на сьогодні, за офіційними даними, 90 393 дитини депортовано дорф, білорусі або примусово переселені на тимчасово окуповані територіїУкраїни. Реальні цифри можуть бути набагато вищі – сотні тисяч, додала вона.При цьому вдалося повернути лише 361 дитину.</text:p>
      <text:p text:style-name="P4">
Як повідомила <text:a xlink:type="simple" xlink:href="https://president.gov.ua/news/darya-gerasimchuk-na-specialnij-zustrichi-radi-bezpeki-oon-r-82553" text:style-name="Internet_20_link" text:visited-style-name="Visited_20_Internet_20_Link">
 </text:a>
 Офісу Президента, Герасимчуктакож поінформувала учасників зустрічі про кроки, які здійснює Україна задляприпинення й запобігання грубим порушенням прав дітей під час збройної агресіїросії, про співпрацю з Міжнародним кримінальним судом, Міжнародною слідчоюкомісією щодо України, механізмом з людського виміру ОБСЄ, Офісом спеціальногопредставника Генерального секретаря ООН з питань дітей у збройних конфліктахта відповідною робочою групою Організації Об’єднаних Націй у нашій країні.Україна розробила попередній проект превентивного плану з припинення тазапобігання грубим порушенням прав дітей під час збройного конфлікту.</text:p>
      <text:p text:style-name="P4">
Радниця-уповноважена Президента закликала міжнародну спільноту до об’єднаннязусиль задля порятунку українських дітей, викрадених Росією, та для розробкиміжнародних механізмів забезпечення безпеки всіх дітей у світі: «Захищаймосьогодні разом дітей України, адже завтра це може бути будь-яка дитина з будь-якої країни світу!».</text:p>
      <text:p text:style-name="P4">
Як повідомляв Укрінформ, у п’ятницю Рада Безпеки ООН на неформальномузасіданні у форматі Аррії обговорює викрадення та насильницьку депортаціюросією дітей з окупованих територій України.</text:p>
      <text:p text:style-name="P4">
<text:span text:style-name="T4">
Читайте також:</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Порушення цієї теми ініціювали США, Франція та Албанія як члени Радбезу таУкраїна. Підтримали проведення заходу ще пів сотні країн.</text:p>
      <text:p text:style-name="P4">
Президент Володимир Зеленський заявляв, що російська федерація за періодповномасштабного вторгнення <text:span text:style-name="T4">
_<text:a xlink:type="simple" xlink:href="https://www.ukrinform.ua/rubric-ato/3701142-rosia-vikrala-20-tisac-ukrainskih-ditej-zelenskij-u-rozmovi-z-si.html" text:style-name="Internet_20_link" text:visited-style-name="Visited_20_Internet_20_Link">
 </text:a>
 _ </text:span>
 20 тисяч українських дітей.</text:p>
      <text:p text:style-name="P4">
<text:span text:style-name="T5">
Фото: Офіс Президента</text:span>
</text:p>
      <text:p text:style-name="P4">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У Буркіна-Фасо внаслідок нападу на військовий загін загинули 33 солдати</text:span>
</text:h>
      <text:p text:style-name="P4">
Authors: Ukrinform (Person)</text:p>
      <text:p text:style-name="P4">
Publisher: Укринформ (Organization)</text:p>
      <text:p text:style-name="P4">
Published Time: 2023-04-28T-160:57:00+03:00</text:p>
      <text:p text:style-name="P4">
Modified Time: 2023-04-28T15:57:00+03:00</text:p>
      <text:p text:style-name="P4">
Description: На сході Буркіна-Фасо внаслідок нападу на військовий пост загинули 33 солдати. — Укрінформ.</text:p>
      <text:p text:style-name="P4">
Images: ["<text:a xlink:type="simple" xlink:href="https://static.ukrinform.com/photos/2023_04/thumb_files/630_360_1682686638-129.jpg" text:style-name="Internet_20_link" text:visited-style-name="Visited_20_Internet_20_Link">
630_360_16826...</text:a>
"]</text:p>
      <text:p text:style-name="P4">
Tags: ['Африка', 'Напад', 'Військові', 'Буркіна-Фасо ']</text:p>
      <text:p text:style-name="P4">
Type: Article</text:p>
      <!--METADATA-->
      <text:p text:style-name="P4">
<draw:frame draw:style-name="fr1" draw:name="Image34" text:anchor-type="as-char" svg:width="6.9236in" svg:height="3.956343in" draw:z-index="0">
<draw:image xlink:href="../Images/yкринформ/2023-04-28T-160-57-00-03-00/630_360_1682686638-129.jpg" xlink:type="simple" xlink:show="embed" xlink:actuate="onLoad" draw:mime-type="image/jpeg"/>
</draw:frame>
 На сходіБуркіна-Фасо внаслідок нападу на військовий пост загинули 33 солдати.</text:p>
      <text:p text:style-name="P4">
Про це повідомляє <text:a xlink:type="simple" xlink:href="https://www.reuters.com/world/africa/least-19-soldiers-killed-north-burkina-faso-attack-monday-security-sources-2023-02-22/" text:style-name="Internet_20_link" text:visited-style-name="Visited_20_Internet_20_Link">
 </text:a>
 ,передає Укрінформ.</text:p>
      <text:p text:style-name="P4">
"У результаті нападу на військовий загін на сході Буркіна-Фасо в четверзагинули 33 солдати і 12 дістали поранення", - йдеться у повідомленні.</text:p>
      <text:p text:style-name="P4">
В армії країни заявили, що напад було скоєно на військовий загін Уґару.Оточені солдати вбили щонайменше 40 нападників до прибуття підкріплення.</text:p>
      <text:p text:style-name="P4">
Буркіна-Фасо є однією з кількох <text:a xlink:type="simple" xlink:href="https://www.ukrinform.ua/tag-afrika" text:style-name="Internet_20_link" text:visited-style-name="Visited_20_Internet_20_Link">
 </text:a>
країн, які борються з ісламістським повстанським рухом, який протягом десятироків поширився з Малі. Конфлікст спричинив смерті тисячі людей і змусивзалишити домівки понад 2 мільйони осіб.</text:p>
      <text:p text:style-name="P4">
<text:span text:style-name="T4">
Читайте також:</text:span>
 <text:a xlink:type="simple" xlink:href="https://www.ukrinform.ua/rubric-world/3701833-u-sudani-domovilisa-pro-peremira-se-na-72-godini.html" text:style-name="Internet_20_link" text:visited-style-name="Visited_20_Internet_20_Link">
 </text:a>
</text:p>
      <text:p text:style-name="P4">
Як повідомляв Укрінформ, 15 квітня невідомі озброєні особи <text:a xlink:type="simple" xlink:href="https://www.ukrinform.ua/rubric-world/3696714-u-burkinafaso-napali-na-vijskovih-40-vbitih-i-33-poranenih.html" text:style-name="Internet_20_link" text:visited-style-name="Visited_20_Internet_20_Link">
</text:a>
 і поранили ще 33 під час нападу навійськових та добровольців Сил оборони Буркіна-Фасо.</text:p>
      <text:p text:style-name="P4">
<text:span text:style-name="T5">
Фото з сайту ilkha.com</text:span>
</text:p>
      <text:p text:style-name="P4">
Source: <text:a xlink:type="simple" xlink:href="https://www.ukrinform.ua/rubric-world/3702070-u-burkinafaso-vnaslidok-napadu-na-vijskovij-zagin-zaginuli-33-soldati.html" text:style-name="Internet_20_link" text:visited-style-name="Visited_20_Internet_20_Link">
https://www.ukrinform.ua/rubric-world/3702070-u-burkinafaso-vnaslidok-napadu-na-vijskovij-zagin-zaginuli-33-soldati.html</text:a>
</text:p>
      <!--NEWS-->
      <text:h text:style-name="P10" text:outline-level="1">
<text:span text:style-name="T4">
У Миколаєві чоловік підірвав гранату: є постраждалі</text:span>
</text:h>
      <text:p text:style-name="P4">
Authors: Ukrinform (Person)</text:p>
      <text:p text:style-name="P4">
Publisher: Укринформ (Organization)</text:p>
      <text:p text:style-name="P4">
Published Time: 2023-04-28T-17:29:00+03:00</text:p>
      <text:p text:style-name="P4">
Modified Time: 2023-04-28T23:29:00+03:00</text:p>
      <text:p text:style-name="P4">
Description: У Миколаєві ввечері 28 квітня чоловік кинув гранату після того, як йому відмовили дати дві гривні. Постраждали двоє людей — він сам та перехожа. — Укрінформ.</text:p>
      <text:p text:style-name="P4">
Images: ["<text:a xlink:type="simple" xlink:href="https://static.ukrinform.com/photos/2023_04/thumb_files/630_360_1682714158-796.jpg" text:style-name="Internet_20_link" text:visited-style-name="Visited_20_Internet_20_Link">
630_360_16827...</text:a>
"]</text:p>
      <text:p text:style-name="P4">
Tags: ['Граната', 'Миколаїв', 'Вибух']</text:p>
      <text:p text:style-name="P4">
Type: Article</text:p>
      <!--METADATA-->
      <text:p text:style-name="P4">
<draw:frame draw:style-name="fr1" draw:name="Image35" text:anchor-type="as-char" svg:width="6.9236in" svg:height="3.956343in" draw:z-index="0">
<draw:image xlink:href="../Images/yкринформ/2023-04-28T-17-29-00-03-00/630_360_1682714158-796.jpg" xlink:type="simple" xlink:show="embed" xlink:actuate="onLoad" draw:mime-type="image/jpeg"/>
</draw:frame>
 УМиколаєві ввечері 28 квітня чоловік кинув гранату після того, як йомувідмовили дати дві гривні. Постраждали двоє людей — він сам та перехожа.</text:p>
      <text:p text:style-name="P4">
Про це <text:a xlink:type="simple" xlink:href="https://t.me/s_shayhet/433" text:style-name="Internet_20_link" text:visited-style-name="Visited_20_Internet_20_Link">
 </text:a>
 голова поліції Миколаївської областіСергій Шайхет, передає Укрінформ.</text:p>
      <text:p text:style-name="P4">
За його словами, нетверезий чоловік підійшов до громадян, які ремонтувалиавтомобіль з проханням дати йому дві гривні. Ті відмовили. Після чого вінкинув <text:span text:style-name="T4">
<text:a xlink:type="simple" xlink:href="https://www.ukrinform.ua/tag-granata" text:style-name="Internet_20_link" text:visited-style-name="Visited_20_Internet_20_Link">
 </text:a>
 </text:span>
 .</text:p>
      <text:p text:style-name="P4">
<text:span text:style-name="T4">
Читайте також:</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Як наслідок - сам зловмисник та жінка, яка проходила поряд, отримали тілесніушкодження. Нині їм обом лікарі надають медичну допомогу", - написав головаобласті.</text:p>
      <text:p text:style-name="P4">
Як повідомляє «Суспільне», подія сталася приблизно о 20:00.</text:p>
      <text:p text:style-name="P4">
Наразі слідчі обмірковують остаточну кваліфікацію подію.</text:p>
      <text:p text:style-name="P4">
Як раніше повідомляло агентство, у <text:a xlink:type="simple" xlink:href="https://www.ukrinform.ua/rubric-kyiv/3696671-u-kievi-zatrimali-colovika-akij-kinuv-u-ludej-granatu.html" text:style-name="Internet_20_link" text:visited-style-name="Visited_20_Internet_20_Link">
 </text:a>
 Києвізатримали чоловіка, який <text:a xlink:type="simple" xlink:href="https://www.ukrinform.ua/rubric-kyiv/3696671-u-kievi-zatrimali-colovika-akij-kinuv-u-ludej-granatu.html" text:style-name="Internet_20_link" text:visited-style-name="Visited_20_Internet_20_Link">
 __ <text:span text:style-name="T4">
кинув у людей гранату</text:span>
</text:a>
 _<text:span text:style-name="T4">
.</text:span>
 _</text:p>
      <text:p text:style-name="P4">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ЄС затвердив порядок застосування санкцій за дестабілізацію Молдови</text:span>
</text:h>
      <text:p text:style-name="P4">
Authors: Ukrinform (Person)</text:p>
      <text:p text:style-name="P4">
Publisher: Укринформ (Organization)</text:p>
      <text:p text:style-name="P4">
Published Time: 2023-04-28T-19:17:00+03:00</text:p>
      <text:p text:style-name="P4">
Modified Time: 2023-04-28T23:17:00+03:00</text:p>
      <text:p text:style-name="P4">
Description: Рада ЄС сьогодні ухвалила новий правовий порядок для застосування цілеспрямованих обмежувальних заходів, що надає ЄС можливість накладати санкції проти осіб, що повинні у підтримці або виконанні дій, що підривають або загрожують суверенітету та незалежності Республіки Молдова, а аткож демократії, верховенству права, стабільності та безпеки в цій країні.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Молдова', 'Санкції', 'росія']</text:p>
      <text:p text:style-name="P4">
Type: Article</text:p>
      <!--METADATA-->
      <text:p text:style-name="P4">
<draw:frame draw:style-name="fr1" draw:name="Image36" text:anchor-type="as-char" svg:width="6.9236in" svg:height="3.956343in" draw:z-index="0">
<draw:image xlink:href="../Images/yкринформ/2023-04-28T-19-17-00-03-00/630_360_1562308141-294.jpg" xlink:type="simple" xlink:show="embed" xlink:actuate="onLoad" draw:mime-type="image/jpeg"/>
</draw:frame>
 Рада ЄСсьогодні ухвалила новий правовий порядок для застосування цілеспрямованихобмежувальних заходів, що надає ЄС можливість накладати санкції проти осіб, щоповинні у підтримці або виконанні дій, що підривають або загрожуютьсуверенітету та незалежності Республіки Молдова, а аткож демократії,верховенству права, стабільності та безпеки в цій країні.</text:p>
      <text:p text:style-name="P4">
Як повідомляє Укрінформ, така інформація оприлюднена 28 квітня <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Ми бачимо триваючі та дедалі зростаючі спроби дестабілізувати Молдову, яка єоднією з країн, яка найбільше вражена наслідками російського злочинноговторгнення в Україну. Новий санкційний режим надасть нам можливість надалізміцнювати стійкість Молдови шляхом застосування заходів проти тих, хтонамагається дестабілізувати країну. Це важливий політичний сигнал підтримкиМолдови у поточному важкому контексті», - заявив з цього приводу Високийпредставник ЄС Жозеп Боррель.</text:p>
      <text:p text:style-name="P4">
<text:span text:style-name="T4">
Читайте також:</text:span>
 <text:a xlink:type="simple" xlink:href="https://www.ukrinform.ua/rubric-world/3702057-posla-rf-u-kisinevi-viklikali-na-kilim-pisla-zaavi-medvedeva-so-moldovi-ne-isnue.html" text:style-name="Internet_20_link" text:visited-style-name="Visited_20_Internet_20_Link">
 <text:span text:style-name="T4">
Молдови</text:span>
 </text:a>
</text:p>
      <text:p text:style-name="P4">
Нові правові рамки дозволять ЄС накладати санкції на тих, хто підриваєдемократичний процес, включаючи проведення виборів, або намагається порушитиконституційний лад, зокрема, шляхом застосування насильства. Подальшіобмежувальні заходи можуть застосовуватися також проти осіб, що причетні досерйозних фінансових зловживань навколо використання державних коштів та донедозволеного експорту капіталів, оскільки такі дії можуть бути спрямовані наконтроль або організацію серйозних впливів на державні інституції.</text:p>
      <text:p text:style-name="P4">
Санкції, що передбачаються цим правовим режимом, включають заморожуваннярахунків та заборону на надання будь-яких фінансових ресурсів особам таустановам, що потраплятимуть до санкційного списку. Крім того, фізичнимособам, на яких поширюватимуться санкції, буде заборонено в’їзд до ЄС.</text:p>
      <text:p text:style-name="P4">
<text:span text:style-name="T4">
Читайте також:</text:span>
 <text:a xlink:type="simple" xlink:href="https://www.ukrinform.ua/rubric-polytics/3701694-moldova-dolucilasa-do-grupi-zi-stvorenna-spectribunalu-sodo-rf.html" text:style-name="Internet_20_link" text:visited-style-name="Visited_20_Internet_20_Link">
 <text:span text:style-name="T4">
Молдова</text:span>
 </text:a>
</text:p>
      <text:p text:style-name="P4">
Як вже повідомлялося, від початку російського військового вторгнення вУкраїну, <text:a xlink:type="simple" xlink:href="https://www.ukrinform.ua/tag-moldova" text:style-name="Internet_20_link" text:visited-style-name="Visited_20_Internet_20_Link">
 </text:a>
 засудила російську агресію,надала Україні політичну та організаційну підтримку, прийняла на своїйтериторії десятки тисяч біженців з України.</text:p>
      <text:p text:style-name="P4">
Кремлівське керівництво почало цілеспрямовано розхитувати політичну ситуацію вкраїні з використанням маріонеткової політичної сили «Шор», та застосовувативсі важелі тиску на демократичний уряд країни, включаючи газовий шантаж танеприкриті погрози агресії.</text:p>
      <text:p text:style-name="P4">
<text:span text:style-name="T4">
Читайте також:</text:span>
 <text:a xlink:type="simple" xlink:href="https://www.ukrinform.ua/rubric-world/3701775-premer-moldovi-rozpoviv-pro-cornij-spisok-rosian-akim-zaboronenij-vizd-do-kraini.html" text:style-name="Internet_20_link" text:visited-style-name="Visited_20_Internet_20_Link">
 <text:span text:style-name="T4">
Молдови</text:span>
 </text:a>
</text:p>
      <text:p text:style-name="P4">
23 червня 2022 року Європейська Рада надала Молдові статус країни-кандидата навходження до ЄС.</text:p>
      <text:p text:style-name="P4">
24 квітня Європейський Союз оголосив про заснування цивільної місіїпартнерства з Молдовою (EUPM Moldova) в рамках Спільної політики ЄС з безпекий оборони. Метою цієї місії є посилення стійкості Молдови у сфері безпеки зарахунок посилення структур кризового менеджменту та боротьби з гібриднимизагрозами, включаючи кібернетичну безпеку та боротьбу із іноземним втручаннямта інформаційними маніпуляціями.</text:p>
      <text:p text:style-name="P4">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Odeska Oblast(17:03). Red Alert: aerial threat. Sirens sounding. Take cover now!</text:span>
</text:h>
      <text:p text:style-name="P4">
Authors: liveuamap (Language: en)</text:p>
      <text:p text:style-name="P4">
Time: 2023-04-28T-1:04:00</text:p>
      <text:p text:style-name="P4">
Location: Odeska Oblast (Latitude:46.75043 Longtitude:30.25081)</text:p>
      <text:p text:style-name="P4">
Videos: []</text:p>
      <text:p text:style-name="P4">
Images: []</text:p>
      <text:p text:style-name="P4">
Tags: ["Europe", "Central and Eastern Europe"]</text:p>
      <text:p text:style-name="P4">
ID: 22559216</text:p>
      <!--METADATA-->
      <text:p text:style-name="P4">
Odeska Oblast(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Source: <text:a xlink:type="simple" xlink:href="https://t.me/suspilneodesa/22778" text:style-name="Internet_20_link" text:visited-style-name="Visited_20_Internet_20_Link">
https://t.me/suspilneodesa/22778</text:a>
</text:p>
      <!--NEWS-->
      <text:h text:style-name="P10" text:outline-level="1">
<text:span text:style-name="T4">
Кислиця: Депортації українських дітей – пріоритетне питання серед держав-членів ООН</text:span>
</text:h>
      <text:p text:style-name="P4">
Authors: Ukrinform (Person)</text:p>
      <text:p text:style-name="P4">
Publisher: Укринформ (Organization)</text:p>
      <text:p text:style-name="P4">
Published Time: 2023-04-28T-21:04:00+03:00</text:p>
      <text:p text:style-name="P4">
Modified Time: 2023-04-28T23:04:00+03:00</text:p>
      <text:p text:style-name="P4">
Description: Позиція держав щодо викрадення та насильницької депортації дітей під час воєнних конфліктів, зокрема війни рф проти України, свідчить про те, що це питання є пріоритетним на порядку денному держав та громадянського суспільства.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Депортація', 'Діти', 'ООН', 'Кислиця', 'Війна з росією']</text:p>
      <text:p text:style-name="P4">
Type: Article</text:p>
      <!--METADATA-->
      <text:p text:style-name="P4">
<draw:frame draw:style-name="fr1" draw:name="Image37" text:anchor-type="as-char" svg:width="6.9236in" svg:height="3.956343in" draw:z-index="0">
<draw:image xlink:href="../Images/yкринформ/2023-04-28T-21-04-00-03-00/630_360_1619604801-614.jpg" xlink:type="simple" xlink:show="embed" xlink:actuate="onLoad" draw:mime-type="image/jpeg"/>
</draw:frame>
 Позиціядержав щодо викрадення та насильницької депортації дітей під час воєннихконфліктів, зокрема війни рф проти України, свідчить про те, що це питання єпріоритетним на порядку денному держав та громадянського суспільства.</text:p>
      <text:p text:style-name="P4">
Як передає власний кореспондент Укрінформу, про це заявив постпред України приООН Сергій Кислиця на засіданні Ради Безпеки ООН за формулою Аррії на тему«Розв’язання проблеми викрадення та депортації дітей під час збройнихконфліктів: конкретні кроки для притягнення до відповідальності тазапобігання».</text:p>
      <text:p text:style-name="P4">
«Це чітка демонстрація всім порушникам у всьому світі, що проблема викраденнята депортації <text:a xlink:type="simple" xlink:href="https://www.ukrinform.ua/tag-diti" text:style-name="Internet_20_link" text:visited-style-name="Visited_20_Internet_20_Link">
 </text:a>
 під час збройнихконфліктів, таких як війна росії проти України, залишається пріоритетною напорядку денному держав-членів та громадянського суспільства», – сказав він.</text:p>
      <text:p text:style-name="P4">
За словами Кислиці, викрадення або депортація є лише першою ланкою в ланцюгусерйозних порушень і зловживань, яких зазнає викрадена дитина. У багатьохвипадках це призводить до використання дітей у військових цілях, сексуальноїексплуатації, примусової праці, або до агресивної індоктринації, спрямованоїна стирання національної ідентичності.</text:p>
      <text:p text:style-name="P4">
<text:span text:style-name="T4">
Читайте також:</text:span>
 <text:a xlink:type="simple" xlink:href="https://www.ukrinform.ua/rubric-ato/3702265-oon-mogla-b-organizuvati-misiu-sodo-povernenna-deportovanih-ukrainskih-ditej-lubinec.html" text:style-name="Internet_20_link" text:visited-style-name="Visited_20_Internet_20_Link">
 <text:span text:style-name="T4">
дітей</text:span>
 </text:a>
</text:p>
      <text:p text:style-name="P4">
Він нагадав, що Парламентська Асамблея Ради Європи у четвер уперше визнала, що«насильницька передача дітей з однієї групи в іншу групу з наміром знищити,повністю або частково, національну, етнічну, расову або релігійну групу <text:a xlink:type="simple" xlink:href="https://www.ukrinform.ua/rubric-ato/3701663-pare-viznala-genocidom-deportaciu-ukrainskih-ditej-do-rosii.html" text:style-name="Internet_20_link" text:visited-style-name="Visited_20_Internet_20_Link">
</text:a>
 у…, що збігається ззадокументованими свідченнями щодо депортації та насильницького переміщенняукраїнських дітей у російську федерацію або на території, тимчасово окупованіросією».</text:p>
      <text:p text:style-name="P4">
Кислиця також розповів членам Радбезу, що вночі з четверга на п’ятницювнаслідок російського ракетного обстрілу <text:a xlink:type="simple" xlink:href="https://www.ukrinform.ua/rubric-regions/3702203-raketnij-udar-po-umani-kilkist-zagiblih-zrosla-do-23.html" text:style-name="Internet_20_link" text:visited-style-name="Visited_20_Internet_20_Link">
 </text:a>
 :трирічна дівчинка у Дніпрі та троє дітей в Умані.</text:p>
      <text:p text:style-name="P4">
У п’ятницю Рада Безпеки ООН на неформальному засіданні у форматі Арріїобговорила викрадення та насильницьку депортацію росією дітей з тимчасовоокупованих територій України.</text:p>
      <text:p text:style-name="P4">
Порушення цієї теми ініціювали США, Франція та Албанія як члени Радбезу таУкраїна. Підтримали проведення заходу ще півсотні країн.</text:p>
      <text:p text:style-name="P4">
Зі свідченнями виступили <text:a xlink:type="simple" xlink:href="https://www.ukrinform.ua/rubric-ato/3702216-lubinec-v-oon-nagadav-so-rosia-deportue-ukrainskih-ditej-z-2014-roku.html" text:style-name="Internet_20_link" text:visited-style-name="Visited_20_Internet_20_Link">
 </text:a>
 , радник-уповноважена Президента України з прав дитинита дитячої реабілітації Дар’я Герасимчук, мати викраденої росіянами дитиниНіна Власова. Окремі заяви оголосили Канада – від імені 46 держав, країниПівнічної Європи, держави Балтії.</text:p>
      <text:p text:style-name="P4">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At Sivershchyna and Slobozhanschyna directions Russian army conducted airstrikes at Seredyna-...</text:span>
</text:h>
      <text:p text:style-name="P4">
Authors: liveuamap (Language: en)</text:p>
      <text:p text:style-name="P4">
Time: 2023-04-28T-21:58:00</text:p>
      <text:p text:style-name="P4">
Location: Kharkiv (Latitude:50.01149 Longtitude:37.68826)</text:p>
      <text:p text:style-name="P4">
Videos: []</text:p>
      <text:p text:style-name="P4">
Images: []</text:p>
      <text:p text:style-name="P4">
Tags: ["Russia"]</text:p>
      <text:p text:style-name="P4">
ID: 22559166</text:p>
      <!--METADATA-->
      <text:p text:style-name="P4">
At Sivershchyna and Slobozhanschyna directions Russian army conductedairstrikes at Seredyna-Buda and Chernatske, Russian artillery shelled Hremyachof Chernihiv region; Novovasylivka, Ukrayinske, Baranivka, Bachivsk,Kucherivka, Volfyne, Oleksiyivka and Myropillya of Sumy region, also Basove,Buhayivka, Kozacha Lopan, Strilecha, Hlyboke, Hatysche, Vovchansk,Vilkhuvatka, Bolohivka, Dvorichanske and Kolodyazne of Kharkiv region, -General Staff of Armed Forces of Ukraine says in the morning report</text:p>
      <text:p text:style-name="P4">
News Collection Link: <text:a xlink:type="simple" xlink:href="https://liveuamap.com/en/2023/28-april-at-sivershchyna-and-slobozhanschyna-directions-russian" text:style-name="Internet_20_link" text:visited-style-name="Visited_20_Internet_20_Link">
https://liveuamap.com/en/2023/28-april-at-sivershchyna-and-slobozhanschyna-directions-russian</text:a>
</text:p>
      <text:p text:style-name="P4">
Source: <text:a xlink:type="simple" xlink:href="https://t.me/lumsrc/4617" text:style-name="Internet_20_link" text:visited-style-name="Visited_20_Internet_20_Link">
https://t.me/lumsrc/4617</text:a>
</text:p>
      <!--NEWS-->
      <text:h text:style-name="P10" text:outline-level="1">
<text:span text:style-name="T4">
At Kupiansk direction Russian army shelled Kamyanka, Krasne Pershe, Fyholivka, Novomlynsk, Dv...</text:span>
</text:h>
      <text:p text:style-name="P4">
Authors: liveuamap (Language: en)</text:p>
      <text:p text:style-name="P4">
Time: 2023-04-28T-23:58:00</text:p>
      <text:p text:style-name="P4">
Location: Kharkiv (Latitude:49.52047 Longtitude:37.9557)</text:p>
      <text:p text:style-name="P4">
Videos: []</text:p>
      <text:p text:style-name="P4">
Images: []</text:p>
      <text:p text:style-name="P4">
Tags: ["Russia"]</text:p>
      <text:p text:style-name="P4">
ID: 22559165</text:p>
      <!--METADATA-->
      <text:p text:style-name="P4">
At Kupiansk direction Russian army shelled Kamyanka, Krasne Pershe, Fyholivka,Novomlynsk, Dvorichna, Zapadne, Lyman Pershyy, Doroshivka, Berestove ofKharkiv region and Novoselivske of Luhansk region, - General Staff of ArmedForces of Ukraine says in the morning report</text:p>
      <text:p text:style-name="P4">
News Collection Link: <text:a xlink:type="simple" xlink:href="https://liveuamap.com/en/2023/28-april-at-kupiansk-direction-russian-army-shelled-kamyanka" text:style-name="Internet_20_link" text:visited-style-name="Visited_20_Internet_20_Link">
https://liveuamap.com/en/2023/28-april-at-kupiansk-direction-russian-army-shelled-kamyanka</text:a>
</text:p>
      <text:p text:style-name="P4">
Source: <text:a xlink:type="simple" xlink:href="https://t.me/lumsrc/4618" text:style-name="Internet_20_link" text:visited-style-name="Visited_20_Internet_20_Link">
https://t.me/lumsrc/4618</text:a>
</text:p>
      <!--NEWS-->
      <text:h text:style-name="P10" text:outline-level="1">
<text:span text:style-name="T4">
У Бахмуті загинув дзюдоїст Віталій Паращук</text:span>
</text:h>
      <text:p text:style-name="P4">
Authors: Ukrinform (Person)</text:p>
      <text:p text:style-name="P4">
Publisher: Укринформ (Organization)</text:p>
      <text:p text:style-name="P4">
Published Time: 2023-04-28T-24:56:00+03:00</text:p>
      <text:p text:style-name="P4">
Modified Time: 2023-04-28T22:56:00+03:00</text:p>
      <text:p text:style-name="P4">
Description: Спортсмена поховали на кладовищі в Садгорі Чернівецької області. — Укрінформ.</text:p>
      <text:p text:style-name="P4">
Images: ["<text:a xlink:type="simple" xlink:href="https://static.ukrinform.com/photos/2023_04/thumb_files/630_360_1682711992-964.jpg" text:style-name="Internet_20_link" text:visited-style-name="Visited_20_Internet_20_Link">
630_360_16827...</text:a>
"]</text:p>
      <text:p text:style-name="P4">
Tags: None</text:p>
      <text:p text:style-name="P4">
Type: Article</text:p>
      <!--METADATA-->
      <text:p text:style-name="P4">
<draw:frame draw:style-name="fr1" draw:name="Image38" text:anchor-type="as-char" svg:width="6.9236in" svg:height="3.956343in" draw:z-index="0">
<draw:image xlink:href="../Images/yкринформ/2023-04-28T-24-56-00-03-00/630_360_1682711992-964.jpg" xlink:type="simple" xlink:show="embed" xlink:actuate="onLoad" draw:mime-type="image/jpeg"/>
</draw:frame>
Спортсмена поховали на кладовищі в Садгорі Чернівецької області.</text:p>
      <text:p text:style-name="P4">
Як <text:a xlink:type="simple" xlink:href="https://www.facebook.com/1197370547011728/posts/pfbid02kTpVcujqNeRtGEZxJmUM55Upzf48Neb7ZSrVjfViFFjKkqf3m1G8LskuTm1Dc8ebl/" text:style-name="Internet_20_link" text:visited-style-name="Visited_20_Internet_20_Link">
</text:a>
Федерація дзюдо України (ФДУ), у Бахмуті на війні з рашистами загинув23-річний український дзюдоїст Віталій Паращук, передає Укрінформ.</text:p>
      <text:p text:style-name="P4">
Віталій Паращук почав займатися дзюдо у 9 років. Талановитий борецьнеодноразово ставав призером національних та міжнародних турнірів, виборовшизвання кандидата у майстри спорту. За свою спортивну кар'єру він виборов понад100 медалей.</text:p>
      <text:p text:style-name="P4">
<text:span text:style-name="T4">
Читайте також:</text:span>
 <text:a xlink:type="simple" xlink:href="https://www.ukrinform.ua/rubric-sports/3698580-dzudoisti-zantaraa-nabali-ta-kalanina-zaversili-kareru.html" text:style-name="Internet_20_link" text:visited-style-name="Visited_20_Internet_20_Link">
 <text:span text:style-name="T4">
Дзюдо</text:span>
 </text:a>
</text:p>
      <text:p text:style-name="P4">
Після початку повномасштабної війни Віталій Паращук відразу пішов захищатирідну країну.</text:p>
      <text:p text:style-name="P4">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At Lyman direction Russian army shelled Makiyivka, Nevske, Dibrova, Bilohorivka of Luhansk re...</text:span>
</text:h>
      <text:p text:style-name="P4">
Authors: liveuamap (Language: en)</text:p>
      <text:p text:style-name="P4">
Time: 2023-04-28T-25:58:00</text:p>
      <text:p text:style-name="P4">
Location: Bakhmut (Latitude:48.8089 Longtitude:38.24066)</text:p>
      <text:p text:style-name="P4">
Videos: []</text:p>
      <text:p text:style-name="P4">
Images: []</text:p>
      <text:p text:style-name="P4">
Tags: ["Russia"]</text:p>
      <text:p text:style-name="P4">
ID: 22559164</text:p>
      <!--METADATA-->
      <text:p text:style-name="P4">
At Lyman direction Russian army shelled Makiyivka, Nevske, Dibrova,Bilohorivka of Luhansk region and Terny, Verkhnokamyanske, Spirne of Donetskregion, - General Staff of Armed Forces of Ukraine says in the morning report</text:p>
      <text:p text:style-name="P4">
News Collection Link: <text:a xlink:type="simple" xlink:href="https://liveuamap.com/en/2023/28-april-at-lyman-direction-russian-army-shelled-makiyivka" text:style-name="Internet_20_link" text:visited-style-name="Visited_20_Internet_20_Link">
https://liveuamap.com/en/2023/28-april-at-lyman-direction-russian-army-shelled-makiyivka</text:a>
</text:p>
      <text:p text:style-name="P4">
Source: <text:a xlink:type="simple" xlink:href="https://t.me/lumsrc/4619" text:style-name="Internet_20_link" text:visited-style-name="Visited_20_Internet_20_Link">
https://t.me/lumsrc/4619</text:a>
</text:p>
      <!--NEWS-->
      <text:h text:style-name="P10" text:outline-level="1">
<text:span text:style-name="T4">
Заборона імпорту українського зерна дає небезпечну надію кремлю - Зеленський</text:span>
</text:h>
      <text:p text:style-name="P4">
Authors: Ukrinform (Person)</text:p>
      <text:p text:style-name="P4">
Publisher: Укринформ (Organization)</text:p>
      <text:p text:style-name="P4">
Published Time: 2023-04-28T-26:42:00+03:00</text:p>
      <text:p text:style-name="P4">
Modified Time: 2023-04-28T22:42:00+03:00</text:p>
      <text:p text:style-name="P4">
Description: Коли росія порушує свободу торгівлі, намагається заблокувати постачання аграрної продукції на світовий ринок, точно не час будь-кому слідувати за державою-злом, робити щось схоже. — Укрінформ.</text:p>
      <text:p text:style-name="P4">
Images: ["<text:a xlink:type="simple" xlink:href="https://static.ukrinform.com/photos/2023_01/thumb_files/630_360_1674619992-551.png" text:style-name="Internet_20_link" text:visited-style-name="Visited_20_Internet_20_Link">
630_360_16746...</text:a>
"]</text:p>
      <text:p text:style-name="P4">
Tags: ['Експорт', 'Україна', 'Зерно', 'Зеленський']</text:p>
      <text:p text:style-name="P4">
Type: Article</text:p>
      <!--METADATA-->
      <text:p text:style-name="P4">
<draw:frame draw:style-name="fr1" draw:name="Image39" text:anchor-type="as-char" svg:width="6.9236in" svg:height="3.956343in" draw:z-index="0">
<draw:image xlink:href="../Images/yкринформ/2023-04-28T-26-42-00-03-00/630_360_1674619992-551.png" xlink:type="simple" xlink:show="embed" xlink:actuate="onLoad" draw:mime-type="image/png"/>
</draw:frame>
 Колиросія порушує свободу торгівлі, намагається заблокувати постачання аграрноїпродукції на світовий ринок, точно не час будь-кому слідувати за державою-злом, робити щось схоже.</text:p>
      <text:p text:style-name="P4">
Про це Президент України Володимир Зеленський заявив у вечірньому <text:a xlink:type="simple" xlink:href="https://www.youtube.com/watch" text:style-name="Internet_20_link" text:visited-style-name="Visited_20_Internet_20_Link">
</text:a>
 , передає Укрінформ.</text:p>
      <text:p text:style-name="P4">
_<text:span text:style-name="T4">
Відео</text:span>
 : <text:a xlink:type="simple" xlink:href="https://t.me/OP_UA/9362" text:style-name="Internet_20_link" text:visited-style-name="Visited_20_Internet_20_Link">
 </text:a>
 _</text:p>
      <text:p text:style-name="P4">
"Окремо обговорили з паном президентом Європейської ради <text:a xlink:type="simple" xlink:href="https://www.ukrinform.ua/rubric-polytics/3702198-zelenskij-proviv-telefonnu-rozmovu-z-prezidentom-evroradi.html" text:style-name="Internet_20_link" text:visited-style-name="Visited_20_Internet_20_Link">
</text:a>
 навколо деструктивної, на мою думку,заборони окремими державами ввезення нашої аграрної продукції", - сказав він.</text:p>
      <text:p text:style-name="P4">
Глава держави підкреслив, що це не лише порушує наявну Угоду про асоціацію міжУкраїною та Євросоюзом, але й дає небезпечну надію Кремлю. Надію на те, що внашому спільному європейському домі чиїсь помилкові рішення можуть пануватинад спільними інтересами.</text:p>
      <text:p text:style-name="P4">
<text:span text:style-name="T4">
Читайте також:</text:span>
 <text:a xlink:type="simple" xlink:href="https://www.ukrinform.ua/rubric-world/3701667-erdogan-pogovoriv-iz-putinim-pro-vijnu-ta-zernovu-ugodu.html" text:style-name="Internet_20_link" text:visited-style-name="Visited_20_Internet_20_Link">
 <text:span text:style-name="T4">
зерно</text:span>
 </text:a>
</text:p>
      <text:p text:style-name="P4">
“Зараз, коли росія порушує свободу торгівлі, намагається заблокуватипостачання аграрної продукції на світовий ринок, точно не час будь-комуслідувати за державою-злом, робити щось схоже”, - сказав Зеленський.</text:p>
      <text:p text:style-name="P4">
Він наголосив на тому, що треба знайти нормальний, у європейському дусі,конструктивний вихід із цієї непростої ситуації. На його переконання, потрібнетаке рішення, яке враховувало б інтереси всіх наших країн та Європи загалом.</text:p>
      <text:p text:style-name="P4">
Як повідомлялося, Польща, Угорщина, Словаччина та Болгарія <text:a xlink:type="simple" xlink:href="https://www.ukrinform.ua/rubric-economy/3702083-evrokomisia-i-pat-krain-es-domovilisa-pro-zaboronu-importu-pati-vidiv-agroprodukcii-z-ukraini.html" text:style-name="Internet_20_link" text:visited-style-name="Visited_20_Internet_20_Link">
</text:a>
 таінших видів сільськогосподарської продукції з України. Польща такожпризупинила транзит продукції українського АПК через свою територію, однакпоновила його з 21 квітня.</text:p>
      <text:p text:style-name="P4">
<text:span text:style-name="T5">
Фото: Офіс Президента</text:span>
</text:p>
      <text:p text:style-name="P4">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At Bakhmut direction Russian army shelled Vasukivka, Orikhovo-Vasylivka, Hryhorivka, Khromove...</text:span>
</text:h>
      <text:p text:style-name="P4">
Authors: liveuamap (Language: en)</text:p>
      <text:p text:style-name="P4">
Time: 2023-04-28T-27:58:00</text:p>
      <text:p text:style-name="P4">
Location: New York, Donetsk Oblast (Latitude:48.32955 Longtitude:37.83365)</text:p>
      <text:p text:style-name="P4">
Videos: []</text:p>
      <text:p text:style-name="P4">
Images: []</text:p>
      <text:p text:style-name="P4">
Tags: ["Russia"]</text:p>
      <text:p text:style-name="P4">
ID: 22559163</text:p>
      <!--METADATA-->
      <text:p text:style-name="P4">
At Bakhmut direction Russian army shelled Vasukivka, Orikhovo-Vasylivka,Hryhorivka, Khromove, Bakhmut, Chasiv Yar, Ivanivske, Predtechyne,Kostyantynivka, Pivnichne, Pivdenne, Nelipivka and New York of Donetsk region,- General Staff of Armed Forces of Ukraine says in the morning report</text:p>
      <text:p text:style-name="P4">
News Collection Link: <text:a xlink:type="simple" xlink:href="https://liveuamap.com/en/2023/28-april-at-bakhmut-direction-russian-army-shelled-vasukivka" text:style-name="Internet_20_link" text:visited-style-name="Visited_20_Internet_20_Link">
https://liveuamap.com/en/2023/28-april-at-bakhmut-direction-russian-army-shelled-vasukivka</text:a>
</text:p>
      <text:p text:style-name="P4">
Source: <text:a xlink:type="simple" xlink:href="https://t.me/lumsrc/4620" text:style-name="Internet_20_link" text:visited-style-name="Visited_20_Internet_20_Link">
https://t.me/lumsrc/4620</text:a>
</text:p>
      <!--NEWS-->
      <text:h text:style-name="P10" text:outline-level="1">
<text:span text:style-name="T4">
Як за тиждень змінилися ціни на АЗС</text:span>
</text:h>
      <text:p text:style-name="P4">
Authors: Ukrinform (Person)</text:p>
      <text:p text:style-name="P4">
Publisher: Укринформ (Organization)</text:p>
      <text:p text:style-name="P4">
Published Time: 2023-04-28T-28:40:10+03:00</text:p>
      <text:p text:style-name="P4">
Modified Time: 2023-04-28T22:40:10+03:00</text:p>
      <text:p text:style-name="P4">
Description: Упродовж тижня, 21-28 квітня, в Україні дешевшало передовсім дизельне пальне, яке за цей час скинуло в середньому 15 коп. на літрі – до 45,88 грн/л. Водночас бензини просіли в ціні на 2-8 коп. - до 46,55 грн/л (А-95) і 48,65 грн/л (А-95+). — Укрінформ.</text:p>
      <text:p text:style-name="P4">
Images: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Tags: ['АЗС', 'Бензин', 'Ціни']</text:p>
      <text:p text:style-name="P4">
Type: Article</text:p>
      <!--METADATA-->
      <text:p text:style-name="P4">
<draw:frame draw:style-name="fr1" draw:name="Image40" text:anchor-type="as-char" svg:width="6.9236in" svg:height="3.956343in" draw:z-index="0">
<draw:image xlink:href="../Images/yкринформ/2023-04-28T-28-40-10-03-00/630_360_1529652981-9517.jpg" xlink:type="simple" xlink:show="embed" xlink:actuate="onLoad" draw:mime-type="image/jpeg"/>
</draw:frame>
 Упродовжтижня, 21-28 квітня, в Україні дешевшало передовсім дизельне пальне, яке зацей час скинуло в середньому 15 коп. на літрі – до 45,88 грн/л. Водночасбензини просіли в ціні на 2-8 коп. - до 46,55 грн/л (А-95) і 48,65 грн/л(А-95+).</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А-95 - до 43,90 грн/л.</text:p>
      <text:p text:style-name="P4">
Найменше – 4 коп. на літрі – втратив дизель у мережі АЗК АМІК, до 46,97 грн/л.Решта мереж скинули в ціні від 38 коп. до 1,80 грн на літрі ДП, тож наразідизель продається в діапазоні 41,50–47,99 грн/л.</text:p>
      <text:p text:style-name="P4">
<draw:frame draw:style-name="fr1" draw:name="Image41" text:anchor-type="as-char" svg:width="5.801615in" svg:height="10.0in" draw:z-index="0">
<draw:image xlink:href="../Images/yкринформ/2023-04-28T-28-40-10-03-00/1682710708-495.jpg" xlink:type="simple" xlink:show="embed" xlink:actuate="onLoad" draw:mime-type="image/jpeg"/>
</draw:frame>
</text:p>
      <text:p text:style-name="P4">
Також «п’ятірка» просіла від 10 коп. («Укр-Петроль») до 1 гривні («Авантаж 7»)і торгується у мережах АЗС за 41,90– 48,99 грн/л, «п’ятірка+» втратила налітрі 50-80 коп., але ціна на цей вид пального зменшилася тільки у двохмережах АЗС - АМІК і «БРСМ-Нафта».</text:p>
      <text:p text:style-name="P4">
<text:span text:style-name="T4">
Читайте також:</text:span>
 <text:a xlink:type="simple" xlink:href="https://www.ukrinform.ua/rubric-economy/3701186-upravitel-arestovanoi-merezi-glusko-vidkriv-ponad-70-azs-pid-novim-brendom.html" text:style-name="Internet_20_link" text:visited-style-name="Visited_20_Internet_20_Link">
 <text:span text:style-name="T4">
Глуско</text:span>
 </text:a>
</text:p>
      <text:p text:style-name="P4">
Як повідомлялося, з 1 липня 2023 року планується повернення податків на пальнедо довоєнного рівня. При цьому не тільки ПДВ (з 7 до 20%), а й акцизів.</text:p>
      <text:p text:style-name="P4">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At Avdiyivka directions Russian army shelled Novokalynove, Stepove, Berdychi, Lastochkyne, Av...</text:span>
</text:h>
      <text:p text:style-name="P4">
Authors: liveuamap (Language: en)</text:p>
      <text:p text:style-name="P4">
Time: 2023-04-28T-29:58:00</text:p>
      <text:p text:style-name="P4">
Location: Donetsk (Latitude:48.09941 Longtitude:37.57736)</text:p>
      <text:p text:style-name="P4">
Videos: []</text:p>
      <text:p text:style-name="P4">
Images: []</text:p>
      <text:p text:style-name="P4">
Tags: ["Russia"]</text:p>
      <text:p text:style-name="P4">
ID: 22559162</text:p>
      <!--METADATA-->
      <text:p text:style-name="P4">
At Avdiyivka directions Russian army shelled Novokalynove, Stepove, Berdychi,Lastochkyne, Avdiyivka, Syeverne, Vodyane, Pervomayske of Donetsk region, -General Staff of Armed Forces of Ukraine says in the morning report</text:p>
      <text:p text:style-name="P4">
News Collection Link: <text:a xlink:type="simple" xlink:href="https://liveuamap.com/en/2023/28-april-at-avdiyivka-directions-russian-army-shelled-novokalynove" text:style-name="Internet_20_link" text:visited-style-name="Visited_20_Internet_20_Link">
https://liveuamap.com/en/2023/28-april-at-avdiyivka-directions-russian-army-shelled-novokalynove</text:a>
</text:p>
      <text:p text:style-name="P4">
Source: <text:a xlink:type="simple" xlink:href="https://t.me/lumsrc/4621" text:style-name="Internet_20_link" text:visited-style-name="Visited_20_Internet_20_Link">
https://t.me/lumsrc/4621</text:a>
</text:p>
      <!--NEWS-->
      <text:h text:style-name="P10" text:outline-level="1">
<text:span text:style-name="T4">
Компанія з Індії хоче майже вдвічі збільшити переробку російської нафти</text:span>
</text:h>
      <text:p text:style-name="P4">
Authors: Ukrinform (Person)</text:p>
      <text:p text:style-name="P4">
Publisher: Укринформ (Organization)</text:p>
      <text:p text:style-name="P4">
Published Time: 2023-04-28T-30:33:00+03:00</text:p>
      <text:p text:style-name="P4">
Modified Time: 2023-04-28T22:33:00+03:00</text:p>
      <text:p text:style-name="P4">
Description: Індійська нафтопереробна компанія Chennai Petroleum планує подвоїти обсяг переробки російської нафти в цьому фінансовому році, який розпочався у квітні. — Укрінформ.</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42" text:anchor-type="as-char" svg:width="6.9236in" svg:height="3.956343in" draw:z-index="0">
<draw:image xlink:href="../Images/yкринформ/2023-04-28T-30-33-00-03-00/630_360_1591537775-972.jpg" xlink:type="simple" xlink:show="embed" xlink:actuate="onLoad" draw:mime-type="image/jpeg"/>
</draw:frame>
 Індійськанафтопереробна компанія Chennai Petroleum планує подвоїти обсяг переробкиросійської нафти в цьому фінансовому році, який розпочався у квітні.</text:p>
      <text:p text:style-name="P4">
Як передає Укрінформ, про це повідомляє агенція <text:a xlink:type="simple" xlink:href="https://www.reuters.com/markets/commodities/indias-chennai-petro-aims-lift-russian-oil-intake-202324-2023-04-28/" text:style-name="Internet_20_link" text:visited-style-name="Visited_20_Internet_20_Link">
</text:a>
 із посиланням на очільника фінансовоговідділу компанії Кумара Агравала.</text:p>
      <text:p text:style-name="P4">
"У 2023/24 році компанія має намір задовольнити 20-25% своїх потреб у нафті зарахунок постачання з росії. Компанія купує російську нафту за спотовимиугодами", - зазначив Агравала.</text:p>
      <text:p text:style-name="P4">
Протягом минулого фінансового року росія стала найбільшим постачальником нафтидо Індії.</text:p>
      <text:p text:style-name="P4">
Chennai Petroleum, дочірня компанія Indian Oil Corp., керує нафтопереробнимзаводом Маналі потужністю 210 тис. барелів на добу.</text:p>
      <text:p text:style-name="P4">
<text:span text:style-name="T4">
Читайте також:</text:span>
 <text:a xlink:type="simple" xlink:href="https://www.ukrinform.ua/rubric-economy/3700151-india-mae-problemi-z-oplatou-rosijskoi-nafti-za-cinou-vise-vstanovlenogo-limitu.html" text:style-name="Internet_20_link" text:visited-style-name="Visited_20_Internet_20_Link">
 <text:span text:style-name="T4">
російської</text:span>
 <text:span text:style-name="T4">
нафти</text:span>
</text:a>
</text:p>
      <text:p text:style-name="P4">
За словами Агравали, минулого фінансового року цей завод переробив близько 1,4млн т, або 28 тис. барелів російської нафти на добу, що еквівалентно приблизно13% від загального обсягу перероблення сирої нафти.</text:p>
      <text:p text:style-name="P4">
У першому кварталі компанія переробила 500 тис. т, або близько 41 тис. барелівна добу російської нафти, що становить близько 22% загального обсягуперероблення сирої нафти.</text:p>
      <text:p text:style-name="P4">
Агравала сказав, що Chennai Petroleum продовжить купувати російську нафту,навіть якщо ціна буде вищою за обмеження у 60 дол. за барель, встановленезахідними країнами, за умови, що не виникне жодних юридичних перешкод.</text:p>
      <text:p text:style-name="P4">
За його словами, минулого фінансового року компанія купувала російську нафтузі знижкою, що іноді становила 3-4 дол., а іноді - 7-8 дол. за барель.</text:p>
      <text:p text:style-name="P4">
<text:span text:style-name="T4">
Читайте також:</text:span>
 <text:a xlink:type="simple" xlink:href="https://www.ukrinform.ua/rubric-economy/3697160-minfin-ssa-poperediv-pro-imovirni-zlovzivanna-z-eksportom-rosijskoi-nafti.html" text:style-name="Internet_20_link" text:visited-style-name="Visited_20_Internet_20_Link">
 <text:span text:style-name="T4">
російської</text:span>
 <text:span text:style-name="T4">
нафти</text:span>
</text:a>
</text:p>
      <text:p text:style-name="P4">
Як повідомляв Укрінформ, 5 грудня минулого року набули чинності нафтовісанкції ЄС проти росії. Гранична ціна на нафту та нафтопродукти та оливи, щопоходять з росії або експортуються з неї, встановлена на рівні 60 дол. США забарель. Періодично цей поріг переглядається задля реагування на розвитокситуації на ринку.</text:p>
      <text:p text:style-name="P4">
Країни G7, ЄС, а також Австралія оголосили про впровадження обмеження ціни наміжнародну торгівлю російською <text:a xlink:type="simple" xlink:href="https://www.ukrinform.ua/tag-nafta" text:style-name="Internet_20_link" text:visited-style-name="Visited_20_Internet_20_Link">
 </text:a>
 урозмірі 60 дол. за барель з метою скорочення можливостей кремля фінансувативійну проти України. Водночас, такий підхід дозволяє залишити стабільнимиобсяги поставок нафти на глобальний ринок.</text:p>
      <text:p text:style-name="P4">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At Maryinka direction Russian army shelled Krasnohorivka, Heorhiyivka, Maryinka, Paraskoviyiv...</text:span>
</text:h>
      <text:p text:style-name="P4">
Authors: liveuamap (Language: en)</text:p>
      <text:p text:style-name="P4">
Time: 2023-04-28T-31:58:00</text:p>
      <text:p text:style-name="P4">
Location: Donetsk (Latitude:47.85245 Longtitude:37.4905)</text:p>
      <text:p text:style-name="P4">
Videos: []</text:p>
      <text:p text:style-name="P4">
Images: []</text:p>
      <text:p text:style-name="P4">
Tags: ["Russia"]</text:p>
      <text:p text:style-name="P4">
ID: 22559161</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8-april-at-maryinka-direction-russian-army-shelled-krasnohorivka" text:style-name="Internet_20_link" text:visited-style-name="Visited_20_Internet_20_Link">
https://liveuamap.com/en/2023/28-april-at-maryinka-direction-russian-army-shelled-krasnohorivka</text:a>
</text:p>
      <text:p text:style-name="P4">
Source: <text:a xlink:type="simple" xlink:href="https://t.me/lumsrc/4622" text:style-name="Internet_20_link" text:visited-style-name="Visited_20_Internet_20_Link">
https://t.me/lumsrc/4622</text:a>
</text:p>
      <!--NEWS-->
      <text:h text:style-name="P10" text:outline-level="1">
<text:span text:style-name="T4">
Командиру 95-ї бригади ДШВ передали подяку від Зеленського</text:span>
</text:h>
      <text:p text:style-name="P4">
Authors: Ukrinform (Person)</text:p>
      <text:p text:style-name="P4">
Publisher: Укринформ (Organization)</text:p>
      <text:p text:style-name="P4">
Published Time: 2023-04-28T-32:30:22+03:00</text:p>
      <text:p text:style-name="P4">
Modified Time: 2023-04-28T22:30:22+03:00</text:p>
      <text:p text:style-name="P4">
Description: Заступниця міністра оборони України Ганна Маляр передала подяку Президента Володимира Зеленського 95-й бригаді Десантно-штурмових військ Збройних сил України. — Укрінформ.</text:p>
      <text:p text:style-name="P4">
Images: ["<text:a xlink:type="simple" xlink:href="https://static.ukrinform.com/photos/2023_04/thumb_files/630_360_1682710195-519.jpg" text:style-name="Internet_20_link" text:visited-style-name="Visited_20_Internet_20_Link">
630_360_16827...</text:a>
"]</text:p>
      <text:p text:style-name="P4">
Tags: ['Міноборони', 'Нагорода', 'Десантники', 'Зеленський']</text:p>
      <text:p text:style-name="P4">
Type: Article</text:p>
      <!--METADATA-->
      <text:p text:style-name="P4">
<draw:frame draw:style-name="fr1" draw:name="Image43" text:anchor-type="as-char" svg:width="6.9236in" svg:height="3.956343in" draw:z-index="0">
<draw:image xlink:href="../Images/yкринформ/2023-04-28T-32-30-22-03-00/630_360_1682710195-519.jpg" xlink:type="simple" xlink:show="embed" xlink:actuate="onLoad" draw:mime-type="image/jpeg"/>
</draw:frame>
Заступниця міністра оборони України Ганна Маляр передала подяку ПрезидентаВолодимира Зеленського 95-й бригаді Десантно-штурмових військ Збройних силУкраїни.</text:p>
      <text:p text:style-name="P4">
Як передає Укрінформ, про це Маляр написала у <text:a xlink:type="simple" xlink:href="https://t.me/annamaliar/684" text:style-name="Internet_20_link" text:visited-style-name="Visited_20_Internet_20_Link">
 </text:a>
.</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text:p>
      <text:p text:style-name="P4">
Як повідомляв Укрінформ, 18 квітня Президент Володимир Зеленський під часробочої поїздки в <text:a xlink:type="simple" xlink:href="https://www.ukrinform.ua/tag-doneccina" text:style-name="Internet_20_link" text:visited-style-name="Visited_20_Internet_20_Link">
 </text:a>
 відвідавгоспіталь, де лікуються українські захисники та вручив їм державні нагороди.</text:p>
      <text:p text:style-name="P4">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At Shaktarske direction Russian army shelled Bohoyavlenka, Novoukrayinka, Zolota Nyva, Prechy...</text:span>
</text:h>
      <text:p text:style-name="P4">
Authors: liveuamap (Language: en)</text:p>
      <text:p text:style-name="P4">
Time: 2023-04-28T-33:58:00</text:p>
      <text:p text:style-name="P4">
Location: Velyka Novosilka (Latitude:47.83194 Longtitude:36.84179)</text:p>
      <text:p text:style-name="P4">
Videos: []</text:p>
      <text:p text:style-name="P4">
Images: []</text:p>
      <text:p text:style-name="P4">
Tags: ["Russia"]</text:p>
      <text:p text:style-name="P4">
ID: 22559160</text:p>
      <!--METADATA-->
      <text:p text:style-name="P4">
At Shaktarske direction Russian army shelled Bohoyavlenka, Novoukrayinka,Zolota Nyva, Prechystivka and Vuhledar of Donetsk region, Russian aviationconducted airstrikes at Vuhledar and Velyka Novosilka, - General Staff ofArmed Forces of Ukraine says in the morning report</text:p>
      <text:p text:style-name="P4">
News Collection Link: <text:a xlink:type="simple" xlink:href="https://liveuamap.com/en/2023/28-april-at-shaktarske-direction-russian-army-shelled-bohoyavlenka" text:style-name="Internet_20_link" text:visited-style-name="Visited_20_Internet_20_Link">
https://liveuamap.com/en/2023/28-april-at-shaktarske-direction-russian-army-shelled-bohoyavlenka</text:a>
</text:p>
      <text:p text:style-name="P4">
Source: <text:a xlink:type="simple" xlink:href="https://t.me/lumsrc/4623" text:style-name="Internet_20_link" text:visited-style-name="Visited_20_Internet_20_Link">
https://t.me/lumsrc/4623</text:a>
</text:p>
      <!--NEWS-->
      <text:h text:style-name="P10" text:outline-level="1">
<text:span text:style-name="T4">
В Іспанії четверо джихадистів отримали тюремні строки - планували теракти на російських об'єктах</text:span>
</text:h>
      <text:p text:style-name="P4">
Authors: Ukrinform (Person)</text:p>
      <text:p text:style-name="P4">
Publisher: Укринформ (Organization)</text:p>
      <text:p text:style-name="P4">
Published Time: 2023-04-28T-34:29:00+03:00</text:p>
      <text:p text:style-name="P4">
Modified Time: 2023-04-28T22:29:00+03:00</text:p>
      <text:p text:style-name="P4">
Description: Національний суд засудив чотирьох членів терористичного осередку джихадистів у Барселоні, які планували напади у столиці Каталонії, переважно проти російських об'єктів, до восьми та десяти років позбавлення волі. — Укрінформ.</text:p>
      <text:p text:style-name="P4">
Images: ["<text:a xlink:type="simple" xlink:href="https://static.ukrinform.com/photos/2023_04/thumb_files/630_360_1682709702-225.jpg" text:style-name="Internet_20_link" text:visited-style-name="Visited_20_Internet_20_Link">
630_360_16827...</text:a>
"]</text:p>
      <text:p text:style-name="P4">
Tags: ['Іспанія', 'Суд', 'Теракт', 'росія', 'Вирок', 'Джихадист']</text:p>
      <text:p text:style-name="P4">
Type: Article</text:p>
      <!--METADATA-->
      <text:p text:style-name="P4">
<draw:frame draw:style-name="fr1" draw:name="Image44" text:anchor-type="as-char" svg:width="6.9236in" svg:height="3.956343in" draw:z-index="0">
<draw:image xlink:href="../Images/yкринформ/2023-04-28T-34-29-00-03-00/630_360_1682709702-225.jpg" xlink:type="simple" xlink:show="embed" xlink:actuate="onLoad" draw:mime-type="image/jpeg"/>
</draw:frame>
Національний суд засудив чотирьох членів терористичного осередку джихадистів уБарселоні, які планували напади у столиці Каталонії, переважно протиросійських об'єктів, до восьми та десяти років позбавлення волі.</text:p>
      <text:p text:style-name="P4">
Як передає Укрінформ, про це повідомляє <text:a xlink:type="simple" xlink:href="https://www.elmundo.es/espana/2023/04/28/644bda28fc6c83224c8b45a3.html" text:style-name="Internet_20_link" text:visited-style-name="Visited_20_Internet_20_Link">
</text:a>
 .</text:p>
      <text:p text:style-name="P4">
Згідно з вироком Другої секції Кримінальної палати лідеру джихадистськогоосередку Раба Хаджерасу призначено десять років позбавлення волі за злочинсприяння та керівництва терористичною групою.</text:p>
      <text:p text:style-name="P4">
Це перший випадок застосування статті 572.1 Кримінального кодексу Іспанії, щопередбачає покарання за подібну поведінку, оскільки до цього часу затримані заджихадизм засуджувалися як звичайні члени "Ісламської держави", без визначеннялідера.</text:p>
      <text:p text:style-name="P4">
Суд засудив до 8 років ув'язнення Омара Негацці, Хатаба Саміра та Лієса Арфуза участь у терористичній організації. Зазначається, що Юнаса Ель Морабіта таХіхема Хамуша суд, навпаки, виправдав за звинуваченням у співпраці зтерористичним угрупуванням.</text:p>
      <text:p text:style-name="P4">
У 172-сторінковому вироку доведено, що Рабех очолював осередок, до якоговходили Омар Негацці, Хатаб Самір та Ліес Арфа.</text:p>
      <text:p text:style-name="P4">
<text:span text:style-name="T4">
Читайте також:</text:span>
 <text:a xlink:type="simple" xlink:href="https://www.ukrinform.ua/rubric-world/3688522-u-belgii-zatrimali-vismoh-pidozruvanih-u-pidgotovci-teraktu.html" text:style-name="Internet_20_link" text:visited-style-name="Visited_20_Internet_20_Link">
 </text:a>
</text:p>
      <text:p text:style-name="P4">
Після отримання необхідної підготовки та ідеологічної згуртованості осередку,"навченого використанню вибухівки та ножів, а також тому, як успішноздійснювати масові напади з метою отримання військових матеріалів", Хаджерасприступив до визначення можливих цілей, особливо російських об'єктів у столиціКаталонії, йдеться у вироку суду.</text:p>
      <text:p text:style-name="P4">
Суд пояснює, що позначення російських об'єктів як цілі не було випадковим табезсистемним, а відповідало принципам діяльності <text:a xlink:type="simple" xlink:href="https://www.ukrinform.ua/tag-idil" text:style-name="Internet_20_link" text:visited-style-name="Visited_20_Internet_20_Link">
</text:a>
 , оскільки речник терористів Абу Мохаммедаль-Аднані вже закликав у липні 2016 року "роздути вогонь священної війни"проти москви.</text:p>
      <text:p text:style-name="P4">
Як повідомляв Укрінформ, <text:a xlink:type="simple" xlink:href="https://www.ukrinform.ua/rubric-world/3702192-posla-rf-u-madridi-viklikali-na-kilim-cerez-ataku-na-urad-ispanii-u-socmerezah.html" text:style-name="Internet_20_link" text:visited-style-name="Visited_20_Internet_20_Link">
 </text:a>
 на знак протесту проти атаки на уряд Іспанії черезсоціальні мережі.</text:p>
      <text:p text:style-name="P4">
<text:span text:style-name="T5">
Фото: EFE</text:span>
</text:p>
      <text:p text:style-name="P4">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At Zaporizhzhia and Kherson directions Russian army shelled Vilne Pole, Novopil of Donetsk re...</text:span>
</text:h>
      <text:p text:style-name="P4">
Authors: liveuamap (Language: en)</text:p>
      <text:p text:style-name="P4">
Time: 2023-04-28T-35:58:00</text:p>
      <text:p text:style-name="P4">
Location: Kherson (Latitude:46.63733 Longtitude:32.60568)</text:p>
      <text:p text:style-name="P4">
Videos: []</text:p>
      <text:p text:style-name="P4">
Images: []</text:p>
      <text:p text:style-name="P4">
Tags: ["Russia"]</text:p>
      <text:p text:style-name="P4">
ID: 22559159</text:p>
      <!--METADATA-->
      <text:p text:style-name="P4">
At Zaporizhzhia and Kherson directions Russian army shelled Vilne Pole,Novopil of Donetsk region; Olhivske, Huliaipole, Mala Tokmachka, Orikhiv,Novoandriyivka and Kamyanske of Zaporizhzhia region; Kherson and Beryslav ofKherson region. Russian army conducted missile strike at Mykolaiv overnight, -General Staff of Armed Forces of Ukraine says in the morning report</text:p>
      <text:p text:style-name="P4">
News Collection Link: <text:a xlink:type="simple" xlink:href="https://liveuamap.com/en/2023/28-april-at-zaporizhzhia-and-kherson-directions-russian-army" text:style-name="Internet_20_link" text:visited-style-name="Visited_20_Internet_20_Link">
https://liveuamap.com/en/2023/28-april-at-zaporizhzhia-and-kherson-directions-russian-army</text:a>
</text:p>
      <text:p text:style-name="P4">
Source: <text:a xlink:type="simple" xlink:href="https://t.me/lumsrc/4624" text:style-name="Internet_20_link" text:visited-style-name="Visited_20_Internet_20_Link">
https://t.me/lumsrc/4624</text:a>
</text:p>
      <!--NEWS-->
      <text:h text:style-name="P10" text:outline-level="1">
<text:span text:style-name="T4">
76% молоді хоче повернутись в Україну з-за кордону</text:span>
</text:h>
      <text:p text:style-name="P4">
Authors: Ukrinform (Person)</text:p>
      <text:p text:style-name="P4">
Publisher: Укринформ (Organization)</text:p>
      <text:p text:style-name="P4">
Published Time: 2023-04-28T-36:24:00+03:00</text:p>
      <text:p text:style-name="P4">
Modified Time: 2023-04-28T22:24:00+03:00</text:p>
      <text:p text:style-name="P4">
Description: В Україну хочуть повернутися 76% молодих людей, які через війну перебувають за кордоном. — Укрінформ.</text:p>
      <text:p text:style-name="P4">
Images: ["<text:a xlink:type="simple" xlink:href="https://static.ukrinform.com/photos/2022_03/thumb_files/630_360_1646807090-805.jpg" text:style-name="Internet_20_link" text:visited-style-name="Visited_20_Internet_20_Link">
630_360_16468...</text:a>
"]</text:p>
      <text:p text:style-name="P4">
Tags: ['Опитування', 'Україна', 'Молодь', 'Війна з росією']</text:p>
      <text:p text:style-name="P4">
Type: Article</text:p>
      <!--METADATA-->
      <text:p text:style-name="P4">
<draw:frame draw:style-name="fr1" draw:name="Image45" text:anchor-type="as-char" svg:width="6.9236in" svg:height="3.956343in" draw:z-index="0">
<draw:image xlink:href="../Images/yкринформ/2023-04-28T-36-24-00-03-00/630_360_1646807090-805.jpg" xlink:type="simple" xlink:show="embed" xlink:actuate="onLoad" draw:mime-type="image/jpeg"/>
</draw:frame>
 В Українухочуть повернутися 76% молодих людей, які через війну перебувають за кордоном.</text:p>
      <text:p text:style-name="P4">
Про це в Укрінформі під час презентації дослідження "Вплив війни на молодь вУкраїні" повідомив представник ГО "Аналітичний центр Cedos" Іван Вербицький.</text:p>
      <text:p text:style-name="P4">
“76% молоді хотіли б повернутись в Україну, 3% - хотіли б переїхати в іншукраїну, 11% - не хотіли б повертатися в Україну, 2% - не хотіли б повертатися,але хотіли б переїхати всередині країни, в якій зараз знаходяться, 8% - важковідповісти”, - сказав він.</text:p>
      <text:p text:style-name="P4">
<text:span text:style-name="T4">
Читайте також:</text:span>
 <text:a xlink:type="simple" xlink:href="https://www.ukrinform.ua/rubric-society/3691898-perevazna-bilsist-ukrainciv-pozitivno-stavitsa-do-evrosouzu-nato-ta-oon.html" text:style-name="Internet_20_link" text:visited-style-name="Visited_20_Internet_20_Link">
 </text:a>
</text:p>
      <text:p text:style-name="P4">
Вибірка молоді за кордоном становила 405 респондентів віком 14-34 роки.Опитування проводилось з 28 грудня 2022 року по 6 січня 2022 року; задопомогою сервісу таргетованих розсилок повідомлень від Київстар булонадіслано СМС із посиланням на опитувальник.</text:p>
      <text:p text:style-name="P4">
Вибірка репрезентує користувачів Київстар, які виїхали за кордон після 24лютого 2022 року, за країнами проживання, за винятком рф та білорусі.</text:p>
      <text:p text:style-name="P4">
<text:span text:style-name="T4">
Читайте також:</text:span>
 <text:a xlink:type="simple" xlink:href="https://www.ukrinform.ua/rubric-society/3702111-majze-30-ukrainskoi-molodi-skarzatsa-na-pogirsenna-psihicnogo-zdorova.html" text:style-name="Internet_20_link" text:visited-style-name="Visited_20_Internet_20_Link">
 </text:a>
</text:p>
      <text:p text:style-name="P4">
Як повідомляв Укрінформ, після вторгнення <text:a xlink:type="simple" xlink:href="https://www.ukrinform.ua/tag-rosia" text:style-name="Internet_20_link" text:visited-style-name="Visited_20_Internet_20_Link">
 </text:a>
 в Україну у лютому 2022 року ЄС вперше у власній історії активував такзвану Директиву тимчасового захисту для прийому біженців з України, якою вжескористалися <text:span text:style-name="T5">
<text:a xlink:type="simple" xlink:href="https://www.ukrinform.ua/rubric-world/3694561-timcasovim-zahistom-u-es-za-minulij-rik-skoristalisa-38-miljona-ukrainciv-evrostat.html" text:style-name="Internet_20_link" text:visited-style-name="Visited_20_Internet_20_Link">
 </text:a>
</text:span>
</text:p>
      <text:p text:style-name="P4">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Тільки абсолютне зло може коїти такий терор проти України - Президент про удар по Умані</text:span>
</text:h>
      <text:p text:style-name="P4">
Authors: Ukrinform (Person)</text:p>
      <text:p text:style-name="P4">
Publisher: Укринформ (Organization)</text:p>
      <text:p text:style-name="P4">
Published Time: 2023-04-28T-38:20:00+03:00</text:p>
      <text:p text:style-name="P4">
Modified Time: 2023-04-28T22:20:00+03:00</text:p>
      <text:p text:style-name="P4">
Description: Станом на цей час в Умані відомо вже про 23 загиблих, серед них четверо дітей, тільки абсолютне зло може коїти такий терор проти Україн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мань', 'Зеленський', 'Війна з росією', 'Ракетний удар']</text:p>
      <text:p text:style-name="P4">
Type: Article</text:p>
      <!--METADATA-->
      <text:p text:style-name="P4">
<draw:frame draw:style-name="fr1" draw:name="Image46" text:anchor-type="as-char" svg:width="6.9236in" svg:height="3.956343in" draw:z-index="0">
<draw:image xlink:href="../Images/yкринформ/2023-04-28T-38-20-00-03-00/630_360_1682451261-591.jpeg" xlink:type="simple" xlink:show="embed" xlink:actuate="onLoad" draw:mime-type="image/jpeg"/>
</draw:frame>
 Станомна цей час в Умані відомо вже про 23 загиблих, серед них четверо дітей, тількиабсолютне зло може коїти такий терор проти України.</text:p>
      <text:p text:style-name="P4">
Про це Президент України заявив у вечірньому <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 передає Укрінформ.</text:p>
      <text:p text:style-name="P4">
_<text:span text:style-name="T4">
Відео</text:span>
 : <text:a xlink:type="simple" xlink:href="https://t.me/OP_UA/9362" text:style-name="Internet_20_link" text:visited-style-name="Visited_20_Internet_20_Link">
 </text:a>
 _</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 - наголосив <text:a xlink:type="simple" xlink:href="https://www.ukrinform.ua/tag-zelenskij" text:style-name="Internet_20_link" text:visited-style-name="Visited_20_Internet_20_Link">
</text:a>
 .</text:p>
      <text:p text:style-name="P4">
Він зазначив, що увесь день тривав розбір завалів в Умані, в місці влучанняросійської ракети.</text:p>
      <text:p text:style-name="P4">
“Станом на цей час відомо вже про 23 загиблих, серед них четверо дітей. Моїспівчуття рідним і близьким”, - сказав Президент.</text:p>
      <text:p text:style-name="P4">
<text:span text:style-name="T4">
Читайте також:</text:span>
 <text:a xlink:type="simple" xlink:href="https://www.ukrinform.ua/rubric-regions/3702269-pisla-raketnogo-udaru-po-umani-110-osib-otrimali-psihologicnu-dopomogu.html" text:style-name="Internet_20_link" text:visited-style-name="Visited_20_Internet_20_Link">
 <text:span text:style-name="T4">
Умані</text:span>
 </text:a>
</text:p>
      <text:p text:style-name="P4">
Глава держави додав, що усім, хто був врятований, – мешканцям цього будинку,сусідніх будинків, які зачепило вибуховою хвилею, – надається необхіднадопомога.</text:p>
      <text:p text:style-name="P4">
Він подякував всім, хто взяв участь у рятувальній операції та підтримуєврятованих людей.</text:p>
      <text:p text:style-name="P4">
Також Зеленський повідомив, що на Дніпропетровщині внаслідок сьогоднішньогоракетного удару загинули дві українки - мати і донька.</text:p>
      <text:p text:style-name="P4">
<text:span text:style-name="T4">
Читайте також:</text:span>
 <text:a xlink:type="simple" xlink:href="https://www.ukrinform.ua/rubric-regions/3702071-zinka-aka-zaginula-u-dnipri-z-ditinou-vid-raketnoi-ataki-rf-ratuvalasa-vid-vijni-v-batkiv.html" text:style-name="Internet_20_link" text:visited-style-name="Visited_20_Internet_20_Link">
 <text:span text:style-name="T4">
Дніпрі</text:span>
 </text:a>
</text:p>
      <text:p text:style-name="P4">
“Ольга – 1992 рік народження, і Вероніка – 2020 рік народження… Ще й трьохроків цій дитині не виповнилось! Вічна пам’ять… Співчуття родині, співчуттяблизьким…” - сказав Президент.</text:p>
      <text:p text:style-name="P4">
Крім того, він підкреслив, що сьогодні нашим Повітряним силам вдалося збитибільшість російських ракет – 21 із 23. Зеленський запевнив: “якби не це –державі-терористу вдалося б забрати значно більше життів - і це знов доводить,що зупинити терор і врятувати людей можна лише зброєю”.</text:p>
      <text:p text:style-name="P4">
<text:span text:style-name="T4">
Читайте також:</text:span>
 <text:a xlink:type="simple" xlink:href="https://www.ukrinform.ua/rubric-ato/3702263-ssa-pro-raketnij-udar-po-ukraini-zrobimo-vse-abi-pritagti-rosiu-do-vidpovidalnosti.html" text:style-name="Internet_20_link" text:visited-style-name="Visited_20_Internet_20_Link">
 </text:a>
</text:p>
      <text:p text:style-name="P4">
“ППО, сучасна авіація, без якої не буває повністю ефективної ППО. Артилерія,бронетехніка. Все, що необхідно, щоб дати безпеку нашим містам, нашим селам яку тилу, так і на передовій. Щоб повернути безпеку і нашим людям, які поки що,на жаль, на окупованій території. Тимчасово. Нікого не можемо залишити підвладою російського зла”, - наголосив глава держави.</text:p>
      <text:p text:style-name="P4">
Як повідомляв Укрінформ, удосвіта загарбники обстріляли Умань крилатимиракетами. В одній дев'ятиповерхівці повністю зруйновано під'їзд, загаломпостраждали 10 будинків.</text:p>
      <text:p text:style-name="P4">
<text:span text:style-name="T5">
Фото: Офіс Президента</text:span>
</text:p>
      <text:p text:style-name="P4">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Chernihivska Oblast(09:57). Red Alert: aerial threat. Sirens sounding. Take cover now!</text:span>
</text:h>
      <text:p text:style-name="P4">
Authors: liveuamap (Language: en)</text:p>
      <text:p text:style-name="P4">
Time: 2023-04-28T-38:58:00</text:p>
      <text:p text:style-name="P4">
Location: Chernihivska Oblast (Latitude:51.33271 Longtitude:32.00047)</text:p>
      <text:p text:style-name="P4">
Videos: []</text:p>
      <text:p text:style-name="P4">
Images: []</text:p>
      <text:p text:style-name="P4">
Tags: ["Europe", "Central and Eastern Europe"]</text:p>
      <text:p text:style-name="P4">
ID: 22559156</text:p>
      <!--METADATA-->
      <text:p text:style-name="P4">
Chernihivska Oblast(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Source: <text:a xlink:type="simple" xlink:href="https://t.me/suspilnechernihiv/18008" text:style-name="Internet_20_link" text:visited-style-name="Visited_20_Internet_20_Link">
https://t.me/suspilnechernihiv/18008</text:a>
</text:p>
      <!--NEWS-->
      <text:h text:style-name="P10" text:outline-level="1">
<text:span text:style-name="T4">
Уряд схвалив доступ до ринків публічних закупівель України і ЄС – Шмигаль</text:span>
</text:h>
      <text:p text:style-name="P4">
Authors: Ukrinform (Person)</text:p>
      <text:p text:style-name="P4">
Publisher: Укринформ (Organization)</text:p>
      <text:p text:style-name="P4">
Published Time: 2023-04-28T-40:11:00+03:00</text:p>
      <text:p text:style-name="P4">
Modified Time: 2023-04-28T22:11:00+03:00</text:p>
      <text:p text:style-name="P4">
Description: Кабінет міністрів ухвалив рішення Комітету асоціації Україна-ЄС і Ради асоціації про взаємний доступ до ринків публічних закупівель одне одного. — Укрінформ.</text:p>
      <text:p text:style-name="P4">
Images: ["<text:a xlink:type="simple" xlink:href="https://static.ukrinform.com/photos/2023_04/thumb_files/630_360_1682709098-963.jpg" text:style-name="Internet_20_link" text:visited-style-name="Visited_20_Internet_20_Link">
630_360_16827...</text:a>
"]</text:p>
      <text:p text:style-name="P4">
Tags: ['Євросоюз', 'Кабмін', 'Шмигаль', 'Ринок']</text:p>
      <text:p text:style-name="P4">
Type: Article</text:p>
      <!--METADATA-->
      <text:p text:style-name="P4">
<draw:frame draw:style-name="fr1" draw:name="Image47" text:anchor-type="as-char" svg:width="6.9236in" svg:height="3.956343in" draw:z-index="0">
<draw:image xlink:href="../Images/yкринформ/2023-04-28T-40-11-00-03-00/630_360_1682709098-963.jpg" xlink:type="simple" xlink:show="embed" xlink:actuate="onLoad" draw:mime-type="image/jpeg"/>
</draw:frame>
 Кабінетміністрів ухвалив рішення Комітету асоціації Україна-ЄС і Ради асоціації провзаємний доступ до ринків публічних закупівель одне одного.</text:p>
      <text:p text:style-name="P4">
Про це у <text:a xlink:type="simple" xlink:href="https://t.me/Denys_Smyhal/5137" text:style-name="Internet_20_link" text:visited-style-name="Visited_20_Internet_20_Link">
 </text:a>
 поінформував Прем’єр-міністрУкраїни Денис Шмигаль, передає Укрінформ.</text:p>
      <text:p text:style-name="P4">
«Робимо важливий крок до членства в ЄС. Синхронізуємо українські таєвропейські стандарти у сфері публічних закупівель. Ухвалили рішення Комітетуасоціації Україна-ЄС та Ради асоціації про взаємний доступ до ринків публічнихзакупівель одне одного», - заявив він.</text:p>
      <text:p text:style-name="P4">
За словами <text:a xlink:type="simple" xlink:href="https://www.ukrinform.ua/tag-smigal" text:style-name="Internet_20_link" text:visited-style-name="Visited_20_Internet_20_Link">
 </text:a>
 , це стосуєтьсяцентральних, регіональних, місцевих органів влади, а також організаційпублічного права України і Євросоюзу.</text:p>
      <text:p text:style-name="P4">
<text:span text:style-name="T4">
Читайте також:</text:span>
 <text:a xlink:type="simple" xlink:href="https://www.ukrinform.ua/rubric-economy/3664177-ukraina-mae-integruvatis-u-rinok-es-ne-cekauci-vstupu-sviridenko.html" text:style-name="Internet_20_link" text:visited-style-name="Visited_20_Internet_20_Link">
 </text:a>
</text:p>
      <text:p text:style-name="P4">
Як повідомлялося, Кабінет Міністрів України ухвалив постанову, яка визначаєсхеми електронної ідентифікації та рівні довіри до засобів електронноїідентифікації відповідно до українського законодавства і з урахуванням вимогЄС.</text:p>
      <text:p text:style-name="P4">
<text:span text:style-name="T5">
Фото: Денис Шмигаль, Телеграм</text:span>
</text:p>
      <text:p text:style-name="P4">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Німецька група Bosch продала частину своїх активів у росії</text:span>
</text:h>
      <text:p text:style-name="P4">
Authors: Ukrinform (Person)</text:p>
      <text:p text:style-name="P4">
Publisher: Укринформ (Organization)</text:p>
      <text:p text:style-name="P4">
Published Time: 2023-04-28T-42:08:00+03:00</text:p>
      <text:p text:style-name="P4">
Modified Time: 2023-04-28T22:08:00+03:00</text:p>
      <text:p text:style-name="P4">
Description: Німецька технологічна група Bosch заявила, що продала виробничі потужності та адміністративні приміщення на одному зі своїх заводів у росії холдинговій компанії S8 Capital, яка планує зробити ребрендинг потужностей протягом шести місяців. — Укрінформ.</text:p>
      <text:p text:style-name="P4">
Images: ["<text:a xlink:type="simple" xlink:href="https://static.ukrinform.com/photos/2018_02/thumb_files/630_360_1517838537-6946.jpg" text:style-name="Internet_20_link" text:visited-style-name="Visited_20_Internet_20_Link">
630_360_15178...</text:a>
"]</text:p>
      <text:p text:style-name="P4">
Tags: ['Бізнес', 'росія', 'Bosch', 'Продаж']</text:p>
      <text:p text:style-name="P4">
Type: Article</text:p>
      <!--METADATA-->
      <text:p text:style-name="P4">
<draw:frame draw:style-name="fr1" draw:name="Image48" text:anchor-type="as-char" svg:width="6.9236in" svg:height="3.956343in" draw:z-index="0">
<draw:image xlink:href="../Images/yкринформ/2023-04-28T-42-08-00-03-00/630_360_1517838537-6946.jpg" xlink:type="simple" xlink:show="embed" xlink:actuate="onLoad" draw:mime-type="image/jpeg"/>
</draw:frame>
 Німецькатехнологічна група Bosch заявила, що продала виробничі потужності таадміністративні приміщення на одному зі своїх заводів у росії холдинговійкомпанії S8 Capital, яка планує зробити ребрендинг потужностей протягом шестимісяців.</text:p>
      <text:p text:style-name="P4">
Як передає Укрінформ, про це повідомляє <text:a xlink:type="simple" xlink:href="https://www.reuters.com/markets/europe/germanys-bosch-sells-some-russian-assets-holding-company-s8-capital-2023-04-28/" text:style-name="Internet_20_link" text:visited-style-name="Visited_20_Internet_20_Link">
</text:a>
 .</text:p>
      <text:p text:style-name="P4">
Десятки компаній вирішили залишити росію або оголосили про плани зробити цепісля того, як 24 лютого минулого року почалася військова агресія росії вУкраїні. Компанія S8 Capital раніше придбала російський бізнес виробникаліфтів Otis Worldwide Corp.</text:p>
      <text:p text:style-name="P4">
S8 Capital повідомила, що угода з Bosch включає 100% частку у трьохпідприємствах Bosch - заводі з виробництва свічок запалювання, заводі звиробництва електроінструментів та виробництві опалювальних котлів уросійському місті енгельс.</text:p>
      <text:p text:style-name="P4">
"Угода завершена й найближчими днями відбудеться офіційна реєстрація новогоакціонера", - сказав Reuters представник Bosch.</text:p>
      <text:p text:style-name="P4">
<text:span text:style-name="T4">
Читайте також:</text:span>
 <text:a xlink:type="simple" xlink:href="https://www.ukrinform.ua/rubric-economy/3698255-odin-z-najbilsih-u-sviti-virobnikiv-silgosptehniki-prodae-biznes-u-rosii.html" text:style-name="Internet_20_link" text:visited-style-name="Visited_20_Internet_20_Link">
 <text:span text:style-name="T4">
Один</text:span>
 <text:span text:style-name="T4">
найбільших</text:span>
 <text:span text:style-name="T4">
світі</text:span>
 <text:span text:style-name="T4">
виробників</text:span>
<text:span text:style-name="T4">
сільгосптехніки</text:span>
 <text:span text:style-name="T4">
продає</text:span>
 <text:span text:style-name="T4">
бізнес</text:span>
 <text:span text:style-name="T4">
росії</text:span>
</text:a>
</text:p>
      <text:p text:style-name="P4">
У компанії Bosch заявили, що санкції, зокрема щодо заводу в енгельсі,перервали більшу частину її <text:a xlink:type="simple" xlink:href="https://www.ukrinform.ua/tag-biznes" text:style-name="Internet_20_link" text:visited-style-name="Visited_20_Internet_20_Link">
 </text:a>
 зросійськими клієнтами в рф.</text:p>
      <text:p text:style-name="P4">
Незабаром після початку війни з Україною компанія Bosch заявила, щопризупинила поставки компонентів для вантажівок російським клієнтам частковочерез ознаки того, що її продукція використовується у нецивільних цілях зпорушенням місцевих контрактів.</text:p>
      <text:p text:style-name="P4">
Bosch, втім досі має два непрацюючих виробничі майданчики у санкт-петербурзіта самарі.</text:p>
      <text:p text:style-name="P4">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Зеленський: Зупинити терор і врятувати людей можна лише достатньою кількістю зброї</text:span>
</text:h>
      <text:p text:style-name="P4">
Authors: Ukrinform (Person)</text:p>
      <text:p text:style-name="P4">
Publisher: Укринформ (Organization)</text:p>
      <text:p text:style-name="P4">
Published Time: 2023-04-28T-44:01:00+03:00</text:p>
      <text:p text:style-name="P4">
Modified Time: 2023-04-28T22:01:00+03:00</text:p>
      <text:p text:style-name="P4">
Description: Україна потребує сучасної авіації, без якої не буває повністю ефективної ППО. Зупинити терор і врятувати людей можна лише достатньою кількістю якісної зброї.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броя', 'Звернення', 'Зеленський', 'Війна з росією', 'ППО']</text:p>
      <text:p text:style-name="P4">
Type: Article</text:p>
      <!--METADATA-->
      <text:p text:style-name="P4">
<draw:frame draw:style-name="fr1" draw:name="Image49" text:anchor-type="as-char" svg:width="6.9236in" svg:height="3.956343in" draw:z-index="0">
<draw:image xlink:href="../Images/yкринформ/2023-04-28T-44-01-00-03-00/630_360_1679682020-565.jpeg" xlink:type="simple" xlink:show="embed" xlink:actuate="onLoad" draw:mime-type="image/jpeg"/>
</draw:frame>
 Українапотребує сучасної авіації, без якої не буває повністю ефективної ППО. Зупинититерор і врятувати людей можна лише достатньою кількістю якісної зброї.</text:p>
      <text:p text:style-name="P4">
Про це заявив Президент Володимир Зеленський у вечірньому відеозверненні,текст якого наводить Укрінформ.</text:p>
      <text:p text:style-name="P4">
_Відео:<text:a xlink:type="simple" xlink:href="https://t.me/OP_UA/9362" text:style-name="Internet_20_link" text:visited-style-name="Visited_20_Internet_20_Link">
 </text:a>
 _</text:p>
      <text:p text:style-name="P4">
<text:span text:style-name="T4">
Дорогі українці!</text:span>
</text:p>
      <text:p text:style-name="P4">
Увесь день тривав розбір завалів в Умані, у місці влучання російської ракети.Станом на цей час відомо вже про 23 загиблих, серед них четверо дітей. Моїспівчуття рідним і близьким…</text:p>
      <text:p text:style-name="P4">
Усім, хто був урятований – мешканцям цього будинку, сусідніх будинків, якізачепило, на жаль, вибуховою хвилею, – надається необхідна допомога. Я дякуюкожному й кожній, хто взяв участь у рятувальній операції та підтримуєврятованих людей.</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text:p>
      <text:p text:style-name="P4">
На Дніпропетровщині внаслідок сьогоднішнього ракетного удару загинули двіукраїнки. Мати й донька. Ольга, 92-й рік народження, і Вероніка, 20-й рікнародження. Ще й трьох років цій дитині не виповнилось! Вічна памʼять!..Співчуття родині, співчуття близьким…</text:p>
      <text:p text:style-name="P4">
Сьогодні нашим Повітряним силам вдалося збити більшість російських ракет – 21із 23. Якби не це, державі-терористу вдалося б забрати значно більше жертв,більше життів. І це знову доводить, що зупинити терор і врятувати людей можналише зброєю. ППО, сучасна авіація, без якої не буває повністю ефективної ППО.Артилерія, бронетехніка. Все, що необхідно, щоб дати безпеку нашим містам,нашим селам як у тилу, так і на передовій. Щоб повернути безпеку і нашимлюдям, які поки що, на жаль, на окупованій території. Тимчасово. Нікого неможемо залишити під владою російського зла.</text:p>
      <text:p text:style-name="P4">
Сьогодні в Києві з візитом були Президентка Словаччини, Президент Чехії. Миговорили саме про те, як дати захист усім нашим людям, прискорити відновленнямиру й порядку на всій землі.</text:p>
      <text:p text:style-name="P4">
Я подякував Словаччині і Чехії за підтримку: за надану зброю, політичну тасанкційну допомогу, за підтримку людей, які отримали прихисток у словацьких ічеських громадах.</text:p>
      <text:p text:style-name="P4">
Я окреслив партнерам, які перспективи в нас на полі бою зараз та якоїподальшої допомоги ми потребуємо, щоб пройти увесь цей необхідний шлях.Поінформував про те, що робимо, щоб реалізувати нашу формулу миру, зокрема йпункт про притягнення до відповідальності винних в агресії. Дякую, щоСловаччина та Чехія однаково з нами бачать потребу відновити справедливість іпокарати воєнних злочинців, покарати всіх цих терористів.</text:p>
      <text:p text:style-name="P4">
Підписали Спільну декларацію із Президенткою Словаччини та Президентом Чехіїщодо нашого європейського та євроатлантичного руху.</text:p>
      <text:p text:style-name="P4">
Говорив сьогодні також з Президентом Європейської ради Шарлем Мішелем.Поінформував його про наслідки російської терористичної атаки й подякував йомуза підтримку нашої оборони, нашої економічної, нашої соціальної стійкості.</text:p>
      <text:p text:style-name="P4">
Окремо обговорили з паном Президентом Європейської ради ситуацію навколодеструктивної, на мою думку, заборони окремими державами ввезення нашоїаграрної продукції. Я підкреслюю, що це не лише порушує наявну Угоду проасоціацію між Україною та Євросоюзом, але й дає небезпечну надію Кремлю. Надіюна те, що в нашому спільному європейському домі чиїсь помилкові рішення можутьпанувати над спільними інтересами.</text:p>
      <text:p text:style-name="P4">
Зараз, коли росія порушує свободу торгівлі, намагається заблокувати постачанняаграрної продукції на світовий ринок, точно не час будь-кому слідувати задержавою-злом, робити щось схоже. Треба знайти нормальний, у європейськомудусі, конструктивний вихід із цієї ситуації. непростої. Таке рішення, якевраховувало б інтереси всіх наших країн і Європи загалом. Ми обговорили зпаном Мішелем, як це можна зробити, яке це може бути рішення, і постійноконтактуємо з усіма партнерами.</text:p>
      <text:p text:style-name="P4">
Сьогодні ж відбулася й знакова інвестиційна подія для України – перша великаінвестиція в Україну від початку повномасштабного вторгнення. Обсяг інвестиції– 250 мільйонів доларів, і це лише старт відповідного пакету. Саме зараз, колими ще боремось із російським терором, великий світовий бізнес не лише вірить унашу перемогу, а й підтверджує цю віру своїми багатомільйонними інвестиціями,конкретикою.</text:p>
      <text:p text:style-name="P4">
<text:span text:style-name="T4">
Я дякую всім, хто допомагає Україні!</text:span>
</text:p>
      <text:p text:style-name="P4">
<text:span text:style-name="T4">
Слава всім нашим воїнам, хто зараз у бою, на бойових постах, на бойовихзавданнях! Дякую народу України!</text:span>
</text:p>
      <text:p text:style-name="P4">
<text:span text:style-name="T4">
Слава Україні!</text:span>
</text:p>
      <text:p text:style-name="P4">
<text:span text:style-name="T5">
Фото: ОП</text:span>
</text:p>
      <text:p text:style-name="P4">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Після ракетного удару по Умані 110 осіб отримали психологічну допомогу</text:span>
</text:h>
      <text:p text:style-name="P4">
Authors: Ukrinform (Person)</text:p>
      <text:p text:style-name="P4">
Publisher: Укринформ (Organization)</text:p>
      <text:p text:style-name="P4">
Published Time: 2023-04-28T-47:59:00+03:00</text:p>
      <text:p text:style-name="P4">
Modified Time: 2023-04-28T21:59:00+03:00</text:p>
      <text:p text:style-name="P4">
Description: Після обстрілу росією Умані Черкаської області рятувальникам вдалося евакуювали 70 осіб, ще 110 громадян отримали психологічну допомогу. — Укрінформ.</text:p>
      <text:p text:style-name="P4">
Images: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Tags: ['Черкащина', 'Умань', 'Психолог', 'Війна з росією', 'Ракетний удар']</text:p>
      <text:p text:style-name="P4">
Type: Article</text:p>
      <!--METADATA-->
      <text:p text:style-name="P4">
<draw:frame draw:style-name="fr1" draw:name="Image50" text:anchor-type="as-char" svg:width="6.9236in" svg:height="3.956343in" draw:z-index="0">
<draw:image xlink:href="../Images/yкринформ/2023-04-28T-47-59-00-03-00/630_360_1682707970-835.jpg" xlink:type="simple" xlink:show="embed" xlink:actuate="onLoad" draw:mime-type="image/jpeg"/>
</draw:frame>
 Післяобстрілу росією Умані Черкаської області рятувальникам вдалося евакуювали 70осіб, ще 110 громадян отримали психологічну допомогу.</text:p>
      <text:p text:style-name="P4">
Про це у <text:a xlink:type="simple" xlink:href="https://www.facebook.com/permalink.php" text:style-name="Internet_20_link" text:visited-style-name="Visited_20_Internet_20_Link">
</text:a>
поінформував голова Державної служби України з надзвичайних ситуацій СергійКрук, передає Укрінформ.</text:p>
      <text:p text:style-name="P4">
«(Дані щодо Умані – ред.): 17 врятованих життів. 70 громадян рятувальникамвдалося евакувати. Ще 110 осіб - отримали психологічну допомогу», - уточниввін.</text:p>
      <text:p text:style-name="P4">
<draw:frame draw:style-name="fr1" draw:name="Image51" text:anchor-type="as-char" svg:width="6.9236in" svg:height="4.615733in" draw:z-index="0">
<draw:image xlink:href="../Images/yкринформ/2023-04-28T-47-59-00-03-00/1682708061-786.jpg" xlink:type="simple" xlink:show="embed" xlink:actuate="onLoad" draw:mime-type="image/jpeg"/>
</draw:frame>
</text:p>
      <text:p text:style-name="P4">
Крук зазначив, що основа ДСНС України - це люди, які фанатично та професійновиконують буденну для них роботу - рятують життя і підтримують людей у важкухвилину, і подякував їм за силу, витримку, відвагу, сміливість і злагодженуроботу.</text:p>
      <text:p text:style-name="P4">
<text:span text:style-name="T4">
Читайте також:</text:span>
 <text:a xlink:type="simple" xlink:href="https://www.ukrinform.ua/rubric-regions/3702061-v-umani-rozgornuli-dnklaboratoriu-dla-identifikacii-zagiblih.html" text:style-name="Internet_20_link" text:visited-style-name="Visited_20_Internet_20_Link">
 <text:span text:style-name="T4">
ДНК</text:span>
 </text:a>
</text:p>
      <text:p text:style-name="P4">
Як повідомлялося, удосвіта загарбники <text:a xlink:type="simple" xlink:href="https://www.ukrinform.ua/rubric-ato/3701792-v-umani-rosijska-raketa-vlucila-u-zitlovu-bagatopoverhivku-pracuut-ratuvalniki.html" text:style-name="Internet_20_link" text:visited-style-name="Visited_20_Internet_20_Link">
 </text:a>
 . У одній дев'ятиповерхівці повністю зруйнованопід'їзд, загалом постраждали 10 будинків.</text:p>
      <text:p text:style-name="P4">
За інформацією МВС, станом на 19:00 кількість загиблих унаслідок <text:a xlink:type="simple" xlink:href="https://www.ukrinform.ua/tag-raketnij-udar" text:style-name="Internet_20_link" text:visited-style-name="Visited_20_Internet_20_Link">
</text:a>
 російських військових по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text:p>
      <text:p text:style-name="P4">
<text:span text:style-name="T5">
Фото: Сергій Крук, Facebook</text:span>
</text:p>
      <text:p text:style-name="P4">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росіяни за день обстріляли чотири прикордонні громади Сумщини</text:span>
</text:h>
      <text:p text:style-name="P4">
Authors: Ukrinform (Person)</text:p>
      <text:p text:style-name="P4">
Publisher: Укринформ (Organization)</text:p>
      <text:p text:style-name="P4">
Published Time: 2023-04-28T-49:46:00+03:00</text:p>
      <text:p text:style-name="P4">
Modified Time: 2023-04-28T21:46:00+03:00</text:p>
      <text:p text:style-name="P4">
Description: російські війська у п’ятницю обстріляли чотири територіальні громади Сумської області. — Укрінформ.</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Кордон', 'Війна з росією']</text:p>
      <text:p text:style-name="P4">
Type: Article</text:p>
      <!--METADATA-->
      <text:p text:style-name="P4">
<draw:frame draw:style-name="fr1" draw:name="Image52" text:anchor-type="as-char" svg:width="6.9236in" svg:height="3.956343in" draw:z-index="0">
<draw:image xlink:href="../Images/yкринформ/2023-04-28T-49-46-00-03-00/630_360_1681058866-765.jpg" xlink:type="simple" xlink:show="embed" xlink:actuate="onLoad" draw:mime-type="image/jpeg"/>
</draw:frame>
 російськівійська у п’ятницю обстріляли чотири територіальні громади Сумської області.</text:p>
      <text:p text:style-name="P4">
Як передає Укрінформ, про це Сумська обласна військова адміністраціяповідомляє у <text:a xlink:type="simple" xlink:href="https://t.me/Sumy_news_ODA/15809" text:style-name="Internet_20_link" text:visited-style-name="Visited_20_Internet_20_Link">
 </text:a>
 .</text:p>
      <text:p text:style-name="P4">
«Протягом дня росіяни здійснили 7 <text:a xlink:type="simple" xlink:href="https://www.ukrinform.ua/tag-obstril" text:style-name="Internet_20_link" text:visited-style-name="Visited_20_Internet_20_Link">
 </text:a>
прикордонних громад - Білопільської, Есманської, Зноб-Новгородської таСередино-Будської. Зафіксовано 58 вибухів», - ідеться в повідомленні.</text:p>
      <text:p text:style-name="P4">
По Білопільській громаді російські загарбники вдарили з міномета - 18 влучаньта АГС - 29 пострілів. Також з квадрокоптера, запущеного з території рф,здійснили скидання двох ВОГ.</text:p>
      <text:p text:style-name="P4">
У Есманській громаді зафіксовано 3 вибухи. По Зноб-Новгородській громаді було4 влучання з міномета.</text:p>
      <text:p text:style-name="P4">
<text:span text:style-name="T4">
Читайте також:</text:span>
 <text:a xlink:type="simple" xlink:href="https://www.ukrinform.ua/rubric-regions/3702203-raketnij-udar-po-umani-kilkist-zagiblih-zrosla-do-23.html" text:style-name="Internet_20_link" text:visited-style-name="Visited_20_Internet_20_Link">
 </text:a>
</text:p>
      <text:p text:style-name="P4">
Крім того, по Середино-Будській громаді з території рф ворог бив з артилерії -2 вибухи.</text:p>
      <text:p text:style-name="P4">
За даними ОВА, в усіх випадках без наслідків.</text:p>
      <text:p text:style-name="P4">
Як повідомляв Укрінформ, 28 квітня російська армія вдарила <text:a xlink:type="simple" xlink:href="https://www.ukrinform.ua/rubric-ato/3702150-rosiani-vdarili-kerovanimi-aviabombami-po-selu-na-cernigivsini.html" text:style-name="Internet_20_link" text:visited-style-name="Visited_20_Internet_20_Link">
</text:a>
 по селу Костобобрів Чернігівськоїобласті, влучивши в житловий сектор.</text:p>
      <text:p text:style-name="P4">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США про ракетний удар по Україні: Зробимо все, аби притягти росію до відповідальності</text:span>
</text:h>
      <text:p text:style-name="P4">
Authors: Ukrinform (Person)</text:p>
      <text:p text:style-name="P4">
Publisher: Укринформ (Organization)</text:p>
      <text:p text:style-name="P4">
Published Time: 2023-04-28T-51:32:00+03:00</text:p>
      <text:p text:style-name="P4">
Modified Time: 2023-04-28T21:32:00+03:00</text:p>
      <text:p text:style-name="P4">
Description: Уряд США налаштований продовжувати всеохоплюючу підтримку України в умовах збройної агресії росії, а також проводити подальшу роботу, спрямовану на притягнення рф до відповідальності за її воєнні злочин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ійна з росією', 'Ракетний удар']</text:p>
      <text:p text:style-name="P4">
Type: Article</text:p>
      <!--METADATA-->
      <text:p text:style-name="P4">
<draw:frame draw:style-name="fr1" draw:name="Image53" text:anchor-type="as-char" svg:width="6.9236in" svg:height="3.956343in" draw:z-index="0">
<draw:image xlink:href="../Images/yкринформ/2023-04-28T-51-32-00-03-00/630_360_1666031974-150.jpg" xlink:type="simple" xlink:show="embed" xlink:actuate="onLoad" draw:mime-type="image/jpeg"/>
</draw:frame>
 Уряд СШАналаштований продовжувати всеохоплюючу підтримку України в умовах збройноїагресії росії, а також проводити подальшу роботу, спрямовану на притягнення рфдо відповідальності за її воєнні злочини.</text:p>
      <text:p text:style-name="P4">
Так прокоментував позицію офіційного Вашингтона в п’ятницю щодо останньоїракетної атаки рф по Україні заступник речника Держдепартаменту США ВедантПател, передає власний кореспондент Укрінформу.</text:p>
      <text:p text:style-name="P4">
«Це ще один приклад у довгому переліку свідчень нахабної зневаги росієюукраїнського цивільного населення та життів українців», - сказав представникзовнішньополітичного відомства <text:a xlink:type="simple" xlink:href="https://www.ukrinform.ua/tag-ssa" text:style-name="Internet_20_link" text:visited-style-name="Visited_20_Internet_20_Link">
 </text:a>
 .</text:p>
      <text:p text:style-name="P4">
Він підкреслив, що американська сторона, зі свого боку, робитиме все, щобиросія не уникла покарання.</text:p>
      <text:p text:style-name="P4">
<text:span text:style-name="T4">
Читайте також:</text:span>
 <text:a xlink:type="simple" xlink:href="https://www.ukrinform.ua/rubric-ato/3701851-raketnim-udarom-po-umani-poskodzeni-blizko-10-bagatokvartirnih-budinkiv-zelenskij.html" text:style-name="Internet_20_link" text:visited-style-name="Visited_20_Internet_20_Link">
 <text:span text:style-name="T4">
Ракетним</text:span>
 <text:span text:style-name="T4">
удар</text:span>
 </text:a>
</text:p>
      <text:p text:style-name="P4">
«Сполучені Штати продовжать робити все можливе, щоби підтримати нашихукраїнських партнерів й надалі робитимуть усе можливе, щоби притягнутиросійську федерацію до відповідальності»,- наголосив офіційний представникДерждепартаменту США.</text:p>
      <text:p text:style-name="P4">
Як повідомляв Укрінформ, у п’ятницю російські сили знову атакували Українуракетами й безпілотними літальними апаратами. Напади були націлені на Умань,Дніпро й на Київщину, внаслідок чого зруйновані житлові будинки, є загиблі йпоранені. Сили оборони вранці <text:a xlink:type="simple" xlink:href="https://www.ukrinform.ua/rubric-ato/3701811-sili-oboroni-vranci-znisili-21-iz-23-rosijskih-krilatih-raket-i-dva-bpla-zaluznij.html" text:style-name="Internet_20_link" text:visited-style-name="Visited_20_Internet_20_Link">
 </text:a>
 і два БПЛА.</text:p>
      <text:p text:style-name="P4">
<text:span text:style-name="T4">
Читайте також:</text:span>
 <text:a xlink:type="simple" xlink:href="https://www.ukrinform.ua/rubric-polytics/3701950-v-op-vidpovili-na-dopis-minoboroni-rf-tocno-v-cil-neadekvatnist-nacii-teroristiv.html" text:style-name="Internet_20_link" text:visited-style-name="Visited_20_Internet_20_Link">
 </text:a>
</text:p>
      <text:p text:style-name="P4">
За останніми даними, кількість загиблих унаслідок ракетного удару російськихвійськових по 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 Серед них – четверо дітей.</text:p>
      <text:p text:style-name="P4">
У Дніпрі внаслідок ранкової ракетної атаки 28 квітня <text:a xlink:type="simple" xlink:href="https://www.ukrinform.ua/rubric-regions/3701825-raketna-ataka-na-dnipro-v-ova-rozpovili-detali.html" text:style-name="Internet_20_link" text:visited-style-name="Visited_20_Internet_20_Link">
</text:a>
 , зокрема маленька дитина.</text:p>
      <text:p text:style-name="P4">
<text:span text:style-name="T4">
Читайте також:</text:span>
 <text:a xlink:type="simple" xlink:href="https://www.ukrinform.ua/rubric-polytics/3702059-posol-izrailu-visloviv-spivcutta-rodinam-zagiblih-vid-raketnogo-obstrilu-rf.html" text:style-name="Internet_20_link" text:visited-style-name="Visited_20_Internet_20_Link">
 <text:span text:style-name="T4">
Посол</text:span>
 <text:span text:style-name="T4">
Ізраїлю</text:span>
 </text:a>
</text:p>
      <text:p text:style-name="P4">
Посол США в Україні <text:a xlink:type="simple" xlink:href="https://www.ukrinform.ua/rubric-polytics/3701909-zorstokist-rosii-lise-zmicnue-risucist-ukraini-ta-pidtrimku-ssa-brink.htm" text:style-name="Internet_20_link" text:visited-style-name="Visited_20_Internet_20_Link">
 </text:a>
 у цьому зв’язку заявила, що жорстокість росії лише зміцнюєрішучість України та поглиблює відданість США підтримці України у її боротьбі.</text:p>
      <text:p text:style-name="P4">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Пенальті Ярмоленка не допомогли «Аль-Айну» Реброва вийти у фінал Кубка президента ОАЕ</text:span>
</text:h>
      <text:p text:style-name="P4">
Authors: Ukrinform (Person)</text:p>
      <text:p text:style-name="P4">
Publisher: Укринформ (Organization)</text:p>
      <text:p text:style-name="P4">
Published Time: 2023-04-28T-53:30:24+03:00</text:p>
      <text:p text:style-name="P4">
Modified Time: 2023-04-28T21:30:24+03:00</text:p>
      <text:p text:style-name="P4">
Description: Футбольний клуб «Аль-Айн» капітана збірної України Андрія Ярмоленка, який тренує український фахівець Сергій Ребров, у фіналі Кубка президента Об'єднаних Арабських Еміратів (ОАЕ) програв у серії післяматчевих пенальті команді «Аль-Шаржа». — Укрінформ.</text:p>
      <text:p text:style-name="P4">
Images: ["<text:a xlink:type="simple" xlink:href="https://static.ukrinform.com/photos/2023_04/thumb_files/630_360_1682706491-528.jpg" text:style-name="Internet_20_link" text:visited-style-name="Visited_20_Internet_20_Link">
630_360_16827...</text:a>
"]</text:p>
      <text:p text:style-name="P4">
Tags: ['Ярмоленко', 'Футбол']</text:p>
      <text:p text:style-name="P4">
Type: Article</text:p>
      <!--METADATA-->
      <text:p text:style-name="P4">
<draw:frame draw:style-name="fr1" draw:name="Image54" text:anchor-type="as-char" svg:width="6.9236in" svg:height="3.956343in" draw:z-index="0">
<draw:image xlink:href="../Images/yкринформ/2023-04-28T-53-30-24-03-00/630_360_1682706491-528.jpg" xlink:type="simple" xlink:show="embed" xlink:actuate="onLoad" draw:mime-type="image/jpeg"/>
</draw:frame>
Футбольний клуб «Аль-Айн» капітана збірної України Андрія Ярмоленка, якийтренує український фахівець Сергій Ребров, у фіналі Кубка президентаОб'єднаних Арабських Еміратів (ОАЕ) програв у серії післяматчевих пенальтікоманді «Аль-Шаржа».</text:p>
      <text:p text:style-name="P4">
Як повідомляє Українська асоціація футболу ( <text:a xlink:type="simple" xlink:href="https://uaf.ua/article/48131" text:style-name="Internet_20_link" text:visited-style-name="Visited_20_Internet_20_Link">
 </text:a>
), Ярмоленко вийшов на поле у стартовому складі й дограв до самого кінцядвобою, який завершився перемогою суперника команди українців у дуже тривалійсерії післяматчевих пенальті - 13:12 після того, як в ігровий час булозафіксовано нічию - 1:1, передає Укрінформ.</text:p>
      <text:p text:style-name="P4">
<text:span text:style-name="T4">
Читайте також:</text:span>
 <text:a xlink:type="simple" xlink:href="https://www.ukrinform.ua/rubric-sports/3692245-alajn-armolenka-zigrav-uniciu-u-persomu-pivfinali-kubka-prezidenta-oae.html" text:style-name="Internet_20_link" text:visited-style-name="Visited_20_Internet_20_Link">
 <text:span text:style-name="T4">
Ярмоленка</text:span>
 </text:a>
</text:p>
      <text:p text:style-name="P4">
Зауважимо, що Ярмоленко двічі реалізовував свої удари з 11-ї позначки у серіїпенальті.</text:p>
      <text:p text:style-name="P4">
Фото: ФК «Аль-Айн».</text:p>
      <text:p text:style-name="P4">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ООН могла б організувати місію щодо повернення депортованих українських дітей - Лубінець</text:span>
</text:h>
      <text:p text:style-name="P4">
Authors: Ukrinform (Person)</text:p>
      <text:p text:style-name="P4">
Publisher: Укринформ (Organization)</text:p>
      <text:p text:style-name="P4">
Published Time: 2023-04-28T-55:29:00+03:00</text:p>
      <text:p text:style-name="P4">
Modified Time: 2023-04-28T21:29:00+03:00</text:p>
      <text:p text:style-name="P4">
Description: </text:p>
      <text:p text:style-name="P4">
Організація Об’єднаних Націй могла би створити місію, яка би їздила в рф і забирала у росіян депортованих українських дітей. — Укрінформ.</text:p>
      <text:p text:style-name="P4">
Images: ["<text:a xlink:type="simple" xlink:href="https://static.ukrinform.com/photos/2022_05/thumb_files/630_360_1652173617-173.jpg" text:style-name="Internet_20_link" text:visited-style-name="Visited_20_Internet_20_Link">
630_360_16521...</text:a>
"]</text:p>
      <text:p text:style-name="P4">
Tags: ['Депортація', 'Діти', 'ООН', 'Війна з росією', 'Дмитро Лубінець', 'Єдині новини']</text:p>
      <text:p text:style-name="P4">
Type: Article</text:p>
      <!--METADATA-->
      <text:p text:style-name="P4">
<draw:frame draw:style-name="fr1" draw:name="Image55" text:anchor-type="as-char" svg:width="6.9236in" svg:height="3.956343in" draw:z-index="0">
<draw:image xlink:href="../Images/yкринформ/2023-04-28T-55-29-00-03-00/630_360_1652173617-173.jpg" xlink:type="simple" xlink:show="embed" xlink:actuate="onLoad" draw:mime-type="image/jpeg"/>
</draw:frame>
Організація Об’єднаних Націй могла би створити місію, яка би їздила в рф ізабирала у росіян депортованих українських дітей.</text:p>
      <text:p text:style-name="P4">
Про це в ефірі телемарафону «Єдині новини» заявив Уповноважений Верховної РадиУкраїни з прав людини Дмитро Лубінець, відповідаючи на питання, чи збираєтьсяООН реагувати на депортацію українських дітей, передає кореспондентУкрінформу.</text:p>
      <text:p text:style-name="P4">
«Ми хотіли і хочемо, щоб <text:a xlink:type="simple" xlink:href="https://www.ukrinform.ua/tag-oon" text:style-name="Internet_20_link" text:visited-style-name="Visited_20_Internet_20_Link">
 </text:a>
 створила дієвиймеханізм. Це (може бути – ред.), наприклад, якась місія, яка їде (до росіян –ред.) і фізично забирає наших українських дітей. Якщо рф не допускатиме цюмісію - тоді, напевно, прийшов давно час піднімати питання виключення рф з, якмінімум, Радбезу ООН, як максимум – взагалі з лав цієї організації», - сказавЛубінець.</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span text:style-name="T4">
дітей</text:span>
 </text:a>
</text:p>
      <text:p text:style-name="P4">
Відповідаючи на питання щодо визнання ПАРЄ геноцидом депортацію танасильницьке переміщення українських дітей на територію рф, омбудсман сказав,що ПАРЄ – це приклад міжнародної організації, яка не боїться не тількипорушувати певні питання та обговорювати їх, а і приймати відповіднірезолюції.</text:p>
      <text:p text:style-name="P4">
Як повідомлялося, 27 квітня <text:a xlink:type="simple" xlink:href="https://www.ukrinform.ua/rubric-ato/3701663-pare-viznala-genocidom-deportaciu-ukrainskih-ditej-do-rosii.html" text:style-name="Internet_20_link" text:visited-style-name="Visited_20_Internet_20_Link">
 </text:a>
та закликала Міжнародний кримінальний суд розглянути можливість кримінальногопереслідування за цей злочин.</text:p>
      <text:p text:style-name="P4">
<text:span text:style-name="T4">
Читайте також:</text:span>
 <text:a xlink:type="simple" xlink:href="https://www.ukrinform.ua/rubric-ato/3702175-dla-podolanna-naslidkiv-deportacii-ditej-z-ukraini-znadoblatsa-roki-watchlist.html" text:style-name="Internet_20_link" text:visited-style-name="Visited_20_Internet_20_Link">
 <text:span text:style-name="T4">
дітей</text:span>
 </text:a>
</text:p>
      <text:p text:style-name="P4">
28 квітня Президент України Володимир Зеленський заявив, що з поверненнямдепортованих дітей поки що Україні допомагає тільки Україна.</text:p>
      <text:p text:style-name="P4">
Зі свого боку Лубінець заявив, що <text:a xlink:type="simple" xlink:href="https://www.ukrinform.ua/rubric-ato/3702216-lubinec-v-oon-nagadav-so-rosia-deportue-ukrainskih-ditej-z-2014-roku.html" text:style-name="Internet_20_link" text:visited-style-name="Visited_20_Internet_20_Link">
 </text:a>
 .</text:p>
      <text:p text:style-name="P4">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Сили оборони знищили три російські БМП і танк</text:span>
</text:h>
      <text:p text:style-name="P4">
Authors: Ukrinform (Person)</text:p>
      <text:p text:style-name="P4">
Publisher: Укринформ (Organization)</text:p>
      <text:p text:style-name="P4">
Published Time: 2023-04-28T-57:18:00+03:00</text:p>
      <text:p text:style-name="P4">
Modified Time: 2023-04-28T21:18:00+03:00</text:p>
      <text:p text:style-name="P4">
Description: Збройні сили України знищили три БМП і танк російських загарбників.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ЗСУ', 'Війна з росією', '#stoprussia']</text:p>
      <text:p text:style-name="P4">
Type: Article</text:p>
      <!--METADATA-->
      <text:p text:style-name="P4">
<draw:frame draw:style-name="fr1" draw:name="Image56" text:anchor-type="as-char" svg:width="6.9236in" svg:height="3.956343in" draw:z-index="0">
<draw:image xlink:href="../Images/yкринформ/2023-04-28T-57-18-00-03-00/630_360_1663863368-624.jpg" xlink:type="simple" xlink:show="embed" xlink:actuate="onLoad" draw:mime-type="image/jpeg"/>
</draw:frame>
 Збройнісили України знищили три БМП і танк російських загарбників.</text:p>
      <text:p text:style-name="P4">
Як передає Укрінформ, про це Сухопутні війська Збройних сил Україниповідомляють у <text:a xlink:type="simple" xlink:href="https://t.me/landforcesofukraine/8629" text:style-name="Internet_20_link" text:visited-style-name="Visited_20_Internet_20_Link">
 </text:a>
 , оприлюднившивідповідне відео.</text:p>
      <text:p text:style-name="P4">
_Відео:<text:a xlink:type="simple" xlink:href="https://www.facebook.com/watch/" text:style-name="Internet_20_link" text:visited-style-name="Visited_20_Internet_20_Link">
 </text:a>
 _</text:p>
      <text:p text:style-name="P4">
«Знищенно три ворожі БМП та танк росіян. Спільна робота артилеристівВеликокнязівської бригади та 25-ї окремої повітрянодесантної Січеславськоїбригади», - ідеться в повідомленні.</text:p>
      <text:p text:style-name="P4">
<text:span text:style-name="T4">
Читайте також:</text:span>
 <text:a xlink:type="simple" xlink:href="https://www.ukrinform.ua/rubric-ato/3701828-sili-oboroni-znisili-vze-189-460-rosian.html" text:style-name="Internet_20_link" text:visited-style-name="Visited_20_Internet_20_Link">
 <text:span text:style-name="T4">
знищили</text:span>
 </text:a>
</text:p>
      <text:p text:style-name="P4">
Як повідомляв Укрінформ, у Луганській області десантники <text:a xlink:type="simple" xlink:href="https://www.ukrinform.ua/rubric-ato/3701910-desantniki-pokazali-rosijski-bmp-zniseni-na-lugansini.html" text:style-name="Internet_20_link" text:visited-style-name="Visited_20_Internet_20_Link">
</text:a>
 .</text:p>
      <text:p text:style-name="P4">
<text:span text:style-name="T5">
Фото ілюстративне: Генштаб ЗСУ</text:span>
</text:p>
      <text:p text:style-name="P4">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На Житомирщині ще дві парафії московського патріархату перейшли до ПЦУ</text:span>
</text:h>
      <text:p text:style-name="P4">
Authors: Ukrinform (Person)</text:p>
      <text:p text:style-name="P4">
Publisher: Укринформ (Organization)</text:p>
      <text:p text:style-name="P4">
Published Time: 2023-04-28T-59:17:00+03:00</text:p>
      <text:p text:style-name="P4">
Modified Time: 2023-04-28T21:17:00+03:00</text:p>
      <text:p text:style-name="P4">
Description: На Житомирщині до Православної церкви України перейшли релігійні громади сіл Пилипівка та П’ятка, які раніше підпорядковувалися УПЦ московського патріархату. — Укрінформ.</text:p>
      <text:p text:style-name="P4">
Images: ["<text:a xlink:type="simple" xlink:href="https://static.ukrinform.com/photos/2023_04/thumb_files/630_360_1682705518-685.jpg" text:style-name="Internet_20_link" text:visited-style-name="Visited_20_Internet_20_Link">
630_360_16827...</text:a>
"]</text:p>
      <text:p text:style-name="P4">
Tags: ['УПЦ МП', 'Житомирщина', 'Православна церква України']</text:p>
      <text:p text:style-name="P4">
Type: Article</text:p>
      <!--METADATA-->
      <text:p text:style-name="P4">
<draw:frame draw:style-name="fr1" draw:name="Image57" text:anchor-type="as-char" svg:width="6.9236in" svg:height="3.956343in" draw:z-index="0">
<draw:image xlink:href="../Images/yкринформ/2023-04-28T-59-17-00-03-00/630_360_1682705518-685.jpg" xlink:type="simple" xlink:show="embed" xlink:actuate="onLoad" draw:mime-type="image/jpeg"/>
</draw:frame>
 НаЖитомирщині до Православної церкви України перейшли релігійні громади сілПилипівка та П’ятка, які раніше підпорядковувалися УПЦ московськогопатріархату.</text:p>
      <text:p text:style-name="P4">
Про це у <text:a xlink:type="simple" xlink:href="https://www.facebook.com/story.php" text:style-name="Internet_20_link" text:visited-style-name="Visited_20_Internet_20_Link">
</text:a>
повідомив керуючий Житомирсько-Овруцькою єпархією ПЦУ, єпископ Житомирський іОвруцький Паїсій.</text:p>
      <text:p text:style-name="P4">
«28 квітня 2023 року в Єпархіальному управлінні Житомирсько-Овруцької єпархіївідбулася робоча зустріч із представниками Свято-Успенської релігійної громадис.Пилипівка та Свято-Воскресенської громади с.П’ятка московськогопатріархату... Громади вирішили приєднатися до <text:a xlink:type="simple" xlink:href="https://www.ukrinform.ua/tag-pravoslavna-cerkva-ukraini" text:style-name="Internet_20_link" text:visited-style-name="Visited_20_Internet_20_Link">
</text:a>
 після проведеннязагальних зборів», - йдеться у повідомленні.</text:p>
      <text:p text:style-name="P4">
<text:span text:style-name="T4">
Читайте також:</text:span>
 <text:a xlink:type="simple" xlink:href="https://www.ukrinform.ua/rubric-regions/3701409-na-hmelniccini-se-odna-parafia-perejsla-do-pcu.html" text:style-name="Internet_20_link" text:visited-style-name="Visited_20_Internet_20_Link">
 <text:span text:style-name="T4">
ПЦУ</text:span>
 </text:a>
</text:p>
      <text:p text:style-name="P4">
Настоятель обох парафій залишився у єдності з московським патріархатом.</text:p>
      <text:p text:style-name="P4">
Як повідомляв Укрінформ, <text:a xlink:type="simple" xlink:href="https://www.ukrinform.ua/rubric-regions/3701447-u-zitomirskij-oblasti-zaboronili-dialnist-upc-mp-v-oblasti.html" text:style-name="Internet_20_link" text:visited-style-name="Visited_20_Internet_20_Link">
 </text:a>
 діяльність УПЦ МП на території області.</text:p>
      <text:p text:style-name="P4">
<text:span text:style-name="T5">
Фото: Παΐσιος Επίσκοπος, Facebook</text:span>
</text:p>
      <text:p text:style-name="P4">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На Чернігівщині залишаються підтопленими близько 450 домогосподарств</text:span>
</text:h>
      <text:p text:style-name="P4">
Authors: Ukrinform (Person)</text:p>
      <text:p text:style-name="P4">
Publisher: Укринформ (Organization)</text:p>
      <text:p text:style-name="P4">
Published Time: 2023-04-28T-61:10:51+03:00</text:p>
      <text:p text:style-name="P4">
Modified Time: 2023-04-28T21:10:51+03:00</text:p>
      <text:p text:style-name="P4">
Description: На Чернігівщині залишаються підтопленими близько 450 домогосподарств. Також спостерігається зниження рівня води в річках в районах області. — Укрінформ.</text:p>
      <text:p text:style-name="P4">
Images: ["<text:a xlink:type="simple" xlink:href="https://static.ukrinform.com/photos/2023_04/thumb_files/630_360_1682705413-154.jpg" text:style-name="Internet_20_link" text:visited-style-name="Visited_20_Internet_20_Link">
630_360_16827...</text:a>
"]</text:p>
      <text:p text:style-name="P4">
Tags: ['Повінь', 'Чернігівщина', 'Єдині новини', 'Водопілля']</text:p>
      <text:p text:style-name="P4">
Type: Article</text:p>
      <!--METADATA-->
      <text:p text:style-name="P4">
<draw:frame draw:style-name="fr1" draw:name="Image58" text:anchor-type="as-char" svg:width="6.9236in" svg:height="3.956343in" draw:z-index="0">
<draw:image xlink:href="../Images/yкринформ/2023-04-28T-61-10-51-03-00/630_360_1682705413-154.jpg" xlink:type="simple" xlink:show="embed" xlink:actuate="onLoad" draw:mime-type="image/jpeg"/>
</draw:frame>
 НаЧернігівщині залишаються підтопленими близько 450 домогосподарств. Такожспостерігається зниження рівня води в річках в районах області.</text:p>
      <text:p text:style-name="P4">
Про це повідомив під час національного телемарафону “Єдині новини” начальникЧернігівскої ОВА Дмитро Брижинський, передає Укрінформ.</text:p>
      <text:p text:style-name="P4">
“Всього по <text:a xlink:type="simple" xlink:href="https://www.ukrinform.ua/tag-cernigivsina" text:style-name="Internet_20_link" text:visited-style-name="Visited_20_Internet_20_Link">
 </text:a>
 зараз залишаютьсяпідтопленими близько 450 домогосподарств, по Чернігову підтопленихдомогосподарств немає. Сьогодні відмічається підняття рівня води в межахміського пляжу плюс 7 см, в інших районах області відмічається зниження рівняводи, тому ми очікуємо, що найближчими днями почнеться зниження рівня води вДесні навколо міста”, - розповів Брижинський.</text:p>
      <text:p text:style-name="P4">
<text:span text:style-name="T4">
Читайте також:</text:span>
 <text:a xlink:type="simple" xlink:href="https://www.ukrinform.ua/rubric-regions/3702086-na-kiivsini-sposterigaetsa-spad-vodi-ova.html" text:style-name="Internet_20_link" text:visited-style-name="Visited_20_Internet_20_Link">
 <text:span text:style-name="T4">
води</text:span>
 </text:a>
</text:p>
      <text:p text:style-name="P4">
Начальник ОВА також поінформував про причини водопілля на Чернігівщині. Найого думку, на Чернігівщині це залежить від загального рівня води в річках імає природний характер.</text:p>
      <text:p text:style-name="P4">
Як повідомляв Укрінформ, станом на ранок 28 квітня в Україні <text:a xlink:type="simple" xlink:href="https://www.ukrinform.ua/rubric-regions/3701876-vodopilla-u-semi-oblastah-zalisautsa-pidtoplenna.html" text:style-name="Internet_20_link" text:visited-style-name="Visited_20_Internet_20_Link">
</text:a>
</text:p>
      <text:p text:style-name="P4">
<text:span text:style-name="T5">
Фото ілюстративне: ДСНС</text:span>
</text:p>
      <text:p text:style-name="P4">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На вихідних Україні прогнозують нічні заморозки, вдень прогріє до +18°</text:span>
</text:h>
      <text:p text:style-name="P4">
Authors: Ukrinform (Person)</text:p>
      <text:p text:style-name="P4">
Publisher: Укринформ (Organization)</text:p>
      <text:p text:style-name="P4">
Published Time: 2023-04-28T-64:59:00+03:00</text:p>
      <text:p text:style-name="P4">
Modified Time: 2023-04-28T20:59:00+03:00</text:p>
      <text:p text:style-name="P4">
Description: На вихідних 29-30 квітня на мешканців практично всіх областей України очікують затягнуте хмарами небо, дощі, грози та нічні заморозки. — Укрінформ.</text:p>
      <text:p text:style-name="P4">
Images: ["<text:a xlink:type="simple" xlink:href="https://static.ukrinform.com/photos/2023_04/thumb_files/630_360_1682260029-665.jpg" text:style-name="Internet_20_link" text:visited-style-name="Visited_20_Internet_20_Link">
630_360_16822...</text:a>
"]</text:p>
      <text:p text:style-name="P4">
Tags: ['Дощ', 'Погода', 'Тепло', 'Весна', 'Заморозки']</text:p>
      <text:p text:style-name="P4">
Type: Article</text:p>
      <!--METADATA-->
      <text:p text:style-name="P4">
<draw:frame draw:style-name="fr1" draw:name="Image59" text:anchor-type="as-char" svg:width="6.9236in" svg:height="3.956343in" draw:z-index="0">
<draw:image xlink:href="../Images/yкринформ/2023-04-28T-64-59-00-03-00/630_360_1682260029-665.jpg" xlink:type="simple" xlink:show="embed" xlink:actuate="onLoad" draw:mime-type="image/jpeg"/>
</draw:frame>
 Навихідних 29-30 квітня на мешканців практично всіх областей України очікуютьзатягнуте хмарами небо, дощі, грози та нічні заморозки.</text:p>
      <text:p text:style-name="P4">
Про це Укрінформу повідомили в Sinoptik.ua.</text:p>
      <text:p text:style-name="P4">
За даними синоптиків, у суботу, 29 квітня, в більшості регіонів буде хмарно зпроясненнями. На заході країни пройдуть невеликі дощі, на сході та південномусході очікуються помірні дощі з грозами. Середня температура повітря вдень вУкраїні становитиме близько +13…+16 °С. Уночі в <text:a xlink:type="simple" xlink:href="http://ua.sinoptik.ua/%D0%BF%D0%BE%D0%B3%D0%BE%D0%B4%D0%B0-%D0%B4%D0%BD%D1%96%D0%BF%D1%80%D0%BE" text:style-name="Internet_20_link" text:visited-style-name="Visited_20_Internet_20_Link">
</text:a>
, східних та південно-східних областях термометри покажуть від +5 до +12 °С, аось у західні, центральні та північні області прийдуть заморозки до -3 °С,тому варто заздалегідь укрити рослини в саду та на городі.</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span text:style-name="T4">
кліматологи</text:span>
 </text:a>
</text:p>
      <text:p text:style-name="P4">
У неділю, 30 квітня, погода буде хмарною, середня денна температура повітря убільшості областей становитиме +12…+14 °С. Найтепліше буде в Одеській іМиколаївській областях, на Волині та Закарпатті — +16…+18 °С. Уночі в <text:a xlink:type="simple" xlink:href="https://ua.sinoptik.ua/%D0%BF%D0%BE%D0%B3%D0%BE%D0%B4%D0%B0-%D0%BA%D0%B8%D1%97%D0%B2" text:style-name="Internet_20_link" text:visited-style-name="Visited_20_Internet_20_Link">
</text:a>
, північних та центральних регіонах очікуються заморозки. Невеликі дощіпройдуть у західних, східних та південних областях.</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понеділок, 1 травня, <text:a xlink:type="simple" xlink:href="https://www.ukrinform.ua/tag-dos" text:style-name="Internet_20_link" text:visited-style-name="Visited_20_Internet_20_Link">
 </text:a>
 на сході, півдніта в центрі країни. При цьому у східних та центральних областях погода напочатку тижня буде прохолодною — до +13…+16 °С, на півдні, півночі та заходіповітря прогріється до комфортних +17…+19 °С, а на Закарпатті та Буковині — до+21 °С.</text:p>
      <text:p text:style-name="P4">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росія навмисно обстрілює житлові будинки в Україні - МЗС Франції</text:span>
</text:h>
      <text:p text:style-name="P4">
Authors: Ukrinform (Person)</text:p>
      <text:p text:style-name="P4">
Publisher: Укринформ (Organization)</text:p>
      <text:p text:style-name="P4">
Published Time: 2023-04-28T-66:40:23+03:00</text:p>
      <text:p text:style-name="P4">
Modified Time: 2023-04-28T20:40:23+03:00</text:p>
      <text:p text:style-name="P4">
Description: Франція "найрішучішим чином" засудила удари, завдані росією минулої ночі по мирних містах України, зокрема в Черкаській, Дніпропетровській та Київській областях. — Укрінформ.</text:p>
      <text:p text:style-name="P4">
Images: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Франція', 'Війна з росією', 'Ракетний удар']</text:p>
      <text:p text:style-name="P4">
Type: Article</text:p>
      <!--METADATA-->
      <text:p text:style-name="P4">
<draw:frame draw:style-name="fr1" draw:name="Image60" text:anchor-type="as-char" svg:width="6.9236in" svg:height="3.956343in" draw:z-index="0">
<draw:image xlink:href="../Images/yкринформ/2023-04-28T-66-40-23-03-00/630_360_1682687381-894.jpg" xlink:type="simple" xlink:show="embed" xlink:actuate="onLoad" draw:mime-type="image/jpeg"/>
</draw:frame>
 Франція"найрішучішим чином" засудила удари, завдані росією минулої ночі по мирнихмістах України, зокрема в Черкаській, Дніпропетровській та Київській областях.</text:p>
      <text:p text:style-name="P4">
Як передає Укрінформ, про це йдеться у заяві МЗС Франції оприлюдненійсьогодні, повідомляє <text:a xlink:type="simple" xlink:href="https://edition.cnn.com/europe/live-news/russia-ukraine-war-news-04-28-23/h_fa3a3013656d2dd498ca9f7f7c408cc5" text:style-name="Internet_20_link" text:visited-style-name="Visited_20_Internet_20_Link">
 </text:a>
 .</text:p>
      <text:p text:style-name="P4">
У заяві наголошується на навмисному обстрілі росією житлових будинків вцентральній частині міста Умань, що «призвело до значних жертв середцивільного населення, включно з <text:a xlink:type="simple" xlink:href="https://www.ukrinform.ua/tag-diti" text:style-name="Internet_20_link" text:visited-style-name="Visited_20_Internet_20_Link">
 </text:a>
 ».</text:p>
      <text:p text:style-name="P4">
«Такі удари по українській інфраструктурі та цивільному населенню підкреслюютьявне бажання росії продовжувати ескалацію загарбницької війни в Україні», —заявили в міністерстві.</text:p>
      <text:p text:style-name="P4">
<text:span text:style-name="T4">
Читайте також:</text:span>
 <text:a xlink:type="simple" xlink:href="https://www.ukrinform.ua/rubric-other_news/3701836-rosia-atakuvala-ukrainu-raketami-e-zagibli-i-poraneni.html" text:style-name="Internet_20_link" text:visited-style-name="Visited_20_Internet_20_Link">
 <text:span text:style-name="T4">
Ракетна</text:span>
 <text:span text:style-name="T4">
атака</text:span>
 <text:span text:style-name="T4">
трьох</text:span>
 <text:span text:style-name="T4">
містах</text:span>
</text:a>
</text:p>
      <text:p text:style-name="P4">
Міністр закордонних справ Франції Катрін Колонна наголосила, що країнапродовжуватиме підтримувати українські суди та Міжнародний кримінальний суд«для боротьби з безкарністю» за військові злочини росії.</text:p>
      <text:p text:style-name="P4">
<draw:frame draw:style-name="fr1" draw:name="Image61" text:anchor-type="as-char" svg:width="6.9236in" svg:height="3.956343in" draw:z-index="0">
<draw:image xlink:href="../Images/yкринформ/2023-04-28T-66-40-23-03-00/630_360_1682663826-2562.jpeg" xlink:type="simple" xlink:show="embed" xlink:actuate="onLoad" draw:mime-type="image/jpeg"/>
</draw:frame>
 В Уманіврятували 10 людей / Фото: ДСНС  <text:a xlink:type="simple" xlink:href="https://static.ukrinform.com/photos/2023_04/1682663826-2562.jpeg" text:style-name="Internet_20_link" text:visited-style-name="Visited_20_Internet_20_Link">
<draw:frame draw:style-name="fr1" draw:name="Image62" text:anchor-type="as-char" svg:width="6.9236in" svg:height="3.956343in" draw:z-index="0">
<draw:image xlink:href="../Images/yкринформ/2023-04-28T-66-40-23-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63" text:anchor-type="as-char" svg:width="6.9236in" svg:height="3.956343in" draw:z-index="0">
<draw:image xlink:href="../Images/yкринформ/2023-04-28T-66-40-23-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64" text:anchor-type="as-char" svg:width="6.9236in" svg:height="3.956343in" draw:z-index="0">
<draw:image xlink:href="../Images/yкринформ/2023-04-28T-66-40-23-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65" text:anchor-type="as-char" svg:width="6.9236in" svg:height="3.956343in" draw:z-index="0">
<draw:image xlink:href="../Images/yкринформ/2023-04-28T-66-40-23-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66" text:anchor-type="as-char" svg:width="6.9236in" svg:height="3.956343in" draw:z-index="0">
<draw:image xlink:href="../Images/yкринформ/2023-04-28T-66-40-23-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67" text:anchor-type="as-char" svg:width="6.9236in" svg:height="3.956343in" draw:z-index="0">
<draw:image xlink:href="../Images/yкринформ/2023-04-28T-66-40-23-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68" text:anchor-type="as-char" svg:width="6.9236in" svg:height="3.956343in" draw:z-index="0">
<draw:image xlink:href="../Images/yкринформ/2023-04-28T-66-40-23-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69" text:anchor-type="as-char" svg:width="6.9236in" svg:height="3.956343in" draw:z-index="0">
<draw:image xlink:href="../Images/yкринформ/2023-04-28T-66-40-23-03-00/630_360_1682663827-9401.jpeg" xlink:type="simple" xlink:show="embed" xlink:actuate="onLoad" draw:mime-type="image/jpeg"/>
</draw:frame>
</text:a>
</text:p>
      <text:p text:style-name="P4">
Як повідомляв Укрінформ, удосвіта загарбники обстріляли Умань крилатимиракетами. В одній дев'ятиповерхівці повністю зруйновано під'їзд, загаломпостраждали 10 будинків.</text:p>
      <text:p text:style-name="P4">
За останніми даними, кількість загиблих унаслідок ракетного удару російськихвійськових по 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 Серед них – четверо дітей.</text:p>
      <text:p text:style-name="P4">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Цуренко вольовою перемогою подолала друге коло турніру WTA у Мадриді</text:span>
</text:h>
      <text:p text:style-name="P4">
Authors: Ukrinform (Person)</text:p>
      <text:p text:style-name="P4">
Publisher: Укринформ (Organization)</text:p>
      <text:p text:style-name="P4">
Published Time: 2023-04-28T-68:39:46+03:00</text:p>
      <text:p text:style-name="P4">
Modified Time: 2023-04-28T20:39:46+03:00</text:p>
      <text:p text:style-name="P4">
Description: Українка Леся Цуренко вийшла до 1/16 фіналу на престижному грунтов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702908-661.jpg" text:style-name="Internet_20_link" text:visited-style-name="Visited_20_Internet_20_Link">
630_360_16827...</text:a>
"]</text:p>
      <text:p text:style-name="P4">
Tags: ['Цуренко', 'Теніс']</text:p>
      <text:p text:style-name="P4">
Type: Article</text:p>
      <!--METADATA-->
      <text:p text:style-name="P4">
<draw:frame draw:style-name="fr1" draw:name="Image70" text:anchor-type="as-char" svg:width="6.9236in" svg:height="3.956343in" draw:z-index="0">
<draw:image xlink:href="../Images/yкринформ/2023-04-28T-68-39-46-03-00/630_360_1682702908-661.jpg" xlink:type="simple" xlink:show="embed" xlink:actuate="onLoad" draw:mime-type="image/jpeg"/>
</draw:frame>
 УкраїнкаЛеся Цуренко вийшла до 1/16 фіналу на престижному грунтовому турнірі Жіночоїтенісної асоціації (WTA) - Mutua Madrid Open - у Мадриді (Іспанія) із призовимфондом $7,652 млн.</text:p>
      <text:p text:style-name="P4">
У другому колі змагань Цуренко у трьох сетах здобула вольову перемогу надпосіяною під 25-м номером швейцаркою Жиль Тайхманн - 3:6, 6:2, 6:4, передаєУкрінформ.</text:p>
      <text:p text:style-name="P4">
У вирішальній партії киянка поступалася 0:3, проте у підсумку зумілапереломити хід зустрічі на свою користь.</text:p>
      <text:p text:style-name="P4">
Тенісистки провели на корті понад 2,5 години.</text:p>
      <text:p text:style-name="P4">
Наступною суперницею Цуренко буде 8-й номер «посіву» росіянка Дар'я Касаткіна,яка обіграла свою співвітчизницю Анастасію Павлюченкову - 6:4, 6:3.</text:p>
      <text:p text:style-name="P4">
<text:span text:style-name="T4">
Читайте також:</text:span>
 <text:a xlink:type="simple" xlink:href="https://www.ukrinform.ua/rubric-sports/3701685-kalinina-prograla-u-drugomu-koli-turniru-wta-v-madridi.html" text:style-name="Internet_20_link" text:visited-style-name="Visited_20_Internet_20_Link">
 </text:a>
</text:p>
      <text:p text:style-name="P4">
Турнір у Мадриді триватиме до 6 травня.</text:p>
      <text:p text:style-name="P4">
Фото: btu.org.ua.</text:p>
      <text:p text:style-name="P4">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General Staff of Armed Forces of Ukraine: air defense shot down 21 of 23 Kh-101/Kh-555 cruise...</text:span>
</text:h>
      <text:p text:style-name="P4">
Authors: liveuamap (Language: en)</text:p>
      <text:p text:style-name="P4">
Time: 2023-04-28T00:43:11</text:p>
      <text:p text:style-name="P4">
Location: Caspian Sea (Latitude:44.96418 Longtitude:48.2959)</text:p>
      <text:p text:style-name="P4">
Videos: []</text:p>
      <text:p text:style-name="P4">
Images: []</text:p>
      <text:p text:style-name="P4">
Tags: []</text:p>
      <text:p text:style-name="P4">
ID: 22559081</text:p>
      <!--METADATA-->
      <text:p text:style-name="P4">
General Staff of Armed Forces of Ukraine: air defense shot down 21 of 23Kh-101/Kh-555 cruise missiles launched by Russian Tu-95 from Caspian Sea</text:p>
      <text:p text:style-name="P4">
News Collection Link: <text:a xlink:type="simple" xlink:href="https://liveuamap.com/en/2023/28-april-general-staff-of-armed-forces-of-ukraine-air-defense" text:style-name="Internet_20_link" text:visited-style-name="Visited_20_Internet_20_Link">
https://liveuamap.com/en/2023/28-april-general-staff-of-armed-forces-of-ukraine-air-defense</text:a>
</text:p>
      <text:p text:style-name="P4">
Source: <text:a xlink:type="simple" xlink:href="https://t.me/GeneralStaffZSU/7655" text:style-name="Internet_20_link" text:visited-style-name="Visited_20_Internet_20_Link">
https://t.me/GeneralStaffZSU/7655</text:a>
</text:p>
      <!--NEWS-->
      <text:h text:style-name="P10" text:outline-level="1">
<text:span text:style-name="T4">
At least 6 people killed, 9 wounded as result of missile strikes in Uman</text:span>
</text:h>
      <text:p text:style-name="P4">
Authors: liveuamap (Language: en)</text:p>
      <text:p text:style-name="P4">
Time: 2023-04-28T02:23:02</text:p>
      <text:p text:style-name="P4">
Location: Uman (Latitude:48.7387 Longtitude:30.21335)</text:p>
      <text:p text:style-name="P4">
Videos: []</text:p>
      <text:p text:style-name="P4">
Images: ["<text:a xlink:type="simple" xlink:href="https://liveuamap.com/pics/2023/04/28/22559127_0.jpg" text:style-name="Internet_20_link" text:visited-style-name="Visited_20_Internet_20_Link">
22559127_0.jpg</text:a>
"]</text:p>
      <text:p text:style-name="P4">
Tags: ["Europe", "Central and Eastern Europe"]</text:p>
      <text:p text:style-name="P4">
ID: 22559127</text:p>
      <!--METADATA-->
      <text:p text:style-name="P4">
At least 6 people killed, 9 wounded as result of missile strikes in Uman</text:p>
      <text:p text:style-name="P4">
<draw:frame draw:style-name="fr1" draw:name="Image71" text:anchor-type="as-char" svg:width="6.9236in" svg:height="5.154236in" draw:z-index="0">
<draw:image xlink:href="../Images/liveuamap/2023-04-28T02-23-02/22559127_0.jpg" xlink:type="simple" xlink:show="embed" xlink:actuate="onLoad" draw:mime-type="image/jpeg"/>
</draw:frame>
</text:p>
      <text:p text:style-name="P4">
News Collection Link: <text:a xlink:type="simple" xlink:href="https://liveuamap.com/en/2023/28-april-at-least-6-people-killed-9-wounded-as-result-of" text:style-name="Internet_20_link" text:visited-style-name="Visited_20_Internet_20_Link">
https://liveuamap.com/en/2023/28-april-at-least-6-people-killed-9-wounded-as-result-of</text:a>
</text:p>
      <text:p text:style-name="P4">
Source: <text:a xlink:type="simple" xlink:href="https://t.me/channel24_ua/86109" text:style-name="Internet_20_link" text:visited-style-name="Visited_20_Internet_20_Link">
https://t.me/channel24_ua/86109</text:a>
</text:p>
      <!--NEWS-->
      <text:h text:style-name="P10" text:outline-level="1">
<text:span text:style-name="T4">
Mykolaiv, Mykolayivska Oblast, Kherson, Khersonska Oblast(08:24). Red Alert: aerial threat. S...</text:span>
</text:h>
      <text:p text:style-name="P4">
Authors: liveuamap (Language: en)</text:p>
      <text:p text:style-name="P4">
Time: 2023-04-28T02:26:00</text:p>
      <text:p text:style-name="P4">
Location: Mykolaiv (Latitude:46.94866 Longtitude:32.00639)</text:p>
      <text:p text:style-name="P4">
Videos: []</text:p>
      <text:p text:style-name="P4">
Images: []</text:p>
      <text:p text:style-name="P4">
Tags: ["Europe", "Central and Eastern Europe"]</text:p>
      <text:p text:style-name="P4">
ID: 22559138</text:p>
      <!--METADATA-->
      <text:p text:style-name="P4">
Mykolaiv, Mykolayivska Oblast, Kherson, Khersonska Oblast(08:24). Red Alert:aerial threat. Sirens sounding. Take cover now!</text:p>
      <text:p text:style-name="P4">
News Collection Link: <text:a xlink:type="simple" xlink:href="https://liveuamap.com/en/2023/28-april-mykolaiv-mykolayivska-oblast-khersong" text:style-name="Internet_20_link" text:visited-style-name="Visited_20_Internet_20_Link">
https://liveuamap.com/en/2023/28-april-mykolaiv-mykolayivska-oblast-khersong</text:a>
</text:p>
      <text:p text:style-name="P4">
Source: <text:a xlink:type="simple" xlink:href="https://t.me/air_alert_ua/43924" text:style-name="Internet_20_link" text:visited-style-name="Visited_20_Internet_20_Link">
https://t.me/air_alert_ua/43924</text:a>
</text:p>
      <!--NEWS-->
      <text:h text:style-name="P10" text:outline-level="1">
<text:span text:style-name="T4">
Zaporizka Oblast, Dnipro, Dnipropetrovska Oblast(08:37). Red Alert: aerial threat. Sirens sou...</text:span>
</text:h>
      <text:p text:style-name="P4">
Authors: liveuamap (Language: en)</text:p>
      <text:p text:style-name="P4">
Time: 2023-04-28T02:38:00</text:p>
      <text:p text:style-name="P4">
Location: Zaporizka Oblast (Latitude:47.610971 Longtitude:35.765051)</text:p>
      <text:p text:style-name="P4">
Videos: []</text:p>
      <text:p text:style-name="P4">
Images: []</text:p>
      <text:p text:style-name="P4">
Tags: ["Europe", "Central and Eastern Europe"]</text:p>
      <text:p text:style-name="P4">
ID: 22559149</text:p>
      <!--METADATA-->
      <text:p text:style-name="P4">
Zaporizka Oblast, Dnipro, Dnipropetrovska Oblast(08:37). Red Alert: aerialthreat. Sirens sounding. Take cover now!</text:p>
      <text:p text:style-name="P4">
News Collection Link: <text:a xlink:type="simple" xlink:href="https://liveuamap.com/en/2023/28-april-zaporizka-oblast-dnipro-dnipropetrovg" text:style-name="Internet_20_link" text:visited-style-name="Visited_20_Internet_20_Link">
https://liveuamap.com/en/2023/28-april-zaporizka-oblast-dnipro-dnipropetrovg</text:a>
</text:p>
      <text:p text:style-name="P4">
Source: <text:a xlink:type="simple" xlink:href="https://t.me/air_alert_ua/43926" text:style-name="Internet_20_link" text:visited-style-name="Visited_20_Internet_20_Link">
https://t.me/air_alert_ua/43926</text:a>
</text:p>
      <!--NEWS-->
      <text:h text:style-name="P10" text:outline-level="1">
<text:span text:style-name="T4">
13y.o. child wounded as debris of a missile hit residential house in Kyiv region</text:span>
</text:h>
      <text:p text:style-name="P4">
Authors: liveuamap (Language: en)</text:p>
      <text:p text:style-name="P4">
Time: 2023-04-28T02:39:00</text:p>
      <text:p text:style-name="P4">
Location: Kyiv (Latitude:50.15205 Longtitude:30.74387)</text:p>
      <text:p text:style-name="P4">
Videos: []</text:p>
      <text:p text:style-name="P4">
Images: ["<text:a xlink:type="simple" xlink:href="https://liveuamap.com/pics/2023/04/28/22559154_0.jpg" text:style-name="Internet_20_link" text:visited-style-name="Visited_20_Internet_20_Link">
22559154_0.jpg</text:a>
", "<text:a xlink:type="simple" xlink:href="https://liveuamap.com/pics/2023/04/28/22559154_1.jpg" text:style-name="Internet_20_link" text:visited-style-name="Visited_20_Internet_20_Link">
22559154_1.jpg</text:a>
", "<text:a xlink:type="simple" xlink:href="https://liveuamap.com/pics/2023/04/28/22559154_2.jpg" text:style-name="Internet_20_link" text:visited-style-name="Visited_20_Internet_20_Link">
22559154_2.jpg</text:a>
", "<text:a xlink:type="simple" xlink:href="https://liveuamap.com/pics/2023/04/28/22559154_3.jpg" text:style-name="Internet_20_link" text:visited-style-name="Visited_20_Internet_20_Link">
22559154_3.jpg</text:a>
"]</text:p>
      <text:p text:style-name="P4">
Tags: ["Europe", "Central and Eastern Europe"]</text:p>
      <text:p text:style-name="P4">
ID: 22559154</text:p>
      <!--METADATA-->
      <text:p text:style-name="P4">
13y.o. child wounded as debris of a missile hit residential house in Kyivregion</text:p>
      <text:p text:style-name="P4">
<draw:frame draw:style-name="fr1" draw:name="Image72" text:anchor-type="as-char" svg:width="6.9236in" svg:height="5.1927in" draw:z-index="0">
<draw:image xlink:href="../Images/liveuamap/2023-04-28T02-39-00/22559154_0.jpg" xlink:type="simple" xlink:show="embed" xlink:actuate="onLoad" draw:mime-type="image/jpeg"/>
</draw:frame>
<draw:frame draw:style-name="fr1" draw:name="Image73" text:anchor-type="as-char" svg:width="5.6125in" svg:height="10.0in" draw:z-index="0">
<draw:image xlink:href="../Images/liveuamap/2023-04-28T02-39-00/22559154_1.jpg" xlink:type="simple" xlink:show="embed" xlink:actuate="onLoad" draw:mime-type="image/jpeg"/>
</draw:frame>
<draw:frame draw:style-name="fr1" draw:name="Image74" text:anchor-type="as-char" svg:width="6.9236in" svg:height="9.231467in" draw:z-index="0">
<draw:image xlink:href="../Images/liveuamap/2023-04-28T02-39-00/22559154_2.jpg" xlink:type="simple" xlink:show="embed" xlink:actuate="onLoad" draw:mime-type="image/jpeg"/>
</draw:frame>
<draw:frame draw:style-name="fr1" draw:name="Image75" text:anchor-type="as-char" svg:width="6.9236in" svg:height="3.894525in" draw:z-index="0">
<draw:image xlink:href="../Images/liveuamap/2023-04-28T02-39-00/22559154_3.jpg" xlink:type="simple" xlink:show="embed" xlink:actuate="onLoad" draw:mime-type="image/jpeg"/>
</draw:frame>
</text:p>
      <text:p text:style-name="P4">
News Collection Link: <text:a xlink:type="simple" xlink:href="https://liveuamap.com/en/2023/28-april-13yo-child-wounded-as-debris-of-a-missile-hit-residential" text:style-name="Internet_20_link" text:visited-style-name="Visited_20_Internet_20_Link">
https://liveuamap.com/en/2023/28-april-13yo-child-wounded-as-debris-of-a-missile-hit-residential</text:a>
</text:p>
      <text:p text:style-name="P4">
Source: <text:a xlink:type="simple" xlink:href="https://t.me/corona_kyiv/4644" text:style-name="Internet_20_link" text:visited-style-name="Visited_20_Internet_20_Link">
https://t.me/corona_kyiv/4644</text:a>
</text:p>
      <!--NEWS-->
      <text:h text:style-name="P10" text:outline-level="1">
<text:span text:style-name="T4">
Death toll of Russian missile strike in Uman increased to 9, at least 17 more wounded</text:span>
</text:h>
      <text:p text:style-name="P4">
Authors: liveuamap (Language: en)</text:p>
      <text:p text:style-name="P4">
Time: 2023-04-28T02:49:40</text:p>
      <text:p text:style-name="P4">
Location: Uman (Latitude:48.73935 Longtitude:30.21159)</text:p>
      <text:p text:style-name="P4">
Videos: []</text:p>
      <text:p text:style-name="P4">
Images: ["<text:a xlink:type="simple" xlink:href="https://liveuamap.com/pics/2023/04/28/22559150_0.jpg" text:style-name="Internet_20_link" text:visited-style-name="Visited_20_Internet_20_Link">
22559150_0.jpg</text:a>
", "<text:a xlink:type="simple" xlink:href="https://liveuamap.com/pics/2023/04/28/22559150_1.jpg" text:style-name="Internet_20_link" text:visited-style-name="Visited_20_Internet_20_Link">
22559150_1.jpg</text:a>
"]</text:p>
      <text:p text:style-name="P4">
Tags: []</text:p>
      <text:p text:style-name="P4">
ID: 22559150</text:p>
      <!--METADATA-->
      <text:p text:style-name="P4">
Death toll of Russian missile strike in Uman increased to 9, at least 17 morewounded</text:p>
      <text:p text:style-name="P4">
<draw:frame draw:style-name="fr1" draw:name="Image76" text:anchor-type="as-char" svg:width="6.9236in" svg:height="9.926308in" draw:z-index="0">
<draw:image xlink:href="../Images/liveuamap/2023-04-28T02-49-40/22559150_0.jpg" xlink:type="simple" xlink:show="embed" xlink:actuate="onLoad" draw:mime-type="image/jpeg"/>
</draw:frame>
<draw:frame draw:style-name="fr1" draw:name="Image77" text:anchor-type="as-char" svg:width="5.075in" svg:height="10.0in" draw:z-index="0">
<draw:image xlink:href="../Images/liveuamap/2023-04-28T02-49-40/22559150_1.jpg" xlink:type="simple" xlink:show="embed" xlink:actuate="onLoad" draw:mime-type="image/jpeg"/>
</draw:frame>
</text:p>
      <text:p text:style-name="P4">
News Collection Link: <text:a xlink:type="simple" xlink:href="https://liveuamap.com/en/2023/28-april-death-toll-of-russian-missile-strike-in-uman-increased" text:style-name="Internet_20_link" text:visited-style-name="Visited_20_Internet_20_Link">
https://liveuamap.com/en/2023/28-april-death-toll-of-russian-missile-strike-in-uman-increased</text:a>
</text:p>
      <text:p text:style-name="P4">
Source: <text:a xlink:type="simple" xlink:href="https://t.me/espresotb/61223" text:style-name="Internet_20_link" text:visited-style-name="Visited_20_Internet_20_Link">
https://t.me/espresotb/61223</text:a>
</text:p>
      <!--NEWS-->
      <text:h text:style-name="P10" text:outline-level="1">
<text:span text:style-name="T4">
Donetsk Oblast(08:56). Red Alert: aerial threat. Sirens sounding. Take cover now!</text:span>
</text:h>
      <text:p text:style-name="P4">
Authors: liveuamap (Language: en)</text:p>
      <text:p text:style-name="P4">
Time: 2023-04-28T02:58:00</text:p>
      <text:p text:style-name="P4">
Location: Donetsk Oblast (Latitude:48.72744 Longtitude:37.5781)</text:p>
      <text:p text:style-name="P4">
Videos: []</text:p>
      <text:p text:style-name="P4">
Images: []</text:p>
      <text:p text:style-name="P4">
Tags: ["Europe", "Central and Eastern Europe"]</text:p>
      <text:p text:style-name="P4">
ID: 22559151</text:p>
      <!--METADATA-->
      <text:p text:style-name="P4">
Donetsk Oblast(08:56). Red Alert: aerial threat. Sirens sounding. Take covernow!</text:p>
      <text:p text:style-name="P4">
News Collection Link: <text:a xlink:type="simple" xlink:href="https://liveuamap.com/en/2023/28-april-donetsk-oblast0856-red-alert-aerial-g" text:style-name="Internet_20_link" text:visited-style-name="Visited_20_Internet_20_Link">
https://liveuamap.com/en/2023/28-april-donetsk-oblast0856-red-alert-aerial-g</text:a>
</text:p>
      <text:p text:style-name="P4">
Source: <text:a xlink:type="simple" xlink:href="https://t.me/air_alert_ua/43927" text:style-name="Internet_20_link" text:visited-style-name="Visited_20_Internet_20_Link">
https://t.me/air_alert_ua/43927</text:a>
</text:p>
      <!--NEWS-->
      <text:h text:style-name="P10" text:outline-level="1">
<text:span text:style-name="T4">
The President of the Czech Republic Petr Pavel and the President of Slovakia Zuzana Chaputova...</text:span>
</text:h>
      <text:p text:style-name="P4">
Authors: liveuamap (Language: en)</text:p>
      <text:p text:style-name="P4">
Time: 2023-04-28T03:01:02</text:p>
      <text:p text:style-name="P4">
Location: Kyiv, Kyiv city (Latitude:50.44165 Longtitude:30.4862)</text:p>
      <text:p text:style-name="P4">
Videos: []</text:p>
      <text:p text:style-name="P4">
Images: ["<text:a xlink:type="simple" xlink:href="https://liveuamap.com/pics/2023/04/28/22559152_0.jpg" text:style-name="Internet_20_link" text:visited-style-name="Visited_20_Internet_20_Link">
22559152_0.jpg</text:a>
"]</text:p>
      <text:p text:style-name="P4">
Tags: ["Europe", "Central and Eastern Europe"]</text:p>
      <text:p text:style-name="P4">
ID: 22559152</text:p>
      <!--METADATA-->
      <text:p text:style-name="P4">
The President of the Czech Republic Petr Pavel and the President of SlovakiaZuzana Chaputova arrived in Kyiv</text:p>
      <text:p text:style-name="P4">
<draw:frame draw:style-name="fr1" draw:name="Image78" text:anchor-type="as-char" svg:width="6.6625in" svg:height="10.0in" draw:z-index="0">
<draw:image xlink:href="../Images/liveuamap/2023-04-28T03-01-02/22559152_0.jpg" xlink:type="simple" xlink:show="embed" xlink:actuate="onLoad" draw:mime-type="image/jpeg"/>
</draw:frame>
</text:p>
      <text:p text:style-name="P4">
News Collection Link: <text:a xlink:type="simple" xlink:href="https://liveuamap.com/en/2023/28-april-the-president-of-the-czech-republic-petr-pavel-and" text:style-name="Internet_20_link" text:visited-style-name="Visited_20_Internet_20_Link">
https://liveuamap.com/en/2023/28-april-the-president-of-the-czech-republic-petr-pavel-and</text:a>
</text:p>
      <text:p text:style-name="P4">
Source: <text:a xlink:type="simple" xlink:href="https://t.me/ukrinform_news/97409" text:style-name="Internet_20_link" text:visited-style-name="Visited_20_Internet_20_Link">
https://t.me/ukrinform_news/97409</text:a>
</text:p>
      <!--NEWS-->
      <text:h text:style-name="P10" text:outline-level="1">
<text:span text:style-name="T4">
Russian army conducted 8 missile strikes, 31 airstrikes and over 56 shelling with MLRS, - Gen...</text:span>
</text:h>
      <text:p text:style-name="P4">
Authors: liveuamap (Language: en)</text:p>
      <text:p text:style-name="P4">
Time: 2023-04-28T03:58:00</text:p>
      <text:p text:style-name="P4">
Location: Black Sea (Latitude:44.73893 Longtitude:33.07434)</text:p>
      <text:p text:style-name="P4">
Videos: []</text:p>
      <text:p text:style-name="P4">
Images: []</text:p>
      <text:p text:style-name="P4">
Tags: ["Russia", "Europe"]</text:p>
      <text:p text:style-name="P4">
ID: 22559167</text:p>
      <!--METADATA-->
      <text:p text:style-name="P4">
Russian army conducted 8 missile strikes, 31 airstrikes and over 56 shellingwith MLRS, - General Staff of Armed Forces of Ukraine says in the morningreport</text:p>
      <text:p text:style-name="P4">
News Collection Link: <text:a xlink:type="simple" xlink:href="https://liveuamap.com/en/2023/28-april-russian-army-conducted-8-missile-strikes-31-airstrikes" text:style-name="Internet_20_link" text:visited-style-name="Visited_20_Internet_20_Link">
https://liveuamap.com/en/2023/28-april-russian-army-conducted-8-missile-strikes-31-airstrikes</text:a>
</text:p>
      <text:p text:style-name="P4">
Source: <text:a xlink:type="simple" xlink:href="https://t.me/lumsrc/4616" text:style-name="Internet_20_link" text:visited-style-name="Visited_20_Internet_20_Link">
https://t.me/lumsrc/4616</text:a>
</text:p>
      <!--NEWS-->
      <text:h text:style-name="P10" text:outline-level="1">
<text:span text:style-name="T4">
Sumska Oblast(09:58). Red Alert: aerial threat. Sirens sounding. Take cover now!</text:span>
</text:h>
      <text:p text:style-name="P4">
Authors: liveuamap (Language: en)</text:p>
      <text:p text:style-name="P4">
Time: 2023-04-28T03:59:00</text:p>
      <text:p text:style-name="P4">
Location: Sumska Oblast (Latitude:51.00073 Longtitude:34.00033)</text:p>
      <text:p text:style-name="P4">
Videos: []</text:p>
      <text:p text:style-name="P4">
Images: []</text:p>
      <text:p text:style-name="P4">
Tags: ["Europe", "Central and Eastern Europe"]</text:p>
      <text:p text:style-name="P4">
ID: 22559157</text:p>
      <!--METADATA-->
      <text:p text:style-name="P4">
Sumska Oblast(09:58). Red Alert: aerial threat. Sirens sounding. Take covernow!</text:p>
      <text:p text:style-name="P4">
News Collection Link: <text:a xlink:type="simple" xlink:href="https://liveuamap.com/en/2023/28-april-sumska-oblast0958-red-alert-aerial-tg" text:style-name="Internet_20_link" text:visited-style-name="Visited_20_Internet_20_Link">
https://liveuamap.com/en/2023/28-april-sumska-oblast0958-red-alert-aerial-tg</text:a>
</text:p>
      <text:p text:style-name="P4">
Source: <text:a xlink:type="simple" xlink:href="https://t.me/air_alert_ua/43935" text:style-name="Internet_20_link" text:visited-style-name="Visited_20_Internet_20_Link">
https://t.me/air_alert_ua/43935</text:a>
</text:p>
      <!--NEWS-->
      <text:h text:style-name="P10" text:outline-level="1">
<text:span text:style-name="T4">
Donetsk Oblast, Zaporizka Oblast(10:26). Red Alert: aerial threat. Sirens sounding. Take cove...</text:span>
</text:h>
      <text:p text:style-name="P4">
Authors: liveuamap (Language: en)</text:p>
      <text:p text:style-name="P4">
Time: 2023-04-28T04:28:00</text:p>
      <text:p text:style-name="P4">
Location: Donetsk Oblast (Latitude:48.72763 Longtitude:37.57805)</text:p>
      <text:p text:style-name="P4">
Videos: []</text:p>
      <text:p text:style-name="P4">
Images: []</text:p>
      <text:p text:style-name="P4">
Tags: ["Europe", "Central and Eastern Europe"]</text:p>
      <text:p text:style-name="P4">
ID: 22559168</text:p>
      <!--METADATA-->
      <text:p text:style-name="P4">
Donetsk Oblast, Zaporizka Oblast(10:26). Red Alert: aerial threat. Sirenssounding. Take cover now!</text:p>
      <text:p text:style-name="P4">
News Collection Link: <text:a xlink:type="simple" xlink:href="https://liveuamap.com/en/2023/28-april-donetsk-oblast-zaporizka-oblast1026-g" text:style-name="Internet_20_link" text:visited-style-name="Visited_20_Internet_20_Link">
https://liveuamap.com/en/2023/28-april-donetsk-oblast-zaporizka-oblast1026-g</text:a>
</text:p>
      <text:p text:style-name="P4">
Source: <text:a xlink:type="simple" xlink:href="https://t.me/air_alert_ua/43940" text:style-name="Internet_20_link" text:visited-style-name="Visited_20_Internet_20_Link">
https://t.me/air_alert_ua/43940</text:a>
</text:p>
      <!--NEWS-->
      <text:h text:style-name="P10" text:outline-level="1">
<text:span text:style-name="T4">
Donetsk Oblast(13:20). Red Alert: aerial threat. Sirens sounding. Take cover now!</text:span>
</text:h>
      <text:p text:style-name="P4">
Authors: liveuamap (Language: en)</text:p>
      <text:p text:style-name="P4">
Time: 2023-04-28T07:21:00</text:p>
      <text:p text:style-name="P4">
Location: Donetsk Oblast (Latitude:48.72833 Longtitude:37.57921)</text:p>
      <text:p text:style-name="P4">
Videos: []</text:p>
      <text:p text:style-name="P4">
Images: []</text:p>
      <text:p text:style-name="P4">
Tags: ["Europe", "Central and Eastern Europe"]</text:p>
      <text:p text:style-name="P4">
ID: 22559205</text:p>
      <!--METADATA-->
      <text:p text:style-name="P4">
Donetsk Oblast(13:20). Red Alert: aerial threat. Sirens sounding. Take covernow!</text:p>
      <text:p text:style-name="P4">
News Collection Link: <text:a xlink:type="simple" xlink:href="https://liveuamap.com/en/2023/28-april-donetsk-oblast1320-red-alert-aerial-g" text:style-name="Internet_20_link" text:visited-style-name="Visited_20_Internet_20_Link">
https://liveuamap.com/en/2023/28-april-donetsk-oblast1320-red-alert-aerial-g</text:a>
</text:p>
      <text:p text:style-name="P4">
Source: <text:a xlink:type="simple" xlink:href="https://t.me/air_alert_ua/43943" text:style-name="Internet_20_link" text:visited-style-name="Visited_20_Internet_20_Link">
https://t.me/air_alert_ua/43943</text:a>
</text:p>
      <!--NEWS-->
      <text:h text:style-name="P10" text:outline-level="1">
<text:span text:style-name="T4">
Kharkiv, Kharkivska Oblast(13:23). Red Alert: aerial threat. Sirens sounding. Take cover now!</text:span>
</text:h>
      <text:p text:style-name="P4">
Authors: liveuamap (Language: en)</text:p>
      <text:p text:style-name="P4">
Time: 2023-04-28T07:24:00</text:p>
      <text:p text:style-name="P4">
Location: Kharkiv (Latitude:49.98028 Longtitude:36.25195)</text:p>
      <text:p text:style-name="P4">
Videos: []</text:p>
      <text:p text:style-name="P4">
Images: []</text:p>
      <text:p text:style-name="P4">
Tags: ["Europe", "Central and Eastern Europe"]</text:p>
      <text:p text:style-name="P4">
ID: 22559206</text:p>
      <!--METADATA-->
      <text:p text:style-name="P4">
Kharkiv, Kharkivska Oblast(13:23). Red Alert: aerial threat. Sirens sounding.Take cover now!</text:p>
      <text:p text:style-name="P4">
News Collection Link: <text:a xlink:type="simple" xlink:href="https://liveuamap.com/en/2023/28-april-kharkiv-kharkivska-oblast1323-red-alg" text:style-name="Internet_20_link" text:visited-style-name="Visited_20_Internet_20_Link">
https://liveuamap.com/en/2023/28-april-kharkiv-kharkivska-oblast1323-red-alg</text:a>
</text:p>
      <text:p text:style-name="P4">
Source: <text:a xlink:type="simple" xlink:href="https://t.me/suspilnekharkiv/24322" text:style-name="Internet_20_link" text:visited-style-name="Visited_20_Internet_20_Link">
https://t.me/suspilnekharkiv/24322</text:a>
</text:p>
      <!--NEWS-->
      <text:h text:style-name="P10" text:outline-level="1">
<text:span text:style-name="T4">
Drones attacked electrical substation in Nezhegol of Shebekyne district</text:span>
</text:h>
      <text:p text:style-name="P4">
Authors: liveuamap (Language: en)</text:p>
      <text:p text:style-name="P4">
Time: 2023-04-28T07:51:59</text:p>
      <text:p text:style-name="P4">
Location: Schebekyne (Latitude:50.42711 Longtitude:37.01689)</text:p>
      <text:p text:style-name="P4">
Videos: []</text:p>
      <text:p text:style-name="P4">
Images: []</text:p>
      <text:p text:style-name="P4">
Tags: ["Russia", "Energy"]</text:p>
      <text:p text:style-name="P4">
ID: 22559207</text:p>
      <!--METADATA-->
      <text:p text:style-name="P4">
Drones attacked electrical substation in Nezhegol of Shebekyne district</text:p>
      <text:p text:style-name="P4">
News Collection Link: <text:a xlink:type="simple" xlink:href="https://liveuamap.com/en/2023/28-april-drones-attacked-electrical-substation-in-nezhegol" text:style-name="Internet_20_link" text:visited-style-name="Visited_20_Internet_20_Link">
https://liveuamap.com/en/2023/28-april-drones-attacked-electrical-substation-in-nezhegol</text:a>
</text:p>
      <text:p text:style-name="P4">
Source: <text:a xlink:type="simple" xlink:href="https://t.me/belgorod_informant/3879" text:style-name="Internet_20_link" text:visited-style-name="Visited_20_Internet_20_Link">
https://t.me/belgorod_informant/3879</text:a>
</text:p>
      <!--NEWS-->
      <text:h text:style-name="P10" text:outline-level="1">
<text:span text:style-name="T4">
Sumska Oblast, Chernihivska Oblast(14:10). Red Alert: aerial threat. Sirens sounding. Take co...</text:span>
</text:h>
      <text:p text:style-name="P4">
Authors: liveuamap (Language: en)</text:p>
      <text:p text:style-name="P4">
Time: 2023-04-28T08:11:00</text:p>
      <text:p text:style-name="P4">
Location: Sumska Oblast (Latitude:51.00029 Longtitude:33.99904)</text:p>
      <text:p text:style-name="P4">
Videos: []</text:p>
      <text:p text:style-name="P4">
Images: []</text:p>
      <text:p text:style-name="P4">
Tags: ["Europe", "Central and Eastern Europe"]</text:p>
      <text:p text:style-name="P4">
ID: 22559208</text:p>
      <!--METADATA-->
      <text:p text:style-name="P4">
Sumska Oblast, Chernihivska Oblast(14:10). Red Alert: aerial threat. Sirenssounding. Take cover now!</text:p>
      <text:p text:style-name="P4">
News Collection Link: <text:a xlink:type="simple" xlink:href="https://liveuamap.com/en/2023/28-april-sumska-oblast-chernihivska-oblast141g" text:style-name="Internet_20_link" text:visited-style-name="Visited_20_Internet_20_Link">
https://liveuamap.com/en/2023/28-april-sumska-oblast-chernihivska-oblast141g</text:a>
</text:p>
      <text:p text:style-name="P4">
Source: <text:a xlink:type="simple" xlink:href="https://t.me/air_alert_ua/43949" text:style-name="Internet_20_link" text:visited-style-name="Visited_20_Internet_20_Link">
https://t.me/air_alert_ua/43949</text:a>
</text:p>
      <!--NEWS-->
      <text:h text:style-name="P10" text:outline-level="1">
<text:span text:style-name="T4">
7 person killed, 10 wounded as result of shelling in central Donetsk</text:span>
</text:h>
      <text:p text:style-name="P4">
Authors: liveuamap (Language: en)</text:p>
      <text:p text:style-name="P4">
Time: 2023-04-28T08:24:00</text:p>
      <text:p text:style-name="P4">
Location: Donetsk, Donetsk Oblast (Latitude:48.0122 Longtitude:37.80378)</text:p>
      <text:p text:style-name="P4">
Videos: []</text:p>
      <text:p text:style-name="P4">
Images: []</text:p>
      <text:p text:style-name="P4">
Tags: ["Minsk Monitor", "Europe"]</text:p>
      <text:p text:style-name="P4">
ID: 22559212</text:p>
      <!--METADATA-->
      <text:p text:style-name="P4">
7 person killed, 10 wounded as result of shelling in central Donetsk</text:p>
      <text:p text:style-name="P4">
News Collection Link: <text:a xlink:type="simple" xlink:href="https://liveuamap.com/en/2023/28-april-7-person-killed-10-wounded-as-result-of-shelling" text:style-name="Internet_20_link" text:visited-style-name="Visited_20_Internet_20_Link">
https://liveuamap.com/en/2023/28-april-7-person-killed-10-wounded-as-result-of-shelling</text:a>
</text:p>
      <text:p text:style-name="P4">
Source: <text:a xlink:type="simple" xlink:href="https://t.me/Donbas_Operativniy/36685" text:style-name="Internet_20_link" text:visited-style-name="Visited_20_Internet_20_Link">
https://t.me/Donbas_Operativniy/36685</text:a>
</text:p>
      <!--NEWS-->
      <text:h text:style-name="P10" text:outline-level="1">
<text:span text:style-name="T4">
2 killed as result of landmine explosions near Zhuravlevka village of Belgorod region. 2 loca...</text:span>
</text:h>
      <text:p text:style-name="P4">
Authors: liveuamap (Language: en)</text:p>
      <text:p text:style-name="P4">
Time: 2023-04-28T08:55:52</text:p>
      <text:p text:style-name="P4">
Location: Oktyabrskiy, Belgorod (Latitude:50.30195 Longtitude:36.30947)</text:p>
      <text:p text:style-name="P4">
Videos: []</text:p>
      <text:p text:style-name="P4">
Images: []</text:p>
      <text:p text:style-name="P4">
Tags: ["Russia", "Central and Eastern Europe"]</text:p>
      <text:p text:style-name="P4">
ID: 22559210</text:p>
      <!--METADATA-->
      <text:p text:style-name="P4">
2 killed as result of landmine explosions near Zhuravlevka village of Belgorodregion. 2 local citizens entered minefield in prohibited zone</text:p>
      <text:p text:style-name="P4">
News Collection Link: <text:a xlink:type="simple" xlink:href="https://liveuamap.com/en/2023/28-april-2-killed-as-result-of-landmine-explosions-near-zhuravlevka" text:style-name="Internet_20_link" text:visited-style-name="Visited_20_Internet_20_Link">
https://liveuamap.com/en/2023/28-april-2-killed-as-result-of-landmine-explosions-near-zhuravlevka</text:a>
</text:p>
      <text:p text:style-name="P4">
Source: <text:a xlink:type="simple" xlink:href="https://t.me/bbbreaking/154112" text:style-name="Internet_20_link" text:visited-style-name="Visited_20_Internet_20_Link">
https://t.me/bbbreaking/154112</text:a>
</text:p>
      <!--NEWS-->
      <text:h text:style-name="P10" text:outline-level="1">
<text:span text:style-name="T4">
Death toll of Russian missile strike in Uman increased to 20 dead, 18 wounded. Search and res...</text:span>
</text:h>
      <text:p text:style-name="P4">
Authors: liveuamap (Language: en)</text:p>
      <text:p text:style-name="P4">
Time: 2023-04-28T10:07:09</text:p>
      <text:p text:style-name="P4">
Location: Uman (Latitude:48.74725 Longtitude:30.20219)</text:p>
      <text:p text:style-name="P4">
Videos: []</text:p>
      <text:p text:style-name="P4">
Images: []</text:p>
      <text:p text:style-name="P4">
Tags: ["Russia", "Europe"]</text:p>
      <text:p text:style-name="P4">
ID: 22559213</text:p>
      <!--METADATA-->
      <text:p text:style-name="P4">
Death toll of Russian missile strike in Uman increased to 20 dead, 18 wounded.Search and rescue operation continues</text:p>
      <text:p text:style-name="P4">
News Collection Link: <text:a xlink:type="simple" xlink:href="https://liveuamap.com/en/2023/28-april-death-toll-of-russian-missile-strike-in-uman-increased-6647" text:style-name="Internet_20_link" text:visited-style-name="Visited_20_Internet_20_Link">
https://liveuamap.com/en/2023/28-april-death-toll-of-russian-missile-strike-in-uman-increased-6647</text:a>
</text:p>
      <text:p text:style-name="P4">
Source: <text:a xlink:type="simple" xlink:href="https://t.me/suspilnenews/20250" text:style-name="Internet_20_link" text:visited-style-name="Visited_20_Internet_20_Link">
https://t.me/suspilnenews/20250</text:a>
</text:p>
      <!--NEWS-->
      <text:h text:style-name="P10" text:outline-level="1">
<text:span text:style-name="T4">
Russian planes dropped 3 guided bombs at Kostobobriv village of Chernihiv region</text:span>
</text:h>
      <text:p text:style-name="P4">
Authors: liveuamap (Language: en)</text:p>
      <text:p text:style-name="P4">
Time: 2023-04-28T10:46:18</text:p>
      <text:p text:style-name="P4">
Location: Chernihiv (Latitude:52.23137 Longtitude:32.91727)</text:p>
      <text:p text:style-name="P4">
Videos: []</text:p>
      <text:p text:style-name="P4">
Images: []</text:p>
      <text:p text:style-name="P4">
Tags: ["Europe", "Central and Eastern Europe"]</text:p>
      <text:p text:style-name="P4">
ID: 22559215</text:p>
      <!--METADATA-->
      <text:p text:style-name="P4">
Russian planes dropped 3 guided bombs at Kostobobriv village of Chernihivregion</text:p>
      <text:p text:style-name="P4">
News Collection Link: <text:a xlink:type="simple" xlink:href="https://liveuamap.com/en/2023/28-april-russian-planes-dropped-3-guided-bombs-at-kostobobriv" text:style-name="Internet_20_link" text:visited-style-name="Visited_20_Internet_20_Link">
https://liveuamap.com/en/2023/28-april-russian-planes-dropped-3-guided-bombs-at-kostobobriv</text:a>
</text:p>
      <text:p text:style-name="P4">
Source: <text:a xlink:type="simple" xlink:href="https://t.me/suspilnechernihiv/18028" text:style-name="Internet_20_link" text:visited-style-name="Visited_20_Internet_20_Link">
https://t.me/suspilnechernihiv/18028</text:a>
</text:p>
      <!--NEWS-->
      <text:h text:style-name="P10" text:outline-level="1">
<text:span text:style-name="T4">
Donetsk Oblast, Kharkiv, Kharkivska Oblast, Dnipro, Dnipropetrovska Oblast(17:03). Red Alert:...</text:span>
</text:h>
      <text:p text:style-name="P4">
Authors: liveuamap (Language: en)</text:p>
      <text:p text:style-name="P4">
Time: 2023-04-28T11:04:00</text:p>
      <text:p text:style-name="P4">
Location: Donetsk Oblast (Latitude:48.7269 Longtitude:37.57711)</text:p>
      <text:p text:style-name="P4">
Videos: []</text:p>
      <text:p text:style-name="P4">
Images: []</text:p>
      <text:p text:style-name="P4">
Tags: ["Europe", "Central and Eastern Europe"]</text:p>
      <text:p text:style-name="P4">
ID: 22559217</text:p>
      <!--METADATA-->
      <text:p text:style-name="P4">
Donetsk Oblast, Kharkiv, Kharkivska Oblast, Dnipro, DnipropetrovskaOblast(17:03). Red Alert: aerial threat. Sirens sounding. Take cover now!</text:p>
      <text:p text:style-name="P4">
News Collection Link: <text:a xlink:type="simple" xlink:href="https://liveuamap.com/en/2023/28-april-donetsk-oblast-kharkiv-kharkivska-obg" text:style-name="Internet_20_link" text:visited-style-name="Visited_20_Internet_20_Link">
https://liveuamap.com/en/2023/28-april-donetsk-oblast-kharkiv-kharkivska-obg</text:a>
</text:p>
      <text:p text:style-name="P4">
Source: <text:a xlink:type="simple" xlink:href="https://t.me/air_alert_ua/43956" text:style-name="Internet_20_link" text:visited-style-name="Visited_20_Internet_20_Link">
https://t.me/air_alert_ua/43956</text:a>
</text:p>
      <!--NEWS-->
      <text:h text:style-name="P10" text:outline-level="1">
<text:span text:style-name="T4">
Zaporizka Oblast(17:04). Red Alert: aerial threat. Sirens sounding. Take cover now!</text:span>
</text:h>
      <text:p text:style-name="P4">
Authors: liveuamap (Language: en)</text:p>
      <text:p text:style-name="P4">
Time: 2023-04-28T11:05:00</text:p>
      <text:p text:style-name="P4">
Location: Zaporizka Oblast (Latitude:47.613251 Longtitude:35.766411)</text:p>
      <text:p text:style-name="P4">
Videos: []</text:p>
      <text:p text:style-name="P4">
Images: []</text:p>
      <text:p text:style-name="P4">
Tags: ["Europe", "Central and Eastern Europe"]</text:p>
      <text:p text:style-name="P4">
ID: 22559219</text:p>
      <!--METADATA-->
      <text:p text:style-name="P4">
Zaporizka Oblast(17:04). Red Alert: aerial threat. Sirens sounding. Take covernow!</text:p>
      <text:p text:style-name="P4">
News Collection Link: <text:a xlink:type="simple" xlink:href="https://liveuamap.com/en/2023/28-april-zaporizka-oblast1704-red-alert-aeriag" text:style-name="Internet_20_link" text:visited-style-name="Visited_20_Internet_20_Link">
https://liveuamap.com/en/2023/28-april-zaporizka-oblast1704-red-alert-aeriag</text:a>
</text:p>
      <text:p text:style-name="P4">
Source: <text:a xlink:type="simple" xlink:href="https://t.me/suspilnezaporizhzhya/12443" text:style-name="Internet_20_link" text:visited-style-name="Visited_20_Internet_20_Link">
https://t.me/suspilnezaporizhzhya/12443</text:a>
</text:p>
      <!--NEWS-->
      <text:h text:style-name="P10" text:outline-level="1">
<text:span text:style-name="T4">
Sumska Oblast, Kherson, Khersonska Oblast, Mykolaiv, Mykolayivska Oblast(17:05). Red Alert: a...</text:span>
</text:h>
      <text:p text:style-name="P4">
Authors: liveuamap (Language: en)</text:p>
      <text:p text:style-name="P4">
Time: 2023-04-28T11:06:00</text:p>
      <text:p text:style-name="P4">
Location: Sumska Oblast (Latitude:50.99887 Longtitude:34.0001)</text:p>
      <text:p text:style-name="P4">
Videos: []</text:p>
      <text:p text:style-name="P4">
Images: []</text:p>
      <text:p text:style-name="P4">
Tags: ["Europe", "Central and Eastern Europe"]</text:p>
      <text:p text:style-name="P4">
ID: 22559220</text:p>
      <!--METADATA-->
      <text:p text:style-name="P4">
Sumska Oblast, Kherson, Khersonska Oblast, Mykolaiv, MykolayivskaOblast(17:05). Red Alert: aerial threat. Sirens sounding. Take cover now!</text:p>
      <text:p text:style-name="P4">
News Collection Link: <text:a xlink:type="simple" xlink:href="https://liveuamap.com/en/2023/28-april-sumska-oblast-kherson-khersonska-oblg" text:style-name="Internet_20_link" text:visited-style-name="Visited_20_Internet_20_Link">
https://liveuamap.com/en/2023/28-april-sumska-oblast-kherson-khersonska-oblg</text:a>
</text:p>
      <text:p text:style-name="P4">
Source: <text:a xlink:type="simple" xlink:href="https://t.me/air_alert_ua/43961" text:style-name="Internet_20_link" text:visited-style-name="Visited_20_Internet_20_Link">
https://t.me/air_alert_ua/43961</text:a>
</text:p>
      <!--NEWS-->
      <text:h text:style-name="P10" text:outline-level="1">
<text:span text:style-name="T4">
Increased activity of Russian aviation, possible missile launches towards Ukraine</text:span>
</text:h>
      <text:p text:style-name="P4">
Authors: liveuamap (Language: en)</text:p>
      <text:p text:style-name="P4">
Time: 2023-04-28T11:17:51</text:p>
      <text:p text:style-name="P4">
Location: Astrakhan (Latitude:45.15105 Longtitude:48.75732)</text:p>
      <text:p text:style-name="P4">
Videos: []</text:p>
      <text:p text:style-name="P4">
Images: []</text:p>
      <text:p text:style-name="P4">
Tags: ["Avia"]</text:p>
      <text:p text:style-name="P4">
ID: 22559221</text:p>
      <!--METADATA-->
      <text:p text:style-name="P4">
Increased activity of Russian aviation, possible missile launches towardsUkraine</text:p>
      <text:p text:style-name="P4">
News Collection Link: <text:a xlink:type="simple" xlink:href="https://liveuamap.com/en/2023/28-april-increased-activity-of-russian-aviation-possible" text:style-name="Internet_20_link" text:visited-style-name="Visited_20_Internet_20_Link">
https://liveuamap.com/en/2023/28-april-increased-activity-of-russian-aviation-possible</text:a>
</text:p>
      <text:p text:style-name="P4">
Source: <text:a xlink:type="simple" xlink:href="https://t.me/mykolaivskaODA/4859" text:style-name="Internet_20_link" text:visited-style-name="Visited_20_Internet_20_Link">
https://t.me/mykolaivskaODA/4859</text:a>
</text:p>
      <!--NEWS-->
      <text:h text:style-name="P10" text:outline-level="1">
<text:span text:style-name="T4">
Kyiv(17:31). Red Alert: aerial threat. Sirens sounding. Take cover now!</text:span>
</text:h>
      <text:p text:style-name="P4">
Authors: liveuamap (Language: en)</text:p>
      <text:p text:style-name="P4">
Time: 2023-04-28T11:32:00</text:p>
      <text:p text:style-name="P4">
Location: Kyiv (Latitude:50.44425 Longtitude:30.52946)</text:p>
      <text:p text:style-name="P4">
Videos: []</text:p>
      <text:p text:style-name="P4">
Images: []</text:p>
      <text:p text:style-name="P4">
Tags: ["Europe", "Central and Eastern Europe"]</text:p>
      <text:p text:style-name="P4">
ID: 22559224</text:p>
      <!--METADATA-->
      <text:p text:style-name="P4">
Kyiv(17:31). Red Alert: aerial threat. Sirens sounding. Take cover now!</text:p>
      <text:p text:style-name="P4">
News Collection Link: <text:a xlink:type="simple" xlink:href="https://liveuamap.com/en/2023/28-april-kyiv1731-red-alert-aerial-threat-sirg" text:style-name="Internet_20_link" text:visited-style-name="Visited_20_Internet_20_Link">
https://liveuamap.com/en/2023/28-april-kyiv1731-red-alert-aerial-threat-sirg</text:a>
</text:p>
      <text:p text:style-name="P4">
Source: <text:a xlink:type="simple" xlink:href="https://t.me/KyivCityOfficial/6558" text:style-name="Internet_20_link" text:visited-style-name="Visited_20_Internet_20_Link">
https://t.me/KyivCityOfficial/6558</text:a>
</text:p>
      <!--NEWS-->
      <text:h text:style-name="P10" text:outline-level="1">
<text:span text:style-name="T4">
Vinnytska Oblast, Kirovohradska Oblast, Cherkaska Oblast, Zhytomyr, Zhytomyrska Oblast(17:32)...</text:span>
</text:h>
      <text:p text:style-name="P4">
Authors: liveuamap (Language: en)</text:p>
      <text:p text:style-name="P4">
Time: 2023-04-28T11:33:00</text:p>
      <text:p text:style-name="P4">
Location: Vinnytska Oblast (Latitude:48.91667000 Longtitude:28.66667000)</text:p>
      <text:p text:style-name="P4">
Videos: []</text:p>
      <text:p text:style-name="P4">
Images: []</text:p>
      <text:p text:style-name="P4">
Tags: ["Europe", "Central and Eastern Europe"]</text:p>
      <text:p text:style-name="P4">
ID: 22559225</text:p>
      <!--METADATA-->
      <text:p text:style-name="P4">
Vinnytska Oblast, Kirovohradska Oblast, Cherkaska Oblast, Zhytomyr,Zhytomyrska Oblast(17:32). Red Alert: aerial threat. Sirens sounding. Takecover now!</text:p>
      <text:p text:style-name="P4">
News Collection Link: <text:a xlink:type="simple" xlink:href="https://liveuamap.com/en/2023/28-april-vinnytska-oblast-kirovohradska-oblasg" text:style-name="Internet_20_link" text:visited-style-name="Visited_20_Internet_20_Link">
https://liveuamap.com/en/2023/28-april-vinnytska-oblast-kirovohradska-oblasg</text:a>
</text:p>
      <text:p text:style-name="P4">
Source: <text:a xlink:type="simple" xlink:href="https://t.me/air_alert_ua/43966" text:style-name="Internet_20_link" text:visited-style-name="Visited_20_Internet_20_Link">
https://t.me/air_alert_ua/43966</text:a>
</text:p>
      <!--NEWS-->
      <text:h text:style-name="P10" text:outline-level="1">
<text:span text:style-name="T4">
Chernihivska Oblast(17:33). Red Alert: aerial threat. Sirens sounding. Take cover now!</text:span>
</text:h>
      <text:p text:style-name="P4">
Authors: liveuamap (Language: en)</text:p>
      <text:p text:style-name="P4">
Time: 2023-04-28T11:34:00</text:p>
      <text:p text:style-name="P4">
Location: Chernihivska Oblast (Latitude:51.33408 Longtitude:31.99924)</text:p>
      <text:p text:style-name="P4">
Videos: []</text:p>
      <text:p text:style-name="P4">
Images: []</text:p>
      <text:p text:style-name="P4">
Tags: ["Europe", "Central and Eastern Europe"]</text:p>
      <text:p text:style-name="P4">
ID: 22559226</text:p>
      <!--METADATA-->
      <text:p text:style-name="P4">
Chernihivska Oblast(17:33). Red Alert: aerial threat. Sirens sounding. Takecover now!</text:p>
      <text:p text:style-name="P4">
News Collection Link: <text:a xlink:type="simple" xlink:href="https://liveuamap.com/en/2023/28-april-chernihivska-oblast1733-red-alert-aeg" text:style-name="Internet_20_link" text:visited-style-name="Visited_20_Internet_20_Link">
https://liveuamap.com/en/2023/28-april-chernihivska-oblast1733-red-alert-aeg</text:a>
</text:p>
      <text:p text:style-name="P4">
Source: <text:a xlink:type="simple" xlink:href="https://t.me/suspilnechernihiv/18034" text:style-name="Internet_20_link" text:visited-style-name="Visited_20_Internet_20_Link">
https://t.me/suspilnechernihiv/18034</text:a>
</text:p>
      <!--NEWS-->
      <text:h text:style-name="P10" text:outline-level="1">
<text:span text:style-name="T4">
Kyiv Oblast(17:32). Red Alert: aerial threat. Sirens sounding. Take cover now!</text:span>
</text:h>
      <text:p text:style-name="P4">
Authors: liveuamap (Language: en)</text:p>
      <text:p text:style-name="P4">
Time: 2023-04-28T11:35:00</text:p>
      <text:p text:style-name="P4">
Location: Kyiv Oblast (Latitude:50.24018000 Longtitude:30.23163000)</text:p>
      <text:p text:style-name="P4">
Videos: []</text:p>
      <text:p text:style-name="P4">
Images: []</text:p>
      <text:p text:style-name="P4">
Tags: ["Europe", "Central and Eastern Europe"]</text:p>
      <text:p text:style-name="P4">
ID: 22559227</text:p>
      <!--METADATA-->
      <text:p text:style-name="P4">
Kyiv Oblast(17:32). Red Alert: aerial threat. Sirens sounding. Take cover now!</text:p>
      <text:p text:style-name="P4">
News Collection Link: <text:a xlink:type="simple" xlink:href="https://liveuamap.com/en/2023/28-april-kyiv-oblast1732-red-alert-aerial-thrg" text:style-name="Internet_20_link" text:visited-style-name="Visited_20_Internet_20_Link">
https://liveuamap.com/en/2023/28-april-kyiv-oblast1732-red-alert-aerial-thrg</text:a>
</text:p>
      <text:p text:style-name="P4">
Source: <text:a xlink:type="simple" xlink:href="https://t.me/air_alert_ua/43967" text:style-name="Internet_20_link" text:visited-style-name="Visited_20_Internet_20_Link">
https://t.me/air_alert_ua/43967</text:a>
</text:p>
      <!--NEWS-->
      <text:h text:style-name="P10" text:outline-level="1">
<text:span text:style-name="T4">
President Zelensky had a phone talk with President of the European Council Charles Michel</text:span>
</text:h>
      <text:p text:style-name="P4">
Authors: liveuamap (Language: en)</text:p>
      <text:p text:style-name="P4">
Time: 2023-04-28T11:54:41</text:p>
      <text:p text:style-name="P4">
Location: Kyiv, Kyiv city (Latitude:50.44383 Longtitude:30.52822)</text:p>
      <text:p text:style-name="P4">
Videos: []</text:p>
      <text:p text:style-name="P4">
Images: ["<text:a xlink:type="simple" xlink:href="https://liveuamap.com/pics/2023/04/28/22559228_0.jpg" text:style-name="Internet_20_link" text:visited-style-name="Visited_20_Internet_20_Link">
22559228_0.jpg</text:a>
"]</text:p>
      <text:p text:style-name="P4">
Tags: ["Europe", "Central and Eastern Europe"]</text:p>
      <text:p text:style-name="P4">
ID: 22559228</text:p>
      <!--METADATA-->
      <text:p text:style-name="P4">
President Zelensky had a phone talk with President of the European CouncilCharles Michel</text:p>
      <text:p text:style-name="P4">
<draw:frame draw:style-name="fr1" draw:name="Image79" text:anchor-type="as-char" svg:width="6.9236in" svg:height="4.612849in" draw:z-index="0">
<draw:image xlink:href="../Images/liveuamap/2023-04-28T11-54-41/22559228_0.jpg" xlink:type="simple" xlink:show="embed" xlink:actuate="onLoad" draw:mime-type="image/jpeg"/>
</draw:frame>
</text:p>
      <text:p text:style-name="P4">
News Collection Link: <text:a xlink:type="simple" xlink:href="https://liveuamap.com/en/2023/28-april-president-zelensky-had-a-phone-talk-with-president" text:style-name="Internet_20_link" text:visited-style-name="Visited_20_Internet_20_Link">
https://liveuamap.com/en/2023/28-april-president-zelensky-had-a-phone-talk-with-president</text:a>
</text:p>
      <text:p text:style-name="P4">
Source: <text:a xlink:type="simple" xlink:href="https://t.me/V_Zelenskiy_official/6045" text:style-name="Internet_20_link" text:visited-style-name="Visited_20_Internet_20_Link">
https://t.me/V_Zelenskiy_official/6045</text:a>
</text:p>
      <!--NEWS-->
      <text:h text:style-name="P10" text:outline-level="1">
<text:span text:style-name="T4">
Уряд продовжив дію спеціальних обовʼязків на ринку газу до 31 серпня</text:span>
</text:h>
      <text:p text:style-name="P4">
Authors: Ukrinform (Person)</text:p>
      <text:p text:style-name="P4">
Publisher: Укринформ (Organization)</text:p>
      <text:p text:style-name="P4">
Published Time: 2023-04-28T15:45:00+03:00</text:p>
      <text:p text:style-name="P4">
Modified Time: 2023-04-28T15:45:00+03:00</text:p>
      <text:p text:style-name="P4">
Description: Кабінет Міністрів ухвалив рішення про продовження дії спеціальних обовʼязків (ПСО) на ринку газу до 31 серпня цього року. — Укрінформ.</text:p>
      <text:p text:style-name="P4">
Images: ["<text:a xlink:type="simple" xlink:href="https://static.ukrinform.com/photos/2021_01/thumb_files/630_360_1611161114-908.jpg" text:style-name="Internet_20_link" text:visited-style-name="Visited_20_Internet_20_Link">
630_360_16111...</text:a>
"]</text:p>
      <text:p text:style-name="P4">
Tags: ['Газ', 'Кабмін', 'Ринок']</text:p>
      <text:p text:style-name="P4">
Type: Article</text:p>
      <!--METADATA-->
      <text:p text:style-name="P4">
<draw:frame draw:style-name="fr1" draw:name="Image80" text:anchor-type="as-char" svg:width="6.9236in" svg:height="3.956343in" draw:z-index="0">
<draw:image xlink:href="../Images/yкринформ/2023-04-28T15-45-00-03-00/630_360_1611161114-908.jpg" xlink:type="simple" xlink:show="embed" xlink:actuate="onLoad" draw:mime-type="image/jpeg"/>
</draw:frame>
 КабінетМіністрів ухвалив рішення про продовження дії спеціальних обовʼязків (ПСО) наринку газу до 31 серпня цього року.</text:p>
      <text:p text:style-name="P4">
Як повідомляє Укрінформ, відповідну постанову Кабміну оприлюднено на <text:a xlink:type="simple" xlink:href="https://www.kmu.gov.ua/npas/pro-vnesennia-zmin-do-polozhennia-pro-pokladennia-spetsialnykh-oboviazkiv-na-subiektiv-rynku-pryrodnoho-hazu-395-280423" text:style-name="Internet_20_link" text:visited-style-name="Visited_20_Internet_20_Link">
</text:a>
.</text:p>
      <text:p text:style-name="P4">
Згідно із змінами, внесеними до Положення про покладення спеціальнихобовʼязків на субʼєктів ринку природного газу, дія ПСО продовжується до 31серпня 2023 року.</text:p>
      <text:p text:style-name="P4">
<text:span text:style-name="T4">
Читайте також:</text:span>
 <text:a xlink:type="simple" xlink:href="https://www.ukrinform.ua/rubric-economy/3698961-naftogaz-planue-zalucati-amerikanski-kompanii-dla-zbilsenna-vidobutku-v-ukraini.html" text:style-name="Internet_20_link" text:visited-style-name="Visited_20_Internet_20_Link">
 </text:a>
</text:p>
      <text:p text:style-name="P4">
Як повідомляв Укрінформ, Кабінет Міністрів <text:a xlink:type="simple" xlink:href="https://www.ukrinform.ua/rubric-economy/3700526-pilgovu-cinu-na-elektroenergiu-dla-naselenna-prodovzili-se-na-misac.html" text:style-name="Internet_20_link" text:visited-style-name="Visited_20_Internet_20_Link">
</text:a>
 .</text:p>
      <text:p text:style-name="P4">
Source: <text:a xlink:type="simple" xlink:href="https://www.ukrinform.ua/rubric-economy/3702064-urad-prodovziv-diu-specialnih-obovazkiv-na-rinku-gazu-do-31-serpna.html" text:style-name="Internet_20_link" text:visited-style-name="Visited_20_Internet_20_Link">
https://www.ukrinform.ua/rubric-economy/3702064-urad-prodovziv-diu-specialnih-obovazkiv-na-rinku-gazu-do-31-serpn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28T15:54:00+03:00</text:p>
      <text:p text:style-name="P4">
Modified Time: 2023-04-28T15:54: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81" text:anchor-type="as-char" svg:width="6.9236in" svg:height="3.956343in" draw:z-index="0">
<draw:image xlink:href="../Images/yкринформ/2023-04-28T15-54-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82" text:anchor-type="as-char" svg:width="6.9236in" svg:height="6.9236in" draw:z-index="0">
<draw:image xlink:href="../Images/yкринформ/2023-04-28T15-54-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83" text:anchor-type="as-char" svg:width="6.9236in" svg:height="6.9236in" draw:z-index="0">
<draw:image xlink:href="../Images/yкринформ/2023-04-28T15-54-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84" text:anchor-type="as-char" svg:width="6.9236in" svg:height="6.9236in" draw:z-index="0">
<draw:image xlink:href="../Images/yкринформ/2023-04-28T15-54-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85" text:anchor-type="as-char" svg:width="6.9236in" svg:height="6.9236in" draw:z-index="0">
<draw:image xlink:href="../Images/yкринформ/2023-04-28T15-54-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86" text:anchor-type="as-char" svg:width="6.9236in" svg:height="6.9236in" draw:z-index="0">
<draw:image xlink:href="../Images/yкринформ/2023-04-28T15-54-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87" text:anchor-type="as-char" svg:width="6.9236in" svg:height="6.9236in" draw:z-index="0">
<draw:image xlink:href="../Images/yкринформ/2023-04-28T15-54-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88" text:anchor-type="as-char" svg:width="6.9236in" svg:height="6.9236in" draw:z-index="0">
<draw:image xlink:href="../Images/yкринформ/2023-04-28T15-54-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89" text:anchor-type="as-char" svg:width="6.9236in" svg:height="6.9236in" draw:z-index="0">
<draw:image xlink:href="../Images/yкринформ/2023-04-28T15-54-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90" text:anchor-type="as-char" svg:width="6.9236in" svg:height="6.9236in" draw:z-index="0">
<draw:image xlink:href="../Images/yкринформ/2023-04-28T15-54-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91" text:anchor-type="as-char" svg:width="6.9236in" svg:height="6.9236in" draw:z-index="0">
<draw:image xlink:href="../Images/yкринформ/2023-04-28T15-54-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Польща закупить у Британії новітні системи ППО на $2,37 мільярда</text:span>
</text:h>
      <text:p text:style-name="P4">
Authors: Ukrinform (Person)</text:p>
      <text:p text:style-name="P4">
Publisher: Укринформ (Organization)</text:p>
      <text:p text:style-name="P4">
Published Time: 2023-04-28T15:55:19+03:00</text:p>
      <text:p text:style-name="P4">
Modified Time: 2023-04-28T15:55:19+03:00</text:p>
      <text:p text:style-name="P4">
Description: Велика Британія та Польща підписали угоду вартістю 1,9 мільярда фунтів стерлінгів ($2,37 млрд), яка передбачає постачання Варшаві новітніх британських систем протиповітряної оборони. — Укрінформ.</text:p>
      <text:p text:style-name="P4">
Images: ["<text:a xlink:type="simple" xlink:href="https://static.ukrinform.com/photos/2023_04/thumb_files/630_360_1682686504-633.png" text:style-name="Internet_20_link" text:visited-style-name="Visited_20_Internet_20_Link">
630_360_16826...</text:a>
"]</text:p>
      <text:p text:style-name="P4">
Tags: ['Британія', 'Оборона', 'Польща', 'ППО']</text:p>
      <text:p text:style-name="P4">
Type: Article</text:p>
      <!--METADATA-->
      <text:p text:style-name="P4">
<draw:frame draw:style-name="fr1" draw:name="Image92" text:anchor-type="as-char" svg:width="6.9236in" svg:height="3.956343in" draw:z-index="0">
<draw:image xlink:href="../Images/yкринформ/2023-04-28T15-55-19-03-00/630_360_1682686504-633.png" xlink:type="simple" xlink:show="embed" xlink:actuate="onLoad" draw:mime-type="image/png"/>
</draw:frame>
 ВеликаБританія та Польща підписали угоду вартістю 1,9 мільярда фунтів стерлінгів($2,37 млрд), яка передбачає постачання Варшаві новітніх британських системпротиповітряної оборони.</text:p>
      <text:p text:style-name="P4">
Про це повідомляється на <text:a xlink:type="simple" xlink:href="http://www.gov.uk/government/news/record-19-billion-uk-poland-missile-export-deal-set-to-bolster-european-security" text:style-name="Internet_20_link" text:visited-style-name="Visited_20_Internet_20_Link">
</text:a>
 британського уряду, передаєУкрінформ.</text:p>
      <text:p text:style-name="P4">
Як зазначається, Британія оснастить 22 польські батареї протиповітряноїоборони загальними протиповітряними модульними ракетами CAMM і пусковимиустановками в межах програми PILICA+.</text:p>
      <text:p text:style-name="P4">
CAMM – це система ППО останнього покоління, що перебуває на озброєннісухопутних та військово-морських сил Великої Британії. Система може уражатиоб'єкт завбільшки з тенісний м'яч, що рухається зі швидкістю звуку, з відстанідо 25 км. CAMM вже є у <text:a xlink:type="simple" xlink:href="https://www.ukrinform.ua/tag-polsa" text:style-name="Internet_20_link" text:visited-style-name="Visited_20_Internet_20_Link">
 </text:a>
 , де вони буливстановлені британською армією для захисту повітряного простору країни післявторгнення росії в Україну.</text:p>
      <text:p text:style-name="P4">
<text:span text:style-name="T4">
Читайте також:</text:span>
 <text:a xlink:type="simple" xlink:href="https://www.ukrinform.ua/rubric-ato/3700906-polsa-rozsirue-virobnictvo-sau-krab-aki-peredae-ukraini.html" text:style-name="Internet_20_link" text:visited-style-name="Visited_20_Internet_20_Link">
 <text:span text:style-name="T4">
Польща</text:span>
 </text:a>
</text:p>
      <text:p text:style-name="P4">
«Ми відіграли вирішальну роль у зміцненні євроатлантичної оборони післяварварського вторгнення путіна в Україну, і ця знакова угода між ВеликоюБританією та Польщею є ще одним прикладом того, як разом із нашими союзникамими зобов’язані захищати нашу безпеку для майбутніх поколінь», - сказавпрем`єр-міністр Великої Британії Ріші Сунак.</text:p>
      <text:p text:style-name="P4">
За його словами, окрім зміцнення європейської протиповітряної оборони ця угодатакож сприятиме створенню висококваліфікованих робочих місць в обох країнах.</text:p>
      <text:p text:style-name="P4">
«Ми прагнемо підтримувати плани оборонної модернізації Польщі, і ця оновленапрограма протиповітряної оборони забезпечить Польщі та Великій Британіїможливість продовжувати захищати наші народи і зміцнювати безпеку НАТО», -сказав міністр оборони Британії Бен Воллес.</text:p>
      <text:p text:style-name="P4">
<text:span text:style-name="T4">
Читайте також:</text:span>
 <text:a xlink:type="simple" xlink:href="https://www.ukrinform.ua/rubric-world/3701621-polsa-vidzavtra-zmoze-eksportuvati-droni-v-ukrainu-na-pidstavi-zagalnogo-dozvolu.html" text:style-name="Internet_20_link" text:visited-style-name="Visited_20_Internet_20_Link">
 <text:span text:style-name="T4">
Польща</text:span>
 </text:a>
</text:p>
      <text:p text:style-name="P4">
Як повідомлялося, Польща збільшує армію шляхом створення нових військовихпідрозділів і купівлі сучасної техніки.</text:p>
      <text:p text:style-name="P4">
<text:span text:style-name="T5">
Фото: МО Польщі</text:span>
</text:p>
      <text:p text:style-name="P4">
Source: <text:a xlink:type="simple" xlink:href="https://www.ukrinform.ua/rubric-world/3702068-polsa-zakupit-u-britanii-novitni-sistemi-ppo-na-237-milarda.html" text:style-name="Internet_20_link" text:visited-style-name="Visited_20_Internet_20_Link">
https://www.ukrinform.ua/rubric-world/3702068-polsa-zakupit-u-britanii-novitni-sistemi-ppo-na-237-milarda.html</text:a>
</text:p>
      <!--NEWS-->
      <text:h text:style-name="P10" text:outline-level="1">
<text:span text:style-name="T4">
Держава вже виплатила ₴2,4 мільярда грантів за програмою «єРобота»</text:span>
</text:h>
      <text:p text:style-name="P4">
Authors: Ukrinform (Person)</text:p>
      <text:p text:style-name="P4">
Publisher: Укринформ (Organization)</text:p>
      <text:p text:style-name="P4">
Published Time: 2023-04-28T15:57:00+03:00</text:p>
      <text:p text:style-name="P4">
Modified Time: 2023-04-28T15:57:00+03:00</text:p>
      <text:p text:style-name="P4">
Description: Держава вже виплатила понад 4 тисячі грантів на суму 2,4 млрд грн за програмою «єРобота».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Шмигаль', 'Грант', 'єРобота']</text:p>
      <text:p text:style-name="P4">
Type: Article</text:p>
      <!--METADATA-->
      <text:p text:style-name="P4">
<draw:frame draw:style-name="fr1" draw:name="Image93" text:anchor-type="as-char" svg:width="6.9236in" svg:height="3.956343in" draw:z-index="0">
<draw:image xlink:href="../Images/yкринформ/2023-04-28T15-57-00-03-00/630_360_1679674428-586.jpg" xlink:type="simple" xlink:show="embed" xlink:actuate="onLoad" draw:mime-type="image/jpeg"/>
</draw:frame>
 Держававже виплатила понад 4 тисячі грантів на суму 2,4 млрд грн за програмою«єРобота».</text:p>
      <text:p text:style-name="P4">
Про це Прем'єр-міністр Денис Шмигаль <text:a xlink:type="simple" xlink:href="http://t.me/Denys_Smyhal/5135" text:style-name="Internet_20_link" text:visited-style-name="Visited_20_Internet_20_Link">
 </text:a>
 назасіданні уряду у п’ятницю, передає Укрінформ.</text:p>
      <text:p text:style-name="P4">
«Продовжуємо видавати гранти за програмою «єРобота». Від її старту держава вжевиплатила понад 4 тис. грантів на суму 2,4 млрд грн», - сказав <text:a xlink:type="simple" xlink:href="https://www.ukrinform.ua/tag-smigal" text:style-name="Internet_20_link" text:visited-style-name="Visited_20_Internet_20_Link">
</text:a>
 .</text:p>
      <text:p text:style-name="P4">
За його словами, уряд залучає ще майже 1,3 млрд грн від Державного центрузайнятості. Ці кошти будуть направлені на гранти бізнесу, зокрема, в галузьпереробки.</text:p>
      <text:p text:style-name="P4">
<text:span text:style-name="T4">
Читайте також:</text:span>
 <text:a xlink:type="simple" xlink:href="https://www.ukrinform.ua/rubric-economy/3700584-programa-usaid-spramue-15-miljona-na-pidtrimku-zinok-u-biznesi.html" text:style-name="Internet_20_link" text:visited-style-name="Visited_20_Internet_20_Link">
 </text:a>
</text:p>
      <text:p text:style-name="P4">
Як повідомлялось, проєкт “єРобота” був запроваджений урядом у липні 2022 рокудля надання підтримки бізнесу та стимулювання створення нових робочих місць.Він включає кілька грантових програм. Зокрема, це програми мікрогрантів навідкриття чи розвиток власного бізнесу, гранти на створення й розвитокпереробних підприємств, садівництва, виноградарства, тепличного господарства.</text:p>
      <text:p text:style-name="P4">
<text:span text:style-name="T5">
Фото: КМУ</text:span>
</text:p>
      <text:p text:style-name="P4">
Source: <text:a xlink:type="simple" xlink:href="https://www.ukrinform.ua/rubric-economy/3702069-derzava-vze-viplatila-24-milarda-grantiv-za-programou-erobota-smigal.html" text:style-name="Internet_20_link" text:visited-style-name="Visited_20_Internet_20_Link">
https://www.ukrinform.ua/rubric-economy/3702069-derzava-vze-viplatila-24-milarda-grantiv-za-programou-erobota-smigal.html</text:a>
</text:p>
      <!--NEWS-->
      <text:h text:style-name="P10" text:outline-level="1">
<text:span text:style-name="T4">
Жінка, яка загинула у Дніпрі з дитиною від ракетної атаки рф, рятувалася від війни в батьків</text:span>
</text:h>
      <text:p text:style-name="P4">
Authors: Ukrinform (Person)</text:p>
      <text:p text:style-name="P4">
Publisher: Укринформ (Organization)</text:p>
      <text:p text:style-name="P4">
Published Time: 2023-04-28T15:57:55+03:00</text:p>
      <text:p text:style-name="P4">
Modified Time: 2023-04-28T15:57:55+03:00</text:p>
      <text:p text:style-name="P4">
Description: Загибла внаслідок ракетного удару по Дніпру жінка з дитиною переїхала до батьків, аби врятуватись від війни. — Укрінформ.</text:p>
      <text:p text:style-name="P4">
Images: ["<text:a xlink:type="simple" xlink:href="https://static.ukrinform.com/photos/2023_04/thumb_files/630_360_1682686555-539.jpg" text:style-name="Internet_20_link" text:visited-style-name="Visited_20_Internet_20_Link">
630_360_16826...</text:a>
"]</text:p>
      <text:p text:style-name="P4">
Tags: ['Дніпро', 'Війна з росією', 'Ракетний удар']</text:p>
      <text:p text:style-name="P4">
Type: Article</text:p>
      <!--METADATA-->
      <text:p text:style-name="P4">
<draw:frame draw:style-name="fr1" draw:name="Image94" text:anchor-type="as-char" svg:width="6.9236in" svg:height="3.956343in" draw:z-index="0">
<draw:image xlink:href="../Images/yкринформ/2023-04-28T15-57-55-03-00/630_360_1682686555-539.jpg" xlink:type="simple" xlink:show="embed" xlink:actuate="onLoad" draw:mime-type="image/jpeg"/>
</draw:frame>
 Загиблавнаслідок ракетного удару по Дніпру жінка з дитиною переїхала до батьків, абиврятуватись від війни.</text:p>
      <text:p text:style-name="P4">
Про це в <text:a xlink:type="simple" xlink:href="https://t.me/dnipropetrovskaODA/4307" text:style-name="Internet_20_link" text:visited-style-name="Visited_20_Internet_20_Link">
 </text:a>
 повідомляє головаДніпропетровської ОВА Сергій Лисак, передає Укрінформ.</text:p>
      <text:p text:style-name="P4">
"Загибла Ольга через війну перебралася у батьківський дім. Гадала – уприватному секторі безпечніше. Сподівалася – тут вона вбереже від росіянськихкатів свою дворічну дитину. Але... Нині тут згарище. Їх більше немає. Батько ймати загиблої у лікарні", - написав він.</text:p>
      <text:p text:style-name="P4">
Голова ОВА оприлюднив фото з місця трагедії та додав, що на паралельній вулиціоговтується від нічного кошмару ще одна родина.</text:p>
      <text:p text:style-name="P4">
"Олександра і Наталію о пів на п'яту розбудила їхня Бася. На ніч вівчаркузапустили у дім. Почувши повітряну тривогу, вона кинулася до господарів. Якмогла сповіщала про небезпеку. Чоловік та жінка у шоці, але цілі. Осколкиворожого залізяччя застрягли у стіні будинку", - йдеться у дописі.</text:p>
      <text:p text:style-name="P4">
<text:span text:style-name="T4">
Читайте також:</text:span>
 <text:a xlink:type="simple" xlink:href="https://www.ukrinform.ua/rubric-regions/3701955-udar-po-dnipru-u-dvoh-postrazdalih-silni-opiki-voni-u-tazkomu-stani.html" text:style-name="Internet_20_link" text:visited-style-name="Visited_20_Internet_20_Link">
 <text:span text:style-name="T4">
Дніпр</text:span>
 </text:a>
</text:p>
      <text:p text:style-name="P4">
За словами Лисака, в області діє програма надання фінансової допомоги сім’ямзагиблих цивільних. Її отримали вже 98 мешканців регіону. Розмір виплати 300тис. грн.</text:p>
      <text:p text:style-name="P4">
Раніше повідомлялось, що батьки загиблої жінки нині в лікарні. В них 40%опіків тіла (кінцівки та обличчя). Вони у важкому стані.</text:p>
      <text:p text:style-name="P4">
Внаслідок <text:a xlink:type="simple" xlink:href="https://www.ukrinform.ua/rubric-regions/3701825-raketna-ataka-na-dnipro-v-ova-rozpovili-detali.html" text:style-name="Internet_20_link" text:visited-style-name="Visited_20_Internet_20_Link">
 </text:a>
 в ніч на 28 квітня загинула 31-річнажінка та її 2-річна дитина.</text:p>
      <text:p text:style-name="P4">
Також ще одна ракета влучила у підприємство та ангар із будівельнимиматеріалами, з-під завалів врятовано жінку.</text:p>
      <text:p text:style-name="P4">
Source: <text:a xlink:type="simple" xlink:href="https://www.ukrinform.ua/rubric-regions/3702071-zinka-aka-zaginula-u-dnipri-z-ditinou-vid-raketnoi-ataki-rf-ratuvalasa-vid-vijni-v-batkiv.html" text:style-name="Internet_20_link" text:visited-style-name="Visited_20_Internet_20_Link">
https://www.ukrinform.ua/rubric-regions/3702071-zinka-aka-zaginula-u-dnipri-z-ditinou-vid-raketnoi-ataki-rf-ratuvalasa-vid-vijni-v-batkiv.html</text:a>
</text:p>
      <!--NEWS-->
      <text:h text:style-name="P10" text:outline-level="1">
<text:span text:style-name="T4">
Українська школа «Софія» провела в Дубаї зустріч для дітей та їхніх батьків</text:span>
</text:h>
      <text:p text:style-name="P4">
Authors: Ukrinform (Person)</text:p>
      <text:p text:style-name="P4">
Publisher: Укринформ (Organization)</text:p>
      <text:p text:style-name="P4">
Published Time: 2023-04-28T16:02:00+03:00</text:p>
      <text:p text:style-name="P4">
Modified Time: 2023-04-28T16:02:00+03:00</text:p>
      <text:p text:style-name="P4">
Description: Українська школа в ОАЕ «Софія» організувала в одному з парків Дубая традиційну культурну зустріч для українських дітей та їхніх батьків. — Укрінформ.</text:p>
      <text:p text:style-name="P4">
Images: ["<text:a xlink:type="simple" xlink:href="https://static.ukrinform.com/photos/2023_04/thumb_files/630_360_1682685545-704.jpg" text:style-name="Internet_20_link" text:visited-style-name="Visited_20_Internet_20_Link">
630_360_16826...</text:a>
", "<text:a xlink:type="simple" xlink:href="https://static.ukrinform.com/photos/2023_04/1682685643-757.jpg" text:style-name="Internet_20_link" text:visited-style-name="Visited_20_Internet_20_Link">
1682685643-75...</text:a>
", "<text:a xlink:type="simple" xlink:href="https://static.ukrinform.com/photos/2023_04/1682685706-409.jpg" text:style-name="Internet_20_link" text:visited-style-name="Visited_20_Internet_20_Link">
1682685706-40...</text:a>
", "<text:a xlink:type="simple" xlink:href="https://static.ukrinform.com/photos/2023_04/1682685740-981.jpg" text:style-name="Internet_20_link" text:visited-style-name="Visited_20_Internet_20_Link">
1682685740-98...</text:a>
", "<text:a xlink:type="simple" xlink:href="https://static.ukrinform.com/photos/2023_04/1682685801-295.jpg" text:style-name="Internet_20_link" text:visited-style-name="Visited_20_Internet_20_Link">
1682685801-29...</text:a>
", "<text:a xlink:type="simple" xlink:href="https://static.ukrinform.com/photos/2023_04/1682685850-794.jpg" text:style-name="Internet_20_link" text:visited-style-name="Visited_20_Internet_20_Link">
1682685850-79...</text:a>
", "<text:a xlink:type="simple" xlink:href="https://static.ukrinform.com/photos/2023_04/1682685940-263.jpg" text:style-name="Internet_20_link" text:visited-style-name="Visited_20_Internet_20_Link">
1682685940-26...</text:a>
", "<text:a xlink:type="simple" xlink:href="https://static.ukrinform.com/photos/2023_04/1682685978-327.jpg" text:style-name="Internet_20_link" text:visited-style-name="Visited_20_Internet_20_Link">
1682685978-32...</text:a>
"]</text:p>
      <text:p text:style-name="P4">
Tags: ['Діаспора', 'Діти', 'Культура', 'ОАЕ', 'Школа']</text:p>
      <text:p text:style-name="P4">
Type: Article</text:p>
      <!--METADATA-->
      <text:p text:style-name="P4">
<draw:frame draw:style-name="fr1" draw:name="Image95" text:anchor-type="as-char" svg:width="6.9236in" svg:height="3.956343in" draw:z-index="0">
<draw:image xlink:href="../Images/yкринформ/2023-04-28T16-02-00-03-00/630_360_1682685545-704.jpg" xlink:type="simple" xlink:show="embed" xlink:actuate="onLoad" draw:mime-type="image/jpeg"/>
</draw:frame>
 Українськашкола в ОАЕ «Софія» організувала в одному з парків Дубая традиційну культурнузустріч для українських дітей та їхніх батьків.</text:p>
      <text:p text:style-name="P4">
Як передає Укрінформ, про це пише видання <text:a xlink:type="simple" xlink:href="https://ukrdubai.com/articles/282986/ukrainska-shkola-sofiya-provela-v-dubai-chergovu-zustrich-pid-zhovto-blakitnim-nebom" text:style-name="Internet_20_link" text:visited-style-name="Visited_20_Internet_20_Link">
</text:a>
 .</text:p>
      <text:p text:style-name="P4">
<draw:frame draw:style-name="fr1" draw:name="Image96" text:anchor-type="as-char" svg:width="6.9236in" svg:height="5.147765in" draw:z-index="0">
<draw:image xlink:href="../Images/yкринформ/2023-04-28T16-02-00-03-00/1682685643-757.jpg" xlink:type="simple" xlink:show="embed" xlink:actuate="onLoad" draw:mime-type="image/jpeg"/>
</draw:frame>
</text:p>
      <text:p text:style-name="P4">
Під час заходу діти знайомилися з українською культурою, традиціями черезобрядові весняні ігри, гаївки та веснянки, розписували пасхальні пряники,змагалися в естафетах, у пізнавальному квесті, шукали пасхальні скарби таграли в шахи. Батьки тим часом робили писанки відповідно до давньої технікирозписування яєць за допомогою воску.</text:p>
      <text:p text:style-name="P4">
<draw:frame draw:style-name="fr1" draw:name="Image97" text:anchor-type="as-char" svg:width="6.9236in" svg:height="5.169138in" draw:z-index="0">
<draw:image xlink:href="../Images/yкринформ/2023-04-28T16-02-00-03-00/1682685706-409.jpg" xlink:type="simple" xlink:show="embed" xlink:actuate="onLoad" draw:mime-type="image/jpeg"/>
</draw:frame>
</text:p>
      <text:p text:style-name="P4">
«Такі зустрічі в парку вже стали для нас традиційними, – розповідає директоркашколи «Софія» Наталія Сердюк, яка ініціювала захід. – Ми бачимо, наскількивони зараз є актуальними, зібралося понад 50 родин з дітьми. Як ніколи,українці мають потребу в спілкуванні, підтримці, доброму слові, усмішці. Дітипотребують цього найбільше, тому їхня радість безмежна. Ми дуже вдячні батькамза підтримку. Як виявилося, наші діти – це найкращі ліки від смутку та відчаю,найефективніший спосіб об'єднання навколо добра та миру!»</text:p>
      <text:p text:style-name="P4">
Вчителька школи Олеся Елві за допомогою пасхальних яєць, які діти знайшли впарку під час квесту «У пошуках скарбів», розповідала дітям дуже цікаву таповчальну біблійну історію про Воскресіння. Радості дітей не було меж, колиСашко Єрема знайшов останній скарб і здобув перемогу для своєї команди.</text:p>
      <text:p text:style-name="P4">
<draw:frame draw:style-name="fr1" draw:name="Image98" text:anchor-type="as-char" svg:width="6.9236in" svg:height="4.205446in" draw:z-index="0">
<draw:image xlink:href="../Images/yкринформ/2023-04-28T16-02-00-03-00/1682685740-981.jpg" xlink:type="simple" xlink:show="embed" xlink:actuate="onLoad" draw:mime-type="image/jpeg"/>
</draw:frame>
</text:p>
      <text:p text:style-name="P4">
Також учасники мали змогу разом із тренером з шахів Оленою Некрасовоюготуватися до шахового турніру.</text:p>
      <text:p text:style-name="P4">
<draw:frame draw:style-name="fr1" draw:name="Image99" text:anchor-type="as-char" svg:width="6.9236in" svg:height="7.467389in" draw:z-index="0">
<draw:image xlink:href="../Images/yкринформ/2023-04-28T16-02-00-03-00/1682685801-295.jpg" xlink:type="simple" xlink:show="embed" xlink:actuate="onLoad" draw:mime-type="image/jpeg"/>
</draw:frame>
</text:p>
      <text:p text:style-name="P4">
Діти знайомилися з українською культурою, традиціями через обрядові весняніігри, гаївки та веснянки, розписували пасхальні пряники, змагалися вестафетах. А в кінці зустрічі діти й батьки з допомогою вчительки акторськоїмайстерності Наталії Міщенко та вчительки літератури Наталії Козаковоїпоставили театралізовану виставу.</text:p>
      <text:p text:style-name="P4">
<draw:frame draw:style-name="fr1" draw:name="Image100" text:anchor-type="as-char" svg:width="6.9236in" svg:height="5.156489in" draw:z-index="0">
<draw:image xlink:href="../Images/yкринформ/2023-04-28T16-02-00-03-00/1682685850-794.jpg" xlink:type="simple" xlink:show="embed" xlink:actuate="onLoad" draw:mime-type="image/jpeg"/>
</draw:frame>
</text:p>
      <text:p text:style-name="P4">
Тим часом батьки могли знову зануритися в атмосферу Великодня під час майстер-класу з розпису яєць, який провела Іванна Базмані.</text:p>
      <text:p text:style-name="P4">
<draw:frame draw:style-name="fr1" draw:name="Image101" text:anchor-type="as-char" svg:width="6.9236in" svg:height="9.304041in" draw:z-index="0">
<draw:image xlink:href="../Images/yкринформ/2023-04-28T16-02-00-03-00/1682685940-263.jpg" xlink:type="simple" xlink:show="embed" xlink:actuate="onLoad" draw:mime-type="image/jpeg"/>
</draw:frame>
</text:p>
      <text:p text:style-name="P4">
«Час, проведений на святі, був сповнений позитивним настроєм і натхненням,приємні спогади й чудові відчуття про нього, думаю, залишаться в діток ідорослих ще надовго. Цікаві конкурси, захопливі ігри, українська музика йтрадиції дають можливість діткам виявити свої здібності, знання, уподобання, аголовне – мотивують вивчати українську мову й культуру рідного краю», –ділиться враженнями пані Базмані.</text:p>
      <text:p text:style-name="P4">
<draw:frame draw:style-name="fr1" draw:name="Image102" text:anchor-type="as-char" svg:width="6.9236in" svg:height="3.904141in" draw:z-index="0">
<draw:image xlink:href="../Images/yкринформ/2023-04-28T16-02-00-03-00/1682685978-327.jpg" xlink:type="simple" xlink:show="embed" xlink:actuate="onLoad" draw:mime-type="image/jpeg"/>
</draw:frame>
</text:p>
      <text:p text:style-name="P4">
Наталія Сердюк подякувала всім, хто долучився до зустрічі: учителям, батькам ідітям.</text:p>
      <text:p text:style-name="P4">
«Це була чудова нагода зібратися разом, відчути себе частинкою великої родини.Разом ми створюємо неймовірну родину, яка наповнена теплом та любов'ю до нашоїненьки-України», – зазначила пані Наталія.</text:p>
      <text:p text:style-name="P4">
Нагадаємо, українські школи в Об'єднаних Арабських Еміратах «Дивосвіт» та«Софія» <text:a xlink:type="simple" xlink:href="https://www.ukrinform.ua/rubric-diaspora/3698054-v-abudabi-ta-dubai-ukrainski-skoli-proveli-majsterklasi-pisankarstva.html" text:style-name="Internet_20_link" text:visited-style-name="Visited_20_Internet_20_Link">
 </text:a>
 для дітеймайстер-класи з розпису великодніх яєць.</text:p>
      <text:p text:style-name="P4">
<text:span text:style-name="T5">
Фото: Українська школа в ОАЕ «Софія»</text:span>
</text:p>
      <text:p text:style-name="P4">
Source: <text:a xlink:type="simple" xlink:href="https://www.ukrinform.ua/rubric-diaspora/3702056-ukrainska-skola-sofia-provela-v-dubai-zustric-dla-ditej-ta-ihnih-batkiv.html" text:style-name="Internet_20_link" text:visited-style-name="Visited_20_Internet_20_Link">
https://www.ukrinform.ua/rubric-diaspora/3702056-ukrainska-skola-sofia-provela-v-dubai-zustric-dla-ditej-ta-ihnih-batkiv.html</text:a>
</text:p>
      <!--NEWS-->
      <text:h text:style-name="P10" text:outline-level="1">
<text:span text:style-name="T4">
Єврокомісія і сусіди України домовилися про заборону імпорту п’яти видів агропродукції - Моравецький</text:span>
</text:h>
      <text:p text:style-name="P4">
Authors: Ukrinform (Person)</text:p>
      <text:p text:style-name="P4">
Publisher: Укринформ (Organization)</text:p>
      <text:p text:style-name="P4">
Published Time: 2023-04-28T16:09:00+03:00</text:p>
      <text:p text:style-name="P4">
Modified Time: 2023-04-28T16:09:00+03:00</text:p>
      <text:p text:style-name="P4">
Description: Єврокомісія і Польща, Словаччина, Угорщина, Румунія, Болгарія досягнули згоди щодо заборони на ввезення на ринки цих країн ЄС пшениці, кукурудзи, ріпаку, соняшнику й олії з України.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Імпорт', 'Україна']</text:p>
      <text:p text:style-name="P4">
Type: Article</text:p>
      <!--METADATA-->
      <text:p text:style-name="P4">
<draw:frame draw:style-name="fr1" draw:name="Image103" text:anchor-type="as-char" svg:width="6.9236in" svg:height="3.956343in" draw:z-index="0">
<draw:image xlink:href="../Images/yкринформ/2023-04-28T16-09-00-03-00/630_360_1462365899-2256.jpg" xlink:type="simple" xlink:show="embed" xlink:actuate="onLoad" draw:mime-type="image/jpeg"/>
</draw:frame>
Єврокомісія і Польща, Словаччина, Угорщина, Румунія, Болгарія досягнули згодищодо заборони на ввезення на ринки цих країн ЄС пшениці, кукурудзи, ріпаку,соняшнику й олії з України.</text:p>
      <text:p text:style-name="P4">
Про це на пресконференції заявив прем'єр-міністр РП Матеуш Моравецький,передає кореспондент Укрінформу.</text:p>
      <text:p text:style-name="P4">
“Ми щойно домовилися з <text:a xlink:type="simple" xlink:href="https://www.ukrinform.ua/tag-evrosouz" text:style-name="Internet_20_link" text:visited-style-name="Visited_20_Internet_20_Link">
 </text:a>
 щодозаборони імпорту тих сільськогосподарських продуктів, які, перш за все,призвели до дестабілізації на польському ринку, в основному зернових такукурудзи”,- заявив Моравецький.</text:p>
      <text:p text:style-name="P4">
Він додав, що нещодавно говорив з цього приводу з віцепрезидентом ЄврокомісіїВалдісом Домбровскісом.</text:p>
      <text:p text:style-name="P4">
За його словами, «найближчими днями» буде підписано угоду між Єврокомісією іп’ятьма країнами ЄС у справі імпорту сільськогосподарської продукції зУкраїни.</text:p>
      <text:p text:style-name="P4">
За інформацією <text:a xlink:type="simple" xlink:href="http://www.rmf24.pl/raporty/raport-wojna-z-rosja/news-jest-kompromis-miedzy-warszawa-a-bruksela-ws-produktow-rolny,nId,6746197#crp_state=1" text:style-name="Internet_20_link" text:visited-style-name="Visited_20_Internet_20_Link">
 </text:a>
 , угода між Єврокомісією і п’ятьма країнами ЄСпередбачатиме, що ці країни відмовляться від блокування на національному рівніввезення усієї сільськогосподарської продукції з України. Натомість будезапроваджено європейську заборону на ввезення з України пшениці, кукурудзи,ріпаку, соняшнику й олії. Видання зазначає, що заборона стосуватиметься 90%від усього українського імпорту.</text:p>
      <text:p text:style-name="P4">
<text:span text:style-name="T4">
Читайте також:</text:span>
 <text:a xlink:type="simple" xlink:href="https://www.ukrinform.ua/rubric-economy/3701969-import-ukrainskogo-moloka-aec-i-ptici-polsa-poprosit-evrokomisiu-pereviriti-mozlivi-porusenna.html" text:style-name="Internet_20_link" text:visited-style-name="Visited_20_Internet_20_Link">
 </text:a>
</text:p>
      <text:p text:style-name="P4">
Як повідомлялося,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Єврокомісія запропонувала пакет допомоги для фермерів з країн, що межують зУкраїною, який включає фінансову допомогу та інші заходи.</text:p>
      <text:p text:style-name="P4">
Моравецький також <text:a xlink:type="simple" xlink:href="https://www.ukrinform.ua/rubric-economy/3701969-import-ukrainskogo-moloka-aec-i-ptici-polsa-poprosit-evrokomisiu-pereviriti-mozlivi-porusenna.html" text:style-name="Internet_20_link" text:visited-style-name="Visited_20_Internet_20_Link">
 </text:a>
 , що Польща звернеться до Єврокомісії з проханням перевіритипорушення на ринку у зв’язку із ввезенням і інших видів українськоїсільськогосподарської продукції, зокрема м’яса птиці, молока та яєць.</text:p>
      <text:p text:style-name="P4">
Source: <text:a xlink:type="simple" xlink:href="https://www.ukrinform.ua/rubric-economy/3702083-evrokomisia-i-pat-krain-es-domovilisa-pro-zaboronu-importu-pati-vidiv-agroprodukcii-z-ukraini.html" text:style-name="Internet_20_link" text:visited-style-name="Visited_20_Internet_20_Link">
https://www.ukrinform.ua/rubric-economy/3702083-evrokomisia-i-pat-krain-es-domovilisa-pro-zaboronu-importu-pati-vidiv-agroprodukcii-z-ukraini.html</text:a>
</text:p>
      <!--NEWS-->
      <text:h text:style-name="P10" text:outline-level="1">
<text:span text:style-name="T4">
росіяни шість разів обстріляли прикордоння Чернігівщини та Сумщини</text:span>
</text:h>
      <text:p text:style-name="P4">
Authors: Ukrinform (Person)</text:p>
      <text:p text:style-name="P4">
Publisher: Укринформ (Organization)</text:p>
      <text:p text:style-name="P4">
Published Time: 2023-04-28T16:10:00+03:00</text:p>
      <text:p text:style-name="P4">
Modified Time: 2023-04-28T16:10:00+03:00</text:p>
      <text:p text:style-name="P4">
Description: російські війська станом на 15:00 28 квітня обстріляли прикордоння Чернігівської та Сумської області ще шість разів, застосувавши міномети та ракети з гелікоптера.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Кордон', 'Чернігівщина', 'Війна з росією']</text:p>
      <text:p text:style-name="P4">
Type: Article</text:p>
      <!--METADATA-->
      <text:p text:style-name="P4">
<draw:frame draw:style-name="fr1" draw:name="Image104" text:anchor-type="as-char" svg:width="6.9236in" svg:height="3.956343in" draw:z-index="0">
<draw:image xlink:href="../Images/yкринформ/2023-04-28T16-10-00-03-00/630_360_1469087094-3763.jpg" xlink:type="simple" xlink:show="embed" xlink:actuate="onLoad" draw:mime-type="image/jpeg"/>
</draw:frame>
 російськівійська станом на 15:00 28 квітня обстріляли прикордоння Чернігівської таСумської області ще шість разів, застосувавши міномети та ракети згелікоптера.</text:p>
      <text:p text:style-name="P4">
Як передає Укрінформ, про це Оперативне командування «Північ» повідомляє у <text:a xlink:type="simple" xlink:href="https://t.me/ok_pivnich1/2129" text:style-name="Internet_20_link" text:visited-style-name="Visited_20_Internet_20_Link">
</text:a>
 .</text:p>
      <text:p text:style-name="P4">
З 10:20 до 11:00 зафіксовано 3 удари, ймовірно з 120-міліметрового міномета, врайон населеного пункту Єліне.</text:p>
      <text:p text:style-name="P4">
Близько 11:03 зафіксовано 4 удари, ракети з гелікоптера, в район населеногопункту Леонівка, ще 2 удари по с. Костобобрів.</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обстріл</text:span>
 </text:a>
</text:p>
      <text:p text:style-name="P4">
З 12:00 до 12:05 зафіксовано <text:a xlink:type="simple" xlink:href="https://www.ukrinform.ua/tag-obstril" text:style-name="Internet_20_link" text:visited-style-name="Visited_20_Internet_20_Link">
 </text:a>
 ,ймовірно з 120-міліметрового міномета, в районі населеного пункту ВільнаСлобода.</text:p>
      <text:p text:style-name="P4">
Також з 11:50 до 13:10 зафіксовано 13 ударів, ймовірно з 120-міліметровогоміномета, в район населеного пункту Галаганівка.</text:p>
      <text:p text:style-name="P4">
З 13:10 до 13:30 зафіксовано 4 удари, ймовірно з 120-міліметрового міномета, врайон населеного пункту Леонівка.</text:p>
      <text:p text:style-name="P4">
Крім того з 13:40 до 14:05 зафіксовано 11 ударів, ймовірно з 120-міліметровогоміномета, по населеному пункті Бучки.</text:p>
      <text:p text:style-name="P4">
<text:span text:style-name="T4">
Читайте також:</text:span>
 <text:a xlink:type="simple" xlink:href="https://www.ukrinform.ua/rubric-regions/3702061-v-umani-rozgornuli-dnklaboratoriu-dla-identifikacii-zagiblih.html" text:style-name="Internet_20_link" text:visited-style-name="Visited_20_Internet_20_Link">
 </text:a>
</text:p>
      <text:p text:style-name="P4">
«Про втрати серед місцевого населення чи пошкодження цивільної інфраструктуриінформація не надходила», - йдеться у повідомленні.</text:p>
      <text:p text:style-name="P4">
Як повідомляв Укрінформ, 28 квітня <text:a xlink:type="simple" xlink:href="https://www.ukrinform.ua/rubric-ato/3701985-rosiani-zavdali-aviaudaru-po-cernigivsini-e-poskodzenna.html" text:style-name="Internet_20_link" text:visited-style-name="Visited_20_Internet_20_Link">
 </text:a>
 поприкордонню Чернігівської області, спричинивши пошкодження.</text:p>
      <text:p text:style-name="P4">
Source: <text:a xlink:type="simple" xlink:href="https://www.ukrinform.ua/rubric-ato/3702079-rosiani-obstrilali-z-minometiv-prikordonna-cernigivsini-ta-sumsini.html" text:style-name="Internet_20_link" text:visited-style-name="Visited_20_Internet_20_Link">
https://www.ukrinform.ua/rubric-ato/3702079-rosiani-obstrilali-z-minometiv-prikordonna-cernigivsini-ta-sumsini.html</text:a>
</text:p>
      <!--NEWS-->
      <text:h text:style-name="P10" text:outline-level="1">
<text:span text:style-name="T4">
Президент Чехії - Зеленському: Наполягатиму на початку переговорів про вступ України в ЄС ще цьогоріч</text:span>
</text:h>
      <text:p text:style-name="P4">
Authors: Ukrinform (Person)</text:p>
      <text:p text:style-name="P4">
Publisher: Укринформ (Organization)</text:p>
      <text:p text:style-name="P4">
Published Time: 2023-04-28T16:12:00+03:00</text:p>
      <text:p text:style-name="P4">
Modified Time: 2023-04-28T16:12:00+03:00</text:p>
      <text:p text:style-name="P4">
Description: Президент Володимир Зеленський зустрівся у Києві з Президентом Чехії Петром Павелом і подякував за підтримку України з першого дня війни. — Укрінформ.</text:p>
      <text:p text:style-name="P4">
Images: ["<text:a xlink:type="simple" xlink:href="https://static.ukrinform.com/photos/2023_04/thumb_files/630_360_1682687494-581.jpeg" text:style-name="Internet_20_link" text:visited-style-name="Visited_20_Internet_20_Link">
630_360_16826...</text:a>
"]</text:p>
      <text:p text:style-name="P4">
Tags: ['Чехія', 'Президент', 'Зеленський', 'Петр Павел']</text:p>
      <text:p text:style-name="P4">
Type: Article</text:p>
      <!--METADATA-->
      <text:p text:style-name="P4">
<draw:frame draw:style-name="fr1" draw:name="Image105" text:anchor-type="as-char" svg:width="6.9236in" svg:height="3.956343in" draw:z-index="0">
<draw:image xlink:href="../Images/yкринформ/2023-04-28T16-12-00-03-00/630_360_1682687494-581.jpeg" xlink:type="simple" xlink:show="embed" xlink:actuate="onLoad" draw:mime-type="image/jpeg"/>
</draw:frame>
 ПрезидентВолодимир Зеленський зустрівся у Києві з Президентом Чехії Петром Павелом іподякував за підтримку України з першого дня війни.</text:p>
      <text:p text:style-name="P4">
Як передає Укрінформ, про це повідомляється в <text:a xlink:type="simple" xlink:href="https://www.instagram.com/reel/CrlJULnoNKs/" text:style-name="Internet_20_link" text:visited-style-name="Visited_20_Internet_20_Link">
</text:a>
глави Української держави.</text:p>
      <text:p text:style-name="P4">
"Вітаю в Україні Президента Чехії Петра Павела. Дякую за цей візит, якийрозпочався з <text:a xlink:type="simple" xlink:href="https://www.ukrinform.ua/rubric-polytics/3701959-prezidenti-cehii-ta-slovaccini-pobuvali-u-borodanci-ta-buci.html" text:style-name="Internet_20_link" text:visited-style-name="Visited_20_Internet_20_Link">
 </text:a>
 Цінуємо підтримкуЧехії, чеського уряду та всього суспільства з першого дня повномасштабноговторгнення", - сказав Зеленський.</text:p>
      <text:p text:style-name="P4">
_Відео:<text:a xlink:type="simple" xlink:href="https://t.me/V_Zelenskiy_official/6042" text:style-name="Internet_20_link" text:visited-style-name="Visited_20_Internet_20_Link">
 </text:a>
 _</text:p>
      <text:p text:style-name="P4">
Петр Павел під час зустрічі із Володимиром Зеленським запевнив, щонаполягатиме на початку переговорів про вступ України в ЄС ще цього року.</text:p>
      <text:p text:style-name="P4">
«Для нас членство України в ЄС і НАТО – питання не "якщо", а "коли". Язапевнив Президента Зеленського, що Чехія буде голосом, який нагадуватиме усімі скрізь, що Україна заслуговує бути повноправним членом родини демократичнихкраїн. Я наполягатиму на тому, щоби переговори з ЄС про вступ розпочалися докінця року», - написав у Президент Чехії <text:a xlink:type="simple" xlink:href="https://twitter.com/prezidentpavel/status/1651930890631626754" text:style-name="Internet_20_link" text:visited-style-name="Visited_20_Internet_20_Link">
</text:a>
 .</text:p>
      <text:p text:style-name="Quotations">

<text:p text:style-name="P4">
Členství UA v EU a NATO pro nás není otázkou jestli, ale kdy. <text:a xlink:type="simple" xlink:href="https://twitter.com/ZelenskyyUa" text:style-name="Internet_20_link" text:visited-style-name="Visited_20_Internet_20_Link">
&gt;
 </text:a>
 jsem ujistil, že CZ&gt;
 bude hlasem, který připomíná, že UA si zaslouží být plnohodnotným členem&gt;
 rodiny demokratických zemí se vším všudy.  &gt;
  &gt;
  Budu prosazovat, aby přístupové rozhovory s EU začaly do konce roku. <text:a xlink:type="simple" xlink:href="https://t.co/Jcz72C07B9" text:style-name="Internet_20_link" text:visited-style-name="Visited_20_Internet_20_Link">
&gt;
 </text:a>
&gt;
&gt;
 — Petr Pavel (@prezidentpavel) <text:a xlink:type="simple" xlink:href="https://twitter.com/prezidentpavel/status/1651930890631626754" text:style-name="Internet_20_link" text:visited-style-name="Visited_20_Internet_20_Link">
&gt;
 </text:a>
</text:p>

</text:p>
      <text:p text:style-name="P4">
Як повідомляв Укрінформ, вранці 28 квітня <text:a xlink:type="simple" xlink:href="https://www.ukrinform.ua/rubric-polytics/3701881-prezidenti-cehii-ta-slovaccini-pribuli-z-vizitom-do-kieva.html" text:style-name="Internet_20_link" text:visited-style-name="Visited_20_Internet_20_Link">
 </text:a>
 .</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span text:style-name="T4">
Стефанчук</text:span>
 </text:a>
</text:p>
      <text:p text:style-name="P4">
<text:a xlink:type="simple" xlink:href="https://www.ukrinform.ua/tag-cehia" text:style-name="Internet_20_link" text:visited-style-name="Visited_20_Internet_20_Link">
 </text:a>
 цьогоріч виділить 22 млн крон (понад$1 млн) на навчання в країні 20-25 студентів Національного авіаційногоуніверситету.</text:p>
      <text:p text:style-name="P4">
<text:span text:style-name="T5">
Фото: ОП</text:span>
</text:p>
      <text:p text:style-name="P4">
Source: <text:a xlink:type="simple" xlink:href="https://www.ukrinform.ua/rubric-polytics/3702081-zelenskij-zustrivsa-z-prezidentom-cehii.html" text:style-name="Internet_20_link" text:visited-style-name="Visited_20_Internet_20_Link">
https://www.ukrinform.ua/rubric-polytics/3702081-zelenskij-zustrivsa-z-prezidentom-cehii.html</text:a>
</text:p>
      <!--NEWS-->
      <text:h text:style-name="P10" text:outline-level="1">
<text:span text:style-name="T4">
Голова корпорації BBC подав у відставку через кредит для Джонсона</text:span>
</text:h>
      <text:p text:style-name="P4">
Authors: Ukrinform (Person)</text:p>
      <text:p text:style-name="P4">
Publisher: Укринформ (Organization)</text:p>
      <text:p text:style-name="P4">
Published Time: 2023-04-28T16:14:00+03:00</text:p>
      <text:p text:style-name="P4">
Modified Time: 2023-04-28T16:14:00+03:00</text:p>
      <text:p text:style-name="P4">
Description: Голова Британської телерадіомовної корпорації (BBC) Річард Шарп пішов у відставку після того, як було встановлено порушення ним правил призначення на державні посади, оскільки Шарп не надав інформацію про свою участь у видачі позики тодішньому прем'єр-міністру Борису Джонсону. — Укрінформ.</text:p>
      <text:p text:style-name="P4">
Images: ["<text:a xlink:type="simple" xlink:href="https://static.ukrinform.com/photos/2023_04/thumb_files/630_360_1682687148-507.jpg" text:style-name="Internet_20_link" text:visited-style-name="Visited_20_Internet_20_Link">
630_360_16826...</text:a>
"]</text:p>
      <text:p text:style-name="P4">
Tags: ['Джонсон', 'Відставка', 'BBC']</text:p>
      <text:p text:style-name="P4">
Type: Article</text:p>
      <!--METADATA-->
      <text:p text:style-name="P4">
<draw:frame draw:style-name="fr1" draw:name="Image106" text:anchor-type="as-char" svg:width="6.9236in" svg:height="3.956343in" draw:z-index="0">
<draw:image xlink:href="../Images/yкринформ/2023-04-28T16-14-00-03-00/630_360_1682687148-507.jpg" xlink:type="simple" xlink:show="embed" xlink:actuate="onLoad" draw:mime-type="image/jpeg"/>
</draw:frame>
 ГоловаБританської телерадіомовної корпорації (BBC) Річард Шарп пішов у відставкупісля того, як було встановлено порушення ним правил призначення на державніпосади, оскільки Шарп не надав інформацію про свою участь у видачі позикитодішньому прем'єр-міністру Борису Джонсону.</text:p>
      <text:p text:style-name="P4">
Про це повідомляє <text:a xlink:type="simple" xlink:href="http://www.bbc.com/news/live/uk-65338490" text:style-name="Internet_20_link" text:visited-style-name="Visited_20_Internet_20_Link">
 </text:a>
 , передаєУкрінформ.</text:p>
      <text:p text:style-name="P4">
Адвокат Адам Геппінстолл у своїй доповіді дійшов висновку, що керівник BBCпорушив кодекс під час процедури призначення на державну службу. У звіті такожговориться, що ці порушення могли створити ризик того, що Шарп не буденезалежним від колишнього прем’єр-міністра, якщо його призначать на посаду.</text:p>
      <text:p text:style-name="P4">
Уповноважений з питань державних призначень обрав адвоката Геппінстолла длярозслідування обвинувачень на адресу Шарпа, які з'явились у британських ЗМІ.</text:p>
      <text:p text:style-name="P4">
<text:span text:style-name="T4">
Читайте також:</text:span>
 <text:a xlink:type="simple" xlink:href="https://www.ukrinform.ua/rubric-culture/3576278-u-britanii-pokazut-miniserial-pro-borisa-dzonsona.html" text:style-name="Internet_20_link" text:visited-style-name="Visited_20_Internet_20_Link">
 <text:span text:style-name="T4">
Джонсона</text:span>
 </text:a>
</text:p>
      <text:p text:style-name="P4">
Раніше журналісти з'ясували, що Шарп допоміг Борису Джонсону, який тодіобіймав посаду прем'єр-міністра Великої Британії, забезпечити гарантії дляпозики у 800 тисяч фунтів стерлінгів. За кілька тижнів після цього Джонсонрекомендував Шарпа на посаду в британській мовній корпорації.</text:p>
      <text:p text:style-name="P4">
Водночас Шарп пояснював, що в цій ситуації не було конфлікту інтересів, аджезабезпечуючи гарантії для позики <text:a xlink:type="simple" xlink:href="https://www.ukrinform.ua/tag-boris-dzonson" text:style-name="Internet_20_link" text:visited-style-name="Visited_20_Internet_20_Link">
 </text:a>
 , він просто "допоміг одним людям знайти інших".</text:p>
      <text:p text:style-name="P4">
<text:span text:style-name="T4">
Читайте також:</text:span>
 <text:a xlink:type="simple" xlink:href="https://www.ukrinform.ua/rubric-society/3655471-v-ukraini-transluvatimut-britanskij-bbc-world-news-i-estonskij-now-series.html" text:style-name="Internet_20_link" text:visited-style-name="Visited_20_Internet_20_Link">
 <text:span text:style-name="T4">
BBC</text:span>
 </text:a>
</text:p>
      <text:p text:style-name="P4">
Оголошуючи про свою відставку, Шарп заявив, що порушення правил було"ненавмисним і несуттєвим", але наприкінці червня він залишить посаду, щоб невикликати сумніву в незалежності BBC.</text:p>
      <text:p text:style-name="P4">
<text:span text:style-name="T5">
Фото: ВВС</text:span>
</text:p>
      <text:p text:style-name="P4">
Source: <text:a xlink:type="simple" xlink:href="https://www.ukrinform.ua/rubric-world/3702080-golova-korporacii-bbc-podav-u-vidstavku-cerez-kredit-dla-dzonsona.html" text:style-name="Internet_20_link" text:visited-style-name="Visited_20_Internet_20_Link">
https://www.ukrinform.ua/rubric-world/3702080-golova-korporacii-bbc-podav-u-vidstavku-cerez-kredit-dla-dzonsona.html</text:a>
</text:p>
      <!--NEWS-->
      <text:h text:style-name="P10" text:outline-level="1">
<text:span text:style-name="T4">
На Київщині спостерігається спад води - ОВА</text:span>
</text:h>
      <text:p text:style-name="P4">
Authors: Ukrinform (Person)</text:p>
      <text:p text:style-name="P4">
Publisher: Укринформ (Organization)</text:p>
      <text:p text:style-name="P4">
Published Time: 2023-04-28T16:15:00+03:00</text:p>
      <text:p text:style-name="P4">
Modified Time: 2023-04-28T16:15:00+03:00</text:p>
      <text:p text:style-name="P4">
Description: Наразі в Київській області спостерігається спад води. — Укрінформ.</text:p>
      <text:p text:style-name="P4">
Images: ["<text:a xlink:type="simple" xlink:href="https://static.ukrinform.com/photos/2023_04/thumb_files/630_360_1681910809-270.jpg" text:style-name="Internet_20_link" text:visited-style-name="Visited_20_Internet_20_Link">
630_360_16819...</text:a>
"]</text:p>
      <text:p text:style-name="P4">
Tags: ['Повінь', 'Вода', 'Київщина', 'Єдині новини']</text:p>
      <text:p text:style-name="P4">
Type: Article</text:p>
      <!--METADATA-->
      <text:p text:style-name="P4">
<draw:frame draw:style-name="fr1" draw:name="Image107" text:anchor-type="as-char" svg:width="6.9236in" svg:height="3.956343in" draw:z-index="0">
<draw:image xlink:href="../Images/yкринформ/2023-04-28T16-15-00-03-00/630_360_1681910809-270.jpg" xlink:type="simple" xlink:show="embed" xlink:actuate="onLoad" draw:mime-type="image/jpeg"/>
</draw:frame>
 Наразі вКиївській області спостерігається спад води.</text:p>
      <text:p text:style-name="P4">
Про це голова Київської обласної військової адміністрації Руслан Кравченкорозповів у телемарафоні «Єдині новини», передає Укрінформ.</text:p>
      <text:p text:style-name="P4">
«На <text:a xlink:type="simple" xlink:href="https://www.ukrinform.ua/tag-kiivsina" text:style-name="Internet_20_link" text:visited-style-name="Visited_20_Internet_20_Link">
 </text:a>
 на сьогоднішній день водавідходить. Ситуація стабільна, всі служби - під моїм особистим контролем», -поінформував Кравченко.</text:p>
      <text:p text:style-name="P4">
Голова ОВА зазначив, що за його участі відбувалися виїзні дослідження комісіїз питань техногенно-екологічної безпеки і надзвичайних ситуацій, депроводились аналіз та обстеження місця підтоплень, а також «прогнозували намайбутнє, будуть паводки більше чи ні».</text:p>
      <text:p text:style-name="P4">
<text:span text:style-name="T4">
Читайте також:</text:span>
 <text:a xlink:type="simple" xlink:href="https://www.ukrinform.ua/rubric-regions/3701876-vodopilla-u-semi-oblastah-zalisautsa-pidtoplenna.html" text:style-name="Internet_20_link" text:visited-style-name="Visited_20_Internet_20_Link">
 <text:span text:style-name="T4">
підтоплення</text:span>
 </text:a>
</text:p>
      <text:p text:style-name="P4">
«Можемо зробити висновок, що вода буде спадати і все буде добре», – наголосиввін.</text:p>
      <text:p text:style-name="P4">
Кравченко запевнив, що ситуація повністю контрольована, усі необхідні службизалучені та перебувають на постійному контролі.</text:p>
      <text:p text:style-name="P4">
Окрім того, зазначив він, всім постраждалим від паводків надається допомога.</text:p>
      <text:p text:style-name="P4">
«У людей, в яких є матеріальні збитки, ми будемо їх відшкодовувати», – додавголова ОВА.</text:p>
      <text:p text:style-name="P4">
<text:span text:style-name="T4">
Читайте також:</text:span>
 <text:a xlink:type="simple" xlink:href="https://www.ukrinform.ua/rubric-kyiv/3701867-u-stolici-riven-vodi-v-dnipri-za-dobu-znizivsa-na-19-santimetriv.html" text:style-name="Internet_20_link" text:visited-style-name="Visited_20_Internet_20_Link">
 </text:a>
</text:p>
      <text:p text:style-name="P4">
Також Кравченко прокоментував ситуацію щодо відбудови переправи біля селищаІванків.</text:p>
      <text:p text:style-name="P4">
«Ми за майже тиждень, за 10 днів, відбудували переправу, вона стала краще, ніжбула. Сполучення є, і вже можна швидко добратися між містами біля населеногопункту Іванків», - зауважив він.</text:p>
      <text:p text:style-name="P4">
Як повідомляв Укрінформ <text:a xlink:type="simple" xlink:href="https://www.ukrinform.ua/rubric-regions/3701558-na-dnipri-sposterigaetsa-spad-vesnanogo-vodopilla.html" text:style-name="Internet_20_link" text:visited-style-name="Visited_20_Internet_20_Link">
 </text:a>
 <text:a xlink:type="simple" xlink:href="https://www.ukrinform.ua/rubric-regions/3701558-na-dnipri-sposterigaetsa-spad-vesnanogo-vodopilla.html" text:style-name="Internet_20_link" text:visited-style-name="Visited_20_Internet_20_Link">
</text:a>
 спад весняного водопілля, але утримується йогопропуск каскадом Дніпровських водосховищ.</text:p>
      <text:p text:style-name="P4">
Source: <text:a xlink:type="simple" xlink:href="https://www.ukrinform.ua/rubric-regions/3702086-na-kiivsini-sposterigaetsa-spad-vodi-ova.html" text:style-name="Internet_20_link" text:visited-style-name="Visited_20_Internet_20_Link">
https://www.ukrinform.ua/rubric-regions/3702086-na-kiivsini-sposterigaetsa-spad-vodi-ova.html</text:a>
</text:p>
      <!--NEWS-->
      <text:h text:style-name="P10" text:outline-level="1">
<text:span text:style-name="T4">
Зеленський зустрівся з президенткою Словаччини</text:span>
</text:h>
      <text:p text:style-name="P4">
Authors: Ukrinform (Person)</text:p>
      <text:p text:style-name="P4">
Publisher: Укринформ (Organization)</text:p>
      <text:p text:style-name="P4">
Published Time: 2023-04-28T16:16:00+03:00</text:p>
      <text:p text:style-name="P4">
Modified Time: 2023-04-28T16:16:00+03:00</text:p>
      <text:p text:style-name="P4">
Description: Президент України Володимир Зеленський зустрівся у Києві з президенткою Словаччини Зузаною Чапутовою. — Укрінформ.</text:p>
      <text:p text:style-name="P4">
Images: ["<text:a xlink:type="simple" xlink:href="https://static.ukrinform.com/photos/2023_04/thumb_files/630_360_1682688067-860.jpeg" text:style-name="Internet_20_link" text:visited-style-name="Visited_20_Internet_20_Link">
630_360_16826...</text:a>
"]</text:p>
      <text:p text:style-name="P4">
Tags: ['Візит', 'Словаччина', 'Зеленський', 'Чапутова']</text:p>
      <text:p text:style-name="P4">
Type: Article</text:p>
      <!--METADATA-->
      <text:p text:style-name="P4">
<draw:frame draw:style-name="fr1" draw:name="Image108" text:anchor-type="as-char" svg:width="6.9236in" svg:height="3.956343in" draw:z-index="0">
<draw:image xlink:href="../Images/yкринформ/2023-04-28T16-16-00-03-00/630_360_1682688067-860.jpeg" xlink:type="simple" xlink:show="embed" xlink:actuate="onLoad" draw:mime-type="image/jpeg"/>
</draw:frame>
 ПрезидентУкраїни Володимир Зеленський зустрівся у Києві з президенткою СловаччиниЗузаною Чапутовою.</text:p>
      <text:p text:style-name="P4">
Відео зустрічі опубліковано в <text:a xlink:type="simple" xlink:href="https://www.facebook.com/zelenskiy.official/videos/194279169635973/" text:style-name="Internet_20_link" text:visited-style-name="Visited_20_Internet_20_Link">
</text:a>
 Главидержави, передає Укрінформ.</text:p>
      <text:p text:style-name="P4">
_Джерело:<text:a xlink:type="simple" xlink:href="https://t.me/V_Zelenskiy_official/6043" text:style-name="Internet_20_link" text:visited-style-name="Visited_20_Internet_20_Link">
 </text:a>
 _</text:p>
      <text:p text:style-name="P4">
"Вітаю в Україні президента Словаччини Зузану Чапутову! Дякую за підтримкунаших людей, нашої армії, допомогу у відновленні України. Ми це дуже цінуємо",- сказав <text:a xlink:type="simple" xlink:href="https://www.ukrinform.ua/tag-prezident" text:style-name="Internet_20_link" text:visited-style-name="Visited_20_Internet_20_Link">
 </text:a>
 .</text:p>
      <text:p text:style-name="P4">
Біля Маріїнського палацу президентку Словаччини зустрічали Президент Україниразом зі своїм чеським колегою, котрий прибув трохи раніше на зустріч.</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span text:style-name="T4">
Словаччини</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Source: <text:a xlink:type="simple" xlink:href="https://www.ukrinform.ua/rubric-polytics/3702087-zelenskij-zustrivsa-z-prezidentkou-slovaccini.html" text:style-name="Internet_20_link" text:visited-style-name="Visited_20_Internet_20_Link">
https://www.ukrinform.ua/rubric-polytics/3702087-zelenskij-zustrivsa-z-prezidentkou-slovaccini.html</text:a>
</text:p>
      <!--NEWS-->
      <text:h text:style-name="P10" text:outline-level="1">
<text:span text:style-name="T4">
У безпековій допомозі Україні не може бути жодних оборонних табу — Президент</text:span>
</text:h>
      <text:p text:style-name="P4">
Authors: Ukrinform (Person)</text:p>
      <text:p text:style-name="P4">
Publisher: Укринформ (Organization)</text:p>
      <text:p text:style-name="P4">
Published Time: 2023-04-28T16:28:00+03:00</text:p>
      <text:p text:style-name="P4">
Modified Time: 2023-04-28T16:28:00+03:00</text:p>
      <text:p text:style-name="P4">
Description: Президент Володимир Зеленський наполягає, що не може бути жодних обмежень на постачання Україні оборонної допомоги, у тому числі далекобійної зброї й авіації. — Укрінформ.</text:p>
      <text:p text:style-name="P4">
Images: ["<text:a xlink:type="simple" xlink:href="https://static.ukrinform.com/photos/2023_04/thumb_files/630_360_1682688440-185.jpeg" text:style-name="Internet_20_link" text:visited-style-name="Visited_20_Internet_20_Link">
630_360_16826...</text:a>
"]</text:p>
      <text:p text:style-name="P4">
Tags: ['Оборона', 'Зброя', 'Зеленський', 'Чапутова', 'Війна з росією', 'Петр Павел']</text:p>
      <text:p text:style-name="P4">
Type: Article</text:p>
      <!--METADATA-->
      <text:p text:style-name="P4">
<draw:frame draw:style-name="fr1" draw:name="Image109" text:anchor-type="as-char" svg:width="6.9236in" svg:height="3.956343in" draw:z-index="0">
<draw:image xlink:href="../Images/yкринформ/2023-04-28T16-28-00-03-00/630_360_1682688440-185.jpeg" xlink:type="simple" xlink:show="embed" xlink:actuate="onLoad" draw:mime-type="image/jpeg"/>
</draw:frame>
 ПрезидентВолодимир Зеленський наполягає, що не може бути жодних обмежень на постачанняУкраїні оборонної допомоги, у тому числі далекобійної зброї й авіації.</text:p>
      <text:p text:style-name="P4">
Про це він заявив під час спільної з президентами Чехії і Словаччини ПетромПавелом і Зузаною Чапутовою пресконференції у Києві, повідомляє кореспондентУкрінформу.</text:p>
      <text:p text:style-name="P4">
«Вважаю, що один із головних висновків нашої сьогоднішньої розмови має бутивисновок про те, що в безпековій допомозі Україні не може бути жоднихоборонних табу. Кожне штучне оборонне обмеження для України – це лише черговатерористична можливість для російської федерації. Абсолютно справедливо надатинашим воїнам усе те, що необхідно для захисну найголовнішого – життя», -сказав Зеленський.</text:p>
      <text:p text:style-name="P4">
За його словами, це стосується, зокрема, далекобійної сучасної зброї, авіації,достатньої кількості артилерії й бронетехніки.</text:p>
      <text:p text:style-name="P4">
«Ми готуємось до контрнаступу і всі це знають. Тому деталі про нашідомовленості озвучувати не буду», - додав <text:a xlink:type="simple" xlink:href="https://www.ukrinform.ua/tag-prezident" text:style-name="Internet_20_link" text:visited-style-name="Visited_20_Internet_20_Link">
 </text:a>
 .</text:p>
      <text:p text:style-name="P4">
<text:span text:style-name="T4">
Читайте також:</text:span>
 <text:a xlink:type="simple" xlink:href="https://www.ukrinform.ua/rubric-ato/3701328-zelenskij-obgovoriv-iz-radnikom-sunaka-posilenna-oboronnoi-pidtrimki-ukraini.html" text:style-name="Internet_20_link" text:visited-style-name="Visited_20_Internet_20_Link">
 <text:span text:style-name="T4">
Зеленський</text:span>
 </text:a>
</text:p>
      <text:p text:style-name="P4">
Він наголосив, що кожна надана Україні допомога, система ППО, військовийлітак, гармата, кожна одиниця бронетехніки, якими українці захищаються відросійської агресії, це - врятовані життя.</text:p>
      <text:p text:style-name="P4">
Глава держави також поінформував лідерів Чехії та Словаччини про ситуацію наполі бою та перспективи, які зараз має Україна.</text:p>
      <text:p text:style-name="P4">
<text:span text:style-name="T4">
Читайте також:</text:span>
 <text:a xlink:type="simple" xlink:href="https://www.ukrinform.ua/rubric-polytics/3702081-zelenskij-zustrivsa-z-prezidentom-cehii.html" text:style-name="Internet_20_link" text:visited-style-name="Visited_20_Internet_20_Link">
 <text:span text:style-name="T4">
Зеленськом</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text:span text:style-name="T5">
Фото: ОП</text:span>
</text:p>
      <text:p text:style-name="P4">
Source: <text:a xlink:type="simple" xlink:href="https://www.ukrinform.ua/rubric-polytics/3702088-u-bezpekovij-dopomozi-ukraini-ne-moze-buti-zodnih-oboronnih-tabu-prezident.html" text:style-name="Internet_20_link" text:visited-style-name="Visited_20_Internet_20_Link">
https://www.ukrinform.ua/rubric-polytics/3702088-u-bezpekovij-dopomozi-ukraini-ne-moze-buti-zodnih-oboronnih-tabu-prezident.html</text:a>
</text:p>
      <!--NEWS-->
      <text:h text:style-name="P10" text:outline-level="1">
<text:span text:style-name="T4">
У Кропивницькому попрощалися із п'ятьма українськими бійцями</text:span>
</text:h>
      <text:p text:style-name="P4">
Authors: Ukrinform (Person)</text:p>
      <text:p text:style-name="P4">
Publisher: Укринформ (Organization)</text:p>
      <text:p text:style-name="P4">
Published Time: 2023-04-28T16:28:49+03:00</text:p>
      <text:p text:style-name="P4">
Modified Time: 2023-04-28T16:28:49+03:00</text:p>
      <text:p text:style-name="P4">
Description: У п'ятницю, 28 квітня, у Кропивницькому попрощалися із п'ятьма захисниками України. — Укрінформ.</text:p>
      <text:p text:style-name="P4">
Images: ["<text:a xlink:type="simple" xlink:href="https://static.ukrinform.com/photos/2023_04/thumb_files/630_360_1682687249-5941.jpeg" text:style-name="Internet_20_link" text:visited-style-name="Visited_20_Internet_20_Link">
630_360_16826...</text:a>
", "<text:a xlink:type="simple" xlink:href="https://static.ukrinform.com/photos/2023_04/thumb_files/630_360_1682687251-2237.jpeg" text:style-name="Internet_20_link" text:visited-style-name="Visited_20_Internet_20_Link">
630_360_16826...</text:a>
", "<text:a xlink:type="simple" xlink:href="https://static.ukrinform.com/photos/2023_04/thumb_files/630_360_1682687249-3653.jpeg" text:style-name="Internet_20_link" text:visited-style-name="Visited_20_Internet_20_Link">
630_360_16826...</text:a>
", "<text:a xlink:type="simple" xlink:href="https://static.ukrinform.com/photos/2023_04/thumb_files/630_360_1682687249-6268.jpeg" text:style-name="Internet_20_link" text:visited-style-name="Visited_20_Internet_20_Link">
630_360_16826...</text:a>
", "<text:a xlink:type="simple" xlink:href="https://static.ukrinform.com/photos/2023_04/thumb_files/630_360_1682687249-3616.jpeg" text:style-name="Internet_20_link" text:visited-style-name="Visited_20_Internet_20_Link">
630_360_16826...</text:a>
", "<text:a xlink:type="simple" xlink:href="https://static.ukrinform.com/photos/2023_04/thumb_files/630_360_1682687249-5712.jpeg" text:style-name="Internet_20_link" text:visited-style-name="Visited_20_Internet_20_Link">
630_360_16826...</text:a>
", "<text:a xlink:type="simple" xlink:href="https://static.ukrinform.com/photos/2023_04/thumb_files/630_360_1682687251-8583.jpeg" text:style-name="Internet_20_link" text:visited-style-name="Visited_20_Internet_20_Link">
630_360_16826...</text:a>
", "<text:a xlink:type="simple" xlink:href="https://static.ukrinform.com/photos/2023_04/thumb_files/630_360_1682687250-3758.jpeg" text:style-name="Internet_20_link" text:visited-style-name="Visited_20_Internet_20_Link">
630_360_16826...</text:a>
", "<text:a xlink:type="simple" xlink:href="https://static.ukrinform.com/photos/2023_04/thumb_files/630_360_1682687250-2777.jpeg" text:style-name="Internet_20_link" text:visited-style-name="Visited_20_Internet_20_Link">
630_360_16826...</text:a>
", "<text:a xlink:type="simple" xlink:href="https://static.ukrinform.com/photos/2023_04/thumb_files/630_360_1682687250-1867.jpeg" text:style-name="Internet_20_link" text:visited-style-name="Visited_20_Internet_20_Link">
630_360_16826...</text:a>
", "<text:a xlink:type="simple" xlink:href="https://static.ukrinform.com/photos/2023_04/thumb_files/630_360_1682687250-1599.jpeg" text:style-name="Internet_20_link" text:visited-style-name="Visited_20_Internet_20_Link">
630_360_16826...</text:a>
", "<text:a xlink:type="simple" xlink:href="https://static.ukrinform.com/photos/2023_04/thumb_files/630_360_1682687251-5718.jpeg" text:style-name="Internet_20_link" text:visited-style-name="Visited_20_Internet_20_Link">
630_360_16826...</text:a>
", "<text:a xlink:type="simple" xlink:href="https://static.ukrinform.com/photos/2023_04/thumb_files/630_360_1682687249-7964.jpeg" text:style-name="Internet_20_link" text:visited-style-name="Visited_20_Internet_20_Link">
630_360_16826...</text:a>
"]</text:p>
      <text:p text:style-name="P4">
Tags: ['Кропивницький', 'Прощання', 'Загибель', 'Війна з росією']</text:p>
      <text:p text:style-name="P4">
Type: Article</text:p>
      <!--METADATA-->
      <text:p text:style-name="P4">
<draw:frame draw:style-name="fr1" draw:name="Image110" text:anchor-type="as-char" svg:width="6.9236in" svg:height="3.956343in" draw:z-index="0">
<draw:image xlink:href="../Images/yкринформ/2023-04-28T16-28-49-03-00/630_360_1682687249-5941.jpeg" xlink:type="simple" xlink:show="embed" xlink:actuate="onLoad" draw:mime-type="image/jpeg"/>
</draw:frame>
 Уп'ятницю, 28 квітня, у Кропивницькому попрощалися із п'ятьма захисникамиУкраїни.</text:p>
      <text:p text:style-name="P4">
Про це повідомляє Кропивницька міська рада у <text:a xlink:type="simple" xlink:href="http://www.facebook.com/krrada.official/posts/pfbid02XVabRhV6vWiMiWLymCCUKmBBoku4TMXQ371p7P6BGY9wkfjGFkTQjG4AJoKJgEqnl" text:style-name="Internet_20_link" text:visited-style-name="Visited_20_Internet_20_Link">
</text:a>
, передає Укрінформ.</text:p>
      <text:p text:style-name="P4">
Як зазначається, 39-річний заступник командира штурмового батальйону ЄвгенійГненний загинув 21 квітня в районі Костянтинівки Донецької області. Капітан-лейтенант Олександр Чернігов, 26-річний командир групи, загинув 24 квітня вБахмуті, а 32-річний старший оператор розвідувального відділення старшийсолдат Юрій Семенов - 6 березня 2022 року неподалік Волновахи Донецькоїобласті.</text:p>
      <text:p text:style-name="P4">
Водій мінометного розрахунку старший сержант Юрій Легчаков загинув 8 жовтня2022 року під час боїв за визволення Херсонщини. Йому було 53 роки.</text:p>
      <text:p text:style-name="P4">
А 23 квітня 2023 року зупинилося серце 44-річного морського піхотинця старшогосержанта Сергія Педана.</text:p>
      <text:p text:style-name="P4">
<draw:frame draw:style-name="fr1" draw:name="Image111" text:anchor-type="as-char" svg:width="6.9236in" svg:height="3.956343in" draw:z-index="0">
<draw:image xlink:href="../Images/yкринформ/2023-04-28T16-28-49-03-00/630_360_1682687251-2237.jpeg" xlink:type="simple" xlink:show="embed" xlink:actuate="onLoad" draw:mime-type="image/jpeg"/>
</draw:frame>
 УКропивницькому попрощалися із п'ятьма українськими бійцями / Фото:Кропивницька міська рада  <text:a xlink:type="simple" xlink:href="https://static.ukrinform.com/photos/2023_04/1682687251-2237.jpeg" text:style-name="Internet_20_link" text:visited-style-name="Visited_20_Internet_20_Link">
<draw:frame draw:style-name="fr1" draw:name="Image112" text:anchor-type="as-char" svg:width="6.9236in" svg:height="3.956343in" draw:z-index="0">
<draw:image xlink:href="../Images/yкринформ/2023-04-28T16-28-49-03-00/630_360_1682687251-2237.jpeg" xlink:type="simple" xlink:show="embed" xlink:actuate="onLoad" draw:mime-type="image/jpeg"/>
</draw:frame>
</text:a>
 <text:a xlink:type="simple" xlink:href="https://static.ukrinform.com/photos/2023_04/1682687249-5941.jpeg" text:style-name="Internet_20_link" text:visited-style-name="Visited_20_Internet_20_Link">
<draw:frame draw:style-name="fr1" draw:name="Image113" text:anchor-type="as-char" svg:width="6.9236in" svg:height="3.956343in" draw:z-index="0">
<draw:image xlink:href="../Images/yкринформ/2023-04-28T16-28-49-03-00/630_360_1682687249-5941.jpeg" xlink:type="simple" xlink:show="embed" xlink:actuate="onLoad" draw:mime-type="image/jpeg"/>
</draw:frame>
</text:a>
 <text:a xlink:type="simple" xlink:href="https://static.ukrinform.com/photos/2023_04/1682687249-3653.jpeg" text:style-name="Internet_20_link" text:visited-style-name="Visited_20_Internet_20_Link">
<draw:frame draw:style-name="fr1" draw:name="Image114" text:anchor-type="as-char" svg:width="6.9236in" svg:height="3.956343in" draw:z-index="0">
<draw:image xlink:href="../Images/yкринформ/2023-04-28T16-28-49-03-00/630_360_1682687249-3653.jpeg" xlink:type="simple" xlink:show="embed" xlink:actuate="onLoad" draw:mime-type="image/jpeg"/>
</draw:frame>
</text:a>
 <text:a xlink:type="simple" xlink:href="https://static.ukrinform.com/photos/2023_04/1682687249-6268.jpeg" text:style-name="Internet_20_link" text:visited-style-name="Visited_20_Internet_20_Link">
<draw:frame draw:style-name="fr1" draw:name="Image115" text:anchor-type="as-char" svg:width="6.9236in" svg:height="3.956343in" draw:z-index="0">
<draw:image xlink:href="../Images/yкринформ/2023-04-28T16-28-49-03-00/630_360_1682687249-6268.jpeg" xlink:type="simple" xlink:show="embed" xlink:actuate="onLoad" draw:mime-type="image/jpeg"/>
</draw:frame>
</text:a>
 <text:a xlink:type="simple" xlink:href="https://static.ukrinform.com/photos/2023_04/1682687249-3616.jpeg" text:style-name="Internet_20_link" text:visited-style-name="Visited_20_Internet_20_Link">
<draw:frame draw:style-name="fr1" draw:name="Image116" text:anchor-type="as-char" svg:width="6.9236in" svg:height="3.956343in" draw:z-index="0">
<draw:image xlink:href="../Images/yкринформ/2023-04-28T16-28-49-03-00/630_360_1682687249-3616.jpeg" xlink:type="simple" xlink:show="embed" xlink:actuate="onLoad" draw:mime-type="image/jpeg"/>
</draw:frame>
</text:a>
 <text:a xlink:type="simple" xlink:href="https://static.ukrinform.com/photos/2023_04/1682687249-5712.jpeg" text:style-name="Internet_20_link" text:visited-style-name="Visited_20_Internet_20_Link">
<draw:frame draw:style-name="fr1" draw:name="Image117" text:anchor-type="as-char" svg:width="6.9236in" svg:height="3.956343in" draw:z-index="0">
<draw:image xlink:href="../Images/yкринформ/2023-04-28T16-28-49-03-00/630_360_1682687249-5712.jpeg" xlink:type="simple" xlink:show="embed" xlink:actuate="onLoad" draw:mime-type="image/jpeg"/>
</draw:frame>
</text:a>
 <text:a xlink:type="simple" xlink:href="https://static.ukrinform.com/photos/2023_04/1682687251-8583.jpeg" text:style-name="Internet_20_link" text:visited-style-name="Visited_20_Internet_20_Link">
<draw:frame draw:style-name="fr1" draw:name="Image118" text:anchor-type="as-char" svg:width="6.9236in" svg:height="3.956343in" draw:z-index="0">
<draw:image xlink:href="../Images/yкринформ/2023-04-28T16-28-49-03-00/630_360_1682687251-8583.jpeg" xlink:type="simple" xlink:show="embed" xlink:actuate="onLoad" draw:mime-type="image/jpeg"/>
</draw:frame>
</text:a>
 <text:a xlink:type="simple" xlink:href="https://static.ukrinform.com/photos/2023_04/1682687250-3758.jpeg" text:style-name="Internet_20_link" text:visited-style-name="Visited_20_Internet_20_Link">
<draw:frame draw:style-name="fr1" draw:name="Image119" text:anchor-type="as-char" svg:width="6.9236in" svg:height="3.956343in" draw:z-index="0">
<draw:image xlink:href="../Images/yкринформ/2023-04-28T16-28-49-03-00/630_360_1682687250-3758.jpeg" xlink:type="simple" xlink:show="embed" xlink:actuate="onLoad" draw:mime-type="image/jpeg"/>
</draw:frame>
</text:a>
 <text:a xlink:type="simple" xlink:href="https://static.ukrinform.com/photos/2023_04/1682687250-2777.jpeg" text:style-name="Internet_20_link" text:visited-style-name="Visited_20_Internet_20_Link">
<draw:frame draw:style-name="fr1" draw:name="Image120" text:anchor-type="as-char" svg:width="6.9236in" svg:height="3.956343in" draw:z-index="0">
<draw:image xlink:href="../Images/yкринформ/2023-04-28T16-28-49-03-00/630_360_1682687250-2777.jpeg" xlink:type="simple" xlink:show="embed" xlink:actuate="onLoad" draw:mime-type="image/jpeg"/>
</draw:frame>
</text:a>
 <text:a xlink:type="simple" xlink:href="https://static.ukrinform.com/photos/2023_04/1682687250-1867.jpeg" text:style-name="Internet_20_link" text:visited-style-name="Visited_20_Internet_20_Link">
<draw:frame draw:style-name="fr1" draw:name="Image121" text:anchor-type="as-char" svg:width="6.9236in" svg:height="3.956343in" draw:z-index="0">
<draw:image xlink:href="../Images/yкринформ/2023-04-28T16-28-49-03-00/630_360_1682687250-1867.jpeg" xlink:type="simple" xlink:show="embed" xlink:actuate="onLoad" draw:mime-type="image/jpeg"/>
</draw:frame>
</text:a>
 <text:a xlink:type="simple" xlink:href="https://static.ukrinform.com/photos/2023_04/1682687250-1599.jpeg" text:style-name="Internet_20_link" text:visited-style-name="Visited_20_Internet_20_Link">
<draw:frame draw:style-name="fr1" draw:name="Image122" text:anchor-type="as-char" svg:width="6.9236in" svg:height="3.956343in" draw:z-index="0">
<draw:image xlink:href="../Images/yкринформ/2023-04-28T16-28-49-03-00/630_360_1682687250-1599.jpeg" xlink:type="simple" xlink:show="embed" xlink:actuate="onLoad" draw:mime-type="image/jpeg"/>
</draw:frame>
</text:a>
 <text:a xlink:type="simple" xlink:href="https://static.ukrinform.com/photos/2023_04/1682687251-5718.jpeg" text:style-name="Internet_20_link" text:visited-style-name="Visited_20_Internet_20_Link">
<draw:frame draw:style-name="fr1" draw:name="Image123" text:anchor-type="as-char" svg:width="6.9236in" svg:height="3.956343in" draw:z-index="0">
<draw:image xlink:href="../Images/yкринформ/2023-04-28T16-28-49-03-00/630_360_1682687251-5718.jpeg" xlink:type="simple" xlink:show="embed" xlink:actuate="onLoad" draw:mime-type="image/jpeg"/>
</draw:frame>
</text:a>
 <text:a xlink:type="simple" xlink:href="https://static.ukrinform.com/photos/2023_04/1682687249-7964.jpeg" text:style-name="Internet_20_link" text:visited-style-name="Visited_20_Internet_20_Link">
<draw:frame draw:style-name="fr1" draw:name="Image124" text:anchor-type="as-char" svg:width="6.9236in" svg:height="3.956343in" draw:z-index="0">
<draw:image xlink:href="../Images/yкринформ/2023-04-28T16-28-49-03-00/630_360_1682687249-7964.jpeg" xlink:type="simple" xlink:show="embed" xlink:actuate="onLoad" draw:mime-type="image/jpeg"/>
</draw:frame>
</text:a>
</text:p>
      <text:p text:style-name="P4">
Панахиду за загиблими відслужив архієпископ Кропивницький і ГолованівськийМарк.</text:p>
      <text:p text:style-name="P4">
Source: <text:a xlink:type="simple" xlink:href="https://www.ukrinform.ua/rubric-regions/3702089-u-kropivnickomu-poprosalisa-iz-patma-ukrainskimi-bijcami.html" text:style-name="Internet_20_link" text:visited-style-name="Visited_20_Internet_20_Link">
https://www.ukrinform.ua/rubric-regions/3702089-u-kropivnickomu-poprosalisa-iz-patma-ukrainskimi-bijcami.html</text:a>
</text:p>
      <!--NEWS-->
      <text:h text:style-name="P10" text:outline-level="1">
<text:span text:style-name="T4">
Настоятеля собору УПЦ -МП на Закарпатті судитимуть за розпалювання релігійної ненависті</text:span>
</text:h>
      <text:p text:style-name="P4">
Authors: Ukrinform (Person)</text:p>
      <text:p text:style-name="P4">
Publisher: Укринформ (Organization)</text:p>
      <text:p text:style-name="P4">
Published Time: 2023-04-28T16:33:46+03:00</text:p>
      <text:p text:style-name="P4">
Modified Time: 2023-04-28T16:33:46+03:00</text:p>
      <text:p text:style-name="P4">
Description: Перед судом постане настоятель храму УПЦ МП на Закарпатті, якого СБУ викрила на розпалюванні релігійної ненависті. Йдеться про настоятеля Ужгородського кафедрального собору. — Укрінформ.</text:p>
      <text:p text:style-name="P4">
Images: ["<text:a xlink:type="simple" xlink:href="https://static.ukrinform.com/photos/2018_06/thumb_files/630_360_1528220600-6345.jpg" text:style-name="Internet_20_link" text:visited-style-name="Visited_20_Internet_20_Link">
630_360_15282...</text:a>
", "<text:a xlink:type="simple" xlink:href="https://static.ukrinform.com/photos/2023_04/1682688716-425.jpg" text:style-name="Internet_20_link" text:visited-style-name="Visited_20_Internet_20_Link">
1682688716-42...</text:a>
"]</text:p>
      <text:p text:style-name="P4">
Tags: ['Релігія', 'СБУ', 'Страсбург', 'Суд', 'УПЦ МП', 'Закарпаття', 'Священник']</text:p>
      <text:p text:style-name="P4">
Type: Article</text:p>
      <!--METADATA-->
      <text:p text:style-name="P4">
<draw:frame draw:style-name="fr1" draw:name="Image125" text:anchor-type="as-char" svg:width="6.9236in" svg:height="3.956343in" draw:z-index="0">
<draw:image xlink:href="../Images/yкринформ/2023-04-28T16-33-46-03-00/630_360_1528220600-6345.jpg" xlink:type="simple" xlink:show="embed" xlink:actuate="onLoad" draw:mime-type="image/jpeg"/>
</draw:frame>
 Передсудом постане настоятель храму УПЦ МП на Закарпатті, якого СБУ викрила нарозпалюванні релігійної ненависті. Йдеться про настоятеля Ужгородськогокафедрального собору.</text:p>
      <text:p text:style-name="P4">
Про це повідомляє у <text:a xlink:type="simple" xlink:href="https://www.facebook.com/ssu.uzhhorod/posts/pfbid0Ldz52YLYJfsv6umDrvKm8jLpLfUJUgase9cMRziqgWWjT1X3oZnxoyc1s1RtPvFNl" text:style-name="Internet_20_link" text:visited-style-name="Visited_20_Internet_20_Link">
</text:a>
Управління СБУ в Закарпатській області, передає Укрінформ.</text:p>
      <text:p text:style-name="P4">
<draw:frame draw:style-name="fr1" draw:name="Image126" text:anchor-type="as-char" svg:width="6.9236in" svg:height="7.358892in" draw:z-index="0">
<draw:image xlink:href="../Images/yкринформ/2023-04-28T16-33-46-03-00/1682688716-425.jpg" xlink:type="simple" xlink:show="embed" xlink:actuate="onLoad" draw:mime-type="image/jpeg"/>
</draw:frame>
</text:p>
      <text:p text:style-name="P4">
"За матеріалами СБУ завершено досудове розслідування щодо настоятеля Хресто-Воздвиженського кафедрального собору ( <text:a xlink:type="simple" xlink:href="https://www.ukrinform.ua/tag-upc-mp" text:style-name="Internet_20_link" text:visited-style-name="Visited_20_Internet_20_Link">
 </text:a>
 - Ред.) в Ужгороді, який підозрюється у розпалюванні релігійноїненависті. Обвинувальний акт стосовно нього скеровано до суду", - йдеться уповідомленні.</text:p>
      <text:p text:style-name="P4">
Зазначається, що священника звинувачують за статтею 161 (порушеннярівноправності громадян залежно від їх расової, національної, регіональноїналежності, релігійних переконань та за іншими ознаками) Кримінального кодексуУкраїни.</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text:p>
      <text:p text:style-name="P4">
У березні цього року за матеріалами СБУ настоятелю храму оголосили підозру.Встановлено, що в грудні минулого року він неодноразово публічно ображаврелігійні почуття українців, які виявили бажання святкувати Різдво 25 грудня.</text:p>
      <text:p text:style-name="P4">
Співробітники СБУ задокументували понад 7 епізодів, коли священник принижуваврелігійні почуття громадян інших конфесій та намагався сформувати ворожінастрої стосовно них.</text:p>
      <text:p text:style-name="P4">
Заходи з викриття правопорушення проводили співробітники Управління Службибезпеки України в Закарпатській області спільно з ГУ Нацполіції вЗакарпатській області за процесуального керівництва обласної прокуратури.</text:p>
      <text:p text:style-name="P4">
Source: <text:a xlink:type="simple" xlink:href="https://www.ukrinform.ua/rubric-regions/3702091-nastoatela-soboru-upc-mp-na-zakarpatti-suditimut-za-rozpaluvanna-religijnoi-nenavisti.html" text:style-name="Internet_20_link" text:visited-style-name="Visited_20_Internet_20_Link">
https://www.ukrinform.ua/rubric-regions/3702091-nastoatela-soboru-upc-mp-na-zakarpatti-suditimut-za-rozpaluvanna-religijnoi-nenavisti.html</text:a>
</text:p>
      <!--NEWS-->
      <text:h text:style-name="P10" text:outline-level="1">
<text:span text:style-name="T4">
Контрнаступ України не слід вважати фінальною битвою -  Кулеба</text:span>
</text:h>
      <text:p text:style-name="P4">
Authors: Ukrinform (Person)</text:p>
      <text:p text:style-name="P4">
Publisher: Укринформ (Organization)</text:p>
      <text:p text:style-name="P4">
Published Time: 2023-04-28T16:41:00+03:00</text:p>
      <text:p text:style-name="P4">
Modified Time: 2023-04-28T16:41:00+03:00</text:p>
      <text:p text:style-name="P4">
Description: Говорити про те, що контрнаступ України буде фінальною битвою, можливо тільки після завершення битви і якщо вона призведе до повного звільнення української території. — Укрінформ.</text:p>
      <text:p text:style-name="P4">
Images: ["<text:a xlink:type="simple" xlink:href="https://static.ukrinform.com/photos/2023_04/thumb_files/630_360_1682690003-195.jpg" text:style-name="Internet_20_link" text:visited-style-name="Visited_20_Internet_20_Link">
630_360_16826...</text:a>
"]</text:p>
      <text:p text:style-name="P4">
Tags: ['Дмитро Кулеба', 'Війна з росією', 'Контрнаступ']</text:p>
      <text:p text:style-name="P4">
Type: Article</text:p>
      <!--METADATA-->
      <text:p text:style-name="P4">
<draw:frame draw:style-name="fr1" draw:name="Image127" text:anchor-type="as-char" svg:width="6.9236in" svg:height="3.956343in" draw:z-index="0">
<draw:image xlink:href="../Images/yкринформ/2023-04-28T16-41-00-03-00/630_360_1682690003-195.jpg" xlink:type="simple" xlink:show="embed" xlink:actuate="onLoad" draw:mime-type="image/jpeg"/>
</draw:frame>
 Говоритипро те, що контрнаступ України буде фінальною битвою, можливо тільки післязавершення битви і якщо вона призведе до повного звільнення українськоїтериторії.</text:p>
      <text:p text:style-name="P4">
Про це заявив міністр закордонних справ України Дмитро Кулеба на спільній ізглавами МЗС країн Північної Європи та Балтії пресконференції в Одесі,повідомляє кореспондент Укрінформу.</text:p>
      <text:p text:style-name="P4">
«Ми справді обговорювали питання контрнаступу. Я передав колегам два сигнали,які вони, здається, поділяють. По-перше, цей контрнаступ не слід вважатифінальною битвою. Фінальною битвою буде та, яка призведе до повного звільненнятериторії України, але це той висновок, який можна зробити тільки позавершенню битви – не на її початку», - сказав він.</text:p>
      <text:p text:style-name="P4">
<text:span text:style-name="T4">
Читайте також:</text:span>
 <text:a xlink:type="simple" xlink:href="https://www.ukrinform.ua/rubric-ato/3701419-reznikov-pro-kontrnastup-ocikuvanna-peregriti-pocatok-mae-buti-nespodivanim.html" text:style-name="Internet_20_link" text:visited-style-name="Visited_20_Internet_20_Link">
 <text:span text:style-name="T4">
контрнаступ</text:span>
 </text:a>
</text:p>
      <text:p text:style-name="P4">
Дмитро Кулеба застеріг, що ті, хто приходять до висновку, що це вирішальнабитва, спотворюють картинку і зусилля. На його переконання, тільки у підсумкуможна буде сказати, що Україна досягла усіх своїх цілей чи їй знадобиться щеодин контрнаступ.</text:p>
      <text:p text:style-name="P4">
«Ми воюватимемо, допоки ми не звільнимо наші території. Із цим усе ясно. Якщоми потребуватимемо одного контрнаступу для цього, то буде один контрнаступ;якщо два чи більше – буде два чи більше», - підкреслив глава українськоїдипломатії.</text:p>
      <text:p text:style-name="P4">
Міністр також зазначив, що не знає, коли почнеться операція, і що це вирішуютьгенерали.</text:p>
      <text:p text:style-name="P4">
<text:span text:style-name="T4">
Читайте також:</text:span>
 <text:a xlink:type="simple" xlink:href="https://www.ukrinform.ua/rubric-ato/3700604-nicogo-spilnogo-z-realnistu-malar-prokomentuvala-kinosni-scenarii-kontrnastupu.html" text:style-name="Internet_20_link" text:visited-style-name="Visited_20_Internet_20_Link">
 <text:span text:style-name="T4">
контрнаступ</text:span>
 </text:a>
</text:p>
      <text:p text:style-name="P4">
Як повідомляв Укрінформ, у п’ятницю <text:a xlink:type="simple" xlink:href="https://www.ukrinform.ua/tag-odesa" text:style-name="Internet_20_link" text:visited-style-name="Visited_20_Internet_20_Link">
 </text:a>
відвідали з візитом міністри закордонних справ України, Латвії, Данії,Естонії, Ісландії, Литви, Норвегії, Швеції та заступник держсекретаряФінляндії.</text:p>
      <text:p text:style-name="P4">
<text:span text:style-name="T5">
Фото: Twitter / Dmytro Kuleba</text:span>
</text:p>
      <text:p text:style-name="P4">
У листопаді минулого року глави МЗС країн Північної Європи та Балтіїзобовʼязалися продовжувати надавати політичну та практичну підтримку длязабезпечення спроможності України захистити себе.</text:p>
      <text:p text:style-name="P4">
Source: <text:a xlink:type="simple" xlink:href="https://www.ukrinform.ua/rubric-ato/3702092-kontrnastup-ukraini-ne-slid-vvazati-finalnou-bitvou-kuleba.html" text:style-name="Internet_20_link" text:visited-style-name="Visited_20_Internet_20_Link">
https://www.ukrinform.ua/rubric-ato/3702092-kontrnastup-ukraini-ne-slid-vvazati-finalnou-bitvou-kuleba.html</text:a>
</text:p>
      <!--NEWS-->
      <text:h text:style-name="P10" text:outline-level="1">
<text:span text:style-name="T4">
У Львові відкрили мурал, присвячений автору державного гімну Ізраїлю</text:span>
</text:h>
      <text:p text:style-name="P4">
Authors: Ukrinform (Person)</text:p>
      <text:p text:style-name="P4">
Publisher: Укринформ (Organization)</text:p>
      <text:p text:style-name="P4">
Published Time: 2023-04-28T16:41:58+03:00</text:p>
      <text:p text:style-name="P4">
Modified Time: 2023-04-28T16:41:58+03:00</text:p>
      <text:p text:style-name="P4">
Description: У Львові до 75-ї річниці проголошення незалежності Ізраїлю відкрили мурал “Атіква-Надія”, присвячений Нафталі Герцу Імберу – уродженцю Львівщини, видатному поету сучасної івритомовної літератури, автору ізраїльського державного гімну. — Укрінформ.</text:p>
      <text:p text:style-name="P4">
Images: ["<text:a xlink:type="simple" xlink:href="https://static.ukrinform.com/photos/2023_04/thumb_files/630_360_1682686700-2579.jpeg" text:style-name="Internet_20_link" text:visited-style-name="Visited_20_Internet_20_Link">
630_360_16826...</text:a>
", "<text:a xlink:type="simple" xlink:href="https://static.ukrinform.com/photos/2023_04/thumb_files/630_360_1682686700-3035.jpeg" text:style-name="Internet_20_link" text:visited-style-name="Visited_20_Internet_20_Link">
630_360_16826...</text:a>
", "<text:a xlink:type="simple" xlink:href="https://static.ukrinform.com/photos/2023_04/thumb_files/630_360_1682686698-3472.jpeg" text:style-name="Internet_20_link" text:visited-style-name="Visited_20_Internet_20_Link">
630_360_16826...</text:a>
", "<text:a xlink:type="simple" xlink:href="https://static.ukrinform.com/photos/2023_04/thumb_files/630_360_1682686698-8024.jpeg" text:style-name="Internet_20_link" text:visited-style-name="Visited_20_Internet_20_Link">
630_360_16826...</text:a>
", "<text:a xlink:type="simple" xlink:href="https://static.ukrinform.com/photos/2023_04/thumb_files/630_360_1682686698-1068.jpeg" text:style-name="Internet_20_link" text:visited-style-name="Visited_20_Internet_20_Link">
630_360_16826...</text:a>
", "<text:a xlink:type="simple" xlink:href="https://static.ukrinform.com/photos/2023_04/thumb_files/630_360_1682686698-1120.jpeg" text:style-name="Internet_20_link" text:visited-style-name="Visited_20_Internet_20_Link">
630_360_16826...</text:a>
", "<text:a xlink:type="simple" xlink:href="https://static.ukrinform.com/photos/2023_04/thumb_files/630_360_1682686698-7246.jpeg" text:style-name="Internet_20_link" text:visited-style-name="Visited_20_Internet_20_Link">
630_360_16826...</text:a>
", "<text:a xlink:type="simple" xlink:href="https://static.ukrinform.com/photos/2023_04/thumb_files/630_360_1682686699-2512.jpeg" text:style-name="Internet_20_link" text:visited-style-name="Visited_20_Internet_20_Link">
630_360_16826...</text:a>
", "<text:a xlink:type="simple" xlink:href="https://static.ukrinform.com/photos/2023_04/thumb_files/630_360_1682686699-4216.jpeg" text:style-name="Internet_20_link" text:visited-style-name="Visited_20_Internet_20_Link">
630_360_16826...</text:a>
", "<text:a xlink:type="simple" xlink:href="https://static.ukrinform.com/photos/2023_04/thumb_files/630_360_1682686699-6983.jpeg" text:style-name="Internet_20_link" text:visited-style-name="Visited_20_Internet_20_Link">
630_360_16826...</text:a>
", "<text:a xlink:type="simple" xlink:href="https://static.ukrinform.com/photos/2023_04/thumb_files/630_360_1682686700-6268.jpeg" text:style-name="Internet_20_link" text:visited-style-name="Visited_20_Internet_20_Link">
630_360_16826...</text:a>
"]</text:p>
      <text:p text:style-name="P4">
Tags: ['Гімн', 'Ізраїль', 'Львів', 'Мурал']</text:p>
      <text:p text:style-name="P4">
Type: Article</text:p>
      <!--METADATA-->
      <text:p text:style-name="P4">
<draw:frame draw:style-name="fr1" draw:name="Image128" text:anchor-type="as-char" svg:width="6.9236in" svg:height="3.956343in" draw:z-index="0">
<draw:image xlink:href="../Images/yкринформ/2023-04-28T16-41-58-03-00/630_360_1682686700-2579.jpeg" xlink:type="simple" xlink:show="embed" xlink:actuate="onLoad" draw:mime-type="image/jpeg"/>
</draw:frame>
 У Львовідо 75-ї річниці проголошення незалежності Ізраїлю відкрили мурал “Атіква-Надія”, присвячений Нафталі Герцу Імберу – уродженцю Львівщини, видатномупоету сучасної івритомовної літератури, автору ізраїльського державного гімну.</text:p>
      <text:p text:style-name="P4">
Про це повідомляє кореспондент Укрінформу.</text:p>
      <text:p text:style-name="P4">
<draw:frame draw:style-name="fr1" draw:name="Image129" text:anchor-type="as-char" svg:width="6.9236in" svg:height="3.956343in" draw:z-index="0">
<draw:image xlink:href="../Images/yкринформ/2023-04-28T16-41-58-03-00/630_360_1682686700-3035.jpeg" xlink:type="simple" xlink:show="embed" xlink:actuate="onLoad" draw:mime-type="image/jpeg"/>
</draw:frame>
 У Львовівідкрили мурал, присвячений автору державного гімну Ізраїлю / Фото: АнастасіяСмольєнко, Укрінформ  <text:a xlink:type="simple" xlink:href="https://static.ukrinform.com/photos/2023_04/1682686700-3035.jpeg" text:style-name="Internet_20_link" text:visited-style-name="Visited_20_Internet_20_Link">
<draw:frame draw:style-name="fr1" draw:name="Image130" text:anchor-type="as-char" svg:width="6.9236in" svg:height="3.956343in" draw:z-index="0">
<draw:image xlink:href="../Images/yкринформ/2023-04-28T16-41-58-03-00/630_360_1682686700-3035.jpeg" xlink:type="simple" xlink:show="embed" xlink:actuate="onLoad" draw:mime-type="image/jpeg"/>
</draw:frame>
</text:a>
 <text:a xlink:type="simple" xlink:href="https://static.ukrinform.com/photos/2023_04/1682686698-3472.jpeg" text:style-name="Internet_20_link" text:visited-style-name="Visited_20_Internet_20_Link">
<draw:frame draw:style-name="fr1" draw:name="Image131" text:anchor-type="as-char" svg:width="6.9236in" svg:height="3.956343in" draw:z-index="0">
<draw:image xlink:href="../Images/yкринформ/2023-04-28T16-41-58-03-00/630_360_1682686698-3472.jpeg" xlink:type="simple" xlink:show="embed" xlink:actuate="onLoad" draw:mime-type="image/jpeg"/>
</draw:frame>
</text:a>
 <text:a xlink:type="simple" xlink:href="https://static.ukrinform.com/photos/2023_04/1682686698-8024.jpeg" text:style-name="Internet_20_link" text:visited-style-name="Visited_20_Internet_20_Link">
<draw:frame draw:style-name="fr1" draw:name="Image132" text:anchor-type="as-char" svg:width="6.9236in" svg:height="3.956343in" draw:z-index="0">
<draw:image xlink:href="../Images/yкринформ/2023-04-28T16-41-58-03-00/630_360_1682686698-8024.jpeg" xlink:type="simple" xlink:show="embed" xlink:actuate="onLoad" draw:mime-type="image/jpeg"/>
</draw:frame>
</text:a>
 <text:a xlink:type="simple" xlink:href="https://static.ukrinform.com/photos/2023_04/1682686698-1068.jpeg" text:style-name="Internet_20_link" text:visited-style-name="Visited_20_Internet_20_Link">
<draw:frame draw:style-name="fr1" draw:name="Image133" text:anchor-type="as-char" svg:width="6.9236in" svg:height="3.956343in" draw:z-index="0">
<draw:image xlink:href="../Images/yкринформ/2023-04-28T16-41-58-03-00/630_360_1682686698-1068.jpeg" xlink:type="simple" xlink:show="embed" xlink:actuate="onLoad" draw:mime-type="image/jpeg"/>
</draw:frame>
</text:a>
 <text:a xlink:type="simple" xlink:href="https://static.ukrinform.com/photos/2023_04/1682686698-1120.jpeg" text:style-name="Internet_20_link" text:visited-style-name="Visited_20_Internet_20_Link">
<draw:frame draw:style-name="fr1" draw:name="Image134" text:anchor-type="as-char" svg:width="6.9236in" svg:height="3.956343in" draw:z-index="0">
<draw:image xlink:href="../Images/yкринформ/2023-04-28T16-41-58-03-00/630_360_1682686698-1120.jpeg" xlink:type="simple" xlink:show="embed" xlink:actuate="onLoad" draw:mime-type="image/jpeg"/>
</draw:frame>
</text:a>
 <text:a xlink:type="simple" xlink:href="https://static.ukrinform.com/photos/2023_04/1682686698-7246.jpeg" text:style-name="Internet_20_link" text:visited-style-name="Visited_20_Internet_20_Link">
<draw:frame draw:style-name="fr1" draw:name="Image135" text:anchor-type="as-char" svg:width="6.9236in" svg:height="3.956343in" draw:z-index="0">
<draw:image xlink:href="../Images/yкринформ/2023-04-28T16-41-58-03-00/630_360_1682686698-7246.jpeg" xlink:type="simple" xlink:show="embed" xlink:actuate="onLoad" draw:mime-type="image/jpeg"/>
</draw:frame>
</text:a>
 <text:a xlink:type="simple" xlink:href="https://static.ukrinform.com/photos/2023_04/1682686699-2512.jpeg" text:style-name="Internet_20_link" text:visited-style-name="Visited_20_Internet_20_Link">
<draw:frame draw:style-name="fr1" draw:name="Image136" text:anchor-type="as-char" svg:width="6.9236in" svg:height="3.956343in" draw:z-index="0">
<draw:image xlink:href="../Images/yкринформ/2023-04-28T16-41-58-03-00/630_360_1682686699-2512.jpeg" xlink:type="simple" xlink:show="embed" xlink:actuate="onLoad" draw:mime-type="image/jpeg"/>
</draw:frame>
</text:a>
 <text:a xlink:type="simple" xlink:href="https://static.ukrinform.com/photos/2023_04/1682686699-4216.jpeg" text:style-name="Internet_20_link" text:visited-style-name="Visited_20_Internet_20_Link">
<draw:frame draw:style-name="fr1" draw:name="Image137" text:anchor-type="as-char" svg:width="6.9236in" svg:height="3.956343in" draw:z-index="0">
<draw:image xlink:href="../Images/yкринформ/2023-04-28T16-41-58-03-00/630_360_1682686699-4216.jpeg" xlink:type="simple" xlink:show="embed" xlink:actuate="onLoad" draw:mime-type="image/jpeg"/>
</draw:frame>
</text:a>
 <text:a xlink:type="simple" xlink:href="https://static.ukrinform.com/photos/2023_04/1682686699-6983.jpeg" text:style-name="Internet_20_link" text:visited-style-name="Visited_20_Internet_20_Link">
<draw:frame draw:style-name="fr1" draw:name="Image138" text:anchor-type="as-char" svg:width="6.9236in" svg:height="3.956343in" draw:z-index="0">
<draw:image xlink:href="../Images/yкринформ/2023-04-28T16-41-58-03-00/630_360_1682686699-6983.jpeg" xlink:type="simple" xlink:show="embed" xlink:actuate="onLoad" draw:mime-type="image/jpeg"/>
</draw:frame>
</text:a>
 <text:a xlink:type="simple" xlink:href="https://static.ukrinform.com/photos/2023_04/1682686700-6268.jpeg" text:style-name="Internet_20_link" text:visited-style-name="Visited_20_Internet_20_Link">
<draw:frame draw:style-name="fr1" draw:name="Image139" text:anchor-type="as-char" svg:width="6.9236in" svg:height="3.956343in" draw:z-index="0">
<draw:image xlink:href="../Images/yкринформ/2023-04-28T16-41-58-03-00/630_360_1682686700-6268.jpeg" xlink:type="simple" xlink:show="embed" xlink:actuate="onLoad" draw:mime-type="image/jpeg"/>
</draw:frame>
</text:a>
 <text:a xlink:type="simple" xlink:href="https://static.ukrinform.com/photos/2023_04/1682686700-2579.jpeg" text:style-name="Internet_20_link" text:visited-style-name="Visited_20_Internet_20_Link">
<draw:frame draw:style-name="fr1" draw:name="Image140" text:anchor-type="as-char" svg:width="6.9236in" svg:height="3.956343in" draw:z-index="0">
<draw:image xlink:href="../Images/yкринформ/2023-04-28T16-41-58-03-00/630_360_1682686700-2579.jpeg" xlink:type="simple" xlink:show="embed" xlink:actuate="onLoad" draw:mime-type="image/jpeg"/>
</draw:frame>
</text:a>
</text:p>
      <text:p text:style-name="P4">
“Сьогодні ми відкриваємо мурал людині, що написала державний гімн Ізраїлю.Думаю, він допоможе нам краще пізнавати один одного і стане таким певниммістком між Україною та Ізраїлем”, - зазначив під час церемонії відкриттяміський голова <text:a xlink:type="simple" xlink:href="https://www.ukrinform.ua/tag-lviv" text:style-name="Internet_20_link" text:visited-style-name="Visited_20_Internet_20_Link">
 </text:a>
 Андрій Садовий.</text:p>
      <text:p text:style-name="P4">
<text:span text:style-name="T4">
Читайте також:</text:span>
 <text:a xlink:type="simple" xlink:href="https://www.ukrinform.ua/rubric-culture/3699142-u-prilukah-na-cernigivsini-stvoruut-mural-z-aktorom-mikolou-akovcenkom.html" text:style-name="Internet_20_link" text:visited-style-name="Visited_20_Internet_20_Link">
 <text:span text:style-name="T4">
мурал</text:span>
 </text:a>
</text:p>
      <text:p text:style-name="P4">
Мурал “Атіква-Надія” відкрили на вул. Князя Мстислава Удатного. Свого часу тутбула Велика синагога Краківського передмістя, збудована у 1632 року ізруйнована нацистами під час Другої світової війни.</text:p>
      <text:p text:style-name="P4">
Урочисту подію приурочили до 75-річчя проголошення незалежності Ізраїлю (14травня 1948 р.)</text:p>
      <text:p text:style-name="P4">
“Місце і час відкриття муралу були вибрані невипадково, незабаром - день75-ліття Ізраїлю, і мільйони людей по всьому світу вимовлятимуть слова,написані майже 150 років тому уродженцем Львівщини Нафталі Герц Імбером. Ціслова з дитинства знає кожен ізраїльтянин”, - сказав посол Держави Ізраїль вУкраїні Міхаель Бродський.</text:p>
      <text:p text:style-name="P4">
<text:span text:style-name="T4">
Читайте також:</text:span>
 <text:a xlink:type="simple" xlink:href="https://www.ukrinform.ua/rubric-regions/3701244-v-irpeni-stvoruut-mural-prisvacenij-artemsoli-bahmutu-j-soledaru.html" text:style-name="Internet_20_link" text:visited-style-name="Visited_20_Internet_20_Link">
 <text:span text:style-name="T4">
мурал</text:span>
 </text:a>
</text:p>
      <text:p text:style-name="P4">
Мурал, присвячений Імберу, – частина великого артпроєкту Art Meets History,започаткованого посольством Держави Ізраїль в Україні, який триває вже третійрік поспіль у різних містах. Він має на меті залучити українських художниківдо створення муралів із зображенням видатних ізраїльських діячів:письменників, поетів, громадських діячів, які народилися в Україні, саме в тихмістах, де пройшло їхнє дитинство і юність. Перший мурал із зображенням юногоВолодимира-Зеєва Жаботинського був створений художницею Лесею Вербою в Одесісаме на тому будинку, де Жаботинський провів перші роки свого життя. Другий іззображенням відомої ізраїльської поетеси Зельди Шнеєрсон-Мішковської намалюваву Дніпрі відомий місцевий художник-мураліст Валерій Колор у липні 2021 року.Мурал у Львові створений художниками Андрієм Савчишиним та Тарасом Довгалюком.</text:p>
      <text:p text:style-name="P4">
Source: <text:a xlink:type="simple" xlink:href="https://www.ukrinform.ua/rubric-culture/3702093-u-lvovi-vidkrili-mural-prisvacenij-avtoru-derzavnogo-gimnu-izrailu.html" text:style-name="Internet_20_link" text:visited-style-name="Visited_20_Internet_20_Link">
https://www.ukrinform.ua/rubric-culture/3702093-u-lvovi-vidkrili-mural-prisvacenij-avtoru-derzavnogo-gimnu-izrailu.html</text:a>
</text:p>
      <!--NEWS-->
      <text:h text:style-name="P10" text:outline-level="1">
<text:span text:style-name="T4">
У двох населених пунктах Херсонщини відновили електропостачання</text:span>
</text:h>
      <text:p text:style-name="P4">
Authors: Ukrinform (Person)</text:p>
      <text:p text:style-name="P4">
Publisher: Укринформ (Organization)</text:p>
      <text:p text:style-name="P4">
Published Time: 2023-04-28T16:49:04+03:00</text:p>
      <text:p text:style-name="P4">
Modified Time: 2023-04-28T16:49:04+03:00</text:p>
      <text:p text:style-name="P4">
Description: Енергетики відновили електропостачання у двох населених пунктах Херсонщини - у селах Новоолександрівської та Дарʼївської громади. — Укрінформ.</text:p>
      <text:p text:style-name="P4">
Images: ["<text:a xlink:type="simple" xlink:href="https://static.ukrinform.com/photos/2017_11/thumb_files/630_360_1512026904-1128.jpg" text:style-name="Internet_20_link" text:visited-style-name="Visited_20_Internet_20_Link">
630_360_15120...</text:a>
"]</text:p>
      <text:p text:style-name="P4">
Tags: ['Деокупація', 'Херсонщина', 'Електропостачання']</text:p>
      <text:p text:style-name="P4">
Type: Article</text:p>
      <!--METADATA-->
      <text:p text:style-name="P4">
<draw:frame draw:style-name="fr1" draw:name="Image141" text:anchor-type="as-char" svg:width="6.9236in" svg:height="3.956343in" draw:z-index="0">
<draw:image xlink:href="../Images/yкринформ/2023-04-28T16-49-04-03-00/630_360_1512026904-1128.jpg" xlink:type="simple" xlink:show="embed" xlink:actuate="onLoad" draw:mime-type="image/jpeg"/>
</draw:frame>
Енергетики відновили електропостачання у двох населених пунктах Херсонщини - уселах Новоолександрівської та Дарʼївської громади.</text:p>
      <text:p text:style-name="P4">
Як передає Укрінформ, про це повідомляє <text:a xlink:type="simple" xlink:href="https://t.me/khersonskaODA/5429" text:style-name="Internet_20_link" text:visited-style-name="Visited_20_Internet_20_Link">
 </text:a>
 .</text:p>
      <text:p text:style-name="P4">
«Енергетики відновили <text:a xlink:type="simple" xlink:href="https://www.ukrinform.ua/tag-elektropostacanna" text:style-name="Internet_20_link" text:visited-style-name="Visited_20_Internet_20_Link">
 </text:a>
 удвох населених пунктах Херсонщини», - йдеться у повідомленні.</text:p>
      <text:p text:style-name="P4">
Як зазначається, до мережі підʼєднали село Чкалове Новоолександрівськоїгромади та село Микільське Дарʼївської громади. Загалом до мережі підʼєднали364-х абонентів.</text:p>
      <text:p text:style-name="P4">
Своєю чергою, як інформує у <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начальник Херсонської обласної військової адміністрації Олександр Прокудін,енергетики повертають світло в оселі жителів Херсонщини, що постраждали відросійських обстрілів. Зокрема, через російський обстріл без світла залишилисяжителі Берислава, Шляхового, Томариного та Новоберислава. Фахівці оперативноусунули пошкодження, тож тепер ці населені пункти – зі світлом.</text:p>
      <text:p text:style-name="P4">
<text:span text:style-name="T4">
Читайте також:</text:span>
 <text:a xlink:type="simple" xlink:href="https://www.ukrinform.ua/rubric-vidbudova/3701651-na-hersonsini-vidnovili-dvi-perepravi-cerez-ricku-ingulec.html" text:style-name="Internet_20_link" text:visited-style-name="Visited_20_Internet_20_Link">
 </text:a>
</text:p>
      <text:p text:style-name="P4">
У Херсонському районі після російської атаки світло відновили у Новій Зорі,Томиній Балці, Софіївці, Станіславі, Олександрівці, Правдиному таТаврійському.</text:p>
      <text:p text:style-name="P4">
Як повідомляв Укрінформ, російська армія за минулу добу, 27 квітня, здійснила61 обстріл Херсонської області.</text:p>
      <text:p text:style-name="P4">
Source: <text:a xlink:type="simple" xlink:href="https://www.ukrinform.ua/rubric-vidbudova/3702098-u-dvoh-naselenih-punktah-hersonsini-vidnovili-elektropostacanna.html" text:style-name="Internet_20_link" text:visited-style-name="Visited_20_Internet_20_Link">
https://www.ukrinform.ua/rubric-vidbudova/3702098-u-dvoh-naselenih-punktah-hersonsini-vidnovili-elektropostacanna.html</text:a>
</text:p>
      <!--NEWS-->
      <text:h text:style-name="P10" text:outline-level="1">
<text:span text:style-name="T4">
«Шахтар» здійснив камбек і переміг «Колос» в УПЛ</text:span>
</text:h>
      <text:p text:style-name="P4">
Authors: Ukrinform (Person)</text:p>
      <text:p text:style-name="P4">
Publisher: Укринформ (Organization)</text:p>
      <text:p text:style-name="P4">
Published Time: 2023-04-28T16:51:51+03:00</text:p>
      <text:p text:style-name="P4">
Modified Time: 2023-04-28T16:51:51+03:00</text:p>
      <text:p text:style-name="P4">
Description: «Гірники» очолюють УПЛ після перемоги над ковалівцями. — Укрінформ.</text:p>
      <text:p text:style-name="P4">
Images: ["<text:a xlink:type="simple" xlink:href="https://static.ukrinform.com/photos/2023_04/thumb_files/630_360_1682689841-992.jpg" text:style-name="Internet_20_link" text:visited-style-name="Visited_20_Internet_20_Link">
630_360_16826...</text:a>
"]</text:p>
      <text:p text:style-name="P4">
Tags: ['Футбол', "Прем'єр-ліга", 'Шахтар', 'Колос Ковалівка']</text:p>
      <text:p text:style-name="P4">
Type: Article</text:p>
      <!--METADATA-->
      <text:p text:style-name="P4">
<draw:frame draw:style-name="fr1" draw:name="Image142" text:anchor-type="as-char" svg:width="6.9236in" svg:height="3.956343in" draw:z-index="0">
<draw:image xlink:href="../Images/yкринформ/2023-04-28T16-51-51-03-00/630_360_1682689841-992.jpg" xlink:type="simple" xlink:show="embed" xlink:actuate="onLoad" draw:mime-type="image/jpeg"/>
</draw:frame>
 «Гірники»очолюють УПЛ після перемоги над ковалівцями.</text:p>
      <text:p text:style-name="P4">
«Шахтар» на чужому полі здолав «Колос» 3:1 в 23-у турі Української прем'єр-ліги, передає Укрінформ.</text:p>
      <text:p text:style-name="P4">
У складі ковалівців відзначився Оріховський. «Гірники» зрівняли рахунокзусиллями Бондаренка. Перемогу команді принесли точні удари Траоре і Келсі.</text:p>
      <text:p text:style-name="P4">
«Шахтар» очолює УПЛ, маючи в активі 56 очок після 23 матчів.</text:p>
      <text:p text:style-name="P4">
<text:span text:style-name="T4">
Читайте також:</text:span>
 <text:a xlink:type="simple" xlink:href="https://www.ukrinform.ua/rubric-sports/3702041-upl-dinamo-peremoglo-metalist-veres-obigrav-lviv.html" text:style-name="Internet_20_link" text:visited-style-name="Visited_20_Internet_20_Link">
 </text:a>
</text:p>
      <text:p text:style-name="P4">
Як повідомлялося, в 23-у турі УПЛ «Верес» здолав «Львів» (3:2), а «Динамо»перемогло «Металіст» (3:1).</text:p>
      <text:p text:style-name="P4">
Фото: shakhtar.com</text:p>
      <text:p text:style-name="P4">
Source: <text:a xlink:type="simple" xlink:href="https://www.ukrinform.ua/rubric-sports/3702102-sahtar-zdijsniv-kambek-i-peremig-kolos-v-upl.html" text:style-name="Internet_20_link" text:visited-style-name="Visited_20_Internet_20_Link">
https://www.ukrinform.ua/rubric-sports/3702102-sahtar-zdijsniv-kambek-i-peremig-kolos-v-upl.html</text:a>
</text:p>
      <!--NEWS-->
      <text:h text:style-name="P10" text:outline-level="1">
<text:span text:style-name="T4">
Зеленський: Під час розмови з лідером Китаю про можливу зустріч не йшлося</text:span>
</text:h>
      <text:p text:style-name="P4">
Authors: Ukrinform (Person)</text:p>
      <text:p text:style-name="P4">
Publisher: Укринформ (Organization)</text:p>
      <text:p text:style-name="P4">
Published Time: 2023-04-28T16:52:00+03:00</text:p>
      <text:p text:style-name="P4">
Modified Time: 2023-04-28T16:52:00+03:00</text:p>
      <text:p text:style-name="P4">
Description: Президент Володимир Зеленський та лідер Китайської Народної Республіки Сі Цзіньпін у нещодавній телефонній розмові не обговорювали можливу зустріч, натомість ішлося про формулу миру, визволення полонених, ядерну безпеку, експорт зерна й імовірність постачання росії зброї. — Укрінформ.</text:p>
      <text:p text:style-name="P4">
Images: ["<text:a xlink:type="simple" xlink:href="https://static.ukrinform.com/photos/2023_04/thumb_files/630_360_1682690066-696.jpeg" text:style-name="Internet_20_link" text:visited-style-name="Visited_20_Internet_20_Link">
630_360_16826...</text:a>
"]</text:p>
      <text:p text:style-name="P4">
Tags: ['Китай', 'Сі Цзіньпін', 'Зеленський', 'Війна з росією']</text:p>
      <text:p text:style-name="P4">
Type: Article</text:p>
      <!--METADATA-->
      <text:p text:style-name="P4">
<draw:frame draw:style-name="fr1" draw:name="Image143" text:anchor-type="as-char" svg:width="6.9236in" svg:height="3.956343in" draw:z-index="0">
<draw:image xlink:href="../Images/yкринформ/2023-04-28T16-52-00-03-00/630_360_1682690066-696.jpeg" xlink:type="simple" xlink:show="embed" xlink:actuate="onLoad" draw:mime-type="image/jpeg"/>
</draw:frame>
 ПрезидентВолодимир Зеленський та лідер Китайської Народної Республіки Сі Цзіньпін унещодавній телефонній розмові не обговорювали можливу зустріч, натомістьішлося про формулу миру, визволення полонених, ядерну безпеку, експорт зерна йімовірність постачання росії зброї.</text:p>
      <text:p text:style-name="P4">
Про це глава Української держави повідомив під час спільної з президентамиЧехії та Словаччини Петром Павелом і Зузаною Чапутовою пресконференції уКиєві, повідомляє кореспондент Укрінформу.</text:p>
      <text:p text:style-name="P4">
«У нас відбулася важлива розмова (з Сі Цзіньпіном - ред.). Що стосуєтьсямайбутніх зустрічей – про це не говорили», - сказав <text:a xlink:type="simple" xlink:href="https://www.ukrinform.ua/tag-zelenskij" text:style-name="Internet_20_link" text:visited-style-name="Visited_20_Internet_20_Link">
</text:a>
 .</text:p>
      <text:p text:style-name="P4">
За його словами, під час телефонної розмови йшлося про ядерну безпеку й повагудо принципів ООН.</text:p>
      <text:p text:style-name="P4">
«Про територіальну цілісність України, про повагу до Статуту ООН, про нашсуверенітет і всю нашу територію, включаючи Крим, весь Донбас згідно (зкордонами – ред.) 1991 року - про все це говорили і почули повагу до всіх цихпринципів», - сказав Президент.</text:p>
      <text:p text:style-name="P4">
<text:span text:style-name="T4">
Читайте також:</text:span>
 <text:a xlink:type="simple" xlink:href="https://www.ukrinform.ua/rubric-polytics/3701990-reznikov-pro-kontakti-z-ministrom-oboroni-kitau-ih-poki-nemae-ale-vse-moze-zminitisa.html" text:style-name="Internet_20_link" text:visited-style-name="Visited_20_Internet_20_Link">
 <text:span text:style-name="T4">
Китаю</text:span>
 </text:a>
</text:p>
      <text:p text:style-name="P4">
Він також зазначив, що закликав лідера Китаю допомогти у поверненні полоненихукраїнців і депортованих росією дітей.</text:p>
      <text:p text:style-name="P4">
Ще однією темою розмови, за словами Зеленського, був експорт зерна інеобхідність роботи коридору в межах Чорноморської зернової ініціативи.</text:p>
      <text:p text:style-name="P4">
Глава держави зауважив, що порушив і питання зброї для росії.</text:p>
      <text:p text:style-name="P4">
«У сучасній війні російської федерації... Україна хотіла б, щоб усі державирозуміли будь-які ризики постачання будь-яких видів зброї для російськоїфедерації. Я почув позитивну відповідь у цьому сенсі», - підкресливЗеленський.</text:p>
      <text:p text:style-name="P4">
Він також нагадав, що, за словами Сі, китайська сторона готує представника,«який поїде державами Європи говорити на тему війни».</text:p>
      <text:p text:style-name="P4">
<text:span text:style-name="T4">
Читайте також:</text:span>
 <text:a xlink:type="simple" xlink:href="https://www.ukrinform.ua/rubric-polytics/3701721-ukraini-vazliva-nejtralna-pozicia-kitau-sodo-vijni-podolak.html" text:style-name="Internet_20_link" text:visited-style-name="Visited_20_Internet_20_Link">
 <text:span text:style-name="T4">
Китаю</text:span>
 </text:a>
</text:p>
      <text:p text:style-name="P4">
Як повідомляв Укрінформ, 26 квітня Президент України Володимир Зеленськийпровів годинну телефонну розмову з Головою Китайської Народної Республіки СіЦзіньпіном.</text:p>
      <text:p text:style-name="P4">
<text:span text:style-name="T5">
Фото: ОП</text:span>
</text:p>
      <text:p text:style-name="P4">
Source: <text:a xlink:type="simple" xlink:href="https://www.ukrinform.ua/rubric-polytics/3702105-zelenskij-pid-cas-rozmovi-z-liderom-kitau-pro-mozlivu-zustric-ne-jslosa.html" text:style-name="Internet_20_link" text:visited-style-name="Visited_20_Internet_20_Link">
https://www.ukrinform.ua/rubric-polytics/3702105-zelenskij-pid-cas-rozmovi-z-liderom-kitau-pro-mozlivu-zustric-ne-jslosa.html</text:a>
</text:p>
      <!--NEWS-->
      <text:h text:style-name="P10" text:outline-level="1">
<text:span text:style-name="T4">
Уряд звільнив голову Держлісагентства Болоховця у зв’язку з переходом на іншу посаду</text:span>
</text:h>
      <text:p text:style-name="P4">
Authors: Ukrinform (Person)</text:p>
      <text:p text:style-name="P4">
Publisher: Укринформ (Organization)</text:p>
      <text:p text:style-name="P4">
Published Time: 2023-04-28T16:54:47+03:00</text:p>
      <text:p text:style-name="P4">
Modified Time: 2023-04-28T16:54:47+03:00</text:p>
      <text:p text:style-name="P4">
Description: Кабінет Міністрів звільнив Юрія Болоховця з посади голови Державного агентства лісових ресурсів і планує призначити його керівником держпідприємства «Ліси України». — Укрінформ.</text:p>
      <text:p text:style-name="P4">
Images: ["<text:a xlink:type="simple" xlink:href="https://static.ukrinform.com/photos/2021_02/thumb_files/630_360_1613651023-180.jpg" text:style-name="Internet_20_link" text:visited-style-name="Visited_20_Internet_20_Link">
630_360_16136...</text:a>
"]</text:p>
      <text:p text:style-name="P4">
Tags: ['Кабмін', 'Звільнення', 'Держлісагентство', 'Юрій Болоховець']</text:p>
      <text:p text:style-name="P4">
Type: Article</text:p>
      <!--METADATA-->
      <text:p text:style-name="P4">
<draw:frame draw:style-name="fr1" draw:name="Image144" text:anchor-type="as-char" svg:width="6.9236in" svg:height="3.956343in" draw:z-index="0">
<draw:image xlink:href="../Images/yкринформ/2023-04-28T16-54-47-03-00/630_360_1613651023-180.jpg" xlink:type="simple" xlink:show="embed" xlink:actuate="onLoad" draw:mime-type="image/jpeg"/>
</draw:frame>
 КабінетМіністрів звільнив Юрія Болоховця з посади голови Державного агентства лісовихресурсів і планує призначити його керівником держпідприємства «Ліси України».</text:p>
      <text:p text:style-name="P4">
Про це кореспонденту Укрінформу повідомили в Офісі Президента України.</text:p>
      <text:p text:style-name="P4">
«На засіданні 28 квітня Кабінет Міністрів звільнив Юрія Болоховця з посадиголови Держлісагентства у зв’язку з переходом на іншу посаду. Його плануютьпризначити генеральним директором ДП "Ліси України", - зазначили в ОП.</text:p>
      <text:p text:style-name="P4">
Як підкреслили в ОП, Болоховець очолює Держлісагентство з 2021 року, і за цейчас у лісовій галузі відбулося багато важливих змін, зокрема, почаласярозбудова сучасної системи протидії <text:a xlink:type="simple" xlink:href="https://www.ukrinform.ua/tag-pozeza" text:style-name="Internet_20_link" text:visited-style-name="Visited_20_Internet_20_Link">
 </text:a>
 ,переведено на прозорі електронні біржові аукціони реалізацію деревини,будуються сучасні насіннєво-селекційні центри тощо.</text:p>
      <text:p text:style-name="P4">
Під час війни лісова галузь не лише вистояла, її економічні показникистабільно зростають. По всіх напрямах роботи є абсолютна підтримкаєвропейських партнерів.</text:p>
      <text:p text:style-name="P4">
<text:span text:style-name="T4">
Читайте також:</text:span>
 <text:a xlink:type="simple" xlink:href="https://www.ukrinform.ua/rubric-economy/3701068-v-ukraini-stvorat-kompleksnu-sistemu-kontrolu-za-obigom-derevini.html" text:style-name="Internet_20_link" text:visited-style-name="Visited_20_Internet_20_Link">
 </text:a>
</text:p>
      <text:p text:style-name="P4">
Відтак, для подальшого успішного проведення реформи лісової галузі виникланеобхідність посилити управління держпідприємством, яке безпосередньореалізовуватиме всі передбачені зміни.</text:p>
      <text:p text:style-name="P4">
Як повідомлялося, у першому кварталі 2023 року дохід ДП "Ліси України"становив 4,6 млрд грн, перевершивши довоєнний результат підприємствДержлісагентства. Прибуток зріс майже у два рази до приблизно 500 млн грн.Реалізація лісопродукції збільшилася до 2,3 млн куб м.</text:p>
      <text:p text:style-name="P4">
Source: <text:a xlink:type="simple" xlink:href="https://www.ukrinform.ua/rubric-economy/3702103-urad-zvilniv-golovu-derzlisagentstva-bolohovca-u-zvazku-z-perehodom-na-insu-posadu.html" text:style-name="Internet_20_link" text:visited-style-name="Visited_20_Internet_20_Link">
https://www.ukrinform.ua/rubric-economy/3702103-urad-zvilniv-golovu-derzlisagentstva-bolohovca-u-zvazku-z-perehodom-na-insu-posadu.html</text:a>
</text:p>
      <!--NEWS-->
      <text:h text:style-name="P10" text:outline-level="1">
<text:span text:style-name="T4">
На Прикарпатті демонтували пам’ятник, що героїзував червону армію</text:span>
</text:h>
      <text:p text:style-name="P4">
Authors: Ukrinform (Person)</text:p>
      <text:p text:style-name="P4">
Publisher: Укринформ (Organization)</text:p>
      <text:p text:style-name="P4">
Published Time: 2023-04-28T16:55:07+03:00</text:p>
      <text:p text:style-name="P4">
Modified Time: 2023-04-28T16:55:07+03:00</text:p>
      <text:p text:style-name="P4">
Description: На Прикарпатті у місті Надвірна демонтували радянський пам’ятник, який стояв на місці масового поховання. Жертвами комуністичного терору у 1941 році стали 82 особи. — Укрінформ.</text:p>
      <text:p text:style-name="P4">
Images: ["<text:a xlink:type="simple" xlink:href="https://static.ukrinform.com/photos/2023_04/thumb_files/630_360_1682689970-108.jpg" text:style-name="Internet_20_link" text:visited-style-name="Visited_20_Internet_20_Link">
630_360_16826...</text:a>
"]</text:p>
      <text:p text:style-name="P4">
Tags: ["Пам'ятник", 'Прикарпаття', 'СРСР']</text:p>
      <text:p text:style-name="P4">
Type: Article</text:p>
      <!--METADATA-->
      <text:p text:style-name="P4">
<draw:frame draw:style-name="fr1" draw:name="Image145" text:anchor-type="as-char" svg:width="6.9236in" svg:height="3.956343in" draw:z-index="0">
<draw:image xlink:href="../Images/yкринформ/2023-04-28T16-55-07-03-00/630_360_1682689970-108.jpg" xlink:type="simple" xlink:show="embed" xlink:actuate="onLoad" draw:mime-type="image/jpeg"/>
</draw:frame>
 НаПрикарпатті у місті Надвірна демонтували радянський пам’ятник, який стояв намісці масового поховання. Жертвами комуністичного терору у 1941 році стали 82особи.</text:p>
      <text:p text:style-name="P4">
Про це у <text:a xlink:type="simple" xlink:href="https://www.facebook.com/tumkiv.vasil/posts/pfbid028KXmFTxmUjuTagWBho9NVAcdiEAUEzLVt2zHnjrTFp6P1HAVarf3nGc6mxeDiRCcl" text:style-name="Internet_20_link" text:visited-style-name="Visited_20_Internet_20_Link">
</text:a>
повідомив керівник КП «Пам’ять» Василь Тимків, передає Укрінформ.</text:p>
      <text:p text:style-name="P4">
«Вчора в м. Надвірна відбувся демонтаж совєтського пам'ятника, що героїзувавчервону армію. Варто зазначити, що пам'ятник був встановлений на місцімасового поховання 82 осіб, жертв комуністичного терору червня 1941 року, щобзатерти криваву сторінку московського геноциду», - повідомив Тимків.</text:p>
      <text:p text:style-name="P4">
Мер Надвірної <text:a xlink:type="simple" xlink:href="https://www.facebook.com/andrijovych" text:style-name="Internet_20_link" text:visited-style-name="Visited_20_Internet_20_Link">
 </text:a>
 обіцяє створитиМеморіальний сквер пам’яті закатованим борцям за Україну в урочищі Буковинка.</text:p>
      <text:p text:style-name="P4">
<text:span text:style-name="T4">
Читайте також:</text:span>
 <text:a xlink:type="simple" xlink:href="https://www.ukrinform.ua/rubric-regions/3688051-v-odesi-demontuvali-memorialnu-dosku-suvorovu.html" text:style-name="Internet_20_link" text:visited-style-name="Visited_20_Internet_20_Link">
 </text:a>
</text:p>
      <text:p text:style-name="P4">
Як повідомляв Укрінформ, у 2022 році в Україні <text:a xlink:type="simple" xlink:href="https://www.ukrinform.ua/rubric-culture/3694108-v-ukraini-torik-znesli-28-pamatnikiv-puskinu-i-cotiri-suvorovu.html" text:style-name="Internet_20_link" text:visited-style-name="Visited_20_Internet_20_Link">
</text:a>
 9859 топонімів тадемонтували 145 пам’ятників, пов’язаних з пропагандою російської імперськоїполітики.</text:p>
      <text:p text:style-name="P4">
Source: <text:a xlink:type="simple" xlink:href="https://www.ukrinform.ua/rubric-regions/3702104-na-prikarpatti-demontuvali-pamatnik-so-geroizuvav-cervonu-armiu.html" text:style-name="Internet_20_link" text:visited-style-name="Visited_20_Internet_20_Link">
https://www.ukrinform.ua/rubric-regions/3702104-na-prikarpatti-demontuvali-pamatnik-so-geroizuvav-cervonu-armiu.html</text:a>
</text:p>
      <!--NEWS-->
      <text:h text:style-name="P10" text:outline-level="1">
<text:span text:style-name="T4">
Шовковський: Ми постійно були на зв'язку із Луческу</text:span>
</text:h>
      <text:p text:style-name="P4">
Authors: Ukrinform (Person)</text:p>
      <text:p text:style-name="P4">
Publisher: Укринформ (Organization)</text:p>
      <text:p text:style-name="P4">
Published Time: 2023-04-28T17:01:00+03:00</text:p>
      <text:p text:style-name="P4">
Modified Time: 2023-04-28T17:01:00+03:00</text:p>
      <text:p text:style-name="P4">
Description: Виконувач обов’язків головного тренера «Динамо» Олександр Шовковський підбив підсумки матчу з «Металістом» (3:1). — Укрінформ.</text:p>
      <text:p text:style-name="P4">
Images: ["<text:a xlink:type="simple" xlink:href="https://static.ukrinform.com/photos/2023_04/thumb_files/630_360_1682690299-368.jpg" text:style-name="Internet_20_link" text:visited-style-name="Visited_20_Internet_20_Link">
630_360_16826...</text:a>
"]</text:p>
      <text:p text:style-name="P4">
Tags: ['Динамо', 'Футбол', 'Шовковський', 'Луческу']</text:p>
      <text:p text:style-name="P4">
Type: Article</text:p>
      <!--METADATA-->
      <text:p text:style-name="P4">
<draw:frame draw:style-name="fr1" draw:name="Image146" text:anchor-type="as-char" svg:width="6.9236in" svg:height="3.956343in" draw:z-index="0">
<draw:image xlink:href="../Images/yкринформ/2023-04-28T17-01-00-03-00/630_360_1682690299-368.jpg" xlink:type="simple" xlink:show="embed" xlink:actuate="onLoad" draw:mime-type="image/jpeg"/>
</draw:frame>
 Виконувачобов’язків головного тренера «Динамо» Олександр Шовковський підбив підсумкиматчу з «Металістом» (3:1).</text:p>
      <text:p text:style-name="P4">
Як передає Укрінформ, з <text:a xlink:type="simple" xlink:href="https://fcdynamo.com/news/preskonferenciya-oleksandra-shovkovskogo-pislya-matchu-z-metalistom" text:style-name="Internet_20_link" text:visited-style-name="Visited_20_Internet_20_Link">
 </text:a>
 на офіційний сайт«Динамо».</text:p>
      <text:p text:style-name="P4">
«Стосовно мого першого досвіду у якості керманича команди – ми постійно булина зв’язку з головним тренером. Є система підготовки, яка не змінюється,змінювати її в жодному сенсі неможливо. Все відбувається так, як планувалося»,- сказав Шовковський.</text:p>
      <text:p text:style-name="P4">
Він також зауважив, що команді є над чим працювати, але гра його влаштувала.</text:p>
      <text:p text:style-name="P4">
«Все, в принципі, було нормально. Ми контролювали гру, хоча не все вдавалося.У нас були моменти в першому таймі, які ми мали реалізовувати. Розуміли,коштом чого буде грати наш суперник. Декілька гострих випадів ми пропустили.Потім ми забили два м’ячі, і нібито все мало бути чудово. Але далі була прикрапомилка, і команда розгубилася. Будемо розбиратися, чому так сталося. Проблемане в тому, що хтось помилився і ми пропустили гол. Помиляються всі. Проблема втому, що після голу ми чомусь розгубилися. Після того, як пропустили, почавсяякийсь сумбур, який тривав до третього забитого м’яча», - зауважив в.о.головного тренера «Динамо».</text:p>
      <text:p text:style-name="P4">
<text:span text:style-name="T4">
Читайте також:</text:span>
 <text:a xlink:type="simple" xlink:href="https://www.ukrinform.ua/rubric-sports/3702041-upl-dinamo-peremoglo-metalist-veres-obigrav-lviv.html" text:style-name="Internet_20_link" text:visited-style-name="Visited_20_Internet_20_Link">
 </text:a>
</text:p>
      <text:p text:style-name="P4">
Як повідомлялося, «Динамо» перемогло «Металіст» в 23-у турі Українськоїпрем'єр-ліги.</text:p>
      <text:p text:style-name="P4">
Фото: fcdynamo.com</text:p>
      <text:p text:style-name="P4">
Source: <text:a xlink:type="simple" xlink:href="https://www.ukrinform.ua/rubric-sports/3702109-sovkovskij-mi-postijno-buli-na-zvazku-iz-lucesku.html" text:style-name="Internet_20_link" text:visited-style-name="Visited_20_Internet_20_Link">
https://www.ukrinform.ua/rubric-sports/3702109-sovkovskij-mi-postijno-buli-na-zvazku-iz-lucesku.html</text:a>
</text:p>
      <!--NEWS-->
      <text:h text:style-name="P10" text:outline-level="1">
<text:span text:style-name="T4">
Майже 30% української молоді скаржаться на погіршення психічного здоров'я</text:span>
</text:h>
      <text:p text:style-name="P4">
Authors: Ukrinform (Person)</text:p>
      <text:p text:style-name="P4">
Publisher: Укринформ (Organization)</text:p>
      <text:p text:style-name="P4">
Published Time: 2023-04-28T17:03:40+03:00</text:p>
      <text:p text:style-name="P4">
Modified Time: 2023-04-28T17:03:40+03:00</text:p>
      <text:p text:style-name="P4">
Description: 82% молодих людей засвідчили втрати через війну - найчастіше це проблеми через відключення електроенергії - 46%, зниження доходу - 36%, погіршення психічного здоров'я - 29%. — Укрінформ.</text:p>
      <text:p text:style-name="P4">
Images: ["<text:a xlink:type="simple" xlink:href="https://static.ukrinform.com/photos/2023_04/thumb_files/630_360_1682690500-174.jpg" text:style-name="Internet_20_link" text:visited-style-name="Visited_20_Internet_20_Link">
630_360_16826...</text:a>
", "<text:a xlink:type="simple" xlink:href="https://static.ukrinform.com/photos/2023_04/1682690515-458.jpg" text:style-name="Internet_20_link" text:visited-style-name="Visited_20_Internet_20_Link">
1682690515-45...</text:a>
"]</text:p>
      <text:p text:style-name="P4">
Tags: ['Опитування', 'Молодь', 'Війна з росією', 'Психічне здоров’я']</text:p>
      <text:p text:style-name="P4">
Type: Article</text:p>
      <!--METADATA-->
      <text:p text:style-name="P4">
<draw:frame draw:style-name="fr1" draw:name="Image147" text:anchor-type="as-char" svg:width="6.9236in" svg:height="3.956343in" draw:z-index="0">
<draw:image xlink:href="../Images/yкринформ/2023-04-28T17-03-40-03-00/630_360_1682690500-174.jpg" xlink:type="simple" xlink:show="embed" xlink:actuate="onLoad" draw:mime-type="image/jpeg"/>
</draw:frame>
 82%молодих людей засвідчили втрати через війну - найчастіше це проблеми черезвідключення електроенергії - 46%, зниження доходу - 36%, погіршення психічногоздоров'я - 29%.</text:p>
      <text:p text:style-name="P4">
Про це під час <text:a xlink:type="simple" xlink:href="https://www.youtube.com/watch" text:style-name="Internet_20_link" text:visited-style-name="Visited_20_Internet_20_Link">
 </text:a>
 дослідження«Вплив війни на молодь в Україні» повідомив представник ГО «Аналітичний центрCedos» Іван Вербицький, передає Укрінформ.</text:p>
      <text:p text:style-name="P4">
“82% молодих людей засвідчили втрати через війну. Під час проведенняопитування, найбільше молодих людей хвилювали проблеми через відключенняелектроенергії - про них згадали 46% опитаних”, - сказав він.</text:p>
      <text:p text:style-name="P4">
<draw:frame draw:style-name="fr1" draw:name="Image148" text:anchor-type="as-char" svg:width="6.9236in" svg:height="4.615733in" draw:z-index="0">
<draw:image xlink:href="../Images/yкринформ/2023-04-28T17-03-40-03-00/1682690515-458.jpg" xlink:type="simple" xlink:show="embed" xlink:actuate="onLoad" draw:mime-type="image/jpeg"/>
</draw:frame>
</text:p>
      <text:p text:style-name="P4">
Також, за результатами дослідження, найчастіше респонденти скаржились назниження або втрату доходу - 36% погіршення психічного здоров'я - 29%, розривстосунків із друзями або членами сім'ї - 18%, розлука з сім'єю - 18%,переміщення в інші населені пункти - 16%, смерті друзів або членів сім'ї -14%, мобілізація в ЗСУ - 9%, пошкодження житла - 6%, отримання травм,пов'язаних з воєнними діями - 6%.</text:p>
      <text:p text:style-name="P4">
<text:span text:style-name="T4">
Читайте також:</text:span>
 <text:a xlink:type="simple" xlink:href="https://www.ukrinform.ua/rubric-society/3696476-dla-ukrainciv-zapustili-garacu-liniu-psihologicnoi-pidtrimki-kudi-zvertatisa.html" text:style-name="Internet_20_link" text:visited-style-name="Visited_20_Internet_20_Link">
 </text:a>
</text:p>
      <text:p text:style-name="P4">
Крім того, молодь відзначила і такі проблеми, як переміщення за кордон - 6%,втрата майна - 5%, втрата житла - 5%, окупація населеного пункту - 4%,припинення здобуття освіти або неможливість її почати - 3%, відкладаннязапланованої операції або візиту до лікаря - 2%, користування базовимисоціальними послугами - 2%, мародерство російських військових - 2%, тортури тазнущання з боку російських військових - 1%.</text:p>
      <text:p text:style-name="P4">
18% респондентів не відзначили нічого зі списку.</text:p>
      <text:p text:style-name="P4">
Вибірка дослідження молоді на території підконтрольній Україні склала 2064респонденти віком 14-34 роки. Опитування проводилось з 21 листопада по 7грудня 2022 року методом інтерв'ю віч-на-віч вдома у респондентів.</text:p>
      <text:p text:style-name="P4">
<text:span text:style-name="T4">
Читайте також:</text:span>
 <text:a xlink:type="simple" xlink:href="https://www.ukrinform.ua/rubric-society/3698711-ukrainci-kupuut-bagato-zaspokijlivih-lasko-zaklikae-raditis-iz-psihologami.html" text:style-name="Internet_20_link" text:visited-style-name="Visited_20_Internet_20_Link">
 </text:a>
</text:p>
      <text:p text:style-name="P4">
Як повідомляв Укрінформ, у Всесвітній організації охорони здоров’я (ВООЗ)заявили, що <text:a xlink:type="simple" xlink:href="https://www.ukrinform.ua/rubric-society/3688400-u-regionah-stvorat-centri-psihicnogo-zdorova-moz.html" text:style-name="Internet_20_link" text:visited-style-name="Visited_20_Internet_20_Link">
 </text:a>
 , або приблизно чверть населення,можуть страждати від розладу психічного здоров’я у зв’язку з російсько-українською війною.</text:p>
      <text:p text:style-name="P4">
<text:span text:style-name="T5">
Перше фото з сайту: ukraine.ureport.in</text:span>
</text:p>
      <text:p text:style-name="P4">
Source: <text:a xlink:type="simple" xlink:href="https://www.ukrinform.ua/rubric-society/3702111-majze-30-ukrainskoi-molodi-skarzatsa-na-pogirsenna-psihicnogo-zdorova.html" text:style-name="Internet_20_link" text:visited-style-name="Visited_20_Internet_20_Link">
https://www.ukrinform.ua/rubric-society/3702111-majze-30-ukrainskoi-molodi-skarzatsa-na-pogirsenna-psihicnogo-zdorova.html</text:a>
</text:p>
      <!--NEWS-->
      <text:h text:style-name="P10" text:outline-level="1">
<text:span text:style-name="T4">
Папа Франциск у розмові з Орбаном закликав відмовитися від націоналізму та популізму</text:span>
</text:h>
      <text:p text:style-name="P4">
Authors: Ukrinform (Person)</text:p>
      <text:p text:style-name="P4">
Publisher: Укринформ (Organization)</text:p>
      <text:p text:style-name="P4">
Published Time: 2023-04-28T17:06:00+03:00</text:p>
      <text:p text:style-name="P4">
Modified Time: 2023-04-28T17:06:00+03:00</text:p>
      <text:p text:style-name="P4">
Description: Папа Франциск під час поїздки до Угорщини попередив про небезпеку зростання націоналізму та заявив уряду прем'єр-міністра Віктора Орбана, що прийом мігрантів буде вірною ознакою християнства. — Укрінформ.</text:p>
      <text:p text:style-name="P4">
Images: ["<text:a xlink:type="simple" xlink:href="https://static.ukrinform.com/photos/2023_04/thumb_files/630_360_1682690620-775.jpg" text:style-name="Internet_20_link" text:visited-style-name="Visited_20_Internet_20_Link">
630_360_16826...</text:a>
"]</text:p>
      <text:p text:style-name="P4">
Tags: ['Євросоюз', 'Мігранти', 'Орбан', 'Папа Франциск', 'Угорщина', 'Ватикан']</text:p>
      <text:p text:style-name="P4">
Type: Article</text:p>
      <!--METADATA-->
      <text:p text:style-name="P4">
<draw:frame draw:style-name="fr1" draw:name="Image149" text:anchor-type="as-char" svg:width="6.9236in" svg:height="3.956343in" draw:z-index="0">
<draw:image xlink:href="../Images/yкринформ/2023-04-28T17-06-00-03-00/630_360_1682690620-775.jpg" xlink:type="simple" xlink:show="embed" xlink:actuate="onLoad" draw:mime-type="image/jpeg"/>
</draw:frame>
 ПапаФранциск під час поїздки до Угорщини попередив про небезпеку зростаннянаціоналізму та заявив уряду прем'єр-міністра Віктора Орбана, що прийоммігрантів буде вірною ознакою християнства.</text:p>
      <text:p text:style-name="P4">
Як передає Укрінформ, про це повідомляє агенція <text:a xlink:type="simple" xlink:href="https://www.reuters.com/world/europe/pope-francis-arrives-hungary-with-ukraine-migration-topping-agenda-2023-04-28/" text:style-name="Internet_20_link" text:visited-style-name="Visited_20_Internet_20_Link">
</text:a>
 .</text:p>
      <text:p text:style-name="P4">
Зазначається, що під час промови перед керівниками уряду, зокрема прем'єр-міністром Угорщини Віктором Орбаном, який мав низку сварок з органами ЄС, <text:a xlink:type="simple" xlink:href="https://www.ukrinform.ua/tag-papa-francisk" text:style-name="Internet_20_link" text:visited-style-name="Visited_20_Internet_20_Link">
</text:a>
 також закликав відмовитися відпопулізму та суто націоналістичних інтересів.</text:p>
      <text:p text:style-name="P4">
Понтифік закликав до повернення до «Європейської душі», яку бачили ті, хтозаклав основу сучасної Європи після Другої світової війни, сказавши, щодержави повинні «дивитися за межі національних кордонів».</text:p>
      <text:p text:style-name="P4">
<text:span text:style-name="T4">
Читайте також:</text:span>
 <text:a xlink:type="simple" xlink:href="https://www.ukrinform.ua/rubric-society/3701196-u-kievi-gotovi-budkoli-zustriti-papu-franciska-kuleba.html" text:style-name="Internet_20_link" text:visited-style-name="Visited_20_Internet_20_Link">
 <text:span text:style-name="T4">
Франциск</text:span>
 </text:a>
</text:p>
      <text:p text:style-name="P4">
Виступаючи в день, коли москва завдала перших широкомасштабних ракетних ударівпо Україні, Папа Франциск звернувся з черговим закликом припинити війну,закликавши до «креативних зусиль задля досягнення миру», щоб заглушити «голосивійни».</text:p>
      <text:p text:style-name="P4">
Орбан та Франциск мають різні погляди на міграцію з Близького Сходу та Африкидо Європи. Папа Франциск вважає, що мігрантів, які рятуються від злиденногожиття, слід вітати в Європі.</text:p>
      <text:p text:style-name="P4">
Орбан, чий уряд побудував сталевий паркан на кордоні з Сербією, щоб недопустити мігрантів в Угорщину, відмовився "дозволити Угорщині перетворитисяна країну іммігрантів", як, за його словами, стали інші країни Європи.</text:p>
      <text:p text:style-name="P4">
<text:span text:style-name="T4">
Читайте також:</text:span>
 <text:a xlink:type="simple" xlink:href="https://www.ukrinform.ua/rubric-society/3701176-papa-francisk-zaklikav-molitisa-za-ukrainu.html" text:style-name="Internet_20_link" text:visited-style-name="Visited_20_Internet_20_Link">
 <text:span text:style-name="T4">
Франциск</text:span>
 </text:a>
</text:p>
      <text:p text:style-name="P4">
У 2021 році, під час останнього візиту Папи, Орбан просив Франциска «не датизагинути християнській Угорщині».</text:p>
      <text:p text:style-name="P4">
Як повідомляв Укрінформ, Папа Римський Франциск 27 квітня прийняв у Ватикані <text:a xlink:type="simple" xlink:href="https://www.ukrinform.ua/rubric-polytics/3701562-smigal-u-vatikani-obgovoriv-ukrainsku-formulu-miru.html" text:style-name="Internet_20_link" text:visited-style-name="Visited_20_Internet_20_Link">
</text:a>
 .</text:p>
      <text:p text:style-name="P4">
Голова українського уряду подарував йому фотоальбом про злочини росії в Бучі,Бородянці та інших містах України.</text:p>
      <text:p text:style-name="P4">
<text:span text:style-name="T5">
Фото: EPA/EFE</text:span>
</text:p>
      <text:p text:style-name="P4">
Source: <text:a xlink:type="simple" xlink:href="https://www.ukrinform.ua/rubric-world/3702114-papa-francisk-u-rozmovi-z-orbanom-zaklikav-vidmovitisa-vid-nacionalizmu-ta-populizmu.html" text:style-name="Internet_20_link" text:visited-style-name="Visited_20_Internet_20_Link">
https://www.ukrinform.ua/rubric-world/3702114-papa-francisk-u-rozmovi-z-orbanom-zaklikav-vidmovitisa-vid-nacionalizmu-ta-populizmu.html</text:a>
</text:p>
      <!--NEWS-->
      <text:h text:style-name="P10" text:outline-level="1">
<text:span text:style-name="T4">
Зеленський очікує амбітних рішень від саміту НАТО у Вільнюсі</text:span>
</text:h>
      <text:p text:style-name="P4">
Authors: Ukrinform (Person)</text:p>
      <text:p text:style-name="P4">
Publisher: Укринформ (Organization)</text:p>
      <text:p text:style-name="P4">
Published Time: 2023-04-28T17:08:00+03:00</text:p>
      <text:p text:style-name="P4">
Modified Time: 2023-04-28T17:08:00+03:00</text:p>
      <text:p text:style-name="P4">
Description: Президент Володимир Зеленський сподівається на підтримку амбітних рішень, які зміцнять європейську безпеку, під час липневого саміту НАТО у Вільнюсі. — Укрінформ.</text:p>
      <text:p text:style-name="P4">
Images: ["<text:a xlink:type="simple" xlink:href="https://static.ukrinform.com/photos/2023_04/thumb_files/630_360_1682690653-817.jpg" text:style-name="Internet_20_link" text:visited-style-name="Visited_20_Internet_20_Link">
630_360_16826...</text:a>
"]</text:p>
      <text:p text:style-name="P4">
Tags: ['Саміт НАТО', 'Зеленський']</text:p>
      <text:p text:style-name="P4">
Type: Article</text:p>
      <!--METADATA-->
      <text:p text:style-name="P4">
<draw:frame draw:style-name="fr1" draw:name="Image150" text:anchor-type="as-char" svg:width="6.9236in" svg:height="3.956343in" draw:z-index="0">
<draw:image xlink:href="../Images/yкринформ/2023-04-28T17-08-00-03-00/630_360_1682690653-817.jpg" xlink:type="simple" xlink:show="embed" xlink:actuate="onLoad" draw:mime-type="image/jpeg"/>
</draw:frame>
 ПрезидентВолодимир Зеленський сподівається на підтримку амбітних рішень, які зміцнятьєвропейську безпеку, під час липневого саміту НАТО у Вільнюсі.</text:p>
      <text:p text:style-name="P4">
Про це він сказав під час спільної з президентами Чехії Петром Павелом іСловаччини Зузаною Чапутовою пресконференції у Києві, повідомляє кореспондентУкрінформу.</text:p>
      <text:p text:style-name="P4">
«Обговорили (з чеським і словацьким лідерами – ред.) підготовку доВільнюського саміту Альянсу. Ми очікуємо амбітних рішень, які зміцнятьєвропейську безпеку. Настав час прибрати будь-яку невизначеність у Європі щодобезпеки», - зазначив Зеленський.</text:p>
      <text:p text:style-name="P4">
<text:span text:style-name="T4">
Читайте також:</text:span>
 <text:a xlink:type="simple" xlink:href="https://www.ukrinform.ua/rubric-polytics/3701778-podolak-u-vilnusi-hocemo-otrimati-kalendarnij-abo-logisticnij-plan-vstupu-v-nato.html" text:style-name="Internet_20_link" text:visited-style-name="Visited_20_Internet_20_Link">
 <text:span text:style-name="T4">
Вільнюсі</text:span>
 </text:a>
</text:p>
      <text:p text:style-name="P4">
Він також нагадав про бажання Києва вже цього року започаткувати переговорищодо вступу України до ЄС.</text:p>
      <text:p text:style-name="P4">
Як повідомлялося, зустріч глав держав і урядів <text:a xlink:type="simple" xlink:href="https://www.ukrinform.ua/tag-nato" text:style-name="Internet_20_link" text:visited-style-name="Visited_20_Internet_20_Link">
</text:a>
 відбудеться у Вільнюсі 11 – 12 липня 2023року.</text:p>
      <text:p text:style-name="P4">
Source: <text:a xlink:type="simple" xlink:href="https://www.ukrinform.ua/rubric-polytics/3702119-zelenskij-ocikue-ambitnih-risen-vid-samitu-nato-u-vilnusi.html" text:style-name="Internet_20_link" text:visited-style-name="Visited_20_Internet_20_Link">
https://www.ukrinform.ua/rubric-polytics/3702119-zelenskij-ocikue-ambitnih-risen-vid-samitu-nato-u-vilnusi.html</text:a>
</text:p>
      <!--NEWS-->
      <text:h text:style-name="P10" text:outline-level="1">
<text:span text:style-name="T4">
У Чорному морі - три ворожі ракетоносії з 24 «Калібрами»</text:span>
</text:h>
      <text:p text:style-name="P4">
Authors: Ukrinform (Person)</text:p>
      <text:p text:style-name="P4">
Publisher: Укринформ (Organization)</text:p>
      <text:p text:style-name="P4">
Published Time: 2023-04-28T17:10:09+03:00</text:p>
      <text:p text:style-name="P4">
Modified Time: 2023-04-28T17:10:09+03:00</text:p>
      <text:p text:style-name="P4">
Description: У Чорному морі вороже корабельне угрупування рф становить 17 ворожих кораблів, серед яких - три ракетоносії з 24 «Калібрами» на борту.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Корабель', 'Війна з росією']</text:p>
      <text:p text:style-name="P4">
Type: Article</text:p>
      <!--METADATA-->
      <text:p text:style-name="P4">
<draw:frame draw:style-name="fr1" draw:name="Image151" text:anchor-type="as-char" svg:width="6.9236in" svg:height="3.956343in" draw:z-index="0">
<draw:image xlink:href="../Images/yкринформ/2023-04-28T17-10-09-03-00/630_360_1668767285-756.jpg" xlink:type="simple" xlink:show="embed" xlink:actuate="onLoad" draw:mime-type="image/jpeg"/>
</draw:frame>
 У Чорномуморі вороже корабельне угрупування рф становить 17 ворожих кораблів, середяких - три ракетоносії з 24 «Калібрами» на борту.</text:p>
      <text:p text:style-name="P4">
Як передає Укрінформ, про це в <text:a xlink:type="simple" xlink:href="http://www.facebook.com/OperationalCommandSouth/posts/559580796302167" text:style-name="Internet_20_link" text:visited-style-name="Visited_20_Internet_20_Link">
</text:a>
повідомляє пресслужба ОК «Південь».</text:p>
      <text:p text:style-name="P4">
«В Чорному морі вороже корабельне угруповання складається з 17 кораблів, якіманеврують поблизу ТОТ АРК та берегів <text:a xlink:type="simple" xlink:href="https://www.ukrinform.ua/tag-rosia" text:style-name="Internet_20_link" text:visited-style-name="Visited_20_Internet_20_Link">
 </text:a>
. Під час ракетної атаки збільшено кількість надводних ракетоносіїв до трьох,із максимально можливим залпом «Калібрів» до 24. Також на чергуванні 5 великихдесантних кораблів», - йдеться в повідомленні.</text:p>
      <text:p text:style-name="P4">
У пресслужбі наголосили, що рівень загрози ракетного удару залишаєтьсянадзвичайно високим, тому не варто нехтувати сигналами повітряної тривоги,слід оперативно переходити в укриття.</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Ігнат</text:span>
 </text:a>
</text:p>
      <text:p text:style-name="P4">
Як повідомляв Укрінформ, цієї ночі під час масованого удару росіяни випустилипо Україні 23 крилаті ракети, <text:a xlink:type="simple" xlink:href="https://www.ukrinform.ua/rubric-ato/3701811-sili-oboroni-vranci-znisili-21-iz-23-rosijskih-krilatih-raket-i-dva-bpla-zaluznij.html" text:style-name="Internet_20_link" text:visited-style-name="Visited_20_Internet_20_Link">
 </text:a>
 . Також з повітря Україну атакували два БПЛА, їхліквідували в Київській області.</text:p>
      <text:p text:style-name="P4">
У Черкаській області під час ранкової тривоги (близько 4:30) <text:a xlink:type="simple" xlink:href="https://www.ukrinform.ua/rubric-ato/3701792-v-umani-rosijska-raketa-vlucila-u-zitlovu-bagatopoverhivku-pracuut-ratuvalniki.html" text:style-name="Internet_20_link" text:visited-style-name="Visited_20_Internet_20_Link">
</text:a>
 . Дві крилаті ракетивлучили у житловий будинок і складські будівлі. Пошкоджені близько 10багатоквартирних будинків. Кількість загиблих в Умані зросла до 19 осіб, середних – троє дітей.</text:p>
      <text:p text:style-name="P4">
Source: <text:a xlink:type="simple" xlink:href="https://www.ukrinform.ua/rubric-ato/3702118-u-cornomu-mori-tri-vorozi-raketonosii-z-24-kalibrami.html" text:style-name="Internet_20_link" text:visited-style-name="Visited_20_Internet_20_Link">
https://www.ukrinform.ua/rubric-ato/3702118-u-cornomu-mori-tri-vorozi-raketonosii-z-24-kalibrami.html</text:a>
</text:p>
      <!--NEWS-->
      <text:h text:style-name="P10" text:outline-level="1">
<text:span text:style-name="T4">
Китай як країна з ядерною зброєю має гарантувати безпеку у світі - президент Чехії</text:span>
</text:h>
      <text:p text:style-name="P4">
Authors: Ukrinform (Person)</text:p>
      <text:p text:style-name="P4">
Publisher: Укринформ (Organization)</text:p>
      <text:p text:style-name="P4">
Published Time: 2023-04-28T17:19:00+03:00</text:p>
      <text:p text:style-name="P4">
Modified Time: 2023-04-28T17:19:00+03:00</text:p>
      <text:p text:style-name="P4">
Description: Китай як велика країна з ядерною зброєю має відповідальність за гарантування безпеки і миру, однак свою місію Пекін поки що ніяк не реалізовував. — Укрінформ.</text:p>
      <text:p text:style-name="P4">
Images: ["<text:a xlink:type="simple" xlink:href="https://static.ukrinform.com/photos/2023_04/thumb_files/630_360_1682690652-328.jpg" text:style-name="Internet_20_link" text:visited-style-name="Visited_20_Internet_20_Link">
630_360_16826...</text:a>
"]</text:p>
      <text:p text:style-name="P4">
Tags: ['Чехія', 'Китай', 'Війна з росією', 'Петр Павел']</text:p>
      <text:p text:style-name="P4">
Type: Article</text:p>
      <!--METADATA-->
      <text:p text:style-name="P4">
<draw:frame draw:style-name="fr1" draw:name="Image152" text:anchor-type="as-char" svg:width="6.9236in" svg:height="3.956343in" draw:z-index="0">
<draw:image xlink:href="../Images/yкринформ/2023-04-28T17-19-00-03-00/630_360_1682690652-328.jpg" xlink:type="simple" xlink:show="embed" xlink:actuate="onLoad" draw:mime-type="image/jpeg"/>
</draw:frame>
 Китай яквелика країна з ядерною зброєю має відповідальність за гарантування безпеки імиру, однак свою місію Пекін поки що ніяк не реалізовував.</text:p>
      <text:p text:style-name="P4">
Про це заявив президент Чехії Петер Павел на спільній з президентами Українита Словаччини Володимиром Зеленським та Зузаною Чапутовою пресконференції уКиєві, повідомляє кореспондент Укрінформу.</text:p>
      <text:p text:style-name="P4">
«Китай дуже велика країна. І як велика країна з ядерною зброєю, вона також маєвідповідальність у гарантуванні безпеки й миру у світі. <text:a xlink:type="simple" xlink:href="https://www.ukrinform.ua/tag-kitaj" text:style-name="Internet_20_link" text:visited-style-name="Visited_20_Internet_20_Link">
</text:a>
 поки що ніяким чином цю місію нереалізовував. Китай мав би збільшувати свій тиск на росію і мав би виступатибільше як конструктивний переговорник, який допомагає припинити конфлікт», -сказав він.</text:p>
      <text:p text:style-name="P4">
Президент Павел зауважив, що ще треба подивитися, яку роль хоче відіграватиКитай.</text:p>
      <text:p text:style-name="P4">
<text:span text:style-name="T4">
Читайте також:</text:span>
 <text:a xlink:type="simple" xlink:href="https://www.ukrinform.ua/rubric-polytics/3701990-reznikov-pro-kontakti-z-ministrom-oboroni-kitau-ih-poki-nemae-ale-vse-moze-zminitisa.html" text:style-name="Internet_20_link" text:visited-style-name="Visited_20_Internet_20_Link">
 <text:span text:style-name="T4">
Китаю</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Source: <text:a xlink:type="simple" xlink:href="https://www.ukrinform.ua/rubric-polytics/3702130-kitaj-ak-kraina-z-adernou-zbroeu-mae-garantuvati-bezpeku-u-sviti-prezident-cehii.html" text:style-name="Internet_20_link" text:visited-style-name="Visited_20_Internet_20_Link">
https://www.ukrinform.ua/rubric-polytics/3702130-kitaj-ak-kraina-z-adernou-zbroeu-mae-garantuvati-bezpeku-u-sviti-prezident-cehii.html</text:a>
</text:p>
      <!--NEWS-->
      <text:h text:style-name="P10" text:outline-level="1">
<text:span text:style-name="T4">
Словаччина готова допомогти Україні якнайшвидше досягти критеріїв членства в ЄС — Чапутова</text:span>
</text:h>
      <text:p text:style-name="P4">
Authors: Ukrinform (Person)</text:p>
      <text:p text:style-name="P4">
Publisher: Укринформ (Organization)</text:p>
      <text:p text:style-name="P4">
Published Time: 2023-04-28T17:19:26+03:00</text:p>
      <text:p text:style-name="P4">
Modified Time: 2023-04-28T17:19:26+03:00</text:p>
      <text:p text:style-name="P4">
Description: Словаччина готова допомогти Україні якнайшвидше виконати вимоги, необхідні для повноправного членства в Європейському Союзі. — Укрінформ.</text:p>
      <text:p text:style-name="P4">
Images: ["<text:a xlink:type="simple" xlink:href="https://static.ukrinform.com/photos/2023_04/thumb_files/630_360_1682690654-913.jpg" text:style-name="Internet_20_link" text:visited-style-name="Visited_20_Internet_20_Link">
630_360_16826...</text:a>
"]</text:p>
      <text:p text:style-name="P4">
Tags: ['Євросоюз', 'НАТО', 'Україна', 'Словаччина']</text:p>
      <text:p text:style-name="P4">
Type: Article</text:p>
      <!--METADATA-->
      <text:p text:style-name="P4">
<draw:frame draw:style-name="fr1" draw:name="Image153" text:anchor-type="as-char" svg:width="6.9236in" svg:height="3.956343in" draw:z-index="0">
<draw:image xlink:href="../Images/yкринформ/2023-04-28T17-19-26-03-00/630_360_1682690654-913.jpg" xlink:type="simple" xlink:show="embed" xlink:actuate="onLoad" draw:mime-type="image/jpeg"/>
</draw:frame>
 Словаччинаготова допомогти Україні якнайшвидше виконати вимоги, необхідні дляповноправного членства в Європейському Союзі.</text:p>
      <text:p text:style-name="P4">
Про це заявила Президентка Словаччини Зузана Чапутова під час спільної зПрезидентами України Володимиром Зеленським та Чехії Петром Павеломпресконференції в Києві, повідомляє кореспондент Укрінформу.</text:p>
      <text:p text:style-name="P4">
«Я рада, що Україна стала кандидатом у члени ЄС. Це дуже важливо. Для того,щоб Україна стала повноправним членом <text:a xlink:type="simple" xlink:href="https://www.ukrinform.ua/tag-evrosouz" text:style-name="Internet_20_link" text:visited-style-name="Visited_20_Internet_20_Link">
 </text:a>
 , необхідно реалізувати серйозний процес. Словаччина відкритадопомозі і підтримці, щоб цей процес можна було реалізувати якнайшвидше», -сказала Чапутова.</text:p>
      <text:p text:style-name="P4">
Стосовно перспективи членства України в НАТО Президентка Словаччиниакцентувала, що «кожна держава має право ухвалити рішення, куди вона хоченалежати і складовою частиною чого вона хоче бути».</text:p>
      <text:p text:style-name="P4">
«Попереду в нас саміт у Вільнюсі. Це будуть дуже інтенсивні дебати. Україназараз переживає період війни, тож дуже важливо досягнути якихось конкретнихрезультатів (на саміті – ред.), але дуже важливою є підтримка і конкретнадопомога», - зазначила вона.</text:p>
      <text:p text:style-name="P4">
Чапутова висловила переконання, що позиція Словаччини - «робити все, щоможемо» для підтримки України - є абсолютно правильною.</text:p>
      <text:p text:style-name="P4">
«Це наша братня допомога. Мир – це справедливість, а про мир і справедливістьтреба не тільки говорити, але за них треба боротися. Це повинен розуміти весьцивілізований світ», - акцентувала вона.</text:p>
      <text:p text:style-name="P4">
<text:span text:style-name="T4">
Читайте також:</text:span>
 <text:a xlink:type="simple" xlink:href="https://www.ukrinform.ua/rubric-polytics/3702119-zelenskij-ocikue-ambitnih-risen-vid-samitu-nato-u-vilnusi.html" text:style-name="Internet_20_link" text:visited-style-name="Visited_20_Internet_20_Link">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Source: <text:a xlink:type="simple" xlink:href="https://www.ukrinform.ua/rubric-polytics/3702129-slovaccina-gotova-dopomogti-ukraini-aknajsvidse-dosagti-kriteriiv-clenstva-v-es-caputova.html" text:style-name="Internet_20_link" text:visited-style-name="Visited_20_Internet_20_Link">
https://www.ukrinform.ua/rubric-polytics/3702129-slovaccina-gotova-dopomogti-ukraini-aknajsvidse-dosagti-kriteriiv-clenstva-v-es-caputova.html</text:a>
</text:p>
      <!--NEWS-->
      <text:h text:style-name="P10" text:outline-level="1">
<text:span text:style-name="T4">
Президенти України, Чехії та Словаччини підписали спільну декларацію</text:span>
</text:h>
      <text:p text:style-name="P4">
Authors: Ukrinform (Person)</text:p>
      <text:p text:style-name="P4">
Publisher: Укринформ (Organization)</text:p>
      <text:p text:style-name="P4">
Published Time: 2023-04-28T17:25:00+03:00</text:p>
      <text:p text:style-name="P4">
Modified Time: 2023-04-28T17:25:00+03:00</text:p>
      <text:p text:style-name="P4">
Description: Президенти України Володимир Зеленський, Чеської Республіки Петр Павел і Словацької Республіки Зузана Чапутова підписали спільну декларацію про підтримку української європейської та євроатлантичної інтеграції. — Укрінформ.</text:p>
      <text:p text:style-name="P4">
Images: ["<text:a xlink:type="simple" xlink:href="https://static.ukrinform.com/photos/2023_04/thumb_files/630_360_1682691716-687.jpeg" text:style-name="Internet_20_link" text:visited-style-name="Visited_20_Internet_20_Link">
630_360_16826...</text:a>
"]</text:p>
      <text:p text:style-name="P4">
Tags: ['Зеленський', 'Чапутова', 'Петр Павел']</text:p>
      <text:p text:style-name="P4">
Type: Article</text:p>
      <!--METADATA-->
      <text:p text:style-name="P4">
<draw:frame draw:style-name="fr1" draw:name="Image154" text:anchor-type="as-char" svg:width="6.9236in" svg:height="3.956343in" draw:z-index="0">
<draw:image xlink:href="../Images/yкринформ/2023-04-28T17-25-00-03-00/630_360_1682691716-687.jpeg" xlink:type="simple" xlink:show="embed" xlink:actuate="onLoad" draw:mime-type="image/jpeg"/>
</draw:frame>
Президенти України Володимир Зеленський, Чеської Республіки Петр Павел іСловацької Республіки Зузана Чапутова підписали спільну декларацію пропідтримку української європейської та євроатлантичної інтеграції.</text:p>
      <text:p text:style-name="P4">
Підписання документа відбулося під час візиту чеського та словацького лідеріву Київ, повідомляє кореспондент Укрінформу.</text:p>
      <text:p text:style-name="P4">
«Вдячний Словаччині та <text:a xlink:type="simple" xlink:href="https://www.ukrinform.ua/tag-cehia" text:style-name="Internet_20_link" text:visited-style-name="Visited_20_Internet_20_Link">
 </text:a>
 за підтримкуінтеграції нашої держави у європейську і євроатлантичну. Відповідні принципизафіксовані у спільній декларації, яку ми тільки-но підписали», - сказавЗеленський на пресконференції за результатами зустрічі з президентами.</text:p>
      <text:p text:style-name="P4">
<text:span text:style-name="T4">
Читайте також:</text:span>
 <text:a xlink:type="simple" xlink:href="https://www.ukrinform.ua/rubric-polytics/3702081-zelenskij-zustrivsa-z-prezidentom-cehii.html" text:style-name="Internet_20_link" text:visited-style-name="Visited_20_Internet_20_Link">
 </text:a>
</text:p>
      <text:p text:style-name="P4">
Глава Української держави також висловив вдячність лідерам і народамСловаччини й Чехії за те, що «ми разом захищаємо нашу свободу та життя нашихлюдей».</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text:span text:style-name="T5">
Фото: ОП</text:span>
</text:p>
      <text:p text:style-name="P4">
Source: <text:a xlink:type="simple" xlink:href="https://www.ukrinform.ua/rubric-polytics/3702132-prezidenti-ukraini-cehii-ta-slovaccini-pidpisali-spilnu-deklaraciu.html" text:style-name="Internet_20_link" text:visited-style-name="Visited_20_Internet_20_Link">
https://www.ukrinform.ua/rubric-polytics/3702132-prezidenti-ukraini-cehii-ta-slovaccini-pidpisali-spilnu-deklaraciu.html</text:a>
</text:p>
      <!--NEWS-->
      <text:h text:style-name="P10" text:outline-level="1">
<text:span text:style-name="T4">
Україна отримала $1,25 мільярда від США через Цільовий фонд Світового банку</text:span>
</text:h>
      <text:p text:style-name="P4">
Authors: Ukrinform (Person)</text:p>
      <text:p text:style-name="P4">
Publisher: Укринформ (Organization)</text:p>
      <text:p text:style-name="P4">
Published Time: 2023-04-28T17:28:26+03:00</text:p>
      <text:p text:style-name="P4">
Modified Time: 2023-04-28T17:28:26+03:00</text:p>
      <text:p text:style-name="P4">
Description: Україна отримала 1,25 млрд дол. від Сполучених Штатів Америки через Цільовий фонд Світового банку. Кошти буде спрямовано на виплати пенсій, зарплати працівників охорони здоров’я та виплати співробітникам ДСНС. — Укрінформ.</text:p>
      <text:p text:style-name="P4">
Images: ["<text:a xlink:type="simple" xlink:href="https://static.ukrinform.com/photos/2015_10/thumb_files/630_360_1444037341-7465.jpg" text:style-name="Internet_20_link" text:visited-style-name="Visited_20_Internet_20_Link">
630_360_14440...</text:a>
"]</text:p>
      <text:p text:style-name="P4">
Tags: ['США', 'Україна', 'Світовий банк']</text:p>
      <text:p text:style-name="P4">
Type: Article</text:p>
      <!--METADATA-->
      <text:p text:style-name="P4">
<draw:frame draw:style-name="fr1" draw:name="Image155" text:anchor-type="as-char" svg:width="6.9236in" svg:height="3.956343in" draw:z-index="0">
<draw:image xlink:href="../Images/yкринформ/2023-04-28T17-28-26-03-00/630_360_1444037341-7465.jpg" xlink:type="simple" xlink:show="embed" xlink:actuate="onLoad" draw:mime-type="image/jpeg"/>
</draw:frame>
 Українаотримала 1,25 млрд дол. від Сполучених Штатів Америки через Цільовий фондСвітового банку. Кошти буде спрямовано на виплати пенсій, зарплати працівниківохорони здоров’я та виплати співробітникам ДСНС.</text:p>
      <text:p text:style-name="P4">
Як передає Укрінформ, про це повідомляє <text:a xlink:type="simple" xlink:href="http://www.mof.gov.ua/uk/news/ukraine_received_usd_125_billion_from_the_united_states_of_america_through_the_world_bank_trust_fund-3980" text:style-name="Internet_20_link" text:visited-style-name="Visited_20_Internet_20_Link">
</text:a>
</text:p>
      <text:p text:style-name="P4">
"28 квітня до державного бюджету України надійшли грантові кошти у розмірі1,25 млрд доларів США від Сполучених Штатів Америки. Фінансування надано черезЦільовий фонд <text:a xlink:type="simple" xlink:href="https://www.ukrinform.ua/tag-svitovij-bank" text:style-name="Internet_20_link" text:visited-style-name="Visited_20_Internet_20_Link">
 </text:a>
 у рамкахчетвертого додаткового фінансування для Проєкту «Підтримка державних видатківдля забезпечення стійкого державного управління в Україні» (PEACE)", - йдетьсяв повідомленні.</text:p>
      <text:p text:style-name="P4">
Зазначається, що від початку повномасштабного вторгнення рф Україна отрималавід США близько 16,7 млрд дол. у формі грантів.</text:p>
      <text:p text:style-name="P4">
“Партнерство з США та командою Світового банку під час війни дозволяє урядуУкраїни фінансувати першочергові соціальні видатки у повному обсязі. Водночасдопомога у формі грантів не збільшує боргове навантаження та сприяєстабілізації фінансової системи”, — сказав міністр фінансів України СергійМарченко.</text:p>
      <text:p text:style-name="P4">
Кошти від США буде спрямовано на забезпечення пенсійних виплат, окремихпрограм державної соціальної допомоги (виплати ВПО), зарплат працівниківохорони здоров’я та виплат співробітникам ДСНС.</text:p>
      <text:p text:style-name="P4">
<text:span text:style-name="T4">
Читайте також:</text:span>
 <text:a xlink:type="simple" xlink:href="https://www.ukrinform.ua/rubric-vidbudova/3699394-aponia-dae-svitovomu-banku-471-miljon-dla-vidbudovi-ukraini.html" text:style-name="Internet_20_link" text:visited-style-name="Visited_20_Internet_20_Link">
 </text:a>
</text:p>
      <text:p text:style-name="P4">
Як повідомлялось, PEACE — це спільний проєкт України, Міжнародного банкуреконструкції та розвитку (МБРР) та Міжнародної асоціації розвитку (МАР) назагальну суму 14,9 млрд доларів та 1,4 млрд євро. Він включає позики МБРР,кредити МАР, гранти Цільового фонду багатьох донорів.</text:p>
      <text:p text:style-name="P4">
Source: <text:a xlink:type="simple" xlink:href="https://www.ukrinform.ua/rubric-economy/3702133-ukraina-otrimala-125-milarda-vid-ssa-cerez-cilovij-fond-svitovogo-banku.html" text:style-name="Internet_20_link" text:visited-style-name="Visited_20_Internet_20_Link">
https://www.ukrinform.ua/rubric-economy/3702133-ukraina-otrimala-125-milarda-vid-ssa-cerez-cilovij-fond-svitovogo-banku.html</text:a>
</text:p>
      <!--NEWS-->
      <text:h text:style-name="P10" text:outline-level="1">
<text:span text:style-name="T4">
У поліції показали уламки російської ракети, яку збили на Київщині</text:span>
</text:h>
      <text:p text:style-name="P4">
Authors: Ukrinform (Person)</text:p>
      <text:p text:style-name="P4">
Publisher: Укринформ (Organization)</text:p>
      <text:p text:style-name="P4">
Published Time: 2023-04-28T17:30:13+03:00</text:p>
      <text:p text:style-name="P4">
Modified Time: 2023-04-28T17:30:13+03:00</text:p>
      <text:p text:style-name="P4">
Description: Поліцейські показали уламки російської ракети, збитої Силами оборони України в небі над Київською областю зранку 28 квітня. — Укрінформ.</text:p>
      <text:p text:style-name="P4">
Images: ["<text:a xlink:type="simple" xlink:href="https://static.ukrinform.com/photos/2023_04/thumb_files/630_360_1682692059-119.jpg" text:style-name="Internet_20_link" text:visited-style-name="Visited_20_Internet_20_Link">
630_360_16826...</text:a>
", "<text:a xlink:type="simple" xlink:href="https://static.ukrinform.com/photos/2023_04/1682692059-643.jpg" text:style-name="Internet_20_link" text:visited-style-name="Visited_20_Internet_20_Link">
1682692059-64...</text:a>
", "<text:a xlink:type="simple" xlink:href="https://static.ukrinform.com/photos/2023_04/1682692058-460.jpg" text:style-name="Internet_20_link" text:visited-style-name="Visited_20_Internet_20_Link">
1682692058-46...</text:a>
", "<text:a xlink:type="simple" xlink:href="https://static.ukrinform.com/photos/2023_04/1682692058-486.jpg" text:style-name="Internet_20_link" text:visited-style-name="Visited_20_Internet_20_Link">
1682692058-48...</text:a>
"]</text:p>
      <text:p text:style-name="P4">
Tags: ['Поліція', 'Ракета', 'Київщина', 'Війна з росією']</text:p>
      <text:p text:style-name="P4">
Type: Article</text:p>
      <!--METADATA-->
      <text:p text:style-name="P4">
<draw:frame draw:style-name="fr1" draw:name="Image156" text:anchor-type="as-char" svg:width="6.9236in" svg:height="3.956343in" draw:z-index="0">
<draw:image xlink:href="../Images/yкринформ/2023-04-28T17-30-13-03-00/630_360_1682692059-119.jpg" xlink:type="simple" xlink:show="embed" xlink:actuate="onLoad" draw:mime-type="image/jpeg"/>
</draw:frame>
Поліцейські показали уламки російської ракети, збитої Силами оборони України внебі над Київською областю зранку 28 квітня.</text:p>
      <text:p text:style-name="P4">
Як передає Укрінформ, про це поліція Київської області повідомила в <text:a xlink:type="simple" xlink:href="http://t.me/policekyivregion/4430" text:style-name="Internet_20_link" text:visited-style-name="Visited_20_Internet_20_Link">
</text:a>
 .</text:p>
      <text:p text:style-name="P4">
"28 квітня сили протиповітряної оборони збили ворожий об'єкт на територіїодного із районів. Потерпілих та пошкоджень інфраструктури не має", —зазначили в поліції.</text:p>
      <text:p text:style-name="P4">
<draw:frame draw:style-name="fr1" draw:name="Image157" text:anchor-type="as-char" svg:width="6.9236in" svg:height="9.231467in" draw:z-index="0">
<draw:image xlink:href="../Images/yкринформ/2023-04-28T17-30-13-03-00/1682692059-643.jpg" xlink:type="simple" xlink:show="embed" xlink:actuate="onLoad" draw:mime-type="image/jpeg"/>
</draw:frame>
</text:p>
      <text:p text:style-name="P4">
<draw:frame draw:style-name="fr1" draw:name="Image158" text:anchor-type="as-char" svg:width="6.9236in" svg:height="9.231467in" draw:z-index="0">
<draw:image xlink:href="../Images/yкринформ/2023-04-28T17-30-13-03-00/1682692058-460.jpg" xlink:type="simple" xlink:show="embed" xlink:actuate="onLoad" draw:mime-type="image/jpeg"/>
</draw:frame>
</text:p>
      <text:p text:style-name="P4">
<draw:frame draw:style-name="fr1" draw:name="Image159" text:anchor-type="as-char" svg:width="6.9236in" svg:height="9.231467in" draw:z-index="0">
<draw:image xlink:href="../Images/yкринформ/2023-04-28T17-30-13-03-00/1682692058-486.jpg" xlink:type="simple" xlink:show="embed" xlink:actuate="onLoad" draw:mime-type="image/jpeg"/>
</draw:frame>
</text:p>
      <text:p text:style-name="P4">
Як повідомляв Укрінформ, Сили оборони <text:a xlink:type="simple" xlink:href="https://www.ukrinform.ua/rubric-ato/3701811-sili-oboroni-vranci-znisili-21-iz-23-rosijskih-krilatih-raket-i-dva-bpla-zaluznij.html" text:style-name="Internet_20_link" text:visited-style-name="Visited_20_Internet_20_Link">
 </text:a>
 21 із 23 крилатих ракет Х-101/Х-555, випущенихросійськими загарбниками по Україні зранку 28 квітня. Також були знищені дваворожі безпілотники.</text:p>
      <text:p text:style-name="P4">
<text:span text:style-name="T4">
Читайте також:</text:span>
 <text:a xlink:type="simple" xlink:href="https://www.ukrinform.ua/rubric-regions/3701934-udar-po-kiivsini-v-ova-rozpovili-pro-stan-postrazdaloi-v-ukrainci-13ricnoi-divcinki.html" text:style-name="Internet_20_link" text:visited-style-name="Visited_20_Internet_20_Link">
 </text:a>
</text:p>
      <text:p text:style-name="P4">
Влучання російських ракет під час атаки 28 квітня <text:a xlink:type="simple" xlink:href="https://www.ukrinform.ua/rubric-other_news/3701836-rosia-atakuvala-ukrainu-raketami-e-zagibli-i-poraneni.html" text:style-name="Internet_20_link" text:visited-style-name="Visited_20_Internet_20_Link">
</text:a>
 у Дніпрі й Умані Черкаської області.Уламком ворожої ракети також пошкоджений будинок у місті Українка Київськоїобласті. Унаслідок влучань є загиблі та поранені.</text:p>
      <text:p text:style-name="P4">
<text:span text:style-name="T5">
Фото: поліція Київської області</text:span>
</text:p>
      <text:p text:style-name="P4">
Source: <text:a xlink:type="simple" xlink:href="https://www.ukrinform.ua/rubric-regions/3702136-u-policii-pokazali-ulamki-rosijskoi-raketi-aku-zbili-na-kiivsini.html" text:style-name="Internet_20_link" text:visited-style-name="Visited_20_Internet_20_Link">
https://www.ukrinform.ua/rubric-regions/3702136-u-policii-pokazali-ulamki-rosijskoi-raketi-aku-zbili-na-kiivsini.html</text:a>
</text:p>
      <!--NEWS-->
      <text:h text:style-name="P10" text:outline-level="1">
<text:span text:style-name="T4">
Зеленський: З поверненням депортованих дітей поки що Україні допомагає тільки Україна</text:span>
</text:h>
      <text:p text:style-name="P4">
Authors: Ukrinform (Person)</text:p>
      <text:p text:style-name="P4">
Publisher: Укринформ (Organization)</text:p>
      <text:p text:style-name="P4">
Published Time: 2023-04-28T17:34:40+03:00</text:p>
      <text:p text:style-name="P4">
Modified Time: 2023-04-28T17:34:40+03:00</text:p>
      <text:p text:style-name="P4">
Description: Україна наразі самостійно працює над поверненням депортованих росією дітей, міжнародні партнери виявляють бажання допомогти, однак результати слабкі. — Укрінформ.</text:p>
      <text:p text:style-name="P4">
Images: ["<text:a xlink:type="simple" xlink:href="https://static.ukrinform.com/photos/2023_04/thumb_files/630_360_1682692392-744.jpg" text:style-name="Internet_20_link" text:visited-style-name="Visited_20_Internet_20_Link">
630_360_16826...</text:a>
"]</text:p>
      <text:p text:style-name="P4">
Tags: ['Депортація', 'Діти', 'Зеленський', 'Війна з росією']</text:p>
      <text:p text:style-name="P4">
Type: Article</text:p>
      <!--METADATA-->
      <text:p text:style-name="P4">
<draw:frame draw:style-name="fr1" draw:name="Image160" text:anchor-type="as-char" svg:width="6.9236in" svg:height="3.956343in" draw:z-index="0">
<draw:image xlink:href="../Images/yкринформ/2023-04-28T17-34-40-03-00/630_360_1682692392-744.jpg" xlink:type="simple" xlink:show="embed" xlink:actuate="onLoad" draw:mime-type="image/jpeg"/>
</draw:frame>
 Українанаразі самостійно працює над поверненням депортованих росією дітей, міжнародніпартнери виявляють бажання допомогти, однак результати слабкі.</text:p>
      <text:p text:style-name="P4">
Про це розповів Президент Володимир Зеленський під час спільної з президентамиЧехії Петром Павелом і Словаччини Зузаною Чапутовою пресконференції у Києві,повідомляє кореспондент Укрінформу.</text:p>
      <text:p text:style-name="P4">
«Скажу відверто, що з поверненням <text:a xlink:type="simple" xlink:href="https://www.ukrinform.ua/tag-diti" text:style-name="Internet_20_link" text:visited-style-name="Visited_20_Internet_20_Link">
 </text:a>
 покищо Україні допомагає тільки Україна. Тут без всяких поганих меседжів, простоце дійсно складно зробити. ООН, багато хто щось хоче зробити, поки що тамрезультати слабкі», - зазначив Зеленський.</text:p>
      <text:p text:style-name="P4">
<text:span text:style-name="T4">
Читайте також:</text:span>
 <text:a xlink:type="simple" xlink:href="https://www.ukrinform.ua/rubric-ato/3701670-rosia-mae-pripiniti-deportaciu-ukrainskih-ditej-i-zabezpeciti-ihne-povernenna-pare.html" text:style-name="Internet_20_link" text:visited-style-name="Visited_20_Internet_20_Link">
 </text:a>
</text:p>
      <text:p text:style-name="P4">
Він нагадав, що тільки за офіційно встановленими даними російська федераціянезаконно депортувала близько 20 тисяч українських дітей.</text:p>
      <text:p text:style-name="P4">
Як повідомляв Укрінформ, 27 квітня <text:a xlink:type="simple" xlink:href="https://www.ukrinform.ua/rubric-ato/3701663-pare-viznala-genocidom-deportaciu-ukrainskih-ditej-do-rosii.html" text:style-name="Internet_20_link" text:visited-style-name="Visited_20_Internet_20_Link">
 </text:a>
на територію російської федерації та закликала Міжнародний кримінальний судрозглянути можливість кримінального переслідування за цей злочин.</text:p>
      <text:p text:style-name="P4">
Source: <text:a xlink:type="simple" xlink:href="https://www.ukrinform.ua/rubric-ato/3702137-zelenskij-z-povernennam-deportovanih-ditej-poki-so-ukraini-dopomagae-tilki-ukraina.html" text:style-name="Internet_20_link" text:visited-style-name="Visited_20_Internet_20_Link">
https://www.ukrinform.ua/rubric-ato/3702137-zelenskij-z-povernennam-deportovanih-ditej-poki-so-ukraini-dopomagae-tilki-ukraina.html</text:a>
</text:p>
      <!--NEWS-->
      <text:h text:style-name="P10" text:outline-level="1">
<text:span text:style-name="T4">
Позбавлення громадянства за «фейки», довічне за держзраду – путін підписав нові закони</text:span>
</text:h>
      <text:p text:style-name="P4">
Authors: Ukrinform (Person)</text:p>
      <text:p text:style-name="P4">
Publisher: Укринформ (Organization)</text:p>
      <text:p text:style-name="P4">
Published Time: 2023-04-28T17:38:28+03:00</text:p>
      <text:p text:style-name="P4">
Modified Time: 2023-04-28T17:38:28+03:00</text:p>
      <text:p text:style-name="P4">
Description: Президент росії володимир путін у п'ятницю підписав кілька нових законодавчих актів. За одним із них запроваджується довічне позбавлення волі за «державну зраду». — Укрінформ.</text:p>
      <text:p text:style-name="P4">
Images: ["<text:a xlink:type="simple" xlink:href="https://static.ukrinform.com/photos/2022_09/thumb_files/630_360_1664038101-995.jpg" text:style-name="Internet_20_link" text:visited-style-name="Visited_20_Internet_20_Link">
630_360_16640...</text:a>
"]</text:p>
      <text:p text:style-name="P4">
Tags: ['путін', "В'язниця", 'Закон', "Довічне ув'язнення"]</text:p>
      <text:p text:style-name="P4">
Type: Article</text:p>
      <!--METADATA-->
      <text:p text:style-name="P4">
<draw:frame draw:style-name="fr1" draw:name="Image161" text:anchor-type="as-char" svg:width="6.9236in" svg:height="3.956343in" draw:z-index="0">
<draw:image xlink:href="../Images/yкринформ/2023-04-28T17-38-28-03-00/630_360_1664038101-995.jpg" xlink:type="simple" xlink:show="embed" xlink:actuate="onLoad" draw:mime-type="image/jpeg"/>
</draw:frame>
 Президентросії володимир путін у п'ятницю підписав кілька нових законодавчих актів. Заодним із них запроваджується довічне позбавлення волі за «державну зраду».</text:p>
      <text:p text:style-name="P4">
Як передає Укрінформ, підбірку нових законів зібрало <text:a xlink:type="simple" xlink:href="http://www.svoboda.org/a/za-diskreditatsiyu-armii-budut-lishatj-priobretyonnogo-grazhdanstva-rf/32383773.html" text:style-name="Internet_20_link" text:visited-style-name="Visited_20_Internet_20_Link">
</text:a>
 .</text:p>
      <text:p text:style-name="P4">
Отже, тепер закон про поправки до Кримінального кодексу посилює покарання додовічного ув'язнення за «державну зраду». Раніше визнаним винними у держзрадімогло загрожувати до 20 років позбавлення волі.</text:p>
      <text:p text:style-name="P4">
Ще один закон, підписаний <text:a xlink:type="simple" xlink:href="https://www.ukrinform.ua/tag-putin" text:style-name="Internet_20_link" text:visited-style-name="Visited_20_Internet_20_Link">
 </text:a>
 , передбачаєпокарання до п'яти років позбавлення волі за підтримку рішень міжнароднихорганізацій, у яких не бере участі росія. Це стосується й підтримки рішеньМіжнародного кримінального суду в Гаазі, який у березні виписав ордер на арештпрезидента путіна.</text:p>
      <text:p text:style-name="P4">
Посилюється покарання за деякими кримінальними статтями. За диверсію теперпередбачається покарання до 20 років колонії (раніше було 15). До 20 роківпосилюється відповідальність за вчинення дій, які створили загрозу загибелілюдей та спрямовані на дестабілізацію ситуації в країні. За сприяннятерористичній діяльності мінімальний поріг покарання збільшується з п'яти досеми років.</text:p>
      <text:p text:style-name="P4">
Закон "Про громадянство" передбачає можливість його позбавлення за діяння, якісуд визнає дискредитацією армії або розповсюдженням так званих фейків про неї,та за "вчинення дій, що створюють загрозу національній безпеці". До них можутьналежати й публічні заклики до "дій проти територіальної цілісності країни",заклики до екстремізму та реабілітація нацизму. Закон стосується тільки тихросіян, громадянство у яких придбане, а не народжене.</text:p>
      <text:p text:style-name="P4">
Водночас у новому законі спрощено умови отримання російського громадянства длябільш ніж 20 категорій осіб. Зокрема, позачергово зможуть стати громадянамиросії іноземці, які уклали контракт про службу в російській армії та "іншихвійськових формуваннях" терміном не менше ніж на рік.</text:p>
      <text:p text:style-name="P4">
<text:span text:style-name="T4">
Читайте також:</text:span>
 <text:a xlink:type="simple" xlink:href="https://www.ukrinform.ua/rubric-ato/3701757-putin-pidpisav-ukaz-so-dozvolae-deportuvati-ukrainciv-z-timcasovo-okupovanih-teritorij.html" text:style-name="Internet_20_link" text:visited-style-name="Visited_20_Internet_20_Link">
 <text:span text:style-name="T4">
путін</text:span>
 </text:a>
</text:p>
      <text:p text:style-name="P4">
Після початку повномасштабного вторгнення рф в Україну, в росії регулярноприймаються все більш жорсткі репресивні закони.</text:p>
      <text:p text:style-name="P4">
Source: <text:a xlink:type="simple" xlink:href="https://www.ukrinform.ua/rubric-world/3702140-pozbavlenna-gromadanstva-za-fejki-dovicne-za-derzzradu-putin-pidpisav-novi-zakoni.html" text:style-name="Internet_20_link" text:visited-style-name="Visited_20_Internet_20_Link">
https://www.ukrinform.ua/rubric-world/3702140-pozbavlenna-gromadanstva-za-fejki-dovicne-za-derzzradu-putin-pidpisav-novi-zakoni.html</text:a>
</text:p>
      <!--NEWS-->
      <text:h text:style-name="P10" text:outline-level="1">
<text:span text:style-name="T4">
Зеленський, Павел і Чапутова хвилиною мовчання вшанували пам’ять загиблих у Дніпрі та Умані</text:span>
</text:h>
      <text:p text:style-name="P4">
Authors: Ukrinform (Person)</text:p>
      <text:p text:style-name="P4">
Publisher: Укринформ (Organization)</text:p>
      <text:p text:style-name="P4">
Published Time: 2023-04-28T17:41:59+03:00</text:p>
      <text:p text:style-name="P4">
Modified Time: 2023-04-28T17:41:59+03:00</text:p>
      <text:p text:style-name="P4">
Description: Президенти України Володимир Зеленський, Чеської Республіки Петр Павел і Словацької Республіки Зузана Чапутова спільно з делегаціями та журналістами хвилиною мовчання вшанували пам’ять загиблих внаслідок ранкової російської атаки по Дніпру та Умані. — Укрінформ.</text:p>
      <text:p text:style-name="P4">
Images: ["<text:a xlink:type="simple" xlink:href="https://static.ukrinform.com/photos/2023_04/thumb_files/630_360_1682692492-401.jpeg" text:style-name="Internet_20_link" text:visited-style-name="Visited_20_Internet_20_Link">
630_360_16826...</text:a>
", "<text:a xlink:type="simple" xlink:href="https://static.ukrinform.com/photos/2023_04/1682692741-543.jpeg" text:style-name="Internet_20_link" text:visited-style-name="Visited_20_Internet_20_Link">
1682692741-54...</text:a>
", "<text:a xlink:type="simple" xlink:href="https://static.ukrinform.com/photos/2023_04/1682692741-604.jpeg" text:style-name="Internet_20_link" text:visited-style-name="Visited_20_Internet_20_Link">
1682692741-60...</text:a>
"]</text:p>
      <text:p text:style-name="P4">
Tags: ['Чехія', 'Дніпро', "Пам'ять", 'Загибель', 'Словаччина', 'Умань', 'Зеленський', 'Ракетний удар']</text:p>
      <text:p text:style-name="P4">
Type: Article</text:p>
      <!--METADATA-->
      <text:p text:style-name="P4">
<draw:frame draw:style-name="fr1" draw:name="Image162" text:anchor-type="as-char" svg:width="6.9236in" svg:height="3.956343in" draw:z-index="0">
<draw:image xlink:href="../Images/yкринформ/2023-04-28T17-41-59-03-00/630_360_1682692492-401.jpeg" xlink:type="simple" xlink:show="embed" xlink:actuate="onLoad" draw:mime-type="image/jpeg"/>
</draw:frame>
Президенти України Володимир Зеленський, Чеської Республіки Петр Павел іСловацької Республіки Зузана Чапутова спільно з делегаціями та журналістамихвилиною мовчання вшанували пам’ять загиблих внаслідок ранкової російськоїатаки по Дніпру та Умані.</text:p>
      <text:p text:style-name="P4">
Як передає кореспондент Укрінформу, на початку пресконференції за підсумкамизустрічі з чеським і словацьким лідерами Зеленський розповів про чергову атакурф проти цивільних українців.</text:p>
      <text:p text:style-name="P4">
<draw:frame draw:style-name="fr1" draw:name="Image163" text:anchor-type="as-char" svg:width="6.9236in" svg:height="4.604691in" draw:z-index="0">
<draw:image xlink:href="../Images/yкринформ/2023-04-28T17-41-59-03-00/1682692741-543.jpeg" xlink:type="simple" xlink:show="embed" xlink:actuate="onLoad" draw:mime-type="image/jpeg"/>
</draw:frame>
</text:p>
      <text:p text:style-name="P4">
«росія повинна програти у цій війні, а її керівництво повинно бути засудженеза злочин агресії та геноцид проти українців, щоб іншим народам не довелосяпроходити через те, що російський терор приніс українцям», - підкреслив <text:a xlink:type="simple" xlink:href="https://www.ukrinform.ua/tag-zelenskij" text:style-name="Internet_20_link" text:visited-style-name="Visited_20_Internet_20_Link">
</text:a>
 .</text:p>
      <text:p text:style-name="P4">
<draw:frame draw:style-name="fr1" draw:name="Image164" text:anchor-type="as-char" svg:width="6.9236in" svg:height="4.604691in" draw:z-index="0">
<draw:image xlink:href="../Images/yкринформ/2023-04-28T17-41-59-03-00/1682692741-604.jpeg" xlink:type="simple" xlink:show="embed" xlink:actuate="onLoad" draw:mime-type="image/jpeg"/>
</draw:frame>
</text:p>
      <text:p text:style-name="P4">
Він нагадав, що зранку росіяни вдарили по мирних українських містах більше,ніж 20-ма ракетами, більшість із яких сили оборони збили, однак є влучання ужитлові будинки і загинули люди.</text:p>
      <text:p text:style-name="P4">
<text:span text:style-name="T4">
Читайте також:</text:span>
 <text:a xlink:type="simple" xlink:href="https://www.ukrinform.ua/rubric-other_news/3701836-rosia-atakuvala-ukrainu-raketami-e-zagibli-i-poraneni.html" text:style-name="Internet_20_link" text:visited-style-name="Visited_20_Internet_20_Link">
 <text:span text:style-name="T4">
Ракетна</text:span>
 <text:span text:style-name="T4">
атака</text:span>
 <text:span text:style-name="T4">
трьох</text:span>
 <text:span text:style-name="T4">
містах</text:span>
 <text:span text:style-name="T4">
зруйновані</text:span>
<text:span text:style-name="T4">
житлові</text:span>
 <text:span text:style-name="T4">
будинки</text:span>
 <text:span text:style-name="T4">
серед</text:span>
 <text:span text:style-name="T4">
загиблих</text:span>
 <text:span text:style-name="T4">
троє</text:span>
 <text:span text:style-name="T4">
дітей</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росія під ранок 28 квітня атакувала Україну ракетами, у трьох містах (Умані,Дніпрі та Українці на Київщині) зруйновано житлові будинки, є загиблі йпоранені.</text:p>
      <text:p text:style-name="P4">
Сили оборони вранці <text:a xlink:type="simple" xlink:href="https://www.ukrinform.ua/rubric-ato/3701811-sili-oboroni-vranci-znisili-21-iz-23-rosijskih-krilatih-raket-i-dva-bpla-zaluznij.html" text:style-name="Internet_20_link" text:visited-style-name="Visited_20_Internet_20_Link">
 </text:a>
 і два БПЛА.</text:p>
      <text:p text:style-name="P4">
<text:span text:style-name="T5">
Фото: ОП</text:span>
</text:p>
      <text:p text:style-name="P4">
Source: <text:a xlink:type="simple" xlink:href="https://www.ukrinform.ua/rubric-society/3702141-zelenskij-pavel-i-caputova-hvilinou-movcanna-vsanuvali-pamat-zagiblih-u-dnipri-ta-umani.html" text:style-name="Internet_20_link" text:visited-style-name="Visited_20_Internet_20_Link">
https://www.ukrinform.ua/rubric-society/3702141-zelenskij-pavel-i-caputova-hvilinou-movcanna-vsanuvali-pamat-zagiblih-u-dnipri-ta-umani.html</text:a>
</text:p>
      <!--NEWS-->
      <text:h text:style-name="P10" text:outline-level="1">
<text:span text:style-name="T4">
Петер Павел анонсував відкриття чеського генконсульства у Дніпрі</text:span>
</text:h>
      <text:p text:style-name="P4">
Authors: Ukrinform (Person)</text:p>
      <text:p text:style-name="P4">
Publisher: Укринформ (Organization)</text:p>
      <text:p text:style-name="P4">
Published Time: 2023-04-28T17:51:37+03:00</text:p>
      <text:p text:style-name="P4">
Modified Time: 2023-04-28T17:51:37+03:00</text:p>
      <text:p text:style-name="P4">
Description: Чехія відкриє генеральне консульство у Дніпрі, щоб полегшити реалізацію проєктів взаємної співпраці з Україною. — Укрінформ.</text:p>
      <text:p text:style-name="P4">
Images: ["<text:a xlink:type="simple" xlink:href="https://static.ukrinform.com/photos/2023_04/thumb_files/630_360_1682693279-735.jpg" text:style-name="Internet_20_link" text:visited-style-name="Visited_20_Internet_20_Link">
630_360_16826...</text:a>
"]</text:p>
      <text:p text:style-name="P4">
Tags: ['Чехія', 'Дніпро', 'Консульство', 'Петр Павел']</text:p>
      <text:p text:style-name="P4">
Type: Article</text:p>
      <!--METADATA-->
      <text:p text:style-name="P4">
<draw:frame draw:style-name="fr1" draw:name="Image165" text:anchor-type="as-char" svg:width="6.9236in" svg:height="3.956343in" draw:z-index="0">
<draw:image xlink:href="../Images/yкринформ/2023-04-28T17-51-37-03-00/630_360_1682693279-735.jpg" xlink:type="simple" xlink:show="embed" xlink:actuate="onLoad" draw:mime-type="image/jpeg"/>
</draw:frame>
 Чехіявідкриє генеральне консульство у Дніпрі, щоб полегшити реалізацію проєктіввзаємної співпраці з Україною.</text:p>
      <text:p text:style-name="P4">
Про це заявив президент Чехії Петер Павел на спільній з президентами Українита Словаччини Володимиром Зеленським та Зузаною Чапутовою пресконференції уКиєві, повідомляє кореспондент Укрінформу.</text:p>
      <text:p text:style-name="P4">
«Ми прагнемо посилити нашу присутність та поглибити співпрацю в Україні. Дляцього ми будемо делегувати двох осіб, які працюватимуть у місті Дніпро, табудемо там відкривати генеральне консульство для того, щоб полегшитиреалізацію проєктів взаємної співпраці», - сказав він.</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a>
</text:p>
      <text:p text:style-name="P4">
Президент <text:a xlink:type="simple" xlink:href="https://www.ukrinform.ua/tag-cehia" text:style-name="Internet_20_link" text:visited-style-name="Visited_20_Internet_20_Link">
 </text:a>
 додав, що його країна маєшість ключових проєктів щодо співпраці з Україною, які сторони можутьрозгорнути у дуже швидкій часовій перспективі, щоб і українські, і європейськіпотреби в цьому розрізі були задоволені.</text:p>
      <text:p text:style-name="P4">
«Я б також хотів додати, що в нас є підготовлені проєкти у пʼяти ключовихобластях, які стосуються відбудови України. Я говорю не тільки про повоєннувідбудову, тому що вона має розпочинатися вже зараз. Ми готові запропонуватинашу підтримку та допомогу, співпрацю у сфері енергетики, транспортноїінфраструктури та житлового господарства», - підкреслив Павел.</text:p>
      <text:p text:style-name="P4">
<text:span text:style-name="T4">
Читайте також:</text:span>
 <text:a xlink:type="simple" xlink:href="https://www.ukrinform.ua/rubric-society/3702141-zelenskij-pavel-i-caputova-hvilinou-movcanna-vsanuvali-pamat-zagiblih-u-dnipri-ta-umani.html" text:style-name="Internet_20_link" text:visited-style-name="Visited_20_Internet_20_Link">
 <text:span text:style-name="T4">
Павел</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Source: <text:a xlink:type="simple" xlink:href="https://www.ukrinform.ua/rubric-regions/3702144-peter-pavel-anonsuvav-vidkritta-ceskogo-genkonsulstva-u-dnipri.html" text:style-name="Internet_20_link" text:visited-style-name="Visited_20_Internet_20_Link">
https://www.ukrinform.ua/rubric-regions/3702144-peter-pavel-anonsuvav-vidkritta-ceskogo-genkonsulstva-u-dnipri.html</text:a>
</text:p>
      <!--NEWS-->
      <text:h text:style-name="P10" text:outline-level="1">
<text:span text:style-name="T4">
Уряди України і Словаччини мають тісніше обговорити експорт українського зерна – Чапутова</text:span>
</text:h>
      <text:p text:style-name="P4">
Authors: Ukrinform (Person)</text:p>
      <text:p text:style-name="P4">
Publisher: Укринформ (Organization)</text:p>
      <text:p text:style-name="P4">
Published Time: 2023-04-28T17:55:44+03:00</text:p>
      <text:p text:style-name="P4">
Modified Time: 2023-04-28T17:55:44+03:00</text:p>
      <text:p text:style-name="P4">
Description: Президенти України і Словаччини Володимир Зеленський і Зузана Чапутова під час перемовин у Києві домовилися, що уряди мають тісніше обговорили питання експорту українського зерна і захисту інтересів обох держав. — Укрінформ.</text:p>
      <text:p text:style-name="P4">
Images: ["<text:a xlink:type="simple" xlink:href="https://static.ukrinform.com/photos/2023_04/thumb_files/630_360_1682690654-913.jpg" text:style-name="Internet_20_link" text:visited-style-name="Visited_20_Internet_20_Link">
630_360_16826...</text:a>
"]</text:p>
      <text:p text:style-name="P4">
Tags: ['Експорт', 'Україна', 'Зерно', 'Словаччина']</text:p>
      <text:p text:style-name="P4">
Type: Article</text:p>
      <!--METADATA-->
      <text:p text:style-name="P4">
<draw:frame draw:style-name="fr1" draw:name="Image166" text:anchor-type="as-char" svg:width="6.9236in" svg:height="3.956343in" draw:z-index="0">
<draw:image xlink:href="../Images/yкринформ/2023-04-28T17-55-44-03-00/630_360_1682690654-913.jpg" xlink:type="simple" xlink:show="embed" xlink:actuate="onLoad" draw:mime-type="image/jpeg"/>
</draw:frame>
 ПрезидентиУкраїни і Словаччини Володимир Зеленський і Зузана Чапутова під час перемовину Києві домовилися, що уряди мають тісніше обговорили питання експортуукраїнського зерна і захисту інтересів обох держав.</text:p>
      <text:p text:style-name="P4">
Про це заявила президентка Словаччини Зузана Чапутова під час спільної зпрезидентами України Володимиром Зеленським та Чехії Петром Павеломпресконференції в Києві, повідомляє кореспондент Укрінформу.</text:p>
      <text:p text:style-name="P4">
«Ми ніколи не забороняли транспортування (українського зерна – ред.). Певнізаходи, які були застосовані, були пов’язані з фітосанітарними стандартами таякістю зерна, і це була реакція на кроки інших держав», – сказала Чапутова.</text:p>
      <text:p text:style-name="P4">
Вона додала, що кілька годин тому Єврокомісія ухвалила рішення щодопродовження безмитного режиму для України ще на рік.</text:p>
      <text:p text:style-name="P4">
<text:span text:style-name="T4">
Читайте також:</text:span>
 <text:a xlink:type="simple" xlink:href="https://www.ukrinform.ua/rubric-economy/3702083-evrokomisia-i-pat-krain-es-domovilisa-pro-zaboronu-importu-pati-vidiv-agroprodukcii-z-ukraini.html" text:style-name="Internet_20_link" text:visited-style-name="Visited_20_Internet_20_Link">
 </text:a>
</text:p>
      <text:p text:style-name="P4">
«Також інші умови є предметом подальших перемовин. Ми з паном Зеленськимговорили про це і про те, щоб наші уряди тісніше обговорили це питання і щоббули захищені інтереси обох держав», – сказала президентка Словаччини.</text:p>
      <text:p text:style-name="P4">
Як повідомлялося, Польща, Угорщина, Словаччина та Болгарія запровадилитимчасову заборону на імпорт <text:a xlink:type="simple" xlink:href="https://www.ukrinform.ua/tag-zerno" text:style-name="Internet_20_link" text:visited-style-name="Visited_20_Internet_20_Link">
 </text:a>
 та іншихвидів сільськогосподарської продукції з України. Польща також призупинилатранзит продукції українського АПК через свою територію, однак поновила його з21 квітня.</text:p>
      <text:p text:style-name="P4">
Source: <text:a xlink:type="simple" xlink:href="https://www.ukrinform.ua/rubric-economy/3702148-uradi-ukraini-i-slovaccini-maut-tisnise-obgovoriti-eksport-ukrainskogo-zerna-caputova.html" text:style-name="Internet_20_link" text:visited-style-name="Visited_20_Internet_20_Link">
https://www.ukrinform.ua/rubric-economy/3702148-uradi-ukraini-i-slovaccini-maut-tisnise-obgovoriti-eksport-ukrainskogo-zerna-caputova.html</text:a>
</text:p>
      <!--NEWS-->
      <text:h text:style-name="P10" text:outline-level="1">
<text:span text:style-name="T4">
Укрпошта закликає світ не визнавати російські поштові марки з окупованими територіями</text:span>
</text:h>
      <text:p text:style-name="P4">
Authors: Ukrinform (Person)</text:p>
      <text:p text:style-name="P4">
Publisher: Укринформ (Organization)</text:p>
      <text:p text:style-name="P4">
Published Time: 2023-04-28T17:57:00+03:00</text:p>
      <text:p text:style-name="P4">
Modified Time: 2023-04-28T17:57:00+03:00</text:p>
      <text:p text:style-name="P4">
Description: АТ «Укрпошта» звернулося до Всесвітнього поштового союзу із проханням вжити негайних заходів щодо протидії випуску поштою росії поштових марок з тимчасово окупованими українськими територіями. — Укрінформ.</text:p>
      <text:p text:style-name="P4">
Images: ["<text:a xlink:type="simple" xlink:href="https://static.ukrinform.com/photos/2017_12/thumb_files/630_360_1514646861-5344.jpg" text:style-name="Internet_20_link" text:visited-style-name="Visited_20_Internet_20_Link">
630_360_15146...</text:a>
"]</text:p>
      <text:p text:style-name="P4">
Tags: None</text:p>
      <text:p text:style-name="P4">
Type: Article</text:p>
      <!--METADATA-->
      <text:p text:style-name="P4">
<draw:frame draw:style-name="fr1" draw:name="Image167" text:anchor-type="as-char" svg:width="6.9236in" svg:height="3.956343in" draw:z-index="0">
<draw:image xlink:href="../Images/yкринформ/2023-04-28T17-57-00-03-00/630_360_1514646861-5344.jpg" xlink:type="simple" xlink:show="embed" xlink:actuate="onLoad" draw:mime-type="image/jpeg"/>
</draw:frame>
 АТ«Укрпошта» звернулося до Всесвітнього поштового союзу із проханням вжитинегайних заходів щодо протидії випуску поштою росії поштових марок з тимчасовоокупованими українськими територіями.</text:p>
      <text:p text:style-name="P4">
Як передає Укрінформ, про це відповідне звернення посол України в ШвейцаріїІрина Венедіктова передала голові ВПС Масахіко Мєтокі у четвер, 27 квітня,повідомляє <text:a xlink:type="simple" xlink:href="http://www.ukrposhta.ua/ua/news/57898-ukrposhta-zaklika-mizhnarodnu-spilnotu-ne-viznavati-rosijski-poshtovi-marki-z-timchasovo-okupovanimi-ukrainskimi-teritorijami" text:style-name="Internet_20_link" text:visited-style-name="Visited_20_Internet_20_Link">
 </text:a>
 .</text:p>
      <text:p text:style-name="P4">
«Зважаючи на продовження росією практики здійснення поштових випусків, у яких«легітимізується» військове захоплення територій суверенної держави, що єгрубим порушенням норм міжнародного права та регламентів ВПС, закликаємоВсесвітній поштовий союз невідкладно відреагувати на дії російської федерації,з метою недопущення легітимізації та повторного здійснення росією незаконнихвипусків, які порушують територіальний суверенітет України" - йдеться в ноті.</text:p>
      <text:p text:style-name="P4">
Зокрема, Укрпошта просить ВПС не реєструвати в системі нумерації ВАРФ поштовімарки росії, присвячені тимчасово окупованим українським територіям, та усінаступні поштові марки росії як країни-агресора.</text:p>
      <text:p text:style-name="P4">
Укрпошта закликає також керівництво ВПС направити до поштових адміністрацій-членів Всесвітнього поштового союзу циркулярний лист із закликом вважатинедійсними поштові марки росії «россия. регионы. донецкая народная республика.запорожская область. луганская народная республика. херсонская область» тавідповідно не приймати до обробки оплачену цими поштовими марками письмовукореспонденцію.</text:p>
      <text:p text:style-name="P4">
Як повідомлялося, в 2014 році пошта росії випустила марки, пов’язані зтимчасово окупованими територіями Автономної Республіки Крим та містаСевастополя. Тоді Всесвітній поштовий союз на прохання України розповсюдивциркулярний лист № 136/2014 "Україна – Заява стосовно випуску поштових марок",у якому було викладено позицію Укрпошти відносно несумісності з положеннямиКонвенції ВПС випуску російською федерацією таких поштових марок, іпропозицією щодо невизнання таких марок з боку країн-членів ВПС.</text:p>
      <text:p text:style-name="P4">
У 2022 році Укрпошта вже зверталася до ВПС та країн-членів з проханнямзапровадити санкції проти росії у сфері філателії. У травні минулого року ВПСдостроково усунув від головування в комісії "Митниця".</text:p>
      <text:p text:style-name="P4">
Source: <text:a xlink:type="simple" xlink:href="https://www.ukrinform.ua/rubric-society/3702147-ukrposta-zaklikae-svit-ne-viznavati-rosijski-postovi-marki-z-okupovanimi-teritoriami.html" text:style-name="Internet_20_link" text:visited-style-name="Visited_20_Internet_20_Link">
https://www.ukrinform.ua/rubric-society/3702147-ukrposta-zaklikae-svit-ne-viznavati-rosijski-postovi-marki-z-okupovanimi-teritoriami.html</text:a>
</text:p>
      <!--NEWS-->
      <text:h text:style-name="P10" text:outline-level="1">
<text:span text:style-name="T4">
В АРМА передали ₴3,6 мільйона арештованих коштів для купівлі військових облігацій</text:span>
</text:h>
      <text:p text:style-name="P4">
Authors: Ukrinform (Person)</text:p>
      <text:p text:style-name="P4">
Publisher: Укринформ (Organization)</text:p>
      <text:p text:style-name="P4">
Published Time: 2023-04-28T17:57:19+03:00</text:p>
      <text:p text:style-name="P4">
Modified Time: 2023-04-28T17:57:19+03:00</text:p>
      <text:p text:style-name="P4">
Description: В АРМА для купівлі військових облігацій передані ₴3,6 мільйона гривень, вилучених у межах слідства.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Облігації', 'ЗСУ', 'Гроші', 'АРМА', 'Офіс генпрокурора']</text:p>
      <text:p text:style-name="P4">
Type: Article</text:p>
      <!--METADATA-->
      <text:p text:style-name="P4">
<draw:frame draw:style-name="fr1" draw:name="Image168" text:anchor-type="as-char" svg:width="6.9236in" svg:height="3.956343in" draw:z-index="0">
<draw:image xlink:href="../Images/yкринформ/2023-04-28T17-57-19-03-00/630_360_1660553796-610.jpg" xlink:type="simple" xlink:show="embed" xlink:actuate="onLoad" draw:mime-type="image/jpeg"/>
</draw:frame>
 В АРМА длякупівлі військових облігацій передані ₴3,6 мільйона гривень, вилучених у межахслідства.</text:p>
      <text:p text:style-name="P4">
Як передає Укрінформ, про це повідомив <text:a xlink:type="simple" xlink:href="https://www.gp.gov.ua/ua/posts/prokurori-kirovogradshhini-peredali-arma-36-mln-grn-dlya-kupivli-viiskovix-obligacii" text:style-name="Internet_20_link" text:visited-style-name="Visited_20_Internet_20_Link">
</text:a>
 .</text:p>
      <text:p text:style-name="P4">
"За клопотанням прокурорів Кіровоградської обласної прокуратури АРМА передано₴3,6 мільйона у гривневому еквіваленті для купівлі військових облігацій", -ідеться у повідомленні.</text:p>
      <text:p text:style-name="P4">
Кошти були вилучені й арештовані в межах слідства за фактом незаконних дій ізелектронними грошима (ч. 2 ст. 200 Кримінального кодексу України).</text:p>
      <text:p text:style-name="P4">
У ході досудового розслідування правоохоронці викрили адміністратора пунктуобміну валют — учасника злочинної схеми.</text:p>
      <text:p text:style-name="P4">
<text:span text:style-name="T4">
Читайте також:</text:span>
 <text:a xlink:type="simple" xlink:href="https://www.ukrinform.ua/rubric-economy/3700577-arma-sukae-upraviteliv-dla-kompanij-aki-povazani-z-rosneftu-ta-rosatomom.html" text:style-name="Internet_20_link" text:visited-style-name="Visited_20_Internet_20_Link">
 <text:span text:style-name="T4">
АРМА</text:span>
 </text:a>
</text:p>
      <text:p text:style-name="P4">
Встановлено, що за відсутності у підприємства ліцензії на згаданий вид послуггромадянка надавала в Кропивницькому незаконні послуги з поповненняелектронних гаманців й обготівковування електронних <text:a xlink:type="simple" xlink:href="https://www.ukrinform.ua/tag-grosi" text:style-name="Internet_20_link" text:visited-style-name="Visited_20_Internet_20_Link">
</text:a>
 . Зловмисниці висунуте обвинувачення.</text:p>
      <text:p text:style-name="P4">
Як повідомляв Укрінформ, минулого тижня в АРМА передали майже ₴37 мільйонів,викрадених із тимчасово загарбаних росіянами територій.</text:p>
      <text:p text:style-name="P4">
Source: <text:a xlink:type="simple" xlink:href="https://www.ukrinform.ua/rubric-economy/3702149-v-arma-peredali-36-miljona-arestovanih-kostiv-dla-kupivli-vijskovih-obligacij.html" text:style-name="Internet_20_link" text:visited-style-name="Visited_20_Internet_20_Link">
https://www.ukrinform.ua/rubric-economy/3702149-v-arma-peredali-36-miljona-arestovanih-kostiv-dla-kupivli-vijskovih-obligacij.html</text:a>
</text:p>
      <!--NEWS-->
      <text:h text:style-name="P10" text:outline-level="1">
<text:span text:style-name="T4">
росіяни вдарили керованими авіабомбами по селу на Чернігівщині</text:span>
</text:h>
      <text:p text:style-name="P4">
Authors: Ukrinform (Person)</text:p>
      <text:p text:style-name="P4">
Publisher: Укринформ (Organization)</text:p>
      <text:p text:style-name="P4">
Published Time: 2023-04-28T18:01:41+03:00</text:p>
      <text:p text:style-name="P4">
Modified Time: 2023-04-28T18:01:41+03:00</text:p>
      <text:p text:style-name="P4">
Description: російська армія вдарила керованими авіаційними бомбами по селу Костобобрів Чернігівської області, влучивши в житловий сектор. — Укрінформ.</text:p>
      <text:p text:style-name="P4">
Images: ["<text:a xlink:type="simple" xlink:href="https://static.ukrinform.com/photos/2022_03/thumb_files/630_360_1646249429-837.jpg" text:style-name="Internet_20_link" text:visited-style-name="Visited_20_Internet_20_Link">
630_360_16462...</text:a>
"]</text:p>
      <text:p text:style-name="P4">
Tags: ['Обстріл', 'Чернігівщина', 'Війна з росією']</text:p>
      <text:p text:style-name="P4">
Type: Article</text:p>
      <!--METADATA-->
      <text:p text:style-name="P4">
<draw:frame draw:style-name="fr1" draw:name="Image169" text:anchor-type="as-char" svg:width="6.9236in" svg:height="3.956343in" draw:z-index="0">
<draw:image xlink:href="../Images/yкринформ/2023-04-28T18-01-41-03-00/630_360_1646249429-837.jpg" xlink:type="simple" xlink:show="embed" xlink:actuate="onLoad" draw:mime-type="image/jpeg"/>
</draw:frame>
 російськаармія вдарила керованими авіаційними бомбами по селу Костобобрів Чернігівськоїобласті, влучивши в житловий сектор.</text:p>
      <text:p text:style-name="P4">
Як передає Укрінформ, про це оперативне командування "Північ" повідомило в <text:a xlink:type="simple" xlink:href="https://t.me/ok_pivnich1/2131" text:style-name="Internet_20_link" text:visited-style-name="Visited_20_Internet_20_Link">
</text:a>
 .</text:p>
      <text:p text:style-name="P4">
Так, із 15:30 до 15:35 по населеному пункту відбулися три влучання, імовірно,керованих авіабомб, випущених із двох ворожих <text:a xlink:type="simple" xlink:href="https://www.ukrinform.ua/tag-litak" text:style-name="Internet_20_link" text:visited-style-name="Visited_20_Internet_20_Link">
</text:a>
 .</text:p>
      <text:p text:style-name="P4">
"За інформацією від Державної служби з надзвичайних ситуацій, внаслідокавіаудару в житловому секторі пошкоджено вісім цивільних будинків, з них двагорять", — зазначили в командуванні.</text:p>
      <text:p text:style-name="P4">
Триває уточнення інформації стосовно потерпілих.</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ні</text:span>
 </text:a>
</text:p>
      <text:p text:style-name="P4">
Як повідомляв Укрінформ, уранці 28 квітня російська армія <text:a xlink:type="simple" xlink:href="https://www.ukrinform.ua/rubric-ato/3701985-rosiani-zavdali-aviaudaru-po-cernigivsini-e-poskodzenna.html" text:style-name="Internet_20_link" text:visited-style-name="Visited_20_Internet_20_Link">
</text:a>
 по місту Семенівка Чернігівської області,пошкодивши територію місцевого підприємства.</text:p>
      <text:p text:style-name="P4">
Source: <text:a xlink:type="simple" xlink:href="https://www.ukrinform.ua/rubric-ato/3702150-rosiani-vdarili-kerovanimi-aviabombami-po-selu-na-cernigivsini.html" text:style-name="Internet_20_link" text:visited-style-name="Visited_20_Internet_20_Link">
https://www.ukrinform.ua/rubric-ato/3702150-rosiani-vdarili-kerovanimi-aviabombami-po-selu-na-cernigivsini.html</text:a>
</text:p>
      <!--NEWS-->
      <text:h text:style-name="P10" text:outline-level="1">
<text:span text:style-name="T4">
Телескоп NASA виявив скупчення семи галактик раннього Всесвіту</text:span>
</text:h>
      <text:p text:style-name="P4">
Authors: Ukrinform (Person)</text:p>
      <text:p text:style-name="P4">
Publisher: Укринформ (Organization)</text:p>
      <text:p text:style-name="P4">
Published Time: 2023-04-28T18:03:00+03:00</text:p>
      <text:p text:style-name="P4">
Modified Time: 2023-04-28T18:03:00+03:00</text:p>
      <text:p text:style-name="P4">
Description: На новому знімку, який зробив космічний телескоп NASA "Джеймс Вебб", помітний протокластер із семи стародавніх галактик раннього Всесвіту. — Укрінформ.</text:p>
      <text:p text:style-name="P4">
Images: ["<text:a xlink:type="simple" xlink:href="https://static.ukrinform.com/photos/2022_11/thumb_files/630_360_1668760816-972.jpg" text:style-name="Internet_20_link" text:visited-style-name="Visited_20_Internet_20_Link">
630_360_16687...</text:a>
", "<text:a xlink:type="simple" xlink:href="https://static.ukrinform.com/photos/2023_04/1682694074-859.jpeg" text:style-name="Internet_20_link" text:visited-style-name="Visited_20_Internet_20_Link">
1682694074-85...</text:a>
"]</text:p>
      <text:p text:style-name="P4">
Tags: ['Космос', 'NASA', 'Телескоп']</text:p>
      <text:p text:style-name="P4">
Type: Article</text:p>
      <!--METADATA-->
      <text:p text:style-name="P4">
<draw:frame draw:style-name="fr1" draw:name="Image170" text:anchor-type="as-char" svg:width="6.9236in" svg:height="3.956343in" draw:z-index="0">
<draw:image xlink:href="../Images/yкринформ/2023-04-28T18-03-00-03-00/630_360_1668760816-972.jpg" xlink:type="simple" xlink:show="embed" xlink:actuate="onLoad" draw:mime-type="image/jpeg"/>
</draw:frame>
 На новомузнімку, який зробив космічний телескоп NASA "Джеймс Вебб", помітнийпротокластер із семи стародавніх галактик раннього Всесвіту.</text:p>
      <text:p text:style-name="P4">
Про це повідомляє <text:a xlink:type="simple" xlink:href="https://www.space.com/james-webb-space-telescope-protocluster-early-universe" text:style-name="Internet_20_link" text:visited-style-name="Visited_20_Internet_20_Link">
 </text:a>
 , передає Укрінформ.</text:p>
      <text:p text:style-name="P4">
«Це особливе, унікальне місце прискореної еволюції галактик, і телескоп"Джеймс Вебб" надав нам безпрецедентну нагоду виміряти швидкості цих семигалактик і підтвердити, що вони об'єднані у протокластер», – сказав астроном зКаліфорнійського технологічного інституту Такахіро Морішіта.</text:p>
      <text:p text:style-name="P4">
<draw:frame draw:style-name="fr1" draw:name="Image171" text:anchor-type="as-char" svg:width="6.9236in" svg:height="7.440287in" draw:z-index="0">
<draw:image xlink:href="../Images/yкринформ/2023-04-28T18-03-00-03-00/1682694074-859.jpeg" xlink:type="simple" xlink:show="embed" xlink:actuate="onLoad" draw:mime-type="image/jpeg"/>
</draw:frame>
</text:p>
      <text:p text:style-name="P4">
<text:span text:style-name="T5">
Фото: space.com</text:span>
</text:p>
      <text:p text:style-name="P4">
Скупчення галактик, які мають високий показник червоного зміщення у 7,9,проіснувало всього 650 мільйонів світлових років після Великого вибуху, томуможе допомогти відповісти на фундаментальні питання про еволюцію Всесвіту.Такі характеристики також роблять їх найдавнішими галактиками, які булиспектроскопічно підтверджені як частина молодого скупчення галактик.</text:p>
      <text:p text:style-name="P4">
Команда змогла визначити, що галактики рухаються зі швидкістю у понад 3,2мільйона кілометрів за годину. Швидкість та відстань між галактиками буловиміряно спектрографом ближнього інфрачервоного діапазону NIRSpec на бортутелескопа.</text:p>
      <text:p text:style-name="P4">
<text:span text:style-name="T4">
Читайте також:</text:span>
 <text:a xlink:type="simple" xlink:href="https://www.ukrinform.ua/rubric-technology/3674058-teleskop-james-webb-viaviv-sist-nevidomih-ranise-galaktik.html" text:style-name="Internet_20_link" text:visited-style-name="Visited_20_Internet_20_Link">
 </text:a>
</text:p>
      <text:p text:style-name="P4">
Ці дані дали змогу команді змоделювати розвиток цієї групи галактик іпередбачити, який вигляд це скупчення мало би у сучасному Всесвіті.</text:p>
      <text:p text:style-name="P4">
Згідно з прогнозом дослідників, протокластер з часом нагадуватиме скупченняКома. Це означає, що ця область може бути однією із найщільніших галактик у <text:a xlink:type="simple" xlink:href="https://www.ukrinform.ua/tag-kosmos" text:style-name="Internet_20_link" text:visited-style-name="Visited_20_Internet_20_Link">
</text:a>
 із тисячами подібних об’єктів.</text:p>
      <text:p text:style-name="P4">
Як повідомлялося, раніше космічний телескоп NASA імені Джеймса Вебба <text:a xlink:type="simple" xlink:href="https://www.ukrinform.ua/rubric-technology/3692616-teleskop-nasa-zrobiv-novu-svitlinu-uranu.html" text:style-name="Internet_20_link" text:visited-style-name="Visited_20_Internet_20_Link">
</text:a>
 .</text:p>
      <text:p text:style-name="P4">
Source: <text:a xlink:type="simple" xlink:href="https://www.ukrinform.ua/rubric-technology/3702151-teleskop-nasa-viaviv-skupcenna-semi-galaktik-rannogo-vsesvitu.html" text:style-name="Internet_20_link" text:visited-style-name="Visited_20_Internet_20_Link">
https://www.ukrinform.ua/rubric-technology/3702151-teleskop-nasa-viaviv-skupcenna-semi-galaktik-rannogo-vsesvitu.html</text:a>
</text:p>
      <!--NEWS-->
      <text:h text:style-name="P10" text:outline-level="1">
<text:span text:style-name="T4">
Литва підтримує передачу Україні літаків F-16 – міністр</text:span>
</text:h>
      <text:p text:style-name="P4">
Authors: Ukrinform (Person)</text:p>
      <text:p text:style-name="P4">
Publisher: Укринформ (Organization)</text:p>
      <text:p text:style-name="P4">
Published Time: 2023-04-28T18:05:00+03:00</text:p>
      <text:p text:style-name="P4">
Modified Time: 2023-04-28T18:05:00+03:00</text:p>
      <text:p text:style-name="P4">
Description: Уряд Литви буде лобіювати передачу Україні зброї та сучасних винищувачів. — Укрінформ.</text:p>
      <text:p text:style-name="P4">
Images: ["<text:a xlink:type="simple" xlink:href="https://static.ukrinform.com/photos/2023_04/thumb_files/630_360_1682699196-770.jpg" text:style-name="Internet_20_link" text:visited-style-name="Visited_20_Internet_20_Link">
630_360_16826...</text:a>
"]</text:p>
      <text:p text:style-name="P4">
Tags: ['Литва', 'Україна', 'Винищувач']</text:p>
      <text:p text:style-name="P4">
Type: Article</text:p>
      <!--METADATA-->
      <text:p text:style-name="P4">
<draw:frame draw:style-name="fr1" draw:name="Image172" text:anchor-type="as-char" svg:width="6.9236in" svg:height="3.956343in" draw:z-index="0">
<draw:image xlink:href="../Images/yкринформ/2023-04-28T18-05-00-03-00/630_360_1682699196-770.jpg" xlink:type="simple" xlink:show="embed" xlink:actuate="onLoad" draw:mime-type="image/jpeg"/>
</draw:frame>
 Уряд Литвибуде лобіювати передачу Україні зброї та сучасних винищувачів.</text:p>
      <text:p text:style-name="P4">
Про це під час брифінгу в Одесі заявив міністр закордонних справ ЛитвиГабріелюс Ландсбергіс, передає Укрінформ.</text:p>
      <text:p text:style-name="P4">
«Ми будемо лобіювати та підтримувати передачу більшої кількості зброї табоєприпасів. До речі, це включає й літаки F-16. Тому, що ваша боротьба - це йнаша боротьба, ваша свобода - це й наша свобода», - сказав Ландсбергіс.</text:p>
      <text:p text:style-name="P4">
Міністр наголосив, що <text:a xlink:type="simple" xlink:href="https://www.ukrinform.ua/tag-litva" text:style-name="Internet_20_link" text:visited-style-name="Visited_20_Internet_20_Link">
 </text:a>
 підтримуєУкраїну на шляху до вступу у НАТО.</text:p>
      <text:p text:style-name="P4">
Також Ландсбергіс зазначив, що Литва підтримує спеціальний трибунал щодозасудження акту російської агресії.</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diaspora/3701611-u-varsavi-aktivisti-peredali-peticiu-do-bajdena-pro-nadanna-ukraini-f16.html" text:style-name="Internet_20_link" text:visited-style-name="Visited_20_Internet_20_Link">
 </text:a>
</text:p>
      <text:p text:style-name="P4">
Як повідомлялося, під час <text:a xlink:type="simple" xlink:href="https://www.ukrinform.ua/rubric-polytics/3701778-podolak-u-vilnusi-hocemo-otrimati-kalendarnij-abo-logisticnij-plan-vstupu-v-nato.html" text:style-name="Internet_20_link" text:visited-style-name="Visited_20_Internet_20_Link">
 </text:a>
 , який відбудеться у Вільнюсі в липні,Україна хоче отримати або календарний, або логістичний план вступу доПівнічноатлантичного альянсу.</text:p>
      <text:p text:style-name="P4">
Source: <text:a xlink:type="simple" xlink:href="https://www.ukrinform.ua/rubric-ato/3702154-litva-pidtrimue-peredacu-ukraini-litakiv-f16-ministr.html" text:style-name="Internet_20_link" text:visited-style-name="Visited_20_Internet_20_Link">
https://www.ukrinform.ua/rubric-ato/3702154-litva-pidtrimue-peredacu-ukraini-litakiv-f16-ministr.html</text:a>
</text:p>
      <!--NEWS-->
      <text:h text:style-name="P10" text:outline-level="1">
<text:span text:style-name="T4">
До Польщі прибули перші шість танків Leopard 2 від Іспанії для України</text:span>
</text:h>
      <text:p text:style-name="P4">
Authors: Ukrinform (Person)</text:p>
      <text:p text:style-name="P4">
Publisher: Укринформ (Organization)</text:p>
      <text:p text:style-name="P4">
Published Time: 2023-04-28T18:09:46+03:00</text:p>
      <text:p text:style-name="P4">
Modified Time: 2023-04-28T18:09:46+03:00</text:p>
      <text:p text:style-name="P4">
Description: Перші шість із десяти іспанських основних бойових танків Leopard 2, призначених для України, прибули на територію Польщі. — Укрінформ.</text:p>
      <text:p text:style-name="P4">
Images: ["<text:a xlink:type="simple" xlink:href="https://static.ukrinform.com/photos/2023_04/thumb_files/630_360_1681753049-286.jpeg" text:style-name="Internet_20_link" text:visited-style-name="Visited_20_Internet_20_Link">
630_360_16817...</text:a>
"]</text:p>
      <text:p text:style-name="P4">
Tags: ['Іспанія', 'Польща', 'Війна з росією', ' танк Leopard']</text:p>
      <text:p text:style-name="P4">
Type: Article</text:p>
      <!--METADATA-->
      <text:p text:style-name="P4">
<draw:frame draw:style-name="fr1" draw:name="Image173" text:anchor-type="as-char" svg:width="6.9236in" svg:height="3.956343in" draw:z-index="0">
<draw:image xlink:href="../Images/yкринформ/2023-04-28T18-09-46-03-00/630_360_1681753049-286.jpeg" xlink:type="simple" xlink:show="embed" xlink:actuate="onLoad" draw:mime-type="image/jpeg"/>
</draw:frame>
 Першішість із десяти іспанських основних бойових танків Leopard 2, призначених дляУкраїни, прибули на територію Польщі.</text:p>
      <text:p text:style-name="P4">
Як передає Укрінформ, про це повідомляє <text:a xlink:type="simple" xlink:href="http://theobjective.com/espana/2023-04-28/carros-leopard-espana-polonia-ucrania/" text:style-name="Internet_20_link" text:visited-style-name="Visited_20_Internet_20_Link">
</text:a>
 .</text:p>
      <text:p text:style-name="P4">
"Міністр оборони Маргарита Роблес підтвердила, що шість танків Leopard 2A4,переданих Іспанією, вже перебувають у Польщі та транспортуються до України", -йдеться у повідомленні.</text:p>
      <text:p text:style-name="P4">
Зазначається, що для підготовки до передачі чотирьох інших танків Leopard 2потрібно буде близько двох місяців.</text:p>
      <text:p text:style-name="P4">
Роблес зазначила, що танки, передані Іспанією, прибули цієї п’ятниці допольського порту, а звідти вони їхатимуть залізницею до України.</text:p>
      <text:p text:style-name="P4">
<text:span text:style-name="T4">
Читайте також:</text:span>
 <text:a xlink:type="simple" xlink:href="https://www.ukrinform.ua/rubric-polytics/3698338-glavi-mzs-ukraini-i-danii-obgovorili-priskorenna-postacanna-100-tankiv-leopard-1.html" text:style-name="Internet_20_link" text:visited-style-name="Visited_20_Internet_20_Link">
 <text:span text:style-name="T4">
Leopard</text:span>
 </text:a>
</text:p>
      <text:p text:style-name="P4">
Окрім того, Роблес подякувала німецькому колезі за те, що він сприяв ційоперації, оскільки як виробник танків Німеччина мала дозволити передачу цихбойових машин.</text:p>
      <text:p text:style-name="P4">
«Це дуже важливий крок для допомоги Україні, а також дуже важливий крок длядосягнення миру», – підкреслила міністр.</text:p>
      <text:p text:style-name="P4">
<text:span text:style-name="T4">
Читайте також:</text:span>
 <text:a xlink:type="simple" xlink:href="https://www.ukrinform.ua/rubric-ato/3700884-hab-dla-remontu-ukrainskih-leopard-2-zapracue-u-polsi-v-travni-blasak.html" text:style-name="Internet_20_link" text:visited-style-name="Visited_20_Internet_20_Link">
 <text:span text:style-name="T4">
Leopard</text:span>
 </text:a>
</text:p>
      <text:p text:style-name="P4">
Як повідомлялося, у Польщі в травні <text:a xlink:type="simple" xlink:href="https://www.ukrinform.ua/rubric-ato/3700884-hab-dla-remontu-ukrainskih-leopard-2-zapracue-u-polsi-v-travni-blasak.html" text:style-name="Internet_20_link" text:visited-style-name="Visited_20_Internet_20_Link">
 </text:a>
 сервісний центр з обслуговування і ремонту танків Leopard 2, якіУкраїна отримує від союзників.</text:p>
      <text:p text:style-name="P4">
<text:span text:style-name="T5">
ФОТО ІЛЮСТРАТИВНЕ: RCAF Operations</text:span>
</text:p>
      <text:p text:style-name="P4">
Source: <text:a xlink:type="simple" xlink:href="https://www.ukrinform.ua/rubric-ato/3702155-do-polsi-pribuli-persi-sist-tankiv-leopard-2-vid-ispanii-dla-ukraini.html" text:style-name="Internet_20_link" text:visited-style-name="Visited_20_Internet_20_Link">
https://www.ukrinform.ua/rubric-ato/3702155-do-polsi-pribuli-persi-sist-tankiv-leopard-2-vid-ispanii-dla-ukraini.html</text:a>
</text:p>
      <!--NEWS-->
      <text:h text:style-name="P10" text:outline-level="1">
<text:span text:style-name="T4">
Данія виділила €1 мільярд на відбудову України</text:span>
</text:h>
      <text:p text:style-name="P4">
Authors: Ukrinform (Person)</text:p>
      <text:p text:style-name="P4">
Publisher: Укринформ (Organization)</text:p>
      <text:p text:style-name="P4">
Published Time: 2023-04-28T18:11:00+03:00</text:p>
      <text:p text:style-name="P4">
Modified Time: 2023-04-28T18:11:00+03:00</text:p>
      <text:p text:style-name="P4">
Description: Уряд Данії запустив нову програму підтримки України на 2023 рік. — Укрінформ.</text:p>
      <text:p text:style-name="P4">
Images: ["<text:a xlink:type="simple" xlink:href="https://static.ukrinform.com/photos/2023_04/thumb_files/630_360_1682700815-335.jpg" text:style-name="Internet_20_link" text:visited-style-name="Visited_20_Internet_20_Link">
630_360_16827...</text:a>
"]</text:p>
      <text:p text:style-name="P4">
Tags: ['Данія', 'Війна з росією', 'Відновлення України']</text:p>
      <text:p text:style-name="P4">
Type: Article</text:p>
      <!--METADATA-->
      <text:p text:style-name="P4">
<draw:frame draw:style-name="fr1" draw:name="Image174" text:anchor-type="as-char" svg:width="6.9236in" svg:height="3.956343in" draw:z-index="0">
<draw:image xlink:href="../Images/yкринформ/2023-04-28T18-11-00-03-00/630_360_1682700815-335.jpg" xlink:type="simple" xlink:show="embed" xlink:actuate="onLoad" draw:mime-type="image/jpeg"/>
</draw:frame>
 Уряд Даніїзапустив нову програму підтримки України на 2023 рік.</text:p>
      <text:p text:style-name="P4">
Про це під час брифінгу в Одесі повідомив міністр закордонних справ Данії ЛарсЛюкке Расмуссен, передає кореспондент Укрінформу.</text:p>
      <text:p text:style-name="P4">
«За останні місяці ми запустили нову програму допомоги Україні у 2023 році вобсязі 1 млрд євро. Її основна мета - відбудова України. Особливе місце в ційпрограмі займе відбудова Миколаєва», - заявив Расмуссен.</text:p>
      <text:p text:style-name="P4">
Він наголосив, що засуджує ракетні атаки рф на Миколаїв, які відбулисянещодавно, але вони лише підкріплюють рішучість Данії щодо допомоги Україні.</text:p>
      <text:p text:style-name="P4">
«Успіху можна досягти тільки у партнерстві, як цього було досягнуто у випадкукраїн Балтії. Україна нагадує нам, що свобода не дається даром. За свободутреба боротися. Поки ви боретесь, Данія буде з вами», - додав Расмуссен.</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ato/3702154-litva-pidtrimue-peredacu-ukraini-litakiv-f16-ministr.html" text:style-name="Internet_20_link" text:visited-style-name="Visited_20_Internet_20_Link">
 <text:span text:style-name="T4">
Литва</text:span>
 </text:a>
</text:p>
      <text:p text:style-name="P4">
Як повідомлялося, Міністерство енергетики України і Міністерство клімату,енергетики та комунальних послуг Королівства Данія <text:a xlink:type="simple" xlink:href="https://www.ukrinform.ua/rubric-economy/3700811-ukraina-i-dania-uklali-ugodu-pro-rozsirenna-spivpraci-u-galuzi-vitrovoi-generacii.html" text:style-name="Internet_20_link" text:visited-style-name="Visited_20_Internet_20_Link">
</text:a>
 , що розширюєенергетичне партнерство в галузі вітрової генерації.</text:p>
      <text:p text:style-name="P4">
Source: <text:a xlink:type="simple" xlink:href="https://www.ukrinform.ua/rubric-vidbudova/3702157-dania-vidilila-1-milard-na-vidbudovu-ukraini.html" text:style-name="Internet_20_link" text:visited-style-name="Visited_20_Internet_20_Link">
https://www.ukrinform.ua/rubric-vidbudova/3702157-dania-vidilila-1-milard-na-vidbudovu-ukraini.html</text:a>
</text:p>
      <!--NEWS-->
      <text:h text:style-name="P10" text:outline-level="1">
<text:span text:style-name="T4">
росатом перевів на контракт 3 000 співробітників ЗАЕС, частині відмовили у доступі - Гроссі</text:span>
</text:h>
      <text:p text:style-name="P4">
Authors: Ukrinform (Person)</text:p>
      <text:p text:style-name="P4">
Publisher: Укринформ (Organization)</text:p>
      <text:p text:style-name="P4">
Published Time: 2023-04-28T18:11:36+03:00</text:p>
      <text:p text:style-name="P4">
Modified Time: 2023-04-28T18:11:36+03:00</text:p>
      <text:p text:style-name="P4">
Description: російське "керівництво" Запорізької АЕС повідомило експертам МАГАТЕ, що за контрактами з "росатомом" вже працюють 3 000 осіб, частині персоналу відмовили у доступі на станцію з "міркувань безпеки".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Окупація', 'Росатом', 'Запорізька АЕС']</text:p>
      <text:p text:style-name="P4">
Type: Article</text:p>
      <!--METADATA-->
      <text:p text:style-name="P4">
<draw:frame draw:style-name="fr1" draw:name="Image175" text:anchor-type="as-char" svg:width="6.9236in" svg:height="3.956343in" draw:z-index="0">
<draw:image xlink:href="../Images/yкринформ/2023-04-28T18-11-36-03-00/630_360_1659774839-514.jpg" xlink:type="simple" xlink:show="embed" xlink:actuate="onLoad" draw:mime-type="image/jpeg"/>
</draw:frame>
 російське"керівництво" Запорізької АЕС повідомило експертам МАГАТЕ, що за контрактами з"росатомом" вже працюють 3 000 осіб, частині персоналу відмовили у доступі настанцію з "міркувань безпеки".</text:p>
      <text:p text:style-name="P4">
Як передає Укрінформ, про це йдеться в опублікованій на <text:a xlink:type="simple" xlink:href="https://www.iaea.org/newscenter/pressreleases/update-155-iaea-director-general-statement-on-situation-in-ukraine" text:style-name="Internet_20_link" text:visited-style-name="Visited_20_Internet_20_Link">
</text:a>
МАГАТЕ заяві гендиректора Рафаеля Маріано Гроссі.</text:p>
      <text:p text:style-name="P4">
"Команда <text:a xlink:type="simple" xlink:href="https://www.ukrinform.ua/tag-magate" text:style-name="Internet_20_link" text:visited-style-name="Visited_20_Internet_20_Link">
 </text:a>
 продовжує стежити заскладною і напруженою кадровою ситуацією на станції. Нинішнє керівництвостанції повідомило групі, що загальна кількість персоналу, який працює законтрактами з "росатомом", зараз трохи перевищує 3 тис. осіб, і ще 1 тис.перебувають у процесі затвердження. Приблизно 1 тис. співробітників зконтрактами з "Енергоатомом" все ще працюють на станції, а інших, хтозалишився в Енергодарі, час від часу викликають на роботу", - йдеться у заяві.</text:p>
      <text:p text:style-name="P4">
Крім того, російське керівництво станції "підтвердило, що деякимспівробітникам було заблоковано доступ, стверджуючи, що це зроблено з"міркувань безпеки".</text:p>
      <text:p text:style-name="P4">
<text:span text:style-name="T4">
Читайте також:</text:span>
 <text:a xlink:type="simple" xlink:href="https://www.ukrinform.ua/rubric-ato/3701367-rosiani-buduut-na-reaktornih-blokah-zaes-oboronni-sporudi-britanska-rozvidka.html" text:style-name="Internet_20_link" text:visited-style-name="Visited_20_Internet_20_Link">
 <text:span text:style-name="T4">
ЗАЕС</text:span>
 </text:a>
</text:p>
      <text:p text:style-name="P4">
"Команда МАГАТЕ продовжить свою роботу з метою отримання кращого розуміннякадрової ситуації. Генеральний директор Гроссі неодноразово висловлювавглибоку стурбованість надзвичайно складною ситуацією, в якій опинився персоналЗАЕС та їхні сім'ї, а також тим, як вона впливає на ядерну та фізичну ядернубезпеку на станції", - йдеться у заяві.</text:p>
      <text:p text:style-name="P4">
У ній також повідомляється що експерти МАГАТЕ, які присутні на Запорізькійатомній електростанції, "цього тижня знову були змушені йти в укриття післяпопередження про ракетну атаку, а також через звуки обстрілів, що луналивдалині, оскільки в регіоні тривають військові дії". Крім того, одна наземнаміна вибухнула поблизу станції.</text:p>
      <text:p text:style-name="P4">
Гендиректор МАГАТЕ наголосив, що посилення військової присутності таактивності в регіоні ще раз підкреслює важливість і терміновість досягненнядомовленостей щодо захисту станції.</text:p>
      <text:p text:style-name="P4">
<text:span text:style-name="T4">
Читайте також:</text:span>
 <text:a xlink:type="simple" xlink:href="https://www.ukrinform.ua/rubric-polytics/3701152-zelenskij-zaklikav-kitaj-dopomogti-ubezpeciti-zaporizku-aes.html" text:style-name="Internet_20_link" text:visited-style-name="Visited_20_Internet_20_Link">
 </text:a>
</text:p>
      <text:p text:style-name="P4">
У заяві також повідомляється, що команда Місії МАГАТЕ з підтримки та сприянняв Запоріжжі (ISAMZ) вчора вже ввосьме перетнула лінію фронту, щоб замінитипопередню команду.</text:p>
      <text:p text:style-name="P4">
Як повідомляв Укрінформ, раніше Президент України <text:a xlink:type="simple" xlink:href="https://www.youtube.com/watch" text:style-name="Internet_20_link" text:visited-style-name="Visited_20_Internet_20_Link">
</text:a>
 у відеозверненні за підсумкамирозмови з генеральним директором МАГАТЕ Рафаелем Гроссі, що присутність росіїна території Запорізької атомної електростанції створює загрозу радіаційноїкатастрофи на кшталт Чорнобильської.</text:p>
      <text:p text:style-name="P4">
Source: <text:a xlink:type="simple" xlink:href="https://www.ukrinform.ua/rubric-economy/3702158-rosatom-pereviv-na-kontrakt-3-000-spivrobitnikiv-zaes-castini-vidmovili-u-dostupi-grossi.html" text:style-name="Internet_20_link" text:visited-style-name="Visited_20_Internet_20_Link">
https://www.ukrinform.ua/rubric-economy/3702158-rosatom-pereviv-na-kontrakt-3-000-spivrobitnikiv-zaes-castini-vidmovili-u-dostupi-grossi.html</text:a>
</text:p>
      <!--NEWS-->
      <text:h text:style-name="P10" text:outline-level="1">
<text:span text:style-name="T4">
«Формула-1», Гран-прі Азербайджану-2023, кваліфікація: Леклер виграв поул</text:span>
</text:h>
      <text:p text:style-name="P4">
Authors: Ukrinform (Person)</text:p>
      <text:p text:style-name="P4">
Publisher: Укринформ (Organization)</text:p>
      <text:p text:style-name="P4">
Published Time: 2023-04-28T18:14:42+03:00</text:p>
      <text:p text:style-name="P4">
Modified Time: 2023-04-28T18:14:42+03:00</text:p>
      <text:p text:style-name="P4">
Description: Ферстаппен став другим у кваліфікації, Перес - третім. — Укрінформ.</text:p>
      <text:p text:style-name="P4">
Images: ["<text:a xlink:type="simple" xlink:href="https://static.ukrinform.com/photos/2023_04/thumb_files/630_360_1682694786-107.jpg" text:style-name="Internet_20_link" text:visited-style-name="Visited_20_Internet_20_Link">
630_360_16826...</text:a>
"]</text:p>
      <text:p text:style-name="P4">
Tags: ['Формула-1']</text:p>
      <text:p text:style-name="P4">
Type: Article</text:p>
      <!--METADATA-->
      <text:p text:style-name="P4">
<draw:frame draw:style-name="fr1" draw:name="Image176" text:anchor-type="as-char" svg:width="6.9236in" svg:height="3.956343in" draw:z-index="0">
<draw:image xlink:href="../Images/yкринформ/2023-04-28T18-14-42-03-00/630_360_1682694786-107.jpg" xlink:type="simple" xlink:show="embed" xlink:actuate="onLoad" draw:mime-type="image/jpeg"/>
</draw:frame>
 Ферстаппенстав другим у кваліфікації, Перес - третім.</text:p>
      <text:p text:style-name="P4">
У Баку відбулась кваліфікація до четвертої гонки «Формули-1» сезону-2023 –Гран-прі Азербайджану, передає Укрінформ.</text:p>
      <text:p text:style-name="P4">
Шарль Леклер з «Феррарі» виграв поул. Другим став Макс Ферстаппен з «РедБулл», третім - Серхіо Перес («Ред Булл»).</text:p>
      <text:p text:style-name="P4">
<text:span text:style-name="T4">
Читайте також:</text:span>
 <text:a xlink:type="simple" xlink:href="https://www.ukrinform.ua/rubric-sports/3690520-formula1-ferstappen-vigrav-granpri-avstralii.html" text:style-name="Internet_20_link" text:visited-style-name="Visited_20_Internet_20_Link">
 <text:span text:style-name="T4">
Ферстаппен</text:span>
 </text:a>
</text:p>
      <text:p text:style-name="P4">
Топ-10:</text:p>
      <text:p text:style-name="P4">
1. Шарль Леклер («Феррарі») - 1.40,203</text:p>
      <text:p text:style-name="P4">
2. Макс Ферстаппен («Ред Булл») +0,188</text:p>
      <text:p text:style-name="P4">
3. Серхіо Перес («Ред Булл») +0,292</text:p>
      <text:p text:style-name="P4">
4. Карлос Сайнс («Феррарі») +0,813</text:p>
      <text:p text:style-name="P4">
5. Льюїс Гемілтон («Мерседес») +0,974</text:p>
      <text:p text:style-name="P4">
6. Фернандо Алонсо («Астон Мартін») +1,050</text:p>
      <text:p text:style-name="P4">
7. Ландо Норріс («Макларен») +1,078</text:p>
      <text:p text:style-name="P4">
8. Юкі Цунода («Альфа Таурі») +1,378</text:p>
      <text:p text:style-name="P4">
9. Ланс Стролл («Астон Мартін») +1,408</text:p>
      <text:p text:style-name="P4">
10. Оскар Піастрі («Макларен») +1,408</text:p>
      <text:p text:style-name="P4">
Фото: Getty Images</text:p>
      <text:p text:style-name="P4">
Source: <text:a xlink:type="simple" xlink:href="https://www.ukrinform.ua/rubric-sports/3702161-formula1-granpri-azerbajdzanu2023-kvalifikacia-lekler-vigrav-poul.html" text:style-name="Internet_20_link" text:visited-style-name="Visited_20_Internet_20_Link">
https://www.ukrinform.ua/rubric-sports/3702161-formula1-granpri-azerbajdzanu2023-kvalifikacia-lekler-vigrav-poul.html</text:a>
</text:p>
      <!--NEWS-->
      <text:h text:style-name="P10" text:outline-level="1">
<text:span text:style-name="T4">
У Британії створили сцену коронації Чарльза ІІІ з конструктора Lego</text:span>
</text:h>
      <text:p text:style-name="P4">
Authors: Ukrinform (Person)</text:p>
      <text:p text:style-name="P4">
Publisher: Укринформ (Organization)</text:p>
      <text:p text:style-name="P4">
Published Time: 2023-04-28T18:16:43+03:00</text:p>
      <text:p text:style-name="P4">
Modified Time: 2023-04-28T18:16:43+03:00</text:p>
      <text:p text:style-name="P4">
Description: Мініатюрна сцена коронації британського монарха Чарльза ІІІ була представлена на виставці у «Леголенді» в місті Віндзор, графство Беркшир. — Укрінформ.</text:p>
      <text:p text:style-name="P4">
Images: ["<text:a xlink:type="simple" xlink:href="https://static.ukrinform.com/photos/2023_04/thumb_files/630_360_1682694806-539.png" text:style-name="Internet_20_link" text:visited-style-name="Visited_20_Internet_20_Link">
630_360_16826...</text:a>
", "<text:a xlink:type="simple" xlink:href="https://static.ukrinform.com/photos/2023_04/1682694805-312.png" text:style-name="Internet_20_link" text:visited-style-name="Visited_20_Internet_20_Link">
1682694805-31...</text:a>
", "<text:a xlink:type="simple" xlink:href="https://static.ukrinform.com/photos/2023_04/1682694804-757.png" text:style-name="Internet_20_link" text:visited-style-name="Visited_20_Internet_20_Link">
1682694804-75...</text:a>
", "<text:a xlink:type="simple" xlink:href="https://static.ukrinform.com/photos/2023_04/1682694801-805.png" text:style-name="Internet_20_link" text:visited-style-name="Visited_20_Internet_20_Link">
1682694801-80...</text:a>
", "<text:a xlink:type="simple" xlink:href="https://static.ukrinform.com/photos/2023_04/1682694802-993.png" text:style-name="Internet_20_link" text:visited-style-name="Visited_20_Internet_20_Link">
1682694802-99...</text:a>
"]</text:p>
      <text:p text:style-name="P4">
Tags: ['LEGO', 'Чарльз ІІІ', 'Коронація']</text:p>
      <text:p text:style-name="P4">
Type: Article</text:p>
      <!--METADATA-->
      <text:p text:style-name="P4">
<draw:frame draw:style-name="fr1" draw:name="Image177" text:anchor-type="as-char" svg:width="6.9236in" svg:height="3.956343in" draw:z-index="0">
<draw:image xlink:href="../Images/yкринформ/2023-04-28T18-16-43-03-00/630_360_1682694806-539.png" xlink:type="simple" xlink:show="embed" xlink:actuate="onLoad" draw:mime-type="image/png"/>
</draw:frame>
 Мініатюрнасцена коронації британського монарха Чарльза ІІІ була представлена на виставціу «Леголенді» в місті Віндзор, графство Беркшир.</text:p>
      <text:p text:style-name="P4">
Як передає Укрінформ, про це повідомляє <text:a xlink:type="simple" xlink:href="https://www.bbc.co.uk/news/uk-england-berkshire-65413844" text:style-name="Internet_20_link" text:visited-style-name="Visited_20_Internet_20_Link">
 </text:a>
 .</text:p>
      <text:p text:style-name="P4">
«Це завжди радість – відтворювати знакові моменти британської історії у форміLego, тому ми не могли проґавити шанс відзначити цей момент, який буває раз напокоління, і відтворити коронацію в мініатюрі», – сказала Пола Лафтон,головний виробник моделей у британському «Леголенді».</text:p>
      <text:p text:style-name="P4">
<draw:frame draw:style-name="fr1" draw:name="Image178" text:anchor-type="as-char" svg:width="6.9236in" svg:height="3.648536in" draw:z-index="0">
<draw:image xlink:href="../Images/yкринформ/2023-04-28T18-16-43-03-00/1682694805-312.png" xlink:type="simple" xlink:show="embed" xlink:actuate="onLoad" draw:mime-type="image/png"/>
</draw:frame>
</text:p>
      <text:p text:style-name="P4">
<draw:frame draw:style-name="fr1" draw:name="Image179" text:anchor-type="as-char" svg:width="6.9236in" svg:height="4.395042in" draw:z-index="0">
<draw:image xlink:href="../Images/yкринформ/2023-04-28T18-16-43-03-00/1682694804-757.png" xlink:type="simple" xlink:show="embed" xlink:actuate="onLoad" draw:mime-type="image/png"/>
</draw:frame>
</text:p>
      <text:p text:style-name="P4">
На крихітній копії Букінгемського палацу зображені король і королева набалконі, які махають натовпу внизу, а також принц і принцеса Уельські та їхнітроє дітей.</text:p>
      <text:p text:style-name="P4">
<text:span text:style-name="T4">
Читайте також:</text:span>
 <text:a xlink:type="simple" xlink:href="https://www.ukrinform.ua/rubric-world/3691690-na-koronaciu-carlza-iii-zaprosili-majze-dvi-tisaci-osib.html" text:style-name="Internet_20_link" text:visited-style-name="Visited_20_Internet_20_Link">
 <text:span text:style-name="T4">
Чарльза</text:span>
 </text:a>
</text:p>
      <text:p text:style-name="P4">
Також було відтворено концерт з нагоди коронації у Віндзорському замку разоміз оркестром і попгуртом Take That.</text:p>
      <text:p text:style-name="P4">
<draw:frame draw:style-name="fr1" draw:name="Image180" text:anchor-type="as-char" svg:width="6.9236in" svg:height="3.662128in" draw:z-index="0">
<draw:image xlink:href="../Images/yкринформ/2023-04-28T18-16-43-03-00/1682694801-805.png" xlink:type="simple" xlink:show="embed" xlink:actuate="onLoad" draw:mime-type="image/png"/>
</draw:frame>
</text:p>
      <text:p text:style-name="P4">
Щоб відтворити сцену коронації, знадобилося понад тисячу годин та 32 тис.деталей конструктора Lego. Над новою моделлю працювали шестеро людей.</text:p>
      <text:p text:style-name="P4">
Нові моделі будуть демонструватися у віндзорському «Леголенді» до листопадацього року.</text:p>
      <text:p text:style-name="P4">
<draw:frame draw:style-name="fr1" draw:name="Image181" text:anchor-type="as-char" svg:width="6.9236in" svg:height="3.844823in" draw:z-index="0">
<draw:image xlink:href="../Images/yкринформ/2023-04-28T18-16-43-03-00/1682694802-993.png" xlink:type="simple" xlink:show="embed" xlink:actuate="onLoad" draw:mime-type="image/png"/>
</draw:frame>
</text:p>
      <text:p text:style-name="P4">
Справжня королівська церемонія відбудеться 6 травня 2023 року.</text:p>
      <text:p text:style-name="P4">
<text:span text:style-name="T4">
Читайте також:</text:span>
 <text:a xlink:type="simple" xlink:href="https://www.ukrinform.ua/rubric-world/3699628-u-den-koronacii-carlza-iii-novonarodzeni-diti-otrimaut-pamatnij-kuhol.html" text:style-name="Internet_20_link" text:visited-style-name="Visited_20_Internet_20_Link">
 <text:span text:style-name="T4">
Чарльза</text:span>
 </text:a>
</text:p>
      <text:p text:style-name="P4">
Як повідомляв Укрінформ, команда кондитерів компанії Mars Wrigley's занглійського міста Слау створила шоколадний бюст британського короля ЧарльзаІІІ перед його коронацією.</text:p>
      <text:p text:style-name="P4">
<text:span text:style-name="T5">
Фото: PA MEDIA</text:span>
</text:p>
      <text:p text:style-name="P4">
Source: <text:a xlink:type="simple" xlink:href="https://www.ukrinform.ua/rubric-world/3702162-u-britanii-stvorili-scenu-koronacii-carlza-iii-z-konstruktora-lego.html" text:style-name="Internet_20_link" text:visited-style-name="Visited_20_Internet_20_Link">
https://www.ukrinform.ua/rubric-world/3702162-u-britanii-stvorili-scenu-koronacii-carlza-iii-z-konstruktora-lego.html</text:a>
</text:p>
      <!--NEWS-->
      <text:h text:style-name="P10" text:outline-level="1">
<text:span text:style-name="T4">
Уряд змінив порядок бронювання військовозобовʼязаних працівників</text:span>
</text:h>
      <text:p text:style-name="P4">
Authors: Ukrinform (Person)</text:p>
      <text:p text:style-name="P4">
Publisher: Укринформ (Organization)</text:p>
      <text:p text:style-name="P4">
Published Time: 2023-04-28T18:22:41+03:00</text:p>
      <text:p text:style-name="P4">
Modified Time: 2023-04-28T18:22:41+03:00</text:p>
      <text:p text:style-name="P4">
Description: Кабінет Міністрів вніс зміни до порядку бронювання військовозобов’язаних, встановивши строки прийняття рішення про бронювання. — Укрінформ.</text:p>
      <text:p text:style-name="P4">
Images: ["<text:a xlink:type="simple" xlink:href="https://static.ukrinform.com/photos/2021_03/thumb_files/630_360_1617189558-212.jpg" text:style-name="Internet_20_link" text:visited-style-name="Visited_20_Internet_20_Link">
630_360_16171...</text:a>
"]</text:p>
      <text:p text:style-name="P4">
Tags: ['Кабмін', 'Воєнний стан', 'Бронювання військовозобов’язаних']</text:p>
      <text:p text:style-name="P4">
Type: Article</text:p>
      <!--METADATA-->
      <text:p text:style-name="P4">
<draw:frame draw:style-name="fr1" draw:name="Image182" text:anchor-type="as-char" svg:width="6.9236in" svg:height="3.949462in" draw:z-index="0">
<draw:image xlink:href="../Images/yкринформ/2023-04-28T18-22-41-03-00/630_360_1617189558-212.jpg" xlink:type="simple" xlink:show="embed" xlink:actuate="onLoad" draw:mime-type="image/jpeg"/>
</draw:frame>
 КабінетМіністрів вніс зміни до порядку бронювання військовозобов’язаних, встановившистроки прийняття рішення про бронювання.</text:p>
      <text:p text:style-name="P4">
Як передає Укрінформ, про це повідомив у <text:a xlink:type="simple" xlink:href="https://t.me/tmelnychuk/2201" text:style-name="Internet_20_link" text:visited-style-name="Visited_20_Internet_20_Link">
 </text:a>
постійний представник Кабміну у Верховній Раді Тарас Мельничук.</text:p>
      <text:p text:style-name="P4">
"Внесено зміни до Порядку бронювання військовозобов’язаних за спискомвійськовозобовʼязаних під час дії <text:a xlink:type="simple" xlink:href="https://www.ukrinform.ua/tag-voennij-stan" text:style-name="Internet_20_link" text:visited-style-name="Visited_20_Internet_20_Link">
 </text:a>
 ", - йдеться в повідомленні.</text:p>
      <text:p text:style-name="P4">
Зазначається, що органи державної влади, інші державні органи у строк не більшяк 5 робочих днів мають передавати списки до Генерального штабу Збройних Сил(СБУ, Служби зовнішньої розвідки) для їх перевірки та погодження.</text:p>
      <text:p text:style-name="P4">
При цьому погодження та подання Генеральним штабом Збройних Сил (СБУ, Службоюзовнішньої розвідки) списків до Мінекономіки має відбуватись у строк не більшяк 10 робочих днів.</text:p>
      <text:p text:style-name="P4">
<text:span text:style-name="T4">
Читайте також:</text:span>
 <text:a xlink:type="simple" xlink:href="https://www.ukrinform.ua/rubric-society/3673665-deaki-kategorii-agropidpriemstv-zmozut-bronuvati-vijskovozobovazanih-pracivnikiv.html" text:style-name="Internet_20_link" text:visited-style-name="Visited_20_Internet_20_Link">
 <text:span text:style-name="T4">
Деякі</text:span>
 <text:span text:style-name="T4">
категорії</text:span>
 <text:span text:style-name="T4">
агропідприємств</text:span>
 <text:span text:style-name="T4">
зможуть</text:span>
<text:span text:style-name="T4">
бронювати</text:span>
 <text:span text:style-name="T4">
військовозобов</text:span>
 <text:span text:style-name="T4">
язаних</text:span>
 <text:span text:style-name="T4">
працівників</text:span>
</text:a>
</text:p>
      <text:p text:style-name="P4">
Мінекономіки має приймати рішення про бронювання військовозобовʼязаних у строкне більш як 5 робочих днів, а зарахування військовозобовʼязаного наспеціальний військовий облік територіальним центром комплектування маєвідбуватися у строк не більше 5 робочих днів.</text:p>
      <text:p text:style-name="P4">
Як повідомляв Укрінформ, відповідно до оновленого порядку, бронюваннюпідлягають керівники та заступники, а також 50% від кількості (на дату поданнясписку) військовозобов'язаних працівників підприємств, установ і організацій,яким встановлено мобілізаційні завдання; підприємств, які виробляють товари(виконують послуги) для потреб ЗСУ, а також підприємств, установ таорганізацій, які є критично важливими для функціонування економіки тазабезпечення життєдіяльності населення.</text:p>
      <text:p text:style-name="P4">
Source: <text:a xlink:type="simple" xlink:href="https://www.ukrinform.ua/rubric-society/3702164-urad-zminiv-poradok-bronuvanna-vijskovozobovazanih-pracivnikiv.html" text:style-name="Internet_20_link" text:visited-style-name="Visited_20_Internet_20_Link">
https://www.ukrinform.ua/rubric-society/3702164-urad-zminiv-poradok-bronuvanna-vijskovozobovazanih-pracivnikiv.html</text:a>
</text:p>
      <!--NEWS-->
      <text:h text:style-name="P10" text:outline-level="1">
<text:span text:style-name="T4">
Ворог влучив в об’єкт електрогенерації на Донеччині</text:span>
</text:h>
      <text:p text:style-name="P4">
Authors: Ukrinform (Person)</text:p>
      <text:p text:style-name="P4">
Publisher: Укринформ (Organization)</text:p>
      <text:p text:style-name="P4">
Published Time: 2023-04-28T18:22:59+03:00</text:p>
      <text:p text:style-name="P4">
Modified Time: 2023-04-28T18:22:59+03:00</text:p>
      <text:p text:style-name="P4">
Description: Через масований обстріл Донецької області є влучання в один з об’єктів генерації електроенергії. — Укрінформ.</text:p>
      <text:p text:style-name="P4">
Images: ["<text:a xlink:type="simple" xlink:href="https://static.ukrinform.com/photos/2022_12/thumb_files/630_360_1670592423-164.jpg" text:style-name="Internet_20_link" text:visited-style-name="Visited_20_Internet_20_Link">
630_360_16705...</text:a>
"]</text:p>
      <text:p text:style-name="P4">
Tags: ['Донеччина', 'Електроенергія', 'Війна з росією']</text:p>
      <text:p text:style-name="P4">
Type: Article</text:p>
      <!--METADATA-->
      <text:p text:style-name="P4">
<draw:frame draw:style-name="fr1" draw:name="Image183" text:anchor-type="as-char" svg:width="6.9236in" svg:height="3.956343in" draw:z-index="0">
<draw:image xlink:href="../Images/yкринформ/2023-04-28T18-22-59-03-00/630_360_1670592423-164.jpg" xlink:type="simple" xlink:show="embed" xlink:actuate="onLoad" draw:mime-type="image/jpeg"/>
</draw:frame>
 Черезмасований обстріл Донецької області є влучання в один з об’єктів генераціїелектроенергії.</text:p>
      <text:p text:style-name="P4">
Як передає Укрінформ, про це повідомляє пресслужба <text:a xlink:type="simple" xlink:href="http://mev.gov.ua/novyna/naslidky-nichnoho-masovanoho-obstrilu-ye-vluchannya-v-obyekt-heneratsiyi-na-donechchyni" text:style-name="Internet_20_link" text:visited-style-name="Visited_20_Internet_20_Link">
</text:a>
 .</text:p>
      <text:p text:style-name="P4">
«Під час масованого обстрілу, який <text:a xlink:type="simple" xlink:href="https://www.ukrinform.ua/tag-rosia" text:style-name="Internet_20_link" text:visited-style-name="Visited_20_Internet_20_Link">
 </text:a>
здійснила 28 квітня, було зафіксовано влучання в один з об’єктів генераціїелектроенергії у Донецькій області. Ворог здійснив артилерійський обстріл,внаслідок якого було частково пошкоджено обладнання. Під час обстрілупрацівники цього об’єкта не постраждали», - йдеться у повідомленні.</text:p>
      <text:p text:style-name="P4">
Зазначається, що інші об’єкти генерації України під час обстрілу 28 квітня небули пошкоджені. Об'єднана енергетична система працює стабільно, з профіцитомпотужності.</text:p>
      <text:p text:style-name="P4">
<text:span text:style-name="T4">
Читайте також:</text:span>
 <text:a xlink:type="simple" xlink:href="https://www.ukrinform.ua/rubric-economy/3692978-urad-sprostiv-proceduru-dostupu-do-infrastrukturi-obektiv-elektroenergetiki.html" text:style-name="Internet_20_link" text:visited-style-name="Visited_20_Internet_20_Link">
 </text:a>
</text:p>
      <text:p text:style-name="P4">
Як повідомлялося, починаючи з 10 жовтня 2022 року держава-терорист завдаємасованих ракетно-дронових ударів по об’єктах енергетичної інфраструктуриУкраїни. За цей період були уражені 24 об’єкти генерації (тепловіелектростанції, теплоелектроцентралі, гідро- та гідроакумулюючі станції),близько половини підстанцій системи передачі, 43% магістральних мереж. Убільшість об’єктів влучали по декілька разів.</text:p>
      <text:p text:style-name="P4">
<text:span text:style-name="T4">
Читайте також:</text:span>
 <text:a xlink:type="simple" xlink:href="https://www.ukrinform.ua/rubric-economy/3693348-ukraina-ta-ssa-pracuut-nad-spilnou-programou-u-sferi-energetiki.html" text:style-name="Internet_20_link" text:visited-style-name="Visited_20_Internet_20_Link">
 </text:a>
</text:p>
      <text:p text:style-name="P4">
За оцінками дослідження Світового банку, станом на лютий 2023 року збитки,завдані енергосистемі України, сягають 11 млрд доларів.</text:p>
      <text:p text:style-name="P4">
<text:span text:style-name="T5">
Фото ілюстративне</text:span>
</text:p>
      <text:p text:style-name="P4">
Source: <text:a xlink:type="simple" xlink:href="https://www.ukrinform.ua/rubric-ato/3702165-vorog-vluciv-v-obekt-elektrogeneracii-na-doneccini.html" text:style-name="Internet_20_link" text:visited-style-name="Visited_20_Internet_20_Link">
https://www.ukrinform.ua/rubric-ato/3702165-vorog-vluciv-v-obekt-elektrogeneracii-na-doneccini.html</text:a>
</text:p>
      <!--NEWS-->
      <text:h text:style-name="P10" text:outline-level="1">
<text:span text:style-name="T4">
Чапутова переконана, що новий уряд Словаччини розумітиме різницю між агресором і жертвою війни</text:span>
</text:h>
      <text:p text:style-name="P4">
Authors: Ukrinform (Person)</text:p>
      <text:p text:style-name="P4">
Publisher: Укринформ (Organization)</text:p>
      <text:p text:style-name="P4">
Published Time: 2023-04-28T18:23:59+03:00</text:p>
      <text:p text:style-name="P4">
Modified Time: 2023-04-28T18:23:59+03:00</text:p>
      <text:p text:style-name="P4">
Description: Президентка Словаччини Зузана Чапутова допускає, що після дострокових парламентських виборів у країні можливі деякі зміни у відносинах з Україною. Водночас вона не може уявити, що новий потенційний уряд не розумітиме різниці між агресором і жертвою в російсько-українській війні. — Укрінформ.</text:p>
      <text:p text:style-name="P4">
Images: ["<text:a xlink:type="simple" xlink:href="https://static.ukrinform.com/photos/2023_04/thumb_files/630_360_1682695426-359.jpg" text:style-name="Internet_20_link" text:visited-style-name="Visited_20_Internet_20_Link">
630_360_16826...</text:a>
"]</text:p>
      <text:p text:style-name="P4">
Tags: ['Україна', 'Словаччина', 'Війна з росією']</text:p>
      <text:p text:style-name="P4">
Type: Article</text:p>
      <!--METADATA-->
      <text:p text:style-name="P4">
<draw:frame draw:style-name="fr1" draw:name="Image184" text:anchor-type="as-char" svg:width="6.9236in" svg:height="3.956343in" draw:z-index="0">
<draw:image xlink:href="../Images/yкринформ/2023-04-28T18-23-59-03-00/630_360_1682695426-359.jpg" xlink:type="simple" xlink:show="embed" xlink:actuate="onLoad" draw:mime-type="image/jpeg"/>
</draw:frame>
Президентка Словаччини Зузана Чапутова допускає, що після достроковихпарламентських виборів у країні можливі деякі зміни у відносинах з Україною.Водночас вона не може уявити, що новий потенційний уряд не розумітиме різниціміж агресором і жертвою в російсько-українській війні.</text:p>
      <text:p text:style-name="P4">
Про це Чапутова заявила під час спільної з президентами України ВолодимиромЗеленським та Чехії Петром Павелом пресконференції в Києві, повідомляєкореспондент Укрінформу.</text:p>
      <text:p text:style-name="P4">
Вона зазначила, що перед вересневими парламентськими виборами тема потенційноїзміни зовнішнього курсу Словацької Республіки дуже політизується, а деякіпартії заробляють собі політичні бали на тому, щоб не допомагати Україні. Уцьому контексті Чапутова нагадала, що підтримка України нинішнім урядом є дужевисокою, а в плані військової та гуманітарної допомоги <text:a xlink:type="simple" xlink:href="https://www.ukrinform.ua/tag-slovaccina" text:style-name="Internet_20_link" text:visited-style-name="Visited_20_Internet_20_Link">
</text:a>
 допомогла «всім, чим могла».</text:p>
      <text:p text:style-name="P4">
«Після виборів я залишусь президенткою і буду продовжувати підтримуватизв’язки з Україною і допомагати. Я не хочу і не можу собі уявити такументальну дезорієнтацію нового потенційного уряду, коли він не міг бизрозуміти різницю між агресором і жертвою. Тож думаю, що в цій основнійфілософії ми будемо продовжувати нашу політику, хоча зміни можливі», - сказалаПрезидентка Словаччини.</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span text:style-name="T4">
Чапутова</text:span>
 </text:a>
</text:p>
      <text:p text:style-name="P4">
Як повідомляв Укрінформ, дострокові парламентські вибори в Словаччині пройдуть30 вересня - лідери попереднього коаліційного уряду домовилися про внесеннязмін до Конституції, щоб перенести голосування, що мало відбутися у лютому2024 року. Політики дійшли згоди про це після провалу організованого опозицієюреферендуму щодо дострокових виборів.</text:p>
      <text:p text:style-name="P4">
Уряду меншості прем'єр-міністра Едуарда Гегера в грудні винесено вотумнедовіри.</text:p>
      <text:p text:style-name="P4">
Source: <text:a xlink:type="simple" xlink:href="https://www.ukrinform.ua/rubric-polytics/3702166-caputova-perekonana-so-novij-urad-slovaccini-rozumitime-riznicu-miz-agresorom-i-zertvou-vijni.html" text:style-name="Internet_20_link" text:visited-style-name="Visited_20_Internet_20_Link">
https://www.ukrinform.ua/rubric-polytics/3702166-caputova-perekonana-so-novij-urad-slovaccini-rozumitime-riznicu-miz-agresorom-i-zertvou-vijni.html</text:a>
</text:p>
      <!--NEWS-->
      <text:h text:style-name="P10" text:outline-level="1">
<text:span text:style-name="T4">
Кабмін ухвалив постанову про реєстр об’єктів критичної інфраструктури</text:span>
</text:h>
      <text:p text:style-name="P4">
Authors: Ukrinform (Person)</text:p>
      <text:p text:style-name="P4">
Publisher: Укринформ (Organization)</text:p>
      <text:p text:style-name="P4">
Published Time: 2023-04-28T18:26:13+03:00</text:p>
      <text:p text:style-name="P4">
Modified Time: 2023-04-28T18:26:13+03:00</text:p>
      <text:p text:style-name="P4">
Description: Кабінет Міністрів ухвалив постанову про затвердження порядку ведення Реєстру об’єктів критичної інфраструктури, включення об’єктів до реєстру та надання інформації з нього.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Інфраструктура', 'Кабмін', 'Реєстр']</text:p>
      <text:p text:style-name="P4">
Type: Article</text:p>
      <!--METADATA-->
      <text:p text:style-name="P4">
<draw:frame draw:style-name="fr1" draw:name="Image185" text:anchor-type="as-char" svg:width="6.9236in" svg:height="3.956343in" draw:z-index="0">
<draw:image xlink:href="../Images/yкринформ/2023-04-28T18-26-13-03-00/630_360_1678738628-217.jpg" xlink:type="simple" xlink:show="embed" xlink:actuate="onLoad" draw:mime-type="image/jpeg"/>
</draw:frame>
 КабінетМіністрів ухвалив постанову про затвердження порядку ведення Реєстру об’єктівкритичної інфраструктури, включення об’єктів до реєстру та надання інформаціїз нього.</text:p>
      <text:p text:style-name="P4">
Як передає Укрінформ, про це повідомляє пресслужба <text:a xlink:type="simple" xlink:href="https://cip.gov.ua/ua/news/kabinet-ministriv-ukrayini-ukhvaliv-postanovu-pro-reyestr-ob-yektiv-kritichnoyi-infrastrukturi" text:style-name="Internet_20_link" text:visited-style-name="Visited_20_Internet_20_Link">
</text:a>
 .</text:p>
      <text:p text:style-name="P4">
«Затвердження порядку створення Реєстру об’єктів критичної інфраструктури –важливий крок на шляху захисту наших ОКІ, проте це – тільки один із першихкроків. Тепер всі органи, відповідальні за захист критичної інфраструктури,мають долучитись до роботи з наповнення цього реєстру», – сказав головаДержспецзв'язку Юрій Щиголь.</text:p>
      <text:p text:style-name="P4">
Зазначається, що документ визначає процедури формування і ведення Реєструоб’єктів критичної інфраструктури, включення об’єктів до реєстру, внесення донього інформації про ОКІ, регламентує умови доступу та надання інформації зреєстру.</text:p>
      <text:p text:style-name="P4">
Відповідно до документа, держателем та адміністратором реєстру є уповноваженийорган у сфері захисту критичної інфраструктури України. Він здійснює облік,узагальнення, систематизацію, аналіз та надання інформації з реєстру, а такожвідповідає за внесення (та виключення) інформації про ОКІ в Реєстр.</text:p>
      <text:p text:style-name="P4">
<text:span text:style-name="T4">
Читайте також:</text:span>
 <text:a xlink:type="simple" xlink:href="https://www.ukrinform.ua/rubric-economy/3698100-urad-uhvaliv-risenna-pro-stvorenna-platformi-reestriv.html" text:style-name="Internet_20_link" text:visited-style-name="Visited_20_Internet_20_Link">
 <text:span text:style-name="T4">
Уряд</text:span>
 <text:span text:style-name="T4">
ухвалив</text:span>
 <text:span text:style-name="T4">
рішення</text:span>
 <text:span text:style-name="T4">
про</text:span>
 <text:span text:style-name="T4">
створення</text:span>
<text:span text:style-name="T4">
Платформи</text:span>
 <text:span text:style-name="T4">
реєстрів</text:span>
 </text:a>
</text:p>
      <text:p text:style-name="P4">
«Відповідальними за надання інформації до реєстру є секторальні органи у сферізахисту критичної інфраструктури. Вони ідентифікують ОКІ, разом із операторомкритичної інфраструктури здійснюють категоризацію ОКІ &lt;...&gt;
, за результатамичого складають секторальні переліки ОКІ та подають інформацію вДержспецзв'язку для її внесення в реєстр», - додали у відомстві.</text:p>
      <text:p text:style-name="P4">
Як повідомлялося, під час дії <text:a xlink:type="simple" xlink:href="https://www.ukrinform.ua/tag-voennij-stan" text:style-name="Internet_20_link" text:visited-style-name="Visited_20_Internet_20_Link">
 </text:a>
та 12 місяців після його припинення чи скасування уповноваженим органом усфері захисту критичної інфраструктури України є Державна служба спеціальногозвʼязку та захисту інформації України.</text:p>
      <text:p text:style-name="P4">
Source: <text:a xlink:type="simple" xlink:href="https://www.ukrinform.ua/rubric-economy/3702168-kabmin-uhvaliv-postanovu-pro-reestr-obektiv-kriticnoi-infrastrukturi.html" text:style-name="Internet_20_link" text:visited-style-name="Visited_20_Internet_20_Link">
https://www.ukrinform.ua/rubric-economy/3702168-kabmin-uhvaliv-postanovu-pro-reestr-obektiv-kriticnoi-infrastrukturi.html</text:a>
</text:p>
      <!--NEWS-->
      <text:h text:style-name="P10" text:outline-level="1">
<text:span text:style-name="T4">
Глава МЗС Латвії: На саміті у Вільнюсі ми повинні побудувати шлях України до НАТО</text:span>
</text:h>
      <text:p text:style-name="P4">
Authors: Ukrinform (Person)</text:p>
      <text:p text:style-name="P4">
Publisher: Укринформ (Organization)</text:p>
      <text:p text:style-name="P4">
Published Time: 2023-04-28T18:27:06+03:00</text:p>
      <text:p text:style-name="P4">
Modified Time: 2023-04-28T18:27:06+03:00</text:p>
      <text:p text:style-name="P4">
Description: Латвія підтримає Україну на шляху до вступу в Північноатлантичний альянс. — Укрінформ.</text:p>
      <text:p text:style-name="P4">
Images: ["<text:a xlink:type="simple" xlink:href="https://static.ukrinform.com/photos/2023_04/thumb_files/630_360_1682695542-666.jpg" text:style-name="Internet_20_link" text:visited-style-name="Visited_20_Internet_20_Link">
630_360_16826...</text:a>
"]</text:p>
      <text:p text:style-name="P4">
Tags: ['Латвія', 'НАТО', 'Саміт', 'Україна']</text:p>
      <text:p text:style-name="P4">
Type: Article</text:p>
      <!--METADATA-->
      <text:p text:style-name="P4">
<draw:frame draw:style-name="fr1" draw:name="Image186" text:anchor-type="as-char" svg:width="6.9236in" svg:height="3.956343in" draw:z-index="0">
<draw:image xlink:href="../Images/yкринформ/2023-04-28T18-27-06-03-00/630_360_1682695542-666.jpg" xlink:type="simple" xlink:show="embed" xlink:actuate="onLoad" draw:mime-type="image/jpeg"/>
</draw:frame>
 Латвіяпідтримає Україну на шляху до вступу в Північноатлантичний альянс.</text:p>
      <text:p text:style-name="P4">
Про це на брифінгу в Одесі заявив міністр закордонних справ Латвії ЕдгарсРінкевичс, передає кореспондент Укрінформу.</text:p>
      <text:p text:style-name="P4">
«Ми сподіваємося на саміт у Вільнюсі. Я вважаю, що це буде зустріч, на якій миповинні знайти варіанти, щоб підтримати Україну не тільки обладнанням тазброєю, а також побудувати шлях України до Альянсу», - сказав Рінкевичс.</text:p>
      <text:p text:style-name="P4">
Також міністр заявив, що <text:a xlink:type="simple" xlink:href="https://www.ukrinform.ua/tag-latvia" text:style-name="Internet_20_link" text:visited-style-name="Visited_20_Internet_20_Link">
 </text:a>
 допоможе увідбудові Одеси та підтримає Україну інвестиціями.</text:p>
      <text:p text:style-name="P4">
У брифінгу брали участь, крім Рінкевичса, міністр закордонних справ Данії ЛарсЛюкке Расмуссен, міністр закордонних справ Естонії Маргус Цахкна, міністерказакордонних справ Ісландії Тордіс Колбрун Рейкфйорд, міністр закордонних справЛитви Габріелюс Ландсбергіс, міністерка закордонних справ Норвегії АннікенВітфельдт, міністр закордонних справ Швеції Тобіас Більстрьом та заступникдержавного секретаря МЗС Фінляндії Кай Зауер.</text:p>
      <text:p text:style-name="P4">
<text:span text:style-name="T4">
Читайте також:</text:span>
 <text:a xlink:type="simple" xlink:href="https://www.ukrinform.ua/rubric-ato/3702154-litva-pidtrimue-peredacu-ukraini-litakiv-f16-ministr.html" text:style-name="Internet_20_link" text:visited-style-name="Visited_20_Internet_20_Link">
 <text:span text:style-name="T4">
Литва</text:span>
 </text:a>
</text:p>
      <text:p text:style-name="P4">
Як повідомлялося, уряд Латвії ухвалив рішення щодо <text:a xlink:type="simple" xlink:href="https://www.ukrinform.ua/rubric-society/3699529-urad-latvii-vidilit-4-miljoni-na-navcanna-ukrainskih-bizenciv-latiskoi-movi.html" text:style-name="Internet_20_link" text:visited-style-name="Visited_20_Internet_20_Link">
</text:a>
 на понад4 млн євро програми навчання українських громадян, які перебувають уреспубліці, латиської мови.</text:p>
      <text:p text:style-name="P4">
Фото: @edgarsrinkevics</text:p>
      <text:p text:style-name="P4">
Source: <text:a xlink:type="simple" xlink:href="https://www.ukrinform.ua/rubric-polytics/3702169-glava-mzs-latvii-na-samiti-u-vilnusi-mi-povinni-pobuduvati-slah-ukraini-do-nato.html" text:style-name="Internet_20_link" text:visited-style-name="Visited_20_Internet_20_Link">
https://www.ukrinform.ua/rubric-polytics/3702169-glava-mzs-latvii-na-samiti-u-vilnusi-mi-povinni-pobuduvati-slah-ukraini-do-nato.html</text:a>
</text:p>
      <!--NEWS-->
      <text:h text:style-name="P10" text:outline-level="1">
<text:span text:style-name="T4">
ФАО перемістила українську національну колекцію насіння у безпечне місце</text:span>
</text:h>
      <text:p text:style-name="P4">
Authors: Ukrinform (Person)</text:p>
      <text:p text:style-name="P4">
Publisher: Укринформ (Organization)</text:p>
      <text:p text:style-name="P4">
Published Time: 2023-04-28T18:30:14+03:00</text:p>
      <text:p text:style-name="P4">
Modified Time: 2023-04-28T18:30:14+03:00</text:p>
      <text:p text:style-name="P4">
Description: </text:p>
      <text:p text:style-name="P4">
Продовольча та сільськогосподарська організація ООН (ФАО) за підтримки Євросоюзу перемістила колекцію унікальних генетичних зразків насіння рослин з Харкова на сході України до безпечного місця на заході країни. — Укрінформ.</text:p>
      <text:p text:style-name="P4">
Images: ["<text:a xlink:type="simple" xlink:href="https://static.ukrinform.com/photos/2023_04/thumb_files/630_360_1682695689-578.jpeg" text:style-name="Internet_20_link" text:visited-style-name="Visited_20_Internet_20_Link">
630_360_16826...</text:a>
", "<text:a xlink:type="simple" xlink:href="https://static.ukrinform.com/photos/2023_04/1682695689-911.jpg" text:style-name="Internet_20_link" text:visited-style-name="Visited_20_Internet_20_Link">
1682695689-91...</text:a>
"]</text:p>
      <text:p text:style-name="P4">
Tags: ['Україна', 'FAO', 'Рослини']</text:p>
      <text:p text:style-name="P4">
Type: Article</text:p>
      <!--METADATA-->
      <text:p text:style-name="P4">
<draw:frame draw:style-name="fr1" draw:name="Image187" text:anchor-type="as-char" svg:width="6.9236in" svg:height="3.956343in" draw:z-index="0">
<draw:image xlink:href="../Images/yкринформ/2023-04-28T18-30-14-03-00/630_360_1682695689-578.jpeg" xlink:type="simple" xlink:show="embed" xlink:actuate="onLoad" draw:mime-type="image/jpeg"/>
</draw:frame>
Продовольча та сільськогосподарська організація ООН (ФАО) за підтримкиЄвросоюзу перемістила колекцію унікальних генетичних зразків насіння рослин зХаркова на сході України до безпечного місця на заході країни.</text:p>
      <text:p text:style-name="P4">
Як передає Укрінформ, про це повідомляє <text:a xlink:type="simple" xlink:href="https://minagro.gov.ua/news/fao-ta-yes-spriyayut-peremishchennyu-ukrayinskoyi-nacionalnoyi-kolekciyi-nasinnya-v-bezpechne-misce" text:style-name="Internet_20_link" text:visited-style-name="Visited_20_Internet_20_Link">
 </text:a>
</text:p>
      <text:p text:style-name="P4">
Зазначається, що Харківський національний генетичний банк рослин опинився підзагрозою втрати, коли у травні 2022 року під час обстрілів було пошкодженоінфраструктуру, сільськогосподарську техніку та частину робочих колекційнасіння на польових дослідних станціях.</text:p>
      <text:p text:style-name="P4">
Колекція містить 39 тис. унікальних генетичних зразків, які походять зУкраїни. Науковці вважають, що збереження українських колекцій пшениці,тритикале, ячменю, гороху, нуту, кормових культур помірного поясу та соняшникує критично важливим для світового рослинництва.</text:p>
      <text:p text:style-name="P4">
<draw:frame draw:style-name="fr1" draw:name="Image188" text:anchor-type="as-char" svg:width="6.9236in" svg:height="3.878498in" draw:z-index="0">
<draw:image xlink:href="../Images/yкринформ/2023-04-28T18-30-14-03-00/1682695689-911.jpg" xlink:type="simple" xlink:show="embed" xlink:actuate="onLoad" draw:mime-type="image/jpeg"/>
</draw:frame>
</text:p>
      <text:p text:style-name="P4">
У міністерстві додають, що обсяг і різноманітність генетичного матеріалурослин, що міститься в колекції насіння, та відсутність дублікації матеріалу вжодному іншому насіннєвому банку, робить її унікальною і важливою длясільського господарства України та глобальної продовольчої безпеки.</text:p>
      <text:p text:style-name="P4">
«Хоча колекція зараз розміщена в безпечному місці, необхідна подальша роботадля забезпечення сталого рішення в довгостроковій перспективі. Це такожпередбачає вдосконалення інформаційної системи генетичних ресурсів рослин задопомогою сучасної ІТ-підтримки», - розповів керівник сектору сільськогогосподарства Представництва <text:a xlink:type="simple" xlink:href="https://www.ukrinform.ua/tag-evrosouz" text:style-name="Internet_20_link" text:visited-style-name="Visited_20_Internet_20_Link">
 </text:a>
 вУкраїні Крістіан Бен Хелл.</text:p>
      <text:p text:style-name="P4">
Повідомляється, що міжнародною практикою є забезпечення дублювання тазберігання таких колекцій щонайменше у двох місцях, одним з яких має бутиВсесвітнє сховище насіння в Шпіцбергені, на випадок пошкодження національнихколекцій. Україна раніше передала близько 2 700 зразків зернових тазернобобових культур до Всесвітнього сховища насіння в Шпіцбергені, але більшачастина її колекції досі не має резервного дублювання.</text:p>
      <text:p text:style-name="P4">
Міжнародні партнери надають підтримку Національній академії аграрних наукУкраїни у розробці та впровадженні плану довгострокового збереження табезпечного відтворення генетичних ресурсів, включаючи майбутнє зберігання уВсесвітньому сховищі насіння в Шпіцбергені. Разом з тим розпочато будівництвододаткового сховища на заході України.</text:p>
      <text:p text:style-name="P4">
<text:span text:style-name="T4">
Читайте також:</text:span>
 <text:a xlink:type="simple" xlink:href="https://www.ukrinform.ua/rubric-regions/3658405-do-frankivska-perevezli-unikalnu-kolekciu-gerbariu-hersonskogo-universitetu.html" text:style-name="Internet_20_link" text:visited-style-name="Visited_20_Internet_20_Link">
 </text:a>
</text:p>
      <text:p text:style-name="P4">
«Ця ініціатива робить важливий внесок у забезпечення майбутнього виробництвапродовольства та стійких засобів до існування в Україні, а також підтримуєкритично важливу роль, яку вона відіграє для глобальної продовольчої безпеки»,- зауважив голова офісу ФАО в Україні П’єр Вотьє.</text:p>
      <text:p text:style-name="P4">
У міністерстві наголошують, що кожен зразок насіння, що зберігається вгенетичному банку, є унікальним додатковим інструментом, доступним дляселекціонерів, дослідників та фермерів у боротьбі зі зміною клімату тапродовольчою безпекою.</text:p>
      <text:p text:style-name="P4">
Як повідомлялося, за даними Міністерства аграрної політики та продовольстваУкраїни, станом на 2021 рік, в Україні зберігалося понад 150 тис. генетичнихматеріалів рослин, що належать до 544 видів сільськогосподарських культур та 1802 зразків рослин.</text:p>
      <text:p text:style-name="P4">
<text:span text:style-name="T5">
Фото: minagro.gov.ua</text:span>
</text:p>
      <text:p text:style-name="P4">
Source: <text:a xlink:type="simple" xlink:href="https://www.ukrinform.ua/rubric-economy/3702171-fao-peremistila-ukrainsku-nacionalnu-kolekciu-nasinna-u-bezpecne-misce.html" text:style-name="Internet_20_link" text:visited-style-name="Visited_20_Internet_20_Link">
https://www.ukrinform.ua/rubric-economy/3702171-fao-peremistila-ukrainsku-nacionalnu-kolekciu-nasinna-u-bezpecne-misce.html</text:a>
</text:p>
      <!--NEWS-->
      <text:h text:style-name="P10" text:outline-level="1">
<text:span text:style-name="T4">
Інструктори з Нідерландів навчають українських військових домедичній допомозі</text:span>
</text:h>
      <text:p text:style-name="P4">
Authors: Ukrinform (Person)</text:p>
      <text:p text:style-name="P4">
Publisher: Укринформ (Organization)</text:p>
      <text:p text:style-name="P4">
Published Time: 2023-04-28T18:30:19+03:00</text:p>
      <text:p text:style-name="P4">
Modified Time: 2023-04-28T18:30:19+03:00</text:p>
      <text:p text:style-name="P4">
Description: Українські військові під керівництвом інструкторів Військово-морських сил Нідерландів проходять підготовку із загальних принципів домедичної допомоги в бойових умовах на території Великої Британії. — Укрінформ.</text:p>
      <text:p text:style-name="P4">
Images: ["<text:a xlink:type="simple" xlink:href="https://static.ukrinform.com/photos/2023_04/thumb_files/630_360_1682695762-590.jpg" text:style-name="Internet_20_link" text:visited-style-name="Visited_20_Internet_20_Link">
630_360_16826...</text:a>
"]</text:p>
      <text:p text:style-name="P4">
Tags: ['Британія', 'Медицина', 'Нідерланди', 'Військові']</text:p>
      <text:p text:style-name="P4">
Type: Article</text:p>
      <!--METADATA-->
      <text:p text:style-name="P4">
<draw:frame draw:style-name="fr1" draw:name="Image189" text:anchor-type="as-char" svg:width="6.9236in" svg:height="3.956343in" draw:z-index="0">
<draw:image xlink:href="../Images/yкринформ/2023-04-28T18-30-19-03-00/630_360_1682695762-590.jpg" xlink:type="simple" xlink:show="embed" xlink:actuate="onLoad" draw:mime-type="image/jpeg"/>
</draw:frame>
 Українськівійськові під керівництвом інструкторів Військово-морських сил Нідерландівпроходять підготовку із загальних принципів домедичної допомоги в бойовихумовах на території Великої Британії.</text:p>
      <text:p text:style-name="P4">
Як передає Укрінформ, про це в <text:a xlink:type="simple" xlink:href="http://t.me/Pavliuk_KSV/4089" text:style-name="Internet_20_link" text:visited-style-name="Visited_20_Internet_20_Link">
 </text:a>
 повідомивперший заступник міністра оборони України Олександр Павлюк.</text:p>
      <text:p text:style-name="P4">
«Новобранці Збройних сил України продовжують підготовку із загальних принципівдомедичної допомоги в бойових умовах. Навчання тривають під наставництвомінструкторів Корпусу морської піхоти Королівських Військово-морських силЗбройних сил Нідерландів в рамках базової загальновійськової підготовки у <text:a xlink:type="simple" xlink:href="https://www.ukrinform.ua/tag-britania" text:style-name="Internet_20_link" text:visited-style-name="Visited_20_Internet_20_Link">
</text:a>
 », - йдеться в повідомленні.</text:p>
      <text:p text:style-name="P4">
<text:span text:style-name="T4">
Читайте також:</text:span>
 <text:a xlink:type="simple" xlink:href="https://www.ukrinform.ua/rubric-ato/3691966-protiminni-navcanna-ukrainskih-vijskovih-u-britanii-trenuut-kanadski-instruktori.html" text:style-name="Internet_20_link" text:visited-style-name="Visited_20_Internet_20_Link">
 </text:a>
</text:p>
      <text:p text:style-name="P4">
Як зазначається, під час занять відпрацьовуються важливі на полі бою вміння:надання допомоги постраждалому без свідомості; допомога при ускладненомудиханні; зупинка загрозливих для життя кровотеч; допомога при переломах тавивихах, обмороженні та тепловому ударі, способи евакуації та переміщенняпостраждалого.</text:p>
      <text:p text:style-name="P4">
За словами Павлюка, правильні вміння, доведені до автоматизму, можутьврятувати власне життя або життя побратимів чи посестер.</text:p>
      <text:p text:style-name="P4">
<text:span text:style-name="T4">
Читайте також:</text:span>
 <text:a xlink:type="simple" xlink:href="https://www.ukrinform.ua/rubric-ato/3701011-instruktori-z-norvegii-navcaut-ukrainskih-novobranciv-zahopluvati-okopi.html" text:style-name="Internet_20_link" text:visited-style-name="Visited_20_Internet_20_Link">
 </text:a>
</text:p>
      <text:p text:style-name="P4">
Як повідомляв Укрінформ, заступник державного секретаря парламенту СполученогоКоролівства Великої Британії та Північної Ірландії у справах оборони,ветеранів і сімей військовослужбовців Ендрю Меррісон заявив, що 14 тисячукраїнських військових повернулися захищати Батьківщину після навчання уВеликій Британії.</text:p>
      <text:p text:style-name="P4">
Source: <text:a xlink:type="simple" xlink:href="https://www.ukrinform.ua/rubric-ato/3702172-instruktori-z-niderlandiv-navcaut-ukrainskih-vijskovih-domedicnij-dopomozi.html" text:style-name="Internet_20_link" text:visited-style-name="Visited_20_Internet_20_Link">
https://www.ukrinform.ua/rubric-ato/3702172-instruktori-z-niderlandiv-navcaut-ukrainskih-vijskovih-domedicnij-dopomozi.html</text:a>
</text:p>
      <!--NEWS-->
      <text:h text:style-name="P10" text:outline-level="1">
<text:span text:style-name="T4">
У «Дії» можуть з’явитися оновлення на основі штучного інтелекту</text:span>
</text:h>
      <text:p text:style-name="P4">
Authors: Ukrinform (Person)</text:p>
      <text:p text:style-name="P4">
Publisher: Укринформ (Organization)</text:p>
      <text:p text:style-name="P4">
Published Time: 2023-04-28T18:38:17+03:00</text:p>
      <text:p text:style-name="P4">
Modified Time: 2023-04-28T18:38:17+03:00</text:p>
      <text:p text:style-name="P4">
Description: Міністерство цифрової трансформації розглядає варіанти використання штучного інтелекту (ШІ) для застосунку “Дія”. — Укрінформ.</text:p>
      <text:p text:style-name="P4">
Images: ["<text:a xlink:type="simple" xlink:href="https://static.ukrinform.com/photos/2022_12/thumb_files/630_360_1670147715-702.jpg" text:style-name="Internet_20_link" text:visited-style-name="Visited_20_Internet_20_Link">
630_360_16701...</text:a>
"]</text:p>
      <text:p text:style-name="P4">
Tags: ['Штучний інтелект', 'Мінцифри', 'Додаток “ДІЯ”']</text:p>
      <text:p text:style-name="P4">
Type: Article</text:p>
      <!--METADATA-->
      <text:p text:style-name="P4">
<draw:frame draw:style-name="fr1" draw:name="Image190" text:anchor-type="as-char" svg:width="6.9236in" svg:height="3.956343in" draw:z-index="0">
<draw:image xlink:href="../Images/yкринформ/2023-04-28T18-38-17-03-00/630_360_1670147715-702.jpg" xlink:type="simple" xlink:show="embed" xlink:actuate="onLoad" draw:mime-type="image/jpeg"/>
</draw:frame>
Міністерство цифрової трансформації розглядає варіанти використання штучногоінтелекту (ШІ) для застосунку “Дія”.</text:p>
      <text:p text:style-name="P4">
Як передає Укрінформ, про це повідомив віцепрем'єр-міністр з інновацій,розвитку освіти, науки та технологій – міністр цифрової трансформації МихайлоФедоров у <text:a xlink:type="simple" xlink:href="http://t.me/zedigital/3071" text:style-name="Internet_20_link" text:visited-style-name="Visited_20_Internet_20_Link">
 </text:a>
 .</text:p>
      <text:p text:style-name="P4">
«Зараз розглядаємо кілька ідей використання ШІ для Дії. Впевнений, віндопоможе надавати послуги ще швидше та якісніше. Звичайно, досліджуємо всіелементи безпеки та захисту даних, перш ніж перейти до закритого тестуванняпроєктів», – зазначив <text:a xlink:type="simple" xlink:href="https://www.ukrinform.ua/tag-fedorov" text:style-name="Internet_20_link" text:visited-style-name="Visited_20_Internet_20_Link">
 </text:a>
 .</text:p>
      <text:p text:style-name="P4">
<text:span text:style-name="T4">
Читайте також:</text:span>
 <text:a xlink:type="simple" xlink:href="https://www.ukrinform.ua/rubric-technology/3701489-fedorov-ukraina-mae-nabuti-dosvidu-u-sferi-stucnogo-intelektu.html" text:style-name="Internet_20_link" text:visited-style-name="Visited_20_Internet_20_Link">
 <text:span text:style-name="T4">
штучного</text:span>
 <text:span text:style-name="T4">
інтелекту</text:span>
</text:a>
</text:p>
      <text:p text:style-name="P4">
За його словами, Мінцифри також розробляє план, як інтегрувати навчанняштучного інтелекту в систему освіти. На думку міністра, це допоможе бутиконкурентними у світі.</text:p>
      <text:p text:style-name="P4">
«Маємо всі шанси очолити тренд упровадження ШІ. Показати світові, що Українашвидко змінюється, швидко навчається, швидко використовує технології. Цеісторія про бренд України у світі як успішної технологічної держави», – додавФедоров.</text:p>
      <text:p text:style-name="P4">
<text:span text:style-name="T4">
Читайте також:</text:span>
 <text:a xlink:type="simple" xlink:href="https://www.ukrinform.ua/rubric-technology/3701472-ukraina-mae-mehanizmi-protidii-sprobam-rosian-porusiti-robotu-starlink-fedorov.html" text:style-name="Internet_20_link" text:visited-style-name="Visited_20_Internet_20_Link">
 </text:a>
</text:p>
      <text:p text:style-name="P4">
Як повідомлялося, в Україні розглядається варіант створення навколоМіністерства цифрової трансформації спільноти людей, які знаються на питанняхштучного інтелекту (ШІ).</text:p>
      <text:p text:style-name="P4">
Source: <text:a xlink:type="simple" xlink:href="https://www.ukrinform.ua/rubric-technology/3702174-u-dii-mozut-zavitisa-onovlenna-na-osnovi-stucnogo-intelektu.html" text:style-name="Internet_20_link" text:visited-style-name="Visited_20_Internet_20_Link">
https://www.ukrinform.ua/rubric-technology/3702174-u-dii-mozut-zavitisa-onovlenna-na-osnovi-stucnogo-intelektu.html</text:a>
</text:p>
      <!--NEWS-->
      <text:h text:style-name="P10" text:outline-level="1">
<text:span text:style-name="T4">
Для подолання наслідків депортації дітей з України знадобляться роки – Watchlist</text:span>
</text:h>
      <text:p text:style-name="P4">
Authors: Ukrinform (Person)</text:p>
      <text:p text:style-name="P4">
Publisher: Укринформ (Organization)</text:p>
      <text:p text:style-name="P4">
Published Time: 2023-04-28T18:39:46+03:00</text:p>
      <text:p text:style-name="P4">
Modified Time: 2023-04-28T18:39:46+03:00</text:p>
      <text:p text:style-name="P4">
Description: Щоби подолати наслідки викрадення й примусової депортації українських дітей російськими окупантами, знадобляться масштабні зусилля міжнародної спільноти, а також багато часу, що вимірюватиметься роками.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Україна', 'Війна з росією']</text:p>
      <text:p text:style-name="P4">
Type: Article</text:p>
      <!--METADATA-->
      <text:p text:style-name="P4">
<draw:frame draw:style-name="fr1" draw:name="Image191" text:anchor-type="as-char" svg:width="6.9236in" svg:height="3.956343in" draw:z-index="0">
<draw:image xlink:href="../Images/yкринформ/2023-04-28T18-39-46-03-00/630_360_1655629946-686.jpg" xlink:type="simple" xlink:show="embed" xlink:actuate="onLoad" draw:mime-type="image/jpeg"/>
</draw:frame>
 Щобиподолати наслідки викрадення й примусової депортації українських дітейросійськими окупантами, знадобляться масштабні зусилля міжнародної спільноти,а також багато часу, що вимірюватиметься роками.</text:p>
      <text:p text:style-name="P4">
Про це заявив під час засідання Ради безпеки ООН у форматі Аррія директорорганізації Watchlist on Children and Armed Conflict (Watchlist) ЕзекіельХеффес, передає власний кореспондент Укрінформу.</text:p>
      <text:p text:style-name="P4">
«Я хотів би підкреслити, що викрадення та примусова депортація дітей можутьмати тривалі наслідки, на подолання яких знадобляться роки. Важливо, щобиміжнародне співтовариство вжило конкретних заходів для запобігання цимзлочинам і притягнення винних до відповідальності», - підкреслив керівникWatchlist.</text:p>
      <text:p text:style-name="P4">
Він пояснив, що діти, яких викрадають або примусово депортують, часто зазнають«неймовірного рівня насильства, експлуатації та жорстокого поводження», щоможе мати тривалі фізичні, психологічні та емоційні наслідки.</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a>
</text:p>
      <text:p text:style-name="P4">
У цьому зв’язку Хеффес озвучив рекомендації для країн-членів ООН, аби кращезахистити дітей від жахів війни й поліпшити рівень дотримання їхніх прав.</text:p>
      <text:p text:style-name="P4">
«Сторони повинні виконувати свої зобов'язання за міжнародними угодами. Це неможе бути предметом дебатів – ні тут, в ООН, ні будь-де в іншому місці», -підкреслив глава Watchlist.</text:p>
      <text:p text:style-name="P4">
<text:span text:style-name="T4">
Читайте також:</text:span>
 <text:a xlink:type="simple" xlink:href="https://www.ukrinform.ua/rubric-ato/3701680-u-rosijskij-nevoli-perebuvaut-19-319-ukrainskih-ditej-zelenska.html" text:style-name="Internet_20_link" text:visited-style-name="Visited_20_Internet_20_Link">
 </text:a>
</text:p>
      <text:p text:style-name="P4">
Він нагадав, що, зокрема, стаття 35 Конвенції ООН про права дитини зобов’язуєвсі держави-учасниці вживати все можливе для запобігання викрадення дітей,торгівлі дітьми чи їх контрабанди в будь-якій формі. Він також закликав ООНпідтримувати механізми моніторингу та звітності щодо ситуації в Україні, атакож добиватися необмеженого доступу до жертв, їхніх сімей та родичів.</text:p>
      <text:p text:style-name="P4">
Крім того, діти, які постраждали від викрадень та насильницької депортації,повинні мати гарантований доступ до медичного обслуговування, освіти тавозз’єднання з їхніми сім’ями.</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геноцид</text:span>
 </text:a>
</text:p>
      <text:p text:style-name="P4">
«Ми повинні працювати разом, щоби запобігти цим злочинам, щоби захистити правадітей і притягти винних до відповідальності», - наголосив Хеффес під часвиступу в ООН.</text:p>
      <text:p text:style-name="P4">
Організація <text:a xlink:type="simple" xlink:href="https://watchlist.org/" text:style-name="Internet_20_link" text:visited-style-name="Visited_20_Internet_20_Link">
 </text:a>
 докладає послідовних зусиль задляприпинення порушень прав дітей у збройних конфліктах, а також гарантуванняїхніх прав. Організація має штаб-квартиру в Нью-Йорку та діє як глобальнамережа, що розбудовує партнерські зв’язки з місцевими, національними йміжнародними неурядовими організаціями. Watchlist допомагає збирати йпоширювати інформацію про порушення проти дітей у конфліктах, щоби вплинути наключових осіб, які приймають рішення, а також для створення й упровадженняпрограм та політики, що ефективно захищають <text:a xlink:type="simple" xlink:href="https://www.ukrinform.ua/tag-diti" text:style-name="Internet_20_link" text:visited-style-name="Visited_20_Internet_20_Link">
 </text:a>
 .</text:p>
      <text:p text:style-name="P4">
Source: <text:a xlink:type="simple" xlink:href="https://www.ukrinform.ua/rubric-ato/3702175-dla-podolanna-naslidkiv-deportacii-ditej-z-ukraini-znadoblatsa-roki-watchlist.html" text:style-name="Internet_20_link" text:visited-style-name="Visited_20_Internet_20_Link">
https://www.ukrinform.ua/rubric-ato/3702175-dla-podolanna-naslidkiv-deportacii-ditej-z-ukraini-znadoblatsa-roki-watchlist.html</text:a>
</text:p>
      <!--NEWS-->
      <text:h text:style-name="P10" text:outline-level="1">
<text:span text:style-name="T4">
Шмигаль, Павел та Чапутова обговорили створення спецтрибуналу проти рф</text:span>
</text:h>
      <text:p text:style-name="P4">
Authors: Ukrinform (Person)</text:p>
      <text:p text:style-name="P4">
Publisher: Укринформ (Organization)</text:p>
      <text:p text:style-name="P4">
Published Time: 2023-04-28T18:42:00+03:00</text:p>
      <text:p text:style-name="P4">
Modified Time: 2023-04-28T18:42:00+03:00</text:p>
      <text:p text:style-name="P4">
Description: Прем’єр-міністр України Денис Шмигаль, президент Чехії Петр Павел і президентка Словаччини Зузана Чапутова обговорили питання створення спеціального міжнародного трибуналу проти росії. — Укрінформ.</text:p>
      <text:p text:style-name="P4">
Images: ["<text:a xlink:type="simple" xlink:href="https://static.ukrinform.com/photos/2023_04/thumb_files/630_360_1682696777-651.jpg" text:style-name="Internet_20_link" text:visited-style-name="Visited_20_Internet_20_Link">
630_360_16826...</text:a>
"]</text:p>
      <text:p text:style-name="P4">
Tags: ['Чехія', 'Трибунал', 'Агресія РФ', 'Воєнні злочини', 'Словаччина', 'Шмигаль']</text:p>
      <text:p text:style-name="P4">
Type: Article</text:p>
      <!--METADATA-->
      <text:p text:style-name="P4">
<draw:frame draw:style-name="fr1" draw:name="Image192" text:anchor-type="as-char" svg:width="6.9236in" svg:height="3.956343in" draw:z-index="0">
<draw:image xlink:href="../Images/yкринформ/2023-04-28T18-42-00-03-00/630_360_1682696777-651.jpg" xlink:type="simple" xlink:show="embed" xlink:actuate="onLoad" draw:mime-type="image/jpeg"/>
</draw:frame>
 Прем’єр-міністр України Денис Шмигаль, президент Чехії Петр Павел і президенткаСловаччини Зузана Чапутова обговорили питання створення спеціальногоміжнародного трибуналу проти росії.</text:p>
      <text:p text:style-name="P4">
Про це глава українського уряду поінформував у <text:a xlink:type="simple" xlink:href="https://t.me/Denys_Smyhal/5144" text:style-name="Internet_20_link" text:visited-style-name="Visited_20_Internet_20_Link">
</text:a>
 , передає Укрінформ.</text:p>
      <text:p text:style-name="P4">
«Чехія та Словаччина сприятимуть притягненню росії до відповідальності завоєнні злочини. Під час зустрічі з президентом Чехії Петром Павелом тапрезиденткою Словаччини Зузаною Чапутовою порушили питання створенняспеціального міжнародного трибуналу, аби засудити всіх керівників рф, яківіддають злочинні накази», - уточнив <text:a xlink:type="simple" xlink:href="https://www.ukrinform.ua/tag-smigal" text:style-name="Internet_20_link" text:visited-style-name="Visited_20_Internet_20_Link">
 </text:a>
.</text:p>
      <text:p text:style-name="P4">
Прем’єр-міністр на цій зустрічі закликав до посилення санкцій, зокрема протиатомної галузі рф. «Також важливо диверсифікувати атомну енергетику Європи тазменшити її залежність від росії. Україна готова допомогти та поділитисядосвідом», - заявив він.</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a>
</text:p>
      <text:p text:style-name="P4">
Україна цінує військову співпрацю з Чехією та Словаччиною, зазначив Шмигаль.</text:p>
      <text:p text:style-name="P4">
«Обговорили перспективи навчання українських військових і ремонту техніки натериторії сусідів. Подякував за солідарність у швидкій відбудові, зокрема закураторство над партнерськими регіонами. Особливо важливим є призначенняЧехією спецпредставника з питань відновлення України», - додав українськийПрем’єр-міністр.</text:p>
      <text:p text:style-name="P4">
За його словами, Україна розраховує на таке ж рішення з боку Словаччини, бо цепокращить нашу взаємодію у відбудові.</text:p>
      <text:p text:style-name="P4">
<text:span text:style-name="T4">
Читайте також:</text:span>
 <text:a xlink:type="simple" xlink:href="https://www.ukrinform.ua/rubric-polytics/3701639-v-op-poasnili-comu-ukraina-napolagae-na-miznarodnij-modeli-tribunalu-nad-rf.html" text:style-name="Internet_20_link" text:visited-style-name="Visited_20_Internet_20_Link">
 <text:span text:style-name="T4">
трибунал</text:span>
 </text:a>
</text:p>
      <text:p text:style-name="P4">
Як повідомлялося, президентка Словаччини <text:a xlink:type="simple" xlink:href="https://www.ukrinform.ua/rubric-polytics/3702166-caputova-perekonana-so-novij-urad-slovaccini-rozumitime-riznicu-miz-agresorom-i-zertvou-vijni.html" text:style-name="Internet_20_link" text:visited-style-name="Visited_20_Internet_20_Link">
 </text:a>
 , що після достроковихпарламентських виборів у країні можливі деякі зміни у відносинах з Україною.При цьому вона не може уявити, що новий потенційний уряд не розумітиме різниціміж агресором і жертвою в російсько-українській війні.</text:p>
      <text:p text:style-name="P4">
<text:span text:style-name="T5">
Фото: Денис Шмигаль, Facebook</text:span>
</text:p>
      <text:p text:style-name="P4">
Source: <text:a xlink:type="simple" xlink:href="https://www.ukrinform.ua/rubric-polytics/3702176-smigal-pavel-ta-caputova-obgovorili-stvorenna-spectribunalu-proti-rf.html" text:style-name="Internet_20_link" text:visited-style-name="Visited_20_Internet_20_Link">
https://www.ukrinform.ua/rubric-polytics/3702176-smigal-pavel-ta-caputova-obgovorili-stvorenna-spectribunalu-proti-rf.html</text:a>
</text:p>
      <!--NEWS-->
      <text:h text:style-name="P10" text:outline-level="1">
<text:span text:style-name="T4">
Науседа: Угода щодо перспектив членства України в НАТО – складне питання</text:span>
</text:h>
      <text:p text:style-name="P4">
Authors: Ukrinform (Person)</text:p>
      <text:p text:style-name="P4">
Publisher: Укринформ (Organization)</text:p>
      <text:p text:style-name="P4">
Published Time: 2023-04-28T18:43:22+03:00</text:p>
      <text:p text:style-name="P4">
Modified Time: 2023-04-28T18:43:22+03:00</text:p>
      <text:p text:style-name="P4">
Description: Президент Литовської Республіки Гітанас Науседа каже, що домовленість про перспективи членства України в НАТО буде одним із найскладніших питань під час підготовки до саміту Альянсу у Вільнюсі в липні.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Україна']</text:p>
      <text:p text:style-name="P4">
Type: Article</text:p>
      <!--METADATA-->
      <text:p text:style-name="P4">
<draw:frame draw:style-name="fr1" draw:name="Image193" text:anchor-type="as-char" svg:width="6.9236in" svg:height="3.956343in" draw:z-index="0">
<draw:image xlink:href="../Images/yкринформ/2023-04-28T18-43-22-03-00/630_360_1678873066-877.jpg" xlink:type="simple" xlink:show="embed" xlink:actuate="onLoad" draw:mime-type="image/jpeg"/>
</draw:frame>
 ПрезидентЛитовської Республіки Гітанас Науседа каже, що домовленість про перспективичленства України в НАТО буде одним із найскладніших питань під час підготовкидо саміту Альянсу у Вільнюсі в липні.</text:p>
      <text:p text:style-name="P4">
Як передає Укрінформ, про це повідомляє національний <text:a xlink:type="simple" xlink:href="http://www.lrt.lt/ua/novini/1263/1973206/nauseda-ugoda-shchodo-perspektiv-chlenstva-kiieva-v-nato-odne-z-naiskladnishikh-pitan" text:style-name="Internet_20_link" text:visited-style-name="Visited_20_Internet_20_Link">
</text:a>
 .</text:p>
      <text:p text:style-name="P4">
«Це буде одне з питань, над яким потрібно буде працювати, можливо, найбільше вмісяці, які залишилися до саміту <text:a xlink:type="simple" xlink:href="https://www.ukrinform.ua/tag-nato" text:style-name="Internet_20_link" text:visited-style-name="Visited_20_Internet_20_Link">
 </text:a>
 … Мивсі хочемо, щоб Україна отримувала дуже чіткі, відчутні сигнали про своєчленство. З іншого боку, ми розуміємо, що цього не може бути в умовах воєнногочасу. Оскільки рішення не ухвалено одноголосно, нам потрібно буде йогоузгодити», - сказав Науседа у Берліні.</text:p>
      <text:p text:style-name="P4">
Він підкреслив, що серед членів Альянсу досі немає єдиної думки. Президентнаголосив, що НАТО більше не може повторювати "всім набридлі фрази" прополітику відкритих дверей Альянсу, але сказав, що наразі не хоче говорити проконкретні можливі формулювання, які будуть включені до декларації.</text:p>
      <text:p text:style-name="P4">
«Хотілося б, щоб був чіткий сигнал про можливості зближення зі структурою НАТОі побачити місце України в загальній архітектурі безпеки», - сказав литовськийлідер.</text:p>
      <text:p text:style-name="P4">
За його словами, при розгляді можливості членства України слід враховувати тойфакт, що українська армія "напевно, є найдосвідченішою з усіх армій Євросоюзу,тому що пройшла бойове хрещення". «Це ще десятки тисяч людей, які перевірилисвій професіоналізм і бойовий дух в умовах воєнного часу - це величезненадбання. І воно тільки посилить, а не послабить усіх нас. Але повторюся - неможна говорити про те, що неможливо у воєнний час. Ми повинні говорити провійну, мир і алгоритм», - сказав Науседа.</text:p>
      <text:p text:style-name="P4">
<text:span text:style-name="T4">
Читайте також:</text:span>
 <text:a xlink:type="simple" xlink:href="https://www.ukrinform.ua/rubric-polytics/3702169-glava-mzs-latvii-na-samiti-u-vilnusi-mi-povinni-pobuduvati-slah-ukraini-do-nato.html" text:style-name="Internet_20_link" text:visited-style-name="Visited_20_Internet_20_Link">
 <text:span text:style-name="T4">
Латвії</text:span>
 </text:a>
</text:p>
      <text:p text:style-name="P4">
Він заявив, що військова і політична підтримка України була одним із питань,які обговорювалися на зустрічі з канцлером Німеччини Олафом Шольцом у четвер.</text:p>
      <text:p text:style-name="P4">
Саміт НАТО відбудеться у Вільнюсі 11-12 липня.</text:p>
      <text:p text:style-name="P4">
<text:span text:style-name="T5">
Фото: DELFI / Andrius Ufartas</text:span>
</text:p>
      <text:p text:style-name="P4">
Source: <text:a xlink:type="simple" xlink:href="https://www.ukrinform.ua/rubric-polytics/3702177-nauseda-ugoda-sodo-perspektiv-clenstva-ukraini-v-nato-skladne-pitanna.html" text:style-name="Internet_20_link" text:visited-style-name="Visited_20_Internet_20_Link">
https://www.ukrinform.ua/rubric-polytics/3702177-nauseda-ugoda-sodo-perspektiv-clenstva-ukraini-v-nato-skladne-pitanna.html</text:a>
</text:p>
      <!--NEWS-->
      <text:h text:style-name="P10" text:outline-level="1">
<text:span text:style-name="T4">
Уряд затвердив річний звіт ПриватБанку, до бюджету спрямували понад 24 мільярда дивідендів</text:span>
</text:h>
      <text:p text:style-name="P4">
Authors: Ukrinform (Person)</text:p>
      <text:p text:style-name="P4">
Publisher: Укринформ (Organization)</text:p>
      <text:p text:style-name="P4">
Published Time: 2023-04-28T18:43:45+03:00</text:p>
      <text:p text:style-name="P4">
Modified Time: 2023-04-28T18:43:45+03:00</text:p>
      <text:p text:style-name="P4">
Description: Кабінет Міністрів затвердив річний звіт «ПриватБанку» і ухвалив рішення про спрямування 24,16 млрд грн дивідендів до державного бюджету. — Укрінформ.</text:p>
      <text:p text:style-name="P4">
Images: ["<text:a xlink:type="simple" xlink:href="https://static.ukrinform.com/photos/2019_04/thumb_files/630_360_1555589838-297.jpg" text:style-name="Internet_20_link" text:visited-style-name="Visited_20_Internet_20_Link">
630_360_15555...</text:a>
"]</text:p>
      <text:p text:style-name="P4">
Tags: ['Бюджет', 'Кабмін', 'Приватбанк', 'Дивіденди']</text:p>
      <text:p text:style-name="P4">
Type: Article</text:p>
      <!--METADATA-->
      <text:p text:style-name="P4">
<draw:frame draw:style-name="fr1" draw:name="Image194" text:anchor-type="as-char" svg:width="6.9236in" svg:height="3.956343in" draw:z-index="0">
<draw:image xlink:href="../Images/yкринформ/2023-04-28T18-43-45-03-00/630_360_1555589838-297.jpg" xlink:type="simple" xlink:show="embed" xlink:actuate="onLoad" draw:mime-type="image/jpeg"/>
</draw:frame>
 КабінетМіністрів затвердив річний звіт «ПриватБанку» і ухвалив рішення проспрямування 24,16 млрд грн дивідендів до державного бюджету.</text:p>
      <text:p text:style-name="P4">
Як передає Укрінформ, про це повідомляє <text:a xlink:type="simple" xlink:href="https://www.mof.gov.ua/uk/news/uriad_zatverdiv_richnii_zvit_at_kb_privatbank-3979" text:style-name="Internet_20_link" text:visited-style-name="Visited_20_Internet_20_Link">
</text:a>
.</text:p>
      <text:p text:style-name="P4">
«28 квітня 2023 року уряд, відповідно до Закону України «Про банки ібанківську діяльність», прийняв розпорядження Кабінету Міністрів України«Деякі питання діяльності акціонерного товариства комерційний банк«ПриватБанк», - ідеться в повідомленні.</text:p>
      <text:p text:style-name="P4">
Зазначається, що цим розпорядженням затверджено: річний звіт ПриватБанку,розподіл чистого прибутку за 2022 рік, що становить 30 198 млн грн, розміррічних дивідендів, що становить 24 158,37 млн грн, звіт про винагороду членівнаглядової ради банку та заходи за результатами розгляду звіту наглядової радибанку.</text:p>
      <text:p text:style-name="P4">
<text:span text:style-name="T4">
Читайте також:</text:span>
 <text:a xlink:type="simple" xlink:href="https://www.ukrinform.ua/rubric-economy/3701131-nbu-rozpocinae-ocinku-stijkosti-bankiv.html" text:style-name="Internet_20_link" text:visited-style-name="Visited_20_Internet_20_Link">
 </text:a>
</text:p>
      <text:p text:style-name="P4">
Рішенням уряду передбачено спрямувати 24 158,37 млн грн на виплату дивідендівдо державного бюджету.</text:p>
      <text:p text:style-name="P4">
Як повідомляв Укрінформ, за підсумками 2022 року чистий прибуток <text:a xlink:type="simple" xlink:href="https://www.ukrinform.ua/tag-privatbank" text:style-name="Internet_20_link" text:visited-style-name="Visited_20_Internet_20_Link">
</text:a>
 становив 30,2 млрд грн. У 2022 роцібуло видано 23,8 млрд грн малому та середньому бізнесу, що зумовило збільшеннякредитного портфеля юридичних осіб після вирахування резервів на 58%.</text:p>
      <text:p text:style-name="P4">
Source: <text:a xlink:type="simple" xlink:href="https://www.ukrinform.ua/rubric-economy/3702179-urad-zatverdiv-ricnij-zvit-privatbanku-do-budzetu-spramuvali-ponad-24-milarda-dividendiv.html" text:style-name="Internet_20_link" text:visited-style-name="Visited_20_Internet_20_Link">
https://www.ukrinform.ua/rubric-economy/3702179-urad-zatverdiv-ricnij-zvit-privatbanku-do-budzetu-spramuvali-ponad-24-milarda-dividendiv.html</text:a>
</text:p>
      <!--NEWS-->
      <text:h text:style-name="P10" text:outline-level="1">
<text:span text:style-name="T4">
У Харкові театри переносять і скасовують вистави через заборону масових заходів</text:span>
</text:h>
      <text:p text:style-name="P4">
Authors: Ukrinform (Person)</text:p>
      <text:p text:style-name="P4">
Publisher: Укринформ (Organization)</text:p>
      <text:p text:style-name="P4">
Published Time: 2023-04-28T18:49:00+03:00</text:p>
      <text:p text:style-name="P4">
Modified Time: 2023-04-28T18:49:00+03:00</text:p>
      <text:p text:style-name="P4">
Description: У Харкові переносять і скасовують вистави через заборону масових заходів для більше ніж 50 глядачів і відсутність укриттів у театрах. — Укрінформ.</text:p>
      <text:p text:style-name="P4">
Images: ["<text:a xlink:type="simple" xlink:href="https://static.ukrinform.com/photos/2018_09/thumb_files/630_360_1536215974-9642.jpg" text:style-name="Internet_20_link" text:visited-style-name="Visited_20_Internet_20_Link">
630_360_15362...</text:a>
", "<text:a xlink:type="simple" xlink:href="https://static.ukrinform.com/photos/2023_04/1682696894-736.jpg" text:style-name="Internet_20_link" text:visited-style-name="Visited_20_Internet_20_Link">
1682696894-73...</text:a>
", "<text:a xlink:type="simple" xlink:href="https://static.ukrinform.com/photos/2023_04/1682696894-364.jpg" text:style-name="Internet_20_link" text:visited-style-name="Visited_20_Internet_20_Link">
1682696894-36...</text:a>
"]</text:p>
      <text:p text:style-name="P4">
Tags: ['Обстріл', 'Театр', 'Харків', 'Вистава', 'Війна з росією']</text:p>
      <text:p text:style-name="P4">
Type: Article</text:p>
      <!--METADATA-->
      <text:p text:style-name="P4">
<draw:frame draw:style-name="fr1" draw:name="Image195" text:anchor-type="as-char" svg:width="6.9236in" svg:height="3.956343in" draw:z-index="0">
<draw:image xlink:href="../Images/yкринформ/2023-04-28T18-49-00-03-00/630_360_1536215974-9642.jpg" xlink:type="simple" xlink:show="embed" xlink:actuate="onLoad" draw:mime-type="image/jpeg"/>
</draw:frame>
 У Харковіпереносять і скасовують вистави через заборону масових заходів для більше ніж50 глядачів і відсутність укриттів у театрах.</text:p>
      <text:p text:style-name="P4">
Про це повідомляють театральні установи міста, передає Укрінформ.</text:p>
      <text:p text:style-name="P4">
<draw:frame draw:style-name="fr1" draw:name="Image196" text:anchor-type="as-char" svg:width="6.9236in" svg:height="4.253715in" draw:z-index="0">
<draw:image xlink:href="../Images/yкринформ/2023-04-28T18-49-00-03-00/1682696894-736.jpg" xlink:type="simple" xlink:show="embed" xlink:actuate="onLoad" draw:mime-type="image/jpeg"/>
</draw:frame>
</text:p>
      <text:p text:style-name="P4">
«Шановні глядачі! Враховуючи заборону на проведення масових заходів уприміщеннях <text:a xlink:type="simple" xlink:href="https://www.ukrinform.ua/tag-teatr" text:style-name="Internet_20_link" text:visited-style-name="Visited_20_Internet_20_Link">
 </text:a>
 понад 50 осіб та навиконання Протоколу №3 засідання Ради оборони Харківської області від28.03.2023 року, перегляд вистави «Занадто одружений таксист» переноситься з28.04.2023 року ( велика сцена КЗ «ХАДТ» Харківської облради) на 12.05.2023року о 17.00 в КЗ «Обласний організаційно-методичний театрально-концертнийцентр», - повідомляє у <text:a xlink:type="simple" xlink:href="https://www.facebook.com/rusdramacom/posts/pfbid026rEniR9tGBVXgAefKbePJtqGKVAETJYZ1EugD9n7v49Pa7ojvFPfTdvYcNiWvdMWl" text:style-name="Internet_20_link" text:visited-style-name="Visited_20_Internet_20_Link">
</text:a>
<text:a xlink:type="simple" xlink:href="https://www.facebook.com/rusdramacom/posts/pfbid026rEniR9tGBVXgAefKbePJtqGKVAETJYZ1EugD9n7v49Pa7ojvFPfTdvYcNiWvdMWl" text:style-name="Internet_20_link" text:visited-style-name="Visited_20_Internet_20_Link">
</text:a>
Харківський академічний драматичний театр.</text:p>
      <text:p text:style-name="P4">
<draw:frame draw:style-name="fr1" draw:name="Image197" text:anchor-type="as-char" svg:width="6.9236in" svg:height="2.483537in" draw:z-index="0">
<draw:image xlink:href="../Images/yкринформ/2023-04-28T18-49-00-03-00/1682696894-364.jpg" xlink:type="simple" xlink:show="embed" xlink:actuate="onLoad" draw:mime-type="image/jpeg"/>
</draw:frame>
</text:p>
      <text:p text:style-name="P4">
Раніше про призупинення всіх концертів поінформував Харківський національнийакадемічний театр опери та балету ім. М.В. Лисенка.</text:p>
      <text:p text:style-name="P4">
Неможливо придбати квитки і на вистави Театру ляльок ім. Афанасьєва, який лише11 лютого відновив роботу. Глядачам пропонують оформляти попереднє електроннезамовлення, щоб отримати повідомлення на пошту в разі відновлення вистав.</text:p>
      <text:p text:style-name="P4">
<text:span text:style-name="T4">
Читайте також:</text:span>
 <text:a xlink:type="simple" xlink:href="https://www.ukrinform.ua/rubric-uarazom/3701781-avstrijskij-proekt-nadav-dopomogu-majze-patom-tisacam-ditej-z-harkivsini.html" text:style-name="Internet_20_link" text:visited-style-name="Visited_20_Internet_20_Link">
 <text:span text:style-name="T4">
Харківщини</text:span>
 </text:a>
</text:p>
      <text:p text:style-name="P4">
Рішення Ради оборони області набуло чинності з 18 квітня. Згідно з документом,масові культурні <text:a xlink:type="simple" xlink:href="https://www.ukrinform.ua/rubric-regions/3699134-u-harkovi-dozvolili-masovi-zahodi-lise-na-troh-lokaciah.html" text:style-name="Internet_20_link" text:visited-style-name="Visited_20_Internet_20_Link">
 </text:a>
лише у виставковому центрі «ЄрміловЦентр», Театрально-концертному центрі (якийрозташовується у цокольному приміщенні оперного театру), а також уметрополітені.</text:p>
      <text:p text:style-name="P4">
25 квітня голова Харківської облради Тетяна Єгорова-Луценко <text:a xlink:type="simple" xlink:href="https://www.facebook.com/permalink.php" text:style-name="Internet_20_link" text:visited-style-name="Visited_20_Internet_20_Link">
</text:a>
, що «провела чергову нараду з представниками комунальних закладів культури».</text:p>
      <text:p text:style-name="P4">
"До чого прийшли. Ті театри, які мають бомбосховища чи укриття, повинніпрацювати. З цим питанням звертатимемось до Харківської обласної військовоїадміністрації. Звісно, мають бути враховані всі заходи безпеки, зокремаможлива кількість людей, присутніх на виставах, та інші. Ми не повиннідопустити, щоб наші заклади взагалі припинили існування. Акторський складзначно зменшився, і ми не можемо допустити ризик знищення сфери культури урегіоні», - сказала Єгорова-Луценко.</text:p>
      <text:p text:style-name="P4">
Голова Харківської обласної військової адміністрації Олег Синєгубов укоментарі журналістам зауважив, що безпекова ситуація в регіоні не дозволяєпроводити будь-які масові заходи.</text:p>
      <text:p text:style-name="P4">
«Основна теза. Якщо безпекова ситуація в тому чи іншому приміщенні не дозволяєпроводити там певні заходи, ми маємо взяти на себе відповідальність ізаборонити проведення там заходів, піклуючись перш за все про безпеку людей»,– сказав Синєгубов.</text:p>
      <text:p text:style-name="P4">
<text:span text:style-name="T4">
Читайте також:</text:span>
 <text:a xlink:type="simple" xlink:href="https://www.ukrinform.ua/rubric-regions/3698015-harkivsina-otrimala-ponad-40-generatoriv-vid-fondu-baffeta.html" text:style-name="Internet_20_link" text:visited-style-name="Visited_20_Internet_20_Link">
 <text:span text:style-name="T4">
Харківщина</text:span>
 </text:a>
</text:p>
      <text:p text:style-name="P4">
Він зауважив, що, наприклад, на паркінгах і станціях метро можна проводитизаходи.</text:p>
      <text:p text:style-name="P4">
«А далі про маніпуляції, які наразі йдуть, які ми чуємо. Якщо в театрі і єякесь приміщення, сховище, або укриття, і вони декларують, що у випадкуповітряної тривоги вони зупинять виставу і спустять людей до цього укриття. Атепер цифри. Летить ракета С-300 30-40 секунд. Запропонуйте їм людей 200, 300,500 або півтори тисячі спустити за менш ніж хвилину до укриття. Ось і все.Якби ми керувалися такою тезою (що за умови повітряної тривоги відбуватиметьсяперехід в укриття - ред.), то ми б сказали, що дозволяємо школам відкриватися,дитячим садочкам тощо. На жаль, наразі така у нас ситуація, географічнерозташування і військова обстановка, що поки що до нас долітають ракети С-300.Коли ця ситуація зміниться, звичайно, будемо ухвалювати нові рішення», –сказав Синєгубов.</text:p>
      <text:p text:style-name="P4">
Також він додав, що контролюватиме виконання рішення Ради оборони поліція.</text:p>
      <text:p text:style-name="P4">
«Це рішення було прийнято саме для того, щоб у правоохоронних органів булиповноваження», - зазначив начальник ОВА.</text:p>
      <text:p text:style-name="P4">
<text:span text:style-name="T4">
Читайте також:</text:span>
 <text:a xlink:type="simple" xlink:href="https://www.ukrinform.ua/rubric-regions/3701272-na-harkivsku-miskradu-podali-do-sudu-cerez-demontaz-tramvajnoi-kolii.html" text:style-name="Internet_20_link" text:visited-style-name="Visited_20_Internet_20_Link">
 <text:span text:style-name="T4">
Харків</text:span>
 </text:a>
</text:p>
      <text:p text:style-name="P4">
Як повідомлялося, у Харкові з початку року відновили роботу більшість театрів,які підготували прем’єрні спектаклі, зокрема на військову тему. 13 квітнявперше після повномасштабного вторгнення запрацював художній музей –відкрилася виставка Віктора Ковтуна. Також у місті працює частина кінотеатрів.</text:p>
      <text:p text:style-name="P4">
Source: <text:a xlink:type="simple" xlink:href="https://www.ukrinform.ua/rubric-culture/3702182-u-harkovi-teatri-perenosat-i-skasovuut-vistavi-cerez-zaboronu-masovih-zahodiv.html" text:style-name="Internet_20_link" text:visited-style-name="Visited_20_Internet_20_Link">
https://www.ukrinform.ua/rubric-culture/3702182-u-harkovi-teatri-perenosat-i-skasovuut-vistavi-cerez-zaboronu-masovih-zahodiv.html</text:a>
</text:p>
      <!--NEWS-->
      <text:h text:style-name="P10" text:outline-level="1">
<text:span text:style-name="T4">
У Києві нагородили переможців учнівського конкурсу «Я - журналіст!»</text:span>
</text:h>
      <text:p text:style-name="P4">
Authors: Ukrinform (Person)</text:p>
      <text:p text:style-name="P4">
Publisher: Укринформ (Organization)</text:p>
      <text:p text:style-name="P4">
Published Time: 2023-04-28T18:54:15+03:00</text:p>
      <text:p text:style-name="P4">
Modified Time: 2023-04-28T18:54:15+03:00</text:p>
      <text:p text:style-name="P4">
Description: В Національній спілці журналістів відбулося нагородження переможців ХІІІ всеукраїнського конкурсу учнівських творчих робіт «Я - журналіст!». — Укрінформ.</text:p>
      <text:p text:style-name="P4">
Images: ["<text:a xlink:type="simple" xlink:href="https://static.ukrinform.com/photos/2023_04/thumb_files/630_360_1682696275-1473.jpeg" text:style-name="Internet_20_link" text:visited-style-name="Visited_20_Internet_20_Link">
630_360_16826...</text:a>
", "<text:a xlink:type="simple" xlink:href="https://static.ukrinform.com/photos/2023_04/1682696275-7698.jpeg" text:style-name="Internet_20_link" text:visited-style-name="Visited_20_Internet_20_Link">
1682696275-76...</text:a>
", "<text:a xlink:type="simple" xlink:href="https://static.ukrinform.com/photos/2023_04/thumb_files/630_360_1682696275-4607.jpeg" text:style-name="Internet_20_link" text:visited-style-name="Visited_20_Internet_20_Link">
630_360_16826...</text:a>
", "<text:a xlink:type="simple" xlink:href="https://static.ukrinform.com/photos/2023_04/thumb_files/630_360_1682696270-8145.jpeg" text:style-name="Internet_20_link" text:visited-style-name="Visited_20_Internet_20_Link">
630_360_16826...</text:a>
", "<text:a xlink:type="simple" xlink:href="https://static.ukrinform.com/photos/2023_04/thumb_files/630_360_1682696270-6877.jpeg" text:style-name="Internet_20_link" text:visited-style-name="Visited_20_Internet_20_Link">
630_360_16826...</text:a>
", "<text:a xlink:type="simple" xlink:href="https://static.ukrinform.com/photos/2023_04/thumb_files/630_360_1682696270-6422.jpeg" text:style-name="Internet_20_link" text:visited-style-name="Visited_20_Internet_20_Link">
630_360_16826...</text:a>
", "<text:a xlink:type="simple" xlink:href="https://static.ukrinform.com/photos/2023_04/thumb_files/630_360_1682696271-5076.jpeg" text:style-name="Internet_20_link" text:visited-style-name="Visited_20_Internet_20_Link">
630_360_16826...</text:a>
", "<text:a xlink:type="simple" xlink:href="https://static.ukrinform.com/photos/2023_04/thumb_files/630_360_1682696270-6145.jpeg" text:style-name="Internet_20_link" text:visited-style-name="Visited_20_Internet_20_Link">
630_360_16826...</text:a>
", "<text:a xlink:type="simple" xlink:href="https://static.ukrinform.com/photos/2023_04/thumb_files/630_360_1682696270-1797.jpeg" text:style-name="Internet_20_link" text:visited-style-name="Visited_20_Internet_20_Link">
630_360_16826...</text:a>
", "<text:a xlink:type="simple" xlink:href="https://static.ukrinform.com/photos/2023_04/thumb_files/630_360_1682696274-7145.jpeg" text:style-name="Internet_20_link" text:visited-style-name="Visited_20_Internet_20_Link">
630_360_16826...</text:a>
", "<text:a xlink:type="simple" xlink:href="https://static.ukrinform.com/photos/2023_04/thumb_files/630_360_1682696275-5069.jpeg" text:style-name="Internet_20_link" text:visited-style-name="Visited_20_Internet_20_Link">
630_360_16826...</text:a>
", "<text:a xlink:type="simple" xlink:href="https://static.ukrinform.com/photos/2023_04/thumb_files/630_360_1682696275-7698.jpeg" text:style-name="Internet_20_link" text:visited-style-name="Visited_20_Internet_20_Link">
630_360_16826...</text:a>
", "<text:a xlink:type="simple" xlink:href="https://static.ukrinform.com/photos/2023_04/thumb_files/630_360_1682696276-5229.jpeg" text:style-name="Internet_20_link" text:visited-style-name="Visited_20_Internet_20_Link">
630_360_16826...</text:a>
", "<text:a xlink:type="simple" xlink:href="https://static.ukrinform.com/photos/2023_04/thumb_files/630_360_1682696276-7645.jpeg" text:style-name="Internet_20_link" text:visited-style-name="Visited_20_Internet_20_Link">
630_360_16826...</text:a>
"]</text:p>
      <text:p text:style-name="P4">
Tags: ['Конкурс', 'Нагорода', 'Журналіст']</text:p>
      <text:p text:style-name="P4">
Type: Article</text:p>
      <!--METADATA-->
      <text:p text:style-name="P4">
<draw:frame draw:style-name="fr1" draw:name="Image198" text:anchor-type="as-char" svg:width="6.9236in" svg:height="3.956343in" draw:z-index="0">
<draw:image xlink:href="../Images/yкринформ/2023-04-28T18-54-15-03-00/630_360_1682696275-1473.jpeg" xlink:type="simple" xlink:show="embed" xlink:actuate="onLoad" draw:mime-type="image/jpeg"/>
</draw:frame>
 ВНаціональній спілці журналістів відбулося нагородження переможців ХІІІвсеукраїнського конкурсу учнівських творчих робіт «Я - журналіст!».</text:p>
      <text:p text:style-name="P4">
Про це повідомляє кореспондент Укрінформу.</text:p>
      <text:p text:style-name="P4">
«13-й всеукраїнський конкурс «Я - журналіст» об’єднав 808 часників з усіхобластей України та 12 країн – від Норвегії до Грузії, від Сан-Маріно доТуреччини. Ми не ставили собі за мету зробити його міжнародним – війнарозкидала дітей по світу, але всі вони залишаються учнями українських шкіл. Іми сподіваємося, що вони повернуться», - сказав засновник конкурсу журналістВіталій Голубєв.</text:p>
      <text:p text:style-name="P4">
Він зазначив, що цьогоріч конкурс проходив під гаслом «Розповідаю світові пронезламність українців». Учасники й учасниці готувати роботи, де демонструвалиприклади незламності й стійкості українців - цивільних і військових,енергетиків і вчителів, журналістів і медиків.</text:p>
      <text:p text:style-name="P4">
Згідно з результатами конкурсу, гран-прі, до якого входив кубок, ноутбук тадиплом, здобув вихованець гуртка «Школа журналістики» обласного Будинкухудожньої творчості Миколаївської обласної ради Олександр Кононенко. Йогоробота об'єднувала дві історії про втрату батьків через війну - його власну таколеги по гуртку.</text:p>
      <text:p text:style-name="P4">
<draw:frame draw:style-name="fr1" draw:name="Image199" text:anchor-type="as-char" svg:width="6.9236in" svg:height="4.615733in" draw:z-index="0">
<draw:image xlink:href="../Images/yкринформ/2023-04-28T18-54-15-03-00/1682696275-7698.jpeg" xlink:type="simple" xlink:show="embed" xlink:actuate="onLoad" draw:mime-type="image/jpeg"/>
</draw:frame>
</text:p>
      <text:p text:style-name="P4">
«У 2019 році Саша написав роботу про свого батька, який тоді загинув. Цьогоразу він теж написав про свого батька. Він не хотів писати роботу, зановопереживати біль втрати. Але після того, як взяв інтерв'ю у дівчини, тато якоїзагинув під Маріуполем, Саша зважився. Він порівняв її ситуацію зі своєю. Церобота зі сльозами на очах», - розповіла кураторка переможця Ірина Василенко.</text:p>
      <text:p text:style-name="P4">
Дипломи І, ІІ та ІІІ ступенів, а також заохочувальні відзнаки отримали 40старшокласників у номінаціях «Стаття», «Фото» і «Відео». Їм подаруваликанцтовари та книги від видавництв «Ранок», «Віват», «Віхола» та «Крокус», якіпідтримали конкурс.</text:p>
      <text:p text:style-name="P4">
<text:span text:style-name="T4">
Читайте також:</text:span>
 <text:a xlink:type="simple" xlink:href="https://www.ukrinform.ua/rubric-society/3678772-nszu-peredala-ukrainskim-zurnalistam-fototehniku-ta-noutbuki.html" text:style-name="Internet_20_link" text:visited-style-name="Visited_20_Internet_20_Link">
 <text:span text:style-name="T4">
НСЖУ</text:span>
 </text:a>
</text:p>
      <text:p text:style-name="P4">
Крім того, Микита Іванов з Одеси, Юлія Листопад з Харківщини та ОлександраЩербанюк з Бахмута здобули відзнаки у спеціальній номінації від НСЖУ«Журналісти важливі» за висвітлення образу українських медійників. Учніотримали павербанки як нагороду.</text:p>
      <text:p text:style-name="P4">
«Цьогоріч як ніколи за 14 років існування конкурсу була висока емоційнанаснаженість робіт. Вони особливо болісно сприймалися. Члени журі менізізнавалися, що навіть плакали над багатьма роботами», - зазначив Голубєв.</text:p>
      <text:p text:style-name="P4">
<draw:frame draw:style-name="fr1" draw:name="Image200" text:anchor-type="as-char" svg:width="6.9236in" svg:height="3.956343in" draw:z-index="0">
<draw:image xlink:href="../Images/yкринформ/2023-04-28T18-54-15-03-00/630_360_1682696275-4607.jpeg" xlink:type="simple" xlink:show="embed" xlink:actuate="onLoad" draw:mime-type="image/jpeg"/>
</draw:frame>
 У Києвінагородили переможців учнівського конкурсу «Я - журналіст!» / Фото: ТарасовВолодимир, Укрінформ  <text:a xlink:type="simple" xlink:href="https://static.ukrinform.com/photos/2023_04/1682696275-4607.jpeg" text:style-name="Internet_20_link" text:visited-style-name="Visited_20_Internet_20_Link">
<draw:frame draw:style-name="fr1" draw:name="Image201" text:anchor-type="as-char" svg:width="6.9236in" svg:height="3.956343in" draw:z-index="0">
<draw:image xlink:href="../Images/yкринформ/2023-04-28T18-54-15-03-00/630_360_1682696275-4607.jpeg" xlink:type="simple" xlink:show="embed" xlink:actuate="onLoad" draw:mime-type="image/jpeg"/>
</draw:frame>
</text:a>
 <text:a xlink:type="simple" xlink:href="https://static.ukrinform.com/photos/2023_04/1682696275-1473.jpeg" text:style-name="Internet_20_link" text:visited-style-name="Visited_20_Internet_20_Link">
<draw:frame draw:style-name="fr1" draw:name="Image202" text:anchor-type="as-char" svg:width="6.9236in" svg:height="3.956343in" draw:z-index="0">
<draw:image xlink:href="../Images/yкринформ/2023-04-28T18-54-15-03-00/630_360_1682696275-1473.jpeg" xlink:type="simple" xlink:show="embed" xlink:actuate="onLoad" draw:mime-type="image/jpeg"/>
</draw:frame>
</text:a>
 <text:a xlink:type="simple" xlink:href="https://static.ukrinform.com/photos/2023_04/1682696270-8145.jpeg" text:style-name="Internet_20_link" text:visited-style-name="Visited_20_Internet_20_Link">
<draw:frame draw:style-name="fr1" draw:name="Image203" text:anchor-type="as-char" svg:width="6.9236in" svg:height="3.956343in" draw:z-index="0">
<draw:image xlink:href="../Images/yкринформ/2023-04-28T18-54-15-03-00/630_360_1682696270-8145.jpeg" xlink:type="simple" xlink:show="embed" xlink:actuate="onLoad" draw:mime-type="image/jpeg"/>
</draw:frame>
</text:a>
 <text:a xlink:type="simple" xlink:href="https://static.ukrinform.com/photos/2023_04/1682696270-6877.jpeg" text:style-name="Internet_20_link" text:visited-style-name="Visited_20_Internet_20_Link">
<draw:frame draw:style-name="fr1" draw:name="Image204" text:anchor-type="as-char" svg:width="6.9236in" svg:height="3.956343in" draw:z-index="0">
<draw:image xlink:href="../Images/yкринформ/2023-04-28T18-54-15-03-00/630_360_1682696270-6877.jpeg" xlink:type="simple" xlink:show="embed" xlink:actuate="onLoad" draw:mime-type="image/jpeg"/>
</draw:frame>
</text:a>
 <text:a xlink:type="simple" xlink:href="https://static.ukrinform.com/photos/2023_04/1682696270-6422.jpeg" text:style-name="Internet_20_link" text:visited-style-name="Visited_20_Internet_20_Link">
<draw:frame draw:style-name="fr1" draw:name="Image205" text:anchor-type="as-char" svg:width="6.9236in" svg:height="3.956343in" draw:z-index="0">
<draw:image xlink:href="../Images/yкринформ/2023-04-28T18-54-15-03-00/630_360_1682696270-6422.jpeg" xlink:type="simple" xlink:show="embed" xlink:actuate="onLoad" draw:mime-type="image/jpeg"/>
</draw:frame>
</text:a>
 <text:a xlink:type="simple" xlink:href="https://static.ukrinform.com/photos/2023_04/1682696271-5076.jpeg" text:style-name="Internet_20_link" text:visited-style-name="Visited_20_Internet_20_Link">
<draw:frame draw:style-name="fr1" draw:name="Image206" text:anchor-type="as-char" svg:width="6.9236in" svg:height="3.956343in" draw:z-index="0">
<draw:image xlink:href="../Images/yкринформ/2023-04-28T18-54-15-03-00/630_360_1682696271-5076.jpeg" xlink:type="simple" xlink:show="embed" xlink:actuate="onLoad" draw:mime-type="image/jpeg"/>
</draw:frame>
</text:a>
 <text:a xlink:type="simple" xlink:href="https://static.ukrinform.com/photos/2023_04/1682696270-6145.jpeg" text:style-name="Internet_20_link" text:visited-style-name="Visited_20_Internet_20_Link">
<draw:frame draw:style-name="fr1" draw:name="Image207" text:anchor-type="as-char" svg:width="6.9236in" svg:height="3.956343in" draw:z-index="0">
<draw:image xlink:href="../Images/yкринформ/2023-04-28T18-54-15-03-00/630_360_1682696270-6145.jpeg" xlink:type="simple" xlink:show="embed" xlink:actuate="onLoad" draw:mime-type="image/jpeg"/>
</draw:frame>
</text:a>
 <text:a xlink:type="simple" xlink:href="https://static.ukrinform.com/photos/2023_04/1682696270-1797.jpeg" text:style-name="Internet_20_link" text:visited-style-name="Visited_20_Internet_20_Link">
<draw:frame draw:style-name="fr1" draw:name="Image208" text:anchor-type="as-char" svg:width="6.9236in" svg:height="3.956343in" draw:z-index="0">
<draw:image xlink:href="../Images/yкринформ/2023-04-28T18-54-15-03-00/630_360_1682696270-1797.jpeg" xlink:type="simple" xlink:show="embed" xlink:actuate="onLoad" draw:mime-type="image/jpeg"/>
</draw:frame>
</text:a>
 <text:a xlink:type="simple" xlink:href="https://static.ukrinform.com/photos/2023_04/1682696274-7145.jpeg" text:style-name="Internet_20_link" text:visited-style-name="Visited_20_Internet_20_Link">
<draw:frame draw:style-name="fr1" draw:name="Image209" text:anchor-type="as-char" svg:width="6.9236in" svg:height="3.956343in" draw:z-index="0">
<draw:image xlink:href="../Images/yкринформ/2023-04-28T18-54-15-03-00/630_360_1682696274-7145.jpeg" xlink:type="simple" xlink:show="embed" xlink:actuate="onLoad" draw:mime-type="image/jpeg"/>
</draw:frame>
</text:a>
 <text:a xlink:type="simple" xlink:href="https://static.ukrinform.com/photos/2023_04/1682696275-5069.jpeg" text:style-name="Internet_20_link" text:visited-style-name="Visited_20_Internet_20_Link">
<draw:frame draw:style-name="fr1" draw:name="Image210" text:anchor-type="as-char" svg:width="6.9236in" svg:height="3.956343in" draw:z-index="0">
<draw:image xlink:href="../Images/yкринформ/2023-04-28T18-54-15-03-00/630_360_1682696275-5069.jpeg" xlink:type="simple" xlink:show="embed" xlink:actuate="onLoad" draw:mime-type="image/jpeg"/>
</draw:frame>
</text:a>
 <text:a xlink:type="simple" xlink:href="https://static.ukrinform.com/photos/2023_04/1682696275-7698.jpeg" text:style-name="Internet_20_link" text:visited-style-name="Visited_20_Internet_20_Link">
<draw:frame draw:style-name="fr1" draw:name="Image211" text:anchor-type="as-char" svg:width="6.9236in" svg:height="3.956343in" draw:z-index="0">
<draw:image xlink:href="../Images/yкринформ/2023-04-28T18-54-15-03-00/630_360_1682696275-7698.jpeg" xlink:type="simple" xlink:show="embed" xlink:actuate="onLoad" draw:mime-type="image/jpeg"/>
</draw:frame>
</text:a>
 <text:a xlink:type="simple" xlink:href="https://static.ukrinform.com/photos/2023_04/1682696276-5229.jpeg" text:style-name="Internet_20_link" text:visited-style-name="Visited_20_Internet_20_Link">
<draw:frame draw:style-name="fr1" draw:name="Image212" text:anchor-type="as-char" svg:width="6.9236in" svg:height="3.956343in" draw:z-index="0">
<draw:image xlink:href="../Images/yкринформ/2023-04-28T18-54-15-03-00/630_360_1682696276-5229.jpeg" xlink:type="simple" xlink:show="embed" xlink:actuate="onLoad" draw:mime-type="image/jpeg"/>
</draw:frame>
</text:a>
 <text:a xlink:type="simple" xlink:href="https://static.ukrinform.com/photos/2023_04/1682696276-7645.jpeg" text:style-name="Internet_20_link" text:visited-style-name="Visited_20_Internet_20_Link">
<draw:frame draw:style-name="fr1" draw:name="Image213" text:anchor-type="as-char" svg:width="6.9236in" svg:height="3.956343in" draw:z-index="0">
<draw:image xlink:href="../Images/yкринформ/2023-04-28T18-54-15-03-00/630_360_1682696276-7645.jpeg" xlink:type="simple" xlink:show="embed" xlink:actuate="onLoad" draw:mime-type="image/jpeg"/>
</draw:frame>
</text:a>
</text:p>
      <text:p text:style-name="P4">
Під час заходу організатори також нагородили дипломами педагогів, які готуютьпереможців та лауреатів конкурсу. Водночас шість вчителів із Миколаївщини,Хмельниччини, Київщини, Волині, Донеччини та Луганщини були відзначені щойновведененою медаллю за «багаторічну плідну співпрацю», які з цього рокуотримуватимуть особисто не більш як десять педагогів.</text:p>
      <text:p text:style-name="P4">
"Я - журналіст!" - всеукраїнський конкурс для старшокласників, заснований у2009 році <text:a xlink:type="simple" xlink:href="https://www.ukrinform.ua/tag-zurnalist" text:style-name="Internet_20_link" text:visited-style-name="Visited_20_Internet_20_Link">
 </text:a>
 Віталієм Голубєвим.Ініціатива бере початок із Рівного, у 2016 році конкурс набув статусувсеукраїнського. Його підтримують Департамент освіти та науки Рівненської ОВА,Управління культури і туризму Рівненської ОВА, Національний університет"Острозька академія" та видавничий дім "ОГО". Щороку конкурс збирає від 500 до800 учасників з усіх областей України.</text:p>
      <text:p text:style-name="P4">
Source: <text:a xlink:type="simple" xlink:href="https://www.ukrinform.ua/rubric-society/3702187-u-kievi-nagorodili-peremozciv-ucnivskogo-konkursu-a-zurnalist.html" text:style-name="Internet_20_link" text:visited-style-name="Visited_20_Internet_20_Link">
https://www.ukrinform.ua/rubric-society/3702187-u-kievi-nagorodili-peremozciv-ucnivskogo-konkursu-a-zurnalist.html</text:a>
</text:p>
      <!--NEWS-->
      <text:h text:style-name="P10" text:outline-level="1">
<text:span text:style-name="T4">
Естонія з початку війни надала Україні допомоги на більш як €500 мільйонів</text:span>
</text:h>
      <text:p text:style-name="P4">
Authors: Ukrinform (Person)</text:p>
      <text:p text:style-name="P4">
Publisher: Укринформ (Organization)</text:p>
      <text:p text:style-name="P4">
Published Time: 2023-04-28T18:56:00+03:00</text:p>
      <text:p text:style-name="P4">
Modified Time: 2023-04-28T18:56:00+03:00</text:p>
      <text:p text:style-name="P4">
Description: Із перших днів повномасштабного російського вторгнення Естонія висловила підтримку Україні та надала допомоги на понад 500 млн євро. — Укрінформ.</text:p>
      <text:p text:style-name="P4">
Images: ["<text:a xlink:type="simple" xlink:href="https://static.ukrinform.com/photos/2023_04/thumb_files/630_360_1682699052-792.jpg" text:style-name="Internet_20_link" text:visited-style-name="Visited_20_Internet_20_Link">
630_360_16826...</text:a>
"]</text:p>
      <text:p text:style-name="P4">
Tags: ['Естонія', 'Україна', 'Війна з росією']</text:p>
      <text:p text:style-name="P4">
Type: Article</text:p>
      <!--METADATA-->
      <text:p text:style-name="P4">
<draw:frame draw:style-name="fr1" draw:name="Image214" text:anchor-type="as-char" svg:width="6.9236in" svg:height="3.956343in" draw:z-index="0">
<draw:image xlink:href="../Images/yкринформ/2023-04-28T18-56-00-03-00/630_360_1682699052-792.jpg" xlink:type="simple" xlink:show="embed" xlink:actuate="onLoad" draw:mime-type="image/jpeg"/>
</draw:frame>
 Із першихднів повномасштабного російського вторгнення Естонія висловила підтримкуУкраїні та надала допомоги на понад 500 млн євро.</text:p>
      <text:p text:style-name="P4">
Про це під час брифінгу в Одесі сказав міністр закордонних справ ЕстоніїМаргус Цахкна, передає кореспондент Укрінформу.</text:p>
      <text:p text:style-name="P4">
«Естонія підтримувала Україну з самого початку війни, з перших днів, вклалабільш як 500 млн євро», - зазначив Цахкна.</text:p>
      <text:p text:style-name="P4">
Також він повідомив, що Естонія долучиться до відбудови України та підтримуєїї на шляху вступу до ЄС та НАТО.</text:p>
      <text:p text:style-name="P4">
Крім того, Цахкна наголосив, що Естонія підтримує створення спеціальногоміжнародного трибуналу для росії.</text:p>
      <text:p text:style-name="P4">
«Ті, хто порушив міжнародне законодавство, повинні бути засуджені заміжнародними законами», - наголосив естонський міністр.</text:p>
      <text:p text:style-name="P4">
<text:span text:style-name="T4">
Читайте також:</text:span>
 <text:a xlink:type="simple" xlink:href="https://www.ukrinform.ua/rubric-vidbudova/3702157-dania-vidilila-1-milard-na-vidbudovu-ukraini.html" text:style-name="Internet_20_link" text:visited-style-name="Visited_20_Internet_20_Link">
 <text:span text:style-name="T4">
Данія</text:span>
 </text:a>
</text:p>
      <text:p text:style-name="P4">
Як повідомлялося, прем’єр-міністр Денис Шмигаль висловив вдячність <text:a xlink:type="simple" xlink:href="https://www.ukrinform.ua/rubric-polytics/3700157-nase-partnerstvo-lise-micnisatime-smigal-zustrivsa-z-premerkou-estonii.html" text:style-name="Internet_20_link" text:visited-style-name="Visited_20_Internet_20_Link">
</text:a>
 за ініціативу з наданняУкраїні боєприпасів на рівні ЄС, залучення до відбудови та підтримкуєвропейської та євроатлантичної інтеграції українців.</text:p>
      <text:p text:style-name="P4">
Source: <text:a xlink:type="simple" xlink:href="https://www.ukrinform.ua/rubric-polytics/3702189-estonia-z-pocatku-vijni-nadala-ukraini-dopomogi-na-bils-ak-100-miljoniv.html" text:style-name="Internet_20_link" text:visited-style-name="Visited_20_Internet_20_Link">
https://www.ukrinform.ua/rubric-polytics/3702189-estonia-z-pocatku-vijni-nadala-ukraini-dopomogi-na-bils-ak-100-miljoniv.html</text:a>
</text:p>
      <!--NEWS-->
      <text:h text:style-name="P10" text:outline-level="1">
<text:span text:style-name="T4">
Посла рф у Мадриді викликали «на килим» через атаку на уряд Іспанії у соцмережах</text:span>
</text:h>
      <text:p text:style-name="P4">
Authors: Ukrinform (Person)</text:p>
      <text:p text:style-name="P4">
Publisher: Укринформ (Organization)</text:p>
      <text:p text:style-name="P4">
Published Time: 2023-04-28T18:57:00+03:00</text:p>
      <text:p text:style-name="P4">
Modified Time: 2023-04-28T18:57:00+03:00</text:p>
      <text:p text:style-name="P4">
Description: Посла росії у Мадриді викликали до штаб-квартири іспанського МЗС на знак протесту проти атаки на уряд Іспанії через соціальні мережі. — Укрінформ.</text:p>
      <text:p text:style-name="P4">
Images: ["<text:a xlink:type="simple" xlink:href="https://static.ukrinform.com/photos/2017_09/thumb_files/630_360_1505803396-7096.jpg" text:style-name="Internet_20_link" text:visited-style-name="Visited_20_Internet_20_Link">
630_360_15058...</text:a>
"]</text:p>
      <text:p text:style-name="P4">
Tags: ['Іспанія', 'Кібератака', 'Посол', 'росія', 'Хакери']</text:p>
      <text:p text:style-name="P4">
Type: Article</text:p>
      <!--METADATA-->
      <text:p text:style-name="P4">
<draw:frame draw:style-name="fr1" draw:name="Image215" text:anchor-type="as-char" svg:width="6.9236in" svg:height="3.956343in" draw:z-index="0">
<draw:image xlink:href="../Images/yкринформ/2023-04-28T18-57-00-03-00/630_360_1505803396-7096.jpg" xlink:type="simple" xlink:show="embed" xlink:actuate="onLoad" draw:mime-type="image/jpeg"/>
</draw:frame>
 Посларосії у Мадриді викликали до штаб-квартири іспанського МЗС на знак протеступроти атаки на уряд Іспанії через соціальні мережі.</text:p>
      <text:p text:style-name="P4">
Як передає Укрінформ, про це повідомляє іспанське видання <text:a xlink:type="simple" xlink:href="https://www.larazon.es/espana/exteriores-convoca-embajador-ruso-madrid-proesta-ataques-redes-gobierno_20230428644baafa22859d0001753add.html" text:style-name="Internet_20_link" text:visited-style-name="Visited_20_Internet_20_Link">
</text:a>
 .</text:p>
      <text:p text:style-name="P4">
Міністерство закордонних справ у четвер висловило новому послу росії у Мадридіюрію клименку протест проти нападу у соцмережах на уряд Іспанії, зокрема,проти нещодавнього допису у Твіттері, в якому заявлялося про присутністьіспанських військових в Україні.</text:p>
      <text:p text:style-name="P4">
Зазначається, що у середу посольство росії через свій офіційний акаунт уТвіттері опублікувало відео з двома людьми у військовій формі, які розмовлялиіспанською мовою і казали, що нібито знаходяться в «українських окопах».</text:p>
      <text:p text:style-name="P4">
У МЗС <text:a xlink:type="simple" xlink:href="https://www.ukrinform.ua/tag-ispania" text:style-name="Internet_20_link" text:visited-style-name="Visited_20_Internet_20_Link">
 </text:a>
 вимагали від росії негайновидалити публікацію, на що посольство росії погодилося перед вчорашньоюзустріччю, повідомляють дипломатичні джерела.</text:p>
      <text:p text:style-name="P4">
<text:span text:style-name="T4">
Читайте також:</text:span>
 <text:a xlink:type="simple" xlink:href="https://www.ukrinform.ua/rubric-world/3702057-posla-rf-u-kisinevi-viklikali-na-kilim-pisla-zaavi-medvedeva-so-moldovi-ne-isnue.html" text:style-name="Internet_20_link" text:visited-style-name="Visited_20_Internet_20_Link">
 <text:span text:style-name="T4">
Посла</text:span>
 <text:span text:style-name="T4">
Кишиневі</text:span>
 <text:span text:style-name="T4">
викликали</text:span>
 <text:span text:style-name="T4">
килим</text:span>
 <text:span text:style-name="T4">
після</text:span>
<text:span text:style-name="T4">
заяви</text:span>
 <text:span text:style-name="T4">
медведєва</text:span>
 <text:span text:style-name="T4">
Молдови</text:span>
 <text:span text:style-name="T4">
існує</text:span>
</text:a>
</text:p>
      <text:p text:style-name="P4">
Через декілька годин посольство рф прибрало публікацію, а міноборони Іспаніїофіційно спростувало інформацію про присутність іспанських військових наукраїнській території.</text:p>
      <text:p text:style-name="P4">
Російський посол юрій клименко був призначений володимиром путіним послом рф вКоролівстві Іспанія у листопаді 2022 року, змінивши на цій посаді юріякорчагіна, який очолював диппредставництво останні десять років.</text:p>
      <text:p text:style-name="P4">
Source: <text:a xlink:type="simple" xlink:href="https://www.ukrinform.ua/rubric-world/3702192-posla-rf-u-madridi-viklikali-na-kilim-cerez-ataku-na-urad-ispanii-u-socmerezah.html" text:style-name="Internet_20_link" text:visited-style-name="Visited_20_Internet_20_Link">
https://www.ukrinform.ua/rubric-world/3702192-posla-rf-u-madridi-viklikali-na-kilim-cerez-ataku-na-urad-ispanii-u-socmerezah.html</text:a>
</text:p>
      <!--NEWS-->
      <text:h text:style-name="P10" text:outline-level="1">
<text:span text:style-name="T4">
Молчанов виступить у фіналі «челленджера» ATP в Римі</text:span>
</text:h>
      <text:p text:style-name="P4">
Authors: Ukrinform (Person)</text:p>
      <text:p text:style-name="P4">
Publisher: Укринформ (Organization)</text:p>
      <text:p text:style-name="P4">
Published Time: 2023-04-28T19:01:29+03:00</text:p>
      <text:p text:style-name="P4">
Modified Time: 2023-04-28T19:01:29+03:00</text:p>
      <text:p text:style-name="P4">
Description: Казахстансько-українский дует Андрій Голубєв - Денис Молчанов вийшов у фінал турніру Асоціації тенісистів професіоналів (АТР) серії Challenger у Римі (Італія) із призовим фондом €73 тис. — Укрінформ.</text:p>
      <text:p text:style-name="P4">
Images: ["<text:a xlink:type="simple" xlink:href="https://static.ukrinform.com/photos/2023_04/thumb_files/630_360_1682696931-882.jpg" text:style-name="Internet_20_link" text:visited-style-name="Visited_20_Internet_20_Link">
630_360_16826...</text:a>
"]</text:p>
      <text:p text:style-name="P4">
Tags: ['Теніс']</text:p>
      <text:p text:style-name="P4">
Type: Article</text:p>
      <!--METADATA-->
      <text:p text:style-name="P4">
<draw:frame draw:style-name="fr1" draw:name="Image216" text:anchor-type="as-char" svg:width="6.9236in" svg:height="3.956343in" draw:z-index="0">
<draw:image xlink:href="../Images/yкринформ/2023-04-28T19-01-29-03-00/630_360_1682696931-882.jpg" xlink:type="simple" xlink:show="embed" xlink:actuate="onLoad" draw:mime-type="image/jpeg"/>
</draw:frame>
Казахстансько-українский дует Андрій Голубєв - Денис Молчанов вийшов у фіналтурніру Асоціації тенісистів професіоналів (АТР) серії Challenger у Римі(Італія) із призовим фондом €73 тис.</text:p>
      <text:p text:style-name="P4">
Півфінальну стадію парного розряду Голубєв та Молчанов пройшли без боротьби -лідери «посіву» французи Садіо Думбія та Фаб'єн Ребуль знялися до матчу,передає Укрінформ.</text:p>
      <text:p text:style-name="P4">
У фіналі змагань казахстансько-українська пара зустрінеться з посіяними під2-м номером колумбійцем Ніколасом Барріентосою та португальцем ФрансішкуКабралою, які у свою чергу обіграли Віктора Дурасовича з Норвегії та бразильцяФернандо Ромболі - 7:6 (7:5), 6:0.</text:p>
      <text:p text:style-name="P4">
<text:span text:style-name="T4">
Читайте також:</text:span>
 <text:a xlink:type="simple" xlink:href="https://www.ukrinform.ua/rubric-sports/3701596-kostuk-ne-zmogla-obigrati-persu-raketku-kolumbii-na-tenisnomu-turniri-v-madridi.html" text:style-name="Internet_20_link" text:visited-style-name="Visited_20_Internet_20_Link">
 <text:span text:style-name="T4">
теніс</text:span>
 </text:a>
</text:p>
      <text:p text:style-name="P4">
Турнір в італійській столиці триватиме до 30 квітня.</text:p>
      <text:p text:style-name="P4">
Фото: btu.org.ua.</text:p>
      <text:p text:style-name="P4">
Source: <text:a xlink:type="simple" xlink:href="https://www.ukrinform.ua/rubric-sports/3702191-molcanov-vistupit-u-finali-cellendzera-atp-v-rimi.html" text:style-name="Internet_20_link" text:visited-style-name="Visited_20_Internet_20_Link">
https://www.ukrinform.ua/rubric-sports/3702191-molcanov-vistupit-u-finali-cellendzera-atp-v-rimi.html</text:a>
</text:p>
      <!--NEWS-->
      <text:h text:style-name="P10" text:outline-level="1">
<text:span text:style-name="T4">
Війська рф за день здійснили понад 40 атак на чотирьох напрямках</text:span>
</text:h>
      <text:p text:style-name="P4">
Authors: Ukrinform (Person)</text:p>
      <text:p text:style-name="P4">
Publisher: Укринформ (Organization)</text:p>
      <text:p text:style-name="P4">
Published Time: 2023-04-28T19:03:00+03:00</text:p>
      <text:p text:style-name="P4">
Modified Time: 2023-04-28T19:03:00+03:00</text:p>
      <text:p text:style-name="P4">
Description: </text:p>
      <text:p text:style-name="P4">
Війська російської федерації протягом доби здійснили понад 40 атак на Лиманському, Бахмутському, Авдіївському та Мар’їнському напрямках.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text:p>
      <text:p text:style-name="P4">
Type: Article</text:p>
      <!--METADATA-->
      <text:p text:style-name="P4">
<draw:frame draw:style-name="fr1" draw:name="Image217" text:anchor-type="as-char" svg:width="6.9236in" svg:height="3.956343in" draw:z-index="0">
<draw:image xlink:href="../Images/yкринформ/2023-04-28T19-03-00-03-00/630_360_1682438812-465.jpg" xlink:type="simple" xlink:show="embed" xlink:actuate="onLoad" draw:mime-type="image/jpeg"/>
</draw:frame>
 Військаросійської федерації протягом доби здійснили понад 40 атак на Лиманському,Бахмутському, Авдіївському та Мар’їнському напрямках.</text:p>
      <text:p text:style-name="P4">
Як передає Укрінформ, про це Генеральний штаб Збройних сил України повідомив у<text:a xlink:type="simple" xlink:href="https://www.facebook.com/GeneralStaff.ua/posts/pfbid02yvfvfz6RDTpUdb13fRc8RP3MKDdR92yw87HyLNXdnDKof21bDVPT8Nyso8wr6Nwil" text:style-name="Internet_20_link" text:visited-style-name="Visited_20_Internet_20_Link">
</text:a>
, оприлюднивши оперативну інформацію станом на 18:00 п'ятниці, 28 квітня.</text:p>
      <text:p text:style-name="P4">
Зазначається, що основні зусилля ворог зосереджує на веденні наступальних дійна згаданих напрямках.</text:p>
      <text:p text:style-name="P4">
В епіцентрі бойових дій залишаються Бахмут і Мар’їнка Донецької бласті.Українські захисники мужньо тримають оборону.</text:p>
      <text:p text:style-name="P4">
"Цієї доби російська федерація завдала чергового масованого ракетного удару поцивільних об’єктах та житлових будинках. Нажаль, є влучання. Загинули таотримали поранення мирні люди. Не маючи бажаних результатів на полі бою,російський агресор цинічно продовжує застосовувати тактику терору, тим самимгрубо порушує норми міжнародного гуманітарного права", — зауважили в Генштабі.</text:p>
      <text:p text:style-name="P4">
Загалом протягом доби російські війська здійснили пуск 23 крилатих ракет типуХ-101 та Х-555, вчинили 28 авіаційних ударів й 11 обстрілів з реактивнихсистем залпового вогню.</text:p>
      <text:p text:style-name="P4">
Наголошується, що ймовірність здійснення загарбниками ракетних й авіаційнихударів по всій території України залишається високою.</text:p>
      <text:p text:style-name="P4">
Авіація Сил оборони за добу завдала загалом чотири удари по районахзосередження особового складу та військової техніки російської армії.</text:p>
      <text:p text:style-name="P4">
Підрозділи українських ракетних військ й артилерії зі свого боку уразили трипункти управління, склад боєприпасів і чотири райони зосередження живої силиворога.</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не виявлені.</text:p>
      <text:p text:style-name="P4">
На <text:span text:style-name="T4">
Сіверському</text:span>
 та <text:span text:style-name="T4">
Слобожанському напрямках</text:span>
 зберігається військоваприсутність ворога у прикордонних з Україною районах рф.</text:p>
      <text:p text:style-name="P4">
У Чернігівській області протягом доби російські війська завдали авіаційнихударів по Семенівці й Леонівці. Також здійснили мінометні й артилерійськіобстріли Галаганівки, Леонівки та Бучків Чернігівської області, Ромашкового,Вільної Слободи, Іскрисківщини, Волфиного й Ободів Сумської області,Мороховця, Липців, Гатища, Волохівки, Нестерного й Бударків Харківськоїобласті.</text:p>
      <text:p text:style-name="P4">
На <text:span text:style-name="T4">
Куп’янському напрямку</text:span>
 ворог наступальних дій не проводив, активнозастосовував безпілотники для коригування артилерійського вогню.</text:p>
      <text:p text:style-name="P4">
З артилерії й мінометів війська рф били по Красному Першому, Новомлинську,Фиголівці, Дворічній, Западному, Лиману Першому, Синьківці, Кислівці йБерестовому Харківської області, а також по Новоселівському Луганськоїобласті.</text:p>
      <text:p text:style-name="P4">
На <text:span text:style-name="T4">
Лиманському напрямку</text:span>
 росіяни вели безуспішні наступальні дії в напрямкуБілогорівки, завдавали авіаударів по Невському, Білогорівці, Торському,Серебрянці, Спірному й Іванівці.</text:p>
      <text:p text:style-name="P4">
Ударів з ворожої артилерії зазнали Макіївка, Невське, Діброва й БілогорівкаЛуганської області, Терни, Верхньокам’янське та Спірне Донецької області.</text:p>
      <text:p text:style-name="P4">
На <text:span text:style-name="T4">
Бахмутському напрямку</text:span>
 війська рф продовжують вести наступальні дії, боїв місті Бахмут тривають. Протягом доби загарбники вели безуспішні наступальнідії в напрямку Богданівки й Часового Яру.</text:p>
      <text:p text:style-name="P4">
Від ворожих обстрілів постраждали Васюківка, Оріхово-Василівка, Бахмут,Григорівка, Іванівське, Костянтинівка, Олександро-Шультине, Південне,Неліпівка та Нью-Йорк Донецької області.</text:p>
      <text:p text:style-name="P4">
На <text:span text:style-name="T4">
Авдіївському напрямку</text:span>
 російська армія вела наступальні дії в районахАвдіївки, Сєверного й Первомайського Донецької області, однак успіху не мала.</text:p>
      <text:p text:style-name="P4">
Ударів від російських військ зазнали Новобахмутівка, Новокалинове, Авдіївка,Водяне, Первомайське й Невельське Донецької області.</text:p>
      <text:p text:style-name="P4">
На <text:span text:style-name="T4">
Мар’їнському напрямку</text:span>
 Сили оборони України відбили ворожі атаки врайонах Мар’їнки й Новомихайлівки. Водночас загарбники завдали ударів поКрасногорівці, Мар’їнці, Побєді й Новомихайлівці Донецької області.</text:p>
      <text:p text:style-name="P4">
На <text:span text:style-name="T4">
Шахтарському напрямку</text:span>
 протягом доби росіяни наступальних дій непроводили, натомість завдавали авіаударів по Вугледару, Пречистівці йШахтарському Донецької області.</text:p>
      <text:p text:style-name="P4">
На <text:span text:style-name="T4">
Запорізькому</text:span>
 та <text:span text:style-name="T4">
Херсонському напрямках</text:span>
 війська рф продовжують вестиоборонні дії й обстрілювати населені пункти. Загалом ворожих ударів тутзазнали понад 40 міст і сіл, зокрема Гуляйполе, Залізничне, Гуляйпілське,Білогір’я та Високе Запорізької області, Херсон, Милове, Берислав,Одрадокам’янка, Веселе, Антонівка й Білозерка Херсонської області.</text:p>
      <text:p text:style-name="P4">
На тимчасово захоплених територіях загарбники продовжують використовуватинавчальні заклади у власних цілях, облаштовуючи в них свої військові об’єкти,прикриваючись “живим щитом” зі школярів і викладацького складу.</text:p>
      <text:p text:style-name="P4">
Зокрема, у Луб’янці Луганської області в будівлі місцевої школи, заінформацією Генштабу, дислокуються російські військовослужбовці. Особовийсклад загарбники розміщують у будівлях освітніх закладів, примушуючипродовжувати освітній процес з обов’язковим відвідуванням дітьми тавикладацьким складом.</text:p>
      <text:p text:style-name="P4">
У місті Каланчак Херсонської області під військовий шпиталь росіяниоблаштували місцеву лікарню. Протягом 27 квітня туди була завезена великакількість важкопоранених військових рф. Для перевезення своїх поранених ворогвикористовував медичну вантажівку на базі КАМАЗ.</text:p>
      <text:p text:style-name="P4">
Як повідомляв Укрінформ, Сили оборони <text:a xlink:type="simple" xlink:href="https://www.ukrinform.ua/rubric-ato/3701811-sili-oboroni-vranci-znisili-21-iz-23-rosijskih-krilatih-raket-i-dva-bpla-zaluznij.html" text:style-name="Internet_20_link" text:visited-style-name="Visited_20_Internet_20_Link">
 </text:a>
 21 із 23 крилатих ракет Х-101/Х-555, випущенихросійськими загарбниками по Україні зранку 28 квітня. Також були знищені дваворожі безпілотники.</text:p>
      <text:p text:style-name="P4">
Влучання російських ракет під час атаки 28 квітня <text:a xlink:type="simple" xlink:href="https://www.ukrinform.ua/rubric-other_news/3701836-rosia-atakuvala-ukrainu-raketami-e-zagibli-i-poraneni.html" text:style-name="Internet_20_link" text:visited-style-name="Visited_20_Internet_20_Link">
</text:a>
 у Дніпрі та Умані Черкаської області.Уламком ворожої ракети також пошкоджений будинок у місті Українка Київськоїобласті. Серед мирного населення є загиблі та поранені. В Умані кількістьзагиблих унаслідок ракетного удару <text:a xlink:type="simple" xlink:href="https://www.ukrinform.ua/rubric-regions/3702160-kilkist-zagiblih-cerez-raketnij-udar-po-umani-zrosla-do-21.html" text:style-name="Internet_20_link" text:visited-style-name="Visited_20_Internet_20_Link">
 </text:a>
 .</text:p>
      <text:p text:style-name="P4">
<text:span text:style-name="T5">
Фото: Генштаб ЗСУ</text:span>
</text:p>
      <text:p text:style-name="P4">
Source: <text:a xlink:type="simple" xlink:href="https://www.ukrinform.ua/rubric-ato/3702193-vijska-rf-za-den-zdijsnili-ponad-40-atak-na-cotiroh-napramkah.html" text:style-name="Internet_20_link" text:visited-style-name="Visited_20_Internet_20_Link">
https://www.ukrinform.ua/rubric-ato/3702193-vijska-rf-za-den-zdijsnili-ponad-40-atak-na-cotiroh-napramkah.html</text:a>
</text:p>
      <!--NEWS-->
      <text:h text:style-name="P10" text:outline-level="1">
<text:span text:style-name="T4">
Глава рпц кіріл позбавив сану протодиякона Кураєва, який критикує війну</text:span>
</text:h>
      <text:p text:style-name="P4">
Authors: Ukrinform (Person)</text:p>
      <text:p text:style-name="P4">
Publisher: Укринформ (Organization)</text:p>
      <text:p text:style-name="P4">
Published Time: 2023-04-28T19:05:00+03:00</text:p>
      <text:p text:style-name="P4">
Modified Time: 2023-04-28T19:05:00+03:00</text:p>
      <text:p text:style-name="P4">
Description: Предстоятель рпц патріарх кіріл позбавив сану протодиякона Андрія Кураєва, який виступає з критикою керівництва рпц, російської влади та агресивної війни проти України. — Укрінформ.</text:p>
      <text:p text:style-name="P4">
Images: ["<text:a xlink:type="simple" xlink:href="https://static.ukrinform.com/photos/2018_04/thumb_files/630_360_1524841459-6111.jpg" text:style-name="Internet_20_link" text:visited-style-name="Visited_20_Internet_20_Link">
630_360_15248...</text:a>
"]</text:p>
      <text:p text:style-name="P4">
Tags: ['Україна', 'патріарх Кирил', 'Агресія РФ', 'Священник', 'РПЦ']</text:p>
      <text:p text:style-name="P4">
Type: Article</text:p>
      <!--METADATA-->
      <text:p text:style-name="P4">
<draw:frame draw:style-name="fr1" draw:name="Image218" text:anchor-type="as-char" svg:width="6.9236in" svg:height="3.956343in" draw:z-index="0">
<draw:image xlink:href="../Images/yкринформ/2023-04-28T19-05-00-03-00/630_360_1524841459-6111.jpg" xlink:type="simple" xlink:show="embed" xlink:actuate="onLoad" draw:mime-type="image/jpeg"/>
</draw:frame>
Предстоятель рпц патріарх кіріл позбавив сану протодиякона Андрія Кураєва,який виступає з критикою керівництва рпц, російської влади та агресивної війнипроти України.</text:p>
      <text:p text:style-name="P4">
Як повідомляє Укрінформ, фото указу патріарха про позбавлення сану опублікувавсам Кураєв в <text:a xlink:type="simple" xlink:href="https://t.me/akuraev/9697" text:style-name="Internet_20_link" text:visited-style-name="Visited_20_Internet_20_Link">
 </text:a>
 .</text:p>
      <text:p text:style-name="P4">
У документі йдеться, що за більш як два роки, що минули з моменту заборони услужінні Кураєву, він не змінив своєї позиції і продовжує "антицерковнудіяльність", через що прийнято рішення позбавити його сану.</text:p>
      <text:p text:style-name="P4">
«Право співслужіння з нинішнім патріархом Кірілом, тобто з таким, яким вінсебе зробив, це сумнівна честь. Домагатися її не вважав і не вважаю запотрібне» - <text:a xlink:type="simple" xlink:href="https://t.me/akuraev/9698" text:style-name="Internet_20_link" text:visited-style-name="Visited_20_Internet_20_Link">
 </text:a>
 <text:a xlink:type="simple" xlink:href="https://t.me/akuraev/9698" text:style-name="Internet_20_link" text:visited-style-name="Visited_20_Internet_20_Link">
 </text:a>
рішення Кураєв. Він не виключив, що подасть скаргу вселенському патріархуВарфоломію.</text:p>
      <text:p text:style-name="P4">
У грудні 2020 року Єпархіальний церковний суд рпц позбавив сану протодияконаАндрія Кураєва. Патріарх кіріл, однак, наклав мораторій на це рішення, давшиКураєву час на "переосмислення позиції". При цьому з квітня того ж рокуКураєву було тимчасово заборонено у служінні патріархом кірілом. Приводомстали його різкі слова про одного з померлих священиків.</text:p>
      <text:p text:style-name="P4">
<text:span text:style-name="T4">
Читайте також:</text:span>
 <text:a xlink:type="simple" xlink:href="https://www.ukrinform.ua/rubric-world/3701063-cehia-zaprovadila-sankcii-proti-glavi-rpc-kirila.html" text:style-name="Internet_20_link" text:visited-style-name="Visited_20_Internet_20_Link">
 <text:span text:style-name="T4">
рпц</text:span>
 </text:a>
</text:p>
      <text:p text:style-name="P4">
Андрій Кураєв – один із найвідоміших місіонерів рпц. Він був референтомпатріарха Алексія II та одним із найближчих сподвижників митрополита Кирила(Гундяєва) перед обранням того предстоятелем рпц у 2009 році.</text:p>
      <text:p text:style-name="P4">
Відтоді й особливо в останні роки Андрій Кураєв активно критикував церковніструктури та особисто патріарха, звинувачуючи церкву у віддаленні відпарафіян, бюрократичності та ретроградності. Нині Кураєв живе за кордоном. Вінвиступає проти війни в Україні та позиції керівництва рпц щодо війни.</text:p>
      <text:p text:style-name="P4">
Source: <text:a xlink:type="simple" xlink:href="https://www.ukrinform.ua/rubric-world/3702197-glava-rpc-kiril-pozbaviv-sanu-protodiakona-kuraeva-akij-kritikue-vijnu.html" text:style-name="Internet_20_link" text:visited-style-name="Visited_20_Internet_20_Link">
https://www.ukrinform.ua/rubric-world/3702197-glava-rpc-kiril-pozbaviv-sanu-protodiakona-kuraeva-akij-kritikue-vijnu.html</text:a>
</text:p>
      <!--NEWS-->
      <text:h text:style-name="P10" text:outline-level="1">
<text:span text:style-name="T4">
Чехія та Україна спільно вироблятимуть зброю, навчальні літаки та ремонтуватимуть танки</text:span>
</text:h>
      <text:p text:style-name="P4">
Authors: Ukrinform (Person)</text:p>
      <text:p text:style-name="P4">
Publisher: Укринформ (Organization)</text:p>
      <text:p text:style-name="P4">
Published Time: 2023-04-28T19:06:00+03:00</text:p>
      <text:p text:style-name="P4">
Modified Time: 2023-04-28T19:06:00+03:00</text:p>
      <text:p text:style-name="P4">
Description: Україна та Чехія підготували шість ключових проєктів спільного виробництва, які стосуються виробництва боєприпасів, зброї, ремонту танків, а також потенційного виробництва навчальних літаків. — Укрінформ.</text:p>
      <text:p text:style-name="P4">
Images: ["<text:a xlink:type="simple" xlink:href="https://static.ukrinform.com/photos/2023_04/thumb_files/630_360_1682693279-735.jpg" text:style-name="Internet_20_link" text:visited-style-name="Visited_20_Internet_20_Link">
630_360_16826...</text:a>
"]</text:p>
      <text:p text:style-name="P4">
Tags: ['Чехія', 'Танк', 'Зброя', 'Ремонт', 'Петр Павел']</text:p>
      <text:p text:style-name="P4">
Type: Article</text:p>
      <!--METADATA-->
      <text:p text:style-name="P4">
<draw:frame draw:style-name="fr1" draw:name="Image219" text:anchor-type="as-char" svg:width="6.9236in" svg:height="3.956343in" draw:z-index="0">
<draw:image xlink:href="../Images/yкринформ/2023-04-28T19-06-00-03-00/630_360_1682693279-735.jpg" xlink:type="simple" xlink:show="embed" xlink:actuate="onLoad" draw:mime-type="image/jpeg"/>
</draw:frame>
 Україна таЧехія підготували шість ключових проєктів спільного виробництва, якістосуються виробництва боєприпасів, зброї, ремонту танків, а такожпотенційного виробництва навчальних літаків.</text:p>
      <text:p text:style-name="P4">
Про це заявив президент <text:a xlink:type="simple" xlink:href="https://www.ukrinform.ua/tag-cehia" text:style-name="Internet_20_link" text:visited-style-name="Visited_20_Internet_20_Link">
 </text:a>
 Петер Павел наспільній з президентами України та Словаччини Володимиром Зеленським таЗузаною Чапутовою пресконференції у Києві, повідомляє кореспондент Укрінформу.</text:p>
      <text:p text:style-name="P4">
«У нас підготовлено 6 ключових проєктів спільного виробництва на базі якукраїнських, так і чеських фірм…. Що стосується конкретних проєктів, вонистосуються виробництва боєприпасів, ручної зброї, ремонту танків, наприкладТ-62, а також потенційне виробництво навчальних літаків. Для нас переданнятехнологій і виробництва є пріоритетом для того, щоб це виробництво частковоабо повністю могло здійснюватися на території України», - сказав він.</text:p>
      <text:p text:style-name="P4">
<text:span text:style-name="T4">
Читайте також:</text:span>
 <text:a xlink:type="simple" xlink:href="https://www.ukrinform.ua/rubric-ato/3699279-cehia-gotova-narostiti-potuznosti-modernizacii-t72-dla-ukraini.html" text:style-name="Internet_20_link" text:visited-style-name="Visited_20_Internet_20_Link">
 <text:span text:style-name="T4">
Чехія</text:span>
 </text:a>
</text:p>
      <text:p text:style-name="P4">
Павел відкреслив, що кінцевий результат такого виробництва маєвикористовуватися з урахуванням технологій, які є із чеського боку, і зукраїнського.</text:p>
      <text:p text:style-name="P4">
Президент Чехії також зауважив, що його країна спрямовує роботу на програму звідбудови Дніпра та Дніпропетровської області та співробітництво у сферахенергетики, економіки, транспортної інфраструктури, житлового господарства.</text:p>
      <text:p text:style-name="P4">
<text:span text:style-name="T4">
Читайте також:</text:span>
 <text:a xlink:type="simple" xlink:href="https://www.ukrinform.ua/rubric-ato/3700906-polsa-rozsirue-virobnictvo-sau-krab-aki-peredae-ukraini.html" text:style-name="Internet_20_link" text:visited-style-name="Visited_20_Internet_20_Link">
 <text:span text:style-name="T4">
Польща</text:span>
 </text:a>
</text:p>
      <text:p text:style-name="P4">
Як повідомляв Укрінформ, вранці 28 квітня до Києва прибули президент ЧехіїПетр Павел та його словацька колега Зузана Чапутова.</text:p>
      <text:p text:style-name="P4">
Source: <text:a xlink:type="simple" xlink:href="https://www.ukrinform.ua/rubric-ato/3702194-cehia-ta-ukraina-spilno-viroblatimut-zbrou-i-navcalni-litaki-a-takoz-remontuvatimut-tanki.html" text:style-name="Internet_20_link" text:visited-style-name="Visited_20_Internet_20_Link">
https://www.ukrinform.ua/rubric-ato/3702194-cehia-ta-ukraina-spilno-viroblatimut-zbrou-i-navcalni-litaki-a-takoz-remontuvatimut-tanki.html</text:a>
</text:p>
      <!--NEWS-->
      <text:h text:style-name="P10" text:outline-level="1">
<text:span text:style-name="T4">
Зеленський провів телефонну розмову з президентом Євроради</text:span>
</text:h>
      <text:p text:style-name="P4">
Authors: Ukrinform (Person)</text:p>
      <text:p text:style-name="P4">
Publisher: Укринформ (Organization)</text:p>
      <text:p text:style-name="P4">
Published Time: 2023-04-28T19:10:51+03:00</text:p>
      <text:p text:style-name="P4">
Modified Time: 2023-04-28T19:10:51+03:00</text:p>
      <text:p text:style-name="P4">
Description: Президент України Володимир Зеленський провів телефонну розмову з Президентом Європейської Ради Шарлем Мішелем. — Укрінформ.</text:p>
      <text:p text:style-name="P4">
Images: ["<text:a xlink:type="simple" xlink:href="https://static.ukrinform.com/photos/2023_04/thumb_files/630_360_1682698135-893.jpeg" text:style-name="Internet_20_link" text:visited-style-name="Visited_20_Internet_20_Link">
630_360_16826...</text:a>
"]</text:p>
      <text:p text:style-name="P4">
Tags: ['Євросоюз', 'Зерно', 'Зеленський', 'Мішель']</text:p>
      <text:p text:style-name="P4">
Type: Article</text:p>
      <!--METADATA-->
      <text:p text:style-name="P4">
<draw:frame draw:style-name="fr1" draw:name="Image220" text:anchor-type="as-char" svg:width="6.9236in" svg:height="3.956343in" draw:z-index="0">
<draw:image xlink:href="../Images/yкринформ/2023-04-28T19-10-51-03-00/630_360_1682698135-893.jpeg" xlink:type="simple" xlink:show="embed" xlink:actuate="onLoad" draw:mime-type="image/jpeg"/>
</draw:frame>
 ПрезидентУкраїни Володимир Зеленський провів телефонну розмову з ПрезидентомЄвропейської Ради Шарлем Мішелем.</text:p>
      <text:p text:style-name="P4">
Про це повідомила пресслужба <text:a xlink:type="simple" xlink:href="http://president.gov.ua/news/volodimir-zelenskij-proviv-telefonnu-rozmovu-z-prezidentom-y-82541" text:style-name="Internet_20_link" text:visited-style-name="Visited_20_Internet_20_Link">
 </text:a>
 , передає Укрінформ.</text:p>
      <text:p text:style-name="P4">
“Президент України Володимир Зеленський провів телефонну розмову з ПрезидентомЄвропейської Ради Шарлем Мішелем”, - йдеться в повідомленні.</text:p>
      <text:p text:style-name="P4">
В ОП зазначили, що на початку розмови Глава держави поінформував очільникаЄвропейської Ради про трагічні наслідки чергового обстрілу українських містракетами та безпілотниками, в результаті якого загинули мирні мешканці, в томучислі й діти.</text:p>
      <text:p text:style-name="P4">
Президент України подякував Шарлю Мішелю за незмінну підтримку і лідерство узміцненні єдності та солідарності держав <text:a xlink:type="simple" xlink:href="https://www.ukrinform.ua/tag-evrosouz" text:style-name="Internet_20_link" text:visited-style-name="Visited_20_Internet_20_Link">
 </text:a>
 з Україною.</text:p>
      <text:p text:style-name="P4">
Крім того, лідери України та ЄС детально обговорили ситуацію, що склаласянавколо заборони окремими сусідніми державами ввезення української аграрноїпродукції.</text:p>
      <text:p text:style-name="P4">
Зеленський висловив глибоку стурбованість такими рішеннями та наголосив, що цікроки є грубим порушенням букви і духу Угоди про асоціацію та установчихдоговорів ЄС.</text:p>
      <text:p text:style-name="P4">
«Штучне незаконне обмеження торгівлі з Євросоюзом б’є по Україні, якапротистоїть російській агресії, як економічно, так і політично. Переконаний,що в умовах війни з Росією Україна як країна-кандидат та Євросоюз маютьнезмінно дотримуватися положень Угоди про асоціацію та норм і правил єдиногоринку ЄС. Відтак будь-яка альтернатива правовому підходу не буде вважатисяврегулюванням проблеми», - наголосив глава держави.</text:p>
      <text:p text:style-name="P4">
Зеленський закликав до пошуку збалансованого рішення та вирішення ситуації уконструктивний і партнерський спосіб з урахуванням законодавства ЄС, Угоди проасоціацію та інтересів усіх сторін.</text:p>
      <text:p text:style-name="P4">
«Найкращим рішенням стало б продовження безмитної торгівлі на необмеженийтермін. Таке рішення є вигідним як для України, так і для низки сусідніхдержав – членів ЄС, які вже мають суттєві конкурентні переваги від збільшенняукраїнського експорту, а їхнє населення отримує доступ до дешевої та якісноїукраїнської продукції», – зазначив Президент.</text:p>
      <text:p text:style-name="P4">
В ОП зауважили, що Президент Європейської Ради Шарль Мішель висловивготовність долучитися до розв’язання цієї неприйнятної ситуації, у тому числішляхом контактів з окремими причетними лідерами ЄС.</text:p>
      <text:p text:style-name="P4">
<text:span text:style-name="T4">
Читайте також:</text:span>
 <text:a xlink:type="simple" xlink:href="https://www.ukrinform.ua/rubric-economy/3702083-evrokomisia-i-pat-krain-es-domovilisa-pro-zaboronu-importu-pati-vidiv-agroprodukcii-z-ukraini.html" text:style-name="Internet_20_link" text:visited-style-name="Visited_20_Internet_20_Link">
 <text:span text:style-name="T4">
Єврокомісія</text:span>
 </text:a>
</text:p>
      <text:p text:style-name="P4">
Володимир Зеленський і Шарль Мішель домовилися про подальші контакти з цих таінших питань.</text:p>
      <text:p text:style-name="P4">
<text:span text:style-name="T5">
Фото: ОП</text:span>
</text:p>
      <text:p text:style-name="P4">
Source: <text:a xlink:type="simple" xlink:href="https://www.ukrinform.ua/rubric-polytics/3702198-zelenskij-proviv-telefonnu-rozmovu-z-prezidentom-evroradi.html" text:style-name="Internet_20_link" text:visited-style-name="Visited_20_Internet_20_Link">
https://www.ukrinform.ua/rubric-polytics/3702198-zelenskij-proviv-telefonnu-rozmovu-z-prezidentom-evroradi.html</text:a>
</text:p>
      <!--NEWS-->
      <text:h text:style-name="P10" text:outline-level="1">
<text:span text:style-name="T4">
МЗС Ісландії: Одеса – приклад того, як безпека одного міста може впливати на весь світ</text:span>
</text:h>
      <text:p text:style-name="P4">
Authors: Ukrinform (Person)</text:p>
      <text:p text:style-name="P4">
Publisher: Укринформ (Organization)</text:p>
      <text:p text:style-name="P4">
Published Time: 2023-04-28T19:20:00+03:00</text:p>
      <text:p text:style-name="P4">
Modified Time: 2023-04-28T19:20:00+03:00</text:p>
      <text:p text:style-name="P4">
Description: Транспортування українського зерна по Чорному морю є критичним питанням та потребує особливої уваги. — Укрінформ.</text:p>
      <text:p text:style-name="P4">
Images: ["<text:a xlink:type="simple" xlink:href="https://static.ukrinform.com/photos/2023_04/thumb_files/630_360_1682701261-861.jpg" text:style-name="Internet_20_link" text:visited-style-name="Visited_20_Internet_20_Link">
630_360_16827...</text:a>
"]</text:p>
      <text:p text:style-name="P4">
Tags: ['Ісландія', 'Україна', 'Зерно']</text:p>
      <text:p text:style-name="P4">
Type: Article</text:p>
      <!--METADATA-->
      <text:p text:style-name="P4">
<draw:frame draw:style-name="fr1" draw:name="Image221" text:anchor-type="as-char" svg:width="6.9236in" svg:height="3.956343in" draw:z-index="0">
<draw:image xlink:href="../Images/yкринформ/2023-04-28T19-20-00-03-00/630_360_1682701261-861.jpg" xlink:type="simple" xlink:show="embed" xlink:actuate="onLoad" draw:mime-type="image/jpeg"/>
</draw:frame>
Транспортування українського зерна по Чорному морю є критичним питанням тапотребує особливої уваги.</text:p>
      <text:p text:style-name="P4">
Про це під час брифінгу в Одесі заявила міністерка закордонних справ ІсландіїТордіс Колбрун, передає Укрінформ.</text:p>
      <text:p text:style-name="P4">
«Одеса – це приклад того, як безпека одного міста може впливати на весь світ,бо безпека вивозу зерна з України є важливою темою , а трансфер зерна поЧорному морю є критичним питанням», - заявила Колбрун.</text:p>
      <text:p text:style-name="P4">
Міністерка додала, що уряд <text:a xlink:type="simple" xlink:href="https://www.ukrinform.ua/tag-islandia" text:style-name="Internet_20_link" text:visited-style-name="Visited_20_Internet_20_Link">
 </text:a>
 будепродовжувати фінансову та іншу підтримку України.</text:p>
      <text:p text:style-name="P4">
«Ми повинні обговорити питання російської агресії на саміті у Рейк’явіку(Саміт глав держав та урядів країн Ради Європи - ред.). У демократичній Європіми бачимо такі проблеми, які відбуваються у нас на задньому дворі. Ми повиннінадалі відбудовувати світ, який стоїть на принципах демократії тасправедливості. Ми бачимо Україну як вільну та демократичну частинуЄвропейської спільноти, що живе у мирі зі своїми сусідами», - наголосилаКолбрун.</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vidbudova/3702157-dania-vidilila-1-milard-na-vidbudovu-ukraini.html" text:style-name="Internet_20_link" text:visited-style-name="Visited_20_Internet_20_Link">
 <text:span text:style-name="T4">
Данія</text:span>
 </text:a>
</text:p>
      <text:p text:style-name="P4">
Як повідомлялося, уряд <text:a xlink:type="simple" xlink:href="https://www.ukrinform.ua/rubric-economy/3695549-islandia-vidilila-500-tisac-na-pidtrimku-zelenoi-energetiki-v-ukraini.html" text:style-name="Internet_20_link" text:visited-style-name="Visited_20_Internet_20_Link">
 </text:a>
 сьогодні виділив 500 000 доларів США на підтримку відновленняекологічно сталої та стійкої енергетичної інфраструктури України.</text:p>
      <text:p text:style-name="P4">
Source: <text:a xlink:type="simple" xlink:href="https://www.ukrinform.ua/rubric-economy/3702222-mzs-islandii-odesa-priklad-togo-ak-bezpeka-odnogo-mista-moze-vplivati-na-ves-svit.html" text:style-name="Internet_20_link" text:visited-style-name="Visited_20_Internet_20_Link">
https://www.ukrinform.ua/rubric-economy/3702222-mzs-islandii-odesa-priklad-togo-ak-bezpeka-odnogo-mista-moze-vplivati-na-ves-svit.html</text:a>
</text:p>
      <!--NEWS-->
      <text:h text:style-name="P10" text:outline-level="1">
<text:span text:style-name="T4">
Ракетний удар по Умані: кількість загиблих зросла до 23</text:span>
</text:h>
      <text:p text:style-name="P4">
Authors: Ukrinform (Person)</text:p>
      <text:p text:style-name="P4">
Publisher: Укринформ (Organization)</text:p>
      <text:p text:style-name="P4">
Published Time: 2023-04-28T19:23:00+03:00</text:p>
      <text:p text:style-name="P4">
Modified Time: 2023-04-28T19:23:00+03:00</text:p>
      <text:p text:style-name="P4">
Description: Кількість загиблих унаслідок ракетного удару російських військових по житловій багатоповерхівці в Умані Черкаської області зросла до 23 осіб. — Укрінформ.</text:p>
      <text:p text:style-name="P4">
Images: ["<text:a xlink:type="simple" xlink:href="https://static.ukrinform.com/photos/2023_04/thumb_files/630_360_1682698973-314.jpg" text:style-name="Internet_20_link" text:visited-style-name="Visited_20_Internet_20_Link">
630_360_16826...</text:a>
"]</text:p>
      <text:p text:style-name="P4">
Tags: ['Черкащина', 'Умань', 'Ракетний удар']</text:p>
      <text:p text:style-name="P4">
Type: Article</text:p>
      <!--METADATA-->
      <text:p text:style-name="P4">
<draw:frame draw:style-name="fr1" draw:name="Image222" text:anchor-type="as-char" svg:width="6.9236in" svg:height="3.956343in" draw:z-index="0">
<draw:image xlink:href="../Images/yкринформ/2023-04-28T19-23-00-03-00/630_360_1682698973-314.jpg" xlink:type="simple" xlink:show="embed" xlink:actuate="onLoad" draw:mime-type="image/jpeg"/>
</draw:frame>
 Кількістьзагиблих унаслідок ракетного удару російських військових по житловійбагатоповерхівці в Умані Черкаської області зросла до 23 осіб.</text:p>
      <text:p text:style-name="P4">
Як передає Укрінформ, про це МВС повідомляє у <text:a xlink:type="simple" xlink:href="https://t.me/mvs_ukraine/24923" text:style-name="Internet_20_link" text:visited-style-name="Visited_20_Internet_20_Link">
</text:a>
 .</text:p>
      <text:p text:style-name="P4">
« <text:a xlink:type="simple" xlink:href="https://www.ukrinform.ua/tag-cerkasina" text:style-name="Internet_20_link" text:visited-style-name="Visited_20_Internet_20_Link">
 </text:a>
 . Станом на 19:00 знайдено тілодитини... Кількість загиблих: 23, з них 4 дитини», - ідеться у повідомленні.</text:p>
      <text:p text:style-name="P4">
<text:span text:style-name="T4">
Читайте також:</text:span>
 <text:a xlink:type="simple" xlink:href="https://www.ukrinform.ua/rubric-ato/3702165-vorog-vluciv-v-obekt-elektrogeneracii-na-doneccini.html" text:style-name="Internet_20_link" text:visited-style-name="Visited_20_Internet_20_Link">
 </text:a>
</text:p>
      <text:p text:style-name="P4">
Голова Черкаської обласної військової адміністрації Ігор Табурець повідомив у<text:a xlink:type="simple" xlink:href="https://t.me/cherkaskaODA/4609" text:style-name="Internet_20_link" text:visited-style-name="Visited_20_Internet_20_Link">
 </text:a>
 , що попередньо відомо, що загиблі діти2009, 2012 та 2021 року народження. Рік народження четвертої дитинивстановлюється.</text:p>
      <text:p text:style-name="P4">
Як повідомляв Укрінформ, удосвіта загарбники <text:a xlink:type="simple" xlink:href="https://www.ukrinform.ua/rubric-ato/3701792-v-umani-rosijska-raketa-vlucila-u-zitlovu-bagatopoverhivku-pracuut-ratuvalniki.html" text:style-name="Internet_20_link" text:visited-style-name="Visited_20_Internet_20_Link">
</text:a>
 . У однійдев'ятиповерхівці повністю зруйновано під'їзд, загалом постраждали 10будинків.</text:p>
      <text:p text:style-name="P4">
<text:span text:style-name="T5">
Фото: МВС, Телеграм</text:span>
</text:p>
      <text:p text:style-name="P4">
Source: <text:a xlink:type="simple" xlink:href="https://www.ukrinform.ua/rubric-regions/3702203-raketnij-udar-po-umani-kilkist-zagiblih-zrosla-do-23.html" text:style-name="Internet_20_link" text:visited-style-name="Visited_20_Internet_20_Link">
https://www.ukrinform.ua/rubric-regions/3702203-raketnij-udar-po-umani-kilkist-zagiblih-zrosla-do-23.html</text:a>
</text:p>
      <!--NEWS-->
      <text:h text:style-name="P10" text:outline-level="1">
<text:span text:style-name="T4">
На передовій загинув колишній журналіст BBC News Ukraine</text:span>
</text:h>
      <text:p text:style-name="P4">
Authors: Ukrinform (Person)</text:p>
      <text:p text:style-name="P4">
Publisher: Укринформ (Organization)</text:p>
      <text:p text:style-name="P4">
Published Time: 2023-04-28T19:30:08+03:00</text:p>
      <text:p text:style-name="P4">
Modified Time: 2023-04-28T19:30:08+03:00</text:p>
      <text:p text:style-name="P4">
Description: Колишній журналіст BBC News Україна Олександр Бондаренко загинув на лінії фронту в Україні. — Укрінформ.</text:p>
      <text:p text:style-name="P4">
Images: ["<text:a xlink:type="simple" xlink:href="https://static.ukrinform.com/photos/2023_04/thumb_files/630_360_1682699313-108.jpg" text:style-name="Internet_20_link" text:visited-style-name="Visited_20_Internet_20_Link">
630_360_16826...</text:a>
", "<text:a xlink:type="simple" xlink:href="https://static.ukrinform.com/photos/2023_04/1682699314-181.jpg" text:style-name="Internet_20_link" text:visited-style-name="Visited_20_Internet_20_Link">
1682699314-18...</text:a>
"]</text:p>
      <text:p text:style-name="P4">
Tags: ['ВВС', 'Загибель', 'Журналіст', 'Війна з росією']</text:p>
      <text:p text:style-name="P4">
Type: Article</text:p>
      <!--METADATA-->
      <text:p text:style-name="P4">
<draw:frame draw:style-name="fr1" draw:name="Image223" text:anchor-type="as-char" svg:width="6.9236in" svg:height="3.956343in" draw:z-index="0">
<draw:image xlink:href="../Images/yкринформ/2023-04-28T19-30-08-03-00/630_360_1682699313-108.jpg" xlink:type="simple" xlink:show="embed" xlink:actuate="onLoad" draw:mime-type="image/jpeg"/>
</draw:frame>
 Колишнійжурналіст BBC News Україна Олександр Бондаренко загинув на лінії фронту вУкраїні.</text:p>
      <text:p text:style-name="P4">
Як передає Укрінформ, про це повідомляє <text:a xlink:type="simple" xlink:href="https://www.bbc.co.uk/news/world-europe-65422400" text:style-name="Internet_20_link" text:visited-style-name="Visited_20_Internet_20_Link">
 </text:a>
 .</text:p>
      <text:p text:style-name="P4">
Він пішов добровольцем в територіальну оборону на початку повномасштабноговторгнення росії у лютому 2022 року, а до того працював експертом зкомунікацій та медіа-тренером.</text:p>
      <text:p text:style-name="P4">
Подробиці загибелі журналіста поки невідомі. Близькі друзі повідомили, що«смерть наздогнала його в бою».</text:p>
      <text:p text:style-name="P4">
<draw:frame draw:style-name="fr1" draw:name="Image224" text:anchor-type="as-char" svg:width="6.9236in" svg:height="3.855186in" draw:z-index="0">
<draw:image xlink:href="../Images/yкринформ/2023-04-28T19-30-08-03-00/1682699314-181.jpg" xlink:type="simple" xlink:show="embed" xlink:actuate="onLoad" draw:mime-type="image/jpeg"/>
</draw:frame>
</text:p>
      <text:p text:style-name="P4">
Друзі, колишні колеги по BBC та широка медіа-спільнота України вшанувалипам’ять талановитого журналіста, який став успішним професіоналом у сферікомунікацій.</text:p>
      <text:p text:style-name="P4">
Олександр Бондаренко був родом з Луганська.</text:p>
      <text:p text:style-name="P4">
З 2007 по 2011 рік він працював в українській службі BBC репортером, ведучимта редактором радіопрограм, що виходили з Києва. Потім він залишив BBC, щобпрацювати в інших медіа-організаціях.</text:p>
      <text:p text:style-name="P4">
Бондаренко був одним з багатьох тисяч українців, які залишили свою цивільнуроботу, щоб захистити свою країну після початку повномаштабного російськоговторгнення.</text:p>
      <text:p text:style-name="P4">
<text:span text:style-name="T5">
Перше фото: RMA</text:span>
</text:p>
      <text:p text:style-name="P4">
Source: <text:a xlink:type="simple" xlink:href="https://www.ukrinform.ua/rubric-ato/3702205-na-peredovij-zaginuv-kolisnij-zurnalist-bbc-news-ukraine.html" text:style-name="Internet_20_link" text:visited-style-name="Visited_20_Internet_20_Link">
https://www.ukrinform.ua/rubric-ato/3702205-na-peredovij-zaginuv-kolisnij-zurnalist-bbc-news-ukraine.html</text:a>
</text:p>
      <!--NEWS-->
      <text:h text:style-name="P10" text:outline-level="1">
<text:span text:style-name="T4">
Футбольний матч «ЛНЗ» - «Полісся» перенесли через жалобу в Черкаській області</text:span>
</text:h>
      <text:p text:style-name="P4">
Authors: Ukrinform (Person)</text:p>
      <text:p text:style-name="P4">
Publisher: Укринформ (Organization)</text:p>
      <text:p text:style-name="P4">
Published Time: 2023-04-28T19:32:00+03:00</text:p>
      <text:p text:style-name="P4">
Modified Time: 2023-04-28T19:32:00+03:00</text:p>
      <text:p text:style-name="P4">
Description: У Черкасах у неділю, 30 квітня, мав відбутися матч Першої ліги Професіональної футбольної ліги (ПФЛ) між місцевим «ЛНЗ» і житомирським «Поліссям». — Укрінформ.</text:p>
      <text:p text:style-name="P4">
Images: ["<text:a xlink:type="simple" xlink:href="https://static.ukrinform.com/photos/2023_04/thumb_files/630_360_1682699479-619.jpg" text:style-name="Internet_20_link" text:visited-style-name="Visited_20_Internet_20_Link">
630_360_16826...</text:a>
"]</text:p>
      <text:p text:style-name="P4">
Tags: ['Футбол', 'Жалоба', 'Умань']</text:p>
      <text:p text:style-name="P4">
Type: Article</text:p>
      <!--METADATA-->
      <text:p text:style-name="P4">
<draw:frame draw:style-name="fr1" draw:name="Image225" text:anchor-type="as-char" svg:width="6.9236in" svg:height="3.956343in" draw:z-index="0">
<draw:image xlink:href="../Images/yкринформ/2023-04-28T19-32-00-03-00/630_360_1682699479-619.jpg" xlink:type="simple" xlink:show="embed" xlink:actuate="onLoad" draw:mime-type="image/jpeg"/>
</draw:frame>
 У Черкасаху неділю, 30 квітня, мав відбутися матч Першої ліги Професіональної футбольноїліги (ПФЛ) між місцевим «ЛНЗ» і житомирським «Поліссям».</text:p>
      <text:p text:style-name="P4">
Однак, як <text:a xlink:type="simple" xlink:href="https://t.me/fcpolissya/2039" text:style-name="Internet_20_link" text:visited-style-name="Visited_20_Internet_20_Link">
 </text:a>
 ФК «Полісся», поєдинок пройде упонеділок, 1 травня (початок о 13.00), передає Укрінформ.</text:p>
      <text:p text:style-name="P4">
<text:span text:style-name="T4">
Читайте також:</text:span>
 <text:a xlink:type="simple" xlink:href="https://www.ukrinform.ua/rubric-regions/3702203-raketnij-udar-po-umani-kilkist-zagiblih-zrosla-do-23.html" text:style-name="Internet_20_link" text:visited-style-name="Visited_20_Internet_20_Link">
 </text:a>
</text:p>
      <text:p text:style-name="P4">
Рішення про перенесення матчу було ухвалено у зв'язку з тим, що в Черкаськійобласті оголосили триденну жалобу через ракетну атаку російських терористів наУмань.</text:p>
      <text:p text:style-name="P4">
Source: <text:a xlink:type="simple" xlink:href="https://www.ukrinform.ua/rubric-sports/3702207-matc-pfl-lnz-polissa-perenesli-cerez-zalobu-v-cerkaskij-oblasti.html" text:style-name="Internet_20_link" text:visited-style-name="Visited_20_Internet_20_Link">
https://www.ukrinform.ua/rubric-sports/3702207-matc-pfl-lnz-polissa-perenesli-cerez-zalobu-v-cerkaskij-oblasti.html</text:a>
</text:p>
      <!--NEWS-->
      <text:h text:style-name="P10" text:outline-level="1">
<text:span text:style-name="T4">
НАЗК підготувало списки з 24 тисяч пов’язаних з рф «претендентів» на санкції</text:span>
</text:h>
      <text:p text:style-name="P4">
Authors: Ukrinform (Person)</text:p>
      <text:p text:style-name="P4">
Publisher: Укринформ (Organization)</text:p>
      <text:p text:style-name="P4">
Published Time: 2023-04-28T19:35:03+03:00</text:p>
      <text:p text:style-name="P4">
Modified Time: 2023-04-28T19:35:03+03:00</text:p>
      <text:p text:style-name="P4">
Description: З березня минулого року Національне агентство з питань запобігання корупції підготувало списки із понад 24 тис. претендентів на запровадження санкцій у зв’язку з російською агресією.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НАЗК', 'Санкції', 'Війна з росією']</text:p>
      <text:p text:style-name="P4">
Type: Article</text:p>
      <!--METADATA-->
      <text:p text:style-name="P4">
<draw:frame draw:style-name="fr1" draw:name="Image226" text:anchor-type="as-char" svg:width="6.9236in" svg:height="3.956343in" draw:z-index="0">
<draw:image xlink:href="../Images/yкринформ/2023-04-28T19-35-03-03-00/630_360_1591893289-695.jpg" xlink:type="simple" xlink:show="embed" xlink:actuate="onLoad" draw:mime-type="image/jpeg"/>
</draw:frame>
 З березняминулого року Національне агентство з питань запобігання корупції підготувалосписки із понад 24 тис. претендентів на запровадження санкцій у зв’язку зросійською агресією.</text:p>
      <text:p text:style-name="P4">
Про це повідомив експерт НАЗК по роботі з санкціями Євген Касьян під часпанельної дискусії «Фінанси країни-терориста: як конфіскувати?» в МедіацентріУкраїна - Укрінформ.</text:p>
      <text:p text:style-name="P4">
За його словами, станом на початок квітня 2023 року запроваджено санкційніобмеження проти 13 тис. із 24 тис. фігурантів цього переліку.</text:p>
      <text:p text:style-name="P4">
«Спочатку робота просувалася не такими темпами, як нам би хотілося. Тому щосанкційний трек, який був у довоєнний період, і той, якого країна потребує підчас війни, суттєво відрізняються. Зараз потрібно рухатися в сотні разівшвидше. І це вдалося зробити, починаючи з минулорічного вересня», - сказавКасьян</text:p>
      <text:p text:style-name="P4">
За його словами, це вдалося певною мірою, мабуть, і завдяки наріканням відміжнародних партнерів, що вони загалом впровадили більше обмежень проти росіянта пов’язаних із рф осіб, ніж сама країна, яка воює.</text:p>
      <text:p text:style-name="P4">
Серед важливих інструментів ідентифікації осіб, причетних до збройної агресіїрф, - претендентів на санкції, експерт назвав створений нещодавно портал <text:a xlink:type="simple" xlink:href="https://sanctions.nazk.gov.ua/" text:style-name="Internet_20_link" text:visited-style-name="Visited_20_Internet_20_Link">
</text:a>
 .</text:p>
      <text:p text:style-name="P4">
Мета створення порталу - публічний тиск на співучасників російських злочинівта синхронізація санкційних списків України і міжнародних партнерів. Даніпорталу, зокрема, використовуються українським та глобальним бізнесом, щобвизначитися, чи варто працювати з тими або іншими особами і компаніями.</text:p>
      <text:p text:style-name="P4">
Ще одним напрямком роботи НАЗК, за словами представника агентства, єпідготовка законодавчих змін, які дозволяють не лише блокувати російськісуверенні активи, а й конфісковувати їх.</text:p>
      <text:p text:style-name="P4">
«У цьому питанні ми співпрацюємо з Міністерством юстиції. І вже опрацювалипонад 800 запитів Мін’юсту щодо пошуку активів підсакційних осіб - росіян таросійських компаній. Ми шукаємо такі активи на території України, передаємопакети документів до Міністерства юстиції, яке в судовому порядку стягує цікошти й майно», - розповів Касьян.</text:p>
      <text:p text:style-name="P4">
Як приклади він навів стягнення на користь України активів путінськихмільярдерів дерипаски і родини ротенбергів. Також до Мін’юсту передалиматеріали щодо компанії VS Energy, пов’язаної з російськими бізнесменамибабаковим, воєводіним та гінером.</text:p>
      <text:p text:style-name="P4">
«Цим, поміж іншого, показуємо приклад зарубіжним партнерам, демонструючи, що унас це працює. Відповідно, й вони можуть впроваджувати подібні норми, якідопоможуть вилучати суверенні активи російської федерації», - пояснивпосадовець.</text:p>
      <text:p text:style-name="P4">
Також аналітики НАЗК відстежують випадки обходу санкції, запровадженихсвітовою спільнотою проти держави-агресора. Серед ключових «помічників» путінаКасьян назвав Туреччину, Казахстан, Вірменію, Грузію, ОАЕ, рідше - СаудівськуАравію, Китай та Індію, а також різні офшорні юрисдикції.</text:p>
      <text:p text:style-name="P4">
<text:span text:style-name="T4">
Читайте також:</text:span>
 <text:a xlink:type="simple" xlink:href="https://www.ukrinform.ua/rubric-society/3700020-sankcijni-spiski-nazk-vidteper-e-v-onlajnservisi-youcontrol.html" text:style-name="Internet_20_link" text:visited-style-name="Visited_20_Internet_20_Link">
 <text:span text:style-name="T4">
Санкційні</text:span>
 <text:span text:style-name="T4">
списки</text:span>
 <text:span text:style-name="T4">
НАЗК</text:span>
 <text:span text:style-name="T4">
відтепер</text:span>
 <text:span text:style-name="T4">
онлайн</text:span>
<text:span text:style-name="T4">
сервісі</text:span>
 <text:span text:style-name="T4">
YouControl</text:span>
 </text:a>
</text:p>
      <text:p text:style-name="P4">
Як повідомлялося, за два роки до початку повномасштабного вторгнення в Україніпрацювали 13 тис. компаній, прямо чи опосередковано пов’язаних із державою-агресором. За даними YouControl, у 2021 році загальний обсяг українськихактивів з російською часткою чи бенефіціарами оцінювали у 9 млрд дол.</text:p>
      <text:p text:style-name="P4">
Source: <text:a xlink:type="simple" xlink:href="https://www.ukrinform.ua/rubric-economy/3702208-nazk-pidgotuvalo-spiski-z-24-tisac-povazanih-z-rf-pretendentiv-na-sankcii.html" text:style-name="Internet_20_link" text:visited-style-name="Visited_20_Internet_20_Link">
https://www.ukrinform.ua/rubric-economy/3702208-nazk-pidgotuvalo-spiski-z-24-tisac-povazanih-z-rf-pretendentiv-na-sankcii.html</text:a>
</text:p>
      <!--NEWS-->
      <text:h text:style-name="P10" text:outline-level="1">
<text:span text:style-name="T4">
Штати в ООН: Ми зобов’язані захистити викрадених українських дітей</text:span>
</text:h>
      <text:p text:style-name="P4">
Authors: Ukrinform (Person)</text:p>
      <text:p text:style-name="P4">
Publisher: Укринформ (Organization)</text:p>
      <text:p text:style-name="P4">
Published Time: 2023-04-28T19:39:34+03:00</text:p>
      <text:p text:style-name="P4">
Modified Time: 2023-04-28T19:39:34+03:00</text:p>
      <text:p text:style-name="P4">
Description: Сполучені Штати закликали країни-члени ООН до негайних і спільних дій, щоби покласти край насильницькій депортації дітей з України, а також захистити вже викрадених осіб та посприяти їхньому поверненню додому.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США', 'Україна']</text:p>
      <text:p text:style-name="P4">
Type: Article</text:p>
      <!--METADATA-->
      <text:p text:style-name="P4">
<draw:frame draw:style-name="fr1" draw:name="Image227" text:anchor-type="as-char" svg:width="6.9236in" svg:height="3.956343in" draw:z-index="0">
<draw:image xlink:href="../Images/yкринформ/2023-04-28T19-39-34-03-00/630_360_1655629946-686.jpg" xlink:type="simple" xlink:show="embed" xlink:actuate="onLoad" draw:mime-type="image/jpeg"/>
</draw:frame>
 СполученіШтати закликали країни-члени ООН до негайних і спільних дій, щоби покластикрай насильницькій депортації дітей з України, а також захистити вжевикрадених осіб та посприяти їхньому поверненню додому.</text:p>
      <text:p text:style-name="P4">
З відповідною заявою виступив у п’ятницю під час засідання РБ ООН у форматі«Аррія» заступник постійного представника США при Організації посол РобертВуд, передає власний кореспондент Укрінформу.</text:p>
      <text:p text:style-name="P4">
«Ми повинні діяти негайно та спільними зусиллями, щоби припинити викрадення йдепортацію дітей під час збройних конфліктів», - підкреслив представник <text:a xlink:type="simple" xlink:href="https://www.ukrinform.ua/tag-ssa" text:style-name="Internet_20_link" text:visited-style-name="Visited_20_Internet_20_Link">
</text:a>
 .</text:p>
      <text:p text:style-name="P4">
Він нагадав, що російські війська після вторгнення в Україну примусоводепортували в рф тисячі українських дітей, де їх тримають у неналежних умовах,намагаються запобігти їхньому поверненню додому й «перевиховати» їх.</text:p>
      <text:p text:style-name="P4">
«Ми маємо обов’язок перед цими дітьми, щоби сприяти їхньому захисту,гарантувати безпеку й добробут та запобігати жорстокому поводженню з ними», -підкреслив американський посол.</text:p>
      <text:p text:style-name="P4">
Він також зауважив: не можна ігнорувати того факту, що це все є результатомрішень та дій, прийнятих на всіх рівнях російської влади – на федеральному,регіональному та місцевому.</text:p>
      <text:p text:style-name="P4">
«Надзвичайно важливо, щоби міжнародне співтовариство вжило конкретних заходівдля розв’язання проблеми викрадення, примусового переселення та депортаціїдітей збройними силами та угрупованнями», - наголосив представник США.</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a>
</text:p>
      <text:p text:style-name="P4">
Як повідомляв Укрінформ, у п’ятницю в штаб-квартир ООН у Нью-Йорку проходитьнеформальне засідання Ради Безпеки за формулою «Аррія». Його учасникиобговорюють викрадення та насильницьку депортацію росією дітей з окупованихтериторій України. Зустріч відбувається за ініціативи США, Франції й Албанії,а також України. Проведення заходу підтримали ще півсотні країн.</text:p>
      <text:p text:style-name="P4">
Source: <text:a xlink:type="simple" xlink:href="https://www.ukrinform.ua/rubric-world/3702212-stati-v-oon-mi-zobovazani-zahistiti-vikradenih-ukrainskih-ditej.html" text:style-name="Internet_20_link" text:visited-style-name="Visited_20_Internet_20_Link">
https://www.ukrinform.ua/rubric-world/3702212-stati-v-oon-mi-zobovazani-zahistiti-vikradenih-ukrainskih-ditej.html</text:a>
</text:p>
      <!--NEWS-->
      <text:h text:style-name="P10" text:outline-level="1">
<text:span text:style-name="T4">
Північна Македонія долучилася до коаліції зі створення Спецтрибуналу для рф</text:span>
</text:h>
      <text:p text:style-name="P4">
Authors: Ukrinform (Person)</text:p>
      <text:p text:style-name="P4">
Publisher: Укринформ (Organization)</text:p>
      <text:p text:style-name="P4">
Published Time: 2023-04-28T19:41:00+03:00</text:p>
      <text:p text:style-name="P4">
Modified Time: 2023-04-28T19:41:00+03:00</text:p>
      <text:p text:style-name="P4">
Description: Північна Македонія стала 36-ю країною, яка приєдналася до основної групи країн, що працюють над створенням Спеціального трибуналу щодо злочину агресії проти України. — Укрінформ.</text:p>
      <text:p text:style-name="P4">
Images: ["<text:a xlink:type="simple" xlink:href="https://static.ukrinform.com/photos/2023_01/thumb_files/630_360_1672672915-792.jpg" text:style-name="Internet_20_link" text:visited-style-name="Visited_20_Internet_20_Link">
630_360_16726...</text:a>
"]</text:p>
      <text:p text:style-name="P4">
Tags: ['Македонія', 'Трибунал', 'Україна', 'Агресія РФ', 'росія']</text:p>
      <text:p text:style-name="P4">
Type: Article</text:p>
      <!--METADATA-->
      <text:p text:style-name="P4">
<draw:frame draw:style-name="fr1" draw:name="Image228" text:anchor-type="as-char" svg:width="6.9236in" svg:height="3.956343in" draw:z-index="0">
<draw:image xlink:href="../Images/yкринформ/2023-04-28T19-41-00-03-00/630_360_1672672915-792.jpg" xlink:type="simple" xlink:show="embed" xlink:actuate="onLoad" draw:mime-type="image/jpeg"/>
</draw:frame>
 ПівнічнаМакедонія стала 36-ю країною, яка приєдналася до основної групи країн, щопрацюють над створенням Спеціального трибуналу щодо злочину агресії протиУкраїни.</text:p>
      <text:p text:style-name="P4">
Про це повідомив міністр закордонних справ України Дмитро Кулеба у <text:a xlink:type="simple" xlink:href="https://twitter.com/DmytroKuleba/status/1651966030061682691" text:style-name="Internet_20_link" text:visited-style-name="Visited_20_Internet_20_Link">
</text:a>
 , передаєУкрінформ.</text:p>
      <text:p text:style-name="Quotations">

<text:p text:style-name="P4">
North Macedonia has become the 36th country to join the collation on the&gt;
 establishment of a Special tribunal for the crime of aggression against&gt;
 Ukraine. I appreciate our Macedonian friends joining our fight for justice.&gt;
 Support for the Special Tribunal keeps gaining steam.&gt;
&gt;
 — Dmytro Kuleba (@DmytroKuleba) <text:a xlink:type="simple" xlink:href="https://twitter.com/DmytroKuleba/status/1651966030061682691" text:style-name="Internet_20_link" text:visited-style-name="Visited_20_Internet_20_Link">
&gt;
 </text:a>
</text:p>

</text:p>
      <text:p text:style-name="P4">
« <text:a xlink:type="simple" xlink:href="https://www.ukrinform.ua/tag-pivnicna-makedonia" text:style-name="Internet_20_link" text:visited-style-name="Visited_20_Internet_20_Link">
 </text:a>
 стала 36-ю країною, якаприєдналася до кооперації щодо створення Спеціального трибуналу для злочинуагресії проти України. Я ціную наших македонських друзів, які приєдналися донашої боротьби за справедливість. Підтримка Спеціального трибуналу продовжуєнабирати обертів», - зазначив глава української дипломатії.</text:p>
      <text:p text:style-name="P4">
<text:span text:style-name="T4">
Читайте також:</text:span>
 <text:a xlink:type="simple" xlink:href="https://www.ukrinform.ua/rubric-polytics/3696104-kostarika-dolucilasa-do-koalicii-za-stvorenna-spectribunalu-dla-rf.html" text:style-name="Internet_20_link" text:visited-style-name="Visited_20_Internet_20_Link">
 <text:span text:style-name="T4">
Коста</text:span>
 <text:span text:style-name="T4">
Рика</text:span>
 </text:a>
</text:p>
      <text:p text:style-name="P4">
Як повідомлялося, у вересні 2022 року Президент Володимир Зеленський утворивробочу групу на чолі з керівником ОП Андрієм Єрмаком, яка опрацьовує питання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Source: <text:a xlink:type="simple" xlink:href="https://www.ukrinform.ua/rubric-polytics/3702214-pivnicna-makedonia-dolucilasa-do-koalicii-zi-stvorenna-spectribunalu-dla-rf.html" text:style-name="Internet_20_link" text:visited-style-name="Visited_20_Internet_20_Link">
https://www.ukrinform.ua/rubric-polytics/3702214-pivnicna-makedonia-dolucilasa-do-koalicii-zi-stvorenna-spectribunalu-dla-rf.html</text:a>
</text:p>
      <!--NEWS-->
      <text:h text:style-name="P10" text:outline-level="1">
<text:span text:style-name="T4">
Уряд США має прийняти рішення щодо передачі Україні F-16 – Кулеба</text:span>
</text:h>
      <text:p text:style-name="P4">
Authors: Ukrinform (Person)</text:p>
      <text:p text:style-name="P4">
Publisher: Укринформ (Organization)</text:p>
      <text:p text:style-name="P4">
Published Time: 2023-04-28T19:43:00+03:00</text:p>
      <text:p text:style-name="P4">
Modified Time: 2023-04-28T19:43:00+03:00</text:p>
      <text:p text:style-name="P4">
Description: Винищувачі F-16 - американська технологія, і процес передачі літаків Україні має початися зі згоди з боку США. — Укрінформ.</text:p>
      <text:p text:style-name="P4">
Images: ["<text:a xlink:type="simple" xlink:href="https://static.ukrinform.com/photos/2023_04/thumb_files/630_360_1682700546-544.jpg" text:style-name="Internet_20_link" text:visited-style-name="Visited_20_Internet_20_Link">
630_360_16827...</text:a>
"]</text:p>
      <text:p text:style-name="P4">
Tags: ['Дмитро Кулеба', 'США', 'Винищувач', 'Війна з росією']</text:p>
      <text:p text:style-name="P4">
Type: Article</text:p>
      <!--METADATA-->
      <text:p text:style-name="P4">
<draw:frame draw:style-name="fr1" draw:name="Image229" text:anchor-type="as-char" svg:width="6.9236in" svg:height="3.956343in" draw:z-index="0">
<draw:image xlink:href="../Images/yкринформ/2023-04-28T19-43-00-03-00/630_360_1682700546-544.jpg" xlink:type="simple" xlink:show="embed" xlink:actuate="onLoad" draw:mime-type="image/jpeg"/>
</draw:frame>
 ВинищувачіF-16 - американська технологія, і процес передачі літаків Україні має початисязі згоди з боку США.</text:p>
      <text:p text:style-name="P4">
Про це заявив міністр закордонних справ України Дмитро Кулеба на спільній ізглавами МЗС країн Північної Європи та Балтії пресконференції в Одесі,повідомляє кореспондент Укрінформу.</text:p>
      <text:p text:style-name="P4">
«Я не маю сумніву, що вони приймуть це рішення, адже логіка перемовин міжпартнерами у цій війні цього вимагає, а усі країни рішуче кажуть, що хочутьбачити Україну переможцем. Тоді треба підтримати слова ділом», - заявив <text:a xlink:type="simple" xlink:href="https://www.ukrinform.ua/tag-kuleba" text:style-name="Internet_20_link" text:visited-style-name="Visited_20_Internet_20_Link">
</text:a>
 .</text:p>
      <text:p text:style-name="P4">
Також він підкреслив, що має надію на те, що Норвегія стане частиною коаліціїF-16.</text:p>
      <text:p text:style-name="P4">
«У цьому колі є країни, які підтримують наші запити щодо винищувачів івисловлюють свою готовність до серйозного перегляду цього питання», - додавміністр закордонних справ України.</text:p>
      <text:p text:style-name="P4">
Кулеба також звернувся до іноземних партнерів з проханням пришвидшитиухвалення рішення про початок тренувань українських пілотів на літаках F-16.</text:p>
      <text:p text:style-name="P4">
«Ми повинні скинути росію з неба. Для цього нам потрібні не тільки системиППО, якими з нами вже поділилися друзі, а й бойові літаки», - наголосивКулеба.</text:p>
      <text:p text:style-name="P4">
Міністр закордонних справ зауважив, що тренування українських пілотів з часомпризведе до ухвалення рішення про надання літаків.</text:p>
      <text:p text:style-name="P4">
Бойові літаки, за словами Кулеби, потрібні для прикриття бригад, які підуть вконтрнаступ, а також для захисту Чорного моря та прибережних територій.</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ato/3702154-litva-pidtrimue-peredacu-ukraini-litakiv-f16-ministr.html" text:style-name="Internet_20_link" text:visited-style-name="Visited_20_Internet_20_Link">
 <text:span text:style-name="T4">
Литва</text:span>
 </text:a>
</text:p>
      <text:p text:style-name="P4">
Як повідомлялося, <text:a xlink:type="simple" xlink:href="https://www.ukrinform.ua/rubric-ato/3702092-kontrnastup-ukraini-ne-slid-vvazati-finalnou-bitvou-kuleba.html" text:style-name="Internet_20_link" text:visited-style-name="Visited_20_Internet_20_Link">
 </text:a>
 заявив, що контрнаступУкраїни не слід вважати фінальною битвою.</text:p>
      <text:p text:style-name="P4">
Source: <text:a xlink:type="simple" xlink:href="https://www.ukrinform.ua/rubric-ato/3702218-urad-ssa-mae-prijnati-risenna-sodo-peredaci-ukraini-f16-kuleba.html" text:style-name="Internet_20_link" text:visited-style-name="Visited_20_Internet_20_Link">
https://www.ukrinform.ua/rubric-ato/3702218-urad-ssa-mae-prijnati-risenna-sodo-peredaci-ukraini-f16-kuleba.html</text:a>
</text:p>
      <!--NEWS-->
      <text:h text:style-name="P10" text:outline-level="1">
<text:span text:style-name="T4">
Лубінець в ООН нагадав, що росія депортує українських дітей з 2014 року</text:span>
</text:h>
      <text:p text:style-name="P4">
Authors: Ukrinform (Person)</text:p>
      <text:p text:style-name="P4">
Publisher: Укринформ (Organization)</text:p>
      <text:p text:style-name="P4">
Published Time: 2023-04-28T19:44:00+03:00</text:p>
      <text:p text:style-name="P4">
Modified Time: 2023-04-28T19:44:00+03:00</text:p>
      <text:p text:style-name="P4">
Description: російська федерація цілеспрямовано скоює злочин, депортуючи українських дітей з 2014 року.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Депортація', 'Діти', 'ООН', 'Війна з росією', 'Дмитро Лубінець']</text:p>
      <text:p text:style-name="P4">
Type: Article</text:p>
      <!--METADATA-->
      <text:p text:style-name="P4">
<draw:frame draw:style-name="fr1" draw:name="Image230" text:anchor-type="as-char" svg:width="6.9236in" svg:height="3.956343in" draw:z-index="0">
<draw:image xlink:href="../Images/yкринформ/2023-04-28T19-44-00-03-00/630_360_1677395798-958.jpg" xlink:type="simple" xlink:show="embed" xlink:actuate="onLoad" draw:mime-type="image/jpeg"/>
</draw:frame>
 російськафедерація цілеспрямовано скоює злочин, депортуючи українських дітей з 2014року.</text:p>
      <text:p text:style-name="P4">
Про це заявив у п’ятницю уповноважений Верховної Ради з прав людини ДмитроЛубінець на неформальному засіданні Ради безпеки ООН, на якому обговорюєтьсявикрадення росією дітей з окупованих територій України, передає власнийкореспондент Укрінформу у Нью-Йорку.</text:p>
      <text:p text:style-name="P4">
Ввиступаючи в режимі онлайн, Лубінець наголосив, що рф «скоює злочини протилюдяності, деякі з яких мають ознаки геноциду, згідно з підтвердженими ООНданими».</text:p>
      <text:p text:style-name="P4">
Він нагадав, що станом на 28 квітня було вбито понад 500 дітей, понад 1000 –поранено.</text:p>
      <text:p text:style-name="P4">
Лубінець наголосив на необхідності притягнення винуватців до відповідальності,оскільки за кожним злочином стоять конкретні особи.</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геноцид</text:span>
 </text:a>
</text:p>
      <text:p text:style-name="P4">
За словами омбудсмена, росія навмисно змінює законодавство, щоб перешкодити йу кінцевому рахунку унеможливити повернення українських дітей, зокремапрактикує примусову зміну громадянства українських дітей на російське.</text:p>
      <text:p text:style-name="P4">
Випадки нав'язування громадянства фіксуються з 2014 року, зазначив він.Розширюючи географію окупації, щоб спростити цей процес, президент рфволодимир путін підписав відповідні укази, зауважив він.</text:p>
      <text:p text:style-name="P4">
«Для хлопчиків-підлітків це означає бути гарматним м'ясом в російській армії інеможливість покинути росію після досягнення призовного віку», – сказавЛубінець.</text:p>
      <text:p text:style-name="P4">
Політика, спрямована на перевиховання і «зміну батьківщини», також єсвідченням намірів геноциду, додав він.</text:p>
      <text:p text:style-name="P4">
Фонд президентських грантів у рф фінансує організації з патріотичноговиховання дітей, зокрема у Чечні, створюючи молодіжні воєнізовані структури,розповів Лубінець.</text:p>
      <text:p text:style-name="P4">
<text:span text:style-name="T4">
Читайте також:</text:span>
 <text:a xlink:type="simple" xlink:href="https://www.ukrinform.ua/rubric-ato/3701670-rosia-mae-pripiniti-deportaciu-ukrainskih-ditej-i-zabezpeciti-ihne-povernenna-pare.html" text:style-name="Internet_20_link" text:visited-style-name="Visited_20_Internet_20_Link">
 </text:a>
</text:p>
      <text:p text:style-name="P4">
Він навів слова російського дитячого омбудсмена марії львової-бєлової, щодоякої МКС видав ордер на арешт. Вона заявляла, що українські діти нешанобливовідгукувалися про російського президента і співали український гімн, тому вонипіддаються «вихованню любові до росії».</text:p>
      <text:p text:style-name="P4">
За словами Лубінця, росія використовує освіту як інструмент агресії протиУкраїни, щоб стерти українську ідентичність.</text:p>
      <text:p text:style-name="P4">
«Освітній процес мілітаризується за зразком нацистського гітлер’югенду», -додав він, про що свідчать та звані «юнармія», кадетські школи, уроки «великоїзміни» у росії.</text:p>
      <text:p text:style-name="P4">
У російських підручниках містяться тези про «відсутність незалежноїУкраїнської держави, самобутнього українського народу», «розширення територіїдержави будь-якими способами, які є почесними і важливими для російськоїфедерації». Українська культура та історія, видатні діячі зображуються якчастина російської історії, розповів омдудсмен.</text:p>
      <text:p text:style-name="P4">
Лубінець закликав міжнародне співтовариство «чинити більший тиск на росію,припинити ігнорувати цей геноцид і дотримуватися положень статуту <text:a xlink:type="simple" xlink:href="https://www.ukrinform.ua/tag-oon" text:style-name="Internet_20_link" text:visited-style-name="Visited_20_Internet_20_Link">
</text:a>
 ».</text:p>
      <text:p text:style-name="P4">
У п’ятницю Рада безпеки ООН на неформальному засіданні у форматі Арріїобговорює викрадення та насильницьку депортацію росією дітей з окупованихтериторій України.</text:p>
      <text:p text:style-name="P4">
Порушення цієї теми ініціювали США, Франція та Албанія як члени Радбезу таУкраїна. Підтримали проведення заходу ще пів сотні країн.</text:p>
      <text:p text:style-name="P4">
Перед членами Радбезу виступили радниця-уповноважена Президента України з правдитини та дитячої реабілітації Дар’я Герасимчук, мати викраденої росіянамидитини Ніна Власова.</text:p>
      <text:p text:style-name="P4">
росія як постійний член Радбезу (на місці СРСР) заблокувала трансляцію заходупо офіційних каналах ООН. Дивитися засідання можна за <text:a xlink:type="simple" xlink:href="https://www.youtube.com/watch" text:style-name="Internet_20_link" text:visited-style-name="Visited_20_Internet_20_Link">
</text:a>
 .</text:p>
      <text:p text:style-name="P4">
Source: <text:a xlink:type="simple" xlink:href="https://www.ukrinform.ua/rubric-ato/3702216-lubinec-v-oon-nagadav-so-rosia-deportue-ukrainskih-ditej-z-2014-roku.html" text:style-name="Internet_20_link" text:visited-style-name="Visited_20_Internet_20_Link">
https://www.ukrinform.ua/rubric-ato/3702216-lubinec-v-oon-nagadav-so-rosia-deportue-ukrainskih-ditej-z-2014-roku.html</text:a>
</text:p>
      <!--NEWS-->
      <text:h text:style-name="P10" text:outline-level="1">
<text:span text:style-name="T4">
У Миколаєві відкрили виставку з творчого циклу «Берегині України»</text:span>
</text:h>
      <text:p text:style-name="P4">
Authors: Ukrinform (Person)</text:p>
      <text:p text:style-name="P4">
Publisher: Укринформ (Organization)</text:p>
      <text:p text:style-name="P4">
Published Time: 2023-04-28T19:49:25+03:00</text:p>
      <text:p text:style-name="P4">
Modified Time: 2023-04-28T19:49:25+03:00</text:p>
      <text:p text:style-name="P4">
Description: У Миколаєві відкрилася виставка «Берегиня надії» художниці Світлани Бойкової-Калюжної з творчого циклу «Берегині України». — Укрінформ.</text:p>
      <text:p text:style-name="P4">
Images: ["<text:a xlink:type="simple" xlink:href="https://static.ukrinform.com/photos/2023_04/thumb_files/630_360_1682699603-535.jpg" text:style-name="Internet_20_link" text:visited-style-name="Visited_20_Internet_20_Link">
630_360_16826...</text:a>
"]</text:p>
      <text:p text:style-name="P4">
Tags: ['Миколаїв', 'Виставка', 'Жінки', 'Художниця', 'Війна з росією']</text:p>
      <text:p text:style-name="P4">
Type: Article</text:p>
      <!--METADATA-->
      <text:p text:style-name="P4">
<draw:frame draw:style-name="fr1" draw:name="Image231" text:anchor-type="as-char" svg:width="6.9236in" svg:height="3.956343in" draw:z-index="0">
<draw:image xlink:href="../Images/yкринформ/2023-04-28T19-49-25-03-00/630_360_1682699603-535.jpg" xlink:type="simple" xlink:show="embed" xlink:actuate="onLoad" draw:mime-type="image/jpeg"/>
</draw:frame>
 УМиколаєві відкрилася виставка «Берегиня надії» художниці Світлани Бойкової-Калюжної з творчого циклу «Берегині України».</text:p>
      <text:p text:style-name="P4">
Про це повідомила голова Культурно-мистецької асоціації «Арт-спокуса»,Заслужена працівниця культури України Валентина Кривцова на своїй сторінці у <text:a xlink:type="simple" xlink:href="https://www.facebook.com/permalink.php" text:style-name="Internet_20_link" text:visited-style-name="Visited_20_Internet_20_Link">
</text:a>
<text:a xlink:type="simple" xlink:href="https://www.facebook.com/permalink.php" text:style-name="Internet_20_link" text:visited-style-name="Visited_20_Internet_20_Link">
</text:a>
, передає Укрінформ.</text:p>
      <text:p text:style-name="P4">
«У Центральній міській бібліотеці ім. М. Л. Кропивницького розпочала роботуперсональна виставка «Берегиня надії» <text:a xlink:type="simple" xlink:href="https://www.ukrinform.ua/tag-hudoznik" text:style-name="Internet_20_link" text:visited-style-name="Visited_20_Internet_20_Link">
 </text:a>
 Світлани Бойкової-Калюжної. Це сьома виставка з творчого циклу«Берегині України», учасницями якого є миколаївські майстрині культурно-мистецької асоціації «Арт-спокуса». Мета проєкту - ознайомити глядачів зтворчістю жінок міста-героя Миколаєва, розповісти про важливу роль жінки-Берегині під час війни. Авторкою даного проєкту є директорка Центральноїбібліотеки Інга Хоржевська», - написала Кривцова.</text:p>
      <text:p text:style-name="P4">
За її словами, для експозиції цієї виставки Світлана Бойкова-Калюжнапідготувала 20 робіт: живописні картини, розписні панно та авторські ляльки-мотанки. Світлана працює художником в Обласному палаці культури. Багато увагиприділяє роботі в різних напрямках мистецтва, вивчає українські традиції таелементи обрядовості.</text:p>
      <text:p text:style-name="P4">
<text:span text:style-name="T4">
Читайте також:</text:span>
 <text:a xlink:type="simple" xlink:href="https://www.ukrinform.ua/rubric-regions/3701249-u-harkovi-vidkrili-vistavku-naodinci-pro-zinok-aki-vtratili-colovikiv-na-vijni.html" text:style-name="Internet_20_link" text:visited-style-name="Visited_20_Internet_20_Link">
 <text:span text:style-name="T4">
Харкові</text:span>
 </text:a>
</text:p>
      <text:p text:style-name="P4">
Під час війни майстриня продовжує займатися творчістю. З допомогою образівзвичайних українських жінок та буяння квіткового розмаю художниця віддзеркалюєсвою надію на відродження і процвітання України. Жінка, як символ Берегині, аквіти – відновлення живого.</text:p>
      <text:p text:style-name="P4">
У 2022 році Світлану було обрано до арт-резиденції «Аура міста» м. СваляваЗакарпатської області. Два тижні вона створювала серії картин для благодійногоаукціону на користь ЗСУ. Також художниця взяла участь у виставці-аукціоні арт-плакату в стилістиці національного українського розпису, організованій онлайнмузеєм «UA. Heritage".</text:p>
      <text:p text:style-name="P4">
Для благодійних аукціонів в Італії та Франції художниця створила серіютрадиційних ляльок-мотанок.</text:p>
      <text:p text:style-name="P4">
Source: <text:a xlink:type="simple" xlink:href="https://www.ukrinform.ua/rubric-culture/3702217-u-mikolaevi-vidkrili-vistavku-z-tvorcogo-ciklu-beregini-ukraini.html" text:style-name="Internet_20_link" text:visited-style-name="Visited_20_Internet_20_Link">
https://www.ukrinform.ua/rubric-culture/3702217-u-mikolaevi-vidkrili-vistavku-z-tvorcogo-ciklu-beregini-ukraini.html</text:a>
</text:p>
      <!--NEWS-->
      <text:h text:style-name="P10" text:outline-level="1">
<text:span text:style-name="T4">
Топменеджери російських компаній у Криму отримали вказівку готуватись до евакуації</text:span>
</text:h>
      <text:p text:style-name="P4">
Authors: Ukrinform (Person)</text:p>
      <text:p text:style-name="P4">
Publisher: Укринформ (Organization)</text:p>
      <text:p text:style-name="P4">
Published Time: 2023-04-28T19:57:00+03:00</text:p>
      <text:p text:style-name="P4">
Modified Time: 2023-04-28T19:57:00+03:00</text:p>
      <text:p text:style-name="P4">
Description: Топменеджери російських компаній у тимчасово окупованому Криму отримали вказівку готуватись до евакуації. — Укрінформ.</text:p>
      <text:p text:style-name="P4">
Images: ["<text:a xlink:type="simple" xlink:href="https://static.ukrinform.com/photos/2020_10/thumb_files/630_360_1603365565-629.jpg" text:style-name="Internet_20_link" text:visited-style-name="Visited_20_Internet_20_Link">
630_360_16033...</text:a>
"]</text:p>
      <text:p text:style-name="P4">
Tags: ['Бізнес', 'Евакуація', 'Окупація Криму', 'Війна з росією']</text:p>
      <text:p text:style-name="P4">
Type: Article</text:p>
      <!--METADATA-->
      <text:p text:style-name="P4">
<draw:frame draw:style-name="fr1" draw:name="Image232" text:anchor-type="as-char" svg:width="6.9236in" svg:height="3.956343in" draw:z-index="0">
<draw:image xlink:href="../Images/yкринформ/2023-04-28T19-57-00-03-00/630_360_1603365565-629.jpg" xlink:type="simple" xlink:show="embed" xlink:actuate="onLoad" draw:mime-type="image/jpeg"/>
</draw:frame>
Топменеджери російських компаній у тимчасово окупованому Криму отрималивказівку готуватись до евакуації.</text:p>
      <text:p text:style-name="P4">
Про це повідомив <text:a xlink:type="simple" xlink:href="https://sprotyv.mod.gov.ua/2023/04/28/topmenedzhery-filialiv-rosijskyh-kompanij-v-krymu-otrymaly-vkazivku-gotuvatys-do-evakuacziyi/" text:style-name="Internet_20_link" text:visited-style-name="Visited_20_Internet_20_Link">
 </text:a>
 , передає Укрінформ.</text:p>
      <text:p text:style-name="P4">
«Керівництво представництв російських державних компаній на тимчасовоокупованому півострові Крим отримали вказівку готуватися до евакуації», -йдеться в дописі.</text:p>
      <text:p text:style-name="P4">
Як зазначається, така інформація надходить як з державних банків, так і зКримської залізниці, що свідчить про комплексні заходи з підготовки.</text:p>
      <text:p text:style-name="P4">
<text:span text:style-name="T4">
Читайте також:</text:span>
 <text:a xlink:type="simple" xlink:href="https://www.ukrinform.ua/rubric-crimea/3701207-vijskova-tehnika-rosian-znikla-z-misc-zberiganna-na-pivnoci-krimu.html" text:style-name="Internet_20_link" text:visited-style-name="Visited_20_Internet_20_Link">
 <text:span text:style-name="T4">
Військова</text:span>
 <text:span text:style-name="T4">
техніка</text:span>
 <text:span text:style-name="T4">
росіян</text:span>
 <text:span text:style-name="T4">
зникла</text:span>
 <text:span text:style-name="T4">
місць</text:span>
<text:span text:style-name="T4">
зберігання</text:span>
 <text:span text:style-name="T4">
півночі</text:span>
 <text:span text:style-name="T4">
Криму</text:span>
 </text:a>
</text:p>
      <text:p text:style-name="P4">
У Спротиві зауважують, що евакуюватись мають не лише представники верхівки,але й їхні родини.</text:p>
      <text:p text:style-name="P4">
«Поки йдеться про оплачувану відпустку», - додали у центрі.</text:p>
      <text:p text:style-name="P4">
Як повідомлялося, російські "адміністрації" в тимчасово окупованому Криму <text:a xlink:type="simple" xlink:href="https://www.ukrinform.ua/rubric-crimea/3680502-u-krimu-gotuut-plani-evakuacii-okupacijnih-administracij-centr-sprotivu.html" text:style-name="Internet_20_link" text:visited-style-name="Visited_20_Internet_20_Link">
</text:a>
</text:p>
      <text:p text:style-name="P4">
Source: <text:a xlink:type="simple" xlink:href="https://www.ukrinform.ua/rubric-crimea/3702221-topmenedzeri-rosijskih-kompanij-u-krimu-otrimali-vkazivku-gotuvatis-do-evakuacii.html" text:style-name="Internet_20_link" text:visited-style-name="Visited_20_Internet_20_Link">
https://www.ukrinform.ua/rubric-crimea/3702221-topmenedzeri-rosijskih-kompanij-u-krimu-otrimali-vkazivku-gotuvatis-do-evakuacii.html</text:a>
</text:p>
      <!--NEWS-->
      <text:h text:style-name="P10" text:outline-level="1">
<text:span text:style-name="T4">
Основний наратив, що просувають російські медіа</text:span>
</text:h>
      <text:p text:style-name="P4">
Author: ['АРМІЯINFORM']</text:p>
      <text:p text:style-name="P4">
Time: 2023-04-28T20:00:00-04:00</text:p>
      <text:p text:style-name="P4">
Description: Про це повідомляє Центр протидії дезінформації на своїй сторінці у Facebook.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Tags: ['STOPRUSSIA', 'АГРЕСІЯ РФ', 'ВІЙНА', 'ВТОРГНЕННЯ РФ']</text:p>
      <text:p text:style-name="P4">
Category: News</text:p>
      <!--METADATA-->
      <text:p text:style-name="P4">
<draw:frame draw:style-name="fr1" draw:name="Image233" text:anchor-type="as-char" svg:width="6.9236in" svg:height="6.9236in" draw:z-index="0">
<draw:image xlink:href="../Images/AРМІЯINFORM/2023-04-28T20-00-00-04-00/343732814_561193839219866_5948594260675557020_n.jpg" xlink:type="simple" xlink:show="embed" xlink:actuate="onLoad" draw:mime-type="image/jpeg"/>
</draw:frame>
</text:p>
      <text:p text:style-name="P4">
Про це<text:a xlink:type="simple" xlink:href="https://www.facebook.com/protydiyadezinformatsiyi.cpd/posts/pfbid0Y6xvvavF9WExViVogBMC5pNaspLv3L1h3grojEHaBWss2oEWwqcaqeDjruRUvJyfl" text:style-name="Internet_20_link" text:visited-style-name="Visited_20_Internet_20_Link">
повідомляє</text:a>
Центр протидії дезінформації на своїй сторінці у Facebook.</text:p>
      <text:p text:style-name="P4">
Також захарова заявила, що саме Захід стоїть за військовим плануваннямконтрнаступу – не тільки на тактичному, а й на стратегічному рівні.</text:p>
      <text:p text:style-name="P4">
Насправді такі заяви є маніпуляцією та озвучуються представниками російськоївлади вже не вперше, і здебільшого розраховані на внутрішню аудиторію рф.</text:p>
      <text:p text:style-name="P4">
У такий спосіб путіністи намагаються виправдати свої поразки на фронті тим, щоначебто росія веде війну проти всього НАТО і дає йому гідну відсіч.</text:p>
      <text:p text:style-name="P4">
Військово-політичне керівництво України та її партнери неодноразово заявляли,що союзники тільки консультують Україну з тих чи інших питань і допомагаютьзброєю, а не беруть безпосередню участь у військових діях.</text:p>
      <text:p text:style-name="P4">
Source: <text:a xlink:type="simple" xlink:href="https://armyinform.com.ua/2023/04/28/osnovnyj-naratyv-shho-prosuvayut-rosijski-zmi-2/" text:style-name="Internet_20_link" text:visited-style-name="Visited_20_Internet_20_Link">
https://armyinform.com.ua/2023/04/28/osnovnyj-naratyv-shho-prosuvayut-rosijski-zmi-2/</text:a>
</text:p>
      <!--NEWS-->
      <text:h text:style-name="P10" text:outline-level="1">
<text:span text:style-name="T4">
Дії росії загрожують продовольчій безпеці у світі – представник МЗС Фінляндії</text:span>
</text:h>
      <text:p text:style-name="P4">
Authors: Ukrinform (Person)</text:p>
      <text:p text:style-name="P4">
Publisher: Укринформ (Organization)</text:p>
      <text:p text:style-name="P4">
Published Time: 2023-04-28T20:06:00+03:00</text:p>
      <text:p text:style-name="P4">
Modified Time: 2023-04-28T20:06:00+03:00</text:p>
      <text:p text:style-name="P4">
Description: Блокування росією зернового коридору загрожує всесвітній харчовій безпеці. — Укрінформ.</text:p>
      <text:p text:style-name="P4">
Images: ["<text:a xlink:type="simple" xlink:href="https://static.ukrinform.com/photos/2023_04/thumb_files/630_360_1682701422-907.jpg" text:style-name="Internet_20_link" text:visited-style-name="Visited_20_Internet_20_Link">
630_360_16827...</text:a>
"]</text:p>
      <text:p text:style-name="P4">
Tags: ['Фінляндія', 'Україна', 'Зерно']</text:p>
      <text:p text:style-name="P4">
Type: Article</text:p>
      <!--METADATA-->
      <text:p text:style-name="P4">
<draw:frame draw:style-name="fr1" draw:name="Image234" text:anchor-type="as-char" svg:width="6.9236in" svg:height="3.956343in" draw:z-index="0">
<draw:image xlink:href="../Images/yкринформ/2023-04-28T20-06-00-03-00/630_360_1682701422-907.jpg" xlink:type="simple" xlink:show="embed" xlink:actuate="onLoad" draw:mime-type="image/jpeg"/>
</draw:frame>
 Блокуванняросією зернового коридору загрожує всесвітній харчовій безпеці.</text:p>
      <text:p text:style-name="P4">
Про це під час брифінгу в Одесі заявив заступник Державного секретаря МЗСФінляндії Кай Зауер, передає Укрінформ.</text:p>
      <text:p text:style-name="P4">
«Дії росії мають глобальні наслідки та загрожують харчовій безпеці у світі. Зісвого боку ми всіляко вітаємо зернову ініціативу», - сказав Зауер.</text:p>
      <text:p text:style-name="P4">
Зауер зауважив, що фіни відчувають солідарність із народом України у боротьбіза свободу, адже самі були жертвами радянської агресії та захищали себе, якзараз захищається Україна.</text:p>
      <text:p text:style-name="P4">
«Фінляндія підтримує територіальну цілісність та незалежність України. Мипідтримуємо статус кандидата до ЄС і будемо підтримувати Україну далі», -заявив заступник Державного секретаря МЗС Фінляндії.</text:p>
      <text:p text:style-name="P4">
Зауер також повідомив, що із лютого 2022 року Фінляндія підтримала Україну насуму в понад 1.5 млрд євро та готова взяти участь у відбудові України.</text:p>
      <text:p text:style-name="P4">
«Ми також будемо займатися перевозом зерна, навчанням, діджиталізацією таіншими секторами», - додав представник Фінляндії.</text:p>
      <text:p text:style-name="P4">
У брифінгу взяли участь міністри закордонних справ: Латвії - Едгарс Рінкевичс,Данії -Ларс Люкке Расмуссен, Естонії - Маргус Цахкна, Ісландії - ТордісКолбрун Рейкфйорд, Литви - Габріелюс Ландсбергіс, Норвегії - АннікенВітфельдт, Швеції - Тобіас Більстрьом та заступник Державного секретаря МЗСФінляндії Кай Зауер.</text:p>
      <text:p text:style-name="P4">
<text:span text:style-name="T4">
Читайте також:</text:span>
 <text:a xlink:type="simple" xlink:href="https://www.ukrinform.ua/rubric-economy/3702222-mzs-islandii-odesa-priklad-togo-ak-bezpeka-odnogo-mista-moze-vplivati-na-ves-svit.html" text:style-name="Internet_20_link" text:visited-style-name="Visited_20_Internet_20_Link">
 <text:span text:style-name="T4">
Ісландії</text:span>
 </text:a>
</text:p>
      <text:p text:style-name="P4">
Як повідомлялося, Україна сподівається на підтримку <text:a xlink:type="simple" xlink:href="https://www.ukrinform.ua/rubric-economy/3701522-ukraina-spodivaetsa-na-pidtrimku-partneriv-dla-rozblokuvanna-zernovogo-koridoru-premer.html" text:style-name="Internet_20_link" text:visited-style-name="Visited_20_Internet_20_Link">
</text:a>
 щодопродовження роботи «зернового коридору».</text:p>
      <text:p text:style-name="P4">
Source: <text:a xlink:type="simple" xlink:href="https://www.ukrinform.ua/rubric-economy/3702223-dii-rosii-zagrozuut-prodovolcij-bezpeci-u-sviti-predstavnik-mzs-finlandii.html" text:style-name="Internet_20_link" text:visited-style-name="Visited_20_Internet_20_Link">
https://www.ukrinform.ua/rubric-economy/3702223-dii-rosii-zagrozuut-prodovolcij-bezpeci-u-sviti-predstavnik-mzs-finlandii.html</text:a>
</text:p>
      <!--NEWS-->
      <text:h text:style-name="P10" text:outline-level="1">
<text:span text:style-name="T4">
«Ракета в лісі»: у оперативному командуванні ЗС Польщі розповіли про розслідування</text:span>
</text:h>
      <text:p text:style-name="P4">
Authors: Ukrinform (Person)</text:p>
      <text:p text:style-name="P4">
Publisher: Укринформ (Organization)</text:p>
      <text:p text:style-name="P4">
Published Time: 2023-04-28T20:11:00+03:00</text:p>
      <text:p text:style-name="P4">
Modified Time: 2023-04-28T20:11:00+03:00</text:p>
      <text:p text:style-name="P4">
Description: На даний момент триває інтенсивне слідство у справі походження невідомого “військового об’єкта” на півночі Польщі. Є “певні гіпотези” з приводу цієї події, які потребують підтвердження. — Укрінформ.</text:p>
      <text:p text:style-name="P4">
Images: ["<text:a xlink:type="simple" xlink:href="https://static.ukrinform.com/photos/2023_04/thumb_files/630_360_1682701470-211.png" text:style-name="Internet_20_link" text:visited-style-name="Visited_20_Internet_20_Link">
630_360_16827...</text:a>
"]</text:p>
      <text:p text:style-name="P4">
Tags: ['Армія', 'Ліс', 'Польща', 'Ракета']</text:p>
      <text:p text:style-name="P4">
Type: Article</text:p>
      <!--METADATA-->
      <text:p text:style-name="P4">
<draw:frame draw:style-name="fr1" draw:name="Image235" text:anchor-type="as-char" svg:width="6.9236in" svg:height="3.956343in" draw:z-index="0">
<draw:image xlink:href="../Images/yкринформ/2023-04-28T20-11-00-03-00/630_360_1682701470-211.png" xlink:type="simple" xlink:show="embed" xlink:actuate="onLoad" draw:mime-type="image/png"/>
</draw:frame>
 На даниймомент триває інтенсивне слідство у справі походження невідомого “військовогооб’єкта” на півночі Польщі. Є “певні гіпотези” з приводу цієї події, якіпотребують підтвердження.</text:p>
      <text:p text:style-name="P4">
Про це під час пресконференції у Варшаві повідомив командувач Оперативногокомандування видів збройних сил Польщі генерал Томаш Пьотровський, передаєкореспондент Укрінформу.</text:p>
      <text:p text:style-name="P4">
“Зараз триває інтенсивне слідство, перевірки, активний діалог між різнимиінституціями”, - зазначив Пьотровський, додавши, що йдеться про те, звідки улісі під містом Бидгощ з’явився військовий об’єкт і яким є його походження.</text:p>
      <text:p text:style-name="P4">
Він звернув увагу, що ситуація у країні пов’язана зі значними ризиками ізагрозами, зокрема так званою міграційною кризою і війною росії проти України.</text:p>
      <text:p text:style-name="P4">
“Великим є ризик усіляких маніпуляцій. Ми весь час бачимо спроби з російськогобоку, із залученням білорусі, прямо кажучи, підігрівання атмосфери і намаганнявпливати на наші емоції”, - зазначив Пьотровський, додаючи, що потрібно цеусвідомлювати.</text:p>
      <text:p text:style-name="P4">
<text:span text:style-name="T4">
Читайте також:</text:span>
 <text:a xlink:type="simple" xlink:href="https://www.ukrinform.ua/rubric-world/3701496-u-polsi-pripuskaut-so-v-lisi-mogli-znajti-ulamki-raketi-z-ihnogo-mig29.html" text:style-name="Internet_20_link" text:visited-style-name="Visited_20_Internet_20_Link">
 <text:span text:style-name="T4">
Польщі</text:span>
 <text:span text:style-name="T4">
припускають</text:span>
 <text:span text:style-name="T4">
лісі</text:span>
 <text:span text:style-name="T4">
могли</text:span>
 <text:span text:style-name="T4">
знайти</text:span>
<text:span text:style-name="T4">
уламки</text:span>
 <text:span text:style-name="T4">
ракети</text:span>
 <text:span text:style-name="T4">
їхнього</text:span>
 <text:span text:style-name="T4">
МіГ</text:span>
 </text:a>
</text:p>
      <text:p text:style-name="P4">
За його словами, “є певні гіпотези і певні сліди, які можуть бути пов’язані зцією подією в Замосці біля Бидгоща”. Він зазначив, що армія слідкує заситуацією і спільно з прокуратурою з’ясовує всі обставини.</text:p>
      <text:p text:style-name="P4">
Пьотровський зазначив, що на місці не сталося вибуху, ніхто не загинув і небув поранений, надзвичайна подія сталася у віддаленому місці.</text:p>
      <text:p text:style-name="P4">
Він додав, що беруться до уваги “різні сценарії”, але ситуація є стабільною і“дуже швидко буде встановлено те, що сталося”.</text:p>
      <text:p text:style-name="P4">
Як повідомлялося, за даними Міністерства національної оборони <text:a xlink:type="simple" xlink:href="https://www.ukrinform.ua/tag-polsa" text:style-name="Internet_20_link" text:visited-style-name="Visited_20_Internet_20_Link">
</text:a>
 неподалік міста Бидгощ (північ Польщі) улісосмузі 25 квітня <text:a xlink:type="simple" xlink:href="https://www.ukrinform.ua/rubric-world/3701379-u-polsi-znajsli-ulamki-vijskovogo-obekta-zmi-pisut-pro-raketu-iz-napisami-rosijskou.html" text:style-name="Internet_20_link" text:visited-style-name="Visited_20_Internet_20_Link">
 </text:a>
 . Генпрокурор Польщі Збігнєв Зьобро наголосив, що військовийвідділ окружної прокуратури в Гданську під наглядом Національної прокуратуриРП порушив справу щодо залишків повітряного військового об'єкта, знайденого влісі неподалік Бидгоща. Ліс, де виявлено невідомий військовий об’єкт, оточиливійськові, туди нікого не пропускають.</text:p>
      <text:p text:style-name="P4">
<text:span text:style-name="T4">
Читайте також:</text:span>
 <text:a xlink:type="simple" xlink:href="https://www.ukrinform.ua/rubric-world/3700830-nimeccina-perehopila-tri-vijskovi-litaki-rf-nad-baltijskim-morem.html" text:style-name="Internet_20_link" text:visited-style-name="Visited_20_Internet_20_Link">
 <text:span text:style-name="T4">
перехопили</text:span>
 </text:a>
</text:p>
      <text:p text:style-name="P4">
За неофіційними даними RMF24, у лісі впала ракета класу "повітря-земля". Їївиявили 25 квітня, однак впасти вона могла ще раніше, навіть на кілька днів читижнів. Як зазначається, спочатку польські військові вважали, що це дрон,однак потім дійшли висновку, що це можуть бути елементи ракети. На уламках єнаписи російською мовою. Наразі невідомо, чи вона вибухнула. Відомо, щонавколо місця падіння об’єкту є велика дірка в землі, як після вибуху бомби.</text:p>
      <text:p text:style-name="P4">
У листопаді 2022 року у польському селищі Пшеводув Грубешівського повітуЛюблінського воєводства, неподалік українського кордону, внаслідок вибухузагинули двоє людей.</text:p>
      <text:p text:style-name="P4">
Згодом у Варшаві підтвердили, що вибух стався в результаті падіння ракетиросійського виробництва, до МЗС було викликано посла росії.</text:p>
      <text:p text:style-name="P4">
Пізніше генеральний секретар НАТО Єнс Столтенберг заявив, що у Польщі впалаукраїнська ракета при спробі захиститися від російської атаки, але провиниУкраїни тут немає, оскільки вона захищалася від масованої атаки рф.</text:p>
      <text:p text:style-name="P4">
Source: <text:a xlink:type="simple" xlink:href="https://www.ukrinform.ua/rubric-world/3702226-raketa-v-lisi-u-operativnomu-komanduvanni-zs-polsi-rozpovili-pro-rozsliduvanna.html" text:style-name="Internet_20_link" text:visited-style-name="Visited_20_Internet_20_Link">
https://www.ukrinform.ua/rubric-world/3702226-raketa-v-lisi-u-operativnomu-komanduvanni-zs-polsi-rozpovili-pro-rozsliduvanna.html</text:a>
</text:p>
      <!--NEWS-->
      <text:h text:style-name="P10" text:outline-level="1">
<text:span text:style-name="T4">
До зруйнованого будинку в Умані люди несуть квіти та іграшки</text:span>
</text:h>
      <text:p text:style-name="P4">
Authors: Ukrinform (Person)</text:p>
      <text:p text:style-name="P4">
Publisher: Укринформ (Organization)</text:p>
      <text:p text:style-name="P4">
Published Time: 2023-04-28T20:14:52+03:00</text:p>
      <text:p text:style-name="P4">
Modified Time: 2023-04-28T20:14:52+03:00</text:p>
      <text:p text:style-name="P4">
Description: До зруйнованого унаслідок ракетного удару рф у п’ятницю будинку в Умані Черкаської області громадяни почали приносити квіти та іграшки. — Укрінформ.</text:p>
      <text:p text:style-name="P4">
Images: ["<text:a xlink:type="simple" xlink:href="https://static.ukrinform.com/photos/2023_04/thumb_files/630_360_1682701752-223.jpg" text:style-name="Internet_20_link" text:visited-style-name="Visited_20_Internet_20_Link">
630_360_16827...</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Загибель', 'Війна з росією', 'Ракетний удар']</text:p>
      <text:p text:style-name="P4">
Type: Article</text:p>
      <!--METADATA-->
      <text:p text:style-name="P4">
<draw:frame draw:style-name="fr1" draw:name="Image236" text:anchor-type="as-char" svg:width="6.9236in" svg:height="3.956343in" draw:z-index="0">
<draw:image xlink:href="../Images/yкринформ/2023-04-28T20-14-52-03-00/630_360_1682701752-223.jpg" xlink:type="simple" xlink:show="embed" xlink:actuate="onLoad" draw:mime-type="image/jpeg"/>
</draw:frame>
 Дозруйнованого унаслідок ракетного удару рф у п’ятницю будинку в УманіЧеркаської області громадяни почали приносити квіти та іграшки.</text:p>
      <text:p text:style-name="P4">
Про це у <text:a xlink:type="simple" xlink:href="https://t.me/UA_National_Police/11309" text:style-name="Internet_20_link" text:visited-style-name="Visited_20_Internet_20_Link">
 </text:a>
 поінформувала пресслужбаНацполіції України, передає Укрінформ.</text:p>
      <text:p text:style-name="P4">
«До зруйнованого будинку в Умані люди починають приносити квіти та дитячііграшки», - зазначили у пресслужбі.</text:p>
      <text:p text:style-name="P4">
<text:span text:style-name="T4">
Читайте також:</text:span>
 <text:a xlink:type="simple" xlink:href="https://www.ukrinform.ua/rubric-regions/3702076-uman-lokacia-iz-zapahom-smerti.html" text:style-name="Internet_20_link" text:visited-style-name="Visited_20_Internet_20_Link">
 <text:span text:style-name="T4">
Умань</text:span>
 <text:span text:style-name="T4">
локація</text:span>
 <text:span text:style-name="T4">
Війна</text:span>
</text:a>
</text:p>
      <text:p text:style-name="P4">
Як повідомлялося, удосвіта загарбники обстріляли Умань крилатими <text:a xlink:type="simple" xlink:href="https://www.ukrinform.ua/tag-raketa" text:style-name="Internet_20_link" text:visited-style-name="Visited_20_Internet_20_Link">
</text:a>
 . У одній дев'ятиповерхівці повністюзруйновано під'їзд, загалом постраждало 10 будинків.</text:p>
      <text:p text:style-name="P4">
<draw:frame draw:style-name="fr1" draw:name="Image237" text:anchor-type="as-char" svg:width="6.9236in" svg:height="3.956343in" draw:z-index="0">
<draw:image xlink:href="../Images/yкринформ/2023-04-28T20-14-52-03-00/630_360_1682663826-2562.jpeg" xlink:type="simple" xlink:show="embed" xlink:actuate="onLoad" draw:mime-type="image/jpeg"/>
</draw:frame>
 В Уманіврятували 10 людей / Фото: ДСНС  <text:a xlink:type="simple" xlink:href="https://static.ukrinform.com/photos/2023_04/1682663826-2562.jpeg" text:style-name="Internet_20_link" text:visited-style-name="Visited_20_Internet_20_Link">
<draw:frame draw:style-name="fr1" draw:name="Image238" text:anchor-type="as-char" svg:width="6.9236in" svg:height="3.956343in" draw:z-index="0">
<draw:image xlink:href="../Images/yкринформ/2023-04-28T20-14-52-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39" text:anchor-type="as-char" svg:width="6.9236in" svg:height="3.956343in" draw:z-index="0">
<draw:image xlink:href="../Images/yкринформ/2023-04-28T20-14-52-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40" text:anchor-type="as-char" svg:width="6.9236in" svg:height="3.956343in" draw:z-index="0">
<draw:image xlink:href="../Images/yкринформ/2023-04-28T20-14-52-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41" text:anchor-type="as-char" svg:width="6.9236in" svg:height="3.956343in" draw:z-index="0">
<draw:image xlink:href="../Images/yкринформ/2023-04-28T20-14-52-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42" text:anchor-type="as-char" svg:width="6.9236in" svg:height="3.956343in" draw:z-index="0">
<draw:image xlink:href="../Images/yкринформ/2023-04-28T20-14-52-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43" text:anchor-type="as-char" svg:width="6.9236in" svg:height="3.956343in" draw:z-index="0">
<draw:image xlink:href="../Images/yкринформ/2023-04-28T20-14-52-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44" text:anchor-type="as-char" svg:width="6.9236in" svg:height="3.956343in" draw:z-index="0">
<draw:image xlink:href="../Images/yкринформ/2023-04-28T20-14-52-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45" text:anchor-type="as-char" svg:width="6.9236in" svg:height="3.956343in" draw:z-index="0">
<draw:image xlink:href="../Images/yкринформ/2023-04-28T20-14-52-03-00/630_360_1682663827-9401.jpeg" xlink:type="simple" xlink:show="embed" xlink:actuate="onLoad" draw:mime-type="image/jpeg"/>
</draw:frame>
</text:a>
</text:p>
      <text:p text:style-name="P4">
Кількість загиблих унаслідок ракетного удару російських військових по житловій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text:p>
      <text:p text:style-name="P4">
<text:span text:style-name="T5">
Фото: Нацполіція</text:span>
</text:p>
      <text:p text:style-name="P4">
Source: <text:a xlink:type="simple" xlink:href="https://www.ukrinform.ua/rubric-regions/3702228-do-zrujnovanogo-budinku-v-umani-ludi-nesut-kviti-ta-igraski.html" text:style-name="Internet_20_link" text:visited-style-name="Visited_20_Internet_20_Link">
https://www.ukrinform.ua/rubric-regions/3702228-do-zrujnovanogo-budinku-v-umani-ludi-nesut-kviti-ta-igraski.html</text:a>
</text:p>
      <!--NEWS-->
      <text:h text:style-name="P10" text:outline-level="1">
<text:span text:style-name="T4">
Єврокомісія досягла домовленості з сусідами України щодо імпорту агропродукції</text:span>
</text:h>
      <text:p text:style-name="P4">
Authors: Ukrinform (Person)</text:p>
      <text:p text:style-name="P4">
Publisher: Укринформ (Organization)</text:p>
      <text:p text:style-name="P4">
Published Time: 2023-04-28T20:15:00+03:00</text:p>
      <text:p text:style-name="P4">
Modified Time: 2023-04-28T20:15:00+03:00</text:p>
      <text:p text:style-name="P4">
Description: Європейська Комісія в результаті переговорів досягла принципової домовленості з п’ятьма країнами-сусідами України щодо імпорту українських сільськогосподарських продуктів. — Укрінформ.</text:p>
      <text:p text:style-name="P4">
Images: ["<text:a xlink:type="simple" xlink:href="https://static.ukrinform.com/photos/2022_06/thumb_files/630_360_1655013510-329.jpg" text:style-name="Internet_20_link" text:visited-style-name="Visited_20_Internet_20_Link">
630_360_16550...</text:a>
"]</text:p>
      <text:p text:style-name="P4">
Tags: ['Експорт', 'Єврокомісія', 'Аграрії']</text:p>
      <text:p text:style-name="P4">
Type: Article</text:p>
      <!--METADATA-->
      <text:p text:style-name="P4">
<draw:frame draw:style-name="fr1" draw:name="Image246" text:anchor-type="as-char" svg:width="6.9236in" svg:height="3.956343in" draw:z-index="0">
<draw:image xlink:href="../Images/yкринформ/2023-04-28T20-15-00-03-00/630_360_1655013510-329.jpg" xlink:type="simple" xlink:show="embed" xlink:actuate="onLoad" draw:mime-type="image/jpeg"/>
</draw:frame>
Європейська Комісія в результаті переговорів досягла принципової домовленостіз п’ятьма країнами-сусідами України щодо імпорту українськихсільськогосподарських продуктів.</text:p>
      <text:p text:style-name="P4">
Як повідомляє Укрінформ, про це у <text:a xlink:type="simple" xlink:href="https://twitter.com/VDombrovskis/status/1651993510222999557" text:style-name="Internet_20_link" text:visited-style-name="Visited_20_Internet_20_Link">
</text:a>
 написавВиконавчий віце-президент Єврокомісії Валдіс Домбровскіс.</text:p>
      <text:p text:style-name="P4">
«Є домовленість!... Ми маємо діяти так, щоб відповісти на занепокоєння якфермерів у сусідніх країнах ЄС, так і України й Європейського Союзу», -зазначив представник Єврокомісії.</text:p>
      <text:p text:style-name="P4">
Як повідомляється <text:a xlink:type="simple" xlink:href="https://twitter.com/VDombrovskis/status/1651993517781135365" text:style-name="Internet_20_link" text:visited-style-name="Visited_20_Internet_20_Link">
</text:a>
 , ключовимиелементами досягнутих домовленостей, які також погоджені з Україною, єскасування одноосібних обмежень на такий імпорт, що був введений з бокуПольщі, Словаччини, Болгарії та Угорщини. При цьому будуть застосовуватисявиключні захисні заходи для чотирьох продуктів – пшениці, кукурудзи, рапсовогота соняшникового насіння. Водночас, Єврокомісія виділить додатково 100мільйонів євро для допомоги фермерам у згаданих п’яти державах ЄС, якізазнають збитків через ситуацію, що склалася.</text:p>
      <text:p text:style-name="P4">
Крім того, будуть порушені розслідування щодо необхідності застосуваннязахисних заходів у імпорті інших продуктів з України, включаючи соняшниковуолію.</text:p>
      <text:p text:style-name="P4">
<text:span text:style-name="T4">
Читайте також:</text:span>
 <text:a xlink:type="simple" xlink:href="https://www.ukrinform.ua/rubric-economy/3702083-evrokomisia-i-pat-krain-es-domovilisa-pro-zaboronu-importu-pati-vidiv-agroprodukcii-z-ukraini.html" text:style-name="Internet_20_link" text:visited-style-name="Visited_20_Internet_20_Link">
 </text:a>
</text:p>
      <text:p text:style-name="P4">
Водночас, сторони будуть продовжувати працювати для того, щоб забезпечитиекспорт українських товарів в інші країни з використанням «коридорівсолідарності» ЄС.</text:p>
      <text:p text:style-name="P4">
Домбровскіс подякував профільним структурам Єврокомісії та Ради ЄС за зусилляіз пошуку прийнятного рішення.</text:p>
      <text:p text:style-name="P4">
«Я радий оголосити, що ми досягли політичної угоди щодо українськогосільськогосподарського імпорту в ЄС. Тож ми погодили з п’ятьма сусідніми зУкраїною країнами ЄС та з Україною, як ми будемо вирішувати цю ситуацію… Мимаємо рішення, яке відповідає на занепокоєння як фермерів у сусідніх країнах-членах, так і України», - зауважив Домбровскіс у відеозверненні.</text:p>
      <text:p text:style-name="P4">
Президентка Єврокомісії Урсула фон дер Ляєн привітала політичне рішення, щобуло досягнуто сьогодні в результаті переговорів Єврокомісії з п’ятьмакраїнами ЄС.</text:p>
      <text:p text:style-name="P4">
<text:span text:style-name="T4">
Читайте також:</text:span>
 <text:a xlink:type="simple" xlink:href="https://www.ukrinform.ua/rubric-economy/3700999-bilsist-ukrainskoi-agroprodukcii-eksportuvatimut-do-tureccini-za-nulovou-mitnou-stavkou.html" text:style-name="Internet_20_link" text:visited-style-name="Visited_20_Internet_20_Link">
 </text:a>
</text:p>
      <text:p text:style-name="P4">
«Я вітаю принципову домовленість, що була знайдена щодо транзиту чотирьохвидів українського зерна та насіння. Ця угода зберігає як експортніспроможності України та дозволяє їй продовжувати годувати світ, так і статкинаших фермерів. Дякую вам, Валдіс Домбровскіс (Виконавчий віце-президентЄврокомісії – ред.) та Януш Войцеховський (Єврокомісар з питань сільськогогосподарства – ред.) за докладені зусилля», - написала Урсула фон дер Ляєн у <text:a xlink:type="simple" xlink:href="https://twitter.com/vonderleyen/status/1651994343849312256" text:style-name="Internet_20_link" text:visited-style-name="Visited_20_Internet_20_Link">
</text:a>
 .</text:p>
      <text:p text:style-name="P4">
Як повідомлялося, раніше п’ять країн ЄС звернулися до <text:a xlink:type="simple" xlink:href="https://www.ukrinform.ua/tag-evrokomisia" text:style-name="Internet_20_link" text:visited-style-name="Visited_20_Internet_20_Link">
</text:a>
 з проханням про запровадженнязахисних заходів проти «надмірного» сільськогосподарського експорту з України,який впливає на ситуацію на ринку, призводить до падіння цін та, таким чином,зачіпає інтереси фермерів у сусідніх з Україною державах ЄС.</text:p>
      <text:p text:style-name="P4">
Source: <text:a xlink:type="simple" xlink:href="https://www.ukrinform.ua/rubric-economy/3702238-evrokomisia-dosagla-domovlenosti-z-susidami-ukraini-sodo-importu-agroprodukcii.html" text:style-name="Internet_20_link" text:visited-style-name="Visited_20_Internet_20_Link">
https://www.ukrinform.ua/rubric-economy/3702238-evrokomisia-dosagla-domovlenosti-z-susidami-ukraini-sodo-importu-agroprodukcii.html</text:a>
</text:p>
      <!--NEWS-->
      <text:h text:style-name="P10" text:outline-level="1">
<text:span text:style-name="T4">
Потужність ГТС на кордоні з Польщею може бути збільшена</text:span>
</text:h>
      <text:p text:style-name="P4">
Authors: Ukrinform (Person)</text:p>
      <text:p text:style-name="P4">
Publisher: Укринформ (Organization)</text:p>
      <text:p text:style-name="P4">
Published Time: 2023-04-28T20:15:20+03:00</text:p>
      <text:p text:style-name="P4">
Modified Time: 2023-04-28T20:15:20+03:00</text:p>
      <text:p text:style-name="P4">
Description: Національна комісія, що здійснює державне регулювання у сферах енергетики та комунальних послуг (НКРЕКП), погодила проєкт пропозицій зі збільшення потужності газотранспортної системи у точці входу на міждержавному з’єднанні з Польщею. — Укрінформ.</text:p>
      <text:p text:style-name="P4">
Images: ["<text:a xlink:type="simple" xlink:href="https://static.ukrinform.com/photos/2021_02/thumb_files/630_360_1613580192-129.jpg" text:style-name="Internet_20_link" text:visited-style-name="Visited_20_Internet_20_Link">
630_360_16135...</text:a>
"]</text:p>
      <text:p text:style-name="P4">
Tags: ['Аукціон', 'Польща', 'ГТС України']</text:p>
      <text:p text:style-name="P4">
Type: Article</text:p>
      <!--METADATA-->
      <text:p text:style-name="P4">
<draw:frame draw:style-name="fr1" draw:name="Image247" text:anchor-type="as-char" svg:width="6.9236in" svg:height="3.956343in" draw:z-index="0">
<draw:image xlink:href="../Images/yкринформ/2023-04-28T20-15-20-03-00/630_360_1613580192-129.jpg" xlink:type="simple" xlink:show="embed" xlink:actuate="onLoad" draw:mime-type="image/jpeg"/>
</draw:frame>
Національна комісія, що здійснює державне регулювання у сферах енергетики такомунальних послуг (НКРЕКП), погодила проєкт пропозицій зі збільшенняпотужності газотранспортної системи у точці входу на міждержавному з’єднанні зПольщею.</text:p>
      <text:p text:style-name="P4">
Як передає Укрінформ, про це повідомляє пресслужба <text:a xlink:type="simple" xlink:href="http://www.nerc.gov.ua/news/potuzhnist-gazotransportnoyi-sistemi-u-tochci-vhodu-na-mizhderzhavnomu-zyednanni-z-polshcheyu-mozhe-buti-zbilshena" text:style-name="Internet_20_link" text:visited-style-name="Visited_20_Internet_20_Link">
</text:a>
 .</text:p>
      <text:p text:style-name="P4">
«Цей проєкт було розроблено за результатами проведених ТОВ «Операторгазотранспортної системи» та Gaz-System S.A. (оператором ГТС Польщі) оцінкиринкового попиту на потужність газотранспортної системи на кордоні з Польщеюта етапу проєктування із збільшення такої потужності на 3,87 млн кВт-год/год»,- ідеться у повідомленні.</text:p>
      <text:p text:style-name="P4">
Зазначається, що спільний аукціон розподілу нової (збільшеної) потужностізаплановано на початок липня 2023 року.</text:p>
      <text:p text:style-name="P4">
Якщо замовники послуг транспортування візьмуть участь в аукціоні, а економічнетестування проєкту буде успішним, ОГТСУ та Gaz-System S.A. вживатимуть заходівз реконструкції потужності газотранспортних систем.</text:p>
      <text:p text:style-name="P4">
У такому разі введення в експлуатацію збільшеної потужності у точці входу наміждержавному з’єднанні з <text:a xlink:type="simple" xlink:href="https://www.ukrinform.ua/tag-polsa" text:style-name="Internet_20_link" text:visited-style-name="Visited_20_Internet_20_Link">
 </text:a>
 очікується удругій половині 2030 року.</text:p>
      <text:p text:style-name="P4">
<text:span text:style-name="T4">
Читайте також:</text:span>
 <text:a xlink:type="simple" xlink:href="https://www.ukrinform.ua/rubric-economy/3691116-ukraina-posilit-spivpracu-iz-susidami-u-sferi-transportuvanna-gazu.html" text:style-name="Internet_20_link" text:visited-style-name="Visited_20_Internet_20_Link">
 </text:a>
</text:p>
      <text:p text:style-name="P4">
Як повідомлялося, 16 березня 2023 року Оператор ГТС України та польськийоператор Gaz-System S.A. підписали Меморандум про співпрацю щодо вдосконаленняміждержавного трубопровідного сполучення між Польщею та Україною.</text:p>
      <text:p text:style-name="P4">
Source: <text:a xlink:type="simple" xlink:href="https://www.ukrinform.ua/rubric-economy/3702229-potuznist-gts-na-kordoni-z-polseu-moze-buti-zbilsena.html" text:style-name="Internet_20_link" text:visited-style-name="Visited_20_Internet_20_Link">
https://www.ukrinform.ua/rubric-economy/3702229-potuznist-gts-na-kordoni-z-polseu-moze-buti-zbilsena.html</text:a>
</text:p>
      <!--NEWS-->
      <text:h text:style-name="P10" text:outline-level="1">
<text:span text:style-name="T4">
В університетах Відня пройшла виставка «Невидані дипломи» про загиблих українських студентів</text:span>
</text:h>
      <text:p text:style-name="P4">
Authors: Ukrinform (Person)</text:p>
      <text:p text:style-name="P4">
Publisher: Укринформ (Organization)</text:p>
      <text:p text:style-name="P4">
Published Time: 2023-04-28T20:21:05+03:00</text:p>
      <text:p text:style-name="P4">
Modified Time: 2023-04-28T20:21:05+03:00</text:p>
      <text:p text:style-name="P4">
Description: У Віденському та Центральноєвропейському університетах у столиці Австрії пройшла виставка "Невидані дипломи" про українських студентів, чиє життя забрала російська війна. — Укрінформ.</text:p>
      <text:p text:style-name="P4">
Images: ["<text:a xlink:type="simple" xlink:href="https://static.ukrinform.com/photos/2023_04/thumb_files/630_360_1682699529-4104.jpeg" text:style-name="Internet_20_link" text:visited-style-name="Visited_20_Internet_20_Link">
630_360_16826...</text:a>
", "<text:a xlink:type="simple" xlink:href="https://static.ukrinform.com/photos/2023_04/1682699529-4704.jpeg" text:style-name="Internet_20_link" text:visited-style-name="Visited_20_Internet_20_Link">
1682699529-47...</text:a>
", "<text:a xlink:type="simple" xlink:href="https://static.ukrinform.com/photos/2023_04/thumb_files/630_360_1682699529-8108.jpeg" text:style-name="Internet_20_link" text:visited-style-name="Visited_20_Internet_20_Link">
630_360_16826...</text:a>
", "<text:a xlink:type="simple" xlink:href="https://static.ukrinform.com/photos/2023_04/thumb_files/630_360_1682699528-4008.jpeg" text:style-name="Internet_20_link" text:visited-style-name="Visited_20_Internet_20_Link">
630_360_16826...</text:a>
", "<text:a xlink:type="simple" xlink:href="https://static.ukrinform.com/photos/2023_04/thumb_files/630_360_1682699528-9923.jpeg" text:style-name="Internet_20_link" text:visited-style-name="Visited_20_Internet_20_Link">
630_360_16826...</text:a>
", "<text:a xlink:type="simple" xlink:href="https://static.ukrinform.com/photos/2023_04/thumb_files/630_360_1682699528-4700.jpeg" text:style-name="Internet_20_link" text:visited-style-name="Visited_20_Internet_20_Link">
630_360_16826...</text:a>
", "<text:a xlink:type="simple" xlink:href="https://static.ukrinform.com/photos/2023_04/thumb_files/630_360_1682699528-1602.jpeg" text:style-name="Internet_20_link" text:visited-style-name="Visited_20_Internet_20_Link">
630_360_16826...</text:a>
", "<text:a xlink:type="simple" xlink:href="https://static.ukrinform.com/photos/2023_04/thumb_files/630_360_1682699529-7728.jpeg" text:style-name="Internet_20_link" text:visited-style-name="Visited_20_Internet_20_Link">
630_360_16826...</text:a>
", "<text:a xlink:type="simple" xlink:href="https://static.ukrinform.com/photos/2023_04/thumb_files/630_360_1682699529-4704.jpeg" text:style-name="Internet_20_link" text:visited-style-name="Visited_20_Internet_20_Link">
630_360_16826...</text:a>
", "<text:a xlink:type="simple" xlink:href="https://static.ukrinform.com/photos/2023_04/thumb_files/630_360_1682699529-9206.jpeg" text:style-name="Internet_20_link" text:visited-style-name="Visited_20_Internet_20_Link">
630_360_16826...</text:a>
", "<text:a xlink:type="simple" xlink:href="https://static.ukrinform.com/photos/2023_04/thumb_files/630_360_1682699529-6451.jpeg" text:style-name="Internet_20_link" text:visited-style-name="Visited_20_Internet_20_Link">
630_360_16826...</text:a>
", "<text:a xlink:type="simple" xlink:href="https://static.ukrinform.com/photos/2023_04/thumb_files/630_360_1682699530-7399.jpeg" text:style-name="Internet_20_link" text:visited-style-name="Visited_20_Internet_20_Link">
630_360_16826...</text:a>
"]</text:p>
      <text:p text:style-name="P4">
Tags: ['Виставка', 'Студент', 'Відень', 'Війна з росією']</text:p>
      <text:p text:style-name="P4">
Type: Article</text:p>
      <!--METADATA-->
      <text:p text:style-name="P4">
<draw:frame draw:style-name="fr1" draw:name="Image248" text:anchor-type="as-char" svg:width="6.9236in" svg:height="3.956343in" draw:z-index="0">
<draw:image xlink:href="../Images/yкринформ/2023-04-28T20-21-05-03-00/630_360_1682699529-4104.jpeg" xlink:type="simple" xlink:show="embed" xlink:actuate="onLoad" draw:mime-type="image/jpeg"/>
</draw:frame>
 УВіденському та Центральноєвропейському університетах у столиці Австрії пройшлавиставка "Невидані дипломи" про українських студентів, чиє життя забраларосійська війна.</text:p>
      <text:p text:style-name="P4">
Про це повідомляє власний кореспондент Укрінформу в Австрії.</text:p>
      <text:p text:style-name="P4">
"Виставка мала на меті, зокрема, показати ціну повномасштабної <text:a xlink:type="simple" xlink:href="https://www.ukrinform.ua/tag-vijna" text:style-name="Internet_20_link" text:visited-style-name="Visited_20_Internet_20_Link">
</text:a>
 , яку росія веде проти України. З цієюметою ми зібрали історії 36 студентів, які загинули під час повномасштабноговторгнення – за різних обставин, як на фронті, так і в тилових містах і селах.Важливо було принести ці історії в студентське середовище, яке може добрерозуміти цих людей – фактично такого самого віку, що й вони, зі схожимизахопленнями та навчанням на схожих спеціальностях, але загиблих внаслідокагресії", - зазначив співорганізатор виставки, студент Центральноєвропейськогоуніверситету Євген Ящук.</text:p>
      <text:p text:style-name="P4">
<draw:frame draw:style-name="fr1" draw:name="Image249" text:anchor-type="as-char" svg:width="6.9236in" svg:height="5.1927in" draw:z-index="0">
<draw:image xlink:href="../Images/yкринформ/2023-04-28T20-21-05-03-00/1682699529-4704.jpeg" xlink:type="simple" xlink:show="embed" xlink:actuate="onLoad" draw:mime-type="image/jpeg"/>
</draw:frame>
</text:p>
      <text:p text:style-name="P4">
За його словами, представлені на виставці невидані дипломи уособлюютьнесправедливо забрані молоді життя, чиї мрії залишилися нездійсненими. "Кожендиплом розкриває особисту історію про освіту, життєві цілі та зміни заостанній рік тих, хто ніколи не закінчить навчання. Хтось із студентівпожертвував своїм навчанням і прагненнями заради своєї країни, хтось загинувна окупованих територіях, хтось став жертвою російських атак на цивільнуінфраструктуру. Ми створили цю виставку, щоб привернути увагу до війни, щотриває, і до ціни, яку люди в Україні щодня платять за свою свободу", - заявивЯщук.</text:p>
      <text:p text:style-name="P4">
<text:span text:style-name="T4">
Читайте також:</text:span>
 <text:a xlink:type="simple" xlink:href="https://www.ukrinform.ua/rubric-regions/3701249-u-harkovi-vidkrili-vistavku-naodinci-pro-zinok-aki-vtratili-colovikiv-na-vijni.html" text:style-name="Internet_20_link" text:visited-style-name="Visited_20_Internet_20_Link">
 <text:span text:style-name="T4">
виставку</text:span>
 </text:a>
</text:p>
      <text:p text:style-name="P4">
Кожен відвідувач міг не лише прочитати історії загиблих українських студентів,але й послухати спеціально створений аудіозапис та краще зрозуміти ці історіїпро обірвані росіянами життя.</text:p>
      <text:p text:style-name="P4">
<draw:frame draw:style-name="fr1" draw:name="Image250" text:anchor-type="as-char" svg:width="6.9236in" svg:height="3.956343in" draw:z-index="0">
<draw:image xlink:href="../Images/yкринформ/2023-04-28T20-21-05-03-00/630_360_1682699529-8108.jpeg" xlink:type="simple" xlink:show="embed" xlink:actuate="onLoad" draw:mime-type="image/jpeg"/>
</draw:frame>
 Вуніверситетах Відня пройшла виставка "Невидані дипломи" про загиблихукраїнських студентів / Фото: Василь Курц, Укрінформ  <text:a xlink:type="simple" xlink:href="https://static.ukrinform.com/photos/2023_04/1682699529-8108.jpeg" text:style-name="Internet_20_link" text:visited-style-name="Visited_20_Internet_20_Link">
<draw:frame draw:style-name="fr1" draw:name="Image251" text:anchor-type="as-char" svg:width="6.9236in" svg:height="3.956343in" draw:z-index="0">
<draw:image xlink:href="../Images/yкринформ/2023-04-28T20-21-05-03-00/630_360_1682699529-8108.jpeg" xlink:type="simple" xlink:show="embed" xlink:actuate="onLoad" draw:mime-type="image/jpeg"/>
</draw:frame>
</text:a>
 <text:a xlink:type="simple" xlink:href="https://static.ukrinform.com/photos/2023_04/1682699528-4008.jpeg" text:style-name="Internet_20_link" text:visited-style-name="Visited_20_Internet_20_Link">
<draw:frame draw:style-name="fr1" draw:name="Image252" text:anchor-type="as-char" svg:width="6.9236in" svg:height="3.956343in" draw:z-index="0">
<draw:image xlink:href="../Images/yкринформ/2023-04-28T20-21-05-03-00/630_360_1682699528-4008.jpeg" xlink:type="simple" xlink:show="embed" xlink:actuate="onLoad" draw:mime-type="image/jpeg"/>
</draw:frame>
</text:a>
 <text:a xlink:type="simple" xlink:href="https://static.ukrinform.com/photos/2023_04/1682699528-9923.jpeg" text:style-name="Internet_20_link" text:visited-style-name="Visited_20_Internet_20_Link">
<draw:frame draw:style-name="fr1" draw:name="Image253" text:anchor-type="as-char" svg:width="6.9236in" svg:height="3.956343in" draw:z-index="0">
<draw:image xlink:href="../Images/yкринформ/2023-04-28T20-21-05-03-00/630_360_1682699528-9923.jpeg" xlink:type="simple" xlink:show="embed" xlink:actuate="onLoad" draw:mime-type="image/jpeg"/>
</draw:frame>
</text:a>
 <text:a xlink:type="simple" xlink:href="https://static.ukrinform.com/photos/2023_04/1682699528-4700.jpeg" text:style-name="Internet_20_link" text:visited-style-name="Visited_20_Internet_20_Link">
<draw:frame draw:style-name="fr1" draw:name="Image254" text:anchor-type="as-char" svg:width="6.9236in" svg:height="3.956343in" draw:z-index="0">
<draw:image xlink:href="../Images/yкринформ/2023-04-28T20-21-05-03-00/630_360_1682699528-4700.jpeg" xlink:type="simple" xlink:show="embed" xlink:actuate="onLoad" draw:mime-type="image/jpeg"/>
</draw:frame>
</text:a>
 <text:a xlink:type="simple" xlink:href="https://static.ukrinform.com/photos/2023_04/1682699528-1602.jpeg" text:style-name="Internet_20_link" text:visited-style-name="Visited_20_Internet_20_Link">
<draw:frame draw:style-name="fr1" draw:name="Image255" text:anchor-type="as-char" svg:width="6.9236in" svg:height="3.956343in" draw:z-index="0">
<draw:image xlink:href="../Images/yкринформ/2023-04-28T20-21-05-03-00/630_360_1682699528-1602.jpeg" xlink:type="simple" xlink:show="embed" xlink:actuate="onLoad" draw:mime-type="image/jpeg"/>
</draw:frame>
</text:a>
 <text:a xlink:type="simple" xlink:href="https://static.ukrinform.com/photos/2023_04/1682699529-7728.jpeg" text:style-name="Internet_20_link" text:visited-style-name="Visited_20_Internet_20_Link">
<draw:frame draw:style-name="fr1" draw:name="Image256" text:anchor-type="as-char" svg:width="6.9236in" svg:height="3.956343in" draw:z-index="0">
<draw:image xlink:href="../Images/yкринформ/2023-04-28T20-21-05-03-00/630_360_1682699529-7728.jpeg" xlink:type="simple" xlink:show="embed" xlink:actuate="onLoad" draw:mime-type="image/jpeg"/>
</draw:frame>
</text:a>
 <text:a xlink:type="simple" xlink:href="https://static.ukrinform.com/photos/2023_04/1682699529-4704.jpeg" text:style-name="Internet_20_link" text:visited-style-name="Visited_20_Internet_20_Link">
<draw:frame draw:style-name="fr1" draw:name="Image257" text:anchor-type="as-char" svg:width="6.9236in" svg:height="3.956343in" draw:z-index="0">
<draw:image xlink:href="../Images/yкринформ/2023-04-28T20-21-05-03-00/630_360_1682699529-4704.jpeg" xlink:type="simple" xlink:show="embed" xlink:actuate="onLoad" draw:mime-type="image/jpeg"/>
</draw:frame>
</text:a>
 <text:a xlink:type="simple" xlink:href="https://static.ukrinform.com/photos/2023_04/1682699529-9206.jpeg" text:style-name="Internet_20_link" text:visited-style-name="Visited_20_Internet_20_Link">
<draw:frame draw:style-name="fr1" draw:name="Image258" text:anchor-type="as-char" svg:width="6.9236in" svg:height="3.956343in" draw:z-index="0">
<draw:image xlink:href="../Images/yкринформ/2023-04-28T20-21-05-03-00/630_360_1682699529-9206.jpeg" xlink:type="simple" xlink:show="embed" xlink:actuate="onLoad" draw:mime-type="image/jpeg"/>
</draw:frame>
</text:a>
 <text:a xlink:type="simple" xlink:href="https://static.ukrinform.com/photos/2023_04/1682699529-4104.jpeg" text:style-name="Internet_20_link" text:visited-style-name="Visited_20_Internet_20_Link">
<draw:frame draw:style-name="fr1" draw:name="Image259" text:anchor-type="as-char" svg:width="6.9236in" svg:height="3.956343in" draw:z-index="0">
<draw:image xlink:href="../Images/yкринформ/2023-04-28T20-21-05-03-00/630_360_1682699529-4104.jpeg" xlink:type="simple" xlink:show="embed" xlink:actuate="onLoad" draw:mime-type="image/jpeg"/>
</draw:frame>
</text:a>
 <text:a xlink:type="simple" xlink:href="https://static.ukrinform.com/photos/2023_04/1682699529-6451.jpeg" text:style-name="Internet_20_link" text:visited-style-name="Visited_20_Internet_20_Link">
<draw:frame draw:style-name="fr1" draw:name="Image260" text:anchor-type="as-char" svg:width="6.9236in" svg:height="3.956343in" draw:z-index="0">
<draw:image xlink:href="../Images/yкринформ/2023-04-28T20-21-05-03-00/630_360_1682699529-6451.jpeg" xlink:type="simple" xlink:show="embed" xlink:actuate="onLoad" draw:mime-type="image/jpeg"/>
</draw:frame>
</text:a>
 <text:a xlink:type="simple" xlink:href="https://static.ukrinform.com/photos/2023_04/1682699530-7399.jpeg" text:style-name="Internet_20_link" text:visited-style-name="Visited_20_Internet_20_Link">
<draw:frame draw:style-name="fr1" draw:name="Image261" text:anchor-type="as-char" svg:width="6.9236in" svg:height="3.956343in" draw:z-index="0">
<draw:image xlink:href="../Images/yкринформ/2023-04-28T20-21-05-03-00/630_360_1682699530-7399.jpeg" xlink:type="simple" xlink:show="embed" xlink:actuate="onLoad" draw:mime-type="image/jpeg"/>
</draw:frame>
</text:a>
</text:p>
      <text:p text:style-name="P4">
За словами Ящука, виставку, яка отримала глобальний характер, ініціювалистуденти Києво-Могилянської академії, які навчаються за обміном в УніверситетіТоронто спільно із Союзом українських студентів Канади, а також українськимстудентами, які навчаються за обміном або на постійній основі в університетахПівнічної Америки, Європи, Австралії, Індії та Японії. Загалом відбулосяблизько 70 виставок у різних країнах світу. Під час виставок, а такожпов’язаних заходів, також було зібрано близько 11 тис. канадських доларів дляпотреб студентів, які зараз воюють на передовій.</text:p>
      <text:p text:style-name="P4">
Як повідомляв Укрінформ, <text:a xlink:type="simple" xlink:href="https://www.ukrinform.ua/rubric-ato/3690127-bila-oon-u-nujorku-vidkrilasa-vistavka-so-demonstrue-zvirstva-rf-v-ukraini.html" text:style-name="Internet_20_link" text:visited-style-name="Visited_20_Internet_20_Link">
 </text:a>
 ,ініційована Офісом Президента в рамках комплексної роботи щодо притягнення довідповідальності росії за злочини проти України.</text:p>
      <text:p text:style-name="P4">
Source: <text:a xlink:type="simple" xlink:href="https://www.ukrinform.ua/rubric-society/3702234-v-universitetah-vidna-projsla-vistavka-nevidani-diplomi-pro-zagiblih-ukrainskih-studentiv.html" text:style-name="Internet_20_link" text:visited-style-name="Visited_20_Internet_20_Link">
https://www.ukrinform.ua/rubric-society/3702234-v-universitetah-vidna-projsla-vistavka-nevidani-diplomi-pro-zagiblih-ukrainskih-studentiv.html</text:a>
</text:p>
      <!--NEWS-->
      <text:h text:style-name="P10" text:outline-level="1">
<text:span text:style-name="T4">
Газманов, Фрейндліх і Депард'є: МКІП опублікувало перелік осіб, які створюють загрозу нацбезпеці</text:span>
</text:h>
      <text:p text:style-name="P4">
Authors: Ukrinform (Person)</text:p>
      <text:p text:style-name="P4">
Publisher: Укринформ (Organization)</text:p>
      <text:p text:style-name="P4">
Published Time: 2023-04-28T20:28:14+03:00</text:p>
      <text:p text:style-name="P4">
Modified Time: 2023-04-28T20:28:14+03:00</text:p>
      <text:p text:style-name="P4">
Description: Міністерство культури та інформаційної політики на виконання Закону України «Про медіа» оприлюднило перелік осіб, які створюють загрозу національній безпеці. — Укрінформ.</text:p>
      <text:p text:style-name="P4">
Images: ["<text:a xlink:type="simple" xlink:href="https://static.ukrinform.com/photos/2019_07/thumb_files/630_360_1564047062-313.jpg" text:style-name="Internet_20_link" text:visited-style-name="Visited_20_Internet_20_Link">
630_360_15640...</text:a>
"]</text:p>
      <text:p text:style-name="P4">
Tags: ['Антиросійські санкції', 'Пропаганда', 'СБУ', 'росія', 'Нацрада', 'МКІП ']</text:p>
      <text:p text:style-name="P4">
Type: Article</text:p>
      <!--METADATA-->
      <text:p text:style-name="P4">
<draw:frame draw:style-name="fr1" draw:name="Image262" text:anchor-type="as-char" svg:width="6.9236in" svg:height="3.956343in" draw:z-index="0">
<draw:image xlink:href="../Images/yкринформ/2023-04-28T20-28-14-03-00/630_360_1564047062-313.jpg" xlink:type="simple" xlink:show="embed" xlink:actuate="onLoad" draw:mime-type="image/jpeg"/>
</draw:frame>
Міністерство культури та інформаційної політики на виконання Закону України«Про медіа» оприлюднило перелік осіб, які створюють загрозу національнійбезпеці.</text:p>
      <text:p text:style-name="P4">
Як передає Укрінформ, про це повідомило <text:a xlink:type="simple" xlink:href="https://mkip.gov.ua/content/perelik-osib-yaki-stvoryuyut-zagrozu-nacbezpeci.html" text:style-name="Internet_20_link" text:visited-style-name="Visited_20_Internet_20_Link">
</text:a>
.</text:p>
      <text:p text:style-name="P4">
Відповідний перелік складений Міністерством культури та інформаційної політикина підставі звернень Ради національної безпеки і оборони, Служби безпекиУкраїни й Національної ради з питань телебачення і радіомовлення.</text:p>
      <text:p text:style-name="P4">
До переліку ввійшли 211 осіб, зокрема пропагандист Олександр Дугін, акториМікеле Плачидо, Сергій Безруков, Станіслав Говорухін, Аліса Фрейндліх, ЕлінаБистрицька і Жерар Депард'є, співаки Лариса Доліна й Олег Газманов, поет ІлляРезнік та інші.</text:p>
      <text:p text:style-name="P4">
<text:span text:style-name="T4">
Читайте також:</text:span>
 <text:a xlink:type="simple" xlink:href="https://www.ukrinform.ua/rubric-economy/3702208-nazk-pidgotuvalo-spiski-z-24-tisac-povazanih-z-rf-pretendentiv-na-sankcii.html" text:style-name="Internet_20_link" text:visited-style-name="Visited_20_Internet_20_Link">
 <text:span text:style-name="T4">
санкції</text:span>
 </text:a>
</text:p>
      <text:p text:style-name="P4">
Перелік складений і є чинним станом на 31 березня поточного року.</text:p>
      <text:p text:style-name="P4">
Як повідомляв Укрінформ, 22 квітня Президент Володимир Зеленський своїмиуказами <text:a xlink:type="simple" xlink:href="https://www.ukrinform.ua/rubric-polytics/3699292-prezident-vviv-u-diu-risenna-rnbo-pro-sankcii-proti-radu-fizicnih-ta-uridicnih-osib.html" text:style-name="Internet_20_link" text:visited-style-name="Visited_20_Internet_20_Link">
 </text:a>
 <text:a xlink:type="simple" xlink:href="https://www.ukrinform.ua/rubric-polytics/3699292-prezident-vviv-u-diu-risenna-rnbo-pro-sankcii-proti-radu-fizicnih-ta-uridicnih-osib.html" text:style-name="Internet_20_link" text:visited-style-name="Visited_20_Internet_20_Link">
</text:a>
 прозастосування персональних санкцій до 40 фізичних та 382 юридичних осіб.</text:p>
      <text:p text:style-name="P4">
Source: <text:a xlink:type="simple" xlink:href="https://www.ukrinform.ua/rubric-culture/3702237-gazmanov-frejndlih-i-deparde-mkip-opublikuvalo-perelik-osib-aki-stvoruut-zagrozu-nacbezpeci.html" text:style-name="Internet_20_link" text:visited-style-name="Visited_20_Internet_20_Link">
https://www.ukrinform.ua/rubric-culture/3702237-gazmanov-frejndlih-i-deparde-mkip-opublikuvalo-perelik-osib-aki-stvoruut-zagrozu-nacbezpeci.html</text:a>
</text:p>
      <!--NEWS-->
      <text:h text:style-name="P10" text:outline-level="1">
<text:span text:style-name="T4">
В Україну прибули САУ Caesar від Данії – Резніков</text:span>
</text:h>
      <text:p text:style-name="P4">
Authors: Ukrinform (Person)</text:p>
      <text:p text:style-name="P4">
Publisher: Укринформ (Organization)</text:p>
      <text:p text:style-name="P4">
Published Time: 2023-04-28T20:34:44+03:00</text:p>
      <text:p text:style-name="P4">
Modified Time: 2023-04-28T20:34:44+03:00</text:p>
      <text:p text:style-name="P4">
Description: Міністр оборони Олексій Резніков повідомив про прибуття до України самохідних артилерійських установок Caesar французького виробництва, переданих Данією. — Укрінформ.</text:p>
      <text:p text:style-name="P4">
Images: ["<text:a xlink:type="simple" xlink:href="https://static.ukrinform.com/photos/2022_07/thumb_files/630_360_1657198093-494.jpg" text:style-name="Internet_20_link" text:visited-style-name="Visited_20_Internet_20_Link">
630_360_16571...</text:a>
"]</text:p>
      <text:p text:style-name="P4">
Tags: ['Данія', 'Резніков', 'CAESAR']</text:p>
      <text:p text:style-name="P4">
Type: Article</text:p>
      <!--METADATA-->
      <text:p text:style-name="P4">
<draw:frame draw:style-name="fr1" draw:name="Image263" text:anchor-type="as-char" svg:width="6.9236in" svg:height="3.956343in" draw:z-index="0">
<draw:image xlink:href="../Images/yкринформ/2023-04-28T20-34-44-03-00/630_360_1657198093-494.jpg" xlink:type="simple" xlink:show="embed" xlink:actuate="onLoad" draw:mime-type="image/jpeg"/>
</draw:frame>
 Міністроборони Олексій Резніков повідомив про прибуття до України самохіднихартилерійських установок Caesar французького виробництва, переданих Данією.</text:p>
      <text:p text:style-name="P4">
Як передає Укрінформ, про це написав Резніков у <text:a xlink:type="simple" xlink:href="http://twitter.com/oleksiireznikov/status/1651970145462435840" text:style-name="Internet_20_link" text:visited-style-name="Visited_20_Internet_20_Link">
</text:a>
</text:p>
      <text:p text:style-name="P4">
«Caesar від Данії вже в Україні!</text:p>
      <text:p text:style-name="P4">
Данія мала намір використати ці системи для своєї армії, але мудро таблагородно вирішила передати їх ЗСУ через значну загрозу, яку становить дляЄвропи загалом російська агресія проти України.</text:p>
      <text:p text:style-name="P4">
Також наші данські друзі беруть участь в організації тренувань наших бійців.</text:p>
      <text:p text:style-name="P4">
Наші артилеристи цінують маневреність та точність цих гаубиць. Завдяки нашимпартнерам у Франції та <text:a xlink:type="simple" xlink:href="https://www.ukrinform.ua/tag-dania" text:style-name="Internet_20_link" text:visited-style-name="Visited_20_Internet_20_Link">
 </text:a>
 Україна маєдругий у світі за величиною артилерійський парк САУ Caesar», - йдеться удописі.</text:p>
      <text:p text:style-name="P4">
<text:span text:style-name="T4">
Читайте також:</text:span>
 <text:a xlink:type="simple" xlink:href="https://www.ukrinform.ua/rubric-ato/3702194-cehia-ta-ukraina-spilno-viroblatimut-zbrou-i-navcalni-litaki-a-takoz-remontuvatimut-tanki.html" text:style-name="Internet_20_link" text:visited-style-name="Visited_20_Internet_20_Link">
 <text:span text:style-name="T4">
танки</text:span>
 </text:a>
</text:p>
      <text:p text:style-name="P4">
Як повідомляв Укрінформ, уряд Данії ухвалив рішення передати Україні всі свої19 самохідних гаубиць типу Caesar французького виробництва.</text:p>
      <text:p text:style-name="P4">
До літа Україна почне отримувати <text:a xlink:type="simple" xlink:href="https://www.ukrinform.ua/rubric-ato/3694082-dania-peredast-ukraini-100-tankiv-leopard.html" text:style-name="Internet_20_link" text:visited-style-name="Visited_20_Internet_20_Link">
 </text:a>
 від Данії.</text:p>
      <text:p text:style-name="P4">
<text:span text:style-name="T5">
Фото: Генштаб ЗСУ</text:span>
</text:p>
      <text:p text:style-name="P4">
Source: <text:a xlink:type="simple" xlink:href="https://www.ukrinform.ua/rubric-ato/3702240-v-ukrainu-pribuli-sau-caesar-vid-danii-reznikov.html" text:style-name="Internet_20_link" text:visited-style-name="Visited_20_Internet_20_Link">
https://www.ukrinform.ua/rubric-ato/3702240-v-ukrainu-pribuli-sau-caesar-vid-danii-reznikov.html</text:a>
</text:p>
      <!--NEWS-->
      <text:h text:style-name="P10" text:outline-level="1">
<text:span text:style-name="T4">
Придбані литовцями радари мають прибути в Україну наступного тижня</text:span>
</text:h>
      <text:p text:style-name="P4">
Authors: Ukrinform (Person)</text:p>
      <text:p text:style-name="P4">
Publisher: Укринформ (Organization)</text:p>
      <text:p text:style-name="P4">
Published Time: 2023-04-28T20:39:12+03:00</text:p>
      <text:p text:style-name="P4">
Modified Time: 2023-04-28T20:39:12+03:00</text:p>
      <text:p text:style-name="P4">
Description: Радари, придбані для України під час вселитовської кампанії "Radarom!", які затрималися в Польщі через зміни в процедурах, як очікується, наступного тижня прибудуть в Україну. — Укрінформ.</text:p>
      <text:p text:style-name="P4">
Images: ["<text:a xlink:type="simple" xlink:href="https://static.ukrinform.com/photos/2023_04/thumb_files/630_360_1682703340-103.jpg" text:style-name="Internet_20_link" text:visited-style-name="Visited_20_Internet_20_Link">
630_360_16827...</text:a>
"]</text:p>
      <text:p text:style-name="P4">
Tags: ['Литва', 'ЗСУ', 'Радар', 'Війна з росією', '#stoprussia']</text:p>
      <text:p text:style-name="P4">
Type: Article</text:p>
      <!--METADATA-->
      <text:p text:style-name="P4">
<draw:frame draw:style-name="fr1" draw:name="Image264" text:anchor-type="as-char" svg:width="6.9236in" svg:height="3.956343in" draw:z-index="0">
<draw:image xlink:href="../Images/yкринформ/2023-04-28T20-39-12-03-00/630_360_1682703340-103.jpg" xlink:type="simple" xlink:show="embed" xlink:actuate="onLoad" draw:mime-type="image/jpeg"/>
</draw:frame>
 Радари,придбані для України під час вселитовської кампанії "Radarom!", якізатрималися в Польщі через зміни в процедурах, як очікується, наступного тижняприбудуть в Україну.</text:p>
      <text:p text:style-name="P4">
Як передає Укрінформ, про це повідомляє <text:a xlink:type="simple" xlink:href="https://www.lrt.lt/ua/novini/1263/1973254/kupleni-litovtsiami-radari-maiut-pributi-v-ukrayinu-nastupnogo-tizhnia-ionas-oman" text:style-name="Internet_20_link" text:visited-style-name="Visited_20_Internet_20_Link">
</text:a>
 з посиланням на ЙонасаОмана, голову Blue/Yellow, організації, відповідальної за закупівлю і передачурадарів в Україну.</text:p>
      <text:p text:style-name="P4">
«Процедури закупівлі та відправки радарів до Литви тривали близько місяця.Цього разу польський кордон застосував набагато більш формальний підхід дотранзиту», - сказав Оман.</text:p>
      <text:p text:style-name="P4">
Раніше організація вже повідомляла, що всі 16 закуплених радарів прибули доЛитви, а перші три вже на шляху до України. За словами Омана, організаціяпідготувала "всі необхідні документи і ліцензії ЄС, яких завжди було достатньодля поставок", але цього разу знадобилася додаткова ліцензія для ввезення самена польську територію.</text:p>
      <text:p text:style-name="P4">
<text:span text:style-name="T4">
Читайте також:</text:span>
 <text:a xlink:type="simple" xlink:href="https://www.ukrinform.ua/rubric-ato/3702154-litva-pidtrimue-peredacu-ukraini-litakiv-f16-ministr.html" text:style-name="Internet_20_link" text:visited-style-name="Visited_20_Internet_20_Link">
 <text:span text:style-name="T4">
Литва</text:span>
 </text:a>
</text:p>
      <text:p text:style-name="P4">
«Раніше цього не було, і нам довелося докласти додаткових зусиль, щоб отриматиліцензію, дійсну на польській території. Ми повинні були зібрати сім підписіввід різних польських органів влади, що зайняло близько місяця. На сьогоднішнійдень всі підписи зібрані», - розповів голова "Blue/Yellow".</text:p>
      <text:p text:style-name="P4">
За його словами, у четвер було отримано польську транзитну ліцензію наперевезення вантажу з Польщі в Україну, і польська митниця підтвердила, щодокумент дійсний, але попросила оригінал.</text:p>
      <text:p text:style-name="P4">
Оскільки 1 травня також є державним святом у Польщі, Оман повідомив, щооригінал документа, як очікується, буде отриманий у п'ятницю або 2 травня.«Водії планують бути на кордоні з початку тижня і, якщо не буде подальшихпроблем, вони поїдуть далі в Україну зі своїм вантажем. З українськимивійськовими є домовленість, що вони зустрінуть вантаж на своєму боці», -сказав він.</text:p>
      <text:p text:style-name="P4">
<text:span text:style-name="T4">
Читайте також:</text:span>
 <text:a xlink:type="simple" xlink:href="https://www.ukrinform.ua/rubric-polytics/3699947-prezident-litvi-treba-znajti-mehanizmi-svidkoi-integracii-ukraini-v-nato.html" text:style-name="Internet_20_link" text:visited-style-name="Visited_20_Internet_20_Link">
 <text:span text:style-name="T4">
Литви</text:span>
 </text:a>
</text:p>
      <text:p text:style-name="P4">
За словами Омана, після таких атак, як та, що сталася вранці у п'ятницю,очевидно, що передача і встановлення радарів «повинна бути здійсненаякнайшвидше». «Ми раді, що радари, придбані за допомогою литовського народу,незабаром будуть використовуватися для захисту повітряного простору України.Внесок Литви в оборону України є невід'ємною частиною протистояння російськійагресії», - додав голова благодійної організації.</text:p>
      <text:p text:style-name="P4">
12 звичайних стаціонарних радарів і чотири мобільні радари для спеціальнихзавдань були придбані на гроші, зібрані під час кампанії "Радаром!" до річниціпочатку повномасштабної війни росії проти Україні - 14 мільйонів євро.Кампанія тривала з кінця січня до 24 лютого і була організована національниммовником LRT та організаціями Mėlyna/Gelona (Blue/Yellow), Laisvės TV, 1K Fundта Strong Together.</text:p>
      <text:p text:style-name="P4">
Як повідомляв Укрінформ, українських військових навчили користуватисяпридбаними радарами під час тренінгу в Каунасі в березні.</text:p>
      <text:p text:style-name="P4">
<text:span text:style-name="T5">
Фото: E.Ovčarenko/BNS</text:span>
</text:p>
      <text:p text:style-name="P4">
Source: <text:a xlink:type="simple" xlink:href="https://www.ukrinform.ua/rubric-ato/3702242-pridbani-litovcami-radari-maut-pributi-v-ukrainu-nastupnogo-tizna.html" text:style-name="Internet_20_link" text:visited-style-name="Visited_20_Internet_20_Link">
https://www.ukrinform.ua/rubric-ato/3702242-pridbani-litovcami-radari-maut-pributi-v-ukrainu-nastupnogo-tizna.html</text:a>
</text:p>
      <!--NEWS-->
      <text:h text:style-name="P10" text:outline-level="1">
<text:span text:style-name="T4">
Цуренко вольовою перемогою подолала друге коло турніру WTA у Мадриді</text:span>
</text:h>
      <text:p text:style-name="P4">
Authors: Ukrinform (Person)</text:p>
      <text:p text:style-name="P4">
Publisher: Укринформ (Organization)</text:p>
      <text:p text:style-name="P4">
Published Time: 2023-04-28T20:39:46+03:00</text:p>
      <text:p text:style-name="P4">
Modified Time: 2023-04-28T20:39:46+03:00</text:p>
      <text:p text:style-name="P4">
Description: Українка Леся Цуренко вийшла до 1/16 фіналу на престижному грунтов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702908-661.jpg" text:style-name="Internet_20_link" text:visited-style-name="Visited_20_Internet_20_Link">
630_360_16827...</text:a>
"]</text:p>
      <text:p text:style-name="P4">
Tags: ['Цуренко', 'Теніс']</text:p>
      <text:p text:style-name="P4">
Type: Article</text:p>
      <!--METADATA-->
      <text:p text:style-name="P4">
<draw:frame draw:style-name="fr1" draw:name="Image265" text:anchor-type="as-char" svg:width="6.9236in" svg:height="3.956343in" draw:z-index="0">
<draw:image xlink:href="../Images/yкринформ/2023-04-28T20-39-46-03-00/630_360_1682702908-661.jpg" xlink:type="simple" xlink:show="embed" xlink:actuate="onLoad" draw:mime-type="image/jpeg"/>
</draw:frame>
 УкраїнкаЛеся Цуренко вийшла до 1/16 фіналу на престижному грунтовому турнірі Жіночоїтенісної асоціації (WTA) - Mutua Madrid Open - у Мадриді (Іспанія) із призовимфондом $7,652 млн.</text:p>
      <text:p text:style-name="P4">
У другому колі змагань Цуренко у трьох сетах здобула вольову перемогу надпосіяною під 25-м номером швейцаркою Жиль Тайхманн - 3:6, 6:2, 6:4, передаєУкрінформ.</text:p>
      <text:p text:style-name="P4">
У вирішальній партії киянка поступалася 0:3, проте у підсумку зумілапереломити хід зустрічі на свою користь.</text:p>
      <text:p text:style-name="P4">
Тенісистки провели на корті понад 2,5 години.</text:p>
      <text:p text:style-name="P4">
Наступною суперницею Цуренко буде 8-й номер «посіву» росіянка Дар'я Касаткіна,яка обіграла свою співвітчизницю Анастасію Павлюченкову - 6:4, 6:3.</text:p>
      <text:p text:style-name="P4">
<text:span text:style-name="T4">
Читайте також:</text:span>
 <text:a xlink:type="simple" xlink:href="https://www.ukrinform.ua/rubric-sports/3701685-kalinina-prograla-u-drugomu-koli-turniru-wta-v-madridi.html" text:style-name="Internet_20_link" text:visited-style-name="Visited_20_Internet_20_Link">
 </text:a>
</text:p>
      <text:p text:style-name="P4">
Турнір у Мадриді триватиме до 6 травня.</text:p>
      <text:p text:style-name="P4">
Фото: btu.org.ua.</text:p>
      <text:p text:style-name="P4">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росія навмисно обстрілює житлові будинки в Україні - МЗС Франції</text:span>
</text:h>
      <text:p text:style-name="P4">
Authors: Ukrinform (Person)</text:p>
      <text:p text:style-name="P4">
Publisher: Укринформ (Organization)</text:p>
      <text:p text:style-name="P4">
Published Time: 2023-04-28T20:40:23+03:00</text:p>
      <text:p text:style-name="P4">
Modified Time: 2023-04-28T20:40:23+03:00</text:p>
      <text:p text:style-name="P4">
Description: Франція "найрішучішим чином" засудила удари, завдані росією минулої ночі по мирних містах України, зокрема в Черкаській, Дніпропетровській та Київській областях. — Укрінформ.</text:p>
      <text:p text:style-name="P4">
Images: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Франція', 'Війна з росією', 'Ракетний удар']</text:p>
      <text:p text:style-name="P4">
Type: Article</text:p>
      <!--METADATA-->
      <text:p text:style-name="P4">
<draw:frame draw:style-name="fr1" draw:name="Image266" text:anchor-type="as-char" svg:width="6.9236in" svg:height="3.956343in" draw:z-index="0">
<draw:image xlink:href="../Images/yкринформ/2023-04-28T20-40-23-03-00/630_360_1682687381-894.jpg" xlink:type="simple" xlink:show="embed" xlink:actuate="onLoad" draw:mime-type="image/jpeg"/>
</draw:frame>
 Франція"найрішучішим чином" засудила удари, завдані росією минулої ночі по мирнихмістах України, зокрема в Черкаській, Дніпропетровській та Київській областях.</text:p>
      <text:p text:style-name="P4">
Як передає Укрінформ, про це йдеться у заяві МЗС Франції оприлюдненійсьогодні, повідомляє <text:a xlink:type="simple" xlink:href="https://edition.cnn.com/europe/live-news/russia-ukraine-war-news-04-28-23/h_fa3a3013656d2dd498ca9f7f7c408cc5" text:style-name="Internet_20_link" text:visited-style-name="Visited_20_Internet_20_Link">
 </text:a>
 .</text:p>
      <text:p text:style-name="P4">
У заяві наголошується на навмисному обстрілі росією житлових будинків вцентральній частині міста Умань, що «призвело до значних жертв середцивільного населення, включно з <text:a xlink:type="simple" xlink:href="https://www.ukrinform.ua/tag-diti" text:style-name="Internet_20_link" text:visited-style-name="Visited_20_Internet_20_Link">
 </text:a>
 ».</text:p>
      <text:p text:style-name="P4">
«Такі удари по українській інфраструктурі та цивільному населенню підкреслюютьявне бажання росії продовжувати ескалацію загарбницької війни в Україні», —заявили в міністерстві.</text:p>
      <text:p text:style-name="P4">
<text:span text:style-name="T4">
Читайте також:</text:span>
 <text:a xlink:type="simple" xlink:href="https://www.ukrinform.ua/rubric-other_news/3701836-rosia-atakuvala-ukrainu-raketami-e-zagibli-i-poraneni.html" text:style-name="Internet_20_link" text:visited-style-name="Visited_20_Internet_20_Link">
 <text:span text:style-name="T4">
Ракетна</text:span>
 <text:span text:style-name="T4">
атака</text:span>
 <text:span text:style-name="T4">
трьох</text:span>
 <text:span text:style-name="T4">
містах</text:span>
</text:a>
</text:p>
      <text:p text:style-name="P4">
Міністр закордонних справ Франції Катрін Колонна наголосила, що країнапродовжуватиме підтримувати українські суди та Міжнародний кримінальний суд«для боротьби з безкарністю» за військові злочини росії.</text:p>
      <text:p text:style-name="P4">
<draw:frame draw:style-name="fr1" draw:name="Image267" text:anchor-type="as-char" svg:width="6.9236in" svg:height="3.956343in" draw:z-index="0">
<draw:image xlink:href="../Images/yкринформ/2023-04-28T20-40-23-03-00/630_360_1682663826-2562.jpeg" xlink:type="simple" xlink:show="embed" xlink:actuate="onLoad" draw:mime-type="image/jpeg"/>
</draw:frame>
 В Уманіврятували 10 людей / Фото: ДСНС  <text:a xlink:type="simple" xlink:href="https://static.ukrinform.com/photos/2023_04/1682663826-2562.jpeg" text:style-name="Internet_20_link" text:visited-style-name="Visited_20_Internet_20_Link">
<draw:frame draw:style-name="fr1" draw:name="Image268" text:anchor-type="as-char" svg:width="6.9236in" svg:height="3.956343in" draw:z-index="0">
<draw:image xlink:href="../Images/yкринформ/2023-04-28T20-40-23-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69" text:anchor-type="as-char" svg:width="6.9236in" svg:height="3.956343in" draw:z-index="0">
<draw:image xlink:href="../Images/yкринформ/2023-04-28T20-40-23-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70" text:anchor-type="as-char" svg:width="6.9236in" svg:height="3.956343in" draw:z-index="0">
<draw:image xlink:href="../Images/yкринформ/2023-04-28T20-40-23-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71" text:anchor-type="as-char" svg:width="6.9236in" svg:height="3.956343in" draw:z-index="0">
<draw:image xlink:href="../Images/yкринформ/2023-04-28T20-40-23-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72" text:anchor-type="as-char" svg:width="6.9236in" svg:height="3.956343in" draw:z-index="0">
<draw:image xlink:href="../Images/yкринформ/2023-04-28T20-40-23-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73" text:anchor-type="as-char" svg:width="6.9236in" svg:height="3.956343in" draw:z-index="0">
<draw:image xlink:href="../Images/yкринформ/2023-04-28T20-40-23-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74" text:anchor-type="as-char" svg:width="6.9236in" svg:height="3.956343in" draw:z-index="0">
<draw:image xlink:href="../Images/yкринформ/2023-04-28T20-40-23-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75" text:anchor-type="as-char" svg:width="6.9236in" svg:height="3.956343in" draw:z-index="0">
<draw:image xlink:href="../Images/yкринформ/2023-04-28T20-40-23-03-00/630_360_1682663827-9401.jpeg" xlink:type="simple" xlink:show="embed" xlink:actuate="onLoad" draw:mime-type="image/jpeg"/>
</draw:frame>
</text:a>
</text:p>
      <text:p text:style-name="P4">
Як повідомляв Укрінформ, удосвіта загарбники обстріляли Умань крилатимиракетами. В одній дев'ятиповерхівці повністю зруйновано під'їзд, загаломпостраждали 10 будинків.</text:p>
      <text:p text:style-name="P4">
За останніми даними, кількість загиблих унаслідок ракетного удару російськихвійськових по 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 Серед них – четверо дітей.</text:p>
      <text:p text:style-name="P4">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На вихідних Україні прогнозують нічні заморозки, вдень прогріє до +18°</text:span>
</text:h>
      <text:p text:style-name="P4">
Authors: Ukrinform (Person)</text:p>
      <text:p text:style-name="P4">
Publisher: Укринформ (Organization)</text:p>
      <text:p text:style-name="P4">
Published Time: 2023-04-28T20:59:00+03:00</text:p>
      <text:p text:style-name="P4">
Modified Time: 2023-04-28T20:59:00+03:00</text:p>
      <text:p text:style-name="P4">
Description: На вихідних 29-30 квітня на мешканців практично всіх областей України очікують затягнуте хмарами небо, дощі, грози та нічні заморозки. — Укрінформ.</text:p>
      <text:p text:style-name="P4">
Images: ["<text:a xlink:type="simple" xlink:href="https://static.ukrinform.com/photos/2023_04/thumb_files/630_360_1682260029-665.jpg" text:style-name="Internet_20_link" text:visited-style-name="Visited_20_Internet_20_Link">
630_360_16822...</text:a>
"]</text:p>
      <text:p text:style-name="P4">
Tags: ['Дощ', 'Погода', 'Тепло', 'Весна', 'Заморозки']</text:p>
      <text:p text:style-name="P4">
Type: Article</text:p>
      <!--METADATA-->
      <text:p text:style-name="P4">
<draw:frame draw:style-name="fr1" draw:name="Image276" text:anchor-type="as-char" svg:width="6.9236in" svg:height="3.956343in" draw:z-index="0">
<draw:image xlink:href="../Images/yкринформ/2023-04-28T20-59-00-03-00/630_360_1682260029-665.jpg" xlink:type="simple" xlink:show="embed" xlink:actuate="onLoad" draw:mime-type="image/jpeg"/>
</draw:frame>
 Навихідних 29-30 квітня на мешканців практично всіх областей України очікуютьзатягнуте хмарами небо, дощі, грози та нічні заморозки.</text:p>
      <text:p text:style-name="P4">
Про це Укрінформу повідомили в Sinoptik.ua.</text:p>
      <text:p text:style-name="P4">
За даними синоптиків, у суботу, 29 квітня, в більшості регіонів буде хмарно зпроясненнями. На заході країни пройдуть невеликі дощі, на сході та південномусході очікуються помірні дощі з грозами. Середня температура повітря вдень вУкраїні становитиме близько +13…+16 °С. Уночі в <text:a xlink:type="simple" xlink:href="http://ua.sinoptik.ua/%D0%BF%D0%BE%D0%B3%D0%BE%D0%B4%D0%B0-%D0%B4%D0%BD%D1%96%D0%BF%D1%80%D0%BE" text:style-name="Internet_20_link" text:visited-style-name="Visited_20_Internet_20_Link">
</text:a>
, східних та південно-східних областях термометри покажуть від +5 до +12 °С, аось у західні, центральні та північні області прийдуть заморозки до -3 °С,тому варто заздалегідь укрити рослини в саду та на городі.</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span text:style-name="T4">
кліматологи</text:span>
 </text:a>
</text:p>
      <text:p text:style-name="P4">
У неділю, 30 квітня, погода буде хмарною, середня денна температура повітря убільшості областей становитиме +12…+14 °С. Найтепліше буде в Одеській іМиколаївській областях, на Волині та Закарпатті — +16…+18 °С. Уночі в <text:a xlink:type="simple" xlink:href="https://ua.sinoptik.ua/%D0%BF%D0%BE%D0%B3%D0%BE%D0%B4%D0%B0-%D0%BA%D0%B8%D1%97%D0%B2" text:style-name="Internet_20_link" text:visited-style-name="Visited_20_Internet_20_Link">
</text:a>
, північних та центральних регіонах очікуються заморозки. Невеликі дощіпройдуть у західних, східних та південних областях.</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понеділок, 1 травня, <text:a xlink:type="simple" xlink:href="https://www.ukrinform.ua/tag-dos" text:style-name="Internet_20_link" text:visited-style-name="Visited_20_Internet_20_Link">
 </text:a>
 на сході, півдніта в центрі країни. При цьому у східних та центральних областях погода напочатку тижня буде прохолодною — до +13…+16 °С, на півдні, півночі та заходіповітря прогріється до комфортних +17…+19 °С, а на Закарпатті та Буковині — до+21 °С.</text:p>
      <text:p text:style-name="P4">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На західних ділянках кордону проводиться спільна спеціальна прикордонна операція «Захід-2023»</text:span>
</text:h>
      <text:p text:style-name="P4">
Author: ['АРМІЯINFORM']</text:p>
      <text:p text:style-name="P4">
Time: 2023-04-28T21:00:00-04:00</text:p>
      <text:p text:style-name="P4">
Description: Про це повідомляє Державна прикордонна служба України.    Операція буде проход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7_103150_1682580710.jpg" text:style-name="Internet_20_link" text:visited-style-name="Visited_20_Internet_20_Link">
news_20230427_103150_1682580710.jpg</text:a>
']</text:p>
      <text:p text:style-name="P4">
Tags: ['STOPRUSSIA', 'АГРЕСІЯ РФ', 'ВІЙНА', 'ВТОРГНЕННЯ РФ', 'ДЕРЖПРИКОРДОНСЛУЖБА', 'ЗАХІД-2023']</text:p>
      <text:p text:style-name="P4">
Category: News</text:p>
      <!--METADATA-->
      <text:p text:style-name="P4">
<draw:frame draw:style-name="fr1" draw:name="Image277" text:anchor-type="as-char" svg:width="6.9236in" svg:height="4.615733in" draw:z-index="0">
<draw:image xlink:href="../Images/AРМІЯINFORM/2023-04-28T21-00-00-04-00/news_20230427_103150_1682580710.jpg" xlink:type="simple" xlink:show="embed" xlink:actuate="onLoad" draw:mime-type="image/jpeg"/>
</draw:frame>
</text:p>
      <text:p text:style-name="P4">
Про це <text:a xlink:type="simple" xlink:href="https://dpsu.gov.ua/ua/news/Na-zahidnih-dilyankah-kordonu-provoditsya-spilna-specialna-prikordonna-operaciya-Zahid-2023/" text:style-name="Internet_20_link" text:visited-style-name="Visited_20_Internet_20_Link">
повідомляє</text:a>
 Державнаприкордонна служба України.</text:p>
      <text:p text:style-name="P4">
Операція буде проходити впродовж двох місяців у межах Закарпатської таЧернівецької областей.</text:p>
      <text:p text:style-name="P4">
Наразі завершився підготовчий етап, який тривав з 20 по 27 квітня, тарозпочалася активна фаза проведення спільної спеціальної прикордонної операції«Захід-2023».</text:p>
      <text:p text:style-name="P4">
Заходи організовано за ініціативи Держприкордонслужби з метою протидіїактивізації протиправної діяльності на державному кордоні, нарощування зусильв охороні державного кордону, посилення контролю за дотриманням режимудержавного кордону та прикордонного режиму. А також стабілізації обстановки наділянках відповідальності прикордонних загонів, адекватного впливу на їїрозвиток та вдосконалення оперативно-службової діяльності.</text:p>
      <text:p text:style-name="P4">
Спецоперація буде проводитися Мукачівським, Чопським та Чернівецькимприкордонними загонами у взаємодії зі співробітниками Національної гвардіїУкраїни, підрозділами Національної поліції та Служби безпеки України,територіальними підрозділами комплектування та соціальної підтримки, органамидержавної влади та місцевого самоврядування із активним залученням відомчоїпілотованої та безпілотної авіації.</text:p>
      <text:p text:style-name="P4">
В рамках операції здійснюватиметься посилення контролю за дотриманням режимудержавного кордону та прикордонного режиму.</text:p>
      <text:p text:style-name="P4">
Source: <text:a xlink:type="simple" xlink:href="https://armyinform.com.ua/2023/04/28/na-zahidnyh-dilyankah-kordonu-provodytsya-spilna-speczialna-prykordonna-operacziya-zahid-2023/" text:style-name="Internet_20_link" text:visited-style-name="Visited_20_Internet_20_Link">
https://armyinform.com.ua/2023/04/28/na-zahidnyh-dilyankah-kordonu-provodytsya-spilna-speczialna-prykordonna-operacziya-zahid-2023/</text:a>
</text:p>
      <!--NEWS-->
      <text:h text:style-name="P10" text:outline-level="1">
<text:span text:style-name="T4">
На Чернігівщині залишаються підтопленими близько 450 домогосподарств</text:span>
</text:h>
      <text:p text:style-name="P4">
Authors: Ukrinform (Person)</text:p>
      <text:p text:style-name="P4">
Publisher: Укринформ (Organization)</text:p>
      <text:p text:style-name="P4">
Published Time: 2023-04-28T21:10:51+03:00</text:p>
      <text:p text:style-name="P4">
Modified Time: 2023-04-28T21:10:51+03:00</text:p>
      <text:p text:style-name="P4">
Description: На Чернігівщині залишаються підтопленими близько 450 домогосподарств. Також спостерігається зниження рівня води в річках в районах області. — Укрінформ.</text:p>
      <text:p text:style-name="P4">
Images: ["<text:a xlink:type="simple" xlink:href="https://static.ukrinform.com/photos/2023_04/thumb_files/630_360_1682705413-154.jpg" text:style-name="Internet_20_link" text:visited-style-name="Visited_20_Internet_20_Link">
630_360_16827...</text:a>
"]</text:p>
      <text:p text:style-name="P4">
Tags: ['Повінь', 'Чернігівщина', 'Єдині новини', 'Водопілля']</text:p>
      <text:p text:style-name="P4">
Type: Article</text:p>
      <!--METADATA-->
      <text:p text:style-name="P4">
<draw:frame draw:style-name="fr1" draw:name="Image278" text:anchor-type="as-char" svg:width="6.9236in" svg:height="3.956343in" draw:z-index="0">
<draw:image xlink:href="../Images/yкринформ/2023-04-28T21-10-51-03-00/630_360_1682705413-154.jpg" xlink:type="simple" xlink:show="embed" xlink:actuate="onLoad" draw:mime-type="image/jpeg"/>
</draw:frame>
 НаЧернігівщині залишаються підтопленими близько 450 домогосподарств. Такожспостерігається зниження рівня води в річках в районах області.</text:p>
      <text:p text:style-name="P4">
Про це повідомив під час національного телемарафону “Єдині новини” начальникЧернігівскої ОВА Дмитро Брижинський, передає Укрінформ.</text:p>
      <text:p text:style-name="P4">
“Всього по <text:a xlink:type="simple" xlink:href="https://www.ukrinform.ua/tag-cernigivsina" text:style-name="Internet_20_link" text:visited-style-name="Visited_20_Internet_20_Link">
 </text:a>
 зараз залишаютьсяпідтопленими близько 450 домогосподарств, по Чернігову підтопленихдомогосподарств немає. Сьогодні відмічається підняття рівня води в межахміського пляжу плюс 7 см, в інших районах області відмічається зниження рівняводи, тому ми очікуємо, що найближчими днями почнеться зниження рівня води вДесні навколо міста”, - розповів Брижинський.</text:p>
      <text:p text:style-name="P4">
<text:span text:style-name="T4">
Читайте також:</text:span>
 <text:a xlink:type="simple" xlink:href="https://www.ukrinform.ua/rubric-regions/3702086-na-kiivsini-sposterigaetsa-spad-vodi-ova.html" text:style-name="Internet_20_link" text:visited-style-name="Visited_20_Internet_20_Link">
 <text:span text:style-name="T4">
води</text:span>
 </text:a>
</text:p>
      <text:p text:style-name="P4">
Начальник ОВА також поінформував про причини водопілля на Чернігівщині. Найого думку, на Чернігівщині це залежить від загального рівня води в річках імає природний характер.</text:p>
      <text:p text:style-name="P4">
Як повідомляв Укрінформ, станом на ранок 28 квітня в Україні <text:a xlink:type="simple" xlink:href="https://www.ukrinform.ua/rubric-regions/3701876-vodopilla-u-semi-oblastah-zalisautsa-pidtoplenna.html" text:style-name="Internet_20_link" text:visited-style-name="Visited_20_Internet_20_Link">
</text:a>
</text:p>
      <text:p text:style-name="P4">
<text:span text:style-name="T5">
Фото ілюстративне: ДСНС</text:span>
</text:p>
      <text:p text:style-name="P4">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На Житомирщині ще дві парафії московського патріархату перейшли до ПЦУ</text:span>
</text:h>
      <text:p text:style-name="P4">
Authors: Ukrinform (Person)</text:p>
      <text:p text:style-name="P4">
Publisher: Укринформ (Organization)</text:p>
      <text:p text:style-name="P4">
Published Time: 2023-04-28T21:17:00+03:00</text:p>
      <text:p text:style-name="P4">
Modified Time: 2023-04-28T21:17:00+03:00</text:p>
      <text:p text:style-name="P4">
Description: На Житомирщині до Православної церкви України перейшли релігійні громади сіл Пилипівка та П’ятка, які раніше підпорядковувалися УПЦ московського патріархату. — Укрінформ.</text:p>
      <text:p text:style-name="P4">
Images: ["<text:a xlink:type="simple" xlink:href="https://static.ukrinform.com/photos/2023_04/thumb_files/630_360_1682705518-685.jpg" text:style-name="Internet_20_link" text:visited-style-name="Visited_20_Internet_20_Link">
630_360_16827...</text:a>
"]</text:p>
      <text:p text:style-name="P4">
Tags: ['УПЦ МП', 'Житомирщина', 'Православна церква України']</text:p>
      <text:p text:style-name="P4">
Type: Article</text:p>
      <!--METADATA-->
      <text:p text:style-name="P4">
<draw:frame draw:style-name="fr1" draw:name="Image279" text:anchor-type="as-char" svg:width="6.9236in" svg:height="3.956343in" draw:z-index="0">
<draw:image xlink:href="../Images/yкринформ/2023-04-28T21-17-00-03-00/630_360_1682705518-685.jpg" xlink:type="simple" xlink:show="embed" xlink:actuate="onLoad" draw:mime-type="image/jpeg"/>
</draw:frame>
 НаЖитомирщині до Православної церкви України перейшли релігійні громади сілПилипівка та П’ятка, які раніше підпорядковувалися УПЦ московськогопатріархату.</text:p>
      <text:p text:style-name="P4">
Про це у <text:a xlink:type="simple" xlink:href="https://www.facebook.com/story.php" text:style-name="Internet_20_link" text:visited-style-name="Visited_20_Internet_20_Link">
</text:a>
повідомив керуючий Житомирсько-Овруцькою єпархією ПЦУ, єпископ Житомирський іОвруцький Паїсій.</text:p>
      <text:p text:style-name="P4">
«28 квітня 2023 року в Єпархіальному управлінні Житомирсько-Овруцької єпархіївідбулася робоча зустріч із представниками Свято-Успенської релігійної громадис.Пилипівка та Свято-Воскресенської громади с.П’ятка московськогопатріархату... Громади вирішили приєднатися до <text:a xlink:type="simple" xlink:href="https://www.ukrinform.ua/tag-pravoslavna-cerkva-ukraini" text:style-name="Internet_20_link" text:visited-style-name="Visited_20_Internet_20_Link">
</text:a>
 після проведеннязагальних зборів», - йдеться у повідомленні.</text:p>
      <text:p text:style-name="P4">
<text:span text:style-name="T4">
Читайте також:</text:span>
 <text:a xlink:type="simple" xlink:href="https://www.ukrinform.ua/rubric-regions/3701409-na-hmelniccini-se-odna-parafia-perejsla-do-pcu.html" text:style-name="Internet_20_link" text:visited-style-name="Visited_20_Internet_20_Link">
 <text:span text:style-name="T4">
ПЦУ</text:span>
 </text:a>
</text:p>
      <text:p text:style-name="P4">
Настоятель обох парафій залишився у єдності з московським патріархатом.</text:p>
      <text:p text:style-name="P4">
Як повідомляв Укрінформ, <text:a xlink:type="simple" xlink:href="https://www.ukrinform.ua/rubric-regions/3701447-u-zitomirskij-oblasti-zaboronili-dialnist-upc-mp-v-oblasti.html" text:style-name="Internet_20_link" text:visited-style-name="Visited_20_Internet_20_Link">
 </text:a>
 діяльність УПЦ МП на території області.</text:p>
      <text:p text:style-name="P4">
<text:span text:style-name="T5">
Фото: Παΐσιος Επίσκοπος, Facebook</text:span>
</text:p>
      <text:p text:style-name="P4">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Сили оборони знищили три російські БМП і танк</text:span>
</text:h>
      <text:p text:style-name="P4">
Authors: Ukrinform (Person)</text:p>
      <text:p text:style-name="P4">
Publisher: Укринформ (Organization)</text:p>
      <text:p text:style-name="P4">
Published Time: 2023-04-28T21:18:00+03:00</text:p>
      <text:p text:style-name="P4">
Modified Time: 2023-04-28T21:18:00+03:00</text:p>
      <text:p text:style-name="P4">
Description: Збройні сили України знищили три БМП і танк російських загарбників.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ЗСУ', 'Війна з росією', '#stoprussia']</text:p>
      <text:p text:style-name="P4">
Type: Article</text:p>
      <!--METADATA-->
      <text:p text:style-name="P4">
<draw:frame draw:style-name="fr1" draw:name="Image280" text:anchor-type="as-char" svg:width="6.9236in" svg:height="3.956343in" draw:z-index="0">
<draw:image xlink:href="../Images/yкринформ/2023-04-28T21-18-00-03-00/630_360_1663863368-624.jpg" xlink:type="simple" xlink:show="embed" xlink:actuate="onLoad" draw:mime-type="image/jpeg"/>
</draw:frame>
 Збройнісили України знищили три БМП і танк російських загарбників.</text:p>
      <text:p text:style-name="P4">
Як передає Укрінформ, про це Сухопутні війська Збройних сил Україниповідомляють у <text:a xlink:type="simple" xlink:href="https://t.me/landforcesofukraine/8629" text:style-name="Internet_20_link" text:visited-style-name="Visited_20_Internet_20_Link">
 </text:a>
 , оприлюднившивідповідне відео.</text:p>
      <text:p text:style-name="P4">
_Відео:<text:a xlink:type="simple" xlink:href="https://www.facebook.com/watch/" text:style-name="Internet_20_link" text:visited-style-name="Visited_20_Internet_20_Link">
 </text:a>
 _</text:p>
      <text:p text:style-name="P4">
«Знищенно три ворожі БМП та танк росіян. Спільна робота артилеристівВеликокнязівської бригади та 25-ї окремої повітрянодесантної Січеславськоїбригади», - ідеться в повідомленні.</text:p>
      <text:p text:style-name="P4">
<text:span text:style-name="T4">
Читайте також:</text:span>
 <text:a xlink:type="simple" xlink:href="https://www.ukrinform.ua/rubric-ato/3701828-sili-oboroni-znisili-vze-189-460-rosian.html" text:style-name="Internet_20_link" text:visited-style-name="Visited_20_Internet_20_Link">
 <text:span text:style-name="T4">
знищили</text:span>
 </text:a>
</text:p>
      <text:p text:style-name="P4">
Як повідомляв Укрінформ, у Луганській області десантники <text:a xlink:type="simple" xlink:href="https://www.ukrinform.ua/rubric-ato/3701910-desantniki-pokazali-rosijski-bmp-zniseni-na-lugansini.html" text:style-name="Internet_20_link" text:visited-style-name="Visited_20_Internet_20_Link">
</text:a>
 .</text:p>
      <text:p text:style-name="P4">
<text:span text:style-name="T5">
Фото ілюстративне: Генштаб ЗСУ</text:span>
</text:p>
      <text:p text:style-name="P4">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ООН могла б організувати місію щодо повернення депортованих українських дітей - Лубінець</text:span>
</text:h>
      <text:p text:style-name="P4">
Authors: Ukrinform (Person)</text:p>
      <text:p text:style-name="P4">
Publisher: Укринформ (Organization)</text:p>
      <text:p text:style-name="P4">
Published Time: 2023-04-28T21:29:00+03:00</text:p>
      <text:p text:style-name="P4">
Modified Time: 2023-04-28T21:29:00+03:00</text:p>
      <text:p text:style-name="P4">
Description: </text:p>
      <text:p text:style-name="P4">
Організація Об’єднаних Націй могла би створити місію, яка би їздила в рф і забирала у росіян депортованих українських дітей. — Укрінформ.</text:p>
      <text:p text:style-name="P4">
Images: ["<text:a xlink:type="simple" xlink:href="https://static.ukrinform.com/photos/2022_05/thumb_files/630_360_1652173617-173.jpg" text:style-name="Internet_20_link" text:visited-style-name="Visited_20_Internet_20_Link">
630_360_16521...</text:a>
"]</text:p>
      <text:p text:style-name="P4">
Tags: ['Депортація', 'Діти', 'ООН', 'Війна з росією', 'Дмитро Лубінець', 'Єдині новини']</text:p>
      <text:p text:style-name="P4">
Type: Article</text:p>
      <!--METADATA-->
      <text:p text:style-name="P4">
<draw:frame draw:style-name="fr1" draw:name="Image281" text:anchor-type="as-char" svg:width="6.9236in" svg:height="3.956343in" draw:z-index="0">
<draw:image xlink:href="../Images/yкринформ/2023-04-28T21-29-00-03-00/630_360_1652173617-173.jpg" xlink:type="simple" xlink:show="embed" xlink:actuate="onLoad" draw:mime-type="image/jpeg"/>
</draw:frame>
Організація Об’єднаних Націй могла би створити місію, яка би їздила в рф ізабирала у росіян депортованих українських дітей.</text:p>
      <text:p text:style-name="P4">
Про це в ефірі телемарафону «Єдині новини» заявив Уповноважений Верховної РадиУкраїни з прав людини Дмитро Лубінець, відповідаючи на питання, чи збираєтьсяООН реагувати на депортацію українських дітей, передає кореспондентУкрінформу.</text:p>
      <text:p text:style-name="P4">
«Ми хотіли і хочемо, щоб <text:a xlink:type="simple" xlink:href="https://www.ukrinform.ua/tag-oon" text:style-name="Internet_20_link" text:visited-style-name="Visited_20_Internet_20_Link">
 </text:a>
 створила дієвиймеханізм. Це (може бути – ред.), наприклад, якась місія, яка їде (до росіян –ред.) і фізично забирає наших українських дітей. Якщо рф не допускатиме цюмісію - тоді, напевно, прийшов давно час піднімати питання виключення рф з, якмінімум, Радбезу ООН, як максимум – взагалі з лав цієї організації», - сказавЛубінець.</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span text:style-name="T4">
дітей</text:span>
 </text:a>
</text:p>
      <text:p text:style-name="P4">
Відповідаючи на питання щодо визнання ПАРЄ геноцидом депортацію танасильницьке переміщення українських дітей на територію рф, омбудсман сказав,що ПАРЄ – це приклад міжнародної організації, яка не боїться не тількипорушувати певні питання та обговорювати їх, а і приймати відповіднірезолюції.</text:p>
      <text:p text:style-name="P4">
Як повідомлялося, 27 квітня <text:a xlink:type="simple" xlink:href="https://www.ukrinform.ua/rubric-ato/3701663-pare-viznala-genocidom-deportaciu-ukrainskih-ditej-do-rosii.html" text:style-name="Internet_20_link" text:visited-style-name="Visited_20_Internet_20_Link">
 </text:a>
та закликала Міжнародний кримінальний суд розглянути можливість кримінальногопереслідування за цей злочин.</text:p>
      <text:p text:style-name="P4">
<text:span text:style-name="T4">
Читайте також:</text:span>
 <text:a xlink:type="simple" xlink:href="https://www.ukrinform.ua/rubric-ato/3702175-dla-podolanna-naslidkiv-deportacii-ditej-z-ukraini-znadoblatsa-roki-watchlist.html" text:style-name="Internet_20_link" text:visited-style-name="Visited_20_Internet_20_Link">
 <text:span text:style-name="T4">
дітей</text:span>
 </text:a>
</text:p>
      <text:p text:style-name="P4">
28 квітня Президент України Володимир Зеленський заявив, що з поверненнямдепортованих дітей поки що Україні допомагає тільки Україна.</text:p>
      <text:p text:style-name="P4">
Зі свого боку Лубінець заявив, що <text:a xlink:type="simple" xlink:href="https://www.ukrinform.ua/rubric-ato/3702216-lubinec-v-oon-nagadav-so-rosia-deportue-ukrainskih-ditej-z-2014-roku.html" text:style-name="Internet_20_link" text:visited-style-name="Visited_20_Internet_20_Link">
 </text:a>
 .</text:p>
      <text:p text:style-name="P4">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Пенальті Ярмоленка не допомогли «Аль-Айну» Реброва вийти у фінал Кубка президента ОАЕ</text:span>
</text:h>
      <text:p text:style-name="P4">
Authors: Ukrinform (Person)</text:p>
      <text:p text:style-name="P4">
Publisher: Укринформ (Organization)</text:p>
      <text:p text:style-name="P4">
Published Time: 2023-04-28T21:30:24+03:00</text:p>
      <text:p text:style-name="P4">
Modified Time: 2023-04-28T21:30:24+03:00</text:p>
      <text:p text:style-name="P4">
Description: Футбольний клуб «Аль-Айн» капітана збірної України Андрія Ярмоленка, який тренує український фахівець Сергій Ребров, у фіналі Кубка президента Об'єднаних Арабських Еміратів (ОАЕ) програв у серії післяматчевих пенальті команді «Аль-Шаржа». — Укрінформ.</text:p>
      <text:p text:style-name="P4">
Images: ["<text:a xlink:type="simple" xlink:href="https://static.ukrinform.com/photos/2023_04/thumb_files/630_360_1682706491-528.jpg" text:style-name="Internet_20_link" text:visited-style-name="Visited_20_Internet_20_Link">
630_360_16827...</text:a>
"]</text:p>
      <text:p text:style-name="P4">
Tags: ['Ярмоленко', 'Футбол']</text:p>
      <text:p text:style-name="P4">
Type: Article</text:p>
      <!--METADATA-->
      <text:p text:style-name="P4">
<draw:frame draw:style-name="fr1" draw:name="Image282" text:anchor-type="as-char" svg:width="6.9236in" svg:height="3.956343in" draw:z-index="0">
<draw:image xlink:href="../Images/yкринформ/2023-04-28T21-30-24-03-00/630_360_1682706491-528.jpg" xlink:type="simple" xlink:show="embed" xlink:actuate="onLoad" draw:mime-type="image/jpeg"/>
</draw:frame>
 Футбольнийклуб «Аль-Айн» капітана збірної України Андрія Ярмоленка, який тренуєукраїнський фахівець Сергій Ребров, у фіналі Кубка президента Об'єднанихАрабських Еміратів (ОАЕ) програв у серії післяматчевих пенальті команді «Аль-Шаржа».</text:p>
      <text:p text:style-name="P4">
Як повідомляє Українська асоціація футболу ( <text:a xlink:type="simple" xlink:href="https://uaf.ua/article/48131" text:style-name="Internet_20_link" text:visited-style-name="Visited_20_Internet_20_Link">
 </text:a>
), Ярмоленко вийшов на поле у стартовому складі й дограв до самого кінцядвобою, який завершився перемогою суперника команди українців у дуже тривалійсерії післяматчевих пенальті - 13:12 після того, як в ігровий час булозафіксовано нічию - 1:1, передає Укрінформ.</text:p>
      <text:p text:style-name="P4">
<text:span text:style-name="T4">
Читайте також:</text:span>
 <text:a xlink:type="simple" xlink:href="https://www.ukrinform.ua/rubric-sports/3692245-alajn-armolenka-zigrav-uniciu-u-persomu-pivfinali-kubka-prezidenta-oae.html" text:style-name="Internet_20_link" text:visited-style-name="Visited_20_Internet_20_Link">
 <text:span text:style-name="T4">
Ярмоленка</text:span>
 </text:a>
</text:p>
      <text:p text:style-name="P4">
Зауважимо, що Ярмоленко двічі реалізовував свої удари з 11-ї позначки у серіїпенальті.</text:p>
      <text:p text:style-name="P4">
Фото: ФК «Аль-Айн».</text:p>
      <text:p text:style-name="P4">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США про ракетний удар по Україні: Зробимо все, аби притягти росію до відповідальності</text:span>
</text:h>
      <text:p text:style-name="P4">
Authors: Ukrinform (Person)</text:p>
      <text:p text:style-name="P4">
Publisher: Укринформ (Organization)</text:p>
      <text:p text:style-name="P4">
Published Time: 2023-04-28T21:32:00+03:00</text:p>
      <text:p text:style-name="P4">
Modified Time: 2023-04-28T21:32:00+03:00</text:p>
      <text:p text:style-name="P4">
Description: Уряд США налаштований продовжувати всеохоплюючу підтримку України в умовах збройної агресії росії, а також проводити подальшу роботу, спрямовану на притягнення рф до відповідальності за її воєнні злочин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ійна з росією', 'Ракетний удар']</text:p>
      <text:p text:style-name="P4">
Type: Article</text:p>
      <!--METADATA-->
      <text:p text:style-name="P4">
<draw:frame draw:style-name="fr1" draw:name="Image283" text:anchor-type="as-char" svg:width="6.9236in" svg:height="3.956343in" draw:z-index="0">
<draw:image xlink:href="../Images/yкринформ/2023-04-28T21-32-00-03-00/630_360_1666031974-150.jpg" xlink:type="simple" xlink:show="embed" xlink:actuate="onLoad" draw:mime-type="image/jpeg"/>
</draw:frame>
 Уряд СШАналаштований продовжувати всеохоплюючу підтримку України в умовах збройноїагресії росії, а також проводити подальшу роботу, спрямовану на притягнення рфдо відповідальності за її воєнні злочини.</text:p>
      <text:p text:style-name="P4">
Так прокоментував позицію офіційного Вашингтона в п’ятницю щодо останньоїракетної атаки рф по Україні заступник речника Держдепартаменту США ВедантПател, передає власний кореспондент Укрінформу.</text:p>
      <text:p text:style-name="P4">
«Це ще один приклад у довгому переліку свідчень нахабної зневаги росієюукраїнського цивільного населення та життів українців», - сказав представникзовнішньополітичного відомства <text:a xlink:type="simple" xlink:href="https://www.ukrinform.ua/tag-ssa" text:style-name="Internet_20_link" text:visited-style-name="Visited_20_Internet_20_Link">
 </text:a>
 .</text:p>
      <text:p text:style-name="P4">
Він підкреслив, що американська сторона, зі свого боку, робитиме все, щобиросія не уникла покарання.</text:p>
      <text:p text:style-name="P4">
<text:span text:style-name="T4">
Читайте також:</text:span>
 <text:a xlink:type="simple" xlink:href="https://www.ukrinform.ua/rubric-ato/3701851-raketnim-udarom-po-umani-poskodzeni-blizko-10-bagatokvartirnih-budinkiv-zelenskij.html" text:style-name="Internet_20_link" text:visited-style-name="Visited_20_Internet_20_Link">
 <text:span text:style-name="T4">
Ракетним</text:span>
 <text:span text:style-name="T4">
удар</text:span>
 </text:a>
</text:p>
      <text:p text:style-name="P4">
«Сполучені Штати продовжать робити все можливе, щоби підтримати нашихукраїнських партнерів й надалі робитимуть усе можливе, щоби притягнутиросійську федерацію до відповідальності»,- наголосив офіційний представникДерждепартаменту США.</text:p>
      <text:p text:style-name="P4">
Як повідомляв Укрінформ, у п’ятницю російські сили знову атакували Українуракетами й безпілотними літальними апаратами. Напади були націлені на Умань,Дніпро й на Київщину, внаслідок чого зруйновані житлові будинки, є загиблі йпоранені. Сили оборони вранці <text:a xlink:type="simple" xlink:href="https://www.ukrinform.ua/rubric-ato/3701811-sili-oboroni-vranci-znisili-21-iz-23-rosijskih-krilatih-raket-i-dva-bpla-zaluznij.html" text:style-name="Internet_20_link" text:visited-style-name="Visited_20_Internet_20_Link">
 </text:a>
 і два БПЛА.</text:p>
      <text:p text:style-name="P4">
<text:span text:style-name="T4">
Читайте також:</text:span>
 <text:a xlink:type="simple" xlink:href="https://www.ukrinform.ua/rubric-polytics/3701950-v-op-vidpovili-na-dopis-minoboroni-rf-tocno-v-cil-neadekvatnist-nacii-teroristiv.html" text:style-name="Internet_20_link" text:visited-style-name="Visited_20_Internet_20_Link">
 </text:a>
</text:p>
      <text:p text:style-name="P4">
За останніми даними, кількість загиблих унаслідок ракетного удару російськихвійськових по 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 Серед них – четверо дітей.</text:p>
      <text:p text:style-name="P4">
У Дніпрі внаслідок ранкової ракетної атаки 28 квітня <text:a xlink:type="simple" xlink:href="https://www.ukrinform.ua/rubric-regions/3701825-raketna-ataka-na-dnipro-v-ova-rozpovili-detali.html" text:style-name="Internet_20_link" text:visited-style-name="Visited_20_Internet_20_Link">
</text:a>
 , зокрема маленька дитина.</text:p>
      <text:p text:style-name="P4">
<text:span text:style-name="T4">
Читайте також:</text:span>
 <text:a xlink:type="simple" xlink:href="https://www.ukrinform.ua/rubric-polytics/3702059-posol-izrailu-visloviv-spivcutta-rodinam-zagiblih-vid-raketnogo-obstrilu-rf.html" text:style-name="Internet_20_link" text:visited-style-name="Visited_20_Internet_20_Link">
 <text:span text:style-name="T4">
Посол</text:span>
 <text:span text:style-name="T4">
Ізраїлю</text:span>
 </text:a>
</text:p>
      <text:p text:style-name="P4">
Посол США в Україні <text:a xlink:type="simple" xlink:href="https://www.ukrinform.ua/rubric-polytics/3701909-zorstokist-rosii-lise-zmicnue-risucist-ukraini-ta-pidtrimku-ssa-brink.htm" text:style-name="Internet_20_link" text:visited-style-name="Visited_20_Internet_20_Link">
 </text:a>
 у цьому зв’язку заявила, що жорстокість росії лише зміцнюєрішучість України та поглиблює відданість США підтримці України у її боротьбі.</text:p>
      <text:p text:style-name="P4">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росіяни за день обстріляли чотири прикордонні громади Сумщини</text:span>
</text:h>
      <text:p text:style-name="P4">
Authors: Ukrinform (Person)</text:p>
      <text:p text:style-name="P4">
Publisher: Укринформ (Organization)</text:p>
      <text:p text:style-name="P4">
Published Time: 2023-04-28T21:46:00+03:00</text:p>
      <text:p text:style-name="P4">
Modified Time: 2023-04-28T21:46:00+03:00</text:p>
      <text:p text:style-name="P4">
Description: російські війська у п’ятницю обстріляли чотири територіальні громади Сумської області. — Укрінформ.</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Кордон', 'Війна з росією']</text:p>
      <text:p text:style-name="P4">
Type: Article</text:p>
      <!--METADATA-->
      <text:p text:style-name="P4">
<draw:frame draw:style-name="fr1" draw:name="Image284" text:anchor-type="as-char" svg:width="6.9236in" svg:height="3.956343in" draw:z-index="0">
<draw:image xlink:href="../Images/yкринформ/2023-04-28T21-46-00-03-00/630_360_1681058866-765.jpg" xlink:type="simple" xlink:show="embed" xlink:actuate="onLoad" draw:mime-type="image/jpeg"/>
</draw:frame>
 російськівійська у п’ятницю обстріляли чотири територіальні громади Сумської області.</text:p>
      <text:p text:style-name="P4">
Як передає Укрінформ, про це Сумська обласна військова адміністраціяповідомляє у <text:a xlink:type="simple" xlink:href="https://t.me/Sumy_news_ODA/15809" text:style-name="Internet_20_link" text:visited-style-name="Visited_20_Internet_20_Link">
 </text:a>
 .</text:p>
      <text:p text:style-name="P4">
«Протягом дня росіяни здійснили 7 <text:a xlink:type="simple" xlink:href="https://www.ukrinform.ua/tag-obstril" text:style-name="Internet_20_link" text:visited-style-name="Visited_20_Internet_20_Link">
 </text:a>
прикордонних громад - Білопільської, Есманської, Зноб-Новгородської таСередино-Будської. Зафіксовано 58 вибухів», - ідеться в повідомленні.</text:p>
      <text:p text:style-name="P4">
По Білопільській громаді російські загарбники вдарили з міномета - 18 влучаньта АГС - 29 пострілів. Також з квадрокоптера, запущеного з території рф,здійснили скидання двох ВОГ.</text:p>
      <text:p text:style-name="P4">
У Есманській громаді зафіксовано 3 вибухи. По Зноб-Новгородській громаді було4 влучання з міномета.</text:p>
      <text:p text:style-name="P4">
<text:span text:style-name="T4">
Читайте також:</text:span>
 <text:a xlink:type="simple" xlink:href="https://www.ukrinform.ua/rubric-regions/3702203-raketnij-udar-po-umani-kilkist-zagiblih-zrosla-do-23.html" text:style-name="Internet_20_link" text:visited-style-name="Visited_20_Internet_20_Link">
 </text:a>
</text:p>
      <text:p text:style-name="P4">
Крім того, по Середино-Будській громаді з території рф ворог бив з артилерії -2 вибухи.</text:p>
      <text:p text:style-name="P4">
За даними ОВА, в усіх випадках без наслідків.</text:p>
      <text:p text:style-name="P4">
Як повідомляв Укрінформ, 28 квітня російська армія вдарила <text:a xlink:type="simple" xlink:href="https://www.ukrinform.ua/rubric-ato/3702150-rosiani-vdarili-kerovanimi-aviabombami-po-selu-na-cernigivsini.html" text:style-name="Internet_20_link" text:visited-style-name="Visited_20_Internet_20_Link">
</text:a>
 по селу Костобобрів Чернігівськоїобласті, влучивши в житловий сектор.</text:p>
      <text:p text:style-name="P4">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Після ракетного удару по Умані 110 осіб отримали психологічну допомогу</text:span>
</text:h>
      <text:p text:style-name="P4">
Authors: Ukrinform (Person)</text:p>
      <text:p text:style-name="P4">
Publisher: Укринформ (Organization)</text:p>
      <text:p text:style-name="P4">
Published Time: 2023-04-28T21:59:00+03:00</text:p>
      <text:p text:style-name="P4">
Modified Time: 2023-04-28T21:59:00+03:00</text:p>
      <text:p text:style-name="P4">
Description: Після обстрілу росією Умані Черкаської області рятувальникам вдалося евакуювали 70 осіб, ще 110 громадян отримали психологічну допомогу. — Укрінформ.</text:p>
      <text:p text:style-name="P4">
Images: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Tags: ['Черкащина', 'Умань', 'Психолог', 'Війна з росією', 'Ракетний удар']</text:p>
      <text:p text:style-name="P4">
Type: Article</text:p>
      <!--METADATA-->
      <text:p text:style-name="P4">
<draw:frame draw:style-name="fr1" draw:name="Image285" text:anchor-type="as-char" svg:width="6.9236in" svg:height="3.956343in" draw:z-index="0">
<draw:image xlink:href="../Images/yкринформ/2023-04-28T21-59-00-03-00/630_360_1682707970-835.jpg" xlink:type="simple" xlink:show="embed" xlink:actuate="onLoad" draw:mime-type="image/jpeg"/>
</draw:frame>
 Післяобстрілу росією Умані Черкаської області рятувальникам вдалося евакуювали 70осіб, ще 110 громадян отримали психологічну допомогу.</text:p>
      <text:p text:style-name="P4">
Про це у <text:a xlink:type="simple" xlink:href="https://www.facebook.com/permalink.php" text:style-name="Internet_20_link" text:visited-style-name="Visited_20_Internet_20_Link">
</text:a>
поінформував голова Державної служби України з надзвичайних ситуацій СергійКрук, передає Укрінформ.</text:p>
      <text:p text:style-name="P4">
«(Дані щодо Умані – ред.): 17 врятованих життів. 70 громадян рятувальникамвдалося евакувати. Ще 110 осіб - отримали психологічну допомогу», - уточниввін.</text:p>
      <text:p text:style-name="P4">
<draw:frame draw:style-name="fr1" draw:name="Image286" text:anchor-type="as-char" svg:width="6.9236in" svg:height="4.615733in" draw:z-index="0">
<draw:image xlink:href="../Images/yкринформ/2023-04-28T21-59-00-03-00/1682708061-786.jpg" xlink:type="simple" xlink:show="embed" xlink:actuate="onLoad" draw:mime-type="image/jpeg"/>
</draw:frame>
</text:p>
      <text:p text:style-name="P4">
Крук зазначив, що основа ДСНС України - це люди, які фанатично та професійновиконують буденну для них роботу - рятують життя і підтримують людей у важкухвилину, і подякував їм за силу, витримку, відвагу, сміливість і злагодженуроботу.</text:p>
      <text:p text:style-name="P4">
<text:span text:style-name="T4">
Читайте також:</text:span>
 <text:a xlink:type="simple" xlink:href="https://www.ukrinform.ua/rubric-regions/3702061-v-umani-rozgornuli-dnklaboratoriu-dla-identifikacii-zagiblih.html" text:style-name="Internet_20_link" text:visited-style-name="Visited_20_Internet_20_Link">
 <text:span text:style-name="T4">
ДНК</text:span>
 </text:a>
</text:p>
      <text:p text:style-name="P4">
Як повідомлялося, удосвіта загарбники <text:a xlink:type="simple" xlink:href="https://www.ukrinform.ua/rubric-ato/3701792-v-umani-rosijska-raketa-vlucila-u-zitlovu-bagatopoverhivku-pracuut-ratuvalniki.html" text:style-name="Internet_20_link" text:visited-style-name="Visited_20_Internet_20_Link">
 </text:a>
 . У одній дев'ятиповерхівці повністю зруйнованопід'їзд, загалом постраждали 10 будинків.</text:p>
      <text:p text:style-name="P4">
За інформацією МВС, станом на 19:00 кількість загиблих унаслідок <text:a xlink:type="simple" xlink:href="https://www.ukrinform.ua/tag-raketnij-udar" text:style-name="Internet_20_link" text:visited-style-name="Visited_20_Internet_20_Link">
</text:a>
 російських військових пожитловій багатоповерхівці в Умані Черкаської області <text:a xlink:type="simple" xlink:href="https://www.ukrinform.ua/rubric-regions/3702203-raketnij-udar-po-umani-kilkist-zagiblih-zrosla-do-23.html" text:style-name="Internet_20_link" text:visited-style-name="Visited_20_Internet_20_Link">
</text:a>
 .</text:p>
      <text:p text:style-name="P4">
<text:span text:style-name="T5">
Фото: Сергій Крук, Facebook</text:span>
</text:p>
      <text:p text:style-name="P4">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Ветерани України матимуть доступ до єдиного вікна для отримання пільг та послуг</text:span>
</text:h>
      <text:p text:style-name="P4">
Author: ['АРМІЯINFORM']</text:p>
      <text:p text:style-name="P4">
Time: 2023-04-28T22:00:00-04:00</text:p>
      <text:p text:style-name="P4">
Description: Про це повідомляє Мінветеранів.    Інститут помічника ветерана, підтримка ветера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ЕТЕРАН ВІЙНИ', 'ВЕТЕРАНИ АТО/ООС', 'ВІЙНА', 'ВТОРГНЕННЯ РФ', 'МІНВЕТЕРАНІВ']</text:p>
      <text:p text:style-name="P4">
Category: News</text:p>
      <!--METADATA-->
      <text:p text:style-name="P4">
<draw:frame draw:style-name="fr1" draw:name="Image287" text:anchor-type="as-char" svg:width="6.9236in" svg:height="3.954686in" draw:z-index="0">
<draw:image xlink:href="../Images/AРМІЯINFORM/2023-04-28T22-00-00-04-00/630_360_1462927657-8164.jpg" xlink:type="simple" xlink:show="embed" xlink:actuate="onLoad" draw:mime-type="image/jpeg"/>
</draw:frame>
 Ілюстративне фото</text:p>
      <text:p text:style-name="P4">
Про це <text:a xlink:type="simple" xlink:href="https://mva.gov.ua/ua/news/minveteraniv-zaprosilo-predstavnikiv-radi-veteraniv-ukrayini-do-realizaciyi-proyektiv-z-adaptaciyi-zahisnikiv-u-civilnomu-zhitti" text:style-name="Internet_20_link" text:visited-style-name="Visited_20_Internet_20_Link">
повідомляє</text:a>
 Мінветеранів.</text:p>
      <text:p text:style-name="P4">
Інститут помічника ветерана, підтримка ветеранських підприємницьких ініціатив,мотивація для підприємств працевлаштовувати ветеранів, розвиток ветеранськогоспорту — це та багато іншого обговорено під час наради фахівців Мінветеранів зпредставниками Ради ветеранів України з різних регіонів країни.</text:p>
      <text:p text:style-name="P4">
Генеральний директор Директорату стратегічного планування та євроінтеграціїСвітлана Березіна поінформувала про пріоритетні проєкти Міністерства, щорозроблені в межах впровадження системи переходу від військової служби доцивільного життя. Вона закликала представників Ради до плідної взаємодії таактивного залучення до реалізації ініціатив Мінветеранів.</text:p>
      <text:p text:style-name="P4">
«Маємо бути готовими до масового повернення наших Воїнів після здобуттяперемоги у війні та якісної реінтеграції їх до мирного життя у своїх громадах.Впевнена, що в результаті нашої плідної співпраці кожен Захисник та Захисницяматимуть усі спроможності для самореалізації в мирному житті», — наголосилаСвітлана Березіна.</text:p>
      <text:p text:style-name="P4">
Директор Департаменту соціального захисту Мінветеранів Руслан Приходькоповідомив про плани реалізації проєкту «Адмінсервіс «Ветеран». Він передбачаєзапровадження «єдиного вікна» у центрах надання адміністративних послуг зметою підвищення ефективності адміністрування ветеранських потреб,впорядкування процесу отримання ветераном пільг та послуг, які надаються надержавному та місцевому рівнях.</text:p>
      <text:p text:style-name="P4">
Підсумовуючи зустріч, Руслан Приходько наголосив на готовності Мінветеранів доплідної співпраці та комунікації з Радою ветеранів України з метоювпровадження ініціатив, спрямованих на посилення ветеранської політики.</text:p>
      <text:p text:style-name="P4">
Source: <text:a xlink:type="simple" xlink:href="https://armyinform.com.ua/2023/04/28/veterany-ukrayiny-matymut-dostup-do-yedynogo-vikna-dlya-otrymannya-pilg-ta-poslug/" text:style-name="Internet_20_link" text:visited-style-name="Visited_20_Internet_20_Link">
https://armyinform.com.ua/2023/04/28/veterany-ukrayiny-matymut-dostup-do-yedynogo-vikna-dlya-otrymannya-pilg-ta-poslug/</text:a>
</text:p>
      <!--NEWS-->
      <text:h text:style-name="P10" text:outline-level="1">
<text:span text:style-name="T4">
Зеленський: Зупинити терор і врятувати людей можна лише достатньою кількістю зброї</text:span>
</text:h>
      <text:p text:style-name="P4">
Authors: Ukrinform (Person)</text:p>
      <text:p text:style-name="P4">
Publisher: Укринформ (Organization)</text:p>
      <text:p text:style-name="P4">
Published Time: 2023-04-28T22:01:00+03:00</text:p>
      <text:p text:style-name="P4">
Modified Time: 2023-04-28T22:01:00+03:00</text:p>
      <text:p text:style-name="P4">
Description: Україна потребує сучасної авіації, без якої не буває повністю ефективної ППО. Зупинити терор і врятувати людей можна лише достатньою кількістю якісної зброї.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броя', 'Звернення', 'Зеленський', 'Війна з росією', 'ППО']</text:p>
      <text:p text:style-name="P4">
Type: Article</text:p>
      <!--METADATA-->
      <text:p text:style-name="P4">
<draw:frame draw:style-name="fr1" draw:name="Image288" text:anchor-type="as-char" svg:width="6.9236in" svg:height="3.956343in" draw:z-index="0">
<draw:image xlink:href="../Images/yкринформ/2023-04-28T22-01-00-03-00/630_360_1679682020-565.jpeg" xlink:type="simple" xlink:show="embed" xlink:actuate="onLoad" draw:mime-type="image/jpeg"/>
</draw:frame>
 Українапотребує сучасної авіації, без якої не буває повністю ефективної ППО. Зупинититерор і врятувати людей можна лише достатньою кількістю якісної зброї.</text:p>
      <text:p text:style-name="P4">
Про це заявив Президент Володимир Зеленський у вечірньому відеозверненні,текст якого наводить Укрінформ.</text:p>
      <text:p text:style-name="P4">
_Відео:<text:a xlink:type="simple" xlink:href="https://t.me/OP_UA/9362" text:style-name="Internet_20_link" text:visited-style-name="Visited_20_Internet_20_Link">
 </text:a>
 _</text:p>
      <text:p text:style-name="P4">
<text:span text:style-name="T4">
Дорогі українці!</text:span>
</text:p>
      <text:p text:style-name="P4">
Увесь день тривав розбір завалів в Умані, у місці влучання російської ракети.Станом на цей час відомо вже про 23 загиблих, серед них четверо дітей. Моїспівчуття рідним і близьким…</text:p>
      <text:p text:style-name="P4">
Усім, хто був урятований – мешканцям цього будинку, сусідніх будинків, якізачепило, на жаль, вибуховою хвилею, – надається необхідна допомога. Я дякуюкожному й кожній, хто взяв участь у рятувальній операції та підтримуєврятованих людей.</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text:p>
      <text:p text:style-name="P4">
На Дніпропетровщині внаслідок сьогоднішнього ракетного удару загинули двіукраїнки. Мати й донька. Ольга, 92-й рік народження, і Вероніка, 20-й рікнародження. Ще й трьох років цій дитині не виповнилось! Вічна памʼять!..Співчуття родині, співчуття близьким…</text:p>
      <text:p text:style-name="P4">
Сьогодні нашим Повітряним силам вдалося збити більшість російських ракет – 21із 23. Якби не це, державі-терористу вдалося б забрати значно більше жертв,більше життів. І це знову доводить, що зупинити терор і врятувати людей можналише зброєю. ППО, сучасна авіація, без якої не буває повністю ефективної ППО.Артилерія, бронетехніка. Все, що необхідно, щоб дати безпеку нашим містам,нашим селам як у тилу, так і на передовій. Щоб повернути безпеку і нашимлюдям, які поки що, на жаль, на окупованій території. Тимчасово. Нікого неможемо залишити під владою російського зла.</text:p>
      <text:p text:style-name="P4">
Сьогодні в Києві з візитом були Президентка Словаччини, Президент Чехії. Миговорили саме про те, як дати захист усім нашим людям, прискорити відновленнямиру й порядку на всій землі.</text:p>
      <text:p text:style-name="P4">
Я подякував Словаччині і Чехії за підтримку: за надану зброю, політичну тасанкційну допомогу, за підтримку людей, які отримали прихисток у словацьких ічеських громадах.</text:p>
      <text:p text:style-name="P4">
Я окреслив партнерам, які перспективи в нас на полі бою зараз та якоїподальшої допомоги ми потребуємо, щоб пройти увесь цей необхідний шлях.Поінформував про те, що робимо, щоб реалізувати нашу формулу миру, зокрема йпункт про притягнення до відповідальності винних в агресії. Дякую, щоСловаччина та Чехія однаково з нами бачать потребу відновити справедливість іпокарати воєнних злочинців, покарати всіх цих терористів.</text:p>
      <text:p text:style-name="P4">
Підписали Спільну декларацію із Президенткою Словаччини та Президентом Чехіїщодо нашого європейського та євроатлантичного руху.</text:p>
      <text:p text:style-name="P4">
Говорив сьогодні також з Президентом Європейської ради Шарлем Мішелем.Поінформував його про наслідки російської терористичної атаки й подякував йомуза підтримку нашої оборони, нашої економічної, нашої соціальної стійкості.</text:p>
      <text:p text:style-name="P4">
Окремо обговорили з паном Президентом Європейської ради ситуацію навколодеструктивної, на мою думку, заборони окремими державами ввезення нашоїаграрної продукції. Я підкреслюю, що це не лише порушує наявну Угоду проасоціацію між Україною та Євросоюзом, але й дає небезпечну надію Кремлю. Надіюна те, що в нашому спільному європейському домі чиїсь помилкові рішення можутьпанувати над спільними інтересами.</text:p>
      <text:p text:style-name="P4">
Зараз, коли росія порушує свободу торгівлі, намагається заблокувати постачанняаграрної продукції на світовий ринок, точно не час будь-кому слідувати задержавою-злом, робити щось схоже. Треба знайти нормальний, у європейськомудусі, конструктивний вихід із цієї ситуації. непростої. Таке рішення, якевраховувало б інтереси всіх наших країн і Європи загалом. Ми обговорили зпаном Мішелем, як це можна зробити, яке це може бути рішення, і постійноконтактуємо з усіма партнерами.</text:p>
      <text:p text:style-name="P4">
Сьогодні ж відбулася й знакова інвестиційна подія для України – перша великаінвестиція в Україну від початку повномасштабного вторгнення. Обсяг інвестиції– 250 мільйонів доларів, і це лише старт відповідного пакету. Саме зараз, колими ще боремось із російським терором, великий світовий бізнес не лише вірить унашу перемогу, а й підтверджує цю віру своїми багатомільйонними інвестиціями,конкретикою.</text:p>
      <text:p text:style-name="P4">
<text:span text:style-name="T4">
Я дякую всім, хто допомагає Україні!</text:span>
</text:p>
      <text:p text:style-name="P4">
<text:span text:style-name="T4">
Слава всім нашим воїнам, хто зараз у бою, на бойових постах, на бойовихзавданнях! Дякую народу України!</text:span>
</text:p>
      <text:p text:style-name="P4">
<text:span text:style-name="T4">
Слава Україні!</text:span>
</text:p>
      <text:p text:style-name="P4">
<text:span text:style-name="T5">
Фото: ОП</text:span>
</text:p>
      <text:p text:style-name="P4">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Німецька група Bosch продала частину своїх активів у росії</text:span>
</text:h>
      <text:p text:style-name="P4">
Authors: Ukrinform (Person)</text:p>
      <text:p text:style-name="P4">
Publisher: Укринформ (Organization)</text:p>
      <text:p text:style-name="P4">
Published Time: 2023-04-28T22:08:00+03:00</text:p>
      <text:p text:style-name="P4">
Modified Time: 2023-04-28T22:08:00+03:00</text:p>
      <text:p text:style-name="P4">
Description: Німецька технологічна група Bosch заявила, що продала виробничі потужності та адміністративні приміщення на одному зі своїх заводів у росії холдинговій компанії S8 Capital, яка планує зробити ребрендинг потужностей протягом шести місяців. — Укрінформ.</text:p>
      <text:p text:style-name="P4">
Images: ["<text:a xlink:type="simple" xlink:href="https://static.ukrinform.com/photos/2018_02/thumb_files/630_360_1517838537-6946.jpg" text:style-name="Internet_20_link" text:visited-style-name="Visited_20_Internet_20_Link">
630_360_15178...</text:a>
"]</text:p>
      <text:p text:style-name="P4">
Tags: ['Бізнес', 'росія', 'Bosch', 'Продаж']</text:p>
      <text:p text:style-name="P4">
Type: Article</text:p>
      <!--METADATA-->
      <text:p text:style-name="P4">
<draw:frame draw:style-name="fr1" draw:name="Image289" text:anchor-type="as-char" svg:width="6.9236in" svg:height="3.956343in" draw:z-index="0">
<draw:image xlink:href="../Images/yкринформ/2023-04-28T22-08-00-03-00/630_360_1517838537-6946.jpg" xlink:type="simple" xlink:show="embed" xlink:actuate="onLoad" draw:mime-type="image/jpeg"/>
</draw:frame>
 Німецькатехнологічна група Bosch заявила, що продала виробничі потужності таадміністративні приміщення на одному зі своїх заводів у росії холдинговійкомпанії S8 Capital, яка планує зробити ребрендинг потужностей протягом шестимісяців.</text:p>
      <text:p text:style-name="P4">
Як передає Укрінформ, про це повідомляє <text:a xlink:type="simple" xlink:href="https://www.reuters.com/markets/europe/germanys-bosch-sells-some-russian-assets-holding-company-s8-capital-2023-04-28/" text:style-name="Internet_20_link" text:visited-style-name="Visited_20_Internet_20_Link">
</text:a>
 .</text:p>
      <text:p text:style-name="P4">
Десятки компаній вирішили залишити росію або оголосили про плани зробити цепісля того, як 24 лютого минулого року почалася військова агресія росії вУкраїні. Компанія S8 Capital раніше придбала російський бізнес виробникаліфтів Otis Worldwide Corp.</text:p>
      <text:p text:style-name="P4">
S8 Capital повідомила, що угода з Bosch включає 100% частку у трьохпідприємствах Bosch - заводі з виробництва свічок запалювання, заводі звиробництва електроінструментів та виробництві опалювальних котлів уросійському місті енгельс.</text:p>
      <text:p text:style-name="P4">
"Угода завершена й найближчими днями відбудеться офіційна реєстрація новогоакціонера", - сказав Reuters представник Bosch.</text:p>
      <text:p text:style-name="P4">
<text:span text:style-name="T4">
Читайте також:</text:span>
 <text:a xlink:type="simple" xlink:href="https://www.ukrinform.ua/rubric-economy/3698255-odin-z-najbilsih-u-sviti-virobnikiv-silgosptehniki-prodae-biznes-u-rosii.html" text:style-name="Internet_20_link" text:visited-style-name="Visited_20_Internet_20_Link">
 <text:span text:style-name="T4">
Один</text:span>
 <text:span text:style-name="T4">
найбільших</text:span>
 <text:span text:style-name="T4">
світі</text:span>
 <text:span text:style-name="T4">
виробників</text:span>
<text:span text:style-name="T4">
сільгосптехніки</text:span>
 <text:span text:style-name="T4">
продає</text:span>
 <text:span text:style-name="T4">
бізнес</text:span>
 <text:span text:style-name="T4">
росії</text:span>
</text:a>
</text:p>
      <text:p text:style-name="P4">
У компанії Bosch заявили, що санкції, зокрема щодо заводу в енгельсі,перервали більшу частину її <text:a xlink:type="simple" xlink:href="https://www.ukrinform.ua/tag-biznes" text:style-name="Internet_20_link" text:visited-style-name="Visited_20_Internet_20_Link">
 </text:a>
 зросійськими клієнтами в рф.</text:p>
      <text:p text:style-name="P4">
Незабаром після початку війни з Україною компанія Bosch заявила, щопризупинила поставки компонентів для вантажівок російським клієнтам частковочерез ознаки того, що її продукція використовується у нецивільних цілях зпорушенням місцевих контрактів.</text:p>
      <text:p text:style-name="P4">
Bosch, втім досі має два непрацюючих виробничі майданчики у санкт-петербурзіта самарі.</text:p>
      <text:p text:style-name="P4">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Уряд схвалив доступ до ринків публічних закупівель України і ЄС – Шмигаль</text:span>
</text:h>
      <text:p text:style-name="P4">
Authors: Ukrinform (Person)</text:p>
      <text:p text:style-name="P4">
Publisher: Укринформ (Organization)</text:p>
      <text:p text:style-name="P4">
Published Time: 2023-04-28T22:11:00+03:00</text:p>
      <text:p text:style-name="P4">
Modified Time: 2023-04-28T22:11:00+03:00</text:p>
      <text:p text:style-name="P4">
Description: Кабінет міністрів ухвалив рішення Комітету асоціації Україна-ЄС і Ради асоціації про взаємний доступ до ринків публічних закупівель одне одного. — Укрінформ.</text:p>
      <text:p text:style-name="P4">
Images: ["<text:a xlink:type="simple" xlink:href="https://static.ukrinform.com/photos/2023_04/thumb_files/630_360_1682709098-963.jpg" text:style-name="Internet_20_link" text:visited-style-name="Visited_20_Internet_20_Link">
630_360_16827...</text:a>
"]</text:p>
      <text:p text:style-name="P4">
Tags: ['Євросоюз', 'Кабмін', 'Шмигаль', 'Ринок']</text:p>
      <text:p text:style-name="P4">
Type: Article</text:p>
      <!--METADATA-->
      <text:p text:style-name="P4">
<draw:frame draw:style-name="fr1" draw:name="Image290" text:anchor-type="as-char" svg:width="6.9236in" svg:height="3.956343in" draw:z-index="0">
<draw:image xlink:href="../Images/yкринформ/2023-04-28T22-11-00-03-00/630_360_1682709098-963.jpg" xlink:type="simple" xlink:show="embed" xlink:actuate="onLoad" draw:mime-type="image/jpeg"/>
</draw:frame>
 Кабінетміністрів ухвалив рішення Комітету асоціації Україна-ЄС і Ради асоціації провзаємний доступ до ринків публічних закупівель одне одного.</text:p>
      <text:p text:style-name="P4">
Про це у <text:a xlink:type="simple" xlink:href="https://t.me/Denys_Smyhal/5137" text:style-name="Internet_20_link" text:visited-style-name="Visited_20_Internet_20_Link">
 </text:a>
 поінформував Прем’єр-міністрУкраїни Денис Шмигаль, передає Укрінформ.</text:p>
      <text:p text:style-name="P4">
«Робимо важливий крок до членства в ЄС. Синхронізуємо українські таєвропейські стандарти у сфері публічних закупівель. Ухвалили рішення Комітетуасоціації Україна-ЄС та Ради асоціації про взаємний доступ до ринків публічнихзакупівель одне одного», - заявив він.</text:p>
      <text:p text:style-name="P4">
За словами <text:a xlink:type="simple" xlink:href="https://www.ukrinform.ua/tag-smigal" text:style-name="Internet_20_link" text:visited-style-name="Visited_20_Internet_20_Link">
 </text:a>
 , це стосуєтьсяцентральних, регіональних, місцевих органів влади, а також організаційпублічного права України і Євросоюзу.</text:p>
      <text:p text:style-name="P4">
<text:span text:style-name="T4">
Читайте також:</text:span>
 <text:a xlink:type="simple" xlink:href="https://www.ukrinform.ua/rubric-economy/3664177-ukraina-mae-integruvatis-u-rinok-es-ne-cekauci-vstupu-sviridenko.html" text:style-name="Internet_20_link" text:visited-style-name="Visited_20_Internet_20_Link">
 </text:a>
</text:p>
      <text:p text:style-name="P4">
Як повідомлялося, Кабінет Міністрів України ухвалив постанову, яка визначаєсхеми електронної ідентифікації та рівні довіри до засобів електронноїідентифікації відповідно до українського законодавства і з урахуванням вимогЄС.</text:p>
      <text:p text:style-name="P4">
<text:span text:style-name="T5">
Фото: Денис Шмигаль, Телеграм</text:span>
</text:p>
      <text:p text:style-name="P4">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Тільки абсолютне зло може коїти такий терор проти України - Президент про удар по Умані</text:span>
</text:h>
      <text:p text:style-name="P4">
Authors: Ukrinform (Person)</text:p>
      <text:p text:style-name="P4">
Publisher: Укринформ (Organization)</text:p>
      <text:p text:style-name="P4">
Published Time: 2023-04-28T22:20:00+03:00</text:p>
      <text:p text:style-name="P4">
Modified Time: 2023-04-28T22:20:00+03:00</text:p>
      <text:p text:style-name="P4">
Description: Станом на цей час в Умані відомо вже про 23 загиблих, серед них четверо дітей, тільки абсолютне зло може коїти такий терор проти Україн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мань', 'Зеленський', 'Війна з росією', 'Ракетний удар']</text:p>
      <text:p text:style-name="P4">
Type: Article</text:p>
      <!--METADATA-->
      <text:p text:style-name="P4">
<draw:frame draw:style-name="fr1" draw:name="Image291" text:anchor-type="as-char" svg:width="6.9236in" svg:height="3.956343in" draw:z-index="0">
<draw:image xlink:href="../Images/yкринформ/2023-04-28T22-20-00-03-00/630_360_1682451261-591.jpeg" xlink:type="simple" xlink:show="embed" xlink:actuate="onLoad" draw:mime-type="image/jpeg"/>
</draw:frame>
 Станом нацей час в Умані відомо вже про 23 загиблих, серед них четверо дітей, тількиабсолютне зло може коїти такий терор проти України.</text:p>
      <text:p text:style-name="P4">
Про це Президент України заявив у вечірньому <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 передає Укрінформ.</text:p>
      <text:p text:style-name="P4">
_<text:span text:style-name="T4">
Відео</text:span>
 : <text:a xlink:type="simple" xlink:href="https://t.me/OP_UA/9362" text:style-name="Internet_20_link" text:visited-style-name="Visited_20_Internet_20_Link">
 </text:a>
 _</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 - наголосив <text:a xlink:type="simple" xlink:href="https://www.ukrinform.ua/tag-zelenskij" text:style-name="Internet_20_link" text:visited-style-name="Visited_20_Internet_20_Link">
</text:a>
 .</text:p>
      <text:p text:style-name="P4">
Він зазначив, що увесь день тривав розбір завалів в Умані, в місці влучанняросійської ракети.</text:p>
      <text:p text:style-name="P4">
“Станом на цей час відомо вже про 23 загиблих, серед них четверо дітей. Моїспівчуття рідним і близьким”, - сказав Президент.</text:p>
      <text:p text:style-name="P4">
<text:span text:style-name="T4">
Читайте також:</text:span>
 <text:a xlink:type="simple" xlink:href="https://www.ukrinform.ua/rubric-regions/3702269-pisla-raketnogo-udaru-po-umani-110-osib-otrimali-psihologicnu-dopomogu.html" text:style-name="Internet_20_link" text:visited-style-name="Visited_20_Internet_20_Link">
 <text:span text:style-name="T4">
Умані</text:span>
 </text:a>
</text:p>
      <text:p text:style-name="P4">
Глава держави додав, що усім, хто був врятований, – мешканцям цього будинку,сусідніх будинків, які зачепило вибуховою хвилею, – надається необхіднадопомога.</text:p>
      <text:p text:style-name="P4">
Він подякував всім, хто взяв участь у рятувальній операції та підтримуєврятованих людей.</text:p>
      <text:p text:style-name="P4">
Також Зеленський повідомив, що на Дніпропетровщині внаслідок сьогоднішньогоракетного удару загинули дві українки - мати і донька.</text:p>
      <text:p text:style-name="P4">
<text:span text:style-name="T4">
Читайте також:</text:span>
 <text:a xlink:type="simple" xlink:href="https://www.ukrinform.ua/rubric-regions/3702071-zinka-aka-zaginula-u-dnipri-z-ditinou-vid-raketnoi-ataki-rf-ratuvalasa-vid-vijni-v-batkiv.html" text:style-name="Internet_20_link" text:visited-style-name="Visited_20_Internet_20_Link">
 <text:span text:style-name="T4">
Дніпрі</text:span>
 </text:a>
</text:p>
      <text:p text:style-name="P4">
“Ольга – 1992 рік народження, і Вероніка – 2020 рік народження… Ще й трьохроків цій дитині не виповнилось! Вічна пам’ять… Співчуття родині, співчуттяблизьким…” - сказав Президент.</text:p>
      <text:p text:style-name="P4">
Крім того, він підкреслив, що сьогодні нашим Повітряним силам вдалося збитибільшість російських ракет – 21 із 23. Зеленський запевнив: “якби не це –державі-терористу вдалося б забрати значно більше життів - і це знов доводить,що зупинити терор і врятувати людей можна лише зброєю”.</text:p>
      <text:p text:style-name="P4">
<text:span text:style-name="T4">
Читайте також:</text:span>
 <text:a xlink:type="simple" xlink:href="https://www.ukrinform.ua/rubric-ato/3702263-ssa-pro-raketnij-udar-po-ukraini-zrobimo-vse-abi-pritagti-rosiu-do-vidpovidalnosti.html" text:style-name="Internet_20_link" text:visited-style-name="Visited_20_Internet_20_Link">
 </text:a>
</text:p>
      <text:p text:style-name="P4">
“ППО, сучасна авіація, без якої не буває повністю ефективної ППО. Артилерія,бронетехніка. Все, що необхідно, щоб дати безпеку нашим містам, нашим селам яку тилу, так і на передовій. Щоб повернути безпеку і нашим людям, які поки що,на жаль, на окупованій території. Тимчасово. Нікого не можемо залишити підвладою російського зла”, - наголосив глава держави.</text:p>
      <text:p text:style-name="P4">
Як повідомляв Укрінформ, удосвіта загарбники обстріляли Умань крилатимиракетами. В одній дев'ятиповерхівці повністю зруйновано під'їзд, загаломпостраждали 10 будинків.</text:p>
      <text:p text:style-name="P4">
<text:span text:style-name="T5">
Фото: Офіс Президента</text:span>
</text:p>
      <text:p text:style-name="P4">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76% молоді хоче повернутись в Україну з-за кордону</text:span>
</text:h>
      <text:p text:style-name="P4">
Authors: Ukrinform (Person)</text:p>
      <text:p text:style-name="P4">
Publisher: Укринформ (Organization)</text:p>
      <text:p text:style-name="P4">
Published Time: 2023-04-28T22:24:00+03:00</text:p>
      <text:p text:style-name="P4">
Modified Time: 2023-04-28T22:24:00+03:00</text:p>
      <text:p text:style-name="P4">
Description: В Україну хочуть повернутися 76% молодих людей, які через війну перебувають за кордоном. — Укрінформ.</text:p>
      <text:p text:style-name="P4">
Images: ["<text:a xlink:type="simple" xlink:href="https://static.ukrinform.com/photos/2022_03/thumb_files/630_360_1646807090-805.jpg" text:style-name="Internet_20_link" text:visited-style-name="Visited_20_Internet_20_Link">
630_360_16468...</text:a>
"]</text:p>
      <text:p text:style-name="P4">
Tags: ['Опитування', 'Україна', 'Молодь', 'Війна з росією']</text:p>
      <text:p text:style-name="P4">
Type: Article</text:p>
      <!--METADATA-->
      <text:p text:style-name="P4">
<draw:frame draw:style-name="fr1" draw:name="Image292" text:anchor-type="as-char" svg:width="6.9236in" svg:height="3.956343in" draw:z-index="0">
<draw:image xlink:href="../Images/yкринформ/2023-04-28T22-24-00-03-00/630_360_1646807090-805.jpg" xlink:type="simple" xlink:show="embed" xlink:actuate="onLoad" draw:mime-type="image/jpeg"/>
</draw:frame>
 В Українухочуть повернутися 76% молодих людей, які через війну перебувають за кордоном.</text:p>
      <text:p text:style-name="P4">
Про це в Укрінформі під час презентації дослідження "Вплив війни на молодь вУкраїні" повідомив представник ГО "Аналітичний центр Cedos" Іван Вербицький.</text:p>
      <text:p text:style-name="P4">
“76% молоді хотіли б повернутись в Україну, 3% - хотіли б переїхати в іншукраїну, 11% - не хотіли б повертатися в Україну, 2% - не хотіли б повертатися,але хотіли б переїхати всередині країни, в якій зараз знаходяться, 8% - важковідповісти”, - сказав він.</text:p>
      <text:p text:style-name="P4">
<text:span text:style-name="T4">
Читайте також:</text:span>
 <text:a xlink:type="simple" xlink:href="https://www.ukrinform.ua/rubric-society/3691898-perevazna-bilsist-ukrainciv-pozitivno-stavitsa-do-evrosouzu-nato-ta-oon.html" text:style-name="Internet_20_link" text:visited-style-name="Visited_20_Internet_20_Link">
 </text:a>
</text:p>
      <text:p text:style-name="P4">
Вибірка молоді за кордоном становила 405 респондентів віком 14-34 роки.Опитування проводилось з 28 грудня 2022 року по 6 січня 2022 року; задопомогою сервісу таргетованих розсилок повідомлень від Київстар булонадіслано СМС із посиланням на опитувальник.</text:p>
      <text:p text:style-name="P4">
Вибірка репрезентує користувачів Київстар, які виїхали за кордон після 24лютого 2022 року, за країнами проживання, за винятком рф та білорусі.</text:p>
      <text:p text:style-name="P4">
<text:span text:style-name="T4">
Читайте також:</text:span>
 <text:a xlink:type="simple" xlink:href="https://www.ukrinform.ua/rubric-society/3702111-majze-30-ukrainskoi-molodi-skarzatsa-na-pogirsenna-psihicnogo-zdorova.html" text:style-name="Internet_20_link" text:visited-style-name="Visited_20_Internet_20_Link">
 </text:a>
</text:p>
      <text:p text:style-name="P4">
Як повідомляв Укрінформ, після вторгнення <text:a xlink:type="simple" xlink:href="https://www.ukrinform.ua/tag-rosia" text:style-name="Internet_20_link" text:visited-style-name="Visited_20_Internet_20_Link">
 </text:a>
 в Україну у лютому 2022 року ЄС вперше у власній історії активував такзвану Директиву тимчасового захисту для прийому біженців з України, якою вжескористалися <text:span text:style-name="T5">
<text:a xlink:type="simple" xlink:href="https://www.ukrinform.ua/rubric-world/3694561-timcasovim-zahistom-u-es-za-minulij-rik-skoristalisa-38-miljona-ukrainciv-evrostat.html" text:style-name="Internet_20_link" text:visited-style-name="Visited_20_Internet_20_Link">
 </text:a>
</text:span>
</text:p>
      <text:p text:style-name="P4">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В Іспанії четверо джихадистів отримали тюремні строки - планували теракти на російських об'єктах</text:span>
</text:h>
      <text:p text:style-name="P4">
Authors: Ukrinform (Person)</text:p>
      <text:p text:style-name="P4">
Publisher: Укринформ (Organization)</text:p>
      <text:p text:style-name="P4">
Published Time: 2023-04-28T22:29:00+03:00</text:p>
      <text:p text:style-name="P4">
Modified Time: 2023-04-28T22:29:00+03:00</text:p>
      <text:p text:style-name="P4">
Description: Національний суд засудив чотирьох членів терористичного осередку джихадистів у Барселоні, які планували напади у столиці Каталонії, переважно проти російських об'єктів, до восьми та десяти років позбавлення волі. — Укрінформ.</text:p>
      <text:p text:style-name="P4">
Images: ["<text:a xlink:type="simple" xlink:href="https://static.ukrinform.com/photos/2023_04/thumb_files/630_360_1682709702-225.jpg" text:style-name="Internet_20_link" text:visited-style-name="Visited_20_Internet_20_Link">
630_360_16827...</text:a>
"]</text:p>
      <text:p text:style-name="P4">
Tags: ['Іспанія', 'Суд', 'Теракт', 'росія', 'Вирок', 'Джихадист']</text:p>
      <text:p text:style-name="P4">
Type: Article</text:p>
      <!--METADATA-->
      <text:p text:style-name="P4">
<draw:frame draw:style-name="fr1" draw:name="Image293" text:anchor-type="as-char" svg:width="6.9236in" svg:height="3.956343in" draw:z-index="0">
<draw:image xlink:href="../Images/yкринформ/2023-04-28T22-29-00-03-00/630_360_1682709702-225.jpg" xlink:type="simple" xlink:show="embed" xlink:actuate="onLoad" draw:mime-type="image/jpeg"/>
</draw:frame>
Національний суд засудив чотирьох членів терористичного осередку джихадистів уБарселоні, які планували напади у столиці Каталонії, переважно протиросійських об'єктів, до восьми та десяти років позбавлення волі.</text:p>
      <text:p text:style-name="P4">
Як передає Укрінформ, про це повідомляє <text:a xlink:type="simple" xlink:href="https://www.elmundo.es/espana/2023/04/28/644bda28fc6c83224c8b45a3.html" text:style-name="Internet_20_link" text:visited-style-name="Visited_20_Internet_20_Link">
</text:a>
 .</text:p>
      <text:p text:style-name="P4">
Згідно з вироком Другої секції Кримінальної палати лідеру джихадистськогоосередку Раба Хаджерасу призначено десять років позбавлення волі за злочинсприяння та керівництва терористичною групою.</text:p>
      <text:p text:style-name="P4">
Це перший випадок застосування статті 572.1 Кримінального кодексу Іспанії, щопередбачає покарання за подібну поведінку, оскільки до цього часу затримані заджихадизм засуджувалися як звичайні члени "Ісламської держави", без визначеннялідера.</text:p>
      <text:p text:style-name="P4">
Суд засудив до 8 років ув'язнення Омара Негацці, Хатаба Саміра та Лієса Арфуза участь у терористичній організації. Зазначається, що Юнаса Ель Морабіта таХіхема Хамуша суд, навпаки, виправдав за звинуваченням у співпраці зтерористичним угрупуванням.</text:p>
      <text:p text:style-name="P4">
У 172-сторінковому вироку доведено, що Рабех очолював осередок, до якоговходили Омар Негацці, Хатаб Самір та Ліес Арфа.</text:p>
      <text:p text:style-name="P4">
<text:span text:style-name="T4">
Читайте також:</text:span>
 <text:a xlink:type="simple" xlink:href="https://www.ukrinform.ua/rubric-world/3688522-u-belgii-zatrimali-vismoh-pidozruvanih-u-pidgotovci-teraktu.html" text:style-name="Internet_20_link" text:visited-style-name="Visited_20_Internet_20_Link">
 </text:a>
</text:p>
      <text:p text:style-name="P4">
Після отримання необхідної підготовки та ідеологічної згуртованості осередку,"навченого використанню вибухівки та ножів, а також тому, як успішноздійснювати масові напади з метою отримання військових матеріалів", Хаджерасприступив до визначення можливих цілей, особливо російських об'єктів у столиціКаталонії, йдеться у вироку суду.</text:p>
      <text:p text:style-name="P4">
Суд пояснює, що позначення російських об'єктів як цілі не було випадковим табезсистемним, а відповідало принципам діяльності <text:a xlink:type="simple" xlink:href="https://www.ukrinform.ua/tag-idil" text:style-name="Internet_20_link" text:visited-style-name="Visited_20_Internet_20_Link">
</text:a>
 , оскільки речник терористів Абу Мохаммедаль-Аднані вже закликав у липні 2016 року "роздути вогонь священної війни"проти москви.</text:p>
      <text:p text:style-name="P4">
Як повідомляв Укрінформ, <text:a xlink:type="simple" xlink:href="https://www.ukrinform.ua/rubric-world/3702192-posla-rf-u-madridi-viklikali-na-kilim-cerez-ataku-na-urad-ispanii-u-socmerezah.html" text:style-name="Internet_20_link" text:visited-style-name="Visited_20_Internet_20_Link">
 </text:a>
 на знак протесту проти атаки на уряд Іспанії черезсоціальні мережі.</text:p>
      <text:p text:style-name="P4">
<text:span text:style-name="T5">
Фото: EFE</text:span>
</text:p>
      <text:p text:style-name="P4">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Командиру 95-ї бригади ДШВ передали подяку від Зеленського</text:span>
</text:h>
      <text:p text:style-name="P4">
Authors: Ukrinform (Person)</text:p>
      <text:p text:style-name="P4">
Publisher: Укринформ (Organization)</text:p>
      <text:p text:style-name="P4">
Published Time: 2023-04-28T22:30:22+03:00</text:p>
      <text:p text:style-name="P4">
Modified Time: 2023-04-28T22:30:22+03:00</text:p>
      <text:p text:style-name="P4">
Description: Заступниця міністра оборони України Ганна Маляр передала подяку Президента Володимира Зеленського 95-й бригаді Десантно-штурмових військ Збройних сил України. — Укрінформ.</text:p>
      <text:p text:style-name="P4">
Images: ["<text:a xlink:type="simple" xlink:href="https://static.ukrinform.com/photos/2023_04/thumb_files/630_360_1682710195-519.jpg" text:style-name="Internet_20_link" text:visited-style-name="Visited_20_Internet_20_Link">
630_360_16827...</text:a>
"]</text:p>
      <text:p text:style-name="P4">
Tags: ['Міноборони', 'Нагорода', 'Десантники', 'Зеленський']</text:p>
      <text:p text:style-name="P4">
Type: Article</text:p>
      <!--METADATA-->
      <text:p text:style-name="P4">
<draw:frame draw:style-name="fr1" draw:name="Image294" text:anchor-type="as-char" svg:width="6.9236in" svg:height="3.956343in" draw:z-index="0">
<draw:image xlink:href="../Images/yкринформ/2023-04-28T22-30-22-03-00/630_360_1682710195-519.jpg" xlink:type="simple" xlink:show="embed" xlink:actuate="onLoad" draw:mime-type="image/jpeg"/>
</draw:frame>
 Заступницяміністра оборони України Ганна Маляр передала подяку Президента ВолодимираЗеленського 95-й бригаді Десантно-штурмових військ Збройних сил України.</text:p>
      <text:p text:style-name="P4">
Як передає Укрінформ, про це Маляр написала у <text:a xlink:type="simple" xlink:href="https://t.me/annamaliar/684" text:style-name="Internet_20_link" text:visited-style-name="Visited_20_Internet_20_Link">
 </text:a>
.</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text:p>
      <text:p text:style-name="P4">
Як повідомляв Укрінформ, 18 квітня Президент Володимир Зеленський під часробочої поїздки в <text:a xlink:type="simple" xlink:href="https://www.ukrinform.ua/tag-doneccina" text:style-name="Internet_20_link" text:visited-style-name="Visited_20_Internet_20_Link">
 </text:a>
 відвідавгоспіталь, де лікуються українські захисники та вручив їм державні нагороди.</text:p>
      <text:p text:style-name="P4">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Компанія з Індії хоче майже вдвічі збільшити переробку російської нафти</text:span>
</text:h>
      <text:p text:style-name="P4">
Authors: Ukrinform (Person)</text:p>
      <text:p text:style-name="P4">
Publisher: Укринформ (Organization)</text:p>
      <text:p text:style-name="P4">
Published Time: 2023-04-28T22:33:00+03:00</text:p>
      <text:p text:style-name="P4">
Modified Time: 2023-04-28T22:33:00+03:00</text:p>
      <text:p text:style-name="P4">
Description: Індійська нафтопереробна компанія Chennai Petroleum планує подвоїти обсяг переробки російської нафти в цьому фінансовому році, який розпочався у квітні. — Укрінформ.</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295" text:anchor-type="as-char" svg:width="6.9236in" svg:height="3.956343in" draw:z-index="0">
<draw:image xlink:href="../Images/yкринформ/2023-04-28T22-33-00-03-00/630_360_1591537775-972.jpg" xlink:type="simple" xlink:show="embed" xlink:actuate="onLoad" draw:mime-type="image/jpeg"/>
</draw:frame>
 Індійськанафтопереробна компанія Chennai Petroleum планує подвоїти обсяг переробкиросійської нафти в цьому фінансовому році, який розпочався у квітні.</text:p>
      <text:p text:style-name="P4">
Як передає Укрінформ, про це повідомляє агенція <text:a xlink:type="simple" xlink:href="https://www.reuters.com/markets/commodities/indias-chennai-petro-aims-lift-russian-oil-intake-202324-2023-04-28/" text:style-name="Internet_20_link" text:visited-style-name="Visited_20_Internet_20_Link">
</text:a>
 із посиланням на очільника фінансовоговідділу компанії Кумара Агравала.</text:p>
      <text:p text:style-name="P4">
"У 2023/24 році компанія має намір задовольнити 20-25% своїх потреб у нафті зарахунок постачання з росії. Компанія купує російську нафту за спотовимиугодами", - зазначив Агравала.</text:p>
      <text:p text:style-name="P4">
Протягом минулого фінансового року росія стала найбільшим постачальником нафтидо Індії.</text:p>
      <text:p text:style-name="P4">
Chennai Petroleum, дочірня компанія Indian Oil Corp., керує нафтопереробнимзаводом Маналі потужністю 210 тис. барелів на добу.</text:p>
      <text:p text:style-name="P4">
<text:span text:style-name="T4">
Читайте також:</text:span>
 <text:a xlink:type="simple" xlink:href="https://www.ukrinform.ua/rubric-economy/3700151-india-mae-problemi-z-oplatou-rosijskoi-nafti-za-cinou-vise-vstanovlenogo-limitu.html" text:style-name="Internet_20_link" text:visited-style-name="Visited_20_Internet_20_Link">
 <text:span text:style-name="T4">
російської</text:span>
 <text:span text:style-name="T4">
нафти</text:span>
</text:a>
</text:p>
      <text:p text:style-name="P4">
За словами Агравали, минулого фінансового року цей завод переробив близько 1,4млн т, або 28 тис. барелів російської нафти на добу, що еквівалентно приблизно13% від загального обсягу перероблення сирої нафти.</text:p>
      <text:p text:style-name="P4">
У першому кварталі компанія переробила 500 тис. т, або близько 41 тис. барелівна добу російської нафти, що становить близько 22% загального обсягуперероблення сирої нафти.</text:p>
      <text:p text:style-name="P4">
Агравала сказав, що Chennai Petroleum продовжить купувати російську нафту,навіть якщо ціна буде вищою за обмеження у 60 дол. за барель, встановленезахідними країнами, за умови, що не виникне жодних юридичних перешкод.</text:p>
      <text:p text:style-name="P4">
За його словами, минулого фінансового року компанія купувала російську нафтузі знижкою, що іноді становила 3-4 дол., а іноді - 7-8 дол. за барель.</text:p>
      <text:p text:style-name="P4">
<text:span text:style-name="T4">
Читайте також:</text:span>
 <text:a xlink:type="simple" xlink:href="https://www.ukrinform.ua/rubric-economy/3697160-minfin-ssa-poperediv-pro-imovirni-zlovzivanna-z-eksportom-rosijskoi-nafti.html" text:style-name="Internet_20_link" text:visited-style-name="Visited_20_Internet_20_Link">
 <text:span text:style-name="T4">
російської</text:span>
 <text:span text:style-name="T4">
нафти</text:span>
</text:a>
</text:p>
      <text:p text:style-name="P4">
Як повідомляв Укрінформ, 5 грудня минулого року набули чинності нафтовісанкції ЄС проти росії. Гранична ціна на нафту та нафтопродукти та оливи, щопоходять з росії або експортуються з неї, встановлена на рівні 60 дол. США забарель. Періодично цей поріг переглядається задля реагування на розвитокситуації на ринку.</text:p>
      <text:p text:style-name="P4">
Країни G7, ЄС, а також Австралія оголосили про впровадження обмеження ціни наміжнародну торгівлю російською <text:a xlink:type="simple" xlink:href="https://www.ukrinform.ua/tag-nafta" text:style-name="Internet_20_link" text:visited-style-name="Visited_20_Internet_20_Link">
 </text:a>
 урозмірі 60 дол. за барель з метою скорочення можливостей кремля фінансувативійну проти України. Водночас, такий підхід дозволяє залишити стабільнимиобсяги поставок нафти на глобальний ринок.</text:p>
      <text:p text:style-name="P4">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Як за тиждень змінилися ціни на АЗС</text:span>
</text:h>
      <text:p text:style-name="P4">
Authors: Ukrinform (Person)</text:p>
      <text:p text:style-name="P4">
Publisher: Укринформ (Organization)</text:p>
      <text:p text:style-name="P4">
Published Time: 2023-04-28T22:40:10+03:00</text:p>
      <text:p text:style-name="P4">
Modified Time: 2023-04-28T22:40:10+03:00</text:p>
      <text:p text:style-name="P4">
Description: Упродовж тижня, 21-28 квітня, в Україні дешевшало передовсім дизельне пальне, яке за цей час скинуло в середньому 15 коп. на літрі – до 45,88 грн/л. Водночас бензини просіли в ціні на 2-8 коп. - до 46,55 грн/л (А-95) і 48,65 грн/л (А-95+). — Укрінформ.</text:p>
      <text:p text:style-name="P4">
Images: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Tags: ['АЗС', 'Бензин', 'Ціни']</text:p>
      <text:p text:style-name="P4">
Type: Article</text:p>
      <!--METADATA-->
      <text:p text:style-name="P4">
<draw:frame draw:style-name="fr1" draw:name="Image296" text:anchor-type="as-char" svg:width="6.9236in" svg:height="3.956343in" draw:z-index="0">
<draw:image xlink:href="../Images/yкринформ/2023-04-28T22-40-10-03-00/630_360_1529652981-9517.jpg" xlink:type="simple" xlink:show="embed" xlink:actuate="onLoad" draw:mime-type="image/jpeg"/>
</draw:frame>
 Упродовжтижня, 21-28 квітня, в Україні дешевшало передовсім дизельне пальне, яке зацей час скинуло в середньому 15 коп. на літрі – до 45,88 грн/л. Водночасбензини просіли в ціні на 2-8 коп. - до 46,55 грн/л (А-95) і 48,65 грн/л(А-95+).</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А-95 - до 43,90 грн/л.</text:p>
      <text:p text:style-name="P4">
Найменше – 4 коп. на літрі – втратив дизель у мережі АЗК АМІК, до 46,97 грн/л.Решта мереж скинули в ціні від 38 коп. до 1,80 грн на літрі ДП, тож наразідизель продається в діапазоні 41,50–47,99 грн/л.</text:p>
      <text:p text:style-name="P4">
<draw:frame draw:style-name="fr1" draw:name="Image297" text:anchor-type="as-char" svg:width="5.801615in" svg:height="10.0in" draw:z-index="0">
<draw:image xlink:href="../Images/yкринформ/2023-04-28T22-40-10-03-00/1682710708-495.jpg" xlink:type="simple" xlink:show="embed" xlink:actuate="onLoad" draw:mime-type="image/jpeg"/>
</draw:frame>
</text:p>
      <text:p text:style-name="P4">
Також «п’ятірка» просіла від 10 коп. («Укр-Петроль») до 1 гривні («Авантаж 7»)і торгується у мережах АЗС за 41,90– 48,99 грн/л, «п’ятірка+» втратила налітрі 50-80 коп., але ціна на цей вид пального зменшилася тільки у двохмережах АЗС - АМІК і «БРСМ-Нафта».</text:p>
      <text:p text:style-name="P4">
<text:span text:style-name="T4">
Читайте також:</text:span>
 <text:a xlink:type="simple" xlink:href="https://www.ukrinform.ua/rubric-economy/3701186-upravitel-arestovanoi-merezi-glusko-vidkriv-ponad-70-azs-pid-novim-brendom.html" text:style-name="Internet_20_link" text:visited-style-name="Visited_20_Internet_20_Link">
 <text:span text:style-name="T4">
Глуско</text:span>
 </text:a>
</text:p>
      <text:p text:style-name="P4">
Як повідомлялося, з 1 липня 2023 року планується повернення податків на пальнедо довоєнного рівня. При цьому не тільки ПДВ (з 7 до 20%), а й акцизів.</text:p>
      <text:p text:style-name="P4">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Заборона імпорту українського зерна дає небезпечну надію кремлю - Зеленський</text:span>
</text:h>
      <text:p text:style-name="P4">
Authors: Ukrinform (Person)</text:p>
      <text:p text:style-name="P4">
Publisher: Укринформ (Organization)</text:p>
      <text:p text:style-name="P4">
Published Time: 2023-04-28T22:42:00+03:00</text:p>
      <text:p text:style-name="P4">
Modified Time: 2023-04-28T22:42:00+03:00</text:p>
      <text:p text:style-name="P4">
Description: Коли росія порушує свободу торгівлі, намагається заблокувати постачання аграрної продукції на світовий ринок, точно не час будь-кому слідувати за державою-злом, робити щось схоже. — Укрінформ.</text:p>
      <text:p text:style-name="P4">
Images: ["<text:a xlink:type="simple" xlink:href="https://static.ukrinform.com/photos/2023_01/thumb_files/630_360_1674619992-551.png" text:style-name="Internet_20_link" text:visited-style-name="Visited_20_Internet_20_Link">
630_360_16746...</text:a>
"]</text:p>
      <text:p text:style-name="P4">
Tags: ['Експорт', 'Україна', 'Зерно', 'Зеленський']</text:p>
      <text:p text:style-name="P4">
Type: Article</text:p>
      <!--METADATA-->
      <text:p text:style-name="P4">
<draw:frame draw:style-name="fr1" draw:name="Image298" text:anchor-type="as-char" svg:width="6.9236in" svg:height="3.956343in" draw:z-index="0">
<draw:image xlink:href="../Images/yкринформ/2023-04-28T22-42-00-03-00/630_360_1674619992-551.png" xlink:type="simple" xlink:show="embed" xlink:actuate="onLoad" draw:mime-type="image/png"/>
</draw:frame>
 Коли росіяпорушує свободу торгівлі, намагається заблокувати постачання аграрноїпродукції на світовий ринок, точно не час будь-кому слідувати за державою-злом, робити щось схоже.</text:p>
      <text:p text:style-name="P4">
Про це Президент України Володимир Зеленський заявив у вечірньому <text:a xlink:type="simple" xlink:href="https://www.youtube.com/watch" text:style-name="Internet_20_link" text:visited-style-name="Visited_20_Internet_20_Link">
</text:a>
 , передає Укрінформ.</text:p>
      <text:p text:style-name="P4">
_<text:span text:style-name="T4">
Відео</text:span>
 : <text:a xlink:type="simple" xlink:href="https://t.me/OP_UA/9362" text:style-name="Internet_20_link" text:visited-style-name="Visited_20_Internet_20_Link">
 </text:a>
 _</text:p>
      <text:p text:style-name="P4">
"Окремо обговорили з паном президентом Європейської ради <text:a xlink:type="simple" xlink:href="https://www.ukrinform.ua/rubric-polytics/3702198-zelenskij-proviv-telefonnu-rozmovu-z-prezidentom-evroradi.html" text:style-name="Internet_20_link" text:visited-style-name="Visited_20_Internet_20_Link">
</text:a>
 навколо деструктивної, на мою думку,заборони окремими державами ввезення нашої аграрної продукції", - сказав він.</text:p>
      <text:p text:style-name="P4">
Глава держави підкреслив, що це не лише порушує наявну Угоду про асоціацію міжУкраїною та Євросоюзом, але й дає небезпечну надію Кремлю. Надію на те, що внашому спільному європейському домі чиїсь помилкові рішення можуть пануватинад спільними інтересами.</text:p>
      <text:p text:style-name="P4">
<text:span text:style-name="T4">
Читайте також:</text:span>
 <text:a xlink:type="simple" xlink:href="https://www.ukrinform.ua/rubric-world/3701667-erdogan-pogovoriv-iz-putinim-pro-vijnu-ta-zernovu-ugodu.html" text:style-name="Internet_20_link" text:visited-style-name="Visited_20_Internet_20_Link">
 <text:span text:style-name="T4">
зерно</text:span>
 </text:a>
</text:p>
      <text:p text:style-name="P4">
“Зараз, коли росія порушує свободу торгівлі, намагається заблокуватипостачання аграрної продукції на світовий ринок, точно не час будь-комуслідувати за державою-злом, робити щось схоже”, - сказав Зеленський.</text:p>
      <text:p text:style-name="P4">
Він наголосив на тому, що треба знайти нормальний, у європейському дусі,конструктивний вихід із цієї непростої ситуації. На його переконання, потрібнетаке рішення, яке враховувало б інтереси всіх наших країн та Європи загалом.</text:p>
      <text:p text:style-name="P4">
Як повідомлялося, Польща, Угорщина, Словаччина та Болгарія <text:a xlink:type="simple" xlink:href="https://www.ukrinform.ua/rubric-economy/3702083-evrokomisia-i-pat-krain-es-domovilisa-pro-zaboronu-importu-pati-vidiv-agroprodukcii-z-ukraini.html" text:style-name="Internet_20_link" text:visited-style-name="Visited_20_Internet_20_Link">
</text:a>
 таінших видів сільськогосподарської продукції з України. Польща такожпризупинила транзит продукції українського АПК через свою територію, однакпоновила його з 21 квітня.</text:p>
      <text:p text:style-name="P4">
<text:span text:style-name="T5">
Фото: Офіс Президента</text:span>
</text:p>
      <text:p text:style-name="P4">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У Бахмуті загинув дзюдоїст Віталій Паращук</text:span>
</text:h>
      <text:p text:style-name="P4">
Authors: Ukrinform (Person)</text:p>
      <text:p text:style-name="P4">
Publisher: Укринформ (Organization)</text:p>
      <text:p text:style-name="P4">
Published Time: 2023-04-28T22:56:00+03:00</text:p>
      <text:p text:style-name="P4">
Modified Time: 2023-04-28T22:56:00+03:00</text:p>
      <text:p text:style-name="P4">
Description: Спортсмена поховали на кладовищі в Садгорі Чернівецької області. — Укрінформ.</text:p>
      <text:p text:style-name="P4">
Images: ["<text:a xlink:type="simple" xlink:href="https://static.ukrinform.com/photos/2023_04/thumb_files/630_360_1682711992-964.jpg" text:style-name="Internet_20_link" text:visited-style-name="Visited_20_Internet_20_Link">
630_360_16827...</text:a>
"]</text:p>
      <text:p text:style-name="P4">
Tags: None</text:p>
      <text:p text:style-name="P4">
Type: Article</text:p>
      <!--METADATA-->
      <text:p text:style-name="P4">
<draw:frame draw:style-name="fr1" draw:name="Image299" text:anchor-type="as-char" svg:width="6.9236in" svg:height="3.956343in" draw:z-index="0">
<draw:image xlink:href="../Images/yкринформ/2023-04-28T22-56-00-03-00/630_360_1682711992-964.jpg" xlink:type="simple" xlink:show="embed" xlink:actuate="onLoad" draw:mime-type="image/jpeg"/>
</draw:frame>
 Спортсменапоховали на кладовищі в Садгорі Чернівецької області.</text:p>
      <text:p text:style-name="P4">
Як <text:a xlink:type="simple" xlink:href="https://www.facebook.com/1197370547011728/posts/pfbid02kTpVcujqNeRtGEZxJmUM55Upzf48Neb7ZSrVjfViFFjKkqf3m1G8LskuTm1Dc8ebl/" text:style-name="Internet_20_link" text:visited-style-name="Visited_20_Internet_20_Link">
</text:a>
Федерація дзюдо України (ФДУ), у Бахмуті на війні з рашистами загинув23-річний український дзюдоїст Віталій Паращук, передає Укрінформ.</text:p>
      <text:p text:style-name="P4">
Віталій Паращук почав займатися дзюдо у 9 років. Талановитий борецьнеодноразово ставав призером національних та міжнародних турнірів, виборовшизвання кандидата у майстри спорту. За свою спортивну кар'єру він виборов понад100 медалей.</text:p>
      <text:p text:style-name="P4">
<text:span text:style-name="T4">
Читайте також:</text:span>
 <text:a xlink:type="simple" xlink:href="https://www.ukrinform.ua/rubric-sports/3698580-dzudoisti-zantaraa-nabali-ta-kalanina-zaversili-kareru.html" text:style-name="Internet_20_link" text:visited-style-name="Visited_20_Internet_20_Link">
 <text:span text:style-name="T4">
Дзюдо</text:span>
 </text:a>
</text:p>
      <text:p text:style-name="P4">
Після початку повномасштабної війни Віталій Паращук відразу пішов захищатирідну країну.</text:p>
      <text:p text:style-name="P4">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Сьогодні найбільш замінованими залишаються сільськогосподарські землі в Херсонській, Миколаївській та Харківській областях</text:span>
</text:h>
      <text:p text:style-name="P4">
Author: ['АРМІЯINFORM']</text:p>
      <text:p text:style-name="P4">
Time: 2023-04-28T23:00:00-04:00</text:p>
      <text:p text:style-name="P4">
Description: Про це повідомляє Офіційний вебпортал Верховної Ради України.    Найбільш замінова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ny.jpg" text:style-name="Internet_20_link" text:visited-style-name="Visited_20_Internet_20_Link">
miny.jpg</text:a>
']</text:p>
      <text:p text:style-name="P4">
Tags: ['STOPRUSSIA', 'АГРЕСІЯ РФ', 'ВІЙНА', 'ВТОРГНЕННЯ РФ', 'МІНИ', 'РОЗМІНУВАННЯ']</text:p>
      <text:p text:style-name="P4">
Category: News</text:p>
      <!--METADATA-->
      <text:p text:style-name="P4">
<draw:frame draw:style-name="fr1" draw:name="Image300" text:anchor-type="as-char" svg:width="6.9236in" svg:height="4.277246in" draw:z-index="0">
<draw:image xlink:href="../Images/AРМІЯINFORM/2023-04-28T23-00-00-04-00/miny.jpg" xlink:type="simple" xlink:show="embed" xlink:actuate="onLoad" draw:mime-type="image/jpeg"/>
</draw:frame>
Ілюстративне фото</text:p>
      <text:p text:style-name="P4">
Про це <text:a xlink:type="simple" xlink:href="https://www.rada.gov.ua/news/news_kom/235778.html" text:style-name="Internet_20_link" text:visited-style-name="Visited_20_Internet_20_Link">
повідомляє</text:a>
Офіційний вебпортал Верховної Ради України.</text:p>
      <text:p text:style-name="P4">
Найбільш замінованими залишаються сільськогосподарські землі в Херсонській,Миколаївській та Харківській областях, — народний депутат, член Комітету зпитань аграрної та земельної політики Дмитро Соломчук.</text:p>
      <text:p text:style-name="P4">
Основна небезпека полягає в тому, що вибухонебезпечні предмети розташовані нелише на поверхні, а й на глибині 20-40 сантиметрів.</text:p>
      <text:p text:style-name="P4">
Про це розповів народний депутат, член парламентського Комітету з питаньаграрної та земельної політики Дмитро Соломчук.</text:p>
      <text:p text:style-name="P4">
«Нам дуже важливо розміновувати поля спеціальними машинами, які знищуютьвибухонебезпечні предмети на глибині до 60 сантиметрів. Якщо зробити тількиповерхневе розмінування, то потім будь-яка сільськогосподарська техніка зплугами, боронами або сівалками наражається на небезпеку. Саме тому заразмайже щодня у нас є повідомлення про підриви фермерської техніки нанерозмінованих полях», — зазначив політик.</text:p>
      <text:p text:style-name="P4">
Він також звернув увагу на те, що на різні землі по-різному вплинули бойовідії.</text:p>
      <text:p text:style-name="P4">
«Важливо враховувати, що ті поля, де були просто встановлені міни, післярозмінування повністю придатні до сільгоспробіт. Однак є угіддя, побитіракетами та снарядами, і там нижні й верхні шари землі перемішані. Длявідновлення таких полів необхідні спеціальні добрива, треба відновлюватиплодючість цих земель. Це все — додаткові зусилля і додатковий час», — сказавпарламентарій.</text:p>
      <text:p text:style-name="P4">
За його словами, швидкість розмінування сільськогосподарських угідь напрямузалежить від кількості спеціальних саперних автоматизованих комплексів.</text:p>
      <text:p text:style-name="P4">
«Якщо таких машин в Україні буде 200-300, то реально за кілька роківрозмінувати всі площі й отримати гарний результат. Якщо техніки буде мало йрозміновувати доведеться вручну, то все може затягнутися на десятиліття. Крімтого, суттєво зростає небезпека при розмінуванні», — наголосив народнийдепутат.</text:p>
      <text:p text:style-name="P4">
Він також нагадав, що наразі приблизно 20% сільськогосподарських земельУкраїни не буде засіяно.</text:p>
      <text:p text:style-name="P4">
Source: <text:a xlink:type="simple" xlink:href="https://armyinform.com.ua/2023/04/28/sogodni-najbilsh-zaminovanymy-zalyshayutsya-silskogospodarski-zemli-v-hersonskij-mykolayivskij-ta-harkivskij-oblastyah/" text:style-name="Internet_20_link" text:visited-style-name="Visited_20_Internet_20_Link">
https://armyinform.com.ua/2023/04/28/sogodni-najbilsh-zaminovanymy-zalyshayutsya-silskogospodarski-zemli-v-hersonskij-mykolayivskij-ta-harkivskij-oblastyah/</text:a>
</text:p>
      <!--NEWS-->
      <text:h text:style-name="P10" text:outline-level="1">
<text:span text:style-name="T4">
Кислиця: Депортації українських дітей – пріоритетне питання серед держав-членів ООН</text:span>
</text:h>
      <text:p text:style-name="P4">
Authors: Ukrinform (Person)</text:p>
      <text:p text:style-name="P4">
Publisher: Укринформ (Organization)</text:p>
      <text:p text:style-name="P4">
Published Time: 2023-04-28T23:04:00+03:00</text:p>
      <text:p text:style-name="P4">
Modified Time: 2023-04-28T23:04:00+03:00</text:p>
      <text:p text:style-name="P4">
Description: Позиція держав щодо викрадення та насильницької депортації дітей під час воєнних конфліктів, зокрема війни рф проти України, свідчить про те, що це питання є пріоритетним на порядку денному держав та громадянського суспільства.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Депортація', 'Діти', 'ООН', 'Кислиця', 'Війна з росією']</text:p>
      <text:p text:style-name="P4">
Type: Article</text:p>
      <!--METADATA-->
      <text:p text:style-name="P4">
<draw:frame draw:style-name="fr1" draw:name="Image301" text:anchor-type="as-char" svg:width="6.9236in" svg:height="3.956343in" draw:z-index="0">
<draw:image xlink:href="../Images/yкринформ/2023-04-28T23-04-00-03-00/630_360_1619604801-614.jpg" xlink:type="simple" xlink:show="embed" xlink:actuate="onLoad" draw:mime-type="image/jpeg"/>
</draw:frame>
 Позиціядержав щодо викрадення та насильницької депортації дітей під час воєннихконфліктів, зокрема війни рф проти України, свідчить про те, що це питання єпріоритетним на порядку денному держав та громадянського суспільства.</text:p>
      <text:p text:style-name="P4">
Як передає власний кореспондент Укрінформу, про це заявив постпред України приООН Сергій Кислиця на засіданні Ради Безпеки ООН за формулою Аррії на тему«Розв’язання проблеми викрадення та депортації дітей під час збройнихконфліктів: конкретні кроки для притягнення до відповідальності тазапобігання».</text:p>
      <text:p text:style-name="P4">
«Це чітка демонстрація всім порушникам у всьому світі, що проблема викраденнята депортації <text:a xlink:type="simple" xlink:href="https://www.ukrinform.ua/tag-diti" text:style-name="Internet_20_link" text:visited-style-name="Visited_20_Internet_20_Link">
 </text:a>
 під час збройнихконфліктів, таких як війна росії проти України, залишається пріоритетною напорядку денному держав-членів та громадянського суспільства», – сказав він.</text:p>
      <text:p text:style-name="P4">
За словами Кислиці, викрадення або депортація є лише першою ланкою в ланцюгусерйозних порушень і зловживань, яких зазнає викрадена дитина. У багатьохвипадках це призводить до використання дітей у військових цілях, сексуальноїексплуатації, примусової праці, або до агресивної індоктринації, спрямованоїна стирання національної ідентичності.</text:p>
      <text:p text:style-name="P4">
<text:span text:style-name="T4">
Читайте також:</text:span>
 <text:a xlink:type="simple" xlink:href="https://www.ukrinform.ua/rubric-ato/3702265-oon-mogla-b-organizuvati-misiu-sodo-povernenna-deportovanih-ukrainskih-ditej-lubinec.html" text:style-name="Internet_20_link" text:visited-style-name="Visited_20_Internet_20_Link">
 <text:span text:style-name="T4">
дітей</text:span>
 </text:a>
</text:p>
      <text:p text:style-name="P4">
Він нагадав, що Парламентська Асамблея Ради Європи у четвер уперше визнала, що«насильницька передача дітей з однієї групи в іншу групу з наміром знищити,повністю або частково, національну, етнічну, расову або релігійну групу <text:a xlink:type="simple" xlink:href="https://www.ukrinform.ua/rubric-ato/3701663-pare-viznala-genocidom-deportaciu-ukrainskih-ditej-do-rosii.html" text:style-name="Internet_20_link" text:visited-style-name="Visited_20_Internet_20_Link">
</text:a>
 у…, що збігається ззадокументованими свідченнями щодо депортації та насильницького переміщенняукраїнських дітей у російську федерацію або на території, тимчасово окупованіросією».</text:p>
      <text:p text:style-name="P4">
Кислиця також розповів членам Радбезу, що вночі з четверга на п’ятницювнаслідок російського ракетного обстрілу <text:a xlink:type="simple" xlink:href="https://www.ukrinform.ua/rubric-regions/3702203-raketnij-udar-po-umani-kilkist-zagiblih-zrosla-do-23.html" text:style-name="Internet_20_link" text:visited-style-name="Visited_20_Internet_20_Link">
 </text:a>
 :трирічна дівчинка у Дніпрі та троє дітей в Умані.</text:p>
      <text:p text:style-name="P4">
У п’ятницю Рада Безпеки ООН на неформальному засіданні у форматі Арріїобговорила викрадення та насильницьку депортацію росією дітей з тимчасовоокупованих територій України.</text:p>
      <text:p text:style-name="P4">
Порушення цієї теми ініціювали США, Франція та Албанія як члени Радбезу таУкраїна. Підтримали проведення заходу ще півсотні країн.</text:p>
      <text:p text:style-name="P4">
Зі свідченнями виступили <text:a xlink:type="simple" xlink:href="https://www.ukrinform.ua/rubric-ato/3702216-lubinec-v-oon-nagadav-so-rosia-deportue-ukrainskih-ditej-z-2014-roku.html" text:style-name="Internet_20_link" text:visited-style-name="Visited_20_Internet_20_Link">
 </text:a>
 , радник-уповноважена Президента України з прав дитинита дитячої реабілітації Дар’я Герасимчук, мати викраденої росіянами дитиниНіна Власова. Окремі заяви оголосили Канада – від імені 46 держав, країниПівнічної Європи, держави Балтії.</text:p>
      <text:p text:style-name="P4">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ЄС затвердив порядок застосування санкцій за дестабілізацію Молдови</text:span>
</text:h>
      <text:p text:style-name="P4">
Authors: Ukrinform (Person)</text:p>
      <text:p text:style-name="P4">
Publisher: Укринформ (Organization)</text:p>
      <text:p text:style-name="P4">
Published Time: 2023-04-28T23:17:00+03:00</text:p>
      <text:p text:style-name="P4">
Modified Time: 2023-04-28T23:17:00+03:00</text:p>
      <text:p text:style-name="P4">
Description: Рада ЄС сьогодні ухвалила новий правовий порядок для застосування цілеспрямованих обмежувальних заходів, що надає ЄС можливість накладати санкції проти осіб, що повинні у підтримці або виконанні дій, що підривають або загрожують суверенітету та незалежності Республіки Молдова, а аткож демократії, верховенству права, стабільності та безпеки в цій країні.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Молдова', 'Санкції', 'росія']</text:p>
      <text:p text:style-name="P4">
Type: Article</text:p>
      <!--METADATA-->
      <text:p text:style-name="P4">
<draw:frame draw:style-name="fr1" draw:name="Image302" text:anchor-type="as-char" svg:width="6.9236in" svg:height="3.956343in" draw:z-index="0">
<draw:image xlink:href="../Images/yкринформ/2023-04-28T23-17-00-03-00/630_360_1562308141-294.jpg" xlink:type="simple" xlink:show="embed" xlink:actuate="onLoad" draw:mime-type="image/jpeg"/>
</draw:frame>
 Рада ЄСсьогодні ухвалила новий правовий порядок для застосування цілеспрямованихобмежувальних заходів, що надає ЄС можливість накладати санкції проти осіб, щоповинні у підтримці або виконанні дій, що підривають або загрожуютьсуверенітету та незалежності Республіки Молдова, а аткож демократії,верховенству права, стабільності та безпеки в цій країні.</text:p>
      <text:p text:style-name="P4">
Як повідомляє Укрінформ, така інформація оприлюднена 28 квітня <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Ми бачимо триваючі та дедалі зростаючі спроби дестабілізувати Молдову, яка єоднією з країн, яка найбільше вражена наслідками російського злочинноговторгнення в Україну. Новий санкційний режим надасть нам можливість надалізміцнювати стійкість Молдови шляхом застосування заходів проти тих, хтонамагається дестабілізувати країну. Це важливий політичний сигнал підтримкиМолдови у поточному важкому контексті», - заявив з цього приводу Високийпредставник ЄС Жозеп Боррель.</text:p>
      <text:p text:style-name="P4">
<text:span text:style-name="T4">
Читайте також:</text:span>
 <text:a xlink:type="simple" xlink:href="https://www.ukrinform.ua/rubric-world/3702057-posla-rf-u-kisinevi-viklikali-na-kilim-pisla-zaavi-medvedeva-so-moldovi-ne-isnue.html" text:style-name="Internet_20_link" text:visited-style-name="Visited_20_Internet_20_Link">
 <text:span text:style-name="T4">
Молдови</text:span>
 </text:a>
</text:p>
      <text:p text:style-name="P4">
Нові правові рамки дозволять ЄС накладати санкції на тих, хто підриваєдемократичний процес, включаючи проведення виборів, або намагається порушитиконституційний лад, зокрема, шляхом застосування насильства. Подальшіобмежувальні заходи можуть застосовуватися також проти осіб, що причетні досерйозних фінансових зловживань навколо використання державних коштів та донедозволеного експорту капіталів, оскільки такі дії можуть бути спрямовані наконтроль або організацію серйозних впливів на державні інституції.</text:p>
      <text:p text:style-name="P4">
Санкції, що передбачаються цим правовим режимом, включають заморожуваннярахунків та заборону на надання будь-яких фінансових ресурсів особам таустановам, що потраплятимуть до санкційного списку. Крім того, фізичнимособам, на яких поширюватимуться санкції, буде заборонено в’їзд до ЄС.</text:p>
      <text:p text:style-name="P4">
<text:span text:style-name="T4">
Читайте також:</text:span>
 <text:a xlink:type="simple" xlink:href="https://www.ukrinform.ua/rubric-polytics/3701694-moldova-dolucilasa-do-grupi-zi-stvorenna-spectribunalu-sodo-rf.html" text:style-name="Internet_20_link" text:visited-style-name="Visited_20_Internet_20_Link">
 <text:span text:style-name="T4">
Молдова</text:span>
 </text:a>
</text:p>
      <text:p text:style-name="P4">
Як вже повідомлялося, від початку російського військового вторгнення вУкраїну, <text:a xlink:type="simple" xlink:href="https://www.ukrinform.ua/tag-moldova" text:style-name="Internet_20_link" text:visited-style-name="Visited_20_Internet_20_Link">
 </text:a>
 засудила російську агресію,надала Україні політичну та організаційну підтримку, прийняла на своїйтериторії десятки тисяч біженців з України.</text:p>
      <text:p text:style-name="P4">
Кремлівське керівництво почало цілеспрямовано розхитувати політичну ситуацію вкраїні з використанням маріонеткової політичної сили «Шор», та застосовувативсі важелі тиску на демократичний уряд країни, включаючи газовий шантаж танеприкриті погрози агресії.</text:p>
      <text:p text:style-name="P4">
<text:span text:style-name="T4">
Читайте також:</text:span>
 <text:a xlink:type="simple" xlink:href="https://www.ukrinform.ua/rubric-world/3701775-premer-moldovi-rozpoviv-pro-cornij-spisok-rosian-akim-zaboronenij-vizd-do-kraini.html" text:style-name="Internet_20_link" text:visited-style-name="Visited_20_Internet_20_Link">
 <text:span text:style-name="T4">
Молдови</text:span>
 </text:a>
</text:p>
      <text:p text:style-name="P4">
23 червня 2022 року Європейська Рада надала Молдові статус країни-кандидата навходження до ЄС.</text:p>
      <text:p text:style-name="P4">
24 квітня Європейський Союз оголосив про заснування цивільної місіїпартнерства з Молдовою (EUPM Moldova) в рамках Спільної політики ЄС з безпекий оборони. Метою цієї місії є посилення стійкості Молдови у сфері безпеки зарахунок посилення структур кризового менеджменту та боротьби з гібриднимизагрозами, включаючи кібернетичну безпеку та боротьбу із іноземним втручаннямта інформаційними маніпуляціями.</text:p>
      <text:p text:style-name="P4">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У Миколаєві чоловік підірвав гранату: є постраждалі</text:span>
</text:h>
      <text:p text:style-name="P4">
Authors: Ukrinform (Person)</text:p>
      <text:p text:style-name="P4">
Publisher: Укринформ (Organization)</text:p>
      <text:p text:style-name="P4">
Published Time: 2023-04-28T23:29:00+03:00</text:p>
      <text:p text:style-name="P4">
Modified Time: 2023-04-28T23:29:00+03:00</text:p>
      <text:p text:style-name="P4">
Description: У Миколаєві ввечері 28 квітня чоловік кинув гранату після того, як йому відмовили дати дві гривні. Постраждали двоє людей — він сам та перехожа. — Укрінформ.</text:p>
      <text:p text:style-name="P4">
Images: ["<text:a xlink:type="simple" xlink:href="https://static.ukrinform.com/photos/2023_04/thumb_files/630_360_1682714158-796.jpg" text:style-name="Internet_20_link" text:visited-style-name="Visited_20_Internet_20_Link">
630_360_16827...</text:a>
"]</text:p>
      <text:p text:style-name="P4">
Tags: ['Граната', 'Миколаїв', 'Вибух']</text:p>
      <text:p text:style-name="P4">
Type: Article</text:p>
      <!--METADATA-->
      <text:p text:style-name="P4">
<draw:frame draw:style-name="fr1" draw:name="Image303" text:anchor-type="as-char" svg:width="6.9236in" svg:height="3.956343in" draw:z-index="0">
<draw:image xlink:href="../Images/yкринформ/2023-04-28T23-29-00-03-00/630_360_1682714158-796.jpg" xlink:type="simple" xlink:show="embed" xlink:actuate="onLoad" draw:mime-type="image/jpeg"/>
</draw:frame>
 УМиколаєві ввечері 28 квітня чоловік кинув гранату після того, як йомувідмовили дати дві гривні. Постраждали двоє людей — він сам та перехожа.</text:p>
      <text:p text:style-name="P4">
Про це <text:a xlink:type="simple" xlink:href="https://t.me/s_shayhet/433" text:style-name="Internet_20_link" text:visited-style-name="Visited_20_Internet_20_Link">
 </text:a>
 голова поліції Миколаївської областіСергій Шайхет, передає Укрінформ.</text:p>
      <text:p text:style-name="P4">
За його словами, нетверезий чоловік підійшов до громадян, які ремонтувалиавтомобіль з проханням дати йому дві гривні. Ті відмовили. Після чого вінкинув <text:span text:style-name="T4">
<text:a xlink:type="simple" xlink:href="https://www.ukrinform.ua/tag-granata" text:style-name="Internet_20_link" text:visited-style-name="Visited_20_Internet_20_Link">
 </text:a>
 </text:span>
 .</text:p>
      <text:p text:style-name="P4">
<text:span text:style-name="T4">
Читайте також:</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Як наслідок - сам зловмисник та жінка, яка проходила поряд, отримали тілесніушкодження. Нині їм обом лікарі надають медичну допомогу", - написав головаобласті.</text:p>
      <text:p text:style-name="P4">
Як повідомляє «Суспільне», подія сталася приблизно о 20:00.</text:p>
      <text:p text:style-name="P4">
Наразі слідчі обмірковують остаточну кваліфікацію подію.</text:p>
      <text:p text:style-name="P4">
Як раніше повідомляло агентство, у <text:a xlink:type="simple" xlink:href="https://www.ukrinform.ua/rubric-kyiv/3696671-u-kievi-zatrimali-colovika-akij-kinuv-u-ludej-granatu.html" text:style-name="Internet_20_link" text:visited-style-name="Visited_20_Internet_20_Link">
 </text:a>
 Києвізатримали чоловіка, який <text:a xlink:type="simple" xlink:href="https://www.ukrinform.ua/rubric-kyiv/3696671-u-kievi-zatrimali-colovika-akij-kinuv-u-ludej-granatu.html" text:style-name="Internet_20_link" text:visited-style-name="Visited_20_Internet_20_Link">
 __ <text:span text:style-name="T4">
кинув у людей гранату</text:span>
</text:a>
 _<text:span text:style-name="T4">
.</text:span>
 _</text:p>
      <text:p text:style-name="P4">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Герасимчук розповіла у Радбезі ООН, як росія «перевиховує» українських дітей</text:span>
</text:h>
      <text:p text:style-name="P4">
Authors: Ukrinform (Person)</text:p>
      <text:p text:style-name="P4">
Publisher: Укринформ (Organization)</text:p>
      <text:p text:style-name="P4">
Published Time: 2023-04-28T23:44:00+03:00</text:p>
      <text:p text:style-name="P4">
Modified Time: 2023-04-28T23:44:00+03:00</text:p>
      <text:p text:style-name="P4">
Description: Радниця-уповноважена Президента України з прав дитини та дитячої реабілітації Дар’я Герасимчук продемонструвала членам Радбезу ООН у п’ятницю відеозапис зі свідченнями українських дітей, які перебували в російських таборах і були повернуті на Батьківщину. — Укрінформ.</text:p>
      <text:p text:style-name="P4">
Images: ["<text:a xlink:type="simple" xlink:href="https://static.ukrinform.com/photos/2023_04/thumb_files/630_360_1682706876-717.jpeg" text:style-name="Internet_20_link" text:visited-style-name="Visited_20_Internet_20_Link">
630_360_16827...</text:a>
"]</text:p>
      <text:p text:style-name="P4">
Tags: ['Депортація', 'Діти', 'росія', 'Воєнні злочини', 'Радбез ООН', 'Дар’я Герасимчук', 'Війна з росією']</text:p>
      <text:p text:style-name="P4">
Type: Article</text:p>
      <!--METADATA-->
      <text:p text:style-name="P4">
<draw:frame draw:style-name="fr1" draw:name="Image304" text:anchor-type="as-char" svg:width="6.9236in" svg:height="3.956343in" draw:z-index="0">
<draw:image xlink:href="../Images/yкринформ/2023-04-28T23-44-00-03-00/630_360_1682706876-717.jpeg" xlink:type="simple" xlink:show="embed" xlink:actuate="onLoad" draw:mime-type="image/jpeg"/>
</draw:frame>
 Радниця-уповноважена Президента України з прав дитини та дитячої реабілітації Дар’яГерасимчук продемонструвала членам Радбезу ООН у п’ятницю відеозапис зісвідченнями українських дітей, які перебували в російських таборах і булиповернуті на Батьківщину.</text:p>
      <text:p text:style-name="P4">
Як передає власний кореспондент Укрінформу у Нью-Йорку, діти розповіли пропереслідування за проукраїнську позицію, українську мову, про побиття,примушування до робіт, погане харчування.</text:p>
      <text:p text:style-name="P4">
«Це були табори перевиховання, приниження і покарання за любов до рідноїкраїни», – зазначила Герасимчук, яка виступила в режимі онлайн нанеформальному засіданні Ради Безпеки ООН з обговорення насильницькоїдепортації та викрадення <text:span text:style-name="T4">
<text:a xlink:type="simple" xlink:href="https://www.ukrinform.ua/tag-diti" text:style-name="Internet_20_link" text:visited-style-name="Visited_20_Internet_20_Link">
 </text:a>
 </text:span>
 росією зокупованих територій України.</text:p>
      <text:p text:style-name="P4">
За її словами, дії росіян сплановані й спрямовані на знищення майбутньогоУкраїни як нації.</text:p>
      <text:p text:style-name="P4">
росіяни не планували і не планують повертати наших дітей, про що свідчитьспрощена процедура надання російського громадянства дітям та усиновлення,розповіла вона.</text:p>
      <text:p text:style-name="P4">
«Я не розумію, як країна, яка вбиває наших дітей, може головувати ворганізації, створеній для підтримання миру в усьому світі», – зазначилаГерасимчук.</text:p>
      <text:p text:style-name="P4">
Вона наголосила, що вбивства, зґвалтування та викрадення дітей є «найбільшимдоказом російського злочину геноциду», про це також свідчить їх викрадення.</text:p>
      <text:p text:style-name="P4">
<text:span text:style-name="T4">
Читайте також:</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І все це підноситься (росією) як порятунок. Коли вони викрадають наших дітей,вони називають це евакуацією. Навіть в ООН вони наважуються говорити про«порятунок» наших дітей», - наголосила Герасимчук.</text:p>
      <text:p text:style-name="P4">
За її словами, на сьогодні, за офіційними даними, 90 393 дитини депортовано дорф, білорусі або примусово переселені на тимчасово окуповані територіїУкраїни. Реальні цифри можуть бути набагато вищі – сотні тисяч, додала вона.При цьому вдалося повернути лише 361 дитину.</text:p>
      <text:p text:style-name="P4">
Як повідомила <text:a xlink:type="simple" xlink:href="https://president.gov.ua/news/darya-gerasimchuk-na-specialnij-zustrichi-radi-bezpeki-oon-r-82553" text:style-name="Internet_20_link" text:visited-style-name="Visited_20_Internet_20_Link">
 </text:a>
 Офісу Президента, Герасимчуктакож поінформувала учасників зустрічі про кроки, які здійснює Україна задляприпинення й запобігання грубим порушенням прав дітей під час збройної агресіїросії, про співпрацю з Міжнародним кримінальним судом, Міжнародною слідчоюкомісією щодо України, механізмом з людського виміру ОБСЄ, Офісом спеціальногопредставника Генерального секретаря ООН з питань дітей у збройних конфліктахта відповідною робочою групою Організації Об’єднаних Націй у нашій країні.Україна розробила попередній проект превентивного плану з припинення тазапобігання грубим порушенням прав дітей під час збройного конфлікту.</text:p>
      <text:p text:style-name="P4">
Радниця-уповноважена Президента закликала міжнародну спільноту до об’єднаннязусиль задля порятунку українських дітей, викрадених Росією, та для розробкиміжнародних механізмів забезпечення безпеки всіх дітей у світі: «Захищаймосьогодні разом дітей України, адже завтра це може бути будь-яка дитина з будь-якої країни світу!».</text:p>
      <text:p text:style-name="P4">
Як повідомляв Укрінформ, у п’ятницю Рада Безпеки ООН на неформальномузасіданні у форматі Аррії обговорює викрадення та насильницьку депортаціюросією дітей з окупованих територій України.</text:p>
      <text:p text:style-name="P4">
<text:span text:style-name="T4">
Читайте також:</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Порушення цієї теми ініціювали США, Франція та Албанія як члени Радбезу таУкраїна. Підтримали проведення заходу ще пів сотні країн.</text:p>
      <text:p text:style-name="P4">
Президент Володимир Зеленський заявляв, що російська федерація за періодповномасштабного вторгнення <text:span text:style-name="T4">
_<text:a xlink:type="simple" xlink:href="https://www.ukrinform.ua/rubric-ato/3701142-rosia-vikrala-20-tisac-ukrainskih-ditej-zelenskij-u-rozmovi-z-si.html" text:style-name="Internet_20_link" text:visited-style-name="Visited_20_Internet_20_Link">
 </text:a>
 _ </text:span>
 20 тисяч українських дітей.</text:p>
      <text:p text:style-name="P4">
<text:span text:style-name="T5">
Фото: Офіс Президента</text:span>
</text:p>
      <text:p text:style-name="P4">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Трюдо та фон дер Ляєн обговорили підтримку України</text:span>
</text:h>
      <text:p text:style-name="P4">
Authors: Ukrinform (Person)</text:p>
      <text:p text:style-name="P4">
Publisher: Укринформ (Organization)</text:p>
      <text:p text:style-name="P4">
Published Time: 2023-04-28T23:54:00+03:00</text:p>
      <text:p text:style-name="P4">
Modified Time: 2023-04-28T23:54:00+03:00</text:p>
      <text:p text:style-name="P4">
Description: Канада та Європейський Союз продовжать спільно підтримувати Україну. — Укрінформ.</text:p>
      <text:p text:style-name="P4">
Images: ["<text:a xlink:type="simple" xlink:href="https://static.ukrinform.com/photos/2023_04/thumb_files/630_360_1682714587-640.jpg" text:style-name="Internet_20_link" text:visited-style-name="Visited_20_Internet_20_Link">
630_360_16827...</text:a>
"]</text:p>
      <text:p text:style-name="P4">
Tags: ['Канада', 'Німеччина', 'Трюдо', 'Україна', 'Фон дер Ляєн', 'Війна з росією']</text:p>
      <text:p text:style-name="P4">
Type: Article</text:p>
      <!--METADATA-->
      <text:p text:style-name="P4">
<draw:frame draw:style-name="fr1" draw:name="Image305" text:anchor-type="as-char" svg:width="6.9236in" svg:height="3.956343in" draw:z-index="0">
<draw:image xlink:href="../Images/yкринформ/2023-04-28T23-54-00-03-00/630_360_1682714587-640.jpg" xlink:type="simple" xlink:show="embed" xlink:actuate="onLoad" draw:mime-type="image/jpeg"/>
</draw:frame>
 Канада таЄвропейський Союз продовжать спільно підтримувати Україну.</text:p>
      <text:p text:style-name="P4">
Як повідомляє кореспондент Укрінформу, про це на своїй сторінці у мережі <text:a xlink:type="simple" xlink:href="https://twitter.com/JustinTrudeau/status/1652036826205397003" text:style-name="Internet_20_link" text:visited-style-name="Visited_20_Internet_20_Link">
</text:a>
 написавпрем’єр-міністр Канади Джастін Трюдо після розмови із президентом ЄвропейськоїКомісії Урсулою фон дер Ляєн.</text:p>
      <text:p text:style-name="P4">
“Минулого місяця під час її візиту до Канади, ми з президентом фон дер Ляєнобговорили підтримку України та українців. Вчора ми продовжили цю розмову йнаші погляди досі збігаються. Ми й надалі забезпечуватимемо українцям усюнеобхідну їм підтримку”, - заявив Трюдо.</text:p>
      <text:p text:style-name="Quotations">

<text:p text:style-name="P4">
Durant la visite de la présidente <text:a xlink:type="simple" xlink:href="https://twitter.com/vonderleyen" text:style-name="Internet_20_link" text:visited-style-name="Visited_20_Internet_20_Link">
&gt;
 </text:a>
 au Canada le mois&gt;
 dernier, on a parlé du soutien à l’Ukraine et à son peuple. On a continué&gt;
 ces discussions hier, et on est sur la même longueur d’onde. On va continuer&gt;
 de veiller à ce que les Ukrainiens aient le soutien nécessaire. <text:a xlink:type="simple" xlink:href="https://t.co/fjh9pIQabJ" text:style-name="Internet_20_link" text:visited-style-name="Visited_20_Internet_20_Link">
&gt;
 </text:a>
&gt;
&gt;
 — Justin Trudeau (@JustinTrudeau) <text:a xlink:type="simple" xlink:href="https://twitter.com/JustinTrudeau/status/1652036826205397003" text:style-name="Internet_20_link" text:visited-style-name="Visited_20_Internet_20_Link">
&gt;
 </text:a>
</text:p>

</text:p>
      <text:p text:style-name="P4">
<text:span text:style-name="T4">
Читайте також:</text:span>
 <text:span text:style-name="T4">
<text:a xlink:type="simple" xlink:href="https://www.ukrinform.ua/rubric-world/3696132-sumniviv-u-peremozi-ukraini-nemae-trudo.html" text:style-name="Internet_20_link" text:visited-style-name="Visited_20_Internet_20_Link">
 </text:a>
 </text:span>
</text:p>
      <text:p text:style-name="P4">
Нагадаємо: цього тижня Європейський Союз виділив Україні ще один транш урозмірі 1,5 мільярда євро в межах програми макрофінансової допомоги на 18мільярдів євро. Натомість Канада ще наприкінці березня перерахувала наукраїнський спецрахунок у МВФ 1,8 млрд дол.</text:p>
      <text:p text:style-name="P4">
<text:span text:style-name="T4">
Читайте також:</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Останній візит <text:span text:style-name="T4">
<text:a xlink:type="simple" xlink:href="https://www.ukrinform.ua/tag-fon-der-laen" text:style-name="Internet_20_link" text:visited-style-name="Visited_20_Internet_20_Link">
 </text:a>
 </text:span>
 до Канадитривав з 6 по 8 березня.</text:p>
      <text:p text:style-name="P4">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Стійкий і тривалий мир у Європі не можливий без України в НАТО — голова Комітету інтеграції України до ЄС</text:span>
</text:h>
      <text:p text:style-name="P4">
Author: ['АРМІЯINFORM']</text:p>
      <text:p text:style-name="P4">
Time: 2023-04-28T24:00:00-04:00</text:p>
      <text:p text:style-name="P4">
Description: Голова Комітету інтеграції України до ЄС Іванна Климпуш-Цинцадзе під час слухань Коміте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fc3544-3b70-4e79-8482-133e427ff5b2.jpg" text:style-name="Internet_20_link" text:visited-style-name="Visited_20_Internet_20_Link">
22fc3544-3b70-4e79-8482-133e427ff5b2.jpg</text:a>
']</text:p>
      <text:p text:style-name="P4">
Tags: ['STOPRUSSIA', 'АГРЕСІЯ РФ', 'ВІЙНА', 'ВР УКРАЇНИ', 'ВТОРГНЕННЯ РФ', 'УКРАЇНА - ІТАЛІЯ']</text:p>
      <text:p text:style-name="P4">
Category: News</text:p>
      <!--METADATA-->
      <text:p text:style-name="P4">
<draw:frame draw:style-name="fr1" draw:name="Image306" text:anchor-type="as-char" svg:width="6.9236in" svg:height="5.1927in" draw:z-index="0">
<draw:image xlink:href="../Images/AРМІЯINFORM/2023-04-28T24-00-00-04-00/22fc3544-3b70-4e79-8482-133e427ff5b2.jpg" xlink:type="simple" xlink:show="embed" xlink:actuate="onLoad" draw:mime-type="image/jpeg"/>
</draw:frame>
</text:p>
      <text:p text:style-name="P4">
Голова Комітету інтеграції України до ЄС <text:a xlink:type="simple" xlink:href="https://www.facebook.com/ivanna.klympushtsintsadze" text:style-name="Internet_20_link" text:visited-style-name="Visited_20_Internet_20_Link">
Іванна Климпуш-Цинцадзе</text:a>
 під час слуханьКомітету закордонних справ Італії подякувала Італії та італійському народовіза підтримку України у боротьбі за суверенітет, незалежність і територіальнуцілісність.</text:p>
      <text:p text:style-name="P4">
Зараз вкрай важливо бути одностайними у тому, щоби підтримувати ЗСУ, нашесуспільство, яке об’єднане і мобілізоване, щоби дати відсіч агресору. Нампотрібні інструменти, аби захистити те, у що ми віримо, себе й наші цінності.А потім відбудувати свою країну, сподіваюся, також із вашою підтримкою, —наголосила вона.</text:p>
      <text:p text:style-name="P4">
Візит українських депутатів до Рима відбувся у складі міжпарламентської мережіUnited for Ukraine. Вона об’єднує друзів України з Європейського Парламенту танаціональних парламентів.</text:p>
      <text:p text:style-name="P4">
Джерело: <text:a xlink:type="simple" xlink:href="https://www.rada.gov.ua/news/razom/235773.html" text:style-name="Internet_20_link" text:visited-style-name="Visited_20_Internet_20_Link">
Апарат Верховної РадиУкраїни</text:a>
</text:p>
      <text:p text:style-name="P4">
Source: <text:a xlink:type="simple" xlink:href="https://armyinform.com.ua/2023/04/28/stijkyj-i-tryvalyj-myr-u-yevropi-ne-mozhlyvyj-bez-ukrayiny-v-nato/" text:style-name="Internet_20_link" text:visited-style-name="Visited_20_Internet_20_Link">
https://armyinform.com.ua/2023/04/28/stijkyj-i-tryvalyj-myr-u-yevropi-ne-mozhlyvyj-bez-ukrayiny-v-nato/</text:a>
</text:p>
      <!--NEWS-->
      <text:h text:style-name="P10" text:outline-level="1">
<text:span text:style-name="T4">
Забезпечення освіти в умовах широкомасштабної війни: ЮНІСЕФ та ЄС діють разом</text:span>
</text:h>
      <text:p text:style-name="P4">
Author: ['АРМІЯINFORM']</text:p>
      <text:p text:style-name="P4">
Time: 2023-04-28T25:00:00-04:00</text:p>
      <text:p text:style-name="P4">
Description: В Міністерстві освіти і науки України відбулося передавання ноутбуків і планшетів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6189833101-46b1f00b645d3192b8bdfdc5107255ca.jpg" text:style-name="Internet_20_link" text:visited-style-name="Visited_20_Internet_20_Link">
56189833101-46b1f00b645d3192b8bdfdc5107255ca.jpg</text:a>
']</text:p>
      <text:p text:style-name="P4">
Tags: ['STOPRUSSIA', 'YES', 'АГРЕСІЯ РФ', 'ВІЙНА', 'ВТОРГНЕННЯ РФ', 'ДІТИ ВІЙНИ', 'ООН ЮНІСЕФ']</text:p>
      <text:p text:style-name="P4">
Category: News</text:p>
      <!--METADATA-->
      <text:p text:style-name="P4">
<draw:frame draw:style-name="fr1" draw:name="Image307" text:anchor-type="as-char" svg:width="6.9236in" svg:height="4.137041in" draw:z-index="0">
<draw:image xlink:href="../Images/AРМІЯINFORM/2023-04-28T25-00-00-04-00/56189833101-46b1f00b645d3192b8bdfdc5107255ca.jpg" xlink:type="simple" xlink:show="embed" xlink:actuate="onLoad" draw:mime-type="image/jpeg"/>
</draw:frame>
Ілюстративне фото</text:p>
      <text:p text:style-name="P4">
В Міністерстві освіти і науки України відбулося передавання ноутбуків іпланшетів для школярів Луганської області за участю Міністра освіти і наукиУкраїни Оксена Лісового, заступника голови Представництва Європейського Союзув Україні Ремі Дюфло, голови Представництва Дитячого фонду ООН (ЮНІСЕФ) вУкраїні Мурата Шахіна та голови Луганської обласної військової адміністраціїАртема Лисогора.</text:p>
      <text:p text:style-name="P4">
«Третина школярів, які сьогодні повинні навчатися у дистанційному форматі, неможуть це робити через відсутність будь-якого девайсу. Тож разом з партнерамиробимо усе, щоб кількість дітей, які мають доступ до комп’ютерного обладнання,постійно зростала. Це критично важливо для тих областей, які регулярнопотерпають від російських атак та мають тимчасово окуповані території», —зазначив Оксен Лісовий.</text:p>
      <text:p text:style-name="P4">
ЮНІСЕФ за фінансової підтримки Європейського Союзу та Республіки Кореядоставив 5 тис. планшетів для учнів молодшої школи. Ще стільки ж ноутбуківотримають діти середнього та старшого шкільного віку. Електронні пристроїрозповсюдять до закладів освіти по всій Україні. Нове постачання від ЮНІСЕФдопоможе українським дітям продовжувати навчання онлайн, адже відвідуванняшколи вже тривалий час недоступне багатьом з них через безпекову ситуацію.Надана допомога також спрямована на дітей-переселенців, які вимушено покинулирідні домівки через бойові дії. Крім того, пристрої отримають діти зінвалідністю, діти з малозабезпечених сімей або позбавлені батьківськогопіклування та діти, які не мають гаджетів для під‘єднання до онлайн-занять.</text:p>
      <text:p text:style-name="P4">
Нове постачання ноутбуків та планшетів від ЮНІСЕФ уможливило фінансуванняЄвропейського Союзу в розмірі 10 млн євро, спрямоване на забезпечення доступудо освіти для дітей в умовах повномасштабної війни. Мета фінансової підтримкиЄС — дати можливість продовжувати освіту для 680 тис. дітей та 22 тис.учителів онлайн, а якщо дозволяє безпекова ситуація, то й офлайн.</text:p>
      <text:p text:style-name="P4">
«Європейський Союз пишається підтримкою цієї ініціативи, спрямованої назабезпечення безперервного викладання та навчання. Навіть в умовахповномасштабної російської агресії діти повинні мати доступ до якісної освіти,де б вони не перебували. Надаючи це обладнання, ми допомагаємо забезпечитибезперервність освіти та розвитку дітей задля їхнього успішного майбутнього»,— наголосив заступник голови Представництва Європейського Союзу в Україні РеміДюфло.</text:p>
      <text:p text:style-name="P4">
Республіка Корея виділила 4 млн доларів США на підтримку формальної танеформальної освіти для дітей в Україні.</text:p>
      <text:p text:style-name="P4">
«Забезпечення безперервного навчального процесу має бути пріоритетом за будь-яких обставин. Минулого року Республіка Корея доставила 6 тис. ноутбуків дляукраїнських дітей як гуманітарну допомогу. І тепер ми раді зробити ще одиннадважливий внесок у майбутнє України разом із ЮНІСЕФ. Корея продовжуватименадавати підтримку Україні», — заявив Посол Республіки Корея в Україні КімХенг Те.</text:p>
      <text:p text:style-name="P4">
Лише близько третини українських шкіл змогли розпочати очне навчання з 1вересня 2022 року. Це означає, що близько 3 млн дітей сьогодні відвідуютьзаняття онлайн або у змішаному форматі.</text:p>
      <text:p text:style-name="P4">
«Кожна дитина має право на освіту, навіть коли її важко забезпечити. У фокусіЮНІСЕФ — забезпечення можливостей для навчання тих дітей, які мають проблеми здоступом до освіти через відсутність відповідного обладнання», — наголосивголова Представництва ЮНІСЕФ в Україні Мурат Шахін.</text:p>
      <text:p text:style-name="P4">
Ноутбуки та планшети отримають діти у Дніпропетровській, Донецькій,Запорізькій, Луганській, Миколаївській, Харківській, Одеській, Полтавській,Сумській, Чернігівській, Кіровоградській та Херсонській областях.</text:p>
      <text:p text:style-name="P4">
<text:span text:style-name="T5">
Джерело:<text:a xlink:type="simple" xlink:href="https://www.kmu.gov.ua/news/za-pidtrymky-ies-ta-respubliky-koreia-iunisef-peredav-ukrainskym-shkoliaram-10-tys-planshetiv-i-noutbukiv" text:style-name="Internet_20_link" text:visited-style-name="Visited_20_Internet_20_Link">
Урядовий Портал</text:a>
</text:span>
</text:p>
      <text:p text:style-name="P4">
Source: <text:a xlink:type="simple" xlink:href="https://armyinform.com.ua/2023/04/28/zabezpechennya-osvity-v-umovah-shyrokomasshtabnoyi-vijny-yunisef-ta-yes-diyut-razom/" text:style-name="Internet_20_link" text:visited-style-name="Visited_20_Internet_20_Link">
https://armyinform.com.ua/2023/04/28/zabezpechennya-osvity-v-umovah-shyrokomasshtabnoyi-vijny-yunisef-ta-yes-diyut-razom/</text:a>
</text:p>
      <!--NEWS-->
      <text:h text:style-name="P10" text:outline-level="1">
<text:span text:style-name="T4">
Компенсація витрат на правову допомогу: можливості для потерпілих від збройної агресії</text:span>
</text:h>
      <text:p text:style-name="P4">
Author: ['АРМІЯINFORM']</text:p>
      <text:p text:style-name="P4">
Time: 2023-04-28T26:00:00-04:00</text:p>
      <text:p text:style-name="P4">
Description: Звернутися за відшкодуванням витрат на професійну правову допомогу мають право ос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terany.jpg" text:style-name="Internet_20_link" text:visited-style-name="Visited_20_Internet_20_Link">
veterany.jpg</text:a>
']</text:p>
      <text:p text:style-name="P4">
Tags: ['STOPRUSSIA', 'АГРЕСІЯ РФ', 'ВІЙНА', 'ВТОРГНЕННЯ РФ', 'МІНРЕІНТЕГРАЦІЇ']</text:p>
      <text:p text:style-name="P4">
Category: News</text:p>
      <!--METADATA-->
      <text:p text:style-name="P4">
<draw:frame draw:style-name="fr1" draw:name="Image308" text:anchor-type="as-char" svg:width="6.9236in" svg:height="3.894525in" draw:z-index="0">
<draw:image xlink:href="../Images/AРМІЯINFORM/2023-04-28T26-00-00-04-00/veterany.jpg" xlink:type="simple" xlink:show="embed" xlink:actuate="onLoad" draw:mime-type="image/jpeg"/>
</draw:frame>
</text:p>
      <text:p text:style-name="P4">
Звернутися за відшкодуванням витрат на професійну правову допомогу мають правоособи, стосовно яких встановлено факт позбавлення свободи внаслідок збройноїагресії проти України, та члени їхніх сімей.</text:p>
      <text:p text:style-name="P4">
Факт позбавлення свободи таких осіб встановлює відповідна Комісія, що працюєпри Мінреінтеграції. Звернутися до Комісії можна особисто або через законногопредставника чи члена сім’ї.</text:p>
      <text:p text:style-name="P4">
З формою заяви та переліком необхідних документів можна ознайомитися за<text:a xlink:type="simple" xlink:href="https://minre.gov.ua/wp-content/uploads/2023/02/forma_zayavy_vstanovlennya_faktu1_1_0.pdf" text:style-name="Internet_20_link" text:visited-style-name="Visited_20_Internet_20_Link">
посиланням</text:a>
.</text:p>
      <text:p text:style-name="P4">
У разі встановлення зазначеного факту Комісія також може ухвалити рішення провиплату коштів для відшкодування витрат на професійну правову допомогувказаним особам. Наразі максимальний розмір відшкодування — 53 680 гривень.</text:p>
      <text:p text:style-name="P4">
Щоб отримати кошти, необхідно подати до Мінреінтеграції відповідну<text:a xlink:type="simple" xlink:href="https://minre.gov.ua/wp-content/uploads/2023/02/forma_zayavy_vidshkoduvannya_1_1.pdf" text:style-name="Internet_20_link" text:visited-style-name="Visited_20_Internet_20_Link">
заяву</text:a>
 та підтверджуючідокументи або відомості. Наприклад, договір з адвокатом, розписки або іншівідомості, які можуть обґрунтовано свідчити про надання правової допомоги. Якце зробити, дивіться в <text:a xlink:type="simple" xlink:href="https://minre.gov.ua/wp-content/uploads/2023/04/photo_2023-04-27_15-47-12.jpg" text:style-name="Internet_20_link" text:visited-style-name="Visited_20_Internet_20_Link">
інфографіці.</text:a>
</text:p>
      <text:p text:style-name="P4">
<text:span text:style-name="T4">
Джерело:</text:span>
 <text:span text:style-name="T5">
<text:a xlink:type="simple" xlink:href="https://minre.gov.ua/wp-content/uploads/2023/04/photo_2023-04-27_15-47-12.jpg" text:style-name="Internet_20_link" text:visited-style-name="Visited_20_Internet_20_Link">
Мінреінтеграції</text:a>
</text:span>
</text:p>
      <text:p text:style-name="P4">
Source: <text:a xlink:type="simple" xlink:href="https://armyinform.com.ua/2023/04/28/kompensacziya-vytrat-na-pravovu-dopomogu-mozhlyvosti-dlya-poterpilyh-vid-zbrojnoyi-agresiyi/" text:style-name="Internet_20_link" text:visited-style-name="Visited_20_Internet_20_Link">
https://armyinform.com.ua/2023/04/28/kompensacziya-vytrat-na-pravovu-dopomogu-mozhlyvosti-dlya-poterpilyh-vid-zbrojnoyi-agresiyi/</text:a>
</text:p>
      <!--NEWS-->
      <text:h text:style-name="P10" text:outline-level="1">
<text:span text:style-name="T4">
Роз’яснення щодо виплати одноразової грошової допомоги у разі загибелі або інвалідності деяких категорій осіб</text:span>
</text:h>
      <text:p text:style-name="P4">
Author: ['АРМІЯINFORM']</text:p>
      <text:p text:style-name="P4">
Time: 2023-04-28T27:00:00-04:00</text:p>
      <text:p text:style-name="P4">
Description: Міністерство у справах ветеранів України підготувало інфографіку із роз’ясненням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_kartka-ogd-336_1-150x150.jpg" text:style-name="Internet_20_link" text:visited-style-name="Visited_20_Internet_20_Link">
7_kartka-ogd-336_1-150x150.jpg</text:a>
', '<text:a xlink:type="simple" xlink:href="https://armyinform.com.ua/wp-content/uploads/2023/04/7_kartka-ogd-336_2-150x150.jpg" text:style-name="Internet_20_link" text:visited-style-name="Visited_20_Internet_20_Link">
7_kartka-ogd-336_2-150x150.jpg</text:a>
']</text:p>
      <text:p text:style-name="P4">
Tags: ['STOPRUSSIA', 'АГРЕСІЯ РФ', 'ВІЙНА', 'ВТОРГНЕННЯ РФ', 'ІНФОГРАФІКА', 'МІНВЕТЕРАНІВ']</text:p>
      <text:p text:style-name="P4">
Category: News</text:p>
      <!--METADATA-->
      <text:p text:style-name="P4">
Міністерство у справах ветеранів України<text:a xlink:type="simple" xlink:href="https://mva.gov.ua/ua/news/minveteraniv-pidgotuvalo-rozyasnennya-shchodo-priznachennya-ta-viplati-odnorazovoyi-groshovoyi-dopomogi-u-razi-zagibeli-smerti-abo-invalidnosti-deyakih-kategorij-osib" text:style-name="Internet_20_link" text:visited-style-name="Visited_20_Internet_20_Link">
підготувало</text:a>
інфографіку із роз’ясненням щодо призначення та виплати одноразової грошовоїдопомоги у разі загибелі (смерті) або інвалідності деяких категорій осібвідповідно до Закону України «Про статус ветеранів війни, гарантії їхсоціального захисту».</text:p>
      <text:p text:style-name="P4">
<text:a xlink:type="simple" xlink:href="https://armyinform.com.ua/wp-content/uploads/2023/04/7_kartka-ogd-336_1.jpg" text:style-name="Internet_20_link" text:visited-style-name="Visited_20_Internet_20_Link">
<draw:frame draw:style-name="fr1" draw:name="Image309" text:anchor-type="as-char" svg:width="6.9236in" svg:height="6.9236in" draw:z-index="0">
<draw:image xlink:href="../Images/AРМІЯINFORM/2023-04-28T27-00-00-04-00/7_kartka-ogd-336_1-150x150.jpg" xlink:type="simple" xlink:show="embed" xlink:actuate="onLoad" draw:mime-type="image/jpeg"/>
</draw:frame>
</text:a>
</text:p>
      <text:p text:style-name="P4">
<text:a xlink:type="simple" xlink:href="https://armyinform.com.ua/wp-content/uploads/2023/04/7_kartka-ogd-336_2.jpg" text:style-name="Internet_20_link" text:visited-style-name="Visited_20_Internet_20_Link">
<draw:frame draw:style-name="fr1" draw:name="Image310" text:anchor-type="as-char" svg:width="6.9236in" svg:height="6.9236in" draw:z-index="0">
<draw:image xlink:href="../Images/AРМІЯINFORM/2023-04-28T27-00-00-04-00/7_kartka-ogd-336_2-150x150.jpg" xlink:type="simple" xlink:show="embed" xlink:actuate="onLoad" draw:mime-type="image/jpeg"/>
</draw:frame>
</text:a>
</text:p>
      <text:p text:style-name="P4">
Source: <text:a xlink:type="simple" xlink:href="https://armyinform.com.ua/2023/04/28/rozyasnennya-shhodo-pryznachennya-ta-vyplaty-odnorazovoyi-groshovoyi-dopomogy-u-razi-zagybeli-smerti-abo-invalidnosti-deyakyh-kategorij-osib/" text:style-name="Internet_20_link" text:visited-style-name="Visited_20_Internet_20_Link">
https://armyinform.com.ua/2023/04/28/rozyasnennya-shhodo-pryznachennya-ta-vyplaty-odnorazovoyi-groshovoyi-dopomogy-u-razi-zagybeli-smerti-abo-invalidnosti-deyakyh-kategorij-osib/</text:a>
</text:p>
      <!--NEWS-->
      <text:h text:style-name="P10" text:outline-level="1">
<text:span text:style-name="T4">
Італійський бізнес висловив високу зацікавленість в участі у відновленні України — Денис Шмигаль</text:span>
</text:h>
      <text:p text:style-name="P4">
Author: ['АРМІЯINFORM']</text:p>
      <text:p text:style-name="P4">
Time: 2023-04-28T28:00:00-04:00</text:p>
      <text:p text:style-name="P4">
Description: Про це повідомляє Урядовий Портал.    У Римі відбулася Конференція з відновлен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04_820_360_0_0_auto.jpg" text:style-name="Internet_20_link" text:visited-style-name="Visited_20_Internet_20_Link">
thumb_203104_820_360_0_0_auto.jpg</text:a>
']</text:p>
      <text:p text:style-name="P4">
Tags: ['STOPRUSSIA', 'АГРЕСІЯ РФ', 'ВІЙНА', 'ВТОРГНЕННЯ РФ', 'ДЕНИС ШМИГАЛЬ', 'УКРАЇНА - ІТАЛІЯ']</text:p>
      <text:p text:style-name="P4">
Category: News</text:p>
      <!--METADATA-->
      <text:p text:style-name="P4">
<draw:frame draw:style-name="fr1" draw:name="Image311" text:anchor-type="as-char" svg:width="6.9236in" svg:height="4.567887in" draw:z-index="0">
<draw:image xlink:href="../Images/AРМІЯINFORM/2023-04-28T28-00-00-04-00/thumb_203104_820_360_0_0_auto.jpg" xlink:type="simple" xlink:show="embed" xlink:actuate="onLoad" draw:mime-type="image/jpeg"/>
</draw:frame>
</text:p>
      <text:p text:style-name="P4">
Про це <text:a xlink:type="simple" xlink:href="https://www.kmu.gov.ua/news/italiiskyi-biznes-vyslovyv-vysoku-zatsikavlenist-v-uchasti-u-vidnovlenni-ukrainy-denys-shmyhal" text:style-name="Internet_20_link" text:visited-style-name="Visited_20_Internet_20_Link">
повідомляє</text:a>
 УрядовийПортал.</text:p>
      <text:p text:style-name="P4">
У Римі відбулася Конференція з відновлення України, де взяли участь сотніукраїнських та італійських компаній, Голова Ради міністрів Італії ДжорджаМелоні та виступив Президент України Володимир Зеленський. Як відзначивПрем’єр-міністр Денис Шмигаль під час брифінгу за підсумками візиту,результати цієї конференції є плідними для України.</text:p>
      <text:p text:style-name="P4">
«Ми підписали шість меморандумів в галузі екології, промисловості, логістики венергетичній сфері. Також два меморандуми було підписано між регіонами Україний Італії, що ще раз демонструє налагодження прямих зв’язків між нашимигромадами й людьми», — сказав Денис Шмигаль.</text:p>
      <text:p text:style-name="P4">
За словами Глави Уряду, українська делегація окреслила ключові напрямкишвидкого відновлення нашої країни, щоб італійські компанії мали розуміння зчим і коли приходити в Україну.</text:p>
      <text:p text:style-name="P4">
«Ключові напрями — це енергетичне відновлення, гуманітарне розмінування,відновлення пошкодженого житла людей, відновлення критичної інфраструктури, атакож відновлення нашої економічної спроможності в галузі мікро-, малого йсереднього бізнесу», — зауважив Прем’єр-міністр.</text:p>
      <text:p text:style-name="P4">
Денис Шмигаль підкреслив, що італійський бізнес висловив високу зацікавленістьв участі у відновленні України. Крім того, Експортно-кредитне агентство Італії(SACE) готове відновлювати роботу з Україною. За словами Прем’єр-міністра,було досягнуто домовленості, що агентство виділить ще 1 млрд євро для проектіввідновлення в Україні.</text:p>
      <text:p text:style-name="P4">
Також Денис Шмигаль розповів про зустрічі з керівництвом Італії: ПрезидентомСерджо Маттареллою, Головою Ради міністрів Джорджою Мелоні, головою СенатуПарламенту Іняціо Ла Русса та головою Палати депутатів Лоренцо Фонтаною. Якповідомив очільник українського Уряду, він обговорював питання всебічноїпідтримки України та євроатлантичної інтеграції: «Італія запевнила нас у своїйрішучій підтримці на цьому шляху».</text:p>
      <text:p text:style-name="P4">
Прем’єр-міністр підкреслив, що важливим елементом зустрічей стало обговоренняФормули миру Президента України Володимира Зеленського. Зокрема, такі ключовіпункти як ядерна, продовольча та енергетична безпека, повернення полонених ідепортованих українців додому, відновлення територіальної цілісності Українита забезпечення гарантій безпеки.</text:p>
      <text:p text:style-name="P4">
Крім того, у Ватикані Денис Шмигаль провів аудієнцію з Папою Франциском іДержавним секретарем П’єтро Пароліном. Сторони обговорили Формулу мируПрезидента України й можливу допомогу Його святості та Ватикану в досягненнівсіх кроків формули. Прем’єр-міністр також попросив сприяння в поверненнідодому українців та українських дітей, які незаконно утримуються, арештованіабо депортовані до росії.</text:p>
      <text:p text:style-name="P4">
Source: <text:a xlink:type="simple" xlink:href="https://armyinform.com.ua/2023/04/28/italijskyj-biznes-vyslovyv-vysoku-zaczikavlenist-v-uchasti-u-vidnovlenni-ukrayiny-denys-shmygal/" text:style-name="Internet_20_link" text:visited-style-name="Visited_20_Internet_20_Link">
https://armyinform.com.ua/2023/04/28/italijskyj-biznes-vyslovyv-vysoku-zaczikavlenist-v-uchasti-u-vidnovlenni-ukrayiny-denys-shmygal/</text:a>
</text:p>
      <!--NEWS-->
      <text:h text:style-name="P10" text:outline-level="1">
<text:span text:style-name="T4">
Передавала фсб дані про захисників Маріуполя: викрито голову Полтавського райсуду</text:span>
</text:h>
      <text:p text:style-name="P4">
Author: ['АРМІЯINFORM']</text:p>
      <text:p text:style-name="P4">
Time: 2023-04-28T29:00:00-04:00</text:p>
      <text:p text:style-name="P4">
Description: Служба безпеки викрила ще одну російську агентку серед українських топпосад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pys3333aty.jpg" text:style-name="Internet_20_link" text:visited-style-name="Visited_20_Internet_20_Link">
zapys3333aty.jpg</text:a>
', '<text:a xlink:type="simple" xlink:href="https://armyinform.com.ua/wp-content/uploads/2023/04/343741585_207803575299280_275321459144354500_n.jpg" text:style-name="Internet_20_link" text:visited-style-name="Visited_20_Internet_20_Link">
343741585_207803575299280_275321459144354500_n.jpg</text:a>
']</text:p>
      <text:p text:style-name="P4">
Tags: ['STOPRUSSIA', 'ВТОРГНЕННЯ РФ', 'ДЕРЖАВНА ЗРАДА', 'СБУ']</text:p>
      <text:p text:style-name="P4">
Category: News</text:p>
      <!--METADATA-->
      <text:p text:style-name="P4">
<draw:frame draw:style-name="fr1" draw:name="Image312" text:anchor-type="as-char" svg:width="6.9236in" svg:height="3.511396in" draw:z-index="0">
<draw:image xlink:href="../Images/AРМІЯINFORM/2023-04-28T29-00-00-04-00/zapys3333aty.jpg" xlink:type="simple" xlink:show="embed" xlink:actuate="onLoad" draw:mime-type="image/jpeg"/>
</draw:frame>
</text:p>
      <text:p text:style-name="P4">
Служба безпеки викрила ще одну російську агентку серед українськихтоппосадовців. Фігуранткою є очільниця Полтавського районного суду, яку фсбзавербувала для проведення розвідувально-підривної діяльності проти України,<text:a xlink:type="simple" xlink:href="https://www.facebook.com/SecurSerUkraine/posts/pfbid02W2ivzE4Daf1Tr4xAVgjM9KZpVUNjLM8934awAxAk4KXpPmuW9gvRh7QfmCfH5SLcl" text:style-name="Internet_20_link" text:visited-style-name="Visited_20_Internet_20_Link">
інформує</text:a>
пресслужба відомства.</text:p>
      <text:p text:style-name="P4">
«На російську спецслужбу посадовиця вийшла за власної ініціативи на початкуповномасштабного вторгнення рф. На той час вона перебувала у Бердянську, депрацювала суддею у міськрайонному суді. Після захоплення південного містажінка добровільно залишилась на тимчасово окупованій частині Запорізькоїобласті. Там вона «познайомилась» з представником фсб і дала йому згоду нанегласне співробітництво на користь країни-агресора», – йдеться уповідомленні.</text:p>
      <text:p text:style-name="P4">
Встановлено, що наприкінці березня минулого року вона передала окупантамінформацію про переміщення трьох бійців окремого загону спецпризначення «Азов»з Маріуполя до району Мангуша. Тоді за її «наводкою» загарбники намагалисявиявити місцезнаходження українських військових.</text:p>
      <text:p text:style-name="P4">
<draw:frame draw:style-name="fr1" draw:name="Image313" text:anchor-type="as-char" svg:width="6.9236in" svg:height="4.615733in" draw:z-index="0">
<draw:image xlink:href="../Images/AРМІЯINFORM/2023-04-28T29-00-00-04-00/343741585_207803575299280_275321459144354500_n.jpg" xlink:type="simple" xlink:show="embed" xlink:actuate="onLoad" draw:mime-type="image/jpeg"/>
</draw:frame>
</text:p>
      <text:p text:style-name="P4">
Крім того, зрадниця закликала інших працівників суду підтримати російськихокупантів і співпрацювати з ними. Якщо чула заперечення — «здавала» людей доросійських каральних органів.</text:p>
      <text:p text:style-name="P4">
Однак, влітку минулого року посадовиця виїхала на підконтрольну Українітериторію, де згодом влаштувалась до Полтавського райсуду.</text:p>
      <text:p text:style-name="P4">
Співробітники СБУ викрили зловмисницю і поетапно задокументували злочинні дії.На підставі зібраних доказів слідчі Служби безпеки повідомили їй про підозруза ч. 2 ст. 111 Кримінального кодексу України (державна зрада, вчинена вумовах воєнного стану).</text:p>
      <text:p text:style-name="P4">
Наразі вирішується питання щодо відсторонення фігурантки від посади та обраннязапобіжного заходу ˗ тримання під вартою. Тривають слідчі дії для встановленнявсіх обставин злочину. Розслідування проводили співробітники СБУ в Запорізькійобласті за процесуального керівництва обласної прокуратури.</text:p>
      <text:p text:style-name="P4">
Source: <text:a xlink:type="simple" xlink:href="https://armyinform.com.ua/2023/04/28/zlyvala-fsb-dani-pro-zahysnykiv-mariupolya-vykryto-golovu-poltavskogo-rajsudu/" text:style-name="Internet_20_link" text:visited-style-name="Visited_20_Internet_20_Link">
https://armyinform.com.ua/2023/04/28/zlyvala-fsb-dani-pro-zahysnykiv-mariupolya-vykryto-golovu-poltavskogo-rajsudu/</text:a>
</text:p>
      <!--NEWS-->
      <text:h text:style-name="P10" text:outline-level="1">
<text:span text:style-name="T4">
Poltavska Oblast(17:04). Red Alert: aerial threat. Sirens sounding. Take cover now!</text:span>
</text:h>
      <text:p text:style-name="P4">
Authors: liveuamap (Language: en)</text:p>
      <text:p text:style-name="P4">
Time: 2023-04-28T2:05:00</text:p>
      <text:p text:style-name="P4">
Location: Poltavska Oblast (Latitude:49.47705000 Longtitude:33.81866000)</text:p>
      <text:p text:style-name="P4">
Videos: []</text:p>
      <text:p text:style-name="P4">
Images: []</text:p>
      <text:p text:style-name="P4">
Tags: ["Europe", "Central and Eastern Europe"]</text:p>
      <text:p text:style-name="P4">
ID: 22559218</text:p>
      <!--METADATA-->
      <text:p text:style-name="P4">
Poltavska Oblast(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Source: <text:a xlink:type="simple" xlink:href="https://t.me/suspilnepoltava/10937" text:style-name="Internet_20_link" text:visited-style-name="Visited_20_Internet_20_Link">
https://t.me/suspilnepoltava/10937</text:a>
</text:p>
      <!--NEWS-->
      <text:h text:style-name="P10" text:outline-level="1">
<text:span text:style-name="T4">
Про дезінформаційні та маніпулятивні кампанії, що відбуваються на ТОТ</text:span>
</text:h>
      <text:p text:style-name="P4">
Author: ['АРМІЯINFORM']</text:p>
      <text:p text:style-name="P4">
Time: 2023-04-28T30: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fejk-nyus-7.jpg" text:style-name="Internet_20_link" text:visited-style-name="Visited_20_Internet_20_Link">
fejk-nyus-7.jpg</text:a>
']</text:p>
      <text:p text:style-name="P4">
Tags: ['STOPRUSSIA', 'АГРЕСІЯ РФ', 'ВІЙНА', 'ВТОРГНЕННЯ РФ', 'РОСІЙСЬКІ ФЕЙКИ']</text:p>
      <text:p text:style-name="P4">
Category: News</text:p>
      <!--METADATA-->
      <text:p text:style-name="P4">
<draw:frame draw:style-name="fr1" draw:name="Image314" text:anchor-type="as-char" svg:width="6.9236in" svg:height="3.894525in" draw:z-index="0">
<draw:image xlink:href="../Images/AРМІЯINFORM/2023-04-28T30-00-00-04-00/fejk-nyus-7.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b7hZwdbV7862TwFW2uf6ukQH23D6DxygaUHPwhUPuostcTnE3ouyQQ5R5fDG9C5tl" text:style-name="Internet_20_link" text:visited-style-name="Visited_20_Internet_20_Link">
повідомив</text:a>
про фейки, поширені ворожими пропагандистами.</text:p>
      <text:p text:style-name="P4">
<text:span text:style-name="T4">
Запорізька обл.:</text:span>
</text:p>
      <ul>
        <li>
Окупаційна влада Бердянська анонсувала перевірки «наявності споживачів житлово-комунальних послуг» у помешканнях. Насправді це допоможе окупантам доповнити облік «безгосподарного майна» задля конфіскації.</li>
      </ul>
      <text:p text:style-name="P4">
<text:span text:style-name="T4">
Донецька обл.:</text:span>
</text:p>
      <ul>
        <li>
Для шолярів на ТОТ проведуть російський «Єдиний державний екзамен». Рашисти запевняють — іспит добровільний, проте вже почали облаштовувати 14 пунктів для його складання. Так ворог продовжує русифікацію ТОТ.</li>
      </ul>
      <text:p text:style-name="P4">
<text:span text:style-name="T4">
Луганська обл.:</text:span>
</text:p>
      <ul>
        <li>
Окупанти розпочали масштабне переселення жителів ТОТ на територію рф. Країна-агресор намагається вплинути на зміну етнічного складу населення, прикриваючись тимчасовими заходами захисту.</li>
      </ul>
      <text:p text:style-name="P4">
<text:span text:style-name="T4">
Херсонська обл.:</text:span>
</text:p>
      <ul>
        <li>
Пропагандисти рф зняли ролик про чергові «досягнення» окупантів у Каховці — висвітлювали проведення суботника, де найбільшу увагу приділяли пам’ятникам радянської доби, таким чином нав’язуючи «рускій мір».</li>
      </ul>
      <text:p text:style-name="P4">
Source: <text:a xlink:type="simple" xlink:href="https://armyinform.com.ua/2023/04/28/pro-dezinformaczijni-ta-manipulyatyvni-kampaniyi-shho-vidbuvayutsya-na-tot-2/" text:style-name="Internet_20_link" text:visited-style-name="Visited_20_Internet_20_Link">
https://armyinform.com.ua/2023/04/28/pro-dezinformaczijni-ta-manipulyatyvni-kampaniyi-shho-vidbuvayutsya-na-tot-2/</text:a>
</text:p>
      <!--NEWS-->
      <text:h text:style-name="P10" text:outline-level="1">
<text:span text:style-name="T4">
Наша авіація завдала 7 ударів по районах зосередження противника</text:span>
</text:h>
      <text:p text:style-name="P4">
Author: ['АРМІЯINFORM']</text:p>
      <text:p text:style-name="P4">
Time: 2023-04-28T31:00:00-04:00</text:p>
      <text:p text:style-name="P4">
Description: Про це повідомляє ГШ ЗС України у ранковому зведенні.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e4662d120a3779d4.jpg" text:style-name="Internet_20_link" text:visited-style-name="Visited_20_Internet_20_Link">
e4662d120a3779d4.jpg</text:a>
']</text:p>
      <text:p text:style-name="P4">
Tags: ['STOPRUSSIA', 'БПЛА', 'ВТОРГНЕННЯ РФ', 'ГШ ЗС УКРАЇНИ', 'ЗРК']</text:p>
      <text:p text:style-name="P4">
Category: News</text:p>
      <!--METADATA-->
      <text:p text:style-name="P4">
<draw:frame draw:style-name="fr1" draw:name="Image315" text:anchor-type="as-char" svg:width="6.9236in" svg:height="3.750283in" draw:z-index="0">
<draw:image xlink:href="../Images/AРМІЯINFORM/2023-04-28T31-00-00-04-00/e4662d120a3779d4.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2r7fioKTGLYqWpkKYk3KjQxLgFs8LzTETTnRxgUTxJNQtHwhuXuGGsMihJh9inRy9l" text:style-name="Internet_20_link" text:visited-style-name="Visited_20_Internet_20_Link">
повідомляє</text:a>
ГШ ЗС України у ранковому зведенні.</text:p>
      <text:p text:style-name="P4">
«Авіація Сил оборони за минулу добу завдала 7 ударів по районах зосередженняособового складу і військової техніки окупантів, а також удару по зенітно-ракетному комплексу противника. В той же час нашими захисниками було збито 6ворожих БПЛА різного типу», – йдеться у повідомленні.</text:p>
      <text:p text:style-name="P4">
Також повідомляється, що підрозділи ракетних військ і артилерії протягомминулої доби уразили 2 пункти управління, район зосередження живої силипротивника, засіб протиповітряної оборони, склад боєприпасів та 2артилерійських підрозділи.</text:p>
      <text:p text:style-name="P4">
Source: <text:a xlink:type="simple" xlink:href="https://armyinform.com.ua/2023/04/28/nasha-aviacziya-zavdala-7-udariv-po-rajonah-zoseredzhennya-protyvnyka/" text:style-name="Internet_20_link" text:visited-style-name="Visited_20_Internet_20_Link">
https://armyinform.com.ua/2023/04/28/nasha-aviacziya-zavdala-7-udariv-po-rajonah-zoseredzhennya-protyvnyka/</text:a>
</text:p>
      <!--NEWS-->
      <text:h text:style-name="P10" text:outline-level="1">
<text:span text:style-name="T4">
Відбито понад 65 атак рашистів на Бахмутському, Авдіївському та Мар’їнському напрямках</text:span>
</text:h>
      <text:p text:style-name="P4">
Author: ['АРМІЯINFORM']</text:p>
      <text:p text:style-name="P4">
Time: 2023-04-28T32:00:00-04:00</text:p>
      <text:p text:style-name="P4">
Description: Про це повідомляє ГШ ЗС України у ранков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36639_2017484495266841_7180649246314405518_n.jpg" text:style-name="Internet_20_link" text:visited-style-name="Visited_20_Internet_20_Link">
343736639_2017484495266841_7180649246314405518_n.jpg</text:a>
']</text:p>
      <text:p text:style-name="P4">
Tags: ['STOPRUSSIA', 'АВДІЇВКА', 'БАХМУТ', 'ВТОРГНЕННЯ РФ', 'ГШ ЗС УКРАЇНИ', 'МАР’ЇНКА']</text:p>
      <text:p text:style-name="P4">
Category: News</text:p>
      <!--METADATA-->
      <text:p text:style-name="P4">
<draw:frame draw:style-name="fr1" draw:name="Image316" text:anchor-type="as-char" svg:width="6.9236in" svg:height="3.89773in" draw:z-index="0">
<draw:image xlink:href="../Images/AРМІЯINFORM/2023-04-28T32-00-00-04-00/343736639_2017484495266841_7180649246314405518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r7fioKTGLYqWpkKYk3KjQxLgFs8LzTETTnRxgUTxJNQtHwhuXuGGsMihJh9inRy9l" text:style-name="Internet_20_link" text:visited-style-name="Visited_20_Internet_20_Link">
повідомляє</text:a>
ГШ ЗС України у ранковому зведенні.</text:p>
      <text:p text:style-name="P4">
«Противник продовжує зосереджувати основні зусилля на веденні наступальних дійна Бахмутському, Авдіївському та Мар’їнському напрямках. Протягом минулої добиздійснив понад 65 атак на зазначених ділянках фронту, проте усі вони буливідбиті підрозділами сил оборони. В епіцентрі бойових дій залишаються Бахмутта Мар’їнка, наші воїни мужньо тримають оборону», — йдеться у повідомленні.</text:p>
      <text:p text:style-name="P4">
Також повідомляється, що на Бахмутському напрямку від ворожих обстрілівпостраждали Васюківка, Оріхово-Василівка, Григорівка, Хромове, Бахмут, ЧасівЯр, Іванівське, Предтечине, Костянтинівка, Північне, Південне, Неліпівка таНью-Йорк Донецької області.</text:p>
      <text:p text:style-name="P4">
Source: <text:a xlink:type="simple" xlink:href="https://armyinform.com.ua/2023/04/28/vidbyto-ponad-65-atak-rashystiv-na-bahmutskomu-avdiyivskomu-ta-maryinskomu-napryamkah/" text:style-name="Internet_20_link" text:visited-style-name="Visited_20_Internet_20_Link">
https://armyinform.com.ua/2023/04/28/vidbyto-ponad-65-atak-rashystiv-na-bahmutskomu-avdiyivskomu-ta-maryinskomu-napryamkah/</text:a>
</text:p>
      <!--NEWS-->
      <text:h text:style-name="P10" text:outline-level="1">
<text:span text:style-name="T4">
Вночі противник випустив по Україні 23 крилаті ракети, 21 — знищено</text:span>
</text:h>
      <text:p text:style-name="P4">
Author: ['АРМІЯINFORM']</text:p>
      <text:p text:style-name="P4">
Time: 2023-04-28T33:00:00-04:00</text:p>
      <text:p text:style-name="P4">
Description: Про це Головнокомандувач Збройних Сил України генерал Валерій Залужний повідомляє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ukrayinska-systema-ppo.jpg" text:style-name="Internet_20_link" text:visited-style-name="Visited_20_Internet_20_Link">
foto-1-ukrayinska-systema-ppo.jpg</text:a>
']</text:p>
      <text:p text:style-name="P4">
Tags: ['STOPRUSSIA', 'ВАЛЕРІЙ ЗАЛУЖНИЙ', 'ВОЄННІ ЗЛОЧИНИ ЗС РФ', 'ВТОРГНЕННЯ РФ']</text:p>
      <text:p text:style-name="P4">
Category: News</text:p>
      <!--METADATA-->
      <text:p text:style-name="P4">
<draw:frame draw:style-name="fr1" draw:name="Image317" text:anchor-type="as-char" svg:width="6.9236in" svg:height="4.61393in" draw:z-index="0">
<draw:image xlink:href="../Images/AРМІЯINFORM/2023-04-28T33-00-00-04-00/foto-1-ukrayinska-systema-ppo.jpg" xlink:type="simple" xlink:show="embed" xlink:actuate="onLoad" draw:mime-type="image/jpeg"/>
</draw:frame>
</text:p>
      <text:p text:style-name="P4">
Про це Головнокомандувач Збройних Сил України генерал Валерій Залужний<text:a xlink:type="simple" xlink:href="https://t.me/CinCAFU/485" text:style-name="Internet_20_link" text:visited-style-name="Visited_20_Internet_20_Link">
повідомляє </text:a>
на своєму офіційному Telegram-каналі.</text:p>
      <text:p text:style-name="P4">
«Близько 4-ї години ранку російські окупанти атакували Україну із літаківстратегічної авіації Ту-95 району Каспійського моря.</text:p>
      <text:p text:style-name="P4">
Підрозділами зенітних ракетних військ Повітряних Сил ЗС України у взаємодії ізППО інших складових Сил оборони знищено 21 із 23 крилатих ракет Х-101/Х-555, атакож два БПЛА оперативно-тактичного рівня.</text:p>
      <text:p text:style-name="P4">
Цілі знищено у зонах відповідальності повітряного командування «Центр»,повітряного командування «Схід» та повітряного командування «Південь», —йдеться у повідомленні.</text:p>
      <text:p text:style-name="P4">
Source: <text:a xlink:type="simple" xlink:href="https://armyinform.com.ua/2023/04/28/vnochi-protyvnyk-vypustyv-po-ukrayini-23-krylatyh-rakety-21-znyshheno/" text:style-name="Internet_20_link" text:visited-style-name="Visited_20_Internet_20_Link">
https://armyinform.com.ua/2023/04/28/vnochi-protyvnyk-vypustyv-po-ukrayini-23-krylatyh-rakety-21-znyshheno/</text:a>
</text:p>
      <!--NEWS-->
      <text:h text:style-name="P10" text:outline-level="1">
<text:span text:style-name="T4">
На Півдні окупанти обстріляли 11 населених пунктів</text:span>
</text:h>
      <text:p text:style-name="P4">
Author: ['АРМІЯINFORM']</text:p>
      <text:p text:style-name="P4">
Time: 2023-04-28T34:00:00-04:00</text:p>
      <text:p text:style-name="P4">
Description: Про це повідомляє ГШ ЗС України у ранковому зведенні.    «На Запоріз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43449_mines_reuters-1.png" text:style-name="Internet_20_link" text:visited-style-name="Visited_20_Internet_20_Link">
243449_mines_reuters-1.png</text:a>
']</text:p>
      <text:p text:style-name="P4">
Tags: ['STOPRUSSIA', 'БЕРИСЛАВ', 'ВТОРГНЕННЯ РФ', 'ГШ ЗС УКРАЇНИ', 'МИКОЛАЇВ', 'ХЕРСОН']</text:p>
      <text:p text:style-name="P4">
Category: News</text:p>
      <!--METADATA-->
      <text:p text:style-name="P4">
<draw:frame draw:style-name="fr1" draw:name="Image318" text:anchor-type="as-char" svg:width="6.9236in" svg:height="3.606042in" draw:z-index="0">
<draw:image xlink:href="../Images/AРМІЯINFORM/2023-04-28T34-00-00-04-00/243449_mines_reuters-1.png" xlink:type="simple" xlink:show="embed" xlink:actuate="onLoad" draw:mime-type="image/png"/>
</draw:frame>
</text:p>
      <text:p text:style-name="P4">
<text:span text:style-name="T4">
🔥 Ситуація щодо російського вторгнення</text:span>
  Про це<text:a xlink:type="simple" xlink:href="https://www.facebook.com/GeneralStaff.ua/posts/pfbid02r7fioKTGLYqWpkKYk3KjQxLgFs8LzTETTnRxgUTxJNQtHwhuXuGGsMihJh9inRy9l" text:style-name="Internet_20_link" text:visited-style-name="Visited_20_Internet_20_Link">
повідомляє</text:a>
ГШ ЗС України у ранковому зведенні.</text:p>
      <text:p text:style-name="P4">
«На Запорізькому та Херсонському напрямках противник обороняється. Поміж тим,здійснив обстріли населених пунктів, що поряд з лінією бойового зіткнення.Серед них – Вільне Поле, Новопіль Донецької області; Ольгівське, Гуляйполе,Мала Токмачка, Оріхів, Новоандріївка та Кам’янське Запорізької області; Херсонта Берислав Херсонської області. Також минулої доби, вночі, ворог завдавракетного удару по Миколаєву», – йдеться у повідомленні.</text:p>
      <text:p text:style-name="P4">
Source: <text:a xlink:type="simple" xlink:href="https://armyinform.com.ua/2023/04/28/na-pivdni-okupanty-obstrilyaly-11-naselenyh-punktiv/" text:style-name="Internet_20_link" text:visited-style-name="Visited_20_Internet_20_Link">
https://armyinform.com.ua/2023/04/28/na-pivdni-okupanty-obstrilyaly-11-naselenyh-punktiv/</text:a>
</text:p>
      <!--NEWS-->
      <text:h text:style-name="P10" text:outline-level="1">
<text:span text:style-name="T4">
У Запорізькій області 20 загарбників вжили «невідому речовину» і померли</text:span>
</text:h>
      <text:p text:style-name="P4">
Author: ['АРМІЯINFORM']</text:p>
      <text:p text:style-name="P4">
Time: 2023-04-28T35:00:00-04:00</text:p>
      <text:p text:style-name="P4">
Description: Про це повідомляє ГШ ЗС України у ранковому зведенні.    «Загарбник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d6101c-gettyimages-1399060419-1-.jpg" text:style-name="Internet_20_link" text:visited-style-name="Visited_20_Internet_20_Link">
cd6101c-gettyimages-1399060419-1-.jpg</text:a>
']</text:p>
      <text:p text:style-name="P4">
Tags: ['STOPRUSSIA', 'ВТОРГНЕННЯ РФ', 'ГШ ЗС УКРАЇНИ', 'ЗАПОРІЗЬКА ОБЛАСТЬ']</text:p>
      <text:p text:style-name="P4">
Category: News</text:p>
      <!--METADATA-->
      <text:p text:style-name="P4">
<draw:frame draw:style-name="fr1" draw:name="Image319" text:anchor-type="as-char" svg:width="6.9236in" svg:height="3.883237in" draw:z-index="0">
<draw:image xlink:href="../Images/AРМІЯINFORM/2023-04-28T35-00-00-04-00/cd6101c-gettyimages-1399060419-1-.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r7fioKTGLYqWpkKYk3KjQxLgFs8LzTETTnRxgUTxJNQtHwhuXuGGsMihJh9inRy9l" text:style-name="Internet_20_link" text:visited-style-name="Visited_20_Internet_20_Link">
повідомляє</text:a>
ГШ ЗС України у ранковому зведенні.</text:p>
      <text:p text:style-name="P4">
«Загарбники продовжують зазнавати втрат, зокрема, і небойових. Так, у одномуіз підрозділів противника, що перебуває у Мелітопольському районі Запорізькоїобласті, внаслідок отруєння через вживання невідомої речовини, 24 квітняпомерли 20 загарбників», — йдеться у повідомленні.</text:p>
      <text:p text:style-name="P4">
Source: <text:a xlink:type="simple" xlink:href="https://armyinform.com.ua/2023/04/28/u-zaporizkij-oblasti-20-zagarbnykiv-vzhyly-nevidomu-rechovynu-i-pomerly/" text:style-name="Internet_20_link" text:visited-style-name="Visited_20_Internet_20_Link">
https://armyinform.com.ua/2023/04/28/u-zaporizkij-oblasti-20-zagarbnykiv-vzhyly-nevidomu-rechovynu-i-pomerly/</text:a>
</text:p>
      <!--NEWS-->
      <text:h text:style-name="P10" text:outline-level="1">
<text:span text:style-name="T4">
росіяни обстріляли 21 населений пункт в українському прикордонні</text:span>
</text:h>
      <text:p text:style-name="P4">
Author: ['АРМІЯINFORM']</text:p>
      <text:p text:style-name="P4">
Time: 2023-04-28T36:00:00-04:00</text:p>
      <text:p text:style-name="P4">
Description: Про це повідомляє ГШ ЗС України у ранковому зведенні.    «На Сівер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30_360_1660843916-974.jpg" text:style-name="Internet_20_link" text:visited-style-name="Visited_20_Internet_20_Link">
630_360_1660843916-974.jpg</text:a>
']</text:p>
      <text:p text:style-name="P4">
Tags: ['STOPRUSSIA', 'ВОЄННІ ЗЛОЧИНИ ЗС РФ', 'ВТОРГНЕННЯ РФ', 'ГШ ЗС УКРАЇНИ']</text:p>
      <text:p text:style-name="P4">
Category: News</text:p>
      <!--METADATA-->
      <text:p text:style-name="P4">
<draw:frame draw:style-name="fr1" draw:name="Image320" text:anchor-type="as-char" svg:width="6.9236in" svg:height="3.956343in" draw:z-index="0">
<draw:image xlink:href="../Images/AРМІЯINFORM/2023-04-28T36-00-00-04-00/630_360_1660843916-974.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r7fioKTGLYqWpkKYk3KjQxLgFs8LzTETTnRxgUTxJNQtHwhuXuGGsMihJh9inRy9l" text:style-name="Internet_20_link" text:visited-style-name="Visited_20_Internet_20_Link">
повідомляє</text:a>
ГШ ЗС України у ранковому зведенні.</text:p>
      <text:p text:style-name="P4">
«На Сіверському та Слобожанському напрямках протягом минулої доби ворог завдававіаційних ударів по населених пунктах Середина-Буда та Чернацьке; здійснивмінометні та артилерійські обстріли населених пунктів Грем’яч Чернігівськоїобласті; Нововасилівка, Українське, Баранівка, Бачівськ, Кучерівка, Волфине,Олексіївка та Миропілля Сумської області, а також Басове, Бугаївка, КозачаЛопань, Стрілеча, Глибоке, Гатище, Вовчанськ, Вільхуватка, Бологівка,Дворічанське та Колодязне на Харківщині», – йдеться у повідомленні.</text:p>
      <text:p text:style-name="P4">
Source: <text:a xlink:type="simple" xlink:href="https://armyinform.com.ua/2023/04/28/rosiyany-obstrilyaly-21-naselenyj-punkt-v-ukrayinskomu-prykordonni/" text:style-name="Internet_20_link" text:visited-style-name="Visited_20_Internet_20_Link">
https://armyinform.com.ua/2023/04/28/rosiyany-obstrilyaly-21-naselenyj-punkt-v-ukrayinskomu-prykordonni/</text:a>
</text:p>
      <!--NEWS-->
      <text:h text:style-name="P10" text:outline-level="1">
<text:span text:style-name="T4">
Українські захисники ліквідували понад 500 окупантів, знищили 18 артсистем і 3 ББМ</text:span>
</text:h>
      <text:p text:style-name="P4">
Author: ['АРМІЯINFORM']</text:p>
      <text:p text:style-name="P4">
Time: 2023-04-28T37:00:00-04:00</text:p>
      <text:p text:style-name="P4">
Description: Загальні бойові втрати противника з 24.02.22 по 28.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8bd6e2-dbba-44f5-809b-bb47c1df0d77-scaled.jpg" text:style-name="Internet_20_link" text:visited-style-name="Visited_20_Internet_20_Link">
188bd6e2-dbba-44f5-809b-bb47c1df0d77-scaled.jpg</text:a>
']</text:p>
      <text:p text:style-name="P4">
Tags: ['STOPRUSSIA', 'АГРЕСІЯ РФ', 'ВТОРГНЕННЯ РФ', 'ВТРАТИ ВОРОГА', 'ГШ ЗСУ']</text:p>
      <text:p text:style-name="P4">
Category: News</text:p>
      <!--METADATA-->
      <text:p text:style-name="P4">
<draw:frame draw:style-name="fr1" draw:name="Image321" text:anchor-type="as-char" svg:width="6.9236in" svg:height="6.969757in" draw:z-index="0">
<draw:image xlink:href="../Images/AРМІЯINFORM/2023-04-28T37-00-00-04-00/188bd6e2-dbba-44f5-809b-bb47c1df0d77-scaled.jpg" xlink:type="simple" xlink:show="embed" xlink:actuate="onLoad" draw:mime-type="image/jpeg"/>
</draw:frame>
</text:p>
      <text:p text:style-name="P4">
Загальні бойові втрати противника з 24.02.22 по 28.04.23 орієнтовностановлять:</text:p>
      <ul>
        <li>
<text:span text:style-name="T4">
особового складу ‒</text:span>
 189460 (+540) осіб ліквідовано  * <text:span text:style-name="T4">
танків ‒</text:span>
 3694 (0)  * <text:span text:style-name="T4">
бойових броньованих машин ‒</text:span>
 7181 (+3)  * <text:span text:style-name="T4">
артилерійських систем ‒</text:span>
 2905 (+18)  * <text:span text:style-name="T4">
РСЗВ ‒</text:span>
 543 (+1)  * <text:span text:style-name="T4">
засоби ППО ‒</text:span>
 294 (+1)  * <text:span text:style-name="T4">
літаків ‒</text:span>
 308 (0)  * <text:span text:style-name="T4">
гелікоптерів ‒</text:span>
 294 (0)  * <text:span text:style-name="T4">
БПЛА оперативно-тактичного рівня ‒</text:span>
 2467 (+6)  * <text:span text:style-name="T4">
крилаті ракети ‒</text:span>
 911 (0)  * <text:span text:style-name="T4">
кораблі / катери ‒</text:span>
 18 (0)  * <text:span text:style-name="T4">
автомобільної техніки та автоцистерн ‒</text:span>
 5819 (+14)  * <text:span text:style-name="T4">
спеціальна техніка ‒</text:span>
 353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8.04.23.</text:p>
      <text:p text:style-name="P4">
Source: <text:a xlink:type="simple" xlink:href="https://armyinform.com.ua/2023/04/28/ukrayinski-zahysnyky-likviduvaly-ponad-500-okupantiv-znyshhyly-18-artsystem-i-3-bbm/" text:style-name="Internet_20_link" text:visited-style-name="Visited_20_Internet_20_Link">
https://armyinform.com.ua/2023/04/28/ukrayinski-zahysnyky-likviduvaly-ponad-500-okupantiv-znyshhyly-18-artsystem-i-3-bbm/</text:a>
</text:p>
      <!--NEWS-->
      <text:h text:style-name="P10" text:outline-level="1">
<text:span text:style-name="T4">
Загальне корабельне угруповання росіян у Чорному морі наразі становить 16 одиниць — Гуменюк</text:span>
</text:h>
      <text:p text:style-name="P4">
Author: ['Оксана Іванець']</text:p>
      <text:p text:style-name="P4">
Time: 2023-04-28T38:00:00-04:00</text:p>
      <text:p text:style-name="P4">
Description: Під час нічної ракетної атаки по Україні росіяни не застосовували озброєння корабе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322" text:anchor-type="as-char" svg:width="6.9236in" svg:height="4.615733in" draw:z-index="0">
<draw:image xlink:href="../Images/AРМІЯINFORM/2023-04-28T38-00-00-04-00/raketa-kalibr-pusk-chorne-more.jpg" xlink:type="simple" xlink:show="embed" xlink:actuate="onLoad" draw:mime-type="image/jpeg"/>
</draw:frame>
 Ілюстративне фото</text:p>
      <text:p text:style-name="P4">
Під час нічної ракетної атаки по Україні росіяни не застосовували озброєннякорабельного угруповання. Про це в ефірі телемарафону «Єдині новини»повідомила начальник Об’єднаного координаційного пресцентру Сил оборони ПівдняНаталія Гуменюк.</text:p>
      <text:p text:style-name="P4">
Проте, за словами спікерки, під ранок активність ворожих надводних кораблів вакваторії Чорного моря була також зафіксована — кількість ракетоносіїв під часповітряної атаки збільшилася на один. На бойовому чергуванні зараз перебувають3 кораблі, потенціал «Калібрів» збільшився до 24 ракет.</text:p>
      <text:p text:style-name="P4">
— Загальне корабельне угруповання росіян у Чорному морі наразі становить 16одиниць. Це говорить про те, що підтягнуті судна, на яких можуть бутирозвідувальні БПЛА, — зазначила Гуменюк.</text:p>
      <text:p text:style-name="P4">
Також начальник Об’єднаного координаційного пресцентру Сил оборони Півдняповідомила, що минулої доби росіяни продовжували обстрілювати правий берегДніпра з артилерії та завдавали ударів керованими авіаційними бомбами.</text:p>
      <text:p text:style-name="P4">
— Зокрема росіяни завдали ударів по населених пунктах Очаківської громади. Цеговорить про те, що ніякий «зерновий коридор» вони там не збираютьсявідкривати. Не збираються сприяти покращенню гуманітарної ситуації у світі, —заявила Гуменюк.</text:p>
      <text:p text:style-name="P4">
Однак, за словами спікерки, Сили оборони Півдня дають гідну відповідь ворогові— за минулу добу було знищено 12 окупантів та 14 одиниць їхньої техніки: БПЛА,артилерійські установки, станції РЕБ, засоби зв’язку, через які вони проводятьагітаційну та пропагандистську роботу.</text:p>
      <text:p text:style-name="P4">
— На тимчасово окупованому лівому березі Дніпра триває ротація ворожихпідрозділів — вони перекидають на передній край фронту щойно мобілізованих, деті стають гарматним м’ясом. А більш підготовлені російські підрозділивідтягуються на дальні рубежі оборони — це говорить про те, що росіянирозуміють, що розвиток подальших подій буде схожий на той, що вони пережили направому березі Дніпра.</text:p>
      <text:p text:style-name="P4">
Source: <text:a xlink:type="simple" xlink:href="https://armyinform.com.ua/2023/04/28/zagalne-korabelne-ugrupovannya-rosiyan-u-chornomu-mori-narazi-stanovyt-16-odynycz-gumenyuk/" text:style-name="Internet_20_link" text:visited-style-name="Visited_20_Internet_20_Link">
https://armyinform.com.ua/2023/04/28/zagalne-korabelne-ugrupovannya-rosiyan-u-chornomu-mori-narazi-stanovyt-16-odynycz-gumenyuk/</text:a>
</text:p>
      <!--NEWS-->
      <text:h text:style-name="P10" text:outline-level="1">
<text:span text:style-name="T4">
Олексій Резніков взяв участь в офіційному запуску єдиної координаційної платформи в галузі defense tech — BRAVE1</text:span>
</text:h>
      <text:p text:style-name="P4">
Author: ['АРМІЯINFORM']</text:p>
      <text:p text:style-name="P4">
Time: 2023-04-28T39:00:00-04:00</text:p>
      <text:p text:style-name="P4">
Description: Єдина платформа для співпраці defense-tech компаній, держави та військових в обор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3c95a7f48039780f7d9cdb6ce345ef12c30360a-e1682660846666.jpeg" text:style-name="Internet_20_link" text:visited-style-name="Visited_20_Internet_20_Link">
53c95a7f48039780f7d9cdb6ce345ef12c30360a-e1682660846666.jpeg</text:a>
']</text:p>
      <text:p text:style-name="P4">
Tags: ['BRAVE1', 'МІНІСТР ОБОРОНИ УКРАЇНИ', 'ОЛЕКСІЙ РЕЗНІКОВ']</text:p>
      <text:p text:style-name="P4">
Category: News</text:p>
      <!--METADATA-->
      <text:p text:style-name="P4">
<draw:frame draw:style-name="fr1" draw:name="Image323" text:anchor-type="as-char" svg:width="6.9236in" svg:height="4.708048in" draw:z-index="0">
<draw:image xlink:href="../Images/AРМІЯINFORM/2023-04-28T39-00-00-04-00/53c95a7f48039780f7d9cdb6ce345ef12c30360a-e1682660846666.jpeg" xlink:type="simple" xlink:show="embed" xlink:actuate="onLoad" draw:mime-type="image/jpeg"/>
</draw:frame>
</text:p>
      <text:p text:style-name="P4">
Єдина платформа для співпраці defense-tech компаній, держави та військових воборонних розробках <text:a xlink:type="simple" xlink:href="https://armyinform.com.ua/2023/04/26/v-ukrayini-zapustyly-klaster-z-rozvytku-oboronnyh-tehnologij-brave1/" text:style-name="Internet_20_link" text:visited-style-name="Visited_20_Internet_20_Link">
BRAVE1</text:a>
 розробленаМіноборони спільно з Мінцифрою, Мінстратпромом, Мінекономіки та РНБО для того,щоб найкращі технології і технічні рішення якнайшвидше потрапляли на фронт,причому — у вигляді серійних виробів.</text:p>
      <text:p text:style-name="P4">
«Головна мета цього майданчика — зберегти життя наших воїнів. Щоб вистоятизараз і захистити країну у майбутньому, маємо бути спроможні дати відсічворогу, який переважає нас кількісно і має більше ресурсів. У нас немає іншоговибору, крім як створити найкращі, найпотужніші Сили оборони на континенті.Досягнення технологічної переваги — це один з головних пріоритетів», —<text:a xlink:type="simple" xlink:href="https://www.mil.gov.ua/news/2023/04/27/vistoyati-zaraz-i-zahistiti-krainu-v-majbutnomu-oleksij-reznikov-vzyav-uchast-v-oficzijnomu-zapusku-edinoi-koordinaczijnoi-platformi-v-galuzi-defense-tech-brave1/" text:style-name="Internet_20_link" text:visited-style-name="Visited_20_Internet_20_Link">
цитує</text:a>
 слова ОлексіяРезнікова Міністерство оборони України.</text:p>
      <text:p text:style-name="P4">
За його словами, Міністерство оборони формує політики у сфері ОВТ і виступаєосновним замовником. Але ця сфера не знаходиться у вакуумі, на неї впливаютьбагато чинників, які за межами повноважень оборонного відомства. Регуляторната кредитна політика, освіта, податки, підходи до експорту-імпорту тощо.</text:p>
      <text:p text:style-name="P4">
Тож для досягнення результату необхідні стабільно працюючі інноваційніпідприємства та комфортні процедури, fast track на шляху від ідеї до серійноговиробництва озброєнь та техніки.</text:p>
      <text:p text:style-name="P4">
Очільник вітчизняного оборонного відомства підкреслив, що Міноборони вже маєуспішний досвід у цій сфері.</text:p>
      <text:p text:style-name="P4">
«Раніше для постановки нового ОВТ на експлуатацію було потрібно близько 100контактів з посадовцями, понад 100 документів і близько 2 років часу. Восени2022 року ми провели реформу і вийшли на модель «єдиного вікна»: одна точкавходу, ​5 документів та близько 1,5 місяця часу. У 2022-2023 рр., якщо братитільки вітчизняні розробки, ми прийняли на озброєння 14 видів ОВТ та ще 27допустили до експлуатації. За останні півроку до експлуатації прийнято більшеБПЛА, ніж за попередні 10 років. В Україні не було такої легальної опції, якбоєприпас до БПЛА. Ми виявили 15 розробників, 5 з них подали заявки на вироби,3 вже кодифіковані, погоджено накази на допуск до експлуатації. Ще дві заявкина стадії технічної документації, ми їх супроводжуємо», — підкреслив Міністроборони.</text:p>
      <text:p text:style-name="P4">
Також Олексій Резніков наголосив, що в Україні багато креативних ікваліфікованих команд, які можуть створювати передові речі. Проте їм потрібнадопомога на старті — з фінансуванням, з процедурами легалізації, доступом довиробничої бази, випробуваннями тощо, адже менше 10% тих, хто створює новізразки ОВТ, спроможні на момент звернення до Міноборони підтвердити заявленіТТХ та пройти відповідну легалізацію.</text:p>
      <text:p text:style-name="P4">
Міністр підкреслив, що саме тому створено цей кластер, який допоможескоординувати зусилля усіх зацікавлених відомств, бізнесу, професійнихспільнот. Кластер буде «ростити» ідеї і розробки до певного рівня зрілості,коли Міноборони зможе їх підхопити і провести усіма лабіринтами, доміжнародної кодифікації і реєстрів НАТО.</text:p>
      <text:p text:style-name="P4">
«Я особисто виступаю за всебічний розвиток українського ВПК, підприємств усіхформ власності. Війна довела, що спроможність самостійно вироблятивисокотехнологічну зброю — це одна зі складових справжньої незалежності. А вперспективі — потужний економічний чинник. Невдовзі Міноборони представитьчергову порцію результатів у цій сфері. Працюємо на перемогу», — резюмувавМіністр оборони.</text:p>
      <text:p text:style-name="P4">
Source: <text:a xlink:type="simple" xlink:href="https://armyinform.com.ua/2023/04/28/oleksij-reznikov-vzyav-uchast-v-oficzijnomu-zapusku-yedynoyi-koordynaczijnoyi-platformy-v-galuzi-defense-tech-brave1/" text:style-name="Internet_20_link" text:visited-style-name="Visited_20_Internet_20_Link">
https://armyinform.com.ua/2023/04/28/oleksij-reznikov-vzyav-uchast-v-oficzijnomu-zapusku-yedynoyi-koordynaczijnoyi-platformy-v-galuzi-defense-tech-brave1/</text:a>
</text:p>
      <!--NEWS-->
      <text:h text:style-name="P10" text:outline-level="1">
<text:span text:style-name="T4">
В Україні хвилина мовчання</text:span>
</text:h>
      <text:p text:style-name="P4">
Author: ['АРМІЯINFORM']</text:p>
      <text:p text:style-name="P4">
Time: 2023-04-28T4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324" text:anchor-type="as-char" svg:width="6.9236in" svg:height="3.895992in" draw:z-index="0">
<draw:image xlink:href="../Images/AРМІЯINFORM/2023-04-28T40-00-00-04-00/candle-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8/v-ukrayini-hvylyna-movchannya-3/" text:style-name="Internet_20_link" text:visited-style-name="Visited_20_Internet_20_Link">
https://armyinform.com.ua/2023/04/28/v-ukrayini-hvylyna-movchannya-3/</text:a>
</text:p>
      <!--NEWS-->
      <text:h text:style-name="P10" text:outline-level="1">
<text:span text:style-name="T4">
Унаслідок ракетного удару по Умані пошкоджено майже 10 багатоквартирних будинків — Президент</text:span>
</text:h>
      <text:p text:style-name="P4">
Author: ['АРМІЯINFORM']</text:p>
      <text:p text:style-name="P4">
Time: 2023-04-28T41:00:00-04:00</text:p>
      <text:p text:style-name="P4">
Description: Президент України Володимир Зеленський у Телеграм-каналі повідомив про наслі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2c5a356-dde0-4ab0-8bff-b1bc1934146c.jpg" text:style-name="Internet_20_link" text:visited-style-name="Visited_20_Internet_20_Link">
f2c5a356-dde0-4ab0-8bff-b1bc1934146c.jpg</text:a>
', '<text:a xlink:type="simple" xlink:href="https://armyinform.com.ua/wp-content/uploads/2023/04/2-82-150x150.jpg" text:style-name="Internet_20_link" text:visited-style-name="Visited_20_Internet_20_Link">
2-82-150x150.jpg</text:a>
', '<text:a xlink:type="simple" xlink:href="https://armyinform.com.ua/wp-content/uploads/2023/04/3-69-150x150.jpg" text:style-name="Internet_20_link" text:visited-style-name="Visited_20_Internet_20_Link">
3-69-150x150.jpg</text:a>
', '<text:a xlink:type="simple" xlink:href="https://armyinform.com.ua/wp-content/uploads/2023/04/4-63-150x150.jpg" text:style-name="Internet_20_link" text:visited-style-name="Visited_20_Internet_20_Link">
4-63-150x150.jpg</text:a>
']</text:p>
      <text:p text:style-name="P4">
Tags: ['ВОЛОДИМИР ЗЕЛЕНСЬКИЙ', 'ПРЕЗИДЕНТ УКРАЇНИ', 'РАКЕТНИЙ ОБСТРІЛ', 'УМАНЬ']</text:p>
      <text:p text:style-name="P4">
Category: News</text:p>
      <!--METADATA-->
      <text:p text:style-name="P4">
<draw:frame draw:style-name="fr1" draw:name="Image325" text:anchor-type="as-char" svg:width="6.9236in" svg:height="5.1927in" draw:z-index="0">
<draw:image xlink:href="../Images/AРМІЯINFORM/2023-04-28T41-00-00-04-00/f2c5a356-dde0-4ab0-8bff-b1bc1934146c.jpg" xlink:type="simple" xlink:show="embed" xlink:actuate="onLoad" draw:mime-type="image/jpeg"/>
</draw:frame>
</text:p>
      <text:p text:style-name="P4">
Президент України Володимир Зеленський у Телеграм-каналі<text:a xlink:type="simple" xlink:href="https://t.me/V_Zelenskiy_official/6025" text:style-name="Internet_20_link" text:visited-style-name="Visited_20_Internet_20_Link">
повідомив</text:a>
 про наслідкисьогоднішнього масованого ракетного удару армією рф по Україні.</text:p>
      <text:p text:style-name="P4">
«Цієї ночі ворог знову атакував Україну ракетами та БПЛА. Мішені терористів —мирні люди та об’єкти. Унаслідок ракетного удару по Умані пошкоджено майже 10багатоквартирних будинки. В одному з них знищено цілий під’їзд. Під заваламизалишаються люди. На жаль, є постраждалі та загиблі, серед них дитина.</text:p>
      <text:p text:style-name="P4">
У Дніпрі обстріл терористів забрав життя дитини. Мої співчуття всім, хтовтратив своїх рідних і близьких через російський терор», — зазначив він.</text:p>
      <text:p text:style-name="P4">
<text:a xlink:type="simple" xlink:href="https://armyinform.com.ua/wp-content/uploads/2023/04/2-82.jpg" text:style-name="Internet_20_link" text:visited-style-name="Visited_20_Internet_20_Link">
<draw:frame draw:style-name="fr1" draw:name="Image326" text:anchor-type="as-char" svg:width="6.9236in" svg:height="6.9236in" draw:z-index="0">
<draw:image xlink:href="../Images/AРМІЯINFORM/2023-04-28T41-00-00-04-00/2-82-150x150.jpg" xlink:type="simple" xlink:show="embed" xlink:actuate="onLoad" draw:mime-type="image/jpeg"/>
</draw:frame>
</text:a>
</text:p>
      <text:p text:style-name="P4">
<text:a xlink:type="simple" xlink:href="https://armyinform.com.ua/wp-content/uploads/2023/04/3-69.jpg" text:style-name="Internet_20_link" text:visited-style-name="Visited_20_Internet_20_Link">
<draw:frame draw:style-name="fr1" draw:name="Image327" text:anchor-type="as-char" svg:width="6.9236in" svg:height="6.9236in" draw:z-index="0">
<draw:image xlink:href="../Images/AРМІЯINFORM/2023-04-28T41-00-00-04-00/3-69-150x150.jpg" xlink:type="simple" xlink:show="embed" xlink:actuate="onLoad" draw:mime-type="image/jpeg"/>
</draw:frame>
</text:a>
</text:p>
      <text:p text:style-name="P4">
<text:a xlink:type="simple" xlink:href="https://armyinform.com.ua/wp-content/uploads/2023/04/4-63.jpg" text:style-name="Internet_20_link" text:visited-style-name="Visited_20_Internet_20_Link">
<draw:frame draw:style-name="fr1" draw:name="Image328" text:anchor-type="as-char" svg:width="6.9236in" svg:height="6.9236in" draw:z-index="0">
<draw:image xlink:href="../Images/AРМІЯINFORM/2023-04-28T41-00-00-04-00/4-63-150x150.jpg" xlink:type="simple" xlink:show="embed" xlink:actuate="onLoad" draw:mime-type="image/jpeg"/>
</draw:frame>
</text:a>
</text:p>
      <text:p text:style-name="P4">
Глава держави подякував Повітряним Силам ЗСУ, зенітникам, усім, хто допомагаєдолати наслідки ворожих атак, усім, хто захищає наших людей.</text:p>
      <text:p text:style-name="P4">
«Цей російський терор має отримати справедливу відповідь від України та світу.І отримає. Кожна така атака, кожне зло проти нашої країни і людей наближаєдержаву-терориста лише до провалу й покарання, а не навпаки, як вони думають.Ми не забудемо жоден злочин, не дамо жодному окупанту уникнутивідповідальності», — наголосив Володимир Зеленський.</text:p>
      <text:p text:style-name="P4">
Source: <text:a xlink:type="simple" xlink:href="https://armyinform.com.ua/2023/04/28/unaslidok-raketnogo-udaru-po-umani-poshkodzheno-majzhe-10-bagatokvartyrnyh-budynkiv-prezydent/" text:style-name="Internet_20_link" text:visited-style-name="Visited_20_Internet_20_Link">
https://armyinform.com.ua/2023/04/28/unaslidok-raketnogo-udaru-po-umani-poshkodzheno-majzhe-10-bagatokvartyrnyh-budynkiv-prezydent/</text:a>
</text:p>
      <!--NEWS-->
      <text:h text:style-name="P10" text:outline-level="1">
<text:span text:style-name="T4">
Командувач Повітряних Сил ЗСУ подякував воїнам за успішну бойову роботу під час ракетної атаки рф</text:span>
</text:h>
      <text:p text:style-name="P4">
Author: ['АРМІЯINFORM']</text:p>
      <text:p text:style-name="P4">
Time: 2023-04-28T42:00:00-04:00</text:p>
      <text:p text:style-name="P4">
Description: Командувач Повітряних Сил Збройних Сил України генерал-лейтенант Микола Олещу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6-scaled-1-e1682664063866.jpg" text:style-name="Internet_20_link" text:visited-style-name="Visited_20_Internet_20_Link">
16-6-scaled-1-e1682664063866.jpg</text:a>
']</text:p>
      <text:p text:style-name="P4">
Tags: ['ПОВІТРЯНІ СИЛИ ЗБРОЙНИХ СИЛ УКРАЇНИ']</text:p>
      <text:p text:style-name="P4">
Category: News</text:p>
      <!--METADATA-->
      <text:p text:style-name="P4">
<draw:frame draw:style-name="fr1" draw:name="Image329" text:anchor-type="as-char" svg:width="6.9236in" svg:height="5.140773in" draw:z-index="0">
<draw:image xlink:href="../Images/AРМІЯINFORM/2023-04-28T42-00-00-04-00/16-6-scaled-1-e1682664063866.jpg" xlink:type="simple" xlink:show="embed" xlink:actuate="onLoad" draw:mime-type="image/jpeg"/>
</draw:frame>
</text:p>
      <text:p text:style-name="P4">
Командувач Повітряних Сил Збройних Сил України генерал-лейтенант Микола Олещукподякував за успішну бойову роботу зенітникам, зокрема за збиття 21 крилатоїракети та двох БПЛА під час нічної атаки з боку росії.</text:p>
      <text:p text:style-name="P4">
Про це він <text:a xlink:type="simple" xlink:href="https://t.me/MykolaOleshchuk/34" text:style-name="Internet_20_link" text:visited-style-name="Visited_20_Internet_20_Link">
написав</text:a>
 у своєму Telegram.</text:p>
      <text:p text:style-name="P4">
«Дякую за успішну бойову роботу зенітникам повітряних командувань «Центр»,«Схід» та «Південь». Сьогодні вночі протиповітряною обороною знищено 21 із 23крилатих ракет та два безпілотники», — йдеться у повідомленні.</text:p>
      <text:p text:style-name="P4">
Він додав, що, на жаль, уражено не всі повітряні цілі та висловив співчуттязагиблим та постраждалим.</text:p>
      <text:p text:style-name="P4">
«Працюємо далі над посиленням нашої ППО!» — резюмував генерал-лейтенант МиколаОлещук.</text:p>
      <text:p text:style-name="P4">
Як повідомлялося, близько 4-ї години ранку російські окупанти<text:a xlink:type="simple" xlink:href="https://armyinform.com.ua/2023/04/28/vnochi-protyvnyk-vypustyv-po-ukrayini-23-krylatyh-rakety-21-znyshheno/" text:style-name="Internet_20_link" text:visited-style-name="Visited_20_Internet_20_Link">
атакували</text:a>
 Україну із літаків стратегічноїавіації Ту-95 із району Каспійського моря та випустили 23 крилатих ракетиХ-101/Х-555, а також два БПЛА.</text:p>
      <text:p text:style-name="P4">
Source: <text:a xlink:type="simple" xlink:href="https://armyinform.com.ua/2023/04/28/komanduvach-povitryanyh-syl-zsu-podyakuvav-voyinam-za-uspishnu-bojovu-robotu-pid-chas-raketnoyi-ataky-rf/" text:style-name="Internet_20_link" text:visited-style-name="Visited_20_Internet_20_Link">
https://armyinform.com.ua/2023/04/28/komanduvach-povitryanyh-syl-zsu-podyakuvav-voyinam-za-uspishnu-bojovu-robotu-pid-chas-raketnoyi-ataky-rf/</text:a>
</text:p>
      <!--NEWS-->
      <text:h text:style-name="P10" text:outline-level="1">
<text:span text:style-name="T4">
Молдова приєднується до групи для створення трибуналу за агресію проти України</text:span>
</text:h>
      <text:p text:style-name="P4">
Author: ['АРМІЯINFORM']</text:p>
      <text:p text:style-name="P4">
Time: 2023-04-28T43:00:00-04:00</text:p>
      <text:p text:style-name="P4">
Description: Молдова приєдналася до основної групи країн, що працюють над створенням спецтрибун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1.jpg" text:style-name="Internet_20_link" text:visited-style-name="Visited_20_Internet_20_Link">
kuleba-1.jpg</text:a>
']</text:p>
      <text:p text:style-name="P4">
Tags: ['АГРЕСІЯ РФ', 'ДМИТРО КУЛЕБА', 'ДОПОМОГА ПАРТНЕРІВ', 'РЕСПУБЛІКА МОЛДОВА', 'СВІТ ПІДТРИМУЄ УКРАЇНУ', 'ТРИБУНАЛ']</text:p>
      <text:p text:style-name="P4">
Category: News</text:p>
      <!--METADATA-->
      <text:p text:style-name="P4">
<draw:frame draw:style-name="fr1" draw:name="Image330" text:anchor-type="as-char" svg:width="6.9236in" svg:height="3.894525in" draw:z-index="0">
<draw:image xlink:href="../Images/AРМІЯINFORM/2023-04-28T43-00-00-04-00/kuleba-1.jpg" xlink:type="simple" xlink:show="embed" xlink:actuate="onLoad" draw:mime-type="image/jpeg"/>
</draw:frame>
</text:p>
      <text:p text:style-name="P4">
Молдова приєдналася до основної групи країн, що працюють над створеннямспецтрибуналу щодо злочину агресії проти України.</text:p>
      <text:p text:style-name="P4">
Про це за результатами зустрічі у Кишиневі із віцепрем'єр-міністром МолдовиНіку Попеску<text:a xlink:type="simple" xlink:href="https://twitter.com/DmytroKuleba/status/1651613767237619713" text:style-name="Internet_20_link" text:visited-style-name="Visited_20_Internet_20_Link">
повідомив</text:a>
міністр закордонних справ України Дмитро Кулеба.</text:p>
      <text:p text:style-name="P4">
«Продуктивні розмови з хорошим колегою та другом Ніку Попеску. Вінпоінформував мене про рішення Молдови приєднатися до основної групи зістворення <text:a xlink:type="simple" xlink:href="https://armyinform.com.ua/2023/04/19/ukrayina-vymagaye-stvorennya-mizhnarodnogo-specztrybunalu-ganna-malyar/" text:style-name="Internet_20_link" text:visited-style-name="Visited_20_Internet_20_Link">
спеціальноготрибуналу</text:a>
 для злочину агресії протиУкраїни», — сказав Дмитро Кулеба.</text:p>
      <text:p text:style-name="P4">
Він додав, що наразі до основної групи вже приєднали 35 країн.</text:p>
      <text:p text:style-name="P4">
Крім того, політики обговорили кроки, необхідні для відкриття переговорів провступ до ЄС у 2023 році.</text:p>
      <text:p text:style-name="P4">
Source: <text:a xlink:type="simple" xlink:href="https://armyinform.com.ua/2023/04/28/moldova-pryyednuyetsya-do-grupy-dlya-stvorennya-trybunalu-za-agresiyu-proty-ukrayiny/" text:style-name="Internet_20_link" text:visited-style-name="Visited_20_Internet_20_Link">
https://armyinform.com.ua/2023/04/28/moldova-pryyednuyetsya-do-grupy-dlya-stvorennya-trybunalu-za-agresiyu-proty-ukrayiny/</text:a>
</text:p>
      <!--NEWS-->
      <text:h text:style-name="P10" text:outline-level="1">
<text:span text:style-name="T4">
За час зимових атак на цивільну інфраструктуру України росіяни випустили близько 850 ракет і стільки ж дронів-камікадзе — Юрій Ігнат</text:span>
</text:h>
      <text:p text:style-name="P4">
Author: ['Оксана Іванець']</text:p>
      <text:p text:style-name="P4">
Time: 2023-04-28T44:00:00-04:00</text:p>
      <text:p text:style-name="P4">
Description: Удар по Миколаєву вчора вночі, в результаті якого загинула 1 людина, 23 було поран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NASAMS', 'SAMP/T', 'ВТОРГНЕННЯ РФ', 'ДРОН-КАМІКАДЗЕ', 'ЄДИНІ НОВИНИ', 'ЗРК PATRIOT', 'ІСКАНДЕР', 'ППО ЗСУ', 'РАКЕТНА АТАКА', 'ЮРІЙ ІГНАТ']</text:p>
      <text:p text:style-name="P4">
Category: News</text:p>
      <!--METADATA-->
      <text:p text:style-name="P4">
<draw:frame draw:style-name="fr1" draw:name="Image331" text:anchor-type="as-char" svg:width="6.9236in" svg:height="4.612849in" draw:z-index="0">
<draw:image xlink:href="../Images/AРМІЯINFORM/2023-04-28T44-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Удар по Миколаєву вчора вночі, в результаті якого загинула 1 людина, 23 булопоранено, був завданий небалістичною крилатою ракетою наземного базування«Іскандер-К». Про це в ефірі телемарафону «Єдині новини» повідомив речникКомандування Повітряних Сил Збройних Сил України полковник Юрій Ігнат.</text:p>
      <text:p text:style-name="P4">
— Цю повітряну ціль важко виявити та збити, оскільки вона летить дуже низьконад землею. Також вона може запускатися з незначної відстані.</text:p>
      <text:p text:style-name="P4">
Також Юрій Ігнат розповів, що за час зимових атак на цивільну інфраструктуруУкраїни росіяни випустили близько 850 ракет і стільки ж дронів-камікадзе. СилиППО збили близько 1,5 тис. повітряних цілей.</text:p>
      <text:p text:style-name="P4">
— І якщо ворог виснажує свій ракетний потенціал, нас продовжують посилюватинаші країни-партнери. Ми вже маємо батареї NASAMS, другий дивізіон Patriot уженесе бойове чергування тощо. Також ми продовжуємо очікувати нові поставкиновітнього західного озброєння, зокрема SAMP/T вже на підході, — зазначивречник Командування Повітряних Сил Збройних Сил України.</text:p>
      <text:p text:style-name="P4">
Source: <text:a xlink:type="simple" xlink:href="https://armyinform.com.ua/2023/04/28/za-chas-zymovyh-atak-na-czyvilnu-infrastrukturu-ukrayiny-rosiyany-vypustyly-blyzko-850-raket-i-stilky-zh-droniv-kamikadze-yurij-ignat/" text:style-name="Internet_20_link" text:visited-style-name="Visited_20_Internet_20_Link">
https://armyinform.com.ua/2023/04/28/za-chas-zymovyh-atak-na-czyvilnu-infrastrukturu-ukrayiny-rosiyany-vypustyly-blyzko-850-raket-i-stilky-zh-droniv-kamikadze-yurij-ignat/</text:a>
</text:p>
      <!--NEWS-->
      <text:h text:style-name="P10" text:outline-level="1">
<text:span text:style-name="T4">
Жорстокість рф лише зміцнює нашу відданість Україні — реакція Посла США на ракетний обстріл</text:span>
</text:h>
      <text:p text:style-name="P4">
Author: ['АРМІЯINFORM']</text:p>
      <text:p text:style-name="P4">
Time: 2023-04-28T45:00:00-04:00</text:p>
      <text:p text:style-name="P4">
Description: Ракетні обстріли країною-агресором лише поглиблюють підтримку та відданість Сполуч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man.jpg" text:style-name="Internet_20_link" text:visited-style-name="Visited_20_Internet_20_Link">
uman.jpg</text:a>
']</text:p>
      <text:p text:style-name="P4">
Tags: ['АГРЕСІЯ РФ', 'БРІДЖИТ БРІНК', 'ВТОРГНЕННЯ РФ', 'ОБСТРІЛ УКРАЇНИ', 'ПОСОЛ США В УКРАЇНІ']</text:p>
      <text:p text:style-name="P4">
Category: News</text:p>
      <!--METADATA-->
      <text:p text:style-name="P4">
<draw:frame draw:style-name="fr1" draw:name="Image332" text:anchor-type="as-char" svg:width="6.9236in" svg:height="3.894525in" draw:z-index="0">
<draw:image xlink:href="../Images/AРМІЯINFORM/2023-04-28T45-00-00-04-00/uman.jpg" xlink:type="simple" xlink:show="embed" xlink:actuate="onLoad" draw:mime-type="image/jpeg"/>
</draw:frame>
</text:p>
      <text:p text:style-name="P4">
Ракетні обстріли країною-агресором лише поглиблюють підтримку та відданістьСполучених Штатів Америки Україні.</text:p>
      <text:p text:style-name="P4">
Саме так на черговий ракетний обстріл України росією<text:a xlink:type="simple" xlink:href="https://twitter.com/USAmbKyiv/status/1651836324092035072" text:style-name="Internet_20_link" text:visited-style-name="Visited_20_Internet_20_Link">
відреагувала</text:a>
 ПосолСША в Україні Бріджит Брінк.</text:p>
      <text:p text:style-name="P4">
«Ще більше життів трагічно втрачено, коли російські ракети влучили в черговийжитловий будинок. росія досі не зрозуміла, що її жорстокість лише зміцнюєрішучість України та поглиблює нашу відданість підтримці України у їїборотьбі», — наголосила Бріджит Брінк.</text:p>
      <text:p text:style-name="P4">
Нагадаємо, 28 квітня 2023 року під час чергового ракетного обстрілу Україниросія <text:a xlink:type="simple" xlink:href="https://armyinform.com.ua/2023/04/28/vnochi-protyvnyk-vypustyv-po-ukrayini-23-krylatyh-rakety-21-znyshheno/" text:style-name="Internet_20_link" text:visited-style-name="Visited_20_Internet_20_Link">
випустила</text:a>
 23 крилаті ракети, 21 —знищено. Унаслідок ракетного удару по Умані 28 квітня 2023 року<text:a xlink:type="simple" xlink:href="https://armyinform.com.ua/2023/04/28/unaslidok-raketnogo-udaru-po-umani-poshkodzheno-majzhe-10-bagatokvartyrnyh-budynkiv-prezydent/" text:style-name="Internet_20_link" text:visited-style-name="Visited_20_Internet_20_Link">
пошкоджено</text:a>
 майже 10багатоквартирних будинків. У Дніпрі обстріл терористів забрав життя дитини.</text:p>
      <text:p text:style-name="P4">
Source: <text:a xlink:type="simple" xlink:href="https://armyinform.com.ua/2023/04/28/zhorstokist-rf-lyshe-zmicznyuye-nashu-viddanist-ukrayini-reakcziya-posla-ssha-na-raketnyj-obstril/" text:style-name="Internet_20_link" text:visited-style-name="Visited_20_Internet_20_Link">
https://armyinform.com.ua/2023/04/28/zhorstokist-rf-lyshe-zmicznyuye-nashu-viddanist-ukrayini-reakcziya-posla-ssha-na-raketnyj-obstril/</text:a>
</text:p>
      <!--NEWS-->
      <text:h text:style-name="P10" text:outline-level="1">
<text:span text:style-name="T4">
До Києва прибули президенти Чехії та Словаччини: Стоятимемо разом з українцями в боротьбі з агресором</text:span>
</text:h>
      <text:p text:style-name="P4">
Author: ['АРМІЯINFORM']</text:p>
      <text:p text:style-name="P4">
Time: 2023-04-28T46:00:00-04:00</text:p>
      <text:p text:style-name="P4">
Description: До Києва прибули президент Чехії Петр Павел та президент Словаччини Зузана Чапутов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etr.jpg" text:style-name="Internet_20_link" text:visited-style-name="Visited_20_Internet_20_Link">
petr.jpg</text:a>
', '<text:a xlink:type="simple" xlink:href="https://armyinform.com.ua/wp-content/uploads/2023/04/petr01-150x150.jpg" text:style-name="Internet_20_link" text:visited-style-name="Visited_20_Internet_20_Link">
petr01-150x150.jpg</text:a>
', '<text:a xlink:type="simple" xlink:href="https://armyinform.com.ua/wp-content/uploads/2023/04/petr02-150x150.jpg" text:style-name="Internet_20_link" text:visited-style-name="Visited_20_Internet_20_Link">
petr02-150x150.jpg</text:a>
']</text:p>
      <text:p text:style-name="P4">
Tags: ['STOPRUSSIA', 'ДОПОМОГА ПАРТНЕРІВ', 'ЗУЗАНА ЧАПУТОВА', 'ПЕТР ПАВЕЛ', 'СВІТ ПІДТРИМУЄ УКРАЇНУ', 'СЛОВАЧЧИНА', 'ЧЕХІЇЯ']</text:p>
      <text:p text:style-name="P4">
Category: News</text:p>
      <!--METADATA-->
      <text:p text:style-name="P4">
<draw:frame draw:style-name="fr1" draw:name="Image333" text:anchor-type="as-char" svg:width="6.9236in" svg:height="3.894525in" draw:z-index="0">
<draw:image xlink:href="../Images/AРМІЯINFORM/2023-04-28T46-00-00-04-00/petr.jpg" xlink:type="simple" xlink:show="embed" xlink:actuate="onLoad" draw:mime-type="image/jpeg"/>
</draw:frame>
</text:p>
      <text:p text:style-name="P4">
До Києва прибули президент Чехії Петр Павел та президент Словаччини ЗузанаЧапутова.</text:p>
      <text:p text:style-name="P4">
Про це йдеться у повідомленнях<text:a xlink:type="simple" xlink:href="https://www.facebook.com/prezidentpavel/posts/pfbid02LWtHg9P2XmSSh4C4D4mFwi9bHXXXvwbxCKQ7CapVgyp7jLf1YEhmUg7uXWTWSe2Fl" text:style-name="Internet_20_link" text:visited-style-name="Visited_20_Internet_20_Link">
чеського</text:a>
та <text:a xlink:type="simple" xlink:href="https://www.facebook.com/zcaputova" text:style-name="Internet_20_link" text:visited-style-name="Visited_20_Internet_20_Link">
словацького</text:a>
 голів.</text:p>
      <text:p text:style-name="P4">
«Я повертаюся до Києва менше ніж через рік після мого останнього візиту, якийвплинув на все моє життя. Після цього візиту моє ставлення до війни неполітичне, а глибоко людське. І я вірю, що це зворушило б усіх, незалежно відтого, за якими джерелами інформації вони прагнуть стежити», — повідомилаЗузана Чапутова.</text:p>
      <text:p text:style-name="P4">
Вона також відреагувала на сьогоднішні нічні ракетні атаки на Україну.</text:p>
      <text:p text:style-name="P4">
«Сьогоднішні ганебні атаки на деякі українські міста, зокрема Дніпро чи Умань,у яких загинули невинні мирні жителі, нагадують нам, що ми не можемо дозволитисобі відвернути погляд», — зазначила Зузана Чапутова.</text:p>
      <text:p text:style-name="P4">
<text:a xlink:type="simple" xlink:href="https://armyinform.com.ua/wp-content/uploads/2023/04/petr01.jpg" text:style-name="Internet_20_link" text:visited-style-name="Visited_20_Internet_20_Link">
<draw:frame draw:style-name="fr1" draw:name="Image334" text:anchor-type="as-char" svg:width="6.9236in" svg:height="6.9236in" draw:z-index="0">
<draw:image xlink:href="../Images/AРМІЯINFORM/2023-04-28T46-00-00-04-00/petr01-150x150.jpg" xlink:type="simple" xlink:show="embed" xlink:actuate="onLoad" draw:mime-type="image/jpeg"/>
</draw:frame>
</text:a>
</text:p>
      <text:p text:style-name="P4">
<text:a xlink:type="simple" xlink:href="https://armyinform.com.ua/wp-content/uploads/2023/04/petr02.jpg" text:style-name="Internet_20_link" text:visited-style-name="Visited_20_Internet_20_Link">
<draw:frame draw:style-name="fr1" draw:name="Image335" text:anchor-type="as-char" svg:width="6.9236in" svg:height="6.9236in" draw:z-index="0">
<draw:image xlink:href="../Images/AРМІЯINFORM/2023-04-28T46-00-00-04-00/petr02-150x150.jpg" xlink:type="simple" xlink:show="embed" xlink:actuate="onLoad" draw:mime-type="image/jpeg"/>
</draw:frame>
</text:a>
</text:p>
      <text:p text:style-name="P4">
Чеський лідер зазначив, що разом зі словацькою колегою розуміють цінністьсвободи та справедливості.</text:p>
      <text:p text:style-name="P4">
«Важко на власні очі побачити, що українці платять за це найдорожчу ціну. Крові життя власних громадян. У боротьбі з агресором Україна захищає спільне. Томуми будемо стояти з нею», — підкреслив Петр Павел.</text:p>
      <text:p text:style-name="P4">
Source: <text:a xlink:type="simple" xlink:href="https://armyinform.com.ua/2023/04/28/do-kyyeva-prybuly-prezydenty-chehiyi-ta-slovachchyny-stoyatymemo-razom-iz-ukrayinczyamy-u-borotbi-z-agresorom/" text:style-name="Internet_20_link" text:visited-style-name="Visited_20_Internet_20_Link">
https://armyinform.com.ua/2023/04/28/do-kyyeva-prybuly-prezydenty-chehiyi-ta-slovachchyny-stoyatymemo-razom-iz-ukrayinczyamy-u-borotbi-z-agresorom/</text:a>
</text:p>
      <!--NEWS-->
      <text:h text:style-name="P10" text:outline-level="1">
<text:span text:style-name="T4">
Вночі ворог з мінометів обстріляв території прикордоння Чернігівщини</text:span>
</text:h>
      <text:p text:style-name="P4">
Author: ['АРМІЯINFORM']</text:p>
      <text:p text:style-name="P4">
Time: 2023-04-28T47:00:00-04:00</text:p>
      <text:p text:style-name="P4">
Description: У ніч з 27 на 28 квітня російська окупаційна армія двічі обстріляла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jpg" text:style-name="Internet_20_link" text:visited-style-name="Visited_20_Internet_20_Link">
obstrily-prykordonnya.jpg</text:a>
']</text:p>
      <text:p text:style-name="P4">
Tags: ['STOPRUSSIA', 'АГРЕСІЯ РФ', 'ВТОРГНЕННЯ РФ', 'ЧЕРНІГІВЩИНА']</text:p>
      <text:p text:style-name="P4">
Category: News</text:p>
      <!--METADATA-->
      <text:p text:style-name="P4">
<draw:frame draw:style-name="fr1" draw:name="Image336" text:anchor-type="as-char" svg:width="6.9236in" svg:height="4.615733in" draw:z-index="0">
<draw:image xlink:href="../Images/AРМІЯINFORM/2023-04-28T47-00-00-04-00/obstrily-prykordonnya.jpg" xlink:type="simple" xlink:show="embed" xlink:actuate="onLoad" draw:mime-type="image/jpeg"/>
</draw:frame>
 Ілюстративне фото</text:p>
      <text:p text:style-name="P4">
У ніч з 27 на 28 квітня російська окупаційна армія двічі обстрілялаприкордоння Чернігівської області.</text:p>
      <text:p text:style-name="P4">
Про це<text:a xlink:type="simple" xlink:href="https://www.facebook.com/kommander.nord/posts/pfbid022D9L3or6vHEECqjDwecHgBxcN7L48sDkMmCWVL67g22G2Z4iQqxefgHynSRXZ6A5l" text:style-name="Internet_20_link" text:visited-style-name="Visited_20_Internet_20_Link">
повідомляє</text:a>
Оперативне командування «Північ».</text:p>
      <text:p text:style-name="P4">
З 22:22 до 22:35 зафіксовано 4 приходи, ймовірно з міномета 120 мм, в районнаселеного пункту Миколаївка.</text:p>
      <text:p text:style-name="P4">
З 22:27 до 23:27 зафіксовано 4 приходи, ймовірно з міномета 120 мм, в район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28/vnochi-vorog-z-minometiv-obstrilyav-terytoriyi-prykordonnya-chernigivshhyny/" text:style-name="Internet_20_link" text:visited-style-name="Visited_20_Internet_20_Link">
https://armyinform.com.ua/2023/04/28/vnochi-vorog-z-minometiv-obstrilyav-terytoriyi-prykordonnya-chernigivshhyny/</text:a>
</text:p>
      <!--NEWS-->
      <text:h text:style-name="P10" text:outline-level="1">
<text:span text:style-name="T4">
Дмитро Кулеба про ракетну атаку рф: Шлях до миру — озброїти Україну F-16</text:span>
</text:h>
      <text:p text:style-name="P4">
Author: ['АРМІЯINFORM']</text:p>
      <text:p text:style-name="P4">
Time: 2023-04-28T48:00:00-04:00</text:p>
      <text:p text:style-name="P4">
Description: Нічні ракетні удари росії по нашим мирних містах є ще одним доказом необхідності озброї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istr-dmytro-kuleba.jpg" text:style-name="Internet_20_link" text:visited-style-name="Visited_20_Internet_20_Link">
ministr-dmytro-kuleba.jpg</text:a>
']</text:p>
      <text:p text:style-name="P4">
Tags: ['F-16', 'ДМИТРО КУЛЕБА', 'ОБСТРІЛ УКРАЇНИ', 'РОСІЙСЬКА РАКЕТНА АТАКА']</text:p>
      <text:p text:style-name="P4">
Category: News</text:p>
      <!--METADATA-->
      <text:p text:style-name="P4">
<draw:frame draw:style-name="fr1" draw:name="Image337" text:anchor-type="as-char" svg:width="6.9236in" svg:height="4.281328in" draw:z-index="0">
<draw:image xlink:href="../Images/AРМІЯINFORM/2023-04-28T48-00-00-04-00/ministr-dmytro-kuleba.jpg" xlink:type="simple" xlink:show="embed" xlink:actuate="onLoad" draw:mime-type="image/jpeg"/>
</draw:frame>
</text:p>
      <text:p text:style-name="P4">
Нічні ракетні удари росії по нашим мирних містах є ще одним доказомнеобхідності озброїти Україну F-16.</text:p>
      <text:p text:style-name="P4">
Про це очільник МЗС України Дмитро Кулеба<text:a xlink:type="simple" xlink:href="https://twitter.com/DmytroKuleba/status/1651831570741772288" text:style-name="Internet_20_link" text:visited-style-name="Visited_20_Internet_20_Link">
написав</text:a>
у своєму Твіттері.</text:p>
      <text:p text:style-name="P4">
«Шлях до миру — вигнати росію з України. Шлях до миру — озброїти Українувинищувачами F-16 і захистити дітей від російського терору», — йдеться у йогодописі.</text:p>
      <text:p text:style-name="P4">
Глава МЗС України наголосив, що ракетні удари, які вбивають невинних українцівуві сні, зокрема 2-річну дитину, є відповіддю росії на всі мирні ініціативи.</text:p>
      <text:p text:style-name="P4">
Як повідомлялось, цієї ночі ворог знову<text:a xlink:type="simple" xlink:href="https://armyinform.com.ua/2023/04/28/unaslidok-raketnogo-udaru-po-umani-poshkodzheno-majzhe-10-bagatokvartyrnyh-budynkiv-prezydent/" text:style-name="Internet_20_link" text:visited-style-name="Visited_20_Internet_20_Link">
атакував</text:a>
 Українуракетами та БПЛА. Унаслідок ракетного удару по Умані пошкоджено майже 10багатоквартирних будинків. Є постраждалі та загиблі, серед них дитина. УДніпрі обстріл терористів також забрав життя дитини.</text:p>
      <text:p text:style-name="P4">
Source: <text:a xlink:type="simple" xlink:href="https://armyinform.com.ua/2023/04/28/dmytro-kuleba-pro-raketnu-ataku-rf-shlyah-do-myru-ozbroyity-ukrayinu-f-16/" text:style-name="Internet_20_link" text:visited-style-name="Visited_20_Internet_20_Link">
https://armyinform.com.ua/2023/04/28/dmytro-kuleba-pro-raketnu-ataku-rf-shlyah-do-myru-ozbroyity-ukrayinu-f-16/</text:a>
</text:p>
      <!--NEWS-->
      <text:h text:style-name="P10" text:outline-level="1">
<text:span text:style-name="T4">
Пресконференція Міністра оборони України у Military Media Center</text:span>
</text:h>
      <text:p text:style-name="P4">
Author: ['АРМІЯINFORM']</text:p>
      <text:p text:style-name="P4">
Time: 2023-04-28T49:00:00-04:00</text:p>
      <text:p text:style-name="P4">
Description: https://www.youtube.com/watch?v=sLs6yogzo0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ОЛЕКСІЙ РЕЗНІКОВ', 'ПРЕСКОНФЕРЕНЦІЯ']</text:p>
      <text:p text:style-name="P4">
Category: News</text:p>
      <!--METADATA-->
      <text:p text:style-name="P4">
Source: <text:a xlink:type="simple" xlink:href="https://armyinform.com.ua/2023/04/28/preskonferencziya-ministra-oborony-ukrayiny-u-military-madia-center/" text:style-name="Internet_20_link" text:visited-style-name="Visited_20_Internet_20_Link">
https://armyinform.com.ua/2023/04/28/preskonferencziya-ministra-oborony-ukrayiny-u-military-madia-center/</text:a>
</text:p>
      <!--NEWS-->
      <text:h text:style-name="P10" text:outline-level="1">
<text:span text:style-name="T4">
Польща спрощує ввезення безпілотників до України</text:span>
</text:h>
      <text:p text:style-name="P4">
Author: ['АРМІЯINFORM']</text:p>
      <text:p text:style-name="P4">
Time: 2023-04-28T50:00:00-04:00</text:p>
      <text:p text:style-name="P4">
Description: Відсьогодні, 28 квітня 2023 року, експорт безпілотників з Польщі до України бу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rones.jpg" text:style-name="Internet_20_link" text:visited-style-name="Visited_20_Internet_20_Link">
drones.jpg</text:a>
']</text:p>
      <text:p text:style-name="P4">
Tags: ['БПЛА', 'МІНІСТЕРСТВО ЕКОНОМІКИ УКРАЇНИ', 'УКРАЇНА - ПОЛЬЩА']</text:p>
      <text:p text:style-name="P4">
Category: News</text:p>
      <!--METADATA-->
      <text:p text:style-name="P4">
<draw:frame draw:style-name="fr1" draw:name="Image338" text:anchor-type="as-char" svg:width="6.9236in" svg:height="3.894525in" draw:z-index="0">
<draw:image xlink:href="../Images/AРМІЯINFORM/2023-04-28T50-00-00-04-00/drones.jpg" xlink:type="simple" xlink:show="embed" xlink:actuate="onLoad" draw:mime-type="image/jpeg"/>
</draw:frame>
</text:p>
      <text:p text:style-name="P4">
Відсьогодні, 28 квітня 2023 року, експорт безпілотників з Польщі до Українибуде здійснюватися на загальних умовах, за дозволом, який видав міністррозвитку та технології Польщі. Це рішення ухвалив уряд Польщі відповідно допрохання України.</text:p>
      <text:p text:style-name="P4">
Про це <text:a xlink:type="simple" xlink:href="https://www.me.gov.ua/News/Detail" text:style-name="Internet_20_link" text:visited-style-name="Visited_20_Internet_20_Link">
повідомляє</text:a>
 пресслужба Міністерства економікиУкраїни.</text:p>
      <text:p text:style-name="P4">
«Збройні Сили України для захисту нашої держави та перемоги над агресоромвкрай потребують БПЛА як вітчизняного, так і закордонного виробництва. УрядУкраїни зі свого боку спростив імпорт БПЛА. Паралельно Україна на всіх рівняхпрацювала з нашими партнерами на те, щоб відповідні спрощення були ухвалені йними. Зокрема, це питання порушувала під час зустрічей з польськими колегамиПерший віцепрем’єр-міністр України — міністр економіки України ЮліяСвириденко, а Міністерство економіки надіслало відповідного листа нашимпартнерам. Сьогодні ми маємо результат роботи. Рішення уряду Польщі сприятимеприскоренню постачання БПЛА на фронт, посиленню обороноздатності України таприскорить перемогу над агресором», — зазначив заступник міністра економікиУкраїни — торговий представник України Тарас Качка.</text:p>
      <text:p text:style-name="P4">
За його словами, відповідно до рішення міністра розвитку та технологій Польщізагальним дозволом для експорту БПЛА до України може скористатися будь-якийсуб’єкт, який має місцезнаходження на території Польщі (комерційна чинеприбуткова організація або фізична особа). Запровадження загального дозволузвільняє від необхідності отримання індивідуального дозволу при експортікожної партії дронів.</text:p>
      <text:p text:style-name="P4">
Відтак дозвіл стосується лише певної категорії дронів, визначених врозпорядженні. Мова йде про безпілотні літальні апарати, призначені дляконтрольованого польоту за межами прямої видимості оператора, з максимальноютривалістю принаймні 30 хвилин, але менше 1 години, і призначених для зльотута обслуговування. Стабільний керований політ при поривах вітру не менше 46,3км/год.</text:p>
      <text:p text:style-name="P4">
При цьому, загальний дозвіл не надається у разі якщо експортер абопостачальник знає або був поінформований про те, що вказані БПЛА призначеніабо можуть бути повністю або частково призначені для використання у зв’язку зрозробкою, виробництвом, поводженням, експлуатацією, обслуговуванням,зберіганням, виявленням, ідентифікацією або розповсюдженням хімічної,біологічної чи ядерної зброї або у зв'язку з розробкою, виробництвом,обслуговуванням або зберіганням ракет, здатних доставляти таку зброю. Такождозвіл не надається в разі використання їх як частин або компонентів озброєнь,які були експортовані без або з порушенням необхідного дозволу.</text:p>
      <text:p text:style-name="P4">
Source: <text:a xlink:type="simple" xlink:href="https://armyinform.com.ua/2023/04/28/polshha-sproshhuye-vvezennya-bezpilotnykiv-do-ukrayiny/" text:style-name="Internet_20_link" text:visited-style-name="Visited_20_Internet_20_Link">
https://armyinform.com.ua/2023/04/28/polshha-sproshhuye-vvezennya-bezpilotnykiv-do-ukrayiny/</text:a>
</text:p>
      <!--NEWS-->
      <text:h text:style-name="P10" text:outline-level="1">
<text:span text:style-name="T4">
Олексій Данілов обговорив з делегацією GLOBSEC актуальні безпекові виклики у світі</text:span>
</text:h>
      <text:p text:style-name="P4">
Author: ['АРМІЯINFORM']</text:p>
      <text:p text:style-name="P4">
Time: 2023-04-28T51:00:00-04:00</text:p>
      <text:p text:style-name="P4">
Description: Секретар Ради національної безпеки і оборони України Олексій Данілов провів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_04_4.jpg" text:style-name="Internet_20_link" text:visited-style-name="Visited_20_Internet_20_Link">
27_04_4.jpg</text:a>
']</text:p>
      <text:p text:style-name="P4">
Tags: ['GLOBSEC', 'БЕЗПЕКОВІ ГАРАНТІЇ', 'ОЛЕКСІЙ ДАНІЛОВ', 'РНБО УКРАЇНИ']</text:p>
      <text:p text:style-name="P4">
Category: News</text:p>
      <!--METADATA-->
      <text:p text:style-name="P4">
<draw:frame draw:style-name="fr1" draw:name="Image339" text:anchor-type="as-char" svg:width="6.9236in" svg:height="4.615733in" draw:z-index="0">
<draw:image xlink:href="../Images/AРМІЯINFORM/2023-04-28T51-00-00-04-00/27_04_4.jpg" xlink:type="simple" xlink:show="embed" xlink:actuate="onLoad" draw:mime-type="image/jpeg"/>
</draw:frame>
</text:p>
      <text:p text:style-name="P4">
Секретар Ради національної безпеки і оборони України Олексій Данілов провівзустріч із делегацією міжнародного аналітичного центру GLOBSEC, під час якоїобговорили актуальні безпекові виклики у світі та регіоні.</text:p>
      <text:p text:style-name="P4">
Про це <text:a xlink:type="simple" xlink:href="https://www.rnbo.gov.ua/ua/Diialnist/6294.html" text:style-name="Internet_20_link" text:visited-style-name="Visited_20_Internet_20_Link">
повідомляє</text:a>
 Раданаціональної безпеки України.</text:p>
      <text:p text:style-name="P4">
Під час зустрічі сторони обмінялися думками щодо зміцнення підтримкиміжнародними партнерами України на її шляху до перемоги в агресивній війні,розв’язаній рф.</text:p>
      <text:p text:style-name="P4">
За словами Секретаря РНБО України, на початку широкомасштабного вторгненнябагато хто помилявся із розрахунками і прогнозами щодо України, яка «вистоялай дала таку відсіч російським окупантам, на яку ніхто не очікував».</text:p>
      <text:p text:style-name="P4">
«Сьогодні через неспроможність одержати перемогу на полі бою рф намагатиметьсядосягнути своїх планів «шляхом внутрішньої дестабілізації — за допомогоюагентури, колаборантів та спроб посіяти розбрат в українському суспільстві», —зазначив Олексій Данілов.</text:p>
      <text:p text:style-name="P4">
За його словами, росія продовжуватиме спроби дестабілізувати Європу тапідірвати єдність у підтримці України, зокрема шляхом «поширення дезінформаціїта здійснення кібератак».</text:p>
      <text:p text:style-name="P4">
У цьому контексті Секретар РНБО України наголосив на важливості єдностідемократичного цивілізованого світу щодо підтримки України та підкреслив, що«не варто боятися росії».</text:p>
      <text:p text:style-name="P4">
«Краще за нас рф не знає ніхто, ми знаємо їх ахіллесову п’яту, але дляспільної перемоги потрібна глобальна співпраця і єдність», — сказав він.</text:p>
      <text:p text:style-name="P4">
Голова делегації Президент GLOBSEC Роберт Ваш зазначив, що агресивна війна рфпроти України стала «атакою проти європейської цивілізації та цінностей», а«майбутнє усієї Європи вирішується в Україні».</text:p>
      <text:p text:style-name="P4">
«Ви показали безпрецедентну мужність, стійкість та креативність у протидіїросійській агресії», — зазначив він.</text:p>
      <text:p text:style-name="P4">
Президент GLOBSEC запевнив у готовності докладати усіх можливих зусиль дляпідтримки України та просування її позиції на світових експертних майданчиках.</text:p>
      <text:p text:style-name="P4">
Source: <text:a xlink:type="simple" xlink:href="https://armyinform.com.ua/2023/04/28/oleksij-danilov-obgvoryv-z-delegacziyeyu-globsec-aktualni-bezpekovi-vyklyky-u-sviti/" text:style-name="Internet_20_link" text:visited-style-name="Visited_20_Internet_20_Link">
https://armyinform.com.ua/2023/04/28/oleksij-danilov-obgvoryv-z-delegacziyeyu-globsec-aktualni-bezpekovi-vyklyky-u-sviti/</text:a>
</text:p>
      <!--NEWS-->
      <text:h text:style-name="P10" text:outline-level="1">
<text:span text:style-name="T4">
Сили спецоперацій оголосили про набір на Кваліфікаційний курс</text:span>
</text:h>
      <text:p text:style-name="P4">
Author: ['АРМІЯINFORM']</text:p>
      <text:p text:style-name="P4">
Time: 2023-04-28T52:00:00-04:00</text:p>
      <text:p text:style-name="P4">
Description: На початку липня 2023 року розпочнеться набір на Кваліфікаційний курс ССО ЗС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45708-e1682661697331.jpg" text:style-name="Internet_20_link" text:visited-style-name="Visited_20_Internet_20_Link">
245708-e1682661697331.jpg</text:a>
']</text:p>
      <text:p text:style-name="P4">
Tags: ['Q-КУРС', 'КВАЛІФІКАЦІЙНИЙ КУРС', 'ССО ЗСУ']</text:p>
      <text:p text:style-name="P4">
Category: News</text:p>
      <!--METADATA-->
      <text:p text:style-name="P4">
<draw:frame draw:style-name="fr1" draw:name="Image340" text:anchor-type="as-char" svg:width="6.9236in" svg:height="4.240705in" draw:z-index="0">
<draw:image xlink:href="../Images/AРМІЯINFORM/2023-04-28T52-00-00-04-00/245708-e1682661697331.jpg" xlink:type="simple" xlink:show="embed" xlink:actuate="onLoad" draw:mime-type="image/jpeg"/>
</draw:frame>
</text:p>
      <text:p text:style-name="P4">
На початку липня 2023 року розпочнеться набір на Кваліфікаційний курс ССО ЗСУ.</text:p>
      <text:p text:style-name="P4">
Про початок набору на курс <text:a xlink:type="simple" xlink:href="https://t.me/ukr_sof/518" text:style-name="Internet_20_link" text:visited-style-name="Visited_20_Internet_20_Link">
оголосило</text:a>
 КомандуванняСил спеціальних операцій ЗСУ.</text:p>
      <text:p text:style-name="P4">
Зазначається, що заявки приймаються до <text:span text:style-name="T4">
22.05.2023</text:span>
.</text:p>
      <text:p text:style-name="P4">
<text:span text:style-name="T4">
Серед обов’язкових умов до кандидатів</text:span>
 : вік — до 35 років (старші — зарезультатами співбесіди). До відбору допускаються лише військовослужбовціЗбройних Сил України, які на момент подання заявки перебувають на військовійслужбі (за контрактом чи призвані за мобілізацією).</text:p>
      <text:p text:style-name="P4">
Тривалість кваліфікаційного курсу – 4 місяці.</text:p>
      <text:p text:style-name="P4">
Випускники Q-курсу гарантовано отримають посади у військових частинах Силспеціальних операцій ЗС України.</text:p>
      <text:p text:style-name="P4">
Подати заяву кандидата на проходження Кваліфікаційного курсу можна<text:a xlink:type="simple" xlink:href="https://sof.mil.gov.ua/join" text:style-name="Internet_20_link" text:visited-style-name="Visited_20_Internet_20_Link">
сайті</text:a>
 ССО ЗСУ.</text:p>
      <text:p text:style-name="P4">
Source: <text:a xlink:type="simple" xlink:href="https://armyinform.com.ua/2023/04/28/syly-speczoperaczij-ogolosyly-pro-nabir-na-kvalifikaczijnyj-kurs/" text:style-name="Internet_20_link" text:visited-style-name="Visited_20_Internet_20_Link">
https://armyinform.com.ua/2023/04/28/syly-speczoperaczij-ogolosyly-pro-nabir-na-kvalifikaczijnyj-kurs/</text:a>
</text:p>
      <!--NEWS-->
      <text:h text:style-name="P10" text:outline-level="1">
<text:span text:style-name="T4">
Майже 500 вибухонебезпечних предметів і авіабомбу знешкодили піротехніки за добу</text:span>
</text:h>
      <text:p text:style-name="P4">
Author: ['АРМІЯINFORM']</text:p>
      <text:p text:style-name="P4">
Time: 2023-04-28T53:00:00-04:00</text:p>
      <text:p text:style-name="P4">
Description: Протягом доби піротехнічні підрозділи ДСНС залучалися 164 рази до виконання завдань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text:p>
      <text:p text:style-name="P4">
Tags: ['STOPRUSSIA', 'АГРЕСІЯ РФ', 'ДСНС УКРАЇНИ', 'РОЗМІНУВАННЯ']</text:p>
      <text:p text:style-name="P4">
Category: News</text:p>
      <!--METADATA-->
      <text:p text:style-name="P4">
<draw:frame draw:style-name="fr1" draw:name="Image341" text:anchor-type="as-char" svg:width="6.9236in" svg:height="4.32725in" draw:z-index="0">
<draw:image xlink:href="../Images/AРМІЯINFORM/2023-04-28T53-00-00-04-00/626bf4da61ec9-1-1.jpeg" xlink:type="simple" xlink:show="embed" xlink:actuate="onLoad" draw:mime-type="image/jpeg"/>
</draw:frame>
</text:p>
      <text:p text:style-name="P4">
Протягом доби піротехнічні підрозділи ДСНС залучалися <text:span text:style-name="T4">
164 рази</text:span>
 довиконання завдань з розмінування.</text:p>
      <text:p text:style-name="P4">
Про це <text:a xlink:type="simple" xlink:href="https://dsns.gov.ua/uk/news/nadzvicaini-podiyi/operativna-informaciia-shhodo-roboti-pirotexnicnix-pidrozdiliv-dsns-ukrayini-41"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476вибухонебезпечних предметів</text:span>
 , зокрема <text:span text:style-name="T4">
1 авіаційну бомбу</text:span>
 , обстеженотериторію площею 123 гектари.</text:p>
      <text:p text:style-name="P4">
Найчастіше піротехнічні підрозділи працювали: в Харківській області 17 351раз, Київщині — 7 520, Донеччині — 4 936, Миколаївщині — 4 645, Чернігівщині —4 535, Херсонщині — 4 441, Сумщині — 1 889, Черкащині — 1 085.</text:p>
      <text:p text:style-name="P4">
Довідково: Всього з початку широкомасштабного військового вторгненняросійської федерації на території України знешкоджено 351 443вибухонебезпечних предмети та 2 891 кг вибухової речовини, зокрема 2 217авіаційних бомб. Обстежено територію площею близько 83 575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 знахідки</text:p>
      <text:p text:style-name="P4">
Source: <text:a xlink:type="simple" xlink:href="https://armyinform.com.ua/2023/04/28/majzhe-500-vybuhonebezpechnyh-predmetiv-i-aviabombu-zneshkodyly-pirotehniky-za-dobu/" text:style-name="Internet_20_link" text:visited-style-name="Visited_20_Internet_20_Link">
https://armyinform.com.ua/2023/04/28/majzhe-500-vybuhonebezpechnyh-predmetiv-i-aviabombu-zneshkodyly-pirotehniky-za-dobu/</text:a>
</text:p>
      <!--NEWS-->
      <text:h text:style-name="P10" text:outline-level="1">
<text:span text:style-name="T4">
Інструктори ОК «Північ» готують снайперів за досвідом, набутим за останній рік</text:span>
</text:h>
      <text:p text:style-name="P4">
Author: ['АРМІЯINFORM']</text:p>
      <text:p text:style-name="P4">
Time: 2023-04-28T54:00:00-04:00</text:p>
      <text:p text:style-name="P4">
Description: На базі Оперативного командування «Північ» триває перший курс підготовки фахівців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66967_785968299364385_1041373744982339134_n.jpg" text:style-name="Internet_20_link" text:visited-style-name="Visited_20_Internet_20_Link">
343666967_785968299364385_1041373744982339134_n.jpg</text:a>
']</text:p>
      <text:p text:style-name="P4">
Tags: ['ВІКТОР НІКОЛЮК', 'МАРКСМЕН', 'ОК «ПІВНІЧ»', 'ПІХОТНИЙ СНАЙПЕР']</text:p>
      <text:p text:style-name="P4">
Category: News</text:p>
      <!--METADATA-->
      <text:p text:style-name="P4">
<draw:frame draw:style-name="fr1" draw:name="Image342" text:anchor-type="as-char" svg:width="6.9236in" svg:height="4.615733in" draw:z-index="0">
<draw:image xlink:href="../Images/AРМІЯINFORM/2023-04-28T54-00-00-04-00/343666967_785968299364385_1041373744982339134_n.jpg" xlink:type="simple" xlink:show="embed" xlink:actuate="onLoad" draw:mime-type="image/jpeg"/>
</draw:frame>
</text:p>
      <text:p text:style-name="P4">
На базі Оперативного командування «Північ» триває перший курс підготовкифахівців за спеціальністю марксмен (піхотний снайпер). В управлінні бойовоїпідготовки командування наголошують, що нині марксменів тренують за досвідом,який інструктори набули з моменту широкомасштабного вторгнення росії вУкраїну.</text:p>
      <text:p text:style-name="P4">
Про це <text:a xlink:type="simple" xlink:href="https://armyinform.com.ua/2023/04/06/viktor-nikolyuk-vidvidav-vijskovi-poligony-i-navchalni-czentry-v-polshhi-de-navchayutsya-zahysnyky/" text:style-name="Internet_20_link" text:visited-style-name="Visited_20_Internet_20_Link">
повідомляє</text:a>
 командувач підготовки командування Сухопутних військ ЗС Українигенерал-майор Віктор Ніколюк.</text:p>
      <text:p text:style-name="P4">
У бою піхотний снайпер виконує всі дії, які виконує звичайний стрілець.Водночас марксмен завдяки спеціальній підготовці, зброї та прицільнимпристроям має можливість вести високоточний вогонь по цілях на дистанціях, щоперевищують дальність ефективного вогню штатного озброєння підрозділу та недоступні рядовим піхотинцям.</text:p>
      <text:p text:style-name="P4">
На відміну від звичайних снайперів, «влучні стрільці» є невід’ємною частиноюсвого підрозділу і працюють на загальний результат, в той час коли снайперипрацюють по окремих цілях поодинці або в парах. Вони є незамінними у разіпотреби ведення негайних дій, коли немає часу на тривалі розрахунки, завдякиможливості прикриття свого підрозділу від вогню противника з великихвідстаней.</text:p>
      <text:p text:style-name="P4">
Умови занять максимально наближені до реального бою: відточуються навичкивлучної стрільби з подоланням смуги перешкод та маскування на місцевості.Інструктори курсу запевняють, що це дозволить майбутнім фахівцям в подальшомуефективно виконувати поставлені завдання.</text:p>
      <text:p text:style-name="P4">
Source: <text:a xlink:type="simple" xlink:href="https://armyinform.com.ua/2023/04/28/instruktory-ok-pivnich-gotuyut-snajperiv-za-dosvidom-nabutym-za-ostannij-rik/" text:style-name="Internet_20_link" text:visited-style-name="Visited_20_Internet_20_Link">
https://armyinform.com.ua/2023/04/28/instruktory-ok-pivnich-gotuyut-snajperiv-za-dosvidom-nabutym-za-ostannij-rik/</text:a>
</text:p>
      <!--NEWS-->
      <text:h text:style-name="P10" text:outline-level="1">
<text:span text:style-name="T4">
134 населених пункти обстріляла росармія за минулу добу</text:span>
</text:h>
      <text:p text:style-name="P4">
Author: ['АРМІЯINFORM']</text:p>
      <text:p text:style-name="P4">
Time: 2023-04-28T55:00:00-04:00</text:p>
      <text:p text:style-name="P4">
Description: Протягом минулої доби російські окупаційні війська обстріляли територію 11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a3785c-423c-4026-8144-cdb2ed03b7a3.jpg" text:style-name="Internet_20_link" text:visited-style-name="Visited_20_Internet_20_Link">
bea3785c-423c-4026-8144-cdb2ed03b7a3.jpg</text:a>
']</text:p>
      <text:p text:style-name="P4">
Tags: ['ВОРОЖІ ОБСТРІЛИ']</text:p>
      <text:p text:style-name="P4">
Category: News</text:p>
      <!--METADATA-->
      <text:p text:style-name="P4">
<draw:frame draw:style-name="fr1" draw:name="Image343" text:anchor-type="as-char" svg:width="6.9236in" svg:height="5.381036in" draw:z-index="0">
<draw:image xlink:href="../Images/AРМІЯINFORM/2023-04-28T55-00-00-04-00/bea3785c-423c-4026-8144-cdb2ed03b7a3.jpg" xlink:type="simple" xlink:show="embed" xlink:actuate="onLoad" draw:mime-type="image/jpeg"/>
</draw:frame>
</text:p>
      <text:p text:style-name="P4">
Протягом минулої доби російські окупаційні війська обстріляли територію 11областей України.</text:p>
      <text:p text:style-name="P4">
Про це <text:a xlink:type="simple" xlink:href="https://t.me/militarymediacenter/1799" text:style-name="Internet_20_link" text:visited-style-name="Visited_20_Internet_20_Link">
повідомляє</text:a>
 Military MediaCenter.</text:p>
      <text:p text:style-name="P4">
Загалом із різних видів озброєння (стрілецька зброя, міномети, танки,артилерія, РСЗВ, ЗРК, БПЛА, тактична та стратегічна авіація) здійсненообстріли 134 населених пунктів, підтверджено ураження 57 об’єктів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4/28/134-naselenyh-punkty-obstrilyala-rosarmiya-za-mynulu-dobu/" text:style-name="Internet_20_link" text:visited-style-name="Visited_20_Internet_20_Link">
https://armyinform.com.ua/2023/04/28/134-naselenyh-punkty-obstrilyala-rosarmiya-za-mynulu-dobu/</text:a>
</text:p>
      <!--NEWS-->
      <text:h text:style-name="P10" text:outline-level="1">
<text:span text:style-name="T4">
Важливо не продукувати безкінечні стратегії, розмови, наради — Голова Офісу змін при Міністерстві оборони</text:span>
</text:h>
      <text:p text:style-name="P4">
Author: ['Віталій Литвин']</text:p>
      <text:p text:style-name="P4">
Time: 2023-04-28T56:00:00-04:00</text:p>
      <text:p text:style-name="P4">
Description: Головними завданнями новоствореного Офісу змін при Міністерстві оборони є форм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rushevska.jpg" text:style-name="Internet_20_link" text:visited-style-name="Visited_20_Internet_20_Link">
marushevska.jpg</text:a>
']</text:p>
      <text:p text:style-name="P4">
Tags: ['MILITARY MEDIA CENTER', 'БРИФІНГ', 'МІНІСТЕРСТВО ОБОРОНИ УКРАЇНИ', 'ЮЛІЯ МАРУШЕВСЬКА']</text:p>
      <text:p text:style-name="P4">
Category: News</text:p>
      <!--METADATA-->
      <text:p text:style-name="P4">
<draw:frame draw:style-name="fr1" draw:name="Image344" text:anchor-type="as-char" svg:width="6.9236in" svg:height="3.894525in" draw:z-index="0">
<draw:image xlink:href="../Images/AРМІЯINFORM/2023-04-28T56-00-00-04-00/marushevska.jpg" xlink:type="simple" xlink:show="embed" xlink:actuate="onLoad" draw:mime-type="image/jpeg"/>
</draw:frame>
</text:p>
      <text:p text:style-name="P4">
Головними завданнями новоствореного Офісу змін при Міністерстві оборони єформування бачення для пришвидшення змін в оборонному відомстві, а такожправил для функціонування Агентства закупівель та підготовка відповідногозаконодавства.</text:p>
      <text:p text:style-name="P4">
Про це під час презентації новоутворених консультативно-дорадчих органів приМіноборони — Громадської антикорупційної ради та Офісу з підтримки змін —повідомила голова Офісу змін при Міністерстві оборони Юлія Марушевська.</text:p>
      <text:p text:style-name="P4">
«Для нас важливо не продукувати безкінечні стратегії, розмови, наради. Для насважливі зміни, тому ми навіть внутрішньо називаємо цей Офіс таким собіакселератором змін. І підхід такий — це коли ми по черзі беремо окрему зміну,окремий проєкт, будуємо під цю зміну команду з кращих професіоналів України,і, можливо, залучаємо також світову експертизу, і запускаємо цю зміну. І такпочергово — зміна за зміною — ми сподіваємося на стійкі фундаментальніструктурні системні зміни в системі Міністерства оборони», — наголосила ЮліяМарушевська.</text:p>
      <text:p text:style-name="P4">
Вона пояснила, що Офіс змін при Міністерстві оборони України — цеконсультативно-дорадчий орган при МОУ. Основною його функцією є залученнянайкращих професіоналів, найкращих експертів у своїх сферах, які є сьогодні вУкраїні, аби трансформувати закупівлі в Міністерстві оборони України, а такожвсіх пов’язаних структур.</text:p>
      <text:p text:style-name="P4">
«Перший проєкт — це реформа закупівель, які стосуються виключно тієїноменклатури, яка не є летальною. І в результаті запуску цього проєкту маєбути створене Агентство закупівель, яке допоможе розділити функціонал, який єв Міністерстві ( <text:span text:style-name="T5">
оборони. — Ред.</text:span>
 ), який є зараз сконцентрований в одному здепартаментів ( <text:span text:style-name="T5">
Міністерства оборони. — Ред.</text:span>
 ). Це — формування політики,норм, правил гри, того, як мають функціонувати відносини покупця і продавця,те, як мають функціонувати закупівлі. Ми хочемо, аби цей «мозок», формуванняполітик залишився в Міністерстві оборони, а сам процес закупівель — перейшов вАгентство, в професійний орган», — підсумувала Юлія Марушевська.</text:p>
      <text:p text:style-name="P4">
<text:span text:style-name="T5">
Фото Дмитра Юрченка</text:span>
</text:p>
      <text:p text:style-name="P4">
Source: <text:a xlink:type="simple" xlink:href="https://armyinform.com.ua/2023/04/28/vazhlyvo-ne-produkuvaty-bezkinechni-strategiyi-rozmovy-narady-golova-ofisu-zmin-pry-ministerstvi-oborony/" text:style-name="Internet_20_link" text:visited-style-name="Visited_20_Internet_20_Link">
https://armyinform.com.ua/2023/04/28/vazhlyvo-ne-produkuvaty-bezkinechni-strategiyi-rozmovy-narady-golova-ofisu-zmin-pry-ministerstvi-oborony/</text:a>
</text:p>
      <!--NEWS-->
      <text:h text:style-name="P10" text:outline-level="1">
<text:span text:style-name="T4">
Президент України вимагає посилити санкції проти рф після нічної ракетної атаки</text:span>
</text:h>
      <text:p text:style-name="P4">
Author: ['АРМІЯINFORM']</text:p>
      <text:p text:style-name="P4">
Time: 2023-04-28T57:00:00-04:00</text:p>
      <text:p text:style-name="P4">
Description: Президент України Володимир Зеленський відреагував на нічну ракетну атаку з боку рос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yaxdcxwaiwbkp.jpg" text:style-name="Internet_20_link" text:visited-style-name="Visited_20_Internet_20_Link">
fuyaxdcxwaiwbkp.jpg</text:a>
', '<text:a xlink:type="simple" xlink:href="https://armyinform.com.ua/wp-content/uploads/2023/04/fuyah_jxwaqhzvr-150x150.jpg" text:style-name="Internet_20_link" text:visited-style-name="Visited_20_Internet_20_Link">
fuyah_jxwaqhzvr-150x150.jpg</text:a>
', '<text:a xlink:type="simple" xlink:href="https://armyinform.com.ua/wp-content/uploads/2023/04/fuyagzswyamr1co-150x150.jpg" text:style-name="Internet_20_link" text:visited-style-name="Visited_20_Internet_20_Link">
fuyagzswyamr1co-150x150.jpg</text:a>
', '<text:a xlink:type="simple" xlink:href="https://armyinform.com.ua/wp-content/uploads/2023/04/fuyawnkxgaenxmd-150x150.jpg" text:style-name="Internet_20_link" text:visited-style-name="Visited_20_Internet_20_Link">
fuyawnkxgaenxmd-150x150.jpg</text:a>
']</text:p>
      <text:p text:style-name="P4">
Tags: ['ВОЛОДИМИР ЗЕЛЕНСЬКИЙ', 'НАСЛІДКИ ВОРОЖИХ ОБСТРІЛІВ', 'ПРЕЗИДЕНТ УКРАЇНИ', 'РОСІЙСЬКА РАКЕТНА АТАКА']</text:p>
      <text:p text:style-name="P4">
Category: News</text:p>
      <!--METADATA-->
      <text:p text:style-name="P4">
<draw:frame draw:style-name="fr1" draw:name="Image345" text:anchor-type="as-char" svg:width="6.9236in" svg:height="5.1927in" draw:z-index="0">
<draw:image xlink:href="../Images/AРМІЯINFORM/2023-04-28T57-00-00-04-00/fuyaxdcxwaiwbkp.jpg" xlink:type="simple" xlink:show="embed" xlink:actuate="onLoad" draw:mime-type="image/jpeg"/>
</draw:frame>
</text:p>
      <text:p text:style-name="P4">
Президент України Володимир Зеленський відреагував на нічну ракетну атаку збоку росії та вимагає посилити глобальні санкції проти країни-терориста.</text:p>
      <text:p text:style-name="P4">
Про це глава держави<text:a xlink:type="simple" xlink:href="https://twitter.com/ZelenskyyUa/status/1651836438281957381" text:style-name="Internet_20_link" text:visited-style-name="Visited_20_Internet_20_Link">
написав</text:a>
у своєму Твіттері.</text:p>
      <text:p text:style-name="P4">
«Ще одна ніч російського терору. Ракети та безпілотники. 10 житлових будинківпошкоджено в Умані. В одному з них зруйновано цілий квартал. Станом на зараз:7 загиблих, є поранені», — повідомив Володимир Зеленський.</text:p>
      <text:p text:style-name="P4">
Він зазначив, що російське зло можна зупинити зброєю, і українські захисникице роблять.</text:p>
      <text:p text:style-name="P4">
«Його (ред. — <text:span text:style-name="T5">
російське зло)</text:span>
 можна зупинити санкціями — глобальні санкціїмають бути посилені», — йдеться у його дописі.</text:p>
      <text:p text:style-name="P4">
<text:a xlink:type="simple" xlink:href="https://armyinform.com.ua/wp-content/uploads/2023/04/fuyah_jxwaqhzvr.jpg" text:style-name="Internet_20_link" text:visited-style-name="Visited_20_Internet_20_Link">
<draw:frame draw:style-name="fr1" draw:name="Image346" text:anchor-type="as-char" svg:width="6.9236in" svg:height="6.9236in" draw:z-index="0">
<draw:image xlink:href="../Images/AРМІЯINFORM/2023-04-28T57-00-00-04-00/fuyah_jxwaqhzvr-150x150.jpg" xlink:type="simple" xlink:show="embed" xlink:actuate="onLoad" draw:mime-type="image/jpeg"/>
</draw:frame>
</text:a>
</text:p>
      <text:p text:style-name="P4">
<text:a xlink:type="simple" xlink:href="https://armyinform.com.ua/wp-content/uploads/2023/04/fuyagzswyamr1co.jpg" text:style-name="Internet_20_link" text:visited-style-name="Visited_20_Internet_20_Link">
<draw:frame draw:style-name="fr1" draw:name="Image347" text:anchor-type="as-char" svg:width="6.9236in" svg:height="6.9236in" draw:z-index="0">
<draw:image xlink:href="../Images/AРМІЯINFORM/2023-04-28T57-00-00-04-00/fuyagzswyamr1co-150x150.jpg" xlink:type="simple" xlink:show="embed" xlink:actuate="onLoad" draw:mime-type="image/jpeg"/>
</draw:frame>
</text:a>
</text:p>
      <text:p text:style-name="P4">
<text:a xlink:type="simple" xlink:href="https://armyinform.com.ua/wp-content/uploads/2023/04/fuyawnkxgaenxmd.jpg" text:style-name="Internet_20_link" text:visited-style-name="Visited_20_Internet_20_Link">
<draw:frame draw:style-name="fr1" draw:name="Image348" text:anchor-type="as-char" svg:width="6.9236in" svg:height="6.9236in" draw:z-index="0">
<draw:image xlink:href="../Images/AРМІЯINFORM/2023-04-28T57-00-00-04-00/fuyawnkxgaenxmd-150x150.jpg" xlink:type="simple" xlink:show="embed" xlink:actuate="onLoad" draw:mime-type="image/jpeg"/>
</draw:frame>
</text:a>
</text:p>
      <text:p text:style-name="P4">
Source: <text:a xlink:type="simple" xlink:href="https://armyinform.com.ua/2023/04/28/prezydent-ukrayiny-vymagaye-posylyty-sankcziyi-proty-rf-pislya-nichnoyi-raketnoyi-ataky/" text:style-name="Internet_20_link" text:visited-style-name="Visited_20_Internet_20_Link">
https://armyinform.com.ua/2023/04/28/prezydent-ukrayiny-vymagaye-posylyty-sankcziyi-proty-rf-pislya-nichnoyi-raketnoyi-ataky/</text:a>
</text:p>
      <!--NEWS-->
      <text:h text:style-name="P10" text:outline-level="1">
<text:span text:style-name="T4">
Ухвалено рішення про збільшення ВЛК вздовж лінії фронту — Олексій Резніков</text:span>
</text:h>
      <text:p text:style-name="P4">
Author: ['Наталія Ткачук']</text:p>
      <text:p text:style-name="P4">
Time: 2023-04-28T58:00:00-04:00</text:p>
      <text:p text:style-name="P4">
Description: Про це заявив Міністр оборони України Олексій Резніков під час пресконференції в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4713.jpg" text:style-name="Internet_20_link" text:visited-style-name="Visited_20_Internet_20_Link">
5f6a4713.jpg</text:a>
']</text:p>
      <text:p text:style-name="P4">
Tags: ['MILITARY MEDIA CENTER', 'ВЛК', 'ОЛЕКСІЙ РЕЗНІКОВ']</text:p>
      <text:p text:style-name="P4">
Category: News</text:p>
      <!--METADATA-->
      <text:p text:style-name="P4">
<draw:frame draw:style-name="fr1" draw:name="Image349" text:anchor-type="as-char" svg:width="6.9236in" svg:height="4.615733in" draw:z-index="0">
<draw:image xlink:href="../Images/AРМІЯINFORM/2023-04-28T58-00-00-04-00/5f6a4713.jpg" xlink:type="simple" xlink:show="embed" xlink:actuate="onLoad" draw:mime-type="image/jpeg"/>
</draw:frame>
 ОлексійРезніков</text:p>
      <text:p text:style-name="P4">
Про це <text:a xlink:type="simple" xlink:href="https://armyinform.com.ua/2023/04/28/preskonferencziya-ministra-oborony-ukrayiny-u-military-madia-center/" text:style-name="Internet_20_link" text:visited-style-name="Visited_20_Internet_20_Link">
заявив</text:a>
 Міністр оборони УкраїниОлексій Резніков під час пресконференції в Military Mеdia Center.</text:p>
      <text:p text:style-name="P4">
— Ми вже збільшили кількість ВЛК вздовж лінії фронту для того, щоб нашіпоранені могли звертатися в ці установи не тільки на території військовихгоспіталів, а й на території цивільних медичних закладів, — наголосив главаоборонного відомства.</text:p>
      <text:p text:style-name="P4">
За його словами, дуже важливо вирішувати завдання як «золотої години», колийде евакуація пораненого з лінії фронту, так і подальшої реабілітації.</text:p>
      <text:p text:style-name="P4">
— Крім того, за моєю директивою зроблено обов’язкове введення посад психологівдодатково у всіх лікувальних закладах. Тому що помилково і хибно булосприйняття, що психологічну допомогу має отримати поранений після завершеннялікування. Адже сам факт поранення — це вже психологічна травма, — зазначивМіністр оборони України.</text:p>
      <text:p text:style-name="P4">
<text:span text:style-name="T5">
Фото Дмитра Юрченка</text:span>
</text:p>
      <text:p text:style-name="P4">
Source: <text:a xlink:type="simple" xlink:href="https://armyinform.com.ua/2023/04/28/uhvaleno-rishennya-pro-zbilshennya-vlk-vzdovzh-liniyi-frontu-oleksij-reznikov/" text:style-name="Internet_20_link" text:visited-style-name="Visited_20_Internet_20_Link">
https://armyinform.com.ua/2023/04/28/uhvaleno-rishennya-pro-zbilshennya-vlk-vzdovzh-liniyi-frontu-oleksij-reznikov/</text:a>
</text:p>
      <!--NEWS-->
      <text:h text:style-name="P10" text:outline-level="1">
<text:span text:style-name="T4">
На бойове чергування в Україні заступили данські САУ CAESAR — Олексій Резніков</text:span>
</text:h>
      <text:p text:style-name="P4">
Author: ['Олександр Беккер']</text:p>
      <text:p text:style-name="P4">
Time: 2023-04-28T59:00:00-04:00</text:p>
      <text:p text:style-name="P4">
Description: Про це повідомив Міністр оборони України Олексій Резніков під час пресконференці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esar8x8.jpg" text:style-name="Internet_20_link" text:visited-style-name="Visited_20_Internet_20_Link">
caesar8x8.jpg</text:a>
']</text:p>
      <text:p text:style-name="P4">
Tags: ['CAESAR', 'MILITARY MEDIA CENTER', 'ОЛЕКСІЙ РЕЗНІКОВ']</text:p>
      <text:p text:style-name="P4">
Category: News</text:p>
      <!--METADATA-->
      <text:p text:style-name="P4">
<draw:frame draw:style-name="fr1" draw:name="Image350" text:anchor-type="as-char" svg:width="6.9236in" svg:height="4.615733in" draw:z-index="0">
<draw:image xlink:href="../Images/AРМІЯINFORM/2023-04-28T59-00-00-04-00/caesar8x8.jpg" xlink:type="simple" xlink:show="embed" xlink:actuate="onLoad" draw:mime-type="image/jpeg"/>
</draw:frame>
</text:p>
      <text:p text:style-name="P4">
Про це повідомив Міністр оборони України Олексій Резніков під часпресконференції у Military Mеdia Center.</text:p>
      <text:p text:style-name="P4">
— У серпні ми почали один проєкт з Королівством Данія про можливість отриматиартилерійські системи, яке в свій час для своїх Збройних сил замовило дивізіонфранцузьких модернізованих самохідних артилерійських установок CAESAR.</text:p>
      <text:p text:style-name="P4">
Так от, данські CAESAR вже заїхали в Україну та заступили на бойовечергування, — зазначив Олексій Резніков.</text:p>
      <text:p text:style-name="P4">
Source: <text:a xlink:type="simple" xlink:href="https://armyinform.com.ua/2023/04/28/na-bojove-cherguvannya-v-ukrayini-zastupyly-danski-sau-caesar-oleksij-reznikov/" text:style-name="Internet_20_link" text:visited-style-name="Visited_20_Internet_20_Link">
https://armyinform.com.ua/2023/04/28/na-bojove-cherguvannya-v-ukrayini-zastupyly-danski-sau-caesar-oleksij-reznikov/</text:a>
</text:p>
      <!--NEWS-->
      <text:h text:style-name="P10" text:outline-level="1">
<text:span text:style-name="T4">
Олексій Резніков: Незабаром українці сприйматимуть сучасні бойові літаки так само спокійно, як і Patriot та HIMARS</text:span>
</text:h>
      <text:p text:style-name="P4">
Author: ['Наталія Ткачук']</text:p>
      <text:p text:style-name="P4">
Time: 2023-04-28T60:00:00-04:00</text:p>
      <text:p text:style-name="P4">
Description: Сьогодні країни НАТО передають Україні авіацію, і хоч поки що радянського взірц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841054_605.jpg" text:style-name="Internet_20_link" text:visited-style-name="Visited_20_Internet_20_Link">
55841054_605.jpg</text:a>
']</text:p>
      <text:p text:style-name="P4">
Tags: ['MILITARY MEDIA CENTER', 'ОЛЕКСІЙ РЕЗНІКОВ']</text:p>
      <text:p text:style-name="P4">
Category: News</text:p>
      <!--METADATA-->
      <text:p text:style-name="P4">
<draw:frame draw:style-name="fr1" draw:name="Image351" text:anchor-type="as-char" svg:width="6.9236in" svg:height="3.891999in" draw:z-index="0">
<draw:image xlink:href="../Images/AРМІЯINFORM/2023-04-28T60-00-00-04-00/55841054_605.jpg" xlink:type="simple" xlink:show="embed" xlink:actuate="onLoad" draw:mime-type="image/jpeg"/>
</draw:frame>
</text:p>
      <text:p text:style-name="P4">
Сьогодні країни НАТО передають Україні авіацію, і хоч поки що радянськоговзірця, на переконання Міністра оборони України Олексія Резнікова, незабаромукраїнці будуть так само спокійно, як про Patriot і HIMARS, говорити просучасні бойові літаки.</text:p>
      <text:p text:style-name="P4">
Про це голова оборонного відомства України<text:a xlink:type="simple" xlink:href="https://armyinform.com.ua/2023/04/28/preskonferencziya-ministra-oborony-ukrayiny-u-military-madia-center/" text:style-name="Internet_20_link" text:visited-style-name="Visited_20_Internet_20_Link">
заявив</text:a>
 на пресконференції в Military MеdiaCenter.</text:p>
      <text:p text:style-name="P4">
— Ми можемо абсолютно чітко зафіксувати, що у нас на озброєнні є важкаартилерія 155 мм, HIMARS, бронетехніка майже всіх основних відомих типів імарок, створена танкова коаліція, на бойовому чергуванні стоять Patriot, хочау свій час це викликало істерику у орків, коли вони кричали, що Patriot вПольщі — це вже перехід «червоних ліній» Заходом… — резюмував ОлексійРезніков.</text:p>
      <text:p text:style-name="P4">
Source: <text:a xlink:type="simple" xlink:href="https://armyinform.com.ua/2023/04/28/oleksij-reznikov-nezabarom-ukrayinczi-spryjmatymut-suchasni-bojovi-litaky-tak-samo-spokijno-yak-i-patriot-ta-himars/" text:style-name="Internet_20_link" text:visited-style-name="Visited_20_Internet_20_Link">
https://armyinform.com.ua/2023/04/28/oleksij-reznikov-nezabarom-ukrayinczi-spryjmatymut-suchasni-bojovi-litaky-tak-samo-spokijno-yak-i-patriot-ta-himars/</text:a>
</text:p>
      <!--NEWS-->
      <text:h text:style-name="P10" text:outline-level="1">
<text:span text:style-name="T4">
Суспільство очікує прозорості у закупівлях Міністерства оборони — Олексій Резніков</text:span>
</text:h>
      <text:p text:style-name="P4">
Author: ['Віталій Литвин']</text:p>
      <text:p text:style-name="P4">
Time: 2023-04-28T61:00:00-04:00</text:p>
      <text:p text:style-name="P4">
Description: Міністр оборони України Олексій Резніков зазначив, що суспільство очікує прозор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4724.jpg" text:style-name="Internet_20_link" text:visited-style-name="Visited_20_Internet_20_Link">
5f6a4724.jpg</text:a>
']</text:p>
      <text:p text:style-name="P4">
Tags: ['MILITARY MEDIA CENTER', 'АНТИКОРУПЦІЙНА РАДА ПРИ МОУ', 'ВТОРГНЕННЯ РФ', 'ЗАКУПІВЛІ', 'МІНІСТР ОБОРОНИ', 'МІНОБОРОНИ', 'ОЛЕКСІЙ РЕЗНІКОВ']</text:p>
      <text:p text:style-name="P4">
Category: News</text:p>
      <!--METADATA-->
      <text:p text:style-name="P4">
<draw:frame draw:style-name="fr1" draw:name="Image352" text:anchor-type="as-char" svg:width="6.9236in" svg:height="4.615733in" draw:z-index="0">
<draw:image xlink:href="../Images/AРМІЯINFORM/2023-04-28T61-00-00-04-00/5f6a4724.jpg" xlink:type="simple" xlink:show="embed" xlink:actuate="onLoad" draw:mime-type="image/jpeg"/>
</draw:frame>
</text:p>
      <text:p text:style-name="P4">
Міністр оборони України Олексій Резніков зазначив, що суспільство очікуєпрозорості у закупівлях Міністерства оборони.</text:p>
      <text:p text:style-name="P4">
Про це глава українського оборонного відомства заявив під час презентаціїновоутворених консультативно-дорадчих органів при Міноборони — Громадськоїантикорупційної ради та Офісу з підтримки змін.</text:p>
      <text:p text:style-name="P4">
— Суспільство абсолютно справедливо має право вимагати прозорості іконтролювати, як використовуються публічні фінанси, тому що всі сплачуютьподатки, із цих податків формується бюджет, а з цього бюджету кошти заходять вМіноборони і ми їх використовуємо з метою забезпечення Збройних Сил, —роз’яснив Олексій Резніков.</text:p>
      <text:p text:style-name="P4">
Саме тому важливу роль у прозорості закупівель мають відіграти новостворенідорадчі органи — Громадська антикорупційна рада та Офіс з підтримки змін.</text:p>
      <text:p text:style-name="P4">
— Це ( <text:span text:style-name="T5">
Громадська антикорупційна рада. — Ред.</text:span>
 ) дійсно буде дуже потужнийнезалежний орган, так само ( <text:span text:style-name="T5">
як і Офіс з підтримки змін. — Ред.</text:span>
 ) —акселератор бачення і ідей, які будуть допомагати мені вже через прийняттяполітичних рішень, через політичну волю, через адміністративний впливзмінювати систему на краще. При тому, розуміючи, що наша задача — не порушитисистему стабільного, безперебійного, системного забезпечення Збройних СилУкраїни, особливо — зараз, під час відкритої агресії з боку росіян, відкритоївійни. І тут я надіюся на взаємодію Антикорупційної ради разом з Офісомпідтримки змін. У Офісу є ідеї, вони будуть усталено працювати надпроцедурами, над підходами, над системою. А ваша ( <text:span text:style-name="T5">
Антикорупційної ради. —Ред.</text:span>
 ) задача — давати оцінку на корупціогенність. Мені потрібна вашаекспертиза — де є корупціогенні ризики, — наголосив глава Міністерства оборониУкраїни.</text:p>
      <text:p text:style-name="P4">
Він додав, що з боку військових очікування функціонування нових органів,спершу, будуть спрямовані на справедливість використання коштів щодо їхньогозабезпечення.</text:p>
      <text:p text:style-name="P4">
— Третє очікування — це наші партнери, бо той рівень довіри, який нам сьогоднівдалося встановити, — неймовірний. Саме тому ми і отримуємо «Патріоти»,«Хаймарси», MLRS, танки і літаки. Але є нюанс: ми всю техніку цю отримуємобезкоштовно, в першу чергу. Мільярдів на 80 доларів США ми вже отрималиміжнародної технічної допомоги. І все це завдяки довірі. І їхнє суспільствохоче розуміти, що кошти, які спрямовуються від платників податків на придбанняабо компенсацію зброї нам, теж використовуються та застосовуються порядно,зрозуміло та прозоро, — підкреслив Олексій Резніков.</text:p>
      <text:p text:style-name="P4">
Source: <text:a xlink:type="simple" xlink:href="https://armyinform.com.ua/2023/04/28/suspilstvo-ochikuye-prozorosti-u-zakupivlyah-ministerstva-oborony-oleksij-reznikov/" text:style-name="Internet_20_link" text:visited-style-name="Visited_20_Internet_20_Link">
https://armyinform.com.ua/2023/04/28/suspilstvo-ochikuye-prozorosti-u-zakupivlyah-ministerstva-oborony-oleksij-reznikov/</text:a>
</text:p>
      <!--NEWS-->
      <text:h text:style-name="P10" text:outline-level="1">
<text:span text:style-name="T4">
В антикорупційній раді при Міноборони працюють три комісії за основними напрямками</text:span>
</text:h>
      <text:p text:style-name="P4">
Author: ['Олександр Козубенко']</text:p>
      <text:p text:style-name="P4">
Time: 2023-04-28T62:00:00-04:00</text:p>
      <text:p text:style-name="P4">
Description: Про це на презентації в Military Media Center повідомила Анастасія Шуба, заступник голо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4891.jpg" text:style-name="Internet_20_link" text:visited-style-name="Visited_20_Internet_20_Link">
5f6a4891.jpg</text:a>
']</text:p>
      <text:p text:style-name="P4">
Tags: ['MILITARY MEDIA CENTER', 'АНАСТАСІЯ ШУБА']</text:p>
      <text:p text:style-name="P4">
Category: News</text:p>
      <!--METADATA-->
      <text:p text:style-name="P4">
<draw:frame draw:style-name="fr1" draw:name="Image353" text:anchor-type="as-char" svg:width="6.9236in" svg:height="4.615733in" draw:z-index="0">
<draw:image xlink:href="../Images/AРМІЯINFORM/2023-04-28T62-00-00-04-00/5f6a4891.jpg" xlink:type="simple" xlink:show="embed" xlink:actuate="onLoad" draw:mime-type="image/jpeg"/>
</draw:frame>
</text:p>
      <text:p text:style-name="P4">
Про це на презентації в Military Media Center повідомила Анастасія Шуба,заступник голови громадської антикорупційної ради при Міністерстві оборониУкраїни.</text:p>
      <text:p text:style-name="P4">
На заході, в якому взяв участь Міністр оборони Олексій Резніков, булипрезентовані новоутворені консультативно-дорадчі органи при Міноборони —Громадська антикорупційна рада та Офіс з підтримки змін.</text:p>
      <text:p text:style-name="P4">
Під час свого виступу Анастасія Шуба подякувала міністру за створення такихінституцій, які зможуть продемонструвати іншим відомствам свої історії успіхута показати позитивний приклад.</text:p>
      <text:p text:style-name="P4">
— Ми прийняли для себе рішення, і це свідомий вибір, що кожен із нас маєдопомогти більш системно, — сказала Анастасія Шуба. — Серед наших членів є іволонтери, які допомагають з 2014 року, є високопрофесійні юристи, аудитори,ІТ-спеціалісти… Тобто такий пул людей дозволить нам надавати якісну експертизуМіністерству оборони.</text:p>
      <text:p text:style-name="P4">
Також пані Шуба розповіла, що під час ухвалення певних рішень часто виникаютьдискусії, але це — професійні дискусії, адже в кожного з їхньої команди єпрофесійний бекграунд, який допомагає приймати конструктивні і правильнірішення.</text:p>
      <text:p text:style-name="P4">
Анастасія Шуба повідомила, що наразі вже створені та почали працювати трикомісії: із забезпечення та закупівель, з моніторингу законодавства танормотворчої діяльності і з питань комунікації, кадрової роботи та експертнихобговорень.</text:p>
      <text:p text:style-name="P4">
— Мені здається, що назви цих комісій говорять самі за себе, — розповілазаступник голови антикорупційної ради. — Наприклад, ми в комісії з питаньзакупівель та забезпечення займаємося моніторингом закупівель, контрактів.Комісія з моніторингу законодавства та нормотворчої роботи займається аналізомтих процедур, які існують в Міністерстві, а також напрацюванням рекомендацій,пропозицій чи проєктів нормативно-правових актів, які дозволяють виконувати тізадачі, ті виклики, які перед нами стоять.</text:p>
      <text:p text:style-name="P4">
Щодо комісії з питань комунікацій, пані Анастасія повідомила, що воназайматиметься комунікацією з громадськими інституціями, з міністерством і зекспертним середовищем, із фахівцями, яких відповідно до положення проантикорупційну раду вона має право залучати для допомоги.</text:p>
      <text:p text:style-name="P4">
— Ми різні, але кожен із нас має стратегічну ціль — перемогти росію, —завершила свій виступ Анастасія Шуба.</text:p>
      <text:p text:style-name="P4">
Source: <text:a xlink:type="simple" xlink:href="https://armyinform.com.ua/2023/04/28/v-antykorupczijnij-radi-pry-minoborony-praczyuyut-try-komisiyi-za-osnovnymy-napryamkamy/" text:style-name="Internet_20_link" text:visited-style-name="Visited_20_Internet_20_Link">
https://armyinform.com.ua/2023/04/28/v-antykorupczijnij-radi-pry-minoborony-praczyuyut-try-komisiyi-za-osnovnymy-napryamkamy/</text:a>
</text:p>
      <!--NEWS-->
      <text:h text:style-name="P10" text:outline-level="1">
<text:span text:style-name="T4">
Воєнкомів відправлять на фронт, а на їхнє місце призначать військових після поранень — Олексій Резніков</text:span>
</text:h>
      <text:p text:style-name="P4">
Author: ['Олександр Беккер']</text:p>
      <text:p text:style-name="P4">
Time: 2023-04-28T63:00:00-04:00</text:p>
      <text:p text:style-name="P4">
Description: Про це заявив Міністр оборони України Олексій Резніков під час пресконференції в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1-1.jpg" text:style-name="Internet_20_link" text:visited-style-name="Visited_20_Internet_20_Link">
ministr1-1.jpg</text:a>
']</text:p>
      <text:p text:style-name="P4">
Tags: ['MILITARY MEDIA CENTER', 'ОЛЕКСІЙ РЕЗНІКОВ', 'ПРЕСКОНФЕРЕНЦІЯ']</text:p>
      <text:p text:style-name="P4">
Category: News</text:p>
      <!--METADATA-->
      <text:p text:style-name="P4">
<draw:frame draw:style-name="fr1" draw:name="Image354" text:anchor-type="as-char" svg:width="6.9236in" svg:height="4.615733in" draw:z-index="0">
<draw:image xlink:href="../Images/AРМІЯINFORM/2023-04-28T63-00-00-04-00/ministr1-1.jpg" xlink:type="simple" xlink:show="embed" xlink:actuate="onLoad" draw:mime-type="image/jpeg"/>
</draw:frame>
</text:p>
      <text:p text:style-name="P4">
Про це заявив Міністр оборони України Олексій Резніков під час<text:a xlink:type="simple" xlink:href="https://armyinform.com.ua/2023/04/28/preskonferencziya-ministra-oborony-ukrayiny-u-military-madia-center/" text:style-name="Internet_20_link" text:visited-style-name="Visited_20_Internet_20_Link">
пресконференції</text:a>
 в Military Mеdia Center.</text:p>
      <text:p text:style-name="P4">
— Є одна з рекомендацій Президента України Володимира ЗеленськогоГоловнокомандувачу Збройних Сил України генералу Валерію Залужному: переважнубільшість воєнкомів, які давно сидять на своїх місцях, відправляти яквійськовослужбовців на фронт. А на їх місце скеровувати військовослужбовців,які отримали поранення, героїв, які знають, як правильно проводити роботу попродовженню мобілізаційних заходів, — зазначив глава оборонного відомства.</text:p>
      <text:p text:style-name="P4">
Source: <text:a xlink:type="simple" xlink:href="https://armyinform.com.ua/2023/04/28/voyenkomiv-vidpravlyat-na-front-a-na-yihnye-miscze-pryznachat-vijskovyh-pislya-poranen-oleksij-reznikov/" text:style-name="Internet_20_link" text:visited-style-name="Visited_20_Internet_20_Link">
https://armyinform.com.ua/2023/04/28/voyenkomiv-vidpravlyat-na-front-a-na-yihnye-miscze-pryznachat-vijskovyh-pislya-poranen-oleksij-reznikov/</text:a>
</text:p>
      <!--NEWS-->
      <text:h text:style-name="P10" text:outline-level="1">
<text:span text:style-name="T4">
У Міноборони презентували операційну модель Офісу з підтримки змін</text:span>
</text:h>
      <text:p text:style-name="P4">
Author: ['АРМІЯINFORM']</text:p>
      <text:p text:style-name="P4">
Time: 2023-04-28T64:00:00-04:00</text:p>
      <text:p text:style-name="P4">
Description: Раніше Міністерство оборони займалося формуванням правил та реалізацією політики, але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humadtov1.jpg" text:style-name="Internet_20_link" text:visited-style-name="Visited_20_Internet_20_Link">
zhumadtov1.jpg</text:a>
']</text:p>
      <text:p text:style-name="P4">
Tags: ['АРСЕН ЖУМАДІЛОВ', 'ОФІС УПРАВЛІННЯ ЗМІНАМИ']</text:p>
      <text:p text:style-name="P4">
Category: News</text:p>
      <!--METADATA-->
      <text:p text:style-name="P4">
<draw:frame draw:style-name="fr1" draw:name="Image355" text:anchor-type="as-char" svg:width="6.9236in" svg:height="4.615733in" draw:z-index="0">
<draw:image xlink:href="../Images/AРМІЯINFORM/2023-04-28T64-00-00-04-00/zhumadtov1.jpg" xlink:type="simple" xlink:show="embed" xlink:actuate="onLoad" draw:mime-type="image/jpeg"/>
</draw:frame>
</text:p>
      <text:p text:style-name="P4">
Раніше Міністерство оборони займалося формуванням правил та реалізацієюполітики, але не здійснювало контроль закупівель.</text:p>
      <text:p text:style-name="P4">
Відповідно до представленої операційної моделі, Міноборони формуватиме правилагри, а агенція закупівель у сфері оборони займатиметься відповідно здійсненнямзакупівель.</text:p>
      <text:p text:style-name="P4">
Про це під час презентації новоутворених консультативно-дорадчих органів приМіноборони — Громадської антикорупційної ради та Офісу з підтримки змін —повідомив член Офісу з підтримки при Міністерстві оборони України, керівникпроєктної команди Арсен Жумаділов.</text:p>
      <text:p text:style-name="P4">
— Те, як зараз функціонують закупівлі, і те, що викликає нарікання з бокусуспільства, виглядає, що МОУ формує правила, реалізує політику, але нездійснює контроль. Наша операційна модель передбачає, що Міноборони маєсфокусуватись на формуванні політики, тобто розуміння того, яким має бутизабезпечення армії. Ми пропонуємо те, що було реалізовано у сфері охорониздоров’я, — сказав Арсен Жумаділов.</text:p>
      <text:p text:style-name="P4">
За його словами, реалізація політики Офісу спускається на Генштаб ЗСУ, накомандування та на ті військові частини, які уповноважені щодо формуванняпотреб.</text:p>
      <text:p text:style-name="P4">
— Це запит від клієнта, який далі направляється на спеціально створенузакупівельну агенцію, яка має у своєму штаті всі необхідні ресурси для того,щоб реалізувати ці всі закупівлі якісно, — розповів він.</text:p>
      <text:p text:style-name="P4">
Наразі Офіс працює над наповненням агенції нормативно-правовою регуляторноюбазою та керівними документами.</text:p>
      <text:p text:style-name="P4">
Керівник проєктної команди наголосив, що саме Міноборони фокусуватиметься намоніторингу та контролі. У той же час Генштаб ЗСУ та командування впроваджуютьвсе те, що було врегульовано в такий спосіб.</text:p>
      <text:p text:style-name="P4">
Арсен Жумаділов зазначив, що агенцію планують запустити найближчим часом.</text:p>
      <text:p text:style-name="P4">
Як зазначив Міністр оборони України Олексій Резніков, окремо буде існуватикомерційна структура, яка, ефективно використовуючи державні кошти,задовольнятиме цю потребу і надавати послугу або сервіс.</text:p>
      <text:p text:style-name="P4">
— Наша амбіція виходить за межі тільки забезпечення Збройних Сил України. Явірю, що ми створимо найкращу агенцію, і тоді інші представники секторуоборони захочуть скористатися нашим сервісом, — резюмував Міністр оборониУкраїни.</text:p>
      <text:p text:style-name="P4">
Source: <text:a xlink:type="simple" xlink:href="https://armyinform.com.ua/2023/04/28/u-minoborony-prezentuvaly-operaczijnu-model-ofisu-upravlinnya-zminamy/" text:style-name="Internet_20_link" text:visited-style-name="Visited_20_Internet_20_Link">
https://armyinform.com.ua/2023/04/28/u-minoborony-prezentuvaly-operaczijnu-model-ofisu-upravlinnya-zminamy/</text:a>
</text:p>
      <!--NEWS-->
      <text:h text:style-name="P10" text:outline-level="1">
<text:span text:style-name="T4">
Ми спробуємо контролювати й новостворений Офіс з підтримки змін — Євген Грушовець</text:span>
</text:h>
      <text:p text:style-name="P4">
Author: ['Руслан Ткачук']</text:p>
      <text:p text:style-name="P4">
Time: 2023-04-28T65:00:00-04:00</text:p>
      <text:p text:style-name="P4">
Description: Під час презентації новоутворених консультативно-дорадчих органів при Міноборони,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1.jpg" text:style-name="Internet_20_link" text:visited-style-name="Visited_20_Internet_20_Link">
121.jpg</text:a>
']</text:p>
      <text:p text:style-name="P4">
Tags: ['MILITARY MEDIA CENTER', 'ЄВГЕН ГРУШОВЕЦЬ', 'ОФІС З ПІДТРИМКИ ЗМІН']</text:p>
      <text:p text:style-name="P4">
Category: News</text:p>
      <!--METADATA-->
      <text:p text:style-name="P4">
<draw:frame draw:style-name="fr1" draw:name="Image356" text:anchor-type="as-char" svg:width="6.9236in" svg:height="4.615733in" draw:z-index="0">
<draw:image xlink:href="../Images/AРМІЯINFORM/2023-04-28T65-00-00-04-00/121.jpg" xlink:type="simple" xlink:show="embed" xlink:actuate="onLoad" draw:mime-type="image/jpeg"/>
</draw:frame>
</text:p>
      <text:p text:style-name="P4">
Під час <text:a xlink:type="simple" xlink:href="https://armyinform.com.ua/2023/04/28/preskonferencziya-ministra-oborony-ukrayiny-u-military-madia-center/" text:style-name="Internet_20_link" text:visited-style-name="Visited_20_Internet_20_Link">
презентації</text:a>
 новоутворенихконсультативно-дорадчих органів при Міноборони, яка відбулася у Military MеdiaCenter, виступив голова новоствореної Громадської антикорупційної ради ЄвгенГрушовець.</text:p>
      <text:p text:style-name="P4">
— До ради входять 15 осіб. Всі вони дуже різні, і, скажу, що інколи Радінепросто приймати рішення. Однак вони є концентровані і повинні приноситирезультат. Голосування за членів Громадської антикорупційної ради буловідкритим і прозорим. Є незадоволені люди, скажу більше, є кримінальніпровадження: нібито це голосування відбулося непрозоро. Насправді це не так.На сьогоднішній день більше ніж 40 тис. осіб, серед яких і військові,делегували у Громадську раду. Кожен член ради несе персональнувідповідальність перед суспільством, перед військовими, які нині дають намможливість вести безпечне життя.</text:p>
      <text:p text:style-name="P4">
На думку Євгена Грушовця, перед Громадською антикорупційною радою сьогоднічимало викликів.</text:p>
      <text:p text:style-name="P4">
— Думаю, що ми спробуємо контролювати й новостворений Офіс з підтримки змін,але ключовий акцент ми зробимо на закупівлях та процедурах. Є спільне бачення:не боротися з наслідками, а впливати на ті процеси, які вже відбуваються,аналізувати їх та знати, що буде далі.</text:p>
      <text:p text:style-name="P4">
На думку Євгена Грушовця, ефективність роботи ради залежить від позиціїМіністерства оборони.</text:p>
      <text:p text:style-name="P4">
— На останній зустрічі з керівництвом військового відомства нас запевнили: «Виматимете „зелене світло“, ви отримаєте всі доступи», — повідомив головаГромадської антикорупційної ради. — Ми вже підготували перші запити інаправили їх на офіційні скриньки. Сподіваємося, що досить швидко ми отримаємовідповіді і зможемо проаналізувати і встановити, чи є порушення, завищені ціничи ні. Декому здається, що це прості питання, насправді — ні. Рада вжестворила постійно діючі комісії, які працюватимуть за конкретними напрямами.</text:p>
      <text:p text:style-name="P4">
Наостанок Євген Грушовець запевнив, що члени антикорупційної ради прагнутьпрацювати без хайпу, однак результативно, і сподіваються, що матимуть дляцього всі необхідні важелі. Навіть попри те, що в суспільстві є дещо скептичнеставлення до діяльності громадських рад (нині вони працюють фактично при всіхвідомствах), члени антикорупційної ради зроблять все можливе для покращеннядіяльності Міноборони.</text:p>
      <text:p text:style-name="P4">
<text:span text:style-name="T5">
Фото Дмитра Юрченка</text:span>
</text:p>
      <text:p text:style-name="P4">
Source: <text:a xlink:type="simple" xlink:href="https://armyinform.com.ua/2023/04/28/my-sprobuyemo-kontrolyuvaty-j-novostvorenyj-ofis-z-pidtrymky-zmin-yevgen-grushovecz/" text:style-name="Internet_20_link" text:visited-style-name="Visited_20_Internet_20_Link">
https://armyinform.com.ua/2023/04/28/my-sprobuyemo-kontrolyuvaty-j-novostvorenyj-ofis-z-pidtrymky-zmin-yevgen-grushovecz/</text:a>
</text:p>
      <!--NEWS-->
      <text:h text:style-name="P10" text:outline-level="1">
<text:span text:style-name="T4">
Іспанія передає 32 автобуси для Херсонщини</text:span>
</text:h>
      <text:p text:style-name="P4">
Author: ['АРМІЯINFORM']</text:p>
      <text:p text:style-name="P4">
Time: 2023-04-28T66:00:00-04:00</text:p>
      <text:p text:style-name="P4">
Description: До кінця місяця Херсон отримає 32 автобуси від Мадриду. Це гуманітарна допомога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tob.jpg" text:style-name="Internet_20_link" text:visited-style-name="Visited_20_Internet_20_Link">
avtob.jpg</text:a>
']</text:p>
      <text:p text:style-name="P4">
Tags: ['STOPRUSSIA', 'МІНІСТЕРСТВО РОЗВИТКУ ГРОМАД', 'ПІДТРИМКА ПАРТНЕРІВ', 'СВІТ ПІДТРИМУЄ УКРАЇНУ', 'ТЕРИТОРІЙ ТА\xa0ІНФРАСТРУКТУРИ УКРАЇНИ']</text:p>
      <text:p text:style-name="P4">
Category: News</text:p>
      <!--METADATA-->
      <text:p text:style-name="P4">
<draw:frame draw:style-name="fr1" draw:name="Image357" text:anchor-type="as-char" svg:width="6.9236in" svg:height="5.1927in" draw:z-index="0">
<draw:image xlink:href="../Images/AРМІЯINFORM/2023-04-28T66-00-00-04-00/avtob.jpg" xlink:type="simple" xlink:show="embed" xlink:actuate="onLoad" draw:mime-type="image/jpeg"/>
</draw:frame>
</text:p>
      <text:p text:style-name="P4">
До кінця місяця Херсон отримає 32 автобуси від Мадриду. Це гуманітарнадопомога в рамках Механізму Цивільного Захисту Європейського Союзу. Як<text:a xlink:type="simple" xlink:href="https://mtu.gov.ua/news/34240.html" text:style-name="Internet_20_link" text:visited-style-name="Visited_20_Internet_20_Link">
повідомляє</text:a>
 Міністерство розвитку громад,територій та інфраструктури України, автобуси використовувалися на маршрутахгромадського транспорту іспанської столиці. Після технічного огляду тастабілізації безпекової ситуації вони стануть на маршрути Херсону.</text:p>
      <text:p text:style-name="P4">
— До України вже прибули 25 автобусів і вони стали на баланс міста. Ще 7автобусів від Іспанії Україна очікує найближчими днями. Російські окупанти,тікаючи з міста, фактично повністю розграбували комунальне майно. Міністерствовідновлення працює над забезпеченням базових умов для мешканців звільненихміст і здійснює координацію між місцевою владою та міжнародними партнерами.Стабільне транспортне сполучення та мобільність населення — серед нашихпріоритетів. Дякую партнерам за підтримку українського народу, — наголосиввіце-прем’єр-міністр з відновлення України — міністр розвитку громад,територій та інфраструктури України Олександр Кубраков.</text:p>
      <text:p text:style-name="P4">
<text:span text:style-name="T4">
Довідково.</text:span>
 <text:span text:style-name="T5">
За інформацією Херсонської міської військової адміністрації,російськими окупантами було викрадено 37 одиниць комунального транспорту, ще21 пошкоджено під час обстрілів.</text:span>
</text:p>
      <text:p text:style-name="P4">
<text:span text:style-name="T5">
Механізм Цивільного Захисту Європейського Союзу — система солідарності, якаскеровує екстрену допомогу країнам, що опинилися в кризовій ситуації. Українастала державою-учасницею Механізму Цивільного Захисту ЄС 20 квітня 2023 року.Доставку автобусів до України забезпечило Державне агентство стратегічнихрезервів Республіки Польщі Rządowa Agencja Rezerw Strategicznych (RARS).</text:span>
</text:p>
      <text:p text:style-name="P4">
Source: <text:a xlink:type="simple" xlink:href="https://armyinform.com.ua/2023/04/28/ispaniya-peredaye-32-avtobusa-dlya-hersonshhyny/" text:style-name="Internet_20_link" text:visited-style-name="Visited_20_Internet_20_Link">
https://armyinform.com.ua/2023/04/28/ispaniya-peredaye-32-avtobusa-dlya-hersonshhyny/</text:a>
</text:p>
      <!--NEWS-->
      <text:h text:style-name="P10" text:outline-level="1">
<text:span text:style-name="T4">
Умань. Розбір завалів триває. Уже 13 загиблих — Володимир Зеленський</text:span>
</text:h>
      <text:p text:style-name="P4">
Author: ['АРМІЯINFORM']</text:p>
      <text:p text:style-name="P4">
Time: 2023-04-28T67:00:00-04:00</text:p>
      <text:p text:style-name="P4">
Description: Президент України Володимир Зеленський у Телеграм-каналі повідомив про 13 загиб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6.jpg" text:style-name="Internet_20_link" text:visited-style-name="Visited_20_Internet_20_Link">
1-96.jpg</text:a>
', '<text:a xlink:type="simple" xlink:href="https://armyinform.com.ua/wp-content/uploads/2023/04/2-83-150x150.jpg" text:style-name="Internet_20_link" text:visited-style-name="Visited_20_Internet_20_Link">
2-83-150x150.jpg</text:a>
', '<text:a xlink:type="simple" xlink:href="https://armyinform.com.ua/wp-content/uploads/2023/04/6-48-150x150.jpg" text:style-name="Internet_20_link" text:visited-style-name="Visited_20_Internet_20_Link">
6-48-150x150.jpg</text:a>
', '<text:a xlink:type="simple" xlink:href="https://armyinform.com.ua/wp-content/uploads/2023/04/4-64-150x150.jpg" text:style-name="Internet_20_link" text:visited-style-name="Visited_20_Internet_20_Link">
4-64-150x150.jpg</text:a>
', '<text:a xlink:type="simple" xlink:href="https://armyinform.com.ua/wp-content/uploads/2023/04/7-30-150x150.jpg" text:style-name="Internet_20_link" text:visited-style-name="Visited_20_Internet_20_Link">
7-30-150x150.jpg</text:a>
', '<text:a xlink:type="simple" xlink:href="https://armyinform.com.ua/wp-content/uploads/2023/04/5-48-150x150.jpg" text:style-name="Internet_20_link" text:visited-style-name="Visited_20_Internet_20_Link">
5-48-150x150.jpg</text:a>
']</text:p>
      <text:p text:style-name="P4">
Tags: ['STOPRUSSIA', 'АГРЕСІЯ РФ', 'ВОЛОДИМИР ЗЕЛЕНСЬКИЙ', 'ВТОРГНЕННЯ РФ', 'ПРЕЗИДЕНТ УКРАЇНИ', 'УМАНЬ']</text:p>
      <text:p text:style-name="P4">
Category: News</text:p>
      <!--METADATA-->
      <text:p text:style-name="P4">
<draw:frame draw:style-name="fr1" draw:name="Image358" text:anchor-type="as-char" svg:width="6.9236in" svg:height="4.615733in" draw:z-index="0">
<draw:image xlink:href="../Images/AРМІЯINFORM/2023-04-28T67-00-00-04-00/1-96.jpg" xlink:type="simple" xlink:show="embed" xlink:actuate="onLoad" draw:mime-type="image/jpeg"/>
</draw:frame>
</text:p>
      <text:p text:style-name="P4">
Президент України Володимир Зеленський у Телеграм-каналі<text:a xlink:type="simple" xlink:href="https://t.me/V_Zelenskiy_official/6032" text:style-name="Internet_20_link" text:visited-style-name="Visited_20_Internet_20_Link">
повідомив</text:a>
 про 13 загиблих внаслідокракетного обстрілу армією рф України.</text:p>
      <text:p text:style-name="P4">
«Двоє з них — діти, яких неможливо впізнати. Доля їхніх батьків невідома.Рятувальники працюватимуть, доки не впевняться, що під завалами більше нікогоне залишилося. Мої співчуття рідним загиблих і всім, хто постраждав від цієїагресії», — написав він.</text:p>
      <text:p text:style-name="P4">
Володимир Зеленський наголосив на тому, що російський терор переможемо лишеспільно — зброєю для України, найжорсткішими санкціями проти держави-терориста, справедливими вироками для вбивць.</text:p>
      <text:p text:style-name="P4">
<text:a xlink:type="simple" xlink:href="https://armyinform.com.ua/wp-content/uploads/2023/04/2-83.jpg" text:style-name="Internet_20_link" text:visited-style-name="Visited_20_Internet_20_Link">
<draw:frame draw:style-name="fr1" draw:name="Image359" text:anchor-type="as-char" svg:width="6.9236in" svg:height="6.9236in" draw:z-index="0">
<draw:image xlink:href="../Images/AРМІЯINFORM/2023-04-28T67-00-00-04-00/2-83-150x150.jpg" xlink:type="simple" xlink:show="embed" xlink:actuate="onLoad" draw:mime-type="image/jpeg"/>
</draw:frame>
</text:a>
</text:p>
      <text:p text:style-name="P4">
<text:a xlink:type="simple" xlink:href="https://armyinform.com.ua/wp-content/uploads/2023/04/6-48.jpg" text:style-name="Internet_20_link" text:visited-style-name="Visited_20_Internet_20_Link">
<draw:frame draw:style-name="fr1" draw:name="Image360" text:anchor-type="as-char" svg:width="6.9236in" svg:height="6.9236in" draw:z-index="0">
<draw:image xlink:href="../Images/AРМІЯINFORM/2023-04-28T67-00-00-04-00/6-48-150x150.jpg" xlink:type="simple" xlink:show="embed" xlink:actuate="onLoad" draw:mime-type="image/jpeg"/>
</draw:frame>
</text:a>
</text:p>
      <text:p text:style-name="P4">
<text:a xlink:type="simple" xlink:href="https://armyinform.com.ua/wp-content/uploads/2023/04/4-64.jpg" text:style-name="Internet_20_link" text:visited-style-name="Visited_20_Internet_20_Link">
<draw:frame draw:style-name="fr1" draw:name="Image361" text:anchor-type="as-char" svg:width="6.9236in" svg:height="6.9236in" draw:z-index="0">
<draw:image xlink:href="../Images/AРМІЯINFORM/2023-04-28T67-00-00-04-00/4-64-150x150.jpg" xlink:type="simple" xlink:show="embed" xlink:actuate="onLoad" draw:mime-type="image/jpeg"/>
</draw:frame>
</text:a>
</text:p>
      <text:p text:style-name="P4">
<text:a xlink:type="simple" xlink:href="https://armyinform.com.ua/wp-content/uploads/2023/04/7-30.jpg" text:style-name="Internet_20_link" text:visited-style-name="Visited_20_Internet_20_Link">
<draw:frame draw:style-name="fr1" draw:name="Image362" text:anchor-type="as-char" svg:width="6.9236in" svg:height="6.9236in" draw:z-index="0">
<draw:image xlink:href="../Images/AРМІЯINFORM/2023-04-28T67-00-00-04-00/7-30-150x150.jpg" xlink:type="simple" xlink:show="embed" xlink:actuate="onLoad" draw:mime-type="image/jpeg"/>
</draw:frame>
</text:a>
</text:p>
      <text:p text:style-name="P4">
<text:a xlink:type="simple" xlink:href="https://armyinform.com.ua/wp-content/uploads/2023/04/5-48.jpg" text:style-name="Internet_20_link" text:visited-style-name="Visited_20_Internet_20_Link">
<draw:frame draw:style-name="fr1" draw:name="Image363" text:anchor-type="as-char" svg:width="6.9236in" svg:height="6.9236in" draw:z-index="0">
<draw:image xlink:href="../Images/AРМІЯINFORM/2023-04-28T67-00-00-04-00/5-48-150x150.jpg" xlink:type="simple" xlink:show="embed" xlink:actuate="onLoad" draw:mime-type="image/jpeg"/>
</draw:frame>
</text:a>
</text:p>
      <text:p text:style-name="P4">
Source: <text:a xlink:type="simple" xlink:href="https://armyinform.com.ua/2023/04/28/uman-rozbir-zavaliv-tryvaye-uzhe-13-zagyblyh-volodymyr-zelenskyj/" text:style-name="Internet_20_link" text:visited-style-name="Visited_20_Internet_20_Link">
https://armyinform.com.ua/2023/04/28/uman-rozbir-zavaliv-tryvaye-uzhe-13-zagyblyh-volodymyr-zelenskyj/</text:a>
</text:p>
      <!--NEWS-->
      <text:h text:style-name="P10" text:outline-level="1">
<text:span text:style-name="T4">
Олексій Резніков на Сумщині: обговорив нарощування оборони на кордоні та нагородив захисників</text:span>
</text:h>
      <text:p text:style-name="P4">
Author: ['АРМІЯINFORM']</text:p>
      <text:p text:style-name="P4">
Time: 2023-04-28T68:00:00-04:00</text:p>
      <text:p text:style-name="P4">
Description: Під час робочої поїздки на Сумщину Міністр оборони України Олексій Резніко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59336_614093960369868_6475674860626503318_n-e1682680964340.jpg" text:style-name="Internet_20_link" text:visited-style-name="Visited_20_Internet_20_Link">
343659336_614093960369868_6475674860626503318_n-e1682680964340.jpg</text:a>
', '<text:a xlink:type="simple" xlink:href="https://armyinform.com.ua/wp-content/uploads/2023/04/343921630_751075539894904_4571520624525248964_n.jpg" text:style-name="Internet_20_link" text:visited-style-name="Visited_20_Internet_20_Link">
343921630_751075539894904_4571520624525248964_n.jpg</text:a>
', '<text:a xlink:type="simple" xlink:href="https://armyinform.com.ua/wp-content/uploads/2023/04/343312502_1421594751944537_8647000186932607685_n.jpg" text:style-name="Internet_20_link" text:visited-style-name="Visited_20_Internet_20_Link">
343312502_1421594751944537_8647000186932607685_n.jpg</text:a>
']</text:p>
      <text:p text:style-name="P4">
Tags: ['МІНІСТР ОБОРОНИ УКРАЇНИ ОЛЕКСІЙ РЕЗНІКОВ', 'НАГОРОДЖЕННЯ ВІЙСЬКОВОСЛУЖБОВЦІВ', 'СЕРГІЙ НАЄВ', 'СУМЩИНА']</text:p>
      <text:p text:style-name="P4">
Category: News</text:p>
      <!--METADATA-->
      <text:p text:style-name="P4">
<draw:frame draw:style-name="fr1" draw:name="Image364" text:anchor-type="as-char" svg:width="6.9236in" svg:height="4.933065in" draw:z-index="0">
<draw:image xlink:href="../Images/AРМІЯINFORM/2023-04-28T68-00-00-04-00/343659336_614093960369868_6475674860626503318_n-e1682680964340.jpg" xlink:type="simple" xlink:show="embed" xlink:actuate="onLoad" draw:mime-type="image/jpeg"/>
</draw:frame>
</text:p>
      <text:p text:style-name="P4">
Під час робочої поїздки на Сумщину Міністр оборони України Олексій Резніков зкомандувачем Об'єднаних сил ЗС України генерал-лейтенантом Сергієм Наєвимобговорили низку питань щодо стану безпеки в регіоні та плани нарощуванняоборони на кордоні держави.</text:p>
      <text:p text:style-name="P4">
Про це<text:a xlink:type="simple" xlink:href="https%3A%2F%2Fwww.facebook.com%2FJointForcesCommandAFU%2Fposts%2Fpfbid0yT3SHw3bmZ8mX6iNxSqZqmLrm6YW3Cy9uXYhQzFs66deoWqERdHZiXk9KZFWFU69l&amp;show_text=true&amp;width=500" text:style-name="Internet_20_link" text:visited-style-name="Visited_20_Internet_20_Link">
повідомляє</text:a>
Командування Об'єднаних Сил ЗС України.</text:p>
      <text:p text:style-name="P4">
<draw:frame draw:style-name="fr1" draw:name="Image365" text:anchor-type="as-char" svg:width="6.9236in" svg:height="4.294796in" draw:z-index="0">
<draw:image xlink:href="../Images/AРМІЯINFORM/2023-04-28T68-00-00-04-00/343921630_751075539894904_4571520624525248964_n.jpg" xlink:type="simple" xlink:show="embed" xlink:actuate="onLoad" draw:mime-type="image/jpeg"/>
</draw:frame>
</text:p>
      <text:p text:style-name="P4">
«Оборона країни є найважливішим завданням. Збройні Сили України та іншіскладові Сил оборони мають достатній рівень бойової підготовки для виконаннязавдань за призначенням», — підкреслив Міністр оборони.</text:p>
      <text:p text:style-name="P4">
Олексій Резніков нагородив захисників України за їхню відданість тапрофесіоналізм, а також вручив відзнаки добровольцям, волонтерам та головамміських (селищних) громад.</text:p>
      <text:p text:style-name="P4">
<draw:frame draw:style-name="fr1" draw:name="Image366" text:anchor-type="as-char" svg:width="6.9236in" svg:height="5.2522in" draw:z-index="0">
<draw:image xlink:href="../Images/AРМІЯINFORM/2023-04-28T68-00-00-04-00/343312502_1421594751944537_8647000186932607685_n.jpg" xlink:type="simple" xlink:show="embed" xlink:actuate="onLoad" draw:mime-type="image/jpeg"/>
</draw:frame>
</text:p>
      <text:p text:style-name="P4">
Міністр наголосив, що без жертовності та відданості як військовослужбовців,так і цивільних громадян — було б важко боронити нашу країну та давати відсічросійському агресору.</text:p>
      <text:p text:style-name="P4">
Він також додав, що зараз важливо ще більше об’єднати спільні зусилля, щобпосилити безпеку наших кордонів й захистити цивільне населення.</text:p>
      <text:p text:style-name="P4">
Source: <text:a xlink:type="simple" xlink:href="https://armyinform.com.ua/2023/04/28/oleksij-reznikov-na-sumshhyni-obgovoryv-naroshhuvannya-oborony-na-kordoni-ta-nagorodyv-zahysnykiv/" text:style-name="Internet_20_link" text:visited-style-name="Visited_20_Internet_20_Link">
https://armyinform.com.ua/2023/04/28/oleksij-reznikov-na-sumshhyni-obgovoryv-naroshhuvannya-oborony-na-kordoni-ta-nagorodyv-zahysnykiv/</text:a>
</text:p>
      <!--NEWS-->
      <text:h text:style-name="P10" text:outline-level="1">
<text:span text:style-name="T4">
Дмитро Кулеба закликає ЄС прискорити постачання зброї до України</text:span>
</text:h>
      <text:p text:style-name="P4">
Author: ['АРМІЯINFORM']</text:p>
      <text:p text:style-name="P4">
Time: 2023-04-28T69:00:00-04:00</text:p>
      <text:p text:style-name="P4">
Description: Міністр закордонних справ України Дмитро Кулеба мав телефонну розмову із Висо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eapons-5.jpg" text:style-name="Internet_20_link" text:visited-style-name="Visited_20_Internet_20_Link">
weapons-5.jpg</text:a>
']</text:p>
      <text:p text:style-name="P4">
Tags: ['STOPRUSSIA', 'YES', 'ДМИТРО КУЛЕБА', 'ЖОЗЕП БОРРЕЛЬ', 'ЗБРОЯ ТА БОЄПРИПАСИ']</text:p>
      <text:p text:style-name="P4">
Category: News</text:p>
      <!--METADATA-->
      <text:p text:style-name="P4">
<draw:frame draw:style-name="fr1" draw:name="Image367" text:anchor-type="as-char" svg:width="6.9236in" svg:height="3.894525in" draw:z-index="0">
<draw:image xlink:href="../Images/AРМІЯINFORM/2023-04-28T69-00-00-04-00/weapons-5.jpg" xlink:type="simple" xlink:show="embed" xlink:actuate="onLoad" draw:mime-type="image/jpeg"/>
</draw:frame>
</text:p>
      <text:p text:style-name="P4">
Міністр закордонних справ України Дмитро Кулеба мав телефонну розмову ізВисоким представником європейської дипломатії Жозепом Боррелем.</text:p>
      <text:p text:style-name="P4">
Про це очільник українського зовнішньополітичного відомства<text:a xlink:type="simple" xlink:href="https://twitter.com/DmytroKuleba/status/1651640624016158720" text:style-name="Internet_20_link" text:visited-style-name="Visited_20_Internet_20_Link">
повідомив</text:a>
у Twitter.</text:p>
      <text:p text:style-name="P4">
«Закликав Високого представника Європейського Союзу з питань закордонних справі політики безпеки прискорити постачання зброї та боєприпасів до України», —поділився деталями розмови Дмитро Кулеба.</text:p>
      <text:p text:style-name="P4">
Він також повідомив, що під час дзвінка обговорювалися останні контактиУкраїни та ЄС з Китаєм, а також шляхи поглиблення зв’язків із країнамиЛатинської Америки.</text:p>
      <text:p text:style-name="P4">
Source: <text:a xlink:type="simple" xlink:href="https://armyinform.com.ua/2023/04/28/dmytro-kuleba-zaklykaye-yes-pryskoryty-postachannya-zbroyi-do-ukrayiny/" text:style-name="Internet_20_link" text:visited-style-name="Visited_20_Internet_20_Link">
https://armyinform.com.ua/2023/04/28/dmytro-kuleba-zaklykaye-yes-pryskoryty-postachannya-zbroyi-do-ukrayiny/</text:a>
</text:p>
      <!--NEWS-->
      <text:h text:style-name="P10" text:outline-level="1">
<text:span text:style-name="T4">
Найближчим часом очікується прибуття систем озброєння SAMP-T — Юрій Ігнат</text:span>
</text:h>
      <text:p text:style-name="P4">
Author: ['Віктор Шубец']</text:p>
      <text:p text:style-name="P4">
Time: 2023-04-28T70:00:00-04:00</text:p>
      <text:p text:style-name="P4">
Description: Окупанти не використовують під час обстрілів сакральні дати. Прикладом цього є 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2c5a356-dde0-4ab0-8bff-b1bc1934146c.jpg" text:style-name="Internet_20_link" text:visited-style-name="Visited_20_Internet_20_Link">
f2c5a356-dde0-4ab0-8bff-b1bc1934146c.jpg</text:a>
']</text:p>
      <text:p text:style-name="P4">
Tags: ['ЮРІЙ ІГНАТ']</text:p>
      <text:p text:style-name="P4">
Category: News</text:p>
      <!--METADATA-->
      <text:p text:style-name="P4">
<draw:frame draw:style-name="fr1" draw:name="Image368" text:anchor-type="as-char" svg:width="6.9236in" svg:height="5.1927in" draw:z-index="0">
<draw:image xlink:href="../Images/AРМІЯINFORM/2023-04-28T70-00-00-04-00/f2c5a356-dde0-4ab0-8bff-b1bc1934146c.jpg" xlink:type="simple" xlink:show="embed" xlink:actuate="onLoad" draw:mime-type="image/jpeg"/>
</draw:frame>
</text:p>
      <text:p text:style-name="P4">
Окупанти не використовують під час обстрілів сакральні дати. Прикладом цього єнічні обстріли водночас кількох регіонів України.</text:p>
      <text:p text:style-name="P4">
Про це сьогодні під час ефіру <text:a xlink:type="simple" xlink:href="https://www.youtube.com/watch" text:style-name="Internet_20_link" text:visited-style-name="Visited_20_Internet_20_Link">
«Єдинихновин»</text:a>
 розповів речникКомандування Повітряних Сил ЗС України полковник Юрій Ігнат.</text:p>
      <text:p text:style-name="P4">
Юрій Ігнат звернув увагу колег, що ворожі атаки тривають щодня, як не ракетамидальньої дії, то ближньої, як не ракетами, то бомбами.</text:p>
      <text:p text:style-name="P4">
— Тактична авіація росії працює постійно по територіях прифронтових областейнашої держави. Ми розуміємо, що загроза залишається по всій території України,проте найбільше — на кордоні з країною-окупантом, — наголосив офіцер.</text:p>
      <text:p text:style-name="P4">
Також речник Командування Повітряних Сил ЗС України нагадав, що вчора вУкраїні став на бойове чергування другий дивізіон системи зенітно-ракетногокомплексу Patriot, а найближчим часом очікується прибуття систем озброєнняSAMP-T, щоб бути захищеними не тільки від аеродинамічних засобів противника, ай від балістичних. Збройні Сили України наразі використовують для захиступовітряного простору типи вітчизняного та західного озброєння, які працюютьнадзвичайно ефективно. Звісно, що збільшення кількості західних системозброєння, зокрема і довгоочікуваних літаків Ф-16, дозволило б збиватиукраїнським військовим сто відсотків ворожих об’єктів.</text:p>
      <text:p text:style-name="P4">
Source: <text:a xlink:type="simple" xlink:href="https://armyinform.com.ua/2023/04/28/najblyzhchym-chasom-ochikuyetsya-prybuttya-system-ozbroyennya-samp-t-yurij-ignat/" text:style-name="Internet_20_link" text:visited-style-name="Visited_20_Internet_20_Link">
https://armyinform.com.ua/2023/04/28/najblyzhchym-chasom-ochikuyetsya-prybuttya-system-ozbroyennya-samp-t-yurij-ignat/</text:a>
</text:p>
      <!--NEWS-->
      <text:h text:style-name="P10" text:outline-level="1">
<text:span text:style-name="T4">
У Чорному морі на бойовому чергуванні перебуває 13 ворожих кораблів</text:span>
</text:h>
      <text:p text:style-name="P4">
Author: ['АРМІЯINFORM']</text:p>
      <text:p text:style-name="P4">
Time: 2023-04-28T71:00:00-04:00</text:p>
      <text:p text:style-name="P4">
Description: Станом на 28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text:p>
      <text:p text:style-name="P4">
Tags: ['STOPRUSSIA', 'АГРЕСІЯ РФ', 'ВМС ЗС УКРАЇНИ', 'ВТОРГНЕННЯ РФ']</text:p>
      <text:p text:style-name="P4">
Category: News</text:p>
      <!--METADATA-->
      <text:p text:style-name="P4">
<draw:frame draw:style-name="fr1" draw:name="Image369" text:anchor-type="as-char" svg:width="6.9236in" svg:height="3.894525in" draw:z-index="0">
<draw:image xlink:href="../Images/AРМІЯINFORM/2023-04-28T71-00-00-04-00/maxresdefault-1.jpg" xlink:type="simple" xlink:show="embed" xlink:actuate="onLoad" draw:mime-type="image/jpeg"/>
</draw:frame>
Ілюстративне фото</text:p>
      <text:p text:style-name="P4">
Станом на 28 квітня в акваторіях Чорного, Азовського та Середземного морів набойовому чергуванні перебувають 18 ворожих кораблів, з них чотири носіїкрилатих ракет «Калібр». Загальний залп складає — 40 ракет.</text:p>
      <text:p text:style-name="P4">
Про це йдеться у<text:a xlink:type="simple" xlink:href="https://www.facebook.com/navy.mil.gov.ua/videos/795004975456713/"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13 ворожих кораблів, з них три носії крилатих ракет «Калібр», загальний залп складає — 24 ракети;  * в Азовському морі ворог продовжує контролювати морські комунікації, утримуючи на бойовому чергуванні один корабель;  * у Середземному морі — чотири ворожих кораблів, з них 1 носій крилатих ракет «Калібр», загальний залп складає — 16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За тиждень, в інтересах рф прохід Керч-Єнікальською протокою здійснили:</text:p>
      <ul>
        <li>
до Чорного моря — 174 судна, з них 35 продовжило рух у напрямку протоки Босфор;  * до Азовського моря — 171 судно, з них 39 рухались з протоки Босфор.</li>
      </ul>
      <text:p text:style-name="P4">
Source: <text:a xlink:type="simple" xlink:href="https://armyinform.com.ua/2023/04/28/u-chornomu-mori-na-bojovomu-cherguvanni-perebuvaye-13-vorozhyh-korabliv/" text:style-name="Internet_20_link" text:visited-style-name="Visited_20_Internet_20_Link">
https://armyinform.com.ua/2023/04/28/u-chornomu-mori-na-bojovomu-cherguvanni-perebuvaye-13-vorozhyh-korabliv/</text:a>
</text:p>
      <!--NEWS-->
      <text:h text:style-name="P10" text:outline-level="1">
<text:span text:style-name="T4">
Глобальні зусилля на захист України: у Брюсселі збирається група директорів з озброєнь</text:span>
</text:h>
      <text:p text:style-name="P4">
Author: ['АРМІЯINFORM']</text:p>
      <text:p text:style-name="P4">
Time: 2023-04-28T72:00:00-04:00</text:p>
      <text:p text:style-name="P4">
Description: Цього тижня у Брюсселі відбудеться засідання групи директорів із озброєнь, я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eapons-6.jpg" text:style-name="Internet_20_link" text:visited-style-name="Visited_20_Internet_20_Link">
weapons-6.jpg</text:a>
']</text:p>
      <text:p text:style-name="P4">
Tags: ['STOPRUSSIA', 'ВТОРГНЕННЯ РФ', 'ОЗБРОЄННЯ І ТЕХНІКА', 'ПЕНТАГОН', 'ПЕТ РАЙДЕР']</text:p>
      <text:p text:style-name="P4">
Category: News</text:p>
      <!--METADATA-->
      <text:p text:style-name="P4">
<draw:frame draw:style-name="fr1" draw:name="Image370" text:anchor-type="as-char" svg:width="6.9236in" svg:height="3.894525in" draw:z-index="0">
<draw:image xlink:href="../Images/AРМІЯINFORM/2023-04-28T72-00-00-04-00/weapons-6.jpg" xlink:type="simple" xlink:show="embed" xlink:actuate="onLoad" draw:mime-type="image/jpeg"/>
</draw:frame>
</text:p>
      <text:p text:style-name="P4">
Цього тижня у Брюсселі відбудеться засідання групи директорів із озброєнь, якефокусуватиметься на глобальних зусиллях для прискорення пошуку та виробництвазасобів для захисту України.</text:p>
      <text:p text:style-name="P4">
Про це<text:a xlink:type="simple" xlink:href="https://www.defense.gov/News/Transcripts/Transcript/Article/3377436/pentagon-press-secretary-air-force-brig-gen-pat-ryder-holds-a-press-briefing/" text:style-name="Internet_20_link" text:visited-style-name="Visited_20_Internet_20_Link">
повідомив</text:a>
прессекретар Пентагону бригадний генерал Пет Райдер.</text:p>
      <text:p text:style-name="P4">
Доктор Вільям ЛаПланте ( <text:span text:style-name="T5">
заступник міністра оборони із закупівель тапостачання Пентагону</text:span>
 <text:span text:style-name="T5">
— ред.</text:span>
 ) головує цього тижня у Брюсселі на засіданніНаціональної групи директорів із озброєнь. У нараді беруть участь директори ізозброєнь та представники з більш ніж 40 країн, Європейського Союзу та НАТО,зосереджені на глобальних зусиллях щодо прискорення пошуку, виробництва тапідтримки сил та засобів, які життєво важливі для захисту України віднеспровокованого та незаконного вторгнення росії», — зазначив Пет Райдер.</text:p>
      <text:p text:style-name="P4">
Source: <text:a xlink:type="simple" xlink:href="https://armyinform.com.ua/2023/04/28/globalni-zusyllya-na-zahyst-ukrayiny-u-bryusseli-zbyrayetsya-grupa-dyrektoriv-iz-ozbroyen/" text:style-name="Internet_20_link" text:visited-style-name="Visited_20_Internet_20_Link">
https://armyinform.com.ua/2023/04/28/globalni-zusyllya-na-zahyst-ukrayiny-u-bryusseli-zbyrayetsya-grupa-dyrektoriv-iz-ozbroyen/</text:a>
</text:p>
      <!--NEWS-->
      <text:h text:style-name="P10" text:outline-level="1">
<text:span text:style-name="T4">
Судитимуть російських шпигунів, які заздалегідь переїхали до Одеси за вказівкою спецслужб рф</text:span>
</text:h>
      <text:p text:style-name="P4">
Author: ['АРМІЯINFORM']</text:p>
      <text:p text:style-name="P4">
Time: 2023-04-28T73:00:00-04:00</text:p>
      <text:p text:style-name="P4">
Description: До суду скеровано обвинувальний акт стосовно двох громадян рф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8_13-30-19-e1682683048659.jpg" text:style-name="Internet_20_link" text:visited-style-name="Visited_20_Internet_20_Link">
photo_2023-04-28_13-30-19-e1682683048659.jpg</text:a>
', '<text:a xlink:type="simple" xlink:href="https://armyinform.com.ua/wp-content/uploads/2023/04/photo_2023-04-28_13-30-16-e1682683074366-150x150.jpg" text:style-name="Internet_20_link" text:visited-style-name="Visited_20_Internet_20_Link">
photo_2023-04-28_13-30-16-e1682683074366-150x150.jpg</text:a>
', '<text:a xlink:type="simple" xlink:href="https://armyinform.com.ua/wp-content/uploads/2023/04/photo_2023-04-28_13-30-18-2-150x150.jpg" text:style-name="Internet_20_link" text:visited-style-name="Visited_20_Internet_20_Link">
photo_2023-04-28_13-30-18-2-150x150.jpg</text:a>
', '<text:a xlink:type="simple" xlink:href="https://armyinform.com.ua/wp-content/uploads/2023/04/photo_2023-04-28_13-30-18-150x150.jpg" text:style-name="Internet_20_link" text:visited-style-name="Visited_20_Internet_20_Link">
photo_2023-04-28_13-30-18-150x150.jpg</text:a>
', '<text:a xlink:type="simple" xlink:href="https://armyinform.com.ua/wp-content/uploads/2023/04/photo_2023-04-28_13-30-19-2-150x150.jpg" text:style-name="Internet_20_link" text:visited-style-name="Visited_20_Internet_20_Link">
photo_2023-04-28_13-30-19-2-150x150.jpg</text:a>
']</text:p>
      <text:p text:style-name="P4">
Tags: ['STOPRUSSIA', 'АГРЕСІЯ РФ', 'ВТОРГНЕННЯ РФ']</text:p>
      <text:p text:style-name="P4">
Category: News</text:p>
      <!--METADATA-->
      <text:p text:style-name="P4">
<draw:frame draw:style-name="fr1" draw:name="Image371" text:anchor-type="as-char" svg:width="6.9236in" svg:height="4.135168in" draw:z-index="0">
<draw:image xlink:href="../Images/AРМІЯINFORM/2023-04-28T73-00-00-04-00/photo_2023-04-28_13-30-19-e1682683048659.jpg" xlink:type="simple" xlink:show="embed" xlink:actuate="onLoad" draw:mime-type="image/jpeg"/>
</draw:frame>
</text:p>
      <text:p text:style-name="P4">
До суду скеровано обвинувальний акт стосовно двох громадян рф за фактомшпигунства. Слідством встановлено, що обвинувачені збирали розвіддані промісця дислокації зенітно-ракетних підрозділів, ракетного озброєння,розташування ангарів для зберігання військової техніки. Вони намагалисявстановити координати польових артилерійських складів для нанесення ракетнихударів.</text:p>
      <text:p text:style-name="P4">
Подружжя переїхало в Одесу у 2018 році за вказівкою спецслужб рф.Легалізувавши своє перебування, вони перейшли у так званий «режим очікування».</text:p>
      <text:p text:style-name="P4">
Агенти вивчали суспільно-політичну обстановку в Південному регіоні,налагоджували товариські відносини з мешканцями Одеси. Знайомих плануваливикористати для проведення розвідувальної діяльності.</text:p>
      <text:p text:style-name="P4">
<text:a xlink:type="simple" xlink:href="https://armyinform.com.ua/wp-content/uploads/2023/04/photo_2023-04-28_13-30-16-e1682683074366.jpg" text:style-name="Internet_20_link" text:visited-style-name="Visited_20_Internet_20_Link">
<draw:frame draw:style-name="fr1" draw:name="Image372" text:anchor-type="as-char" svg:width="6.9236in" svg:height="6.9236in" draw:z-index="0">
<draw:image xlink:href="../Images/AРМІЯINFORM/2023-04-28T73-00-00-04-00/photo_2023-04-28_13-30-16-e1682683074366-150x150.jpg" xlink:type="simple" xlink:show="embed" xlink:actuate="onLoad" draw:mime-type="image/jpeg"/>
</draw:frame>
</text:a>
</text:p>
      <text:p text:style-name="P4">
<text:a xlink:type="simple" xlink:href="https://armyinform.com.ua/wp-content/uploads/2023/04/photo_2023-04-28_13-30-18-2.jpg" text:style-name="Internet_20_link" text:visited-style-name="Visited_20_Internet_20_Link">
<draw:frame draw:style-name="fr1" draw:name="Image373" text:anchor-type="as-char" svg:width="6.9236in" svg:height="6.9236in" draw:z-index="0">
<draw:image xlink:href="../Images/AРМІЯINFORM/2023-04-28T73-00-00-04-00/photo_2023-04-28_13-30-18-2-150x150.jpg" xlink:type="simple" xlink:show="embed" xlink:actuate="onLoad" draw:mime-type="image/jpeg"/>
</draw:frame>
</text:a>
</text:p>
      <text:p text:style-name="P4">
<text:a xlink:type="simple" xlink:href="https://armyinform.com.ua/wp-content/uploads/2023/04/photo_2023-04-28_13-30-18.jpg" text:style-name="Internet_20_link" text:visited-style-name="Visited_20_Internet_20_Link">
<draw:frame draw:style-name="fr1" draw:name="Image374" text:anchor-type="as-char" svg:width="6.9236in" svg:height="6.9236in" draw:z-index="0">
<draw:image xlink:href="../Images/AРМІЯINFORM/2023-04-28T73-00-00-04-00/photo_2023-04-28_13-30-18-150x150.jpg" xlink:type="simple" xlink:show="embed" xlink:actuate="onLoad" draw:mime-type="image/jpeg"/>
</draw:frame>
</text:a>
</text:p>
      <text:p text:style-name="P4">
<text:a xlink:type="simple" xlink:href="https://armyinform.com.ua/wp-content/uploads/2023/04/photo_2023-04-28_13-30-19-2.jpg" text:style-name="Internet_20_link" text:visited-style-name="Visited_20_Internet_20_Link">
<draw:frame draw:style-name="fr1" draw:name="Image375" text:anchor-type="as-char" svg:width="6.9236in" svg:height="6.9236in" draw:z-index="0">
<draw:image xlink:href="../Images/AРМІЯINFORM/2023-04-28T73-00-00-04-00/photo_2023-04-28_13-30-19-2-150x150.jpg" xlink:type="simple" xlink:show="embed" xlink:actuate="onLoad" draw:mime-type="image/jpeg"/>
</draw:frame>
</text:a>
</text:p>
      <text:p text:style-name="P4">
Для комунікації і передачі закритих відомостей колишній кадровий військовий зсрф та його дружина використовували заздалегідь відпрацьований анонімнийтелеграм-канал.</text:p>
      <text:p text:style-name="P4">
Шпигунів затримали безпосередньо під час виконання завдання російськихкураторів. Правоохоронці запобігли витоку даних, що становлять державнутаємницю.</text:p>
      <text:p text:style-name="P4">
За клопотанням прокурора обвинувачені перебувають під вартою без альтернатививнесення застави.</text:p>
      <text:p text:style-name="P4">
<text:span text:style-name="T4">
Джерело:</text:span>
 <text:a xlink:type="simple" xlink:href="https://t.me/pgo_gov_ua/11652" text:style-name="Internet_20_link" text:visited-style-name="Visited_20_Internet_20_Link">
<text:span text:style-name="T5">
Офіс Генерального прокурораУкраїни</text:span>
</text:a>
</text:p>
      <text:p text:style-name="P4">
Source: <text:a xlink:type="simple" xlink:href="https://armyinform.com.ua/2023/04/28/v-odesi-sudytymut-rosijskyh-shpyguniv-yaki-zazdalegid-pereyihaly-u-misto-za-vkazivkoyu-speczsluzhb-rf/" text:style-name="Internet_20_link" text:visited-style-name="Visited_20_Internet_20_Link">
https://armyinform.com.ua/2023/04/28/v-odesi-sudytymut-rosijskyh-shpyguniv-yaki-zazdalegid-pereyihaly-u-misto-za-vkazivkoyu-speczsluzhb-rf/</text:a>
</text:p>
      <!--NEWS-->
      <text:h text:style-name="P10" text:outline-level="1">
<text:span text:style-name="T4">
Президент Чехії побував у Бучі: Дуже довго ми сподівалися, що путінська росія інша — марно</text:span>
</text:h>
      <text:p text:style-name="P4">
Author: ['АРМІЯINFORM']</text:p>
      <text:p text:style-name="P4">
Time: 2023-04-28T74:00:00-04:00</text:p>
      <text:p text:style-name="P4">
Description: Президент Чеської Республіки Петр Павел відвідав Бучу.    «До Бучі ми приїхали тим 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vel.jpg" text:style-name="Internet_20_link" text:visited-style-name="Visited_20_Internet_20_Link">
pavel.jpg</text:a>
']</text:p>
      <text:p text:style-name="P4">
Tags: ['STOPRUSSIA', 'АГРЕСІЯ РФ', 'БУЧА', 'ВТОРГНЕННЯ РФ', 'ПЕТР ПАВЕЛ', 'ЧЕСЬКА РЕСПУБЛІКА']</text:p>
      <text:p text:style-name="P4">
Category: News</text:p>
      <!--METADATA-->
      <text:p text:style-name="P4">
<draw:frame draw:style-name="fr1" draw:name="Image376" text:anchor-type="as-char" svg:width="6.9236in" svg:height="3.894525in" draw:z-index="0">
<draw:image xlink:href="../Images/AРМІЯINFORM/2023-04-28T74-00-00-04-00/pavel.jpg" xlink:type="simple" xlink:show="embed" xlink:actuate="onLoad" draw:mime-type="image/jpeg"/>
</draw:frame>
</text:p>
      <text:p text:style-name="P4">
Президент Чеської Республіки Петр Павел відвідав Бучу.</text:p>
      <text:p text:style-name="P4">
«До Бучі ми приїхали тим же маршрутом, яким близько року тому приїхалиросійські БТРи. Спогади про варварську різанину мирних жителів залишатьсяпам'яттю. Українці ніколи не забудуть сотні втрачених життів. Ми також неповинні забувати», — <text:a xlink:type="simple" xlink:href="https://twitter.com/prezidentpavel/status/1651900995884990467" text:style-name="Internet_20_link" text:visited-style-name="Visited_20_Internet_20_Link">
зазначив</text:a>
Петр Павел уTwitter.</text:p>
      <text:p text:style-name="P4">
Він також наголосив, що країни заходу дуже довго сподівалися в «нормальності»російської федерації. Однак марно.</text:p>
      <text:p text:style-name="P4">
«Ми надто довго сподівалися, що путінська росія — інша. Що вона — краще. Цейурок показав, що це не так. І ми маємо бути готові», — резюмував чеськийлідер.</text:p>
      <text:p text:style-name="P4">
Нагадаємо, 28 квітня 2023 року до Києва з офіційним візитом<text:a xlink:type="simple" xlink:href="https://armyinform.com.ua/2023/04/28/do-kyyeva-prybuly-prezydenty-chehiyi-ta-slovachchyny-stoyatymemo-razom-iz-ukrayinczyamy-u-borotbi-z-agresorom/" text:style-name="Internet_20_link" text:visited-style-name="Visited_20_Internet_20_Link">
прибули</text:a>
 президенти Чехії та Словаччини.</text:p>
      <text:p text:style-name="P4">
Source: <text:a xlink:type="simple" xlink:href="https://armyinform.com.ua/2023/04/28/prezydent-chehiyi-pobuvav-u-buchi-duzhe-dovgo-my-spodivalysya-shho-putinska-rosiya-insha-marno/" text:style-name="Internet_20_link" text:visited-style-name="Visited_20_Internet_20_Link">
https://armyinform.com.ua/2023/04/28/prezydent-chehiyi-pobuvav-u-buchi-duzhe-dovgo-my-spodivalysya-shho-putinska-rosiya-insha-marno/</text:a>
</text:p>
      <!--NEWS-->
      <text:h text:style-name="P10" text:outline-level="1">
<text:span text:style-name="T4">
Судитимуть двох військових рф, які знущались над мешканцями Чернігівщини</text:span>
</text:h>
      <text:p text:style-name="P4">
Author: ['АРМІЯINFORM']</text:p>
      <text:p text:style-name="P4">
Time: 2023-04-28T75:00:00-04:00</text:p>
      <text:p text:style-name="P4">
Description: Судитимуть двох російських військовослужбовців, які катували жінку і погрож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ОФІС ГЕНПРОКУРОРА УКРАЇНИ', 'СУД']</text:p>
      <text:p text:style-name="P4">
Category: News</text:p>
      <!--METADATA-->
      <text:p text:style-name="P4">
<draw:frame draw:style-name="fr1" draw:name="Image377" text:anchor-type="as-char" svg:width="6.9236in" svg:height="4.486493in" draw:z-index="0">
<draw:image xlink:href="../ConvertedIMGs/AРМІЯINFORM/2023-04-28T75-00-00-04-00/l3yeyi-c17x11x50px50p-c17x11x50px50p-36059dd0fa5ff9e3037f437e7e135b04.png" xlink:type="simple" xlink:show="embed" xlink:actuate="onLoad" draw:mime-type="image/png"/>
</draw:frame>
Ілюстративне фото</text:p>
      <text:p text:style-name="P4">
Судитимуть двох російських військовослужбовців, які катували жінку іпогрожували розстріляти дітей в селі Іванівка на Чернігівщині.</text:p>
      <text:p text:style-name="P4">
Про це <text:a xlink:type="simple" xlink:href="https://www.gp.gov.ua/ua/posts/suditimut-rosiiskix-viiskovosluzbovciv-yaki-znushhalis-nad-miscevimi-meskancyami-v-seli-ivanivka-na-cernigivshhini" text:style-name="Internet_20_link" text:visited-style-name="Visited_20_Internet_20_Link">
повідомляє</text:a>
 Офіс Генпрокурора України.</text:p>
      <text:p text:style-name="P4">
«6 березня 2022 року обвинувачені зайшли на територію приватного господарствау с. Іванівка Чернігівського району, де у будинку перебували місцеві мешканці.</text:p>
      <text:p text:style-name="P4">
Один з військових рф почав проводити обшук. А інший в цей час, щоб залякатилюдей та попередити їх можливий опір, почав хаотично стріляти з автоматичноїзброї по будинку. Також він розстріляв автомобіль власників будинку», —установлено слідством.</text:p>
      <text:p text:style-name="P4">
Потім військовослужбовці країни-агресора підходили до дружини господаря згранатою, утримували її в погребі в погрожували, що розстріляють дітей.</text:p>
      <text:p text:style-name="P4">
«Відповідно до норм міжнародного гуманітарного права застосування катуванняабо нелюдського поводження щодо цивільних осіб заборонено», — нагадали в ОфісіГенпрокурора.</text:p>
      <text:p text:style-name="P4">
Source: <text:a xlink:type="simple" xlink:href="https://armyinform.com.ua/2023/04/28/sudytymut-dvoh-vijskovyh-rf-yaki-znushhalys-nad-misczevymy-meshkanczyamy-chernigivshhyny/" text:style-name="Internet_20_link" text:visited-style-name="Visited_20_Internet_20_Link">
https://armyinform.com.ua/2023/04/28/sudytymut-dvoh-vijskovyh-rf-yaki-znushhalys-nad-misczevymy-meshkanczyamy-chernigivshhyny/</text:a>
</text:p>
      <!--NEWS-->
      <text:h text:style-name="P10" text:outline-level="1">
<text:span text:style-name="T4">
Офіс Генпрокурора України: задокументовано понад 83 тисячі воєнних злочинів</text:span>
</text:h>
      <text:p text:style-name="P4">
Author: ['АРМІЯINFORM']</text:p>
      <text:p text:style-name="P4">
Time: 2023-04-28T7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8.jpg" text:style-name="Internet_20_link" text:visited-style-name="Visited_20_Internet_20_Link">
1-98.jpg</text:a>
', '<text:a xlink:type="simple" xlink:href="https://armyinform.com.ua/wp-content/uploads/2023/04/2-84.jpg" text:style-name="Internet_20_link" text:visited-style-name="Visited_20_Internet_20_Link">
2-84.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378" text:anchor-type="as-char" svg:width="6.9236in" svg:height="4.448413in" draw:z-index="0">
<draw:image xlink:href="../Images/AРМІЯINFORM/2023-04-28T76-00-00-04-00/1-98.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8 квітня зареєстровано:</text:p>
      <ul>
        <li>
83 393 воєнних злочини,  * 17 122 злочини проти національної безпеки України.</li>
      </ul>
      <text:p text:style-name="P4">
Крім того, за офіційними даними ювенальних прокурорів, 1423 дитини постраждаливнаслідок агресії рф, з них:</text:p>
      <ul>
        <li>
471 — дитина загинула,  * 952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79" text:anchor-type="as-char" svg:width="6.9236in" svg:height="4.448413in" draw:z-index="0">
<draw:image xlink:href="../Images/AРМІЯINFORM/2023-04-28T76-00-00-04-00/2-84.jpg" xlink:type="simple" xlink:show="embed" xlink:actuate="onLoad" draw:mime-type="image/jpeg"/>
</draw:frame>
</text:p>
      <text:p text:style-name="P4">
Source: <text:a xlink:type="simple" xlink:href="https://armyinform.com.ua/2023/04/28/ofis-genprokurora-ukrayiny-zadokumentovano-ponad-83-tysyachi-voyennyh-zlochyniv/" text:style-name="Internet_20_link" text:visited-style-name="Visited_20_Internet_20_Link">
https://armyinform.com.ua/2023/04/28/ofis-genprokurora-ukrayiny-zadokumentovano-ponad-83-tysyachi-voyennyh-zlochyniv/</text:a>
</text:p>
      <!--NEWS-->
      <text:h text:style-name="P10" text:outline-level="1">
<text:span text:style-name="T4">
«Тайра» очолила постійно діючу робочу групу з медичних питань при Міноборони</text:span>
</text:h>
      <text:p text:style-name="P4">
Author: ['Володимир Поліщук']</text:p>
      <text:p text:style-name="P4">
Time: 2023-04-28T77:00:00-04:00</text:p>
      <text:p text:style-name="P4">
Description: Під час пресконференції, що відбулася в Military Media Center, Міністр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2201649_605.jpg" text:style-name="Internet_20_link" text:visited-style-name="Visited_20_Internet_20_Link">
62201649_605.jpg</text:a>
']</text:p>
      <text:p text:style-name="P4">
Tags: ['MILITARY MEDIA CENTER', 'ТАЙРА', 'ЮЛІЯ ПАЄВСЬКА']</text:p>
      <text:p text:style-name="P4">
Category: News</text:p>
      <!--METADATA-->
      <text:p text:style-name="P4">
<draw:frame draw:style-name="fr1" draw:name="Image380" text:anchor-type="as-char" svg:width="6.9236in" svg:height="3.891999in" draw:z-index="0">
<draw:image xlink:href="../Images/AРМІЯINFORM/2023-04-28T77-00-00-04-00/62201649_605.jpg" xlink:type="simple" xlink:show="embed" xlink:actuate="onLoad" draw:mime-type="image/jpeg"/>
</draw:frame>
</text:p>
      <text:p text:style-name="P4">
Під час пресконференції, що відбулася в Military Media Center, Міністр оборониУкраїни Олексій Резніков повідомив журналістам, що доручив своєму заступникуГанні Маляр спільно з Командувачем Медичних Сил Збройних Сил України генерал-майором Тетяною Остащенко протягом десяти днів перевірити роботу військово-лікарських комісій, що розташовані в містах та селищах поблизу лінії фронту.</text:p>
      <text:p text:style-name="P4">
Таке рішення міністр прийняв у зв’язку з незадоволенням у суспільстві роботоюцього важливого структурного компоненту військової медицини нашої країни.</text:p>
      <text:p text:style-name="P4">
— Давно викликає незадоволення в суспільстві питання військової медицини. Не зточки зору якості надання послуг нашим пораненим, тут я не зустрічав якихосьзастережень, — повертаються в стрій наші герої. Командувач Медичних Сил ЗСУгенерал-майор Тетяна Остащенко з моменту вторгнення змогла налагодитифантастичну систему надання медичних послуг, разом із цивільними закладамивона у нас єдина — тотальна… Але бюрократичні процедури медичного характеруобурюють дуже багатьох людей. Ви чули цю абревіатуру ВЛК, яка сама в собі вженосить негативну конотацію, — зауважив міністр. — Ми вирішили підняти рівеньадміністративного та цивільно-демократичного контролю з боку Міністерстваоборони, відреагували на велику кількість звернень від громадськихорганізацій, волонтерів. Провели зустріч з їхніми представниками і домовилисястворити постійно діючу Робочу групу, яку зголосилася очолити всім відома ЮліяПаєвська «Тайра».</text:p>
      <text:p text:style-name="P4">
Серед запланованих кроків для вдосконалення і впорядкування роботи військово-лікарських комісій міністр також назвав заходи із цифровізації всіх етапів ВЛКі подякував за допомогу в цьому Міністерству цифрової трансформації.</text:p>
      <text:p text:style-name="P4">
Олексій Резніков допустив, що ця робоча група з часом може перетворитися ще водин консультаційно-дорадчий орган при Міноборони.</text:p>
      <text:p text:style-name="P4">
Source: <text:a xlink:type="simple" xlink:href="https://armyinform.com.ua/2023/04/28/yuliya-payevska-tajra-ocholyla-pry-minoborony-postijno-diyuchu-robochu-grupu-z-medychnyh-pytan/" text:style-name="Internet_20_link" text:visited-style-name="Visited_20_Internet_20_Link">
https://armyinform.com.ua/2023/04/28/yuliya-payevska-tajra-ocholyla-pry-minoborony-postijno-diyuchu-robochu-grupu-z-medychnyh-pytan/</text:a>
</text:p>
      <!--NEWS-->
      <text:h text:style-name="P10" text:outline-level="1">
<text:span text:style-name="T4">
Глава держави подякував президентам Чехії та Словаччини за допомогу Україні</text:span>
</text:h>
      <text:p text:style-name="P4">
Author: ['АРМІЯINFORM']</text:p>
      <text:p text:style-name="P4">
Time: 2023-04-28T78:00:00-04:00</text:p>
      <text:p text:style-name="P4">
Description: Президент України Володимир Зеленський провів зустрічі з Президентом Чеської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ae4899f6e5741e5caa87b1a40e1572f_1682682445_extra_large.jpeg" text:style-name="Internet_20_link" text:visited-style-name="Visited_20_Internet_20_Link">
dae4899f6e5741e5caa87b1a40e1572f_1682682445_extra_large.jpeg</text:a>
', '<text:a xlink:type="simple" xlink:href="https://armyinform.com.ua/wp-content/uploads/2023/04/fbc4c52a1254aa628617dcb6bb1f2b8d_1682682453_extra_large.jpeg" text:style-name="Internet_20_link" text:visited-style-name="Visited_20_Internet_20_Link">
fbc4c52a1254aa628617dcb6bb1f2b8d_1682682453_extra_large.jpeg</text:a>
']</text:p>
      <text:p text:style-name="P4">
Tags: ['ВОЛОДИМИР ЗЕЛЕНСЬКИЙ', 'ЗУЗАНА ЧАПУТОВА', 'ПЕТР ПАВЕЛ', 'ПРЕЗИДЕНТ УКРАЇНИ']</text:p>
      <text:p text:style-name="P4">
Category: News</text:p>
      <!--METADATA-->
      <text:p text:style-name="P4">
<draw:frame draw:style-name="fr1" draw:name="Image381" text:anchor-type="as-char" svg:width="6.9236in" svg:height="4.604691in" draw:z-index="0">
<draw:image xlink:href="../Images/AРМІЯINFORM/2023-04-28T78-00-00-04-00/dae4899f6e5741e5caa87b1a40e1572f_1682682445_extra_large.jpeg" xlink:type="simple" xlink:show="embed" xlink:actuate="onLoad" draw:mime-type="image/jpeg"/>
</draw:frame>
</text:p>
      <text:p text:style-name="P4">
Президент України Володимир Зеленський провів зустрічі з Президентом ЧеськоїРеспубліки Петром Павелом і Президентом Словацької Республіки ЗузаноюЧапутовою, які перебувають з візитом у нашій країні.</text:p>
      <text:p text:style-name="P4">
Про це <text:a xlink:type="simple" xlink:href="https://www.president.gov.ua/news/glava-derzhavi-proviv-zustrichi-z-prezidentami-chehiyi-ta-sl-82533" text:style-name="Internet_20_link" text:visited-style-name="Visited_20_Internet_20_Link">
повідомляє</text:a>
 Офіс Президента України.</text:p>
      <text:p text:style-name="P4">
Під час переговорів із Президентом Чехії Глава Української держави подякувавчеському уряду та всьому суспільству за всебічну підтримку України з першихднів широкомасштабного російського вторгнення.</text:p>
      <text:p text:style-name="P4">
«Дякую за ваш візит, який розпочався з відвідання Бучі та Бородянки. Ми високоцінуємо підтримку з боку вашої країни, вашого суспільства з першого дняширокомасштабного вторгнення», — зазначив Володимир Зеленський.</text:p>
      <text:p text:style-name="P4">
<draw:frame draw:style-name="fr1" draw:name="Image382" text:anchor-type="as-char" svg:width="6.9236in" svg:height="4.617948in" draw:z-index="0">
<draw:image xlink:href="../Images/AРМІЯINFORM/2023-04-28T78-00-00-04-00/fbc4c52a1254aa628617dcb6bb1f2b8d_1682682453_extra_large.jpeg" xlink:type="simple" xlink:show="embed" xlink:actuate="onLoad" draw:mime-type="image/jpeg"/>
</draw:frame>
</text:p>
      <text:p text:style-name="P4">
Зі свого боку Президент Чехії висловив підтримку Україні та захопленнярішучістю й сміливістю українського народу, який бореться за своюнезалежність.</text:p>
      <text:p text:style-name="P4">
На зустрічі з Президентом Словаччини Зузаною Чапутовою глава Українськоїдержави подякував її країні за гуманітарну та оборонну підтримку України.</text:p>
      <text:p text:style-name="P4">
«Дякую за підтримку українців, які тимчасово перебувають у вашій країні, запідтримку з боку суспільства. Також дякую за потужну підтримку нашої армії наполі бою», — сказав Володимир Зеленський.</text:p>
      <text:p text:style-name="P4">
Він відзначив важливість допомоги Словаччини у відновленні нашої країни.</text:p>
      <text:p text:style-name="P4">
Зі свого боку Зузана Чапутова наголосила на всебічній підтримці України з бокуСловаччини.</text:p>
      <text:p text:style-name="P4">
Source: <text:a xlink:type="simple" xlink:href="https://armyinform.com.ua/2023/04/28/glava-derzhavy-podyakuvav-prezydentam-chehiyi-ta-slovachchyny-za-dopomogu-ukrayini/" text:style-name="Internet_20_link" text:visited-style-name="Visited_20_Internet_20_Link">
https://armyinform.com.ua/2023/04/28/glava-derzhavy-podyakuvav-prezydentam-chehiyi-ta-slovachchyny-za-dopomogu-ukrayini/</text:a>
</text:p>
      <!--NEWS-->
      <text:h text:style-name="P10" text:outline-level="1">
<text:span text:style-name="T4">
У посольстві Великої Британії обговорили незаконні вироки в окупованому Криму</text:span>
</text:h>
      <text:p text:style-name="P4">
Author: ['Світлана Кирган']</text:p>
      <text:p text:style-name="P4">
Time: 2023-04-28T79:00:00-04:00</text:p>
      <text:p text:style-name="P4">
Description: Незаконні вироки в окупованому рашистами Криму, кримінальні переслідування та кат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4.jpg" text:style-name="Internet_20_link" text:visited-style-name="Visited_20_Internet_20_Link">
444.jpg</text:a>
', '<text:a xlink:type="simple" xlink:href="https://armyinform.com.ua/wp-content/uploads/2023/04/melinda-simmons.jpg" text:style-name="Internet_20_link" text:visited-style-name="Visited_20_Internet_20_Link">
melinda-simmons.jpg</text:a>
']</text:p>
      <text:p text:style-name="P4">
Tags: ['АР КРИМ', 'ВЕЛИКА БРИТАНІЯ', 'ДОПОМОГА ПАРТНЕРІВ', 'ЕМІНЕ ДЖАПАРОВА', 'МЕЛІНДА СІММОНС']</text:p>
      <text:p text:style-name="P4">
Category: News</text:p>
      <!--METADATA-->
      <text:p text:style-name="P4">
<draw:frame draw:style-name="fr1" draw:name="Image383" text:anchor-type="as-char" svg:width="6.9236in" svg:height="4.93627in" draw:z-index="0">
<draw:image xlink:href="../Images/AРМІЯINFORM/2023-04-28T79-00-00-04-00/444.jpg" xlink:type="simple" xlink:show="embed" xlink:actuate="onLoad" draw:mime-type="image/jpeg"/>
</draw:frame>
</text:p>
      <text:p text:style-name="P4">
Незаконні вироки в окупованому рашистами Криму, кримінальні переслідування такатування політв’язнів у СІЗО — у столиці відбувся захід для міжнароднихдипломатів: «Свідчення очевидців: про війну з перших уст», організованийПосольством Великої Британії в Україні.</text:p>
      <text:p text:style-name="P4">
У відкритті заходу взяла участь Постійна Представниця Президента України в АРКрим та м. Севастополь Таміла Ташева, також виступили Надзвичайний іПовноважний Посол Великої Британії в Україні Мелінда Сіммонс та першийзаступник Міністра закордонних справ України Еміне Джапарова.</text:p>
      <text:p text:style-name="P4">
Це вже третій захід, присвячений цій темі, який ініціює та приймаєНадзвичайний і Повноважний Посол Великої Британії в Україні Мелінда Сіммонс.Цього разу учасники обговорювали незаконні вироки в окупованому Криму,кримінальні переслідування, катування та долю політв’язнів у СІЗО чи колоніяхросії, куди їх незаконно етапують окупаційні силовики. Головна мета заходу —актуалізація теми політичних переслідувань в окупованому Криму для іноземнихдипломатів та адвокація теми Кримського півострова серед міжнародноїспільноти.</text:p>
      <text:p text:style-name="P4">
<draw:frame draw:style-name="fr1" draw:name="Image384" text:anchor-type="as-char" svg:width="6.9236in" svg:height="3.956343in" draw:z-index="0">
<draw:image xlink:href="../Images/AРМІЯINFORM/2023-04-28T79-00-00-04-00/melinda-simmons.jpg" xlink:type="simple" xlink:show="embed" xlink:actuate="onLoad" draw:mime-type="image/jpeg"/>
</draw:frame>
Мелінда Сіммонс</text:p>
      <text:p text:style-name="P4">
Постійна Представниця Президента України в АР Крим та м. Севастополь ТамілаТашева виступила на відкритті заходу. Вона розповіла присутнім про кількістьполітв’язнів в окупованому Криму, незаконні вироки окупантів, а такожвідзначила певний символізм сьогоднішнього заходу, адже він відбувається вдень народження першого заступника голови Меджлісу кримськотатарського народу,політв’язня Нарімана Джеляла.</text:p>
      <text:p text:style-name="P4">
«Наразі окупаційні силовики хочуть перевезти мого друга Нарімана Джеляла зокупованого Криму в колонію рф. Сьогодні йому виповнюється 43, контакту з нимнемає. Унікальна, прекрасна та справедлива людина, яка обрала шлях боротьби.Боротьби за свободу та незалежність свого народу, боротьбу за вільне майбутнєсвоєї країни. Наріман, переживши фізичні та психологічні катування, отримавшиледь не максимальний незаконний вирок у вигляді 17 років колонії суворогорежиму, продовжує відкрито підтримувати Україну та своїх співгромадян, братиінтерв’ю в інших політв’язнів, щоб розповісти їхні історії. Портрет Наріманастоїть у моєму кабінеті як постійне нагадування про те, за що ми боремося.Наразі окупанти незаконно утримують 182 політв’язнів, 116 із них — кримськітатари. Я дуже прошу вас говорити про них, коли вийдете з цієї зали. Їмнеобхідні наші підтримка та розголос», — звернулася пані Таміла Ташева доприсутніх.</text:p>
      <text:p text:style-name="P4">
Учасникам заходу представили виставку зі світлинами з окупованого Криму, наякій представлені роботи Стаса Юрченка, Тараса Ібрагімова, Ельмаз Акімової таАліни Смутко. На фотовиставці, зокрема, відображені моменти подій 26 лютого2014 року, коли майже 15 тисяч громадян України вийшли на мирний мітинг уСімферополі на знак спротиву окупації, світлини про боротьбу дружинполітв’язнів та їхню солідарність, про дітей незаконно ув’язнених, пронинішній спротив в окупованому Криму.</text:p>
      <text:p text:style-name="P4">
Участь у заході також взяли голова Кримської правозахисної групи ОльгаСкрипник, дружина закатованого до смерті бійця Херсонської тероборони ДенисаМиронова Ксенія Миронова, родичі політв’язнів, зокрема сестра Богдана ЗізиОлександра Баркова, а також активісти, які працюють із темою Криму.</text:p>
      <text:p text:style-name="P4">
Серед гостей — кілька десятків дипломатів, які представляють країни ЄС,Північної та Південної Америки, а також Азії.</text:p>
      <text:p text:style-name="P4">
Source: <text:a xlink:type="simple" xlink:href="https://armyinform.com.ua/2023/04/28/u-posolstvi-velykoyi-brytaniyi-obgovoryly-nezakonni-vyroky-v-okupovanomu-krymu/" text:style-name="Internet_20_link" text:visited-style-name="Visited_20_Internet_20_Link">
https://armyinform.com.ua/2023/04/28/u-posolstvi-velykoyi-brytaniyi-obgovoryly-nezakonni-vyroky-v-okupovanomu-krymu/</text:a>
</text:p>
      <!--NEWS-->
      <text:h text:style-name="P10" text:outline-level="1">
<text:span text:style-name="T4">
Армієць Ілля Ковтун — найкращий спортсмен місяця за версією НОК України</text:span>
</text:h>
      <text:p text:style-name="P4">
Author: ['АРМІЯINFORM']</text:p>
      <text:p text:style-name="P4">
Time: 2023-04-28T80:00:00-04:00</text:p>
      <text:p text:style-name="P4">
Description: Експертна комісії НОК України розглянула досягнення українських спортсменів на прові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5784_kovtun1313929058-scaled.jpg" text:style-name="Internet_20_link" text:visited-style-name="Visited_20_Internet_20_Link">
185784_kovtun1313929058-scaled.jpg</text:a>
']</text:p>
      <text:p text:style-name="P4">
Tags: ['АРМІЙСЬКИЙ СПОРТСМЕН', 'ІЛЛЯ КОВТУН', 'СПОРТИВНА ГІМНАСТИКА']</text:p>
      <text:p text:style-name="P4">
Category: News</text:p>
      <!--METADATA-->
      <text:p text:style-name="P4">
<draw:frame draw:style-name="fr1" draw:name="Image385" text:anchor-type="as-char" svg:width="6.9236in" svg:height="4.615733in" draw:z-index="0">
<draw:image xlink:href="../Images/AРМІЯINFORM/2023-04-28T80-00-00-04-00/185784_kovtun1313929058-scaled.jpg" xlink:type="simple" xlink:show="embed" xlink:actuate="onLoad" draw:mime-type="image/jpeg"/>
</draw:frame>
</text:p>
      <text:p text:style-name="P4">
Експертна комісії НОК України розглянула досягнення українських спортсменів напровідних міжнародних змаганнях в олімпійських видах програми у квітні івизначила головних героїв другого місяця весни.</text:p>
      <text:p text:style-name="P4">
Номінацію «Найкращий спортсмен квітня 2023 року»<text:a xlink:type="simple" xlink:href="https%3A%2F%2Fwww.facebook.com%2Folympicua%2Fposts%2Fpfbid0fDfqyhhfJ9KpCCSJKHjiVnUokHySuE5Ks7aqooMvWSX8Ynw4L4T2J9HHi61PkVVkl&amp;show_text=true&amp;width=500" text:style-name="Internet_20_link" text:visited-style-name="Visited_20_Internet_20_Link">
отримав</text:a>
представник спортивної гімнастики Ілля Ковтун.</text:p>
      <text:p text:style-name="P4">
Він — дворазовий бронзовий призер у вправах на поперечині та паралельнихбрусах та чемпіон Європи у багатоборстві в Анталії (Туреччина).</text:p>
      <text:p text:style-name="P4">
Зазначається, що лауреати спортивного місяця будуть нагороджені грошовимипреміями, ексклюзивними статуетками та пам’ятними плакетками.</text:p>
      <text:p text:style-name="P4">
Як повідомлялось, нещодавно армієць Ілля Ковтун<text:a xlink:type="simple" xlink:href="https://armyinform.com.ua/2023/04/17/armiyecz-illya-kovtun-stav-chempionom-yevropy-zi-sportyvnoyi-gimnastyky/" text:style-name="Internet_20_link" text:visited-style-name="Visited_20_Internet_20_Link">
став</text:a>
 чемпіоном Європи зі спортивноїгімнастики.</text:p>
      <text:p text:style-name="P4">
Source: <text:a xlink:type="simple" xlink:href="https://armyinform.com.ua/2023/04/28/armiyecz-illya-kovtun-najkrashhyj-sportsmen-misyaczya-za-versiyeyu-nok-ukrayiny/" text:style-name="Internet_20_link" text:visited-style-name="Visited_20_Internet_20_Link">
https://armyinform.com.ua/2023/04/28/armiyecz-illya-kovtun-najkrashhyj-sportsmen-misyaczya-za-versiyeyu-nok-ukrayiny/</text:a>
</text:p>
      <!--NEWS-->
      <text:h text:style-name="P10" text:outline-level="1">
<text:span text:style-name="T4">
Олексій Резніков презентував у Military Media Center новостворені консультаційно-дорадчі органи при Міноборони</text:span>
</text:h>
      <text:p text:style-name="P4">
Author: ['Володимир Поліщук']</text:p>
      <text:p text:style-name="P4">
Time: 2023-04-28T81:00:00-04:00</text:p>
      <text:p text:style-name="P4">
Description: У Military Media Center відбулася пресконференція, присвячена презентації Громад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4713.jpg" text:style-name="Internet_20_link" text:visited-style-name="Visited_20_Internet_20_Link">
5f6a4713.jpg</text:a>
']</text:p>
      <text:p text:style-name="P4">
Tags: ['MILITARY MEDIA CENTER', 'ВЛК', 'МЕДИЦИНА', 'МІНОБОРОНИ', 'ОЛЕКСІЙ РЕЗНІКОВ', 'ЮЛІЯ МАРУШЕВСЬКА']</text:p>
      <text:p text:style-name="P4">
Category: News</text:p>
      <!--METADATA-->
      <text:p text:style-name="P4">
<draw:frame draw:style-name="fr1" draw:name="Image386" text:anchor-type="as-char" svg:width="6.9236in" svg:height="4.615733in" draw:z-index="0">
<draw:image xlink:href="../Images/AРМІЯINFORM/2023-04-28T81-00-00-04-00/5f6a4713.jpg" xlink:type="simple" xlink:show="embed" xlink:actuate="onLoad" draw:mime-type="image/jpeg"/>
</draw:frame>
 ОлексійРезніков</text:p>
      <text:p text:style-name="P4">
У Military Media Center відбулася<text:a xlink:type="simple" xlink:href="https://armyinform.com.ua/2023/04/28/preskonferencziya-ministra-oborony-ukrayiny-u-military-madia-center/" text:style-name="Internet_20_link" text:visited-style-name="Visited_20_Internet_20_Link">
пресконференція</text:a>
, присвячена презентаціїГромадської антикорупційної ради та Офісу з підтримки змін при Міністерствіоборони.</text:p>
      <text:p text:style-name="P4">
У своєму вступному слові перед журналістами Міністр оборони України ОлексійРезніков окреслив завдання цих новоутворених консультаційно-дорадчих органів.</text:p>
      <text:p text:style-name="P4">
За його словами, 24 лютого минулого року, коли війна з російським агресоромзмінила свій статус з гібридної на широкомасштабну, головним для нашогонароду, нашої нації було виживання. Тож терміново вирішувалися завданняшвидкої та якісної мобілізації, збільшення чисельності Збройних Сил України йзабезпечення всього Сектору оборони необхідними для опору ворогові ресурсами:одягом, їжею й, насамперед, зброєю.</text:p>
      <text:p text:style-name="P4">
— І якщо ви всі пам’ятаєте, на початку наші партнери по великому рахункуготували до партизанської війни, тому більше йшлося про засоби ураження накороткі дистанції… Щастям було для нас з вами Stinger, Javelin, NLAW таPiorun. Зараз у нас на озброєнні є важка артилерія, HIMARS, бронетехніка майжевсіх основних відомих вам типів і марок, створено танкову коаліцію, набойовому чергуванні вже стоять Patriot. Сьогодні країни НАТО нам передаютьавіацію поки що радянського взірця, але я переконаний, що незабаром ми з вамибудемо так само спокійно говорити, як і про Patriot, про сучасні бойовілітаки, — зазначив Олексій Резніков. — Перший етап по виживанню ми з честюпройшли, зараз треба визначати нові цілі. Тому головне завдання міністерства —підвищення ефективності оборони, яка дасть можливість завершити цю війнуПеремогою України й вийти на кордони 1991 року.</text:p>
      <text:p text:style-name="P4">
На думку міністра, перед державою стоїть ціль створити таку системуобороноздатності країни, котра буде спроможна тримати будь-який удар таунеможливить навіть бажання російської федерації вдатися до реваншу.</text:p>
      <text:p text:style-name="P4">
— Головною нашою цінністю є життя наших воїнів — Захисників і Захисниць, їхнєздоров’я. І навколо цього центру тяжіння ми вибудовуємо всі процеси: миговоримо про зброю, підготовку, обслуговування і ремонт техніки. Чим більшелюдей ми збережемо, тим стійкішою буде наша оборона, тим стійкішою буде нашакраїна, — впевнений Олексій Резніков.</text:p>
      <text:p text:style-name="P4">
Міністр оборони підкреслив, що нині важливо покращити ефективністьвикористання ресурсів, знаходити нові рішення задля забезпечення нашої арміївсім необхідним:</text:p>
      <text:p text:style-name="P4">
— Ми повинні навіть під час війни не зупинятися й рухати ці реформи. У зв’язкуз цим, після зустрічі на «Рамштайні» з Єнсом Столтенбергом, ми анонсували нашудомовленість про співпрацю з натівською системою технічного забезпечення іпостачання NSPA. Я маю надію, що на саміті у Вільнюсі в липні буде оголошенопро включення до пакета програми НАТО, що включатиме аналіз, аудит,рекомендації щодо покращення існуючих систем закупівель усіх видів, підготовкувідповідних фахівців у системі Міністерства оборони. Це буде точно одним ізсистемних кроків, які наближають нас до участі в Альянсі.</text:p>
      <text:p text:style-name="P4">
Олексій Резніков інформував журналістів, що просуванню цих реформ сприятиме нелише зовнішній аудит, а й робота новостворених у системі Міністерства обороникількох консультаційно-дорадчих органів: Офісу з підтримки змін (ОПЗ),Громадської антикорупційної ради та Робочої групи з питань медичногозабезпечення.</text:p>
      <text:p text:style-name="P4">
Очільницею ОПЗ стала Юлія Марушевська. Офіс перші свої зусилля спрямує нареформу сфери державних закупівель Міноборони, яка забезпечить безперервність,стійкість і керованість системи постачання для потреб ЗСУ. Команду із цієїреформи очолив Арсен Жумаділов, який, за словами Олексія Резнікова, маєчималий досвід подібної роботи, зокрема у Міністерстві охорони здоров’я.</text:p>
      <text:p text:style-name="P4">
— Другий дуже важливий блок — це створення Громадської антикорупційної ради.За її склад проголосували тисячі людей. Я вважаю, що це серйозний мандат дляїї команди. Разом зі мною тут присутній обраний головою Ради Євген Грушовецьта його заступник Анастасія Шуба, — зазначив Олексій Резніков.</text:p>
      <text:p text:style-name="P4">
Присутніх на пресконференції було поінформовано, що у складі Громадськоїантикорупційної ради створені та вже почали працювати три комісії: іззабезпечення та закупівель, з моніторингу законодавства та нормотворчоїдіяльності і з питань комунікації, кадрової роботи та експертних обговорень.</text:p>
      <text:p text:style-name="P4">
Source: <text:a xlink:type="simple" xlink:href="https://armyinform.com.ua/2023/04/28/oleksij-reznikov-prezentuvav-u-military-media-center-novostvoreni-konsultaczijno-doradchi-organy-pry-minoborony/" text:style-name="Internet_20_link" text:visited-style-name="Visited_20_Internet_20_Link">
https://armyinform.com.ua/2023/04/28/oleksij-reznikov-prezentuvav-u-military-media-center-novostvoreni-konsultaczijno-doradchi-organy-pry-minoborony/</text:a>
</text:p>
      <!--NEWS-->
      <text:h text:style-name="P10" text:outline-level="1">
<text:span text:style-name="T4">
Україна розраховує на якнайшвидшу передачу зброї, яка входить до 6-го пакета італійської військової допомоги</text:span>
</text:h>
      <text:p text:style-name="P4">
Author: ['АРМІЯINFORM']</text:p>
      <text:p text:style-name="P4">
Time: 2023-04-28T82:00:00-04:00</text:p>
      <text:p text:style-name="P4">
Description: Уряд продовжує ефективну взаємодію з європейськими союзниками для поси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72_820_360_0_0_auto.jpg" text:style-name="Internet_20_link" text:visited-style-name="Visited_20_Internet_20_Link">
thumb_203172_820_360_0_0_auto.jpg</text:a>
']</text:p>
      <text:p text:style-name="P4">
Tags: ['STOPRUSSIA', 'ДЕНИС ШМИГАЛЬ', 'УКРАЇНА - ІТАЛІЯ']</text:p>
      <text:p text:style-name="P4">
Category: News</text:p>
      <!--METADATA-->
      <text:p text:style-name="P4">
<draw:frame draw:style-name="fr1" draw:name="Image387" text:anchor-type="as-char" svg:width="6.9236in" svg:height="4.610104in" draw:z-index="0">
<draw:image xlink:href="../Images/AРМІЯINFORM/2023-04-28T82-00-00-04-00/thumb_203172_820_360_0_0_auto.jpg" xlink:type="simple" xlink:show="embed" xlink:actuate="onLoad" draw:mime-type="image/jpeg"/>
</draw:frame>
</text:p>
      <text:p text:style-name="P4">
Уряд продовжує ефективну взаємодію з європейськими союзниками для посиленняобороноздатності України та початку відбудови. Про це наголосив Прем’єр-міністр Денис Шмигаль під час засідання Уряду 28 квітня. Він підсумуваврезультати візиту урядової делегації до Італії.</text:p>
      <text:p text:style-name="P4">
«Відбулася велика Конференція з відновлення за ініціативи Президента УкраїниВолодимира Зеленського, за участю понад 500 італійських компаній. Вонизацікавлені інвестувати в Україну. У межах Конференції підписали шістьмеморандумів про співпрацю у сфері екології, промисловості, логістики,енергетики. Київщина та Харківщина домовилися про патронат з італійськимирегіонами-партнерами», — сказав Глава Уряду.</text:p>
      <text:p text:style-name="P4">
Прем’єр-міністр також повідомив, що Україна й Італія домовилися про 1 млрдєвро фінансування проектів відновлення від італійського експортно-кредитногоагентства SACE.</text:p>
      <text:p text:style-name="P4">
«Намітили перспективи співпраці в галузі ВПК. Зокрема, щодо виробництвакомпонентів систем ППО для протидії ворожим дронам. Розраховуємо наякнайшвидшу передачу Україні зброї, яка входить до шостого пакету італійськоївійськово-технічної допомоги», — відзначив Денис Шмигаль.</text:p>
      <text:p text:style-name="P4">
В Італії урядова команда так само обговорювала шляхи імплементації Формулимиру Президента України Володимира Зеленського. Як підкреслив Прем’єр-міністр,Україна переконалася в рішучій підтримці Італією євроінтеграційних таєвроатлантичних прагнень.</text:p>
      <text:p text:style-name="P4">
Денис Шмигаль також повідомив, що вже незабаром Парламент Італії розглянезаконопроект про визнання Голодомору геноцидом українського народу.</text:p>
      <text:p text:style-name="P4">
Джерело: <text:a xlink:type="simple" xlink:href="https://www.kmu.gov.ua/news/denys-shmyhal-rozrakhovuiemo-na-iaknaishvydshu-peredachu-ukraini-zbroi-iaka-vkhodyt-do-6-ho-paketa-italiiskoi-viiskovoi-dopomohy" text:style-name="Internet_20_link" text:visited-style-name="Visited_20_Internet_20_Link">
Урядовий портал</text:a>
</text:p>
      <text:p text:style-name="P4">
Source: <text:a xlink:type="simple" xlink:href="https://armyinform.com.ua/2023/04/28/ukrayina-rozrahovuye-na-yaknajshvydshu-peredachu-zbroyi-yaka-vhodyt-do-6-go-paketa-italijskoyi-vijskovoyi-dopomogy/" text:style-name="Internet_20_link" text:visited-style-name="Visited_20_Internet_20_Link">
https://armyinform.com.ua/2023/04/28/ukrayina-rozrahovuye-na-yaknajshvydshu-peredachu-zbroyi-yaka-vhodyt-do-6-go-paketa-italijskoyi-vijskovoyi-dopomogy/</text:a>
</text:p>
      <!--NEWS-->
      <text:h text:style-name="P10" text:outline-level="1">
<text:span text:style-name="T4">
Важкохворих й поранених захисників рф має відпускати, а не обмінювати — Координаційний штаб</text:span>
</text:h>
      <text:p text:style-name="P4">
Author: ['АРМІЯINFORM']</text:p>
      <text:p text:style-name="P4">
Time: 2023-04-28T83:00:00-04:00</text:p>
      <text:p text:style-name="P4">
Description: У Координаційному штабі відбулася зустріч з родинами оборонців окремої механізо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5.jpg" text:style-name="Internet_20_link" text:visited-style-name="Visited_20_Internet_20_Link">
bez-imeni-15.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388" text:anchor-type="as-char" svg:width="6.9236in" svg:height="3.841129in" draw:z-index="0">
<draw:image xlink:href="../Images/AРМІЯINFORM/2023-04-28T83-00-00-04-00/bez-imeni-15.jpg" xlink:type="simple" xlink:show="embed" xlink:actuate="onLoad" draw:mime-type="image/jpeg"/>
</draw:frame>
</text:p>
      <text:p text:style-name="P4">
У Координаційному штабі відбулася зустріч з родинами оборонців окремоїмеханізованої бригади імені князя Романа Великого, під час представникКоординаційного штабу зазначив, що є певні категорії військовослужбовців, якихросія повинна не обмінювати, а відпустити без жодних попередніх умов – це,зокрема, важкохворі й поранені. Цього вимагають норми міжнародногогуманітарного права, яких росія зобов’язана дотримуватись.</text:p>
      <text:p text:style-name="P4">
Про це <text:a xlink:type="simple" xlink:href="https://t.me/Koord_shtab/932" text:style-name="Internet_20_link" text:visited-style-name="Visited_20_Internet_20_Link">
повідомляє</text:a>
 Координаційний штаб з питаньповодження з військовополоненими.</text:p>
      <text:p text:style-name="P4">
Окремо обговорили питання комунікації родин з військовими частинами. Якзазначив представник Штабу, командири щоденно доповідають про особовий склад.Якщо за тих чи інших обставин фіксується зникнення військовослужбовця,командир призначає проведення службового розслідування. За його результатамиокремим наказом він визначає облікову категорію військовослужбовця. Далівідповідне сповіщення військова частина надсилає до територіального центрукомплектування та соціальної підтримки (колишнього військкомату), а вже звідтиспівробітники ТЦК та СП передають його родичам.</text:p>
      <text:p text:style-name="P4">
Також представник Штабу звернув увагу на те, що коли з’являються якісьвідомості про зниклого безвісти військовослужбовця: відео-, фотоматеріали чисвідчення повернених з полону — це може стати підставою для зміни обліковоїкатегорії. Значну кількість інформації надають також родичі зниклих безвісти іполонених захисників.</text:p>
      <text:p text:style-name="P4">
Source: <text:a xlink:type="simple" xlink:href="https://armyinform.com.ua/2023/04/28/vazhkohvoryh-j-poranenyh-zahysnykiv-rf-maye-vidpuskaty-a-ne-obminyuvaty-koordynaczijnyj-shtab/" text:style-name="Internet_20_link" text:visited-style-name="Visited_20_Internet_20_Link">
https://armyinform.com.ua/2023/04/28/vazhkohvoryh-j-poranenyh-zahysnykiv-rf-maye-vidpuskaty-a-ne-obminyuvaty-koordynaczijnyj-shtab/</text:a>
</text:p>
      <!--NEWS-->
      <text:h text:style-name="P10" text:outline-level="1">
<text:span text:style-name="T4">
Наша арта вразила 3 пункти управління та 4 райони зосередження ворога</text:span>
</text:h>
      <text:p text:style-name="P4">
Author: ['АРМІЯINFORM']</text:p>
      <text:p text:style-name="P4">
Time: 2023-04-28T84:00:00-04:00</text:p>
      <text:p text:style-name="P4">
Description: Авіація Сил оборони за добу завдала 4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3.jpg" text:style-name="Internet_20_link" text:visited-style-name="Visited_20_Internet_20_Link">
arta-3.jpg</text:a>
']</text:p>
      <text:p text:style-name="P4">
Tags: ['STOPRUSSIA', 'АГРЕСІЯ РФ', 'ВТОРГНЕННЯ РФ', 'ВТРАТИ ВОРОГА', 'ХРОНІКА ОБОРОНИ']</text:p>
      <text:p text:style-name="P4">
Category: News</text:p>
      <!--METADATA-->
      <text:p text:style-name="P4">
<draw:frame draw:style-name="fr1" draw:name="Image389" text:anchor-type="as-char" svg:width="6.9236in" svg:height="2.993015in" draw:z-index="0">
<draw:image xlink:href="../Images/AРМІЯINFORM/2023-04-28T84-00-00-04-00/arta-3.jpg" xlink:type="simple" xlink:show="embed" xlink:actuate="onLoad" draw:mime-type="image/jpeg"/>
</draw:frame>
 <text:span text:style-name="T4">
🔥Ситуація щодо російського вторгнення</text:span>
</text:p>
      <text:p text:style-name="P4">
Авіація Сил оборони за добу завдала 4 ударів по районах зосередження особовогоскладу і військової техніки окупантів.</text:p>
      <text:p text:style-name="P4">
Підрозділи ракетних військ і артилерії водночас уразили 3 пункти управління,склад боєприпасів та 4 райони зосередження живої сили противника,<text:a xlink:type="simple" xlink:href="https://www.facebook.com/GeneralStaff.ua/posts/pfbid02yvfvfz6RDTpUdb13fRc8RP3MKDdR92yw87HyLNXdnDKof21bDVPT8Nyso8wr6Nwil" text:style-name="Internet_20_link" text:visited-style-name="Visited_20_Internet_20_Link">
повідомляє</text:a>
 Генеральний штаб ЗСУкраїни.</text:p>
      <text:p text:style-name="P4">
Source: <text:a xlink:type="simple" xlink:href="https://armyinform.com.ua/2023/04/28/nasha-arta-vrazyla-3-punkty-upravlinnya-ta-4-rajony-zoseredzhennya-voroga/" text:style-name="Internet_20_link" text:visited-style-name="Visited_20_Internet_20_Link">
https://armyinform.com.ua/2023/04/28/nasha-arta-vrazyla-3-punkty-upravlinnya-ta-4-rajony-zoseredzhennya-voroga/</text:a>
</text:p>
      <!--NEWS-->
      <text:h text:style-name="P10" text:outline-level="1">
<text:span text:style-name="T4">
Командир 95-ї ОДШБр отримав лист від Президента України</text:span>
</text:h>
      <text:p text:style-name="P4">
Author: ['Владислав Назаркевич']</text:p>
      <text:p text:style-name="P4">
Time: 2023-04-28T85:00:00-04:00</text:p>
      <text:p text:style-name="P4">
Description: Лист комбригу передала заступник Міністра оборони України Ганна Маляр.  «Власнору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golovna-2.jpg" text:style-name="Internet_20_link" text:visited-style-name="Visited_20_Internet_20_Link">
1-golovna-2.jpg</text:a>
', '<text:a xlink:type="simple" xlink:href="https://armyinform.com.ua/wp-content/uploads/2023/04/1-101-150x150.jpg" text:style-name="Internet_20_link" text:visited-style-name="Visited_20_Internet_20_Link">
1-101-150x150.jpg</text:a>
', '<text:a xlink:type="simple" xlink:href="https://armyinform.com.ua/wp-content/uploads/2023/04/2-87-150x150.jpg" text:style-name="Internet_20_link" text:visited-style-name="Visited_20_Internet_20_Link">
2-87-150x150.jpg</text:a>
', '<text:a xlink:type="simple" xlink:href="https://armyinform.com.ua/wp-content/uploads/2023/04/3-72-150x150.jpg" text:style-name="Internet_20_link" text:visited-style-name="Visited_20_Internet_20_Link">
3-72-150x150.jpg</text:a>
', '<text:a xlink:type="simple" xlink:href="https://armyinform.com.ua/wp-content/uploads/2023/04/5-49-150x150.jpg" text:style-name="Internet_20_link" text:visited-style-name="Visited_20_Internet_20_Link">
5-49-150x150.jpg</text:a>
', '<text:a xlink:type="simple" xlink:href="https://armyinform.com.ua/wp-content/uploads/2022/06/vladyslav-nazarkevych-chb.jpg" text:style-name="Internet_20_link" text:visited-style-name="Visited_20_Internet_20_Link">
vladyslav-nazarkevych-chb.jpg</text:a>
']</text:p>
      <text:p text:style-name="P4">
Tags: ['STOPRUSSIA', 'АГРЕСІЯ РФ', 'ВІЙНА', 'ВОЛОДИМИР ЗЕЛЕНСЬКИЙ', 'ВТОРГНЕННЯ РФ', 'ГАННА МАЛЯР']</text:p>
      <text:p text:style-name="P4">
Category: News</text:p>
      <!--METADATA-->
      <text:p text:style-name="P4">
<draw:frame draw:style-name="fr1" draw:name="Image390" text:anchor-type="as-char" svg:width="6.9236in" svg:height="4.912854in" draw:z-index="0">
<draw:image xlink:href="../Images/AРМІЯINFORM/2023-04-28T85-00-00-04-00/1-golovna-2.jpg" xlink:type="simple" xlink:show="embed" xlink:actuate="onLoad" draw:mime-type="image/jpeg"/>
</draw:frame>
</text:p>
      <text:p text:style-name="P4">
Лист комбригу передала заступник Міністра оборони України Ганна Маляр.</text:p>
      <text:p text:style-name="P4">
«Власноруч написану Президентом подяку 95-й бригаді ДШВ довезла і передала, —повідомила Ганна Маляр у своєму <text:a xlink:type="simple" xlink:href="https://t.me/annamaliar/684" text:style-name="Internet_20_link" text:visited-style-name="Visited_20_Internet_20_Link">
телеграм-каналі</text:a>
. — З великою приємністю і гордістювручила комбригу 95-ї бригади ДШВ Олегу Апостолу подяку від Президента воїнамбригади, які дуже потужно бʼються поблизу Кремінної на Луганщині.</text:p>
      <text:p text:style-name="P4">
Бійці записали Президенту відеозвернення і передали подарунок від бригади —годинник з логотипом 95-ки. Усе передам».</text:p>
      <text:p text:style-name="P4">
У листі Президент України дякує командиру бригади та його колективу застійкість, хоробрість і круті бойові результати:</text:p>
      <text:p text:style-name="P4">
«Дякую усім Вам, хлопці! Молодці! Слава Вам! Слава Україні!»</text:p>
      <text:p text:style-name="P4">
<text:a xlink:type="simple" xlink:href="https://armyinform.com.ua/wp-content/uploads/2023/04/1-101.jpg" text:style-name="Internet_20_link" text:visited-style-name="Visited_20_Internet_20_Link">
<draw:frame draw:style-name="fr1" draw:name="Image391" text:anchor-type="as-char" svg:width="6.9236in" svg:height="6.9236in" draw:z-index="0">
<draw:image xlink:href="../Images/AРМІЯINFORM/2023-04-28T85-00-00-04-00/1-101-150x150.jpg" xlink:type="simple" xlink:show="embed" xlink:actuate="onLoad" draw:mime-type="image/jpeg"/>
</draw:frame>
</text:a>
</text:p>
      <text:p text:style-name="P4">
<text:a xlink:type="simple" xlink:href="https://armyinform.com.ua/wp-content/uploads/2023/04/2-87.jpg" text:style-name="Internet_20_link" text:visited-style-name="Visited_20_Internet_20_Link">
<draw:frame draw:style-name="fr1" draw:name="Image392" text:anchor-type="as-char" svg:width="6.9236in" svg:height="6.9236in" draw:z-index="0">
<draw:image xlink:href="../Images/AРМІЯINFORM/2023-04-28T85-00-00-04-00/2-87-150x150.jpg" xlink:type="simple" xlink:show="embed" xlink:actuate="onLoad" draw:mime-type="image/jpeg"/>
</draw:frame>
</text:a>
</text:p>
      <text:p text:style-name="P4">
<text:a xlink:type="simple" xlink:href="https://armyinform.com.ua/wp-content/uploads/2023/04/3-72.jpg" text:style-name="Internet_20_link" text:visited-style-name="Visited_20_Internet_20_Link">
<draw:frame draw:style-name="fr1" draw:name="Image393" text:anchor-type="as-char" svg:width="6.9236in" svg:height="6.9236in" draw:z-index="0">
<draw:image xlink:href="../Images/AРМІЯINFORM/2023-04-28T85-00-00-04-00/3-72-150x150.jpg" xlink:type="simple" xlink:show="embed" xlink:actuate="onLoad" draw:mime-type="image/jpeg"/>
</draw:frame>
</text:a>
</text:p>
      <text:p text:style-name="P4">
<text:a xlink:type="simple" xlink:href="https://armyinform.com.ua/wp-content/uploads/2023/04/5-49.jpg" text:style-name="Internet_20_link" text:visited-style-name="Visited_20_Internet_20_Link">
<draw:frame draw:style-name="fr1" draw:name="Image394" text:anchor-type="as-char" svg:width="6.9236in" svg:height="6.9236in" draw:z-index="0">
<draw:image xlink:href="../Images/AРМІЯINFORM/2023-04-28T85-00-00-04-00/5-49-150x150.jpg" xlink:type="simple" xlink:show="embed" xlink:actuate="onLoad" draw:mime-type="image/jpeg"/>
</draw:frame>
</text:a>
</text:p>
      <text:p text:style-name="P4">
<draw:frame draw:style-name="fr1" draw:name="Image395" text:anchor-type="as-char" svg:width="6.9236in" svg:height="6.9236in" draw:z-index="0">
<draw:image xlink:href="../Images/AРМІЯINFORM/2023-04-28T85-00-00-04-00/vladyslav-nazarkevych-chb.jpg" xlink:type="simple" xlink:show="embed" xlink:actuate="onLoad" draw:mime-type="image/jpeg"/>
</draw:frame>
</text:p>
      <text:p text:style-name="P4">
<text:a xlink:type="simple" xlink:href="https://armyinform.com.ua/army-authors/vladyslav-nazarkevych/" text:style-name="Internet_20_link" text:visited-style-name="Visited_20_Internet_20_Link">
Владислав Назаркевич</text:a>
</text:p>
      <text:p text:style-name="P4">
Кореспондент АрміяInform</text:p>
      <text:p text:style-name="P4">
Source: <text:a xlink:type="simple" xlink:href="https://armyinform.com.ua/2023/04/28/komandyr-95-yi-odshbr-otrymav-lyst-vid-prezydenta-ukrayiny/" text:style-name="Internet_20_link" text:visited-style-name="Visited_20_Internet_20_Link">
https://armyinform.com.ua/2023/04/28/komandyr-95-yi-odshbr-otrymav-lyst-vid-prezydenta-ukrayiny/</text:a>
</text:p>
      <!--NEWS-->
      <text:h text:style-name="P10" text:outline-level="1">
<text:span text:style-name="T4">
Противник зосередив наступальні зусилля на чотирьох напрямках</text:span>
</text:h>
      <text:p text:style-name="P4">
Author: ['АРМІЯINFORM']</text:p>
      <text:p text:style-name="P4">
Time: 2023-04-28T86: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xmut-2.jpg" text:style-name="Internet_20_link" text:visited-style-name="Visited_20_Internet_20_Link">
baxmut-2.jpg</text:a>
']</text:p>
      <text:p text:style-name="P4">
Tags: ['STOPRUSSIA', 'АГРЕСІЯ РФ', 'ВІЙНА', 'ВТОРГНЕННЯ РФ', 'ГШ ЗСУ', 'ХРОНІКА ОБОРОНИ']</text:p>
      <text:p text:style-name="P4">
Category: News</text:p>
      <!--METADATA-->
      <text:p text:style-name="P4">
<draw:frame draw:style-name="fr1" draw:name="Image396" text:anchor-type="as-char" svg:width="6.9236in" svg:height="4.615733in" draw:z-index="0">
<draw:image xlink:href="../Images/AРМІЯINFORM/2023-04-28T86-00-00-04-00/baxmut-2.jp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веденні наступальних дій наЛиманському, Бахмутському, Авдіївському та Мар’їнському напрямках. Протягомдоби здійснив понад 40 атак на зазначених ділянках фронту. В епіцентрі бойовихдій залишаються Бахмут та Мар’їнка, наші воїни мужньо тримають оборону,<text:a xlink:type="simple" xlink:href="https://www.facebook.com/GeneralStaff.ua/posts/pfbid02yvfvfz6RDTpUdb13fRc8RP3MKDdR92yw87HyLNXdnDKof21bDVPT8Nyso8wr6Nwil" text:style-name="Internet_20_link" text:visited-style-name="Visited_20_Internet_20_Link">
повідомляє</text:a>
 Генеральний штаб ЗСУкраїни.</text:p>
      <text:p text:style-name="P4">
<text:span text:style-name="T4">
На Лиманському напрямку</text:span>
 противник вів безуспішні наступальні дії унапрямку Білогорівки. Завдав авіаційних ударів по населених пунктах Невське,Білогорівка, Торське, Серебрянка, Спірне, Іванівка. Артилерійських обстрілівзазнали Макіївка, Невське, Діброва, Білогорівка Луганської області; Терни,Верхньокам’янське, Спірне Донецької області.</text:p>
      <text:p text:style-name="P4">
<text:span text:style-name="T4">
На Бахмутському напрямку</text:span>
 ворог продовжує вести наступальні дії. Триваютьбої у місті Бахмут. До того ж протягом доби противник вів безуспішнінаступальні дії у напрямку Богданівки та Часового Яру. Від ворожих обстрілівпостраждали Васюківка, Оріхово-Василівка, Бахмут, Григорівка, Іванівське,Костянтинівка, Олександро-Шультине, Південне, Неліпівка та Нью-Йорк Донецькоїобласті.</text:p>
      <text:p text:style-name="P4">
<text:span text:style-name="T4">
На Авдіївському напрямку</text:span>
 противник вів наступальні дії в районах населенихпунктів Авдіївка, Сєверне та Первомайське Донецької області, успіху не мав.Здійснив обстріли населених пунктів Новобахмутівка, Новокалинове, Авдіївка,Водяне, Первомайське, Невельське Донецької області.</text:p>
      <text:p text:style-name="P4">
<text:span text:style-name="T4">
На Мар’їнському напрямку</text:span>
 нашими захисниками відбито атаки противника врайонах населених пунктів Мар’їнка та Новомихайлівка. Водночас ворожихобстрілів зазнали Красногорівка, Мар’їнка, Побєда та Новомихайлівка Донецькоїобласті.</text:p>
      <text:p text:style-name="P4">
<text:span text:style-name="T4">
На Шахтарському напрямку</text:span>
 доби ворог наступальних дій не проводив. Завдававіаційних ударів по Вугледару, Пречистівці та Шахтарському Донецької області.</text:p>
      <text:p text:style-name="P4">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На Північному напрямку ознак формування наступальних угруповань росіян не виявлено</text:span>
</text:h>
      <text:p text:style-name="P4">
Author: ['АРМІЯINFORM']</text:p>
      <text:p text:style-name="P4">
Time: 2023-04-28T87:00:00-04:00</text:p>
      <text:p text:style-name="P4">
Description: На Волинському та Поліському напрямках оперативна обстановка суттєвих змін не зазн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3.jpg" text:style-name="Internet_20_link" text:visited-style-name="Visited_20_Internet_20_Link">
stezhymo-3.jpg</text:a>
']</text:p>
      <text:p text:style-name="P4">
Tags: ['STOPRUSSIA', 'АГРЕСІЯ РФ', 'ВІЙНА', 'ВТОРГНЕННЯ РФ', 'ПІВНІЧНИЙ НАПРЯМОК']</text:p>
      <text:p text:style-name="P4">
Category: News</text:p>
      <!--METADATA-->
      <text:p text:style-name="P4">
<draw:frame draw:style-name="fr1" draw:name="Image397" text:anchor-type="as-char" svg:width="6.9236in" svg:height="4.32725in" draw:z-index="0">
<draw:image xlink:href="../Images/AРМІЯINFORM/2023-04-28T87-00-00-04-00/stezhymo-3.jpg" xlink:type="simple" xlink:show="embed" xlink:actuate="onLoad" draw:mime-type="image/jpeg"/>
</draw:frame>
</text:p>
      <text:p text:style-name="P4">
На Волинському та Поліському напрямках оперативна обстановка суттєвих змін незазнала. Ознак формування наступальних угруповань не виявлено,<text:a xlink:type="simple" xlink:href="https://www.facebook.com/GeneralStaff.ua/posts/pfbid02yvfvfz6RDTpUdb13fRc8RP3MKDdR92yw87HyLNXdnDKof21bDVPT8Nyso8wr6Nwil" text:style-name="Internet_20_link" text:visited-style-name="Visited_20_Internet_20_Link">
повідомляє</text:a>
 Генеральний штаб ЗСУкраїни.</text:p>
      <text:p text:style-name="P4">
На Сіверському та Слобожанському напрямках зберігається військова присутністьпротивника у прикордонних з Україною районах російської федерації. Протягомдоби ворог завдав авіаційних ударів по населених пунктах Семенівка таЛеонівка; здійснив мінометні та артилерійські обстріли населених пунктівГалаганівка, Леонівка та Бучки Чернігівської області; Ромашкове, ВільнаСлобода, Іскрисківщина, Волфине та Ободи Сумської області, а також Мороховець,Липці, Гатище, Волохівка, Нестерне та Бударки на Харківщині.</text:p>
      <text:p text:style-name="P4">
Source: <text:a xlink:type="simple" xlink:href="https://armyinform.com.ua/2023/04/28/na-pivnichnomu-napryamku-oznak-formuvannya-nastupalnyh-ugrupovan-rosiyan-ne-vyyavleno/" text:style-name="Internet_20_link" text:visited-style-name="Visited_20_Internet_20_Link">
https://armyinform.com.ua/2023/04/28/na-pivnichnomu-napryamku-oznak-formuvannya-nastupalnyh-ugrupovan-rosiyan-ne-vyyavleno/</text:a>
</text:p>
      <!--NEWS-->
      <text:h text:style-name="P10" text:outline-level="1">
<text:span text:style-name="T4">
НАТО та Міноборони України поглиблюють співпрацю в галузі інновацій</text:span>
</text:h>
      <text:p text:style-name="P4">
Author: ['АРМІЯINFORM']</text:p>
      <text:p text:style-name="P4">
Time: 2023-04-28T88:00:00-04:00</text:p>
      <text:p text:style-name="P4">
Description: 28 квітня 2023 року заступник Міністра оборони України Володимир Гаврилов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dad8cbed46d96669efca1970794f38df05b81e.jpg" text:style-name="Internet_20_link" text:visited-style-name="Visited_20_Internet_20_Link">
12dad8cbed46d96669efca1970794f38df05b81e.jpg</text:a>
']</text:p>
      <text:p text:style-name="P4">
Tags: ['УКРАЇНА – НАТО']</text:p>
      <text:p text:style-name="P4">
Category: News</text:p>
      <!--METADATA-->
      <text:p text:style-name="P4">
<draw:frame draw:style-name="fr1" draw:name="Image398" text:anchor-type="as-char" svg:width="6.9236in" svg:height="5.1927in" draw:z-index="0">
<draw:image xlink:href="../Images/AРМІЯINFORM/2023-04-28T88-00-00-04-00/12dad8cbed46d96669efca1970794f38df05b81e.jpg" xlink:type="simple" xlink:show="embed" xlink:actuate="onLoad" draw:mime-type="image/jpeg"/>
</draw:frame>
</text:p>
      <text:p text:style-name="P4">
28 квітня 2023 року заступник Міністра оборони України Володимир Гавриловпровів в штаб-квартирі НАТО зустріч з помічником Генерального секретаря НАТО знових викликів безпеці Девідом Ван Вілем,<text:a xlink:type="simple" xlink:href="https://www.mil.gov.ua/news/2023/04/28/nato-ta-minoboroni-ukraini-pogliblyuyut-spivpraczyu-v-galuzi-innovaczij/" text:style-name="Internet_20_link" text:visited-style-name="Visited_20_Internet_20_Link">
повідомляє</text:a>
 офіційний сайтМіністерства оборони України.</text:p>
      <text:p text:style-name="P4">
Сторони обговорили подальші шляхи взаємовигідного співробітництва у сферіінновацій, зокрема долучення українських стартапів до спільних інноваційнихпроєктів, тестування в реальних бойових умовах сучасних розробок тавикористання українського досвіду впровадження в короткі строки нових зразківозброєння та технологій.</text:p>
      <text:p text:style-name="P4">
Представник Міноборони поінформував Альянс про практичні кроки щодо створенняекосистеми інновацій та прискорення реалізації стартапів в сфері оборони змінімізацією бюрократичних процедур, зокрема при розробці та постачанні увійська сучасних безпілотних авіаційних систем українського виробництва.</text:p>
      <text:p text:style-name="P4">
«Інноваційна екосистема Міноборони має стати частиною великої євроатлантичноїінноваційної екосистеми», — наголосив Володимир Гаврилов.</text:p>
      <text:p text:style-name="P4">
Сторони домовились про продовження діалогу щодо практичного співробітництва,зокрема і в контексті можливого залучення до діяльності Прискорювача обороннихінновацій НАТО для Північної Атлантики (DIANA).</text:p>
      <text:p text:style-name="P4">
<text:span text:style-name="T4">
Довідково:</text:span>
 <text:span text:style-name="T5">
DIANA (Прискорювач оборонних інновацій НАТО для ПівнічноїАтлантики) був започаткований на Брюссельському саміті в 2021 році. Вінпокликаний застосовувати комерційні технології подвійного призначення в ціляхоборони і безпеки. Він буде зосереджений на дев’яти пріоритетних для НАТОнових і проривних технологіях: штучному розумі, даних, автономії, квантовихтехнологіях, біотехнології, гіперзвуку, космосі, інноваційних матеріалах івиробництві, енергетиці і рушіях.</text:span>
</text:p>
      <text:p text:style-name="P4">
Source: <text:a xlink:type="simple" xlink:href="https://armyinform.com.ua/2023/04/28/nato-ta-minoborony-ukrayiny-poglyblyuyut-spivpraczyu-v-galuzi-innovaczij/" text:style-name="Internet_20_link" text:visited-style-name="Visited_20_Internet_20_Link">
https://armyinform.com.ua/2023/04/28/nato-ta-minoborony-ukrayiny-poglyblyuyut-spivpraczyu-v-galuzi-innovaczij/</text:a>
</text:p>
      <!--NEWS-->
      <text:h text:style-name="P10" text:outline-level="1">
<text:span text:style-name="T4">
АрміяInform розпочинає проєкт про історію співпраці Україна — НАТО</text:span>
</text:h>
      <text:p text:style-name="P4">
Author: ['Єгор Брайлян']</text:p>
      <text:p text:style-name="P4">
Time: 2023-04-28T89:00:00-04:00</text:p>
      <text:p text:style-name="P4">
Description: Організація Північноатлантичного договору, більш відома за абревіатурою НАТО, є о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Tags: ['STOPRUSSIA', 'АГРЕСІЯ РФ', 'ВІЙНА', 'ВТОРГНЕННЯ РФ', 'МЗС', 'НАТО', 'УКРАЇНА – НАТО']</text:p>
      <text:p text:style-name="P4">
Category: News</text:p>
      <!--METADATA-->
      <text:p text:style-name="P4">
<draw:frame draw:style-name="fr1" draw:name="Image399" text:anchor-type="as-char" svg:width="6.9236in" svg:height="3.4618in" draw:z-index="0">
<draw:image xlink:href="../Images/AРМІЯINFORM/2023-04-28T89-00-00-04-00/1-100.jpg" xlink:type="simple" xlink:show="embed" xlink:actuate="onLoad" draw:mime-type="image/jpeg"/>
</draw:frame>
</text:p>
      <text:p text:style-name="P4">
Організація Північноатлантичного договору, більш відома за абревіатурою НАТО,є одним із головних партнерів України у сфері безпеки та оборони. Черезросійську агресію проти нашої держави подальша українська інтеграція доАльянсу є питанням майбутнього всього регіону Євроатлантики. Щоправда, Українарозпочала співробітництво з НАТО ще у 1990-ті роки.</text:p>
      <text:p text:style-name="P4">
Для більш комплексного уявлення історії та сучасності оголошуємо про початокспецпроєкту про історію відносин України та Північноатлантичного альянсу.</text:p>
      <text:p text:style-name="P4">
<text:span text:style-name="T4">
<text:span text:style-name="T5">
UAreNATO</text:span>
</text:span>
 <text:span text:style-name="T4">
 <text:span text:style-name="T5">
— спільний проєкт Армія</text:span>
</text:span>
 <text:span text:style-name="T4">
 <text:span text:style-name="T5">
Inform</text:span>
</text:span>
 <text:span text:style-name="T4">
 <text:span text:style-name="T5">
, МісіїУкраїни при НАТО та Центру документації та інформації НАТО в Україні.</text:span>
</text:span>
</text:p>
      <text:p text:style-name="P4">
Основна мета проєкту в тому, щоб показати еволюцію співпраці України зАльянсом через історію та внесок військових, аналітиків, науковців,дипломатів. Окремо будуть інтерв’ю та тексти про минуле і сучасність співпраціУкраїна — НАТО.</text:p>
      <text:p text:style-name="P4">
Е <text:span text:style-name="T5">
тапи розвитку відносин України з Альянсом</text:span>
 :</text:p>
      <ul>
        <li>
          <text:span text:style-name="T4">
1991–1997роки</text:span>
        </li>
      </ul>
      <text:p text:style-name="P4">
Після проголошення незалежності 24 серпня 1991 року Україна розпочалавибудовувати відносини з Північноатлантичним альянсом. НАТО сформувалостратегію залучення до співпраці посткомуністичних держав у рамках програми«Партнерство заради миру», яка розпочалася у 1994 році.</text:p>
      <text:p text:style-name="P4">
Сама програма відкривала можливість проведення спільних навчань між ЗбройнимиСилами України та військами Альянсу. Одними з перших були навчання Sea Breeze,які було проведено влітку 1997 року, де взяли участь США та інші країни НАТО.</text:p>
      <text:p text:style-name="P4">
<draw:frame draw:style-name="fr1" draw:name="Image400" text:anchor-type="as-char" svg:width="6.036217in" svg:height="10.0in" draw:z-index="0">
<draw:image xlink:href="../Images/AРМІЯINFORM/2023-04-28T89-00-00-04-00/2-86-scaled.jpg" xlink:type="simple" xlink:show="embed" xlink:actuate="onLoad" draw:mime-type="image/jpeg"/>
</draw:frame>
Періодизація відносин Україна — НАТО.Інфографіка АрміяInform</text:p>
      <ul>
        <li>
          <text:span text:style-name="T4">
1997–2002роки</text:span>
        </li>
      </ul>
      <text:p text:style-name="P4">
На саміті Північноатлантичного альянсу в Мадриді в липні 1997 року ПрезидентУкраїни Леонід Кучма підписав Хартію про особливе партнерство Україна — НАТО.Ця подія визначила стратегічне значення євроатлантичної інтеграції для нашоїдержави. У 1997 році відбулося відкриття Місії України при НАТО (штаб-квартирау Брюсселі), а Центр інформації та документації НАТО в Україні розпочав роботув Києві.</text:p>
      <ul>
        <li>
          <text:span text:style-name="T4">
2002 — 2008роки</text:span>
        </li>
      </ul>
      <text:p text:style-name="P4">
У травні 2002 року Радою національної безпеки і оборони України було ухваленорішення про «вироблення такої стратегії, кінцевою метою якої буде приєднанняУкраїни до системи безпеки в Європі, що сьогодні базується на НАТО».</text:p>
      <text:p text:style-name="P4">
Упродовж 2000-х років в українських ВНЗ утворюються центри дослідження НАТО,наприклад, Центр міжнародної безпеки та євроатлантичної інтеграції приДонецькому національному університеті. Ініціатором його створення був історикта політолог Ігор Тодоров.</text:p>
      <text:p text:style-name="P4">
У результаті Помаранчевої революції 2004 року та обрання Віктора ЮщенкаПрезидентом Україна посилила свій курс на інтеграцію до НАТО. Водночас сусідиУкраїни набувають повноправного членства в Альянсі. Сама Організація післятерактів 11 вересня 2001 року у США зосередила всю свою увагу на боротьбі зміжнародним тероризмом (військова кампанія в Афганістані та Іраку).</text:p>
      <ul>
        <li>
          <text:span text:style-name="T4">
2008 — 2014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401" text:anchor-type="as-char" svg:width="6.9236in" svg:height="6.39856in" draw:z-index="0">
<draw:image xlink:href="../Images/AРМІЯINFORM/2023-04-28T89-00-00-04-00/3-71.jpg" xlink:type="simple" xlink:show="embed" xlink:actuate="onLoad" draw:mime-type="image/jpeg"/>
</draw:frame>
Міністрзакордонних справ України Володимир Огризко та генсек НАТО Яап де ГоопСхеффер.</text:p>
      <text:p text:style-name="P4">
Бухарест — 2008 став початком політики «відкритих дверей» НАТО, коли булооголошено, що Альянс залишає євроатлантичні перспективи для України можливими.У 2009 році було створено формат Річної національної програми під егідоюКомісії Україна — НАТО.</text:p>
      <ul>
        <li>
          <text:span text:style-name="T4">
2014 — 2020 роки</text:span>
        </li>
      </ul>
      <text:p text:style-name="P4">
Початок російської збройної агресії проти України у 2014 році став переломниммоментом в історії відносин нашої держави з НАТО. Зовнішня агресія сталакаталізатором процесів реформ Збройних Сил України через впровадженнястандартів НАТО.</text:p>
      <text:p text:style-name="P4">
На саміті Альянсу в Уельсі у вересні 2014 року було оголошено, що впродовжнаступних 10 років союзники мають витрачати не менше ніж 2 % ВВП на оборону.Враховуючи російську збройну агресію, під час саміту НАТО ухвалило «План дійщодо готовності», який передбачав найбільше посилення колективної безпеки відзавершення холодної війни на початку 1990-х років.</text:p>
      <text:p text:style-name="P4">
У період 2014–2020 років було створено трастові фонди, в рамках яких НАТОфінансувало реформування сектору безпеки та оборони України. У 2016 році булостворено нову урядову посаду — віцепрем’єр-міністр з питань європейської таєвроатлантичної інтеграції України. Прагнення України стати членом НАТО булозакріплено на конституційному рівні у 2019 році.</text:p>
      <text:p text:style-name="P4">
У регіонах, зокрема на Сумщині, активно розпочинається процес популяризаціїзнань про НАТО на освітньому рівні. Так виникає Центр дослідження регіональноїбезпеки при Сумському державному університеті, який очолив кандидат політичнихнаук Микола Назаров.</text:p>
      <text:p text:style-name="P4">
У 2017 році відбулося урочисте відкриття Представництва НАТО в Україні заучастю Генсека НАТО Єнса Столтенберга. Представництво налічує дві частини:Офіс зв’язку НАТО та Центр інформації та документації НАТО.</text:p>
      <ul>
        <li>
          <text:span text:style-name="T4">
2020 — 24 лютого 2022 року</text:span>
        </li>
      </ul>
      <text:p text:style-name="P4">
Набуття Україною статусу партнера з розширеними можливостями (EOP) у червні2020 року вивело інтеграцію до НАТО на якісно новий рівень. Це означало більшіможливості у співпраці у сферах розвідки, стратегічних комунікацій, військовоїосвіти.</text:p>
      <text:p text:style-name="P4">
Тоді НАТО розпочало написання нової Стратегічної концепції Альянсу, де малибути враховані зміни у світі: посилення міжнародного впливу росії та Китаю,мілітаризація росією Чорного моря, ведення росією гібридної війни протиУкраїни, збільшення значення енергетичної безпеки.</text:p>
      <ul>
        <li>
          <text:span text:style-name="T4">
з 24.02.2022 і донині</text:span>
        </li>
      </ul>
      <text:p text:style-name="P4">
Широкомасштабне вторгнення рф в Україну кардинальним чином змінило історіюНАТО. Колись нейтральні Швеція та Фінляндія подали заявку на вступ до Альянсуу травні 2022 року.</text:p>
      <text:p text:style-name="P4">
На саміті НАТО в Мадриді в червні минулого року було затверджено Стратегічнуконцепцію, коли минула була ухвалена ще 2010-го. Там же трастові фонди Альянсудля України було об’єднано в Комплексний пакет допомоги.</text:p>
      <text:p text:style-name="P4">
Загалом НАТО надає нашій державі військову, фінансову та гуманітарнупідтримку, відіграє значну роль у комунікації у форматі «Рамштайн» (Контактнагрупа з питань оборони України).</text:p>
      <text:p text:style-name="P4">
<draw:frame draw:style-name="fr1" draw:name="Image402" text:anchor-type="as-char" svg:width="6.9236in" svg:height="4.617948in" draw:z-index="0">
<draw:image xlink:href="../Images/AРМІЯINFORM/2023-04-28T89-00-00-04-00/4-7.jpeg" xlink:type="simple" xlink:show="embed" xlink:actuate="onLoad" draw:mime-type="image/jpeg"/>
</draw:frame>
ЄнсСтолтенберг та Володимир Зеленський.</text:p>
      <text:p text:style-name="P4">
30 вересня 2022 року Президент України Володимир Зеленський, прем’єр-міністрУкраїни Денис Шмигаль, спікер Верховної Ради України Руслан Стефанчукоголосили про подання заявки на вступ до НАТО за пришвидшеною процедурою.Очікуємо наступного етапу нашої інтеграції до НАТО під час саміту країн членівта партнерів НАТО, який відбудеться у липні цього року у Вільнюсі.</text:p>
      <text:p text:style-name="P4">
Стежте за новими текстами щодо відносин України та НАТО під хештегом#UAreNATO.</text:p>
      <text:p text:style-name="P4">
<draw:frame draw:style-name="fr1" draw:name="Image403" text:anchor-type="as-char" svg:width="6.9236in" svg:height="6.9236in" draw:z-index="0">
<draw:image xlink:href="../Images/AРМІЯINFORM/2023-04-28T89-00-00-04-00/image_-26_15-38-03-2.jpg" xlink:type="simple" xlink:show="embed" xlink:actuate="onLoad" draw:mime-type="image/jpeg"/>
</draw:frame>
</text:p>
      <text:p text:style-name="P4">
<text:a xlink:type="simple" xlink:href="https://armyinform.com.ua/army-authors/yegor-brajlyan/" text:style-name="Internet_20_link" text:visited-style-name="Visited_20_Internet_20_Link">
Єгор Брайлян</text:a>
</text:p>
      <text:p text:style-name="P4">
Кореспондент АрміяInform</text:p>
      <text:p text:style-name="P4">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Олексій Резніков подякував датчанам за артустановку CAESAR</text:span>
</text:h>
      <text:p text:style-name="P4">
Author: ['АРМІЯINFORM']</text:p>
      <text:p text:style-name="P4">
Time: 2023-04-28T90:00:00-04:00</text:p>
      <text:p text:style-name="P4">
Description: Міністр оборони Олексій Резніков у своєму Twitter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ustanovka-caesar.jpg" text:style-name="Internet_20_link" text:visited-style-name="Visited_20_Internet_20_Link">
artustanovka-caesar.jpg</text:a>
']</text:p>
      <text:p text:style-name="P4">
Tags: ['STOPRUSSIA', 'АГРЕСІЯ РФ', 'АРТИЛЕРИСТИ', 'ВІЙНА', 'ВТОРГНЕННЯ РФ', 'ОЛЕКСІЙ РЕЗНІКОВ']</text:p>
      <text:p text:style-name="P4">
Category: News</text:p>
      <!--METADATA-->
      <text:p text:style-name="P4">
<draw:frame draw:style-name="fr1" draw:name="Image404" text:anchor-type="as-char" svg:width="6.9236in" svg:height="4.612849in" draw:z-index="0">
<draw:image xlink:href="../Images/AРМІЯINFORM/2023-04-28T90-00-00-04-00/artustanovka-caesar.jpg" xlink:type="simple" xlink:show="embed" xlink:actuate="onLoad" draw:mime-type="image/jpeg"/>
</draw:frame>
 Французька 155-мм самохідна артилерійська установка CAESAR</text:p>
      <text:p text:style-name="P4">
Міністр оборони Олексій Резніков у своєму Twitter<text:a xlink:type="simple" xlink:href="https://twitter.com/oleksiireznikov/status/1651970145462435840" text:style-name="Internet_20_link" text:visited-style-name="Visited_20_Internet_20_Link">
повідомив</text:a>
,що французька 155-мм самохідна артилерійська установка CAESAR, призначена длязнищення живої сили, артилерійських батарей, дзотів, а також для забезпеченняпроходів у мінних полях і польових загородженнях уже прибула із Данії доУкраїни.</text:p>
      <text:p text:style-name="P4">
Очільник Міноборони подякував за це уряду Данїї та усьому датському народові.</text:p>
      <text:p text:style-name="P4">
— Данія мала намір використати ці системи для своєї армії, але мудро іблагородно вирішила передати їх українській армії через значну загрозу, якустановить для Європи в цілому російська агресія проти України. Також нашідатські друзі беруть участь в організації тренувань наших бійців. Нашіартилеристи цінують маневреність і точність цих гаубиць. Завдяки нашимпартнерам у Франції та Данії Україна має другий у світі за величиноюартилерійський парк CAESAR, — написав Олексій Резніков.</text:p>
      <text:p text:style-name="P4">
Source: <text:a xlink:type="simple" xlink:href="https://armyinform.com.ua/2023/04/28/reznikov-podyakuvav-datchanam-za-artustanovku-caesar/" text:style-name="Internet_20_link" text:visited-style-name="Visited_20_Internet_20_Link">
https://armyinform.com.ua/2023/04/28/reznikov-podyakuvav-datchanam-za-artustanovku-caesar/</text:a>
</text:p>
      <!--NEWS-->
      <text:h text:style-name="P10" text:outline-level="1">
<text:span text:style-name="T4">
Президент України обговорював з Головою КНР реалізацію української формули миру, повернення з росії депортованих дітей і неприпустимість постачання зброї до рф</text:span>
</text:h>
      <text:p text:style-name="P4">
Author: ['АРМІЯINFORM']</text:p>
      <text:p text:style-name="P4">
Time: 2023-04-28T91:00:00-04:00</text:p>
      <text:p text:style-name="P4">
Description: Президент України Володимир Зеленський заявив, що під час телефонної розмови з Голо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66188c73b3511faec2c19a58175bcb2_1682691063_extra_large111.jpeg" text:style-name="Internet_20_link" text:visited-style-name="Visited_20_Internet_20_Link">
666188c73b3511faec2c19a58175bcb2_1682691063_extra_large111.jpeg</text:a>
']</text:p>
      <text:p text:style-name="P4">
Tags: ['STOPRUSSIA', 'ВОЛОДИМИР ЗЕЛЕНСЬКИЙ', 'УКРАЇНА - КНР']</text:p>
      <text:p text:style-name="P4">
Category: News</text:p>
      <!--METADATA-->
      <text:p text:style-name="P4">
<draw:frame draw:style-name="fr1" draw:name="Image405" text:anchor-type="as-char" svg:width="6.9236in" svg:height="4.613521in" draw:z-index="0">
<draw:image xlink:href="../Images/AРМІЯINFORM/2023-04-28T91-00-00-04-00/666188c73b3511faec2c19a58175bcb2_1682691063_extra_large111.jpeg" xlink:type="simple" xlink:show="embed" xlink:actuate="onLoad" draw:mime-type="image/jpeg"/>
</draw:frame>
</text:p>
      <text:p text:style-name="P4">
Президент України Володимир Зеленський заявив, що під час телефонної розмови зГоловою Китайської Народної Республіки Сі Цзіньпіном оговорювалися питанняреалізації української формули миру, повернення з росії депортованихукраїнських дітей, звільнення полонених, а також забезпечення роботиЧорноморської зернової ініціативи. Про це Глава держави розповів під часзустрічі з представниками ЗМІ за результатами переговорів із ПрезидентомСловаччини Зузаною Чапутовою та Президентом Чехії Петром Павелом у Києві.</text:p>
      <text:p text:style-name="P4">
Володимир Зеленський наголосив, що Україна налаштована залучити до реалізаціїзапропонованої формули миру якомога більшу кількість держав із метою тиску накраїну-агресора.</text:p>
      <text:p text:style-name="P4">
«Щоб до цієї формули або на майданчик обговорення нашої формули було залученоякомога більше країн світу і вони могли б потім тиснути на російськуфедерацію, щоб відновити мир, відновити нашу територіальну цілісність», —зазначив Президент.</text:p>
      <text:p text:style-name="P4">
Глава держави повідомив, що під час телефонної розмови йшлося про необхідністьвідновлення суверенітету й територіальної цілісності України в межах кордонів1991 року та важливість дотримання Статуту ООН.</text:p>
      <text:p text:style-name="P4">
«Про все це говорили й почули повагу до всіх цих принципів. Я вважаю, що цедуже важливо», — зазначив Володимир Зеленський.</text:p>
      <text:p text:style-name="P4">
Лідери України й Китаю також обговорювали питання повернення українськихполонених і майже 20 тисяч дітей, депортованих російськими окупантами.</text:p>
      <text:p text:style-name="P4">
«Є моменти, у яких ми повинні підключати всіх, кого можемо, різні країнисвіту, щоб вони тиснули на агресора й терориста — російську федерацію, якавикрала стільки наших дітей», — сказав Президент.</text:p>
      <text:p text:style-name="P4">
За словами Глави держави, під час телефонної розмови із Сі Цзіньпіном ішлосяпро загрози блокування чорноморського зернового коридору.</text:p>
      <text:p text:style-name="P4">
«До війни ми були, напевне, найбільшим експортером зерна в Китай. І томуросія, коли вона блокує це… Мені здається, всі зацікавлені країни повиннітиснути на російську федерацію, щоб не було блокування цього коридору», —зазначив він.</text:p>
      <text:p text:style-name="P4">
Крім того, під час спілкування з Головою КНР Президент наголосив нанеприпустимості постачання зброї країні-агресору з боку будь-яких державсвіту.</text:p>
      <text:p text:style-name="P4">
«Україна хотіла б, щоб усі держави розуміли ризики постачання будь-яких видівзброї для російської федерації. Я почув позитивну відповідь у цьому сенсі», —розповів Володимир Зеленський.</text:p>
      <text:p text:style-name="P4">
Джерело: <text:a xlink:type="simple" xlink:href="https://www.president.gov.ua/news/z-golovoyu-knr-bulo-obgovoreno-realizaciyu-ukrayinskoyi-form-82549" text:style-name="Internet_20_link" text:visited-style-name="Visited_20_Internet_20_Link">
Офіс ПрезидентаУкраїни</text:a>
</text:p>
      <text:p text:style-name="P4">
Source: <text:a xlink:type="simple" xlink:href="https://armyinform.com.ua/2023/04/28/prezydent-ukrayiny-obgovoryuvav-z-golovoyu-knr-realizacziyu-ukrayinskoyi-formuly-myru-povernennya-z-rosiyi-deportovanyh-ditej-i-neprypustymist-postachannya-zbroyi-do-rf/" text:style-name="Internet_20_link" text:visited-style-name="Visited_20_Internet_20_Link">
https://armyinform.com.ua/2023/04/28/prezydent-ukrayiny-obgovoryuvav-z-golovoyu-knr-realizacziyu-ukrayinskoyi-formuly-myru-povernennya-z-rosiyi-deportovanyh-ditej-i-neprypustymist-postachannya-zbroyi-do-rf/</text:a>
</text:p>
      <!--NEWS-->
      <text:h text:style-name="P10" text:outline-level="1">
<text:span text:style-name="T4">
На тимчасово захоплених територіях загарбники перетворили школи на військові об’єкти</text:span>
</text:h>
      <text:p text:style-name="P4">
Author: ['АРМІЯINFORM']</text:p>
      <text:p text:style-name="P4">
Time: 2023-04-28T92:00:00-04:00</text:p>
      <text:p text:style-name="P4">
Description: Противник продовжує використовувати навчальні заклади тимчасово захопле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rag-1.jpg" text:style-name="Internet_20_link" text:visited-style-name="Visited_20_Internet_20_Link">
vrag-1.jpg</text:a>
']</text:p>
      <text:p text:style-name="P4">
Tags: ['STOPRUSSIA', 'АГРЕСІЯ РФ', 'ВІЙНА', 'ВІЙСЬКОВІ ЗЛОЧИНИ РФ', 'ВТОРГНЕННЯ РФ', 'РОСІЙСЬКІ ОКУПАНТИ']</text:p>
      <text:p text:style-name="P4">
Category: News</text:p>
      <!--METADATA-->
      <text:p text:style-name="P4">
<draw:frame draw:style-name="fr1" draw:name="Image406" text:anchor-type="as-char" svg:width="6.9236in" svg:height="3.652863in" draw:z-index="0">
<draw:image xlink:href="../Images/AРМІЯINFORM/2023-04-28T92-00-00-04-00/vrag-1.jpg" xlink:type="simple" xlink:show="embed" xlink:actuate="onLoad" draw:mime-type="image/jpeg"/>
</draw:frame>
</text:p>
      <text:p text:style-name="P4">
Противник продовжує використовувати навчальні заклади тимчасово захопленихтериторій у власних цілях, облаштовує в них свої військові об’єкти,прикриваючись «живим щитом» зі школярів та викладацького складу,<text:a xlink:type="simple" xlink:href="https://www.facebook.com/GeneralStaff.ua/posts/pfbid02yvfvfz6RDTpUdb13fRc8RP3MKDdR92yw87HyLNXdnDKof21bDVPT8Nyso8wr6Nwil" text:style-name="Internet_20_link" text:visited-style-name="Visited_20_Internet_20_Link">
повідомляє</text:a>
 Генеральний штаб ЗСУкраїни.</text:p>
      <text:p text:style-name="P4">
Так, в населеному пункті Луб’янка Луганської області, в будівлі місцевої школидислокуються військовослужбовці російських окупаційних військ. Особовий складрозміщують у будівлях освітніх закладів, при цьому окупанти примушуютьвикладацький склад продовжувати освітній процес з обов’язковим відвідуваннямдітьми та викладацьким складом.</text:p>
      <text:p text:style-name="P4">
Місцеву лікарню міста Каланчак Херсонської області, окупанти облаштували підвійськовий шпиталь, куди, протягом 27 квітня, було завезено велику кількістьважкопоранених росіян. Для перевезення своїх поранених ворог використовувавмедичну вантажівку на базі КАМАЗ.</text:p>
      <text:p text:style-name="P4">
Source: <text:a xlink:type="simple" xlink:href="https://armyinform.com.ua/2023/04/28/na-tymchasovo-zahoplenyh-terytoriyah-zagarbnyky-peretvoryly-shkoly-na-vijskovi-obyekty/" text:style-name="Internet_20_link" text:visited-style-name="Visited_20_Internet_20_Link">
https://armyinform.com.ua/2023/04/28/na-tymchasovo-zahoplenyh-terytoriyah-zagarbnyky-peretvoryly-shkoly-na-vijskovi-obyekty/</text:a>
</text:p>
      <!--NEWS-->
      <text:h text:style-name="P10" text:outline-level="1">
<text:span text:style-name="T4">
У Чернігові звітували щодо воєнних злочинів рашистів</text:span>
</text:h>
      <text:p text:style-name="P4">
Author: ['Ігор Березинський']</text:p>
      <text:p text:style-name="P4">
Time: 2023-04-28T93:00:00-04:00</text:p>
      <text:p text:style-name="P4">
Description: Представники громадської організації «Освітній дім прав людини», органів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1-9.jpg" text:style-name="Internet_20_link" text:visited-style-name="Visited_20_Internet_20_Link">
01-9.jpg</text:a>
', '<text:a xlink:type="simple" xlink:href="https://armyinform.com.ua/wp-content/uploads/2023/04/02-15-150x150.jpg" text:style-name="Internet_20_link" text:visited-style-name="Visited_20_Internet_20_Link">
02-15-150x150.jpg</text:a>
', '<text:a xlink:type="simple" xlink:href="https://armyinform.com.ua/wp-content/uploads/2023/04/03-17-150x150.jpg" text:style-name="Internet_20_link" text:visited-style-name="Visited_20_Internet_20_Link">
03-17-150x150.jpg</text:a>
', '<text:a xlink:type="simple" xlink:href="https://armyinform.com.ua/wp-content/uploads/2023/04/04-17-150x150.jpg" text:style-name="Internet_20_link" text:visited-style-name="Visited_20_Internet_20_Link">
04-17-150x150.jpg</text:a>
']</text:p>
      <text:p text:style-name="P4">
Tags: ['STOPRUSSIA', 'АГРЕСІЯ РФ', 'ВІЙНА', 'ВТОРГНЕННЯ РФ']</text:p>
      <text:p text:style-name="P4">
Category: News</text:p>
      <!--METADATA-->
      <text:p text:style-name="P4">
<draw:frame draw:style-name="fr1" draw:name="Image407" text:anchor-type="as-char" svg:width="6.9236in" svg:height="4.617987in" draw:z-index="0">
<draw:image xlink:href="../Images/AРМІЯINFORM/2023-04-28T93-00-00-04-00/01-9.jpg" xlink:type="simple" xlink:show="embed" xlink:actuate="onLoad" draw:mime-type="image/jpeg"/>
</draw:frame>
</text:p>
      <text:p text:style-name="P4">
Представники громадської організації «Освітній дім прав людини», органівпрокуратури, журналісти, місцева молодь та інші почесні гості зібралися, абизаслухати звіт за результатами моніторингових виїздів з документування воєннихзлочинів, вчинених російськими військовими на Чернігівщині.</text:p>
      <text:p text:style-name="P4">
— З червня 2022 року ми постійно виїжджаємо в міста та села Чернігівськоїобласті, які перебували в тимчасовій окупації росіянами. Загалом це 58населених пунктів. По кожному відвідуванню ми готуємо звіт з перебігу окупаціїта фіксуємо усі злочини, скоєні рашистами. Водночас є у нас і детальнаінформація по таких злочинах, джерела її надходження та попередня правовакваліфікація щодо порушення вимог міжнародного гуманітарного права, — розповівкерівник напрямку документування воєнних злочинів громадської організації«Освітній дім прав людини» Ярослав Кириєнко.</text:p>
      <text:p text:style-name="P4">
Як зазначив вищезгаданий керівник, за результатами такого документуваннянаразі переважають серед росіян такі злочини, як мародерство, розкраданнямайна, хаотичний обстріл приватних будинків, напади на автівки цивільнихлюдей, катування, побиття тощо. Водночас нині дуже важливо, аби люди, якіповернулися додому в деокуповані населені пункти, давали свідчення щодозлочинів рашистів.</text:p>
      <text:p text:style-name="P4">
Організатори заходу — громадська організація «Освітній дім прав людини» —мають свої представництва у 12 країнах світу і вже роблять переклад цьогозвіту на англійську мову, аби поширити його серед світової журналістськоїспільноти.</text:p>
      <text:p text:style-name="P4">
<text:a xlink:type="simple" xlink:href="https://armyinform.com.ua/wp-content/uploads/2023/04/02-15.jpg" text:style-name="Internet_20_link" text:visited-style-name="Visited_20_Internet_20_Link">
<draw:frame draw:style-name="fr1" draw:name="Image408" text:anchor-type="as-char" svg:width="6.9236in" svg:height="6.9236in" draw:z-index="0">
<draw:image xlink:href="../Images/AРМІЯINFORM/2023-04-28T93-00-00-04-00/02-15-150x150.jpg" xlink:type="simple" xlink:show="embed" xlink:actuate="onLoad" draw:mime-type="image/jpeg"/>
</draw:frame>
</text:a>
</text:p>
      <text:p text:style-name="P4">
<text:a xlink:type="simple" xlink:href="https://armyinform.com.ua/wp-content/uploads/2023/04/03-17.jpg" text:style-name="Internet_20_link" text:visited-style-name="Visited_20_Internet_20_Link">
<draw:frame draw:style-name="fr1" draw:name="Image409" text:anchor-type="as-char" svg:width="6.9236in" svg:height="6.9236in" draw:z-index="0">
<draw:image xlink:href="../Images/AРМІЯINFORM/2023-04-28T93-00-00-04-00/03-17-150x150.jpg" xlink:type="simple" xlink:show="embed" xlink:actuate="onLoad" draw:mime-type="image/jpeg"/>
</draw:frame>
</text:a>
</text:p>
      <text:p text:style-name="P4">
<text:a xlink:type="simple" xlink:href="https://armyinform.com.ua/wp-content/uploads/2023/04/04-17.jpg" text:style-name="Internet_20_link" text:visited-style-name="Visited_20_Internet_20_Link">
<draw:frame draw:style-name="fr1" draw:name="Image410" text:anchor-type="as-char" svg:width="6.9236in" svg:height="6.9236in" draw:z-index="0">
<draw:image xlink:href="../Images/AРМІЯINFORM/2023-04-28T93-00-00-04-00/04-17-150x150.jpg" xlink:type="simple" xlink:show="embed" xlink:actuate="onLoad" draw:mime-type="image/jpeg"/>
</draw:frame>
</text:a>
</text:p>
      <text:p text:style-name="P4">
<text:span text:style-name="T5">
Фото автора</text:span>
</text:p>
      <text:p text:style-name="P4">
Source: <text:a xlink:type="simple" xlink:href="https://armyinform.com.ua/2023/04/28/u-chernigovi-zvituvaly-shhodo-voyennyh-zlochyniv-rashystiv/" text:style-name="Internet_20_link" text:visited-style-name="Visited_20_Internet_20_Link">
https://armyinform.com.ua/2023/04/28/u-chernigovi-zvituvaly-shhodo-voyennyh-zlochyniv-rashystiv/</text:a>
</text:p>
      <!--NEWS-->
      <text:h text:style-name="P10" text:outline-level="1">
<text:span text:style-name="T4">
До «Марафону Незламних» доєднаються американські ветерани</text:span>
</text:h>
      <text:p text:style-name="P4">
Author: ['Анатолій Бальчос']</text:p>
      <text:p text:style-name="P4">
Time: 2023-04-28T94:00:00-04:00</text:p>
      <text:p text:style-name="P4">
Description: Для двох друзів — ветерана ДШВ Збройних Сил України Максима Пасічника та одного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1-marafon-nezlamnyh-golovna.jpg" text:style-name="Internet_20_link" text:visited-style-name="Visited_20_Internet_20_Link">
01-marafon-nezlamnyh-golovna.jpg</text:a>
', '<text:a xlink:type="simple" xlink:href="https://armyinform.com.ua/wp-content/uploads/2023/04/02-marafon-start-u-gostomeli.jpg" text:style-name="Internet_20_link" text:visited-style-name="Visited_20_Internet_20_Link">
02-marafon-start-u-gostomeli.jpg</text:a>
']</text:p>
      <text:p text:style-name="P4">
Tags: ['STOPRUSSIA', 'АГРЕСІЯ РФ', 'БЛАГОДІЙНИЙ ТЕЛЕМАРАФОН', 'ВІЙНА', 'ВТОРГНЕННЯ РФ', 'СВІТ', 'СВІТ ПІДТРИМУЄ УКРАЇНУ']</text:p>
      <text:p text:style-name="P4">
Category: News</text:p>
      <!--METADATA-->
      <text:p text:style-name="P4">
<draw:frame draw:style-name="fr1" draw:name="Image411" text:anchor-type="as-char" svg:width="6.9236in" svg:height="5.1927in" draw:z-index="0">
<draw:image xlink:href="../Images/AРМІЯINFORM/2023-04-28T94-00-00-04-00/01-marafon-nezlamnyh-golovna.jpg" xlink:type="simple" xlink:show="embed" xlink:actuate="onLoad" draw:mime-type="image/jpeg"/>
</draw:frame>
</text:p>
      <text:p text:style-name="P4">
<text:span text:style-name="T4">
Для двох друзів — ветерана ДШВ Збройних Сил України Максима Пасічника таодного з найкращих українських спортсменів Вадима Коваленка триває періоднапруженої підготовки до благодійного забігу в рамках «Марафону Незламних».Цей свій третій благодійний забіг вони планують провести у Сполучених ШтатахАмерики та зібрати кошти для реабілітації бойових побратимів. З якими щецілями українська делегація вирушає за океан, її учасники</text:span>
<text:a xlink:type="simple" xlink:href="https://www.youtube.com/watch" text:style-name="Internet_20_link" text:visited-style-name="Visited_20_Internet_20_Link">
<text:span text:style-name="T4">
розповіли</text:span>
</text:a>
 <text:span text:style-name="T4">
сьогодні під часпрямого телеефіру.</text:span>
</text:p>
      <text:p text:style-name="P4">
За словами українського триатлета Вадима Коваленка, свій перший з марафонівдрузі бігли на Київщині, стартувавши з відомого на увесь світ аеропорту вГостомелі. Тоді їм вдалося зібрати близько 300 тисяч гривень для Збройних СилУкраїни для реабілітації поранених українських військових. Другий марафон подеокупованих територіях Харківської області зібрав для українських захисниківпонад 200 тисяч гривень.</text:p>
      <text:p text:style-name="P4">
Третій марафон триватиме у штаті Огайо, в Цинциннаті, у місті-побратиміХаркова. Керівництво американського міста, американські військові ветерани таукраїнська діаспора охоче підтримали ідею проведення благодійного забігу врамках свого щорічного марафону. Організаторами акції передбачено, що у 2023році в марафоні візьмуть участь близько 25 тисяч осіб. Українці будуть бігтисвою окрему дистанцію удвох, але наприкінці на фініші до них приєднаються їхніамериканські друзі, щоб продемонструвати світові єдність з українським мужнімнародом, з її захисниками.</text:p>
      <text:p text:style-name="P4">
Головною ціллю, на думку Вадима Коваленка, з одного боку — є намір зібратикошти для психологічної та фізичної реабілітації українських воїнів. З іншогобоку — «Марафон Незламних» має нагадати, що війна в Україні триває й українцінадалі потребують всебічної підтримки від американського суспільства. Крімтого, організатори благодійного марафону планують відвідати військовийшпиталь, де ознайомляться з сучасними методами реабілітації. Під час своговізиту до військового медичного закладу в Цинциннаті друзі хочуть провестинизку перемовин щодо можливого лікування українських захисників вамериканському місті-побратимі Харкова.</text:p>
      <text:p text:style-name="P4">
— У нас кожен день будуть тривати по дві – три пресконференції. Перша зустрічвідбуватиметься з мером міста, — розповів Вадим Коваленко. — А друга буде увеликій залі, бо американські ветерани, які відразу погодились на цю зустріч,приїдуть не лише зі штату Огайо, а й з інших регіонів Америки.</text:p>
      <text:p text:style-name="P4">
Ветеран ДШВ ЗСУ Максим Пасічник запевнив, що незважаючи на те, що йогореабілітація до кінця не завершена, він подолає усю заплановану дистанцію у 42кілометри. Складність маршруту ускладнюється, за словами українського бойовоговетерана, обмеженнями в часі, відведеним на підготовку до марафону. Цепов’язано з тривалою реабілітацією десантника після складної хірургічноїоперації, яку він переніс у лютому цього року. У підсумку, Максим має лишечотири тижні на підготовку до «Марафону Незламних» у Сполучених Штатах.</text:p>
      <text:p text:style-name="P4">
— Ми виходимо за межі можливого. Зазвичай люди не тренуються так, як ми.Середня підготовка до марафону триває від пів року до одного року. Це потрібнодля того, щоб без травм пробігти його, — наголосив Максим Пасічник. — Я хочудовести всім, що меж немає. Ти можеш усе! Навіть, якщо в тебе є травми,поранення, якісь вади або відхилення, ти все можеш здолати. Усе це — лише утвоїй голові.</text:p>
      <text:p text:style-name="P4">
<draw:frame draw:style-name="fr1" draw:name="Image412" text:anchor-type="as-char" svg:width="6.9236in" svg:height="5.1927in" draw:z-index="0">
<draw:image xlink:href="../Images/AРМІЯINFORM/2023-04-28T94-00-00-04-00/02-marafon-start-u-gostomeli.jpg" xlink:type="simple" xlink:show="embed" xlink:actuate="onLoad" draw:mime-type="image/jpeg"/>
</draw:frame>
</text:p>
      <text:p text:style-name="P4">
Свій перший благодійний півмарафон десантник вирішив провести післяспілкування з бойовими побратимами, які, як і сам Максим, дістали контузії убоях за Батьківщину. У 2022 році Максим Пасічник брав участь в операції зізвільнення аеропорту «Антонов» від російських окупантів та був змушенийсамотужки виходити з тилу російських військ без води та їжі протягом 10 діб.Наразі понад 100 кілометрів подолав мужній український військовий. Саме пронезламність українських захисників, героїзм бойових побратимів плануєрозповісти ветеран ДШВ ЗСУ своїм американським колегам. «Марафон Незламних» уСША має переконливо засвідчити ці невід’ємні якості військових Збройних СилУкраїни.</text:p>
      <text:p text:style-name="P4">
<text:span text:style-name="T5">
Фото Руслани Богдан</text:span>
</text:p>
      <text:p text:style-name="P4">
Source: <text:a xlink:type="simple" xlink:href="https://armyinform.com.ua/2023/04/28/do-marafonu-nezlamnyh-doyednayutsya-amerykanski-veterany/" text:style-name="Internet_20_link" text:visited-style-name="Visited_20_Internet_20_Link">
https://armyinform.com.ua/2023/04/28/do-marafonu-nezlamnyh-doyednayutsya-amerykanski-veterany/</text:a>
</text:p>
      <!--NEWS-->
      <text:h text:style-name="P10" text:outline-level="1">
<text:span text:style-name="T4">
Зупинити терор і врятувати людей можна лише зброєю — Президента України</text:span>
</text:h>
      <text:p text:style-name="P4">
Author: ['АРМІЯINFORM']</text:p>
      <text:p text:style-name="P4">
Time: 2023-04-28T95:00:00-04:00</text:p>
      <text:p text:style-name="P4">
Description: Дорогі українці!    Увесь день тривав розбір завалів в Умані, у місці влучання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Tags: ['STOPRUSSIA', 'ВОЛОДИМИР ЗЕЛЕНСЬКИЙ', 'ЗВЕРНЕННЯ ПРЕЗИДЕНТА УКРАЇНИ']</text:p>
      <text:p text:style-name="P4">
Category: News</text:p>
      <!--METADATA-->
      <text:p text:style-name="P4">
<draw:frame draw:style-name="fr1" draw:name="Image413" text:anchor-type="as-char" svg:width="6.9236in" svg:height="3.859907in" draw:z-index="0">
<draw:image xlink:href="../Images/AРМІЯINFORM/2023-04-28T95-00-00-04-00/5412f363098a766170ec549cec96da4e_1682708029_extra_large23232.png" xlink:type="simple" xlink:show="embed" xlink:actuate="onLoad" draw:mime-type="image/png"/>
</draw:frame>
</text:p>
      <text:p text:style-name="P4">
<text:span text:style-name="T4">
<text:span text:style-name="T5">
Дорогі українці!</text:span>
</text:span>
</text:p>
      <text:p text:style-name="P4">
Увесь день тривав розбір завалів в Умані, у місці влучання російської ракети.Станом на цей час відомо вже про 23 загиблих, серед них четверо дітей. Моїспівчуття рідним і близьким…</text:p>
      <text:p text:style-name="P4">
Усім, хто був урятований — мешканцям цього будинку, сусідніх будинків, якізачепило, на жаль, вибуховою хвилею, — надається необхідна допомога. Я дякуюкожному й кожній, хто взяв участь у рятувальній операції та підтримуєврятованих людей.</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text:p>
      <text:p text:style-name="P4">
На Дніпропетровщині внаслідок сьогоднішнього ракетного удару загинули двіукраїнки. Мати й донька. Ольга, 92-й рік народження, і Вероніка, 20-й рікнародження. Ще й трьох років цій дитині не виповнилось! Вічна памʼять!..Співчуття родині, співчуття близьким…</text:p>
      <text:p text:style-name="P4">
Сьогодні нашим Повітряним силам вдалося збити більшість російських ракет — 21із 23. Якби не це, державі-терористу вдалося б забрати значно більше жертв,більше життів. І це знову доводить, що зупинити терор і врятувати людей можналише зброєю. ППО, сучасна авіація, без якої не буває повністю ефективної ППО.Артилерія, бронетехніка. Все, що необхідно, щоб дати безпеку нашим містам,нашим селам як у тилу, так і на передовій. Щоб повернути безпеку і нашимлюдям, які поки що, на жаль, на окупованій території. Тимчасово. Нікого неможемо залишити під владою російського зла.</text:p>
      <text:p text:style-name="P4">
Сьогодні в Києві з візитом були Президентка Словаччини, Президент Чехії. Миговорили саме про те, як дати захист усім нашим людям, прискорити відновленнямиру й порядку на всій землі.</text:p>
      <text:p text:style-name="P4">
Я подякував Словаччині і Чехії за підтримку: за надану зброю, політичну тасанкційну допомогу, за підтримку людей, які отримали прихисток у словацьких ічеських громадах.</text:p>
      <text:p text:style-name="P4">
Я окреслив партнерам, які перспективи в нас на полі бою зараз та якоїподальшої допомоги ми потребуємо, щоб пройти увесь цей необхідний шлях.Поінформував про те, що робимо, щоб реалізувати нашу формулу миру, зокрема йпункт про притягнення до відповідальності винних в агресії. Дякую, щоСловаччина та Чехія однаково з нами бачать потребу відновити справедливість іпокарати воєнних злочинців, покарати всіх цих терористів.</text:p>
      <text:p text:style-name="P4">
Підписали Спільну декларацію із Президенткою Словаччини та Президентом Чехіїщодо нашого європейського та євроатлантичного руху.</text:p>
      <text:p text:style-name="P4">
Говорив сьогодні також з Президентом Європейської ради Шарлем Мішелем.Поінформував його про наслідки російської терористичної атаки й подякував йомуза підтримку нашої оборони, нашої економічної, нашої соціальної стійкості.</text:p>
      <text:p text:style-name="P4">
Окремо обговорили з паном Президентом Європейської ради ситуацію навколодеструктивної, на мою думку, заборони окремими державами ввезення нашоїаграрної продукції. Я підкреслюю, що це не лише порушує наявну Угоду проасоціацію між Україною та Євросоюзом, але й дає небезпечну надію Кремлю. Надіюна те, що в нашому спільному європейському домі чиїсь помилкові рішення можутьпанувати над спільними інтересами.</text:p>
      <text:p text:style-name="P4">
Зараз, коли Росія порушує свободу торгівлі, намагається заблокувати постачанняаграрної продукції на світовий ринок, точно не час будь-кому слідувати задержавою-злом, робити щось схоже. Треба знайти нормальний, у європейськомудусі, конструктивний вихід із цієї ситуації. непростої. Таке рішення, якевраховувало б інтереси всіх наших країн і Європи загалом. Ми обговорили зпаном Мішелем, як це можна зробити, яке це може бути рішення, і постійноконтактуємо з усіма партнерами.</text:p>
      <text:p text:style-name="P4">
Сьогодні ж відбулася й знакова інвестиційна подія для України — перша великаінвестиція в Україну від початку повномасштабного вторгнення. Обсяг інвестиції— 250 мільйонів доларів, і це лише старт відповідного пакету. Саме зараз, колими ще боремось із російським терором, великий світовий бізнес не лише вірить унашу перемогу, а й підтверджує цю віру своїми багатомільйонними інвестиціями,конкретикою.</text:p>
      <text:p text:style-name="P4">
Я дякую всім, хто допомагає Україні!</text:p>
      <text:p text:style-name="P4">
<text:span text:style-name="T5">
<text:span text:style-name="T4">
Слава всім нашим воїнам, хто зараз у бою, на бойових постах, на бойовихзавданнях! Дякую народу України!</text:span>
</text:span>
</text:p>
      <text:p text:style-name="P4">
<text:span text:style-name="T5">
<text:span text:style-name="T4">
Слава Україні!</text:span>
</text:span>
</text:p>
      <text:p text:style-name="P4">
Джерело: <text:a xlink:type="simple" xlink:href="https://www.president.gov.ua/news/zupiniti-teror-i-vryatuvati-lyudej-mozhna-lishe-zbroyeyu-zve-82557" text:style-name="Internet_20_link" text:visited-style-name="Visited_20_Internet_20_Link">
Офіс Президента України</text:a>
</text:p>
      <text:p text:style-name="P4">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Презентовано компактний БПЛА для ефективної розвідки Shark Mini</text:span>
</text:h>
      <text:p text:style-name="P4">
Author: ['АРМІЯINFORM']</text:p>
      <text:p text:style-name="P4">
Time: 2023-04-28T96:00:00-04:00</text:p>
      <text:p text:style-name="P4">
Description: Компанія Ukrspecsystems презентувала новий БПЛА під назвою Shark Mini ― це зменше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8-1.jpeg" text:style-name="Internet_20_link" text:visited-style-name="Visited_20_Internet_20_Link">
20230428-1.jpeg</text:a>
']</text:p>
      <text:p text:style-name="P4">
Tags: ['STOPRUSSIA', 'БПЛА', 'ГУР МО УКРАЇНИ', 'ОЗБРОЄННЯ ТА ТЕХНІКА']</text:p>
      <text:p text:style-name="P4">
Category: News</text:p>
      <!--METADATA-->
      <text:p text:style-name="P4">
<draw:frame draw:style-name="fr1" draw:name="Image414" text:anchor-type="as-char" svg:width="6.9236in" svg:height="2.273249in" draw:z-index="0">
<draw:image xlink:href="../Images/AРМІЯINFORM/2023-04-28T96-00-00-04-00/20230428-1.jpeg" xlink:type="simple" xlink:show="embed" xlink:actuate="onLoad" draw:mime-type="image/jpeg"/>
</draw:frame>
</text:p>
      <text:p text:style-name="P4">
Компанія Ukrspecsystems презентувала новий БПЛА під назвою Shark Mini ― цезменшена модифікація однойменного розвідкомплексу, який уже використовують нафронті, <text:a xlink:type="simple" xlink:href="https://gur.gov.ua/content/shark-mini-kompaktnyi-bpla-dlia-efektyvnoi-rozvidky.html" text:style-name="Internet_20_link" text:visited-style-name="Visited_20_Internet_20_Link">
повідомляє</text:a>
 Головне управління розвідки МО України.</text:p>
      <text:p text:style-name="P4">
Shark Mini створили з урахуванням побажань аеророзвідників з підрозділів Силбезпеки та оборони України.</text:p>
      <text:p text:style-name="P4">
Shark Mini завдовжки 125 сантиметрів та розмахом крил 2, 6 метра у зібраномувигляді поміщається у двох рюкзаках. Для початку роботи з Shark Mini непотрібна пускова установка: безпілотник можна запускати з руки.</text:p>
      <text:p text:style-name="P4">
Основні тактико-технічні характеристики БПЛА Shark Mini:</text:p>
      <ul>
        <li>
Радіус дії ― до 35 кілометрів.  * Робоча висота ― 1000 метрів.  * Максимальна злітна маса ― 5 кілограмів.  * Тривалість польоту ― 2 години.  * Максимальна швидкість ― 120 км/год.</li>
      </ul>
      <text:p text:style-name="P4">
Новий український БПЛА має режим автономної посадки та може бути оснащенийоптико-електронною системою з 10-кратним оптичним збільшенням.</text:p>
      <text:p text:style-name="P4">
Як зазначають розробники, новий безпілотний комплекс Shark Mini посилитьспроможності збору та передачі розвідданих в інтересах українськихартилеристів, бійців спецпідрозділів та воїнів-піхотинців.</text:p>
      <text:p text:style-name="P4">
Наразі Shark Mini перебуває на етапі заводських випробувань.</text:p>
      <text:p text:style-name="P4">
Source: <text:a xlink:type="simple" xlink:href="https://armyinform.com.ua/2023/04/28/prezentovano-kompaktnyj-bpla-dlya-efektyvnoyi-rozvidky-shark-mini/" text:style-name="Internet_20_link" text:visited-style-name="Visited_20_Internet_20_Link">
https://armyinform.com.ua/2023/04/28/prezentovano-kompaktnyj-bpla-dlya-efektyvnoyi-rozvidky-shark-mini/</text:a>
</text:p>
      <!--NEWS-->
      <text:h text:style-name="P10" text:outline-level="1">
<text:span text:style-name="T4">
Усі охочі зможуть перерахувати кошти на фінансування гуманітарного розмінування</text:span>
</text:h>
      <text:p text:style-name="P4">
Author: ['АРМІЯINFORM']</text:p>
      <text:p text:style-name="P4">
Time: 2023-04-28T97:00:00-04:00</text:p>
      <text:p text:style-name="P4">
Description: Уряд підтримав рішення про відкриття спеціального рахунку Міністерства економ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y-4.jpg" text:style-name="Internet_20_link" text:visited-style-name="Visited_20_Internet_20_Link">
miny-4.jpg</text:a>
']</text:p>
      <text:p text:style-name="P4">
Tags: ['STOPRUSSIA', 'ГУМАНІТАРНЕ РОЗМІНУВАННЯ', 'ДЕНИС ШМИГАЛЬ', 'ЗАСІДАННЯ УРЯДУ']</text:p>
      <text:p text:style-name="P4">
Category: News</text:p>
      <!--METADATA-->
      <text:p text:style-name="P4">
<draw:frame draw:style-name="fr1" draw:name="Image415" text:anchor-type="as-char" svg:width="6.9236in" svg:height="4.277246in" draw:z-index="0">
<draw:image xlink:href="../Images/AРМІЯINFORM/2023-04-28T97-00-00-04-00/miny-4.jpg" xlink:type="simple" xlink:show="embed" xlink:actuate="onLoad" draw:mime-type="image/jpeg"/>
</draw:frame>
</text:p>
      <text:p text:style-name="P4">
Уряд підтримав рішення про відкриття спеціального рахунку Міністерстваекономіки на потреби гуманітарного розмінування. Про це повідомив Прем’єр-міністр Денис Шмигаль.</text:p>
      <text:p text:style-name="P4">
«Гуманітарне розмінування залишається нашим пріоритетом. До 30% площі Українизаміновано ворогом. Потрібно прискорювати очищення земель, особливосільськогосподарських. План заходів із розмінування вже реалізується», —наголосив Денис Шмигаль.</text:p>
      <text:p text:style-name="P4">
Як підкреслив Глава Уряду, всі охочі зможуть перерахувати на цей спецрахуноккошти в гривні та в іноземній валюті на фінансування гуманітарногорозмінування.</text:p>
      <text:p text:style-name="P4">
Джерело: <text:a xlink:type="simple" xlink:href="https://www.kmu.gov.ua/news/usi-okhochi-zmozhut-pererakhuvaty-koshty-na-finansuvannia-humanitarnoho-rozminuvannia-denys-shmyhal" text:style-name="Internet_20_link" text:visited-style-name="Visited_20_Internet_20_Link">
Урядовий портал</text:a>
</text:p>
      <text:p text:style-name="P4">
Source: <text:a xlink:type="simple" xlink:href="https://armyinform.com.ua/2023/04/28/usi-ohochi-zmozhut-pererahuvaty-koshty-na-finansuvannya-gumanitarnogo-rozminuvannya-denys-shmygal/" text:style-name="Internet_20_link" text:visited-style-name="Visited_20_Internet_20_Link">
https://armyinform.com.ua/2023/04/28/usi-ohochi-zmozhut-pererahuvaty-koshty-na-finansuvannya-gumanitarnogo-rozminuvannya-denys-shmygal/</text:a>
</text:p>
      <!--NEWS-->
      <text:h text:style-name="P10" text:outline-level="1">
<text:span text:style-name="T4">
Уряд розширив повноваження регіональних представників Уповноваженого зі зниклих безвісти</text:span>
</text:h>
      <text:p text:style-name="P4">
Author: ['АРМІЯINFORM']</text:p>
      <text:p text:style-name="P4">
Time: 2023-04-28T98:00:00-04:00</text:p>
      <text:p text:style-name="P4">
Description: Сьогодні Уряд підтримав внесення змін до Положення про Уповноваженого з питань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ykli-bezvisty.jpg" text:style-name="Internet_20_link" text:visited-style-name="Visited_20_Internet_20_Link">
znykli-bezvisty.jp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416" text:anchor-type="as-char" svg:width="6.9236in" svg:height="4.288165in" draw:z-index="0">
<draw:image xlink:href="../Images/AРМІЯINFORM/2023-04-28T98-00-00-04-00/znykli-bezvisty.jpg" xlink:type="simple" xlink:show="embed" xlink:actuate="onLoad" draw:mime-type="image/jpeg"/>
</draw:frame>
</text:p>
      <text:p text:style-name="P4">
Сьогодні Уряд підтримав внесення змін до Положення про Уповноваженого з питаньосіб, зниклих безвісти за особливих обставин. Відтепер правовий статусрегіональних представників Уповноваженого офіційно закріплено на рівніКабінету Міністрів.</text:p>
      <text:p text:style-name="P4">
Про це<text:a xlink:type="simple" xlink:href="https://www.facebook.com/MReintegration/posts/pfbid02yVSjFAkUmGGmYbEXLpfj19wg7QaUFFrAdpaZ1vMoMWqBNfycWxcrvATcTMA8nxo5l" text:style-name="Internet_20_link" text:visited-style-name="Visited_20_Internet_20_Link">
пише</text:a>
на своїй сторінці у Facebook Міністерство з питань реінтеграції тимчасовоокупованих територій України</text:p>
      <text:p text:style-name="P4">
Таким чином на державному рівні розширили повноваження регіональнихпредставників Офісу Уповноваженого.</text:p>
      <text:p text:style-name="P4">
Це сприятиме взаємодії регіональних представників з органами Національноїполіції й іншими відомствами на місцях. Також це пришвидшить опрацюванняінформації про зниклих осіб і сприятиме координації розшуку.</text:p>
      <text:p text:style-name="P4">
Мінреінтеграції нагадує — якщо ваші рідні не виходять на зв’язок, звертайтесяна гарячу лінію Уповноваженого зі зниклих безвісти за телефоном: 0 800 339247.</text:p>
      <text:p text:style-name="P4">
У вихідні дні повідомлення приймаються у Viber і Telegram за номером: (095)896-04-21.</text:p>
      <text:p text:style-name="P4">
Source: <text:a xlink:type="simple" xlink:href="https://armyinform.com.ua/2023/04/28/uryad-rozshyryv-povnovazhennya-regionalnyh-predstavnykiv-upovnovazhenogo-zi-znyklyh-bezvisty/" text:style-name="Internet_20_link" text:visited-style-name="Visited_20_Internet_20_Link">
https://armyinform.com.ua/2023/04/28/uryad-rozshyryv-povnovazhennya-regionalnyh-predstavnykiv-upovnovazhenogo-zi-znyklyh-bezvisty/</text:a>
</text:p>
      <!--NEWS-->
      <text:h text:style-name="P10" text:outline-level="1">
<text:span text:style-name="T4">
Коротко. Війна. День 429</text:span>
</text:h>
      <text:p text:style-name="P4">
Author: ['АРМІЯINFORM']</text:p>
      <text:p text:style-name="P4">
Time: 2023-04-28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ydeodaj.jpg" text:style-name="Internet_20_link" text:visited-style-name="Visited_20_Internet_20_Link">
vydeodaj.jpg</text:a>
']</text:p>
      <text:p text:style-name="P4">
Tags: ['STOPRUSSIA', 'АГРЕСІЯ РФ', 'ВІЙНА', 'ВТОРГНЕННЯ РФ', 'ГШ ЗСУ']</text:p>
      <text:p text:style-name="P4">
Category: News</text:p>
      <!--METADATA-->
      <text:p text:style-name="P4">
<draw:frame draw:style-name="fr1" draw:name="Image417" text:anchor-type="as-char" svg:width="6.9236in" svg:height="3.686817in" draw:z-index="0">
<draw:image xlink:href="../Images/AРМІЯINFORM/2023-04-28T99-00-00-04-00/vydeodaj.jpg" xlink:type="simple" xlink:show="embed" xlink:actuate="onLoad" draw:mime-type="image/jpeg"/>
</draw:frame>
</text:p>
      <text:p text:style-name="P4">
Джерело: <text:a xlink:type="simple" xlink:href="https://www.facebook.com/GeneralStaff.ua/videos/609678704558428/" text:style-name="Internet_20_link" text:visited-style-name="Visited_20_Internet_20_Link">
Генеральний штаб ЗСУкраїни</text:a>
</text:p>
      <text:p text:style-name="P4">
Source: <text:a xlink:type="simple" xlink:href="https://armyinform.com.ua/2023/04/28/korotko-vijna-den-429/" text:style-name="Internet_20_link" text:visited-style-name="Visited_20_Internet_20_Link">
https://armyinform.com.ua/2023/04/28/korotko-vijna-den-429/</text:a>
</text:p>
      <!--NEWS-->
      <text:h text:style-name="P10" text:outline-level="1">
<text:span text:style-name="T4">
рф планує судити 14-річну українську дитину, яку сама і депортувала – омбудсмен</text:span>
</text:h>
      <text:p text:style-name="P4">
Authors: Ukrinform (Person)</text:p>
      <text:p text:style-name="P4">
Publisher: Укринформ (Organization)</text:p>
      <text:p text:style-name="P4">
Published Time: 2023-04-29T-32:27:00+03:00</text:p>
      <text:p text:style-name="P4">
Modified Time: 2023-04-29T00:27:00+03:00</text:p>
      <text:p text:style-name="P4">
Description: росіяни поінформували українську сторону, що вони не повернуть до нашої держави 14-річну дівчинку, яка була вивезена до рф, поки не відбудеться судовий розгляд справи щодо неї.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Депортація', 'Діти', 'Війна з росією', 'Дмитро Лубінець', 'Єдині новини']</text:p>
      <text:p text:style-name="P4">
Type: Article</text:p>
      <!--METADATA-->
      <text:p text:style-name="P4">
<draw:frame draw:style-name="fr1" draw:name="Image418" text:anchor-type="as-char" svg:width="6.9236in" svg:height="3.956343in" draw:z-index="0">
<draw:image xlink:href="../Images/yкринформ/2023-04-29T-32-27-00-03-00/630_360_1671020279-375.jpg" xlink:type="simple" xlink:show="embed" xlink:actuate="onLoad" draw:mime-type="image/jpeg"/>
</draw:frame>
 росіянипоінформували українську сторону, що вони не повернуть до нашої держави14-річну дівчинку, яка була вивезена до рф, поки не відбудеться судовийрозгляд справи щодо неї.</text:p>
      <text:p text:style-name="P4">
Про це у телемарафоні «Єдині новини» поінформував Уповноважений Верховної РадиУкраїни із прав людини Дмитро Лубінець, передає кореспондент Укрінформу.</text:p>
      <text:p text:style-name="P4">
«Ми показали (на засіданні Радбезу ООН – ред.) фото цієї дівчинки. Їй 14років, і її забрали абсолютно свідомо росіяни, і свідомо її тримають фактичноу полоні. Бо коли ми почали займатися питанням її повернення додому, то росіянібито відкрила там кримінальне провадження проти неї. Її почали оглядатимедики без жодного дозволу на те батьків, не допускають до неї іншихукраїнських дітей тощо», - заявив він.</text:p>
      <text:p text:style-name="P4">
За словами Лубінця, росіяни тримають дівчинку фактично у заручниках. «І тепер(росіяни – ред.) офіційно відповіли, що поки відбувається судовий розгляд, тоцю дитинку вони ніколи не повернуть на територію України, «чекайте, чим це всезакінчиться»», - зазначив омбудсман.</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span text:style-name="T4">
дітей</text:span>
 </text:a>
</text:p>
      <text:p text:style-name="P4">
Уповноважений ВР вважає, що насправді цей випадок вкотре показав те, що рф нехоче повертати українських дітей.</text:p>
      <text:p text:style-name="P4">
«Навіть тільки вдумайтеся (у цей – ред.) цинізм: мама в Україні, вона розшукуєсвою дитину, і росіяни, знаючи це, вигадують якусь судову справу - лише длятого, щоб не віддати (нам – ред.) українську дівчинку, щоб це не був прикладтого, що все ж таки ми можемо забирати українських дітей», - сказав він.</text:p>
      <text:p text:style-name="P4">
Окремо Лубінець розповів про засідання Радбезу ООН, яке проходило у п’ятницю,і заявив, що його задачею на цьому засіданні було не тільки вкотре закликалиміжнародну спільноту не ігнорувати те, що робить рф, а і показати, що росіяробить геноцид української нації у вигляді вбивств український дітей, їхньоїпримусової депортації, вбивства цивільного населення тощо.</text:p>
      <text:p text:style-name="P4">
<text:span text:style-name="T4">
Читайте також:</text:span>
 <text:a xlink:type="simple" xlink:href="https://www.ukrinform.ua/rubric-world/3702212-stati-v-oon-mi-zobovazani-zahistiti-vikradenih-ukrainskih-ditej.html" text:style-name="Internet_20_link" text:visited-style-name="Visited_20_Internet_20_Link">
 <text:span text:style-name="T4">
дітей</text:span>
 </text:a>
</text:p>
      <text:p text:style-name="P4">
За його словами, відповідь на це була, у принципі, прогнозованою. Зокрема, тікраїни, які підтримують Україну, у своїх виступах наголошували на тому, щодійсно прийшов час називати речі своїми іменами.</text:p>
      <text:p text:style-name="P4">
«На жаль, позиція Китаю мене здивувала – вони знову залишалися такиминейтральними. Виступ представника рф вкотре здивував своєю просто цинічністю –вони не згадали вбивства українських <text:a xlink:type="simple" xlink:href="https://www.ukrinform.ua/tag-diti" text:style-name="Internet_20_link" text:visited-style-name="Visited_20_Internet_20_Link">
 </text:a>
 ,нічого, і показували, що нібито вони захисники українців і таким чином вони їхзахищають – вони їх просто забирають з території України і вивозять натериторію рф. Але все це прогнозовано», - додав український омбудсман.</text:p>
      <text:p text:style-name="P4">
Уповноважений з прав людини висловив думку, що треба піднімати це питання нарізних міжнародних майданчиках знову і знову.</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геноцидом</text:span>
 </text:a>
</text:p>
      <text:p text:style-name="P4">
«І, врешті-решт, це буде призводити до того, що результатом буде ставатипосилення тиску на рф і продовження допомоги України. Це, так би мовити,дипломатичний фронт, на якому теж треба воювати. Це точно непросто, але цетреба робити», - переконаний він.</text:p>
      <text:p text:style-name="P4">
Як повідомлялося, український омбудсмен Дмитро Лубінець заявив, що <text:a xlink:type="simple" xlink:href="https://www.ukrinform.ua/rubric-ato/3702216-lubinec-v-oon-nagadav-so-rosia-deportue-ukrainskih-ditej-z-2014-roku.html" text:style-name="Internet_20_link" text:visited-style-name="Visited_20_Internet_20_Link">
</text:a>
</text:p>
      <text:p text:style-name="P4">
Source: <text:a xlink:type="simple" xlink:href="https://www.ukrinform.ua/rubric-society/3702260-rf-planue-suditi-14ricnu-ukrainsku-ditinu-aku-sama-i-deportuvala-ombudsmen.html" text:style-name="Internet_20_link" text:visited-style-name="Visited_20_Internet_20_Link">
https://www.ukrinform.ua/rubric-society/3702260-rf-planue-suditi-14ricnu-ukrainsku-ditinu-aku-sama-i-deportuvala-ombudsmen.html</text:a>
</text:p>
      <!--NEWS-->
      <text:h text:style-name="P10" text:outline-level="1">
<text:span text:style-name="T4">
«Страсбуг» із Соболем поступився «Ліону» у французькій Лізі 1</text:span>
</text:h>
      <text:p text:style-name="P4">
Authors: Ukrinform (Person)</text:p>
      <text:p text:style-name="P4">
Publisher: Укринформ (Organization)</text:p>
      <text:p text:style-name="P4">
Published Time: 2023-04-29T-34:11:00+03:00</text:p>
      <text:p text:style-name="P4">
Modified Time: 2023-04-29T00:11:00+03:00</text:p>
      <text:p text:style-name="P4">
Description: У чемпіонаті Франції з футболу тривають поєдинки 33-го туру елітного дивізіону Ліги 1. — Укрінформ.</text:p>
      <text:p text:style-name="P4">
Images: ["<text:a xlink:type="simple" xlink:href="https://static.ukrinform.com/photos/2023_04/thumb_files/630_360_1682715241-940.jpg" text:style-name="Internet_20_link" text:visited-style-name="Visited_20_Internet_20_Link">
630_360_16827...</text:a>
"]</text:p>
      <text:p text:style-name="P4">
Tags: ['Футбол']</text:p>
      <text:p text:style-name="P4">
Type: Article</text:p>
      <!--METADATA-->
      <text:p text:style-name="P4">
<draw:frame draw:style-name="fr1" draw:name="Image419" text:anchor-type="as-char" svg:width="6.9236in" svg:height="3.956343in" draw:z-index="0">
<draw:image xlink:href="../Images/yкринформ/2023-04-29T-34-11-00-03-00/630_360_1682715241-940.jpg" xlink:type="simple" xlink:show="embed" xlink:actuate="onLoad" draw:mime-type="image/jpeg"/>
</draw:frame>
 Учемпіонаті Франції з футболу тривають поєдинки 33-го туру елітного дивізіонуЛіги 1.</text:p>
      <text:p text:style-name="P4">
«Страсбур» українського захисника Едуарда Соболя на домашній арені «Стад де лаМено» поступився «Ліону» - 1:2, передає Укрінформ.</text:p>
      <text:p text:style-name="P4">
Успіх гостям принесли голи Кастелло Люкеба, який відзначився на 32-й хвилині,та Максенса Какере (36); у складі господарів рахунок відкрив Морган Сансон(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text:p>
      <text:p text:style-name="P4">
«Ельзасці» із 32-ма очками посідають 15-те місце у турнірній таблиці, якуочолює «Парі Сен-Жермен» (75 очок).</text:p>
      <text:p text:style-name="P4">
У наступному турі 2 травня «Страсбур» на виїзді протистоятиме «Нанту».</text:p>
      <text:p text:style-name="P4">
Фото: AFP.</text:p>
      <text:p text:style-name="P4">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Страсбуг» із Соболем поступився «Ліону» у французькій Лізі 1</text:span>
</text:h>
      <text:p text:style-name="P4">
Authors: Ukrinform (Person)</text:p>
      <text:p text:style-name="P4">
Publisher: Укринформ (Organization)</text:p>
      <text:p text:style-name="P4">
Published Time: 2023-04-29T00:11:00+03:00</text:p>
      <text:p text:style-name="P4">
Modified Time: 2023-04-29T00:11:00+03:00</text:p>
      <text:p text:style-name="P4">
Description: У чемпіонаті Франції з футболу тривають поєдинки 33-го туру елітного дивізіону Ліги 1. — Укрінформ.</text:p>
      <text:p text:style-name="P4">
Images: ["<text:a xlink:type="simple" xlink:href="https://static.ukrinform.com/photos/2023_04/thumb_files/630_360_1682715241-940.jpg" text:style-name="Internet_20_link" text:visited-style-name="Visited_20_Internet_20_Link">
630_360_16827...</text:a>
"]</text:p>
      <text:p text:style-name="P4">
Tags: ['Футбол']</text:p>
      <text:p text:style-name="P4">
Type: Article</text:p>
      <!--METADATA-->
      <text:p text:style-name="P4">
<draw:frame draw:style-name="fr1" draw:name="Image420" text:anchor-type="as-char" svg:width="6.9236in" svg:height="3.956343in" draw:z-index="0">
<draw:image xlink:href="../Images/yкринформ/2023-04-29T00-11-00-03-00/630_360_1682715241-940.jpg" xlink:type="simple" xlink:show="embed" xlink:actuate="onLoad" draw:mime-type="image/jpeg"/>
</draw:frame>
 Учемпіонаті Франції з футболу тривають поєдинки 33-го туру елітного дивізіонуЛіги 1.</text:p>
      <text:p text:style-name="P4">
«Страсбур» українського захисника Едуарда Соболя на домашній арені «Стад де лаМено» поступився «Ліону» - 1:2, передає Укрінформ.</text:p>
      <text:p text:style-name="P4">
Успіх гостям принесли голи Кастелло Люкеба, який відзначився на 32-й хвилині,та Максенса Какере (36); у складі господарів рахунок відкрив Морган Сансон(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text:p>
      <text:p text:style-name="P4">
«Ельзасці» із 32-ма очками посідають 15-те місце у турнірній таблиці, якуочолює «Парі Сен-Жермен» (75 очок).</text:p>
      <text:p text:style-name="P4">
У наступному турі 2 травня «Страсбур» на виїзді протистоятиме «Нанту».</text:p>
      <text:p text:style-name="P4">
Фото: AFP.</text:p>
      <text:p text:style-name="P4">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рф планує судити 14-річну українську дитину, яку сама і депортувала – омбудсмен</text:span>
</text:h>
      <text:p text:style-name="P4">
Authors: Ukrinform (Person)</text:p>
      <text:p text:style-name="P4">
Publisher: Укринформ (Organization)</text:p>
      <text:p text:style-name="P4">
Published Time: 2023-04-29T00:27:00+03:00</text:p>
      <text:p text:style-name="P4">
Modified Time: 2023-04-29T00:27:00+03:00</text:p>
      <text:p text:style-name="P4">
Description: росіяни поінформували українську сторону, що вони не повернуть до нашої держави 14-річну дівчинку, яка була вивезена до рф, поки не відбудеться судовий розгляд справи щодо неї.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Депортація', 'Діти', 'Війна з росією', 'Дмитро Лубінець', 'Єдині новини']</text:p>
      <text:p text:style-name="P4">
Type: Article</text:p>
      <!--METADATA-->
      <text:p text:style-name="P4">
<draw:frame draw:style-name="fr1" draw:name="Image421" text:anchor-type="as-char" svg:width="6.9236in" svg:height="3.956343in" draw:z-index="0">
<draw:image xlink:href="../Images/yкринформ/2023-04-29T00-27-00-03-00/630_360_1671020279-375.jpg" xlink:type="simple" xlink:show="embed" xlink:actuate="onLoad" draw:mime-type="image/jpeg"/>
</draw:frame>
 росіянипоінформували українську сторону, що вони не повернуть до нашої держави14-річну дівчинку, яка була вивезена до рф, поки не відбудеться судовийрозгляд справи щодо неї.</text:p>
      <text:p text:style-name="P4">
Про це у телемарафоні «Єдині новини» поінформував Уповноважений Верховної РадиУкраїни із прав людини Дмитро Лубінець, передає кореспондент Укрінформу.</text:p>
      <text:p text:style-name="P4">
«Ми показали (на засіданні Радбезу ООН – ред.) фото цієї дівчинки. Їй 14років, і її забрали абсолютно свідомо росіяни, і свідомо її тримають фактичноу полоні. Бо коли ми почали займатися питанням її повернення додому, то росіянібито відкрила там кримінальне провадження проти неї. Її почали оглядатимедики без жодного дозволу на те батьків, не допускають до неї іншихукраїнських дітей тощо», - заявив він.</text:p>
      <text:p text:style-name="P4">
За словами Лубінця, росіяни тримають дівчинку фактично у заручниках. «І тепер(росіяни – ред.) офіційно відповіли, що поки відбувається судовий розгляд, тоцю дитинку вони ніколи не повернуть на територію України, «чекайте, чим це всезакінчиться»», - зазначив омбудсман.</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span text:style-name="T4">
дітей</text:span>
 </text:a>
</text:p>
      <text:p text:style-name="P4">
Уповноважений ВР вважає, що насправді цей випадок вкотре показав те, що рф нехоче повертати українських дітей.</text:p>
      <text:p text:style-name="P4">
«Навіть тільки вдумайтеся (у цей – ред.) цинізм: мама в Україні, вона розшукуєсвою дитину, і росіяни, знаючи це, вигадують якусь судову справу - лише длятого, щоб не віддати (нам – ред.) українську дівчинку, щоб це не був прикладтого, що все ж таки ми можемо забирати українських дітей», - сказав він.</text:p>
      <text:p text:style-name="P4">
Окремо Лубінець розповів про засідання Радбезу ООН, яке проходило у п’ятницю,і заявив, що його задачею на цьому засіданні було не тільки вкотре закликалиміжнародну спільноту не ігнорувати те, що робить рф, а і показати, що росіяробить геноцид української нації у вигляді вбивств український дітей, їхньоїпримусової депортації, вбивства цивільного населення тощо.</text:p>
      <text:p text:style-name="P4">
<text:span text:style-name="T4">
Читайте також:</text:span>
 <text:a xlink:type="simple" xlink:href="https://www.ukrinform.ua/rubric-world/3702212-stati-v-oon-mi-zobovazani-zahistiti-vikradenih-ukrainskih-ditej.html" text:style-name="Internet_20_link" text:visited-style-name="Visited_20_Internet_20_Link">
 <text:span text:style-name="T4">
дітей</text:span>
 </text:a>
</text:p>
      <text:p text:style-name="P4">
За його словами, відповідь на це була, у принципі, прогнозованою. Зокрема, тікраїни, які підтримують Україну, у своїх виступах наголошували на тому, щодійсно прийшов час називати речі своїми іменами.</text:p>
      <text:p text:style-name="P4">
«На жаль, позиція Китаю мене здивувала – вони знову залишалися такиминейтральними. Виступ представника рф вкотре здивував своєю просто цинічністю –вони не згадали вбивства українських <text:a xlink:type="simple" xlink:href="https://www.ukrinform.ua/tag-diti" text:style-name="Internet_20_link" text:visited-style-name="Visited_20_Internet_20_Link">
 </text:a>
 ,нічого, і показували, що нібито вони захисники українців і таким чином вони їхзахищають – вони їх просто забирають з території України і вивозять натериторію рф. Але все це прогнозовано», - додав український омбудсман.</text:p>
      <text:p text:style-name="P4">
Уповноважений з прав людини висловив думку, що треба піднімати це питання нарізних міжнародних майданчиках знову і знову.</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геноцидом</text:span>
 </text:a>
</text:p>
      <text:p text:style-name="P4">
«І, врешті-решт, це буде призводити до того, що результатом буде ставатипосилення тиску на рф і продовження допомоги України. Це, так би мовити,дипломатичний фронт, на якому теж треба воювати. Це точно непросто, але цетреба робити», - переконаний він.</text:p>
      <text:p text:style-name="P4">
Як повідомлялося, український омбудсмен Дмитро Лубінець заявив, що <text:a xlink:type="simple" xlink:href="https://www.ukrinform.ua/rubric-ato/3702216-lubinec-v-oon-nagadav-so-rosia-deportue-ukrainskih-ditej-z-2014-roku.html" text:style-name="Internet_20_link" text:visited-style-name="Visited_20_Internet_20_Link">
</text:a>
</text:p>
      <text:p text:style-name="P4">
Source: <text:a xlink:type="simple" xlink:href="https://www.ukrinform.ua/rubric-society/3702260-rf-planue-suditi-14ricnu-ukrainsku-ditinu-aku-sama-i-deportuvala-ombudsmen.html" text:style-name="Internet_20_link" text:visited-style-name="Visited_20_Internet_20_Link">
https://www.ukrinform.ua/rubric-society/3702260-rf-planue-suditi-14ricnu-ukrainsku-ditinu-aku-sama-i-deportuvala-ombudsmen.html</text:a>
</text:p>
      <!--NEWS-->
      <text:h text:style-name="P10" text:outline-level="1">
<text:span text:style-name="T4">
ЄС в ООН: Ордер на арешт путіна - ключова подія для покарання виннних у депортації українських дітей</text:span>
</text:h>
      <text:p text:style-name="P4">
Authors: Ukrinform (Person)</text:p>
      <text:p text:style-name="P4">
Publisher: Укринформ (Organization)</text:p>
      <text:p text:style-name="P4">
Published Time: 2023-04-29T00:56:00+03:00</text:p>
      <text:p text:style-name="P4">
Modified Time: 2023-04-29T00:56:00+03:00</text:p>
      <text:p text:style-name="P4">
Description: Країни ЄС розглядають ордери Міжнародного кримінального суду на арешт президента рф володимира путіна та уповноваженої з прав дитини рф марії львової-бєлової ключовою подією для притягнення винуватців за насильницьку депортацію українських дітей. — Укрінформ.</text:p>
      <text:p text:style-name="P4">
Images: ["<text:a xlink:type="simple" xlink:href="https://static.ukrinform.com/photos/2023_04/thumb_files/630_360_1682369270-185.jpeg" text:style-name="Internet_20_link" text:visited-style-name="Visited_20_Internet_20_Link">
630_360_16823...</text:a>
"]</text:p>
      <text:p text:style-name="P4">
Tags: ['Депортація', 'Діти', 'Євросоюз', 'ООН', 'путін', 'Трибунал', 'Воєнні злочини', 'Війна з росією']</text:p>
      <text:p text:style-name="P4">
Type: Article</text:p>
      <!--METADATA-->
      <text:p text:style-name="P4">
<draw:frame draw:style-name="fr1" draw:name="Image422" text:anchor-type="as-char" svg:width="6.9236in" svg:height="3.956343in" draw:z-index="0">
<draw:image xlink:href="../Images/yкринформ/2023-04-29T00-56-00-03-00/630_360_1682369270-185.jpeg" xlink:type="simple" xlink:show="embed" xlink:actuate="onLoad" draw:mime-type="image/jpeg"/>
</draw:frame>
 Країни ЄСрозглядають ордери Міжнародного кримінального суду на арешт президента рфволодимира путіна та уповноваженої з прав дитини рф марії львової-бєловоїключовою подією для притягнення винуватців за насильницьку депортаціюукраїнських дітей.</text:p>
      <text:p text:style-name="P4">
Про це заявив постійний представник Євросоюзу при ООН Улоф Скооґ, виступаючи уп’ятницю на неформальному засіданні Радбезу від імені країн Євросоюзу, до якихтакож приєдналися Україна, Молдова та інші держави.</text:p>
      <text:p text:style-name="P4">
«Ми в жаху від наслідків незаконної агресивної війни росії проти України для<text:span text:style-name="T4">
<text:a xlink:type="simple" xlink:href="https://www.ukrinform.ua/tag-diti" text:style-name="Internet_20_link" text:visited-style-name="Visited_20_Internet_20_Link">
 </text:a>
 </text:span>
 . Діти вбиті і покалічені...» –сказав Скооґ.</text:p>
      <text:p text:style-name="P4">
російська практика насильницького переміщення та депортації українських дітейє порушенням міжнародного гуманітарного права, і комісія ООН з розслідуванняподій в Україні дійшла висновку, що це прирівнюється до воєнних злочинів,нагадав Скооґ.</text:p>
      <text:p text:style-name="P4">
<text:span text:style-name="T4">
Читайте також:</text:span>
 <text:span text:style-name="T4">
<text:a xlink:type="simple" xlink:href="https://www.ukrinform.ua/rubric-ato/3702137-zelenskij-z-povernennam-deportovanih-ditej-poki-so-ukraini-dopomagae-tilki-ukraina.html" text:style-name="Internet_20_link" text:visited-style-name="Visited_20_Internet_20_Link">
 </text:a>
 </text:span>
</text:p>
      <text:p text:style-name="P4">
«Видані Міжнародним кримінальним судом ордери на арешт президента росії іуповноваженої з прав дитини є ключовою подією для притягнення винуватців довідповідальності за найтяжчі злочини з позиції міжнародного права, урозслідуванні яких ЄС продовжить надавати підтримку МКС», – зазначив він.</text:p>
      <text:p text:style-name="P4">
За словами Скооґа, ЄС запровадив санкції проти 16 осіб, відповідальних задепортацію та примусове усиновлення українських дітей з липня 2022 року,включаючи львову-бєлову.</text:p>
      <text:p text:style-name="P4">
<text:span text:style-name="T4">
Читайте також:</text:span>
 <text:span text:style-name="T4">
<text:a xlink:type="simple" xlink:href="https://www.ukrinform.ua/rubric-ato/3701670-rosia-mae-pripiniti-deportaciu-ukrainskih-ditej-i-zabezpeciti-ihne-povernenna-pare.html" text:style-name="Internet_20_link" text:visited-style-name="Visited_20_Internet_20_Link">
 </text:a>
 </text:span>
</text:p>
      <text:p text:style-name="P4">
Як повідомляв Укрінформ, у п’ятницю Рада Безпеки ООН на неформальномузасіданні у форматі Аррії обговорює викрадення та насильницьку депортаціюросією дітей з тимчасово окупованих територій України.</text:p>
      <text:p text:style-name="P4">
Порушення цієї теми ініціювали США, Франція та Албанія як члени Радбезу таУкраїна. Підтримали проведення заходу ще півсотні країн.</text:p>
      <text:p text:style-name="P4">
Source: <text:a xlink:type="simple" xlink:href="https://www.ukrinform.ua/rubric-ato/3702249-es-v-oon-order-na-arest-putina-klucova-podia-dla-pokaranna-vinnnih-u-deportacii-ukrainskih-ditej.html" text:style-name="Internet_20_link" text:visited-style-name="Visited_20_Internet_20_Link">
https://www.ukrinform.ua/rubric-ato/3702249-es-v-oon-order-na-arest-putina-klucova-podia-dla-pokaranna-vinnnih-u-deportacii-ukrainskih-ditej.html</text:a>
</text:p>
      <!--NEWS-->
      <text:h text:style-name="P10" text:outline-level="1">
<text:span text:style-name="T4">
Уряд залучить ще 1,3 млрд грн для підтримки бізнесу за програмою єРобота</text:span>
</text:h>
      <text:p text:style-name="P4">
Author: ['АРМІЯINFORM']</text:p>
      <text:p text:style-name="P4">
Time: 2023-04-29T99:00:00-04:00</text:p>
      <text:p text:style-name="P4">
Description: Уряд залучить ще майже 1,3 млрд грн від Державного центру зайнятості для вида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423" text:anchor-type="as-char" svg:width="6.9236in" svg:height="4.610104in" draw:z-index="0">
<draw:image xlink:href="../Images/AРМІЯINFORM/2023-04-29T99-00-00-04-00/thumb_203164_820_360_0_0_auto-1.jpg" xlink:type="simple" xlink:show="embed" xlink:actuate="onLoad" draw:mime-type="image/jpeg"/>
</draw:frame>
</text:p>
      <text:p text:style-name="P4">
Уряд залучить ще майже 1,3 млрд грн від Державного центру зайнятості длявидачі безповоротних грантів для бізнесу в межах програми єРобота. Про цеповідомив Прем’єр-міністр Денис Шмигаль.</text:p>
      <text:p text:style-name="P4">
Кошти, зокрема, будуть спрямовані на гранти бізнесу, які працюють у галузіпереробки.</text:p>
      <text:p text:style-name="P4">
— Стимулюємо бізнес до роботи й створення нових робочих місць. З цією метоюпродовжуємо видавати гранти за програмою єРобота. Від її старту держава вжевиплатила понад 4 тис. грантів на суму 2,4 млрд грн. Найбільше — на розвитокпереробних підприємств, — підкреслив Денис Шмигаль.</text:p>
      <text:p text:style-name="P4">
За словами Прем’єр-міністра, підтримка переробної галузі відкриває перспективузростання частки несировинного експорту та збільшення притоку валютної виручкидо країни.</text:p>
      <text:p text:style-name="P4">
Джерело: <text:a xlink:type="simple" xlink:href="https://www.kmu.gov.ua/news/premier-ministr-zaluchaiemo-shche-13-mlrd-hrn-dlia-pidtrymky-biznesu-za-prohramoiu-ierobota" text:style-name="Internet_20_link" text:visited-style-name="Visited_20_Internet_20_Link">
Урядовий портал</text:a>
</text:p>
      <text:p text:style-name="P4">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